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8e86ae"/>
    </style:style>
    <style:style style:name="ce8" style:family="table-cell" style:parent-style-name="Default" style:data-style-name="N0">
      <style:table-cell-properties fo:background-color="#ffff38"/>
    </style:style>
    <style:style style:name="ce9" style:family="table-cell" style:parent-style-name="Default">
      <style:table-cell-properties fo:background-color="#ff7b59"/>
    </style:style>
    <style:style style:name="ce10" style:family="table-cell" style:parent-style-name="Default">
      <style:table-cell-properties fo:background-color="#dedce6"/>
    </style:style>
    <style:style style:name="ce11" style:family="table-cell" style:parent-style-name="Default">
      <style:map style:condition="cell-content()!=&quot;&quot;" style:apply-style-name="Good" style:base-cell-address="Лист1.O2"/>
    </style:style>
    <style:style style:name="ce12" style:family="table-cell" style:parent-style-name="Default" style:data-style-name="N0">
      <style:map style:condition="cell-content()!=&quot;&quot;" style:apply-style-name="Good" style:base-cell-address="Лист1.O2"/>
    </style:style>
    <style:style style:name="ce13" style:family="table-cell" style:parent-style-name="Default">
      <style:map style:condition="cell-content()!=&quot;&quot;" style:apply-style-name="Good" style:base-cell-address="Лист1.O2"/>
    </style:style>
    <style:style style:name="ce14" style:family="table-cell" style:parent-style-name="Default" style:data-style-name="N0">
      <style:table-cell-properties fo:background-color="#00a933"/>
      <style:map style:condition="cell-content()!=&quot;&quot;" style:apply-style-name="Good" style:base-cell-address="Лист1.O2"/>
    </style:style>
    <style:style style:name="ce15" style:family="table-cell" style:parent-style-name="Default">
      <style:table-cell-properties fo:background-color="#00a933"/>
      <style:map style:condition="cell-content()!=&quot;&quot;" style:apply-style-name="Good" style:base-cell-address="Лист1.O2"/>
    </style:style>
    <style:style style:name="ce16" style:family="table-cell" style:parent-style-name="Default">
      <style:map style:condition="cell-content()!=&quot;&quot;" style:apply-style-name="Good" style:base-cell-address="Лист1.O2"/>
    </style:style>
    <style:style style:name="ce17" style:family="table-cell" style:parent-style-name="Default" style:data-style-name="N0">
      <style:map style:condition="cell-content()!=&quot;&quot;" style:apply-style-name="Good" style:base-cell-address="Лист1.O2"/>
    </style:style>
    <style:style style:name="ce18" style:family="table-cell" style:parent-style-name="Default">
      <style:map style:condition="cell-content()!=&quot;&quot;" style:apply-style-name="Good" style:base-cell-address="Лист1.O2"/>
    </style:style>
    <style:style style:name="ce19" style:family="table-cell" style:parent-style-name="Default" style:data-style-name="N0">
      <style:map style:condition="cell-content()!=&quot;&quot;" style:apply-style-name="Good" style:base-cell-address="Лист1.O2"/>
    </style:style>
    <style:style style:name="ce20" style:family="table-cell" style:parent-style-name="Default">
      <style:map style:condition="cell-content()!=&quot;&quot;" style:apply-style-name="Good" style:base-cell-address="Лист1.O2"/>
    </style:style>
    <style:style style:name="ce21" style:family="table-cell" style:parent-style-name="Default" style:data-style-name="N0">
      <style:map style:condition="cell-content()!=&quot;&quot;" style:apply-style-name="Good" style:base-cell-address="Лист1.O2"/>
    </style:style>
    <style:style style:name="ce22" style:family="table-cell" style:parent-style-name="Default" style:data-style-name="N0">
      <style:map style:condition="cell-content()!=&quot;&quot;" style:apply-style-name="Good" style:base-cell-address="Лист1.O2"/>
    </style:style>
    <style:style style:name="ce23" style:family="table-cell" style:parent-style-name="Default" style:data-style-name="N0">
      <style:map style:condition="cell-content()!=&quot;&quot;" style:apply-style-name="Good" style:base-cell-address="Лист1.O2"/>
    </style:style>
    <style:style style:name="ce24" style:family="table-cell" style:parent-style-name="Default">
      <style:map style:condition="cell-content()!=&quot;&quot;" style:apply-style-name="Good" style:base-cell-address="Лист1.O2"/>
    </style:style>
    <style:style style:name="ce25" style:family="table-cell" style:parent-style-name="Default" style:data-style-name="N0">
      <style:map style:condition="cell-content()!=&quot;&quot;" style:apply-style-name="Good" style:base-cell-address="Лист1.O2"/>
    </style:style>
    <style:style style:name="ce26" style:family="table-cell" style:parent-style-name="Default">
      <style:map style:condition="cell-content()!=&quot;&quot;" style:apply-style-name="Good" style:base-cell-address="Лист1.O2"/>
    </style:style>
    <style:style style:name="ce27" style:family="table-cell" style:parent-style-name="Default" style:data-style-name="N0">
      <style:map style:condition="cell-content()!=&quot;&quot;" style:apply-style-name="Good" style:base-cell-address="Лист1.O2"/>
    </style:style>
    <style:style style:name="ce28" style:family="table-cell" style:parent-style-name="Default">
      <style:map style:condition="cell-content()!=&quot;&quot;" style:apply-style-name="Good" style:base-cell-address="Лист1.O2"/>
    </style:style>
    <style:style style:name="ce29" style:family="table-cell" style:parent-style-name="Default" style:data-style-name="N0">
      <style:map style:condition="cell-content()!=&quot;&quot;" style:apply-style-name="Good" style:base-cell-address="Лист1.O2"/>
    </style:style>
    <style:style style:name="ce30" style:family="table-cell" style:parent-style-name="Default">
      <style:map style:condition="cell-content()!=&quot;&quot;" style:apply-style-name="Good" style:base-cell-address="Лист1.O2"/>
    </style:style>
    <style:style style:name="ce31" style:family="table-cell" style:parent-style-name="Default" style:data-style-name="N0">
      <style:map style:condition="cell-content()!=&quot;&quot;" style:apply-style-name="Good" style:base-cell-address="Лист1.O2"/>
    </style:style>
    <style:style style:name="ce32" style:family="table-cell" style:parent-style-name="Default">
      <style:map style:condition="cell-content()!=&quot;&quot;" style:apply-style-name="Good" style:base-cell-address="Лист1.O2"/>
    </style:style>
    <style:style style:name="ce33" style:family="table-cell" style:parent-style-name="Default" style:data-style-name="N0">
      <style:map style:condition="cell-content()!=&quot;&quot;" style:apply-style-name="Good" style:base-cell-address="Лист1.O2"/>
    </style:style>
    <style:style style:name="ce34" style:family="table-cell" style:parent-style-name="Default">
      <style:map style:condition="cell-content()!=&quot;&quot;" style:apply-style-name="Good" style:base-cell-address="Лист1.O2"/>
    </style:style>
    <style:style style:name="ce35" style:family="table-cell" style:parent-style-name="Default" style:data-style-name="N0">
      <style:map style:condition="cell-content()!=&quot;&quot;" style:apply-style-name="Good" style:base-cell-address="Лист1.O2"/>
    </style:style>
    <style:style style:name="ce36" style:family="table-cell" style:parent-style-name="Default">
      <style:map style:condition="cell-content()!=&quot;&quot;" style:apply-style-name="Good" style:base-cell-address="Лист1.O2"/>
    </style:style>
    <style:style style:name="ce37" style:family="table-cell" style:parent-style-name="Default" style:data-style-name="N0">
      <style:map style:condition="cell-content()!=&quot;&quot;" style:apply-style-name="Good" style:base-cell-address="Лист1.O2"/>
    </style:style>
    <style:style style:name="ce38" style:family="table-cell" style:parent-style-name="Default">
      <style:map style:condition="cell-content()!=&quot;&quot;" style:apply-style-name="Good" style:base-cell-address="Лист1.O2"/>
    </style:style>
    <style:style style:name="ce39" style:family="table-cell" style:parent-style-name="Default" style:data-style-name="N0">
      <style:map style:condition="cell-content()!=&quot;&quot;" style:apply-style-name="Good" style:base-cell-address="Лист1.O2"/>
    </style:style>
    <style:style style:name="ce40" style:family="table-cell" style:parent-style-name="Default">
      <style:map style:condition="cell-content()!=&quot;&quot;" style:apply-style-name="Good" style:base-cell-address="Лист1.O2"/>
    </style:style>
    <style:style style:name="ce41" style:family="table-cell" style:parent-style-name="Default" style:data-style-name="N0">
      <style:map style:condition="cell-content()!=&quot;&quot;" style:apply-style-name="Good" style:base-cell-address="Лист1.O2"/>
    </style:style>
    <style:style style:name="ce42" style:family="table-cell" style:parent-style-name="Default">
      <style:map style:condition="cell-content()!=&quot;&quot;" style:apply-style-name="Good" style:base-cell-address="Лист1.O2"/>
    </style:style>
    <style:style style:name="ce43" style:family="table-cell" style:parent-style-name="Default" style:data-style-name="N0">
      <style:map style:condition="cell-content()!=&quot;&quot;" style:apply-style-name="Good" style:base-cell-address="Лист1.O2"/>
    </style:style>
    <style:style style:name="ce44" style:family="table-cell" style:parent-style-name="Default">
      <style:map style:condition="cell-content()!=&quot;&quot;" style:apply-style-name="Good" style:base-cell-address="Лист1.O2"/>
    </style:style>
    <style:style style:name="ce45" style:family="table-cell" style:parent-style-name="Default" style:data-style-name="N0">
      <style:map style:condition="cell-content()!=&quot;&quot;" style:apply-style-name="Good" style:base-cell-address="Лист1.O2"/>
    </style:style>
    <style:style style:name="ce46" style:family="table-cell" style:parent-style-name="Default">
      <style:map style:condition="cell-content()!=&quot;&quot;" style:apply-style-name="Good" style:base-cell-address="Лист1.O2"/>
    </style:style>
    <style:style style:name="ce47" style:family="table-cell" style:parent-style-name="Default" style:data-style-name="N0">
      <style:map style:condition="cell-content()!=&quot;&quot;" style:apply-style-name="Good" style:base-cell-address="Лист1.O2"/>
    </style:style>
    <style:style style:name="ce48" style:family="table-cell" style:parent-style-name="Default">
      <style:map style:condition="cell-content()!=&quot;&quot;" style:apply-style-name="Good" style:base-cell-address="Лист1.O2"/>
    </style:style>
    <style:style style:name="ce49" style:family="table-cell" style:parent-style-name="Default" style:data-style-name="N0">
      <style:map style:condition="cell-content()!=&quot;&quot;" style:apply-style-name="Good" style:base-cell-address="Лист1.O2"/>
    </style:style>
    <style:style style:name="ce50" style:family="table-cell" style:parent-style-name="Default">
      <style:map style:condition="cell-content()!=&quot;&quot;" style:apply-style-name="Good" style:base-cell-address="Лист1.O2"/>
    </style:style>
    <style:style style:name="ce51" style:family="table-cell" style:parent-style-name="Default" style:data-style-name="N0">
      <style:map style:condition="cell-content()!=&quot;&quot;" style:apply-style-name="Good" style:base-cell-address="Лист1.O2"/>
    </style:style>
    <style:style style:name="ce52" style:family="table-cell" style:parent-style-name="Default">
      <style:map style:condition="cell-content()!=&quot;&quot;" style:apply-style-name="Good" style:base-cell-address="Лист1.O2"/>
    </style:style>
    <style:style style:name="ce53" style:family="table-cell" style:parent-style-name="Default" style:data-style-name="N0">
      <style:map style:condition="cell-content()!=&quot;&quot;" style:apply-style-name="Good" style:base-cell-address="Лист1.O2"/>
    </style:style>
    <style:style style:name="ce54" style:family="table-cell" style:parent-style-name="Default">
      <style:map style:condition="cell-content()!=&quot;&quot;" style:apply-style-name="Good" style:base-cell-address="Лист1.O2"/>
    </style:style>
    <style:style style:name="ce55" style:family="table-cell" style:parent-style-name="Default" style:data-style-name="N0">
      <style:map style:condition="cell-content()!=&quot;&quot;" style:apply-style-name="Good" style:base-cell-address="Лист1.O2"/>
    </style:style>
    <style:style style:name="ce56" style:family="table-cell" style:parent-style-name="Default">
      <style:map style:condition="cell-content()!=&quot;&quot;" style:apply-style-name="Good" style:base-cell-address="Лист1.O2"/>
    </style:style>
    <style:style style:name="ce57" style:family="table-cell" style:parent-style-name="Default" style:data-style-name="N0">
      <style:map style:condition="cell-content()!=&quot;&quot;" style:apply-style-name="Good" style:base-cell-address="Лист1.O2"/>
    </style:style>
    <style:style style:name="ce58" style:family="table-cell" style:parent-style-name="Default">
      <style:map style:condition="cell-content()!=&quot;&quot;" style:apply-style-name="Good" style:base-cell-address="Лист1.O2"/>
    </style:style>
    <style:style style:name="ce59" style:family="table-cell" style:parent-style-name="Default" style:data-style-name="N0">
      <style:map style:condition="cell-content()!=&quot;&quot;" style:apply-style-name="Good" style:base-cell-address="Лист1.O2"/>
    </style:style>
    <style:style style:name="ce60" style:family="table-cell" style:parent-style-name="Default">
      <style:map style:condition="cell-content()!=&quot;&quot;" style:apply-style-name="Good" style:base-cell-address="Лист1.O2"/>
    </style:style>
    <style:style style:name="ce61" style:family="table-cell" style:parent-style-name="Default" style:data-style-name="N0">
      <style:map style:condition="cell-content()!=&quot;&quot;" style:apply-style-name="Good" style:base-cell-address="Лист1.O2"/>
    </style:style>
    <style:style style:name="ce62" style:family="table-cell" style:parent-style-name="Default">
      <style:map style:condition="cell-content()!=&quot;&quot;" style:apply-style-name="Good" style:base-cell-address="Лист1.O2"/>
    </style:style>
    <style:style style:name="ce63" style:family="table-cell" style:parent-style-name="Default" style:data-style-name="N0">
      <style:map style:condition="cell-content()!=&quot;&quot;" style:apply-style-name="Good" style:base-cell-address="Лист1.O2"/>
    </style:style>
    <style:style style:name="ce64" style:family="table-cell" style:parent-style-name="Default">
      <style:map style:condition="cell-content()!=&quot;&quot;" style:apply-style-name="Good" style:base-cell-address="Лист1.O2"/>
    </style:style>
    <style:style style:name="ce65" style:family="table-cell" style:parent-style-name="Default" style:data-style-name="N0">
      <style:map style:condition="cell-content()!=&quot;&quot;" style:apply-style-name="Good" style:base-cell-address="Лист1.O2"/>
    </style:style>
    <style:style style:name="ce66" style:family="table-cell" style:parent-style-name="Default">
      <style:map style:condition="cell-content()!=&quot;&quot;" style:apply-style-name="Good" style:base-cell-address="Лист1.O2"/>
    </style:style>
    <style:style style:name="ce67" style:family="table-cell" style:parent-style-name="Default" style:data-style-name="N0">
      <style:map style:condition="cell-content()!=&quot;&quot;" style:apply-style-name="Good" style:base-cell-address="Лист1.O2"/>
    </style:style>
    <style:style style:name="ce68" style:family="table-cell" style:parent-style-name="Default">
      <style:map style:condition="cell-content()!=&quot;&quot;" style:apply-style-name="Good" style:base-cell-address="Лист1.O2"/>
    </style:style>
    <style:style style:name="ce69" style:family="table-cell" style:parent-style-name="Default" style:data-style-name="N0">
      <style:map style:condition="cell-content()!=&quot;&quot;" style:apply-style-name="Good" style:base-cell-address="Лист1.O2"/>
    </style:style>
    <style:style style:name="ce70" style:family="table-cell" style:parent-style-name="Default">
      <style:map style:condition="cell-content()!=&quot;&quot;" style:apply-style-name="Good" style:base-cell-address="Лист1.O2"/>
    </style:style>
    <style:style style:name="ce71" style:family="table-cell" style:parent-style-name="Default" style:data-style-name="N0">
      <style:map style:condition="cell-content()!=&quot;&quot;" style:apply-style-name="Good" style:base-cell-address="Лист1.O2"/>
    </style:style>
    <style:style style:name="ce72" style:family="table-cell" style:parent-style-name="Default">
      <style:map style:condition="cell-content()!=&quot;&quot;" style:apply-style-name="Good" style:base-cell-address="Лист1.O2"/>
    </style:style>
    <style:style style:name="ce73" style:family="table-cell" style:parent-style-name="Default" style:data-style-name="N0">
      <style:map style:condition="cell-content()!=&quot;&quot;" style:apply-style-name="Good" style:base-cell-address="Лист1.O2"/>
    </style:style>
    <style:style style:name="ce74" style:family="table-cell" style:parent-style-name="Default">
      <style:map style:condition="cell-content()!=&quot;&quot;" style:apply-style-name="Good" style:base-cell-address="Лист1.O2"/>
    </style:style>
    <style:style style:name="ce75" style:family="table-cell" style:parent-style-name="Default" style:data-style-name="N0">
      <style:map style:condition="cell-content()!=&quot;&quot;" style:apply-style-name="Good" style:base-cell-address="Лист1.O2"/>
    </style:style>
    <style:style style:name="ce76" style:family="table-cell" style:parent-style-name="Default">
      <style:map style:condition="cell-content()!=&quot;&quot;" style:apply-style-name="Good" style:base-cell-address="Лист1.O2"/>
    </style:style>
    <style:style style:name="ce77" style:family="table-cell" style:parent-style-name="Default">
      <style:table-cell-properties fo:background-color="#ff8000"/>
    </style:style>
    <style:style style:name="ce78" style:family="table-cell" style:parent-style-name="Default" style:data-style-name="N0">
      <style:table-cell-properties fo:background-color="#ff8000"/>
      <style:map style:condition="cell-content()!=&quot;&quot;" style:apply-style-name="Good" style:base-cell-address="Лист1.O2"/>
    </style:style>
    <style:style style:name="ce79" style:family="table-cell" style:parent-style-name="Default">
      <style:table-cell-properties fo:background-color="#ff8000"/>
      <style:map style:condition="cell-content()!=&quot;&quot;" style:apply-style-name="Good" style:base-cell-address="Лист1.O2"/>
    </style:style>
    <style:style style:name="ce80" style:family="table-cell" style:parent-style-name="Default" style:data-style-name="N0">
      <style:table-cell-properties fo:background-color="#ff8000"/>
      <style:map style:condition="cell-content()!=&quot;&quot;" style:apply-style-name="Good" style:base-cell-address="Лист1.O2"/>
    </style:style>
    <style:style style:name="ce81" style:family="table-cell" style:parent-style-name="Default" style:data-style-name="N0">
      <style:map style:condition="cell-content()!=&quot;&quot;" style:apply-style-name="Good" style:base-cell-address="Лист1.O2"/>
    </style:style>
    <style:style style:name="ce82" style:family="table-cell" style:parent-style-name="Default">
      <style:map style:condition="cell-content()!=&quot;&quot;" style:apply-style-name="Good" style:base-cell-address="Лист1.O2"/>
    </style:style>
    <style:style style:name="ce83" style:family="table-cell" style:parent-style-name="Default" style:data-style-name="N0">
      <style:map style:condition="cell-content()!=&quot;&quot;" style:apply-style-name="Good" style:base-cell-address="Лист1.O2"/>
    </style:style>
    <style:style style:name="ce84" style:family="table-cell" style:parent-style-name="Default">
      <style:map style:condition="cell-content()!=&quot;&quot;" style:apply-style-name="Good" style:base-cell-address="Лист1.O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1" table:number-columns-repeated="90" table:default-cell-style-name="Default"/>
        <table:table-column table:style-name="co6" table:number-columns-repeated="12" table:default-cell-style-name="Default"/>
        <table:table-column table:style-name="co7" table:number-columns-repeated="6" table:default-cell-style-name="Default"/>
        <table:table-column table:style-name="co7" table:number-columns-repeated="1625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5" table:number-rows-spanned="1">
            <text:p>ID процесса (ов) A</text:p>
          </table:table-cell>
          <table:covered-table-cell table:style-name="ce4"/>
          <table:covered-table-cell table:number-columns-repeated="3"/>
          <table:table-cell office:value-type="string" calcext:value-type="string" table:number-columns-spanned="2" table:number-rows-spanned="1">
            <text:p>Временя зависимыхя </text:p>
          </table:table-cell>
          <table:covered-table-cell/>
          <table:table-cell table:number-columns-repeated="2"/>
          <table:table-cell office:value-type="string" calcext:value-type="string">
            <text:p>конец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сдвинга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79" calcext:value-type="float">
            <text:p>79</text:p>
          </table:table-cell>
          <table:table-cell table:style-name="ce77" office:value-type="float" office:value="80" calcext:value-type="float">
            <text:p>8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6"/>
          <table:table-cell table:style-name="Default" table:number-columns-repeated="162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2];[.$A:.$L];12;0)" office:value-type="float" office:value="0" calcext:value-type="float">
            <text:p>0</text:p>
          </table:table-cell>
          <table:table-cell table:style-name="ce6" table:formula="of:=VLOOKUP([.D2];[.$A:.$L];12;0)" office:value-type="float" office:value="0" calcext:value-type="float">
            <text:p>0</text:p>
          </table:table-cell>
          <table:table-cell table:style-name="ce6" table:formula="of:=VLOOKUP([.E2];[.$A:.$L];12;0)" office:value-type="float" office:value="0" calcext:value-type="float">
            <text:p>0</text:p>
          </table:table-cell>
          <table:table-cell table:style-name="ce6" table:formula="of:=VLOOKUP([.F2];[.$A:.$L];12;0)" office:value-type="float" office:value="0" calcext:value-type="float">
            <text:p>0</text:p>
          </table:table-cell>
          <table:table-cell table:style-name="ce7" table:formula="of:=MAX([.H2:.K2])+[.B2]+[.N2]" office:value-type="float" office:value="4" calcext:value-type="float">
            <text:p>4</text:p>
          </table:table-cell>
          <table:table-cell table:style-name="ce8" table:formula="of:=[.L2]-[.B2]+1" office:value-type="float" office:value="1" calcext:value-type="float">
            <text:p>1</text:p>
          </table:table-cell>
          <table:table-cell table:style-name="ce9"/>
          <table:table-cell table:style-name="ce11" table:formula="of:=IF(AND([.O$1]&gt;=[.$M2];[.O$1]&lt;=[.$L2]);[.O$1];&quot;&quot;)" office:value-type="float" office:value="1" calcext:value-type="float">
            <text:p>1</text:p>
          </table:table-cell>
          <table:table-cell table:style-name="ce11" table:formula="of:=IF(AND([.P$1]&gt;=[.$M2];[.P$1]&lt;=[.$L2]);[.P$1];&quot;&quot;)" office:value-type="float" office:value="2" calcext:value-type="float">
            <text:p>2</text:p>
          </table:table-cell>
          <table:table-cell table:style-name="ce11" table:formula="of:=IF(AND([.Q$1]&gt;=[.$M2];[.Q$1]&lt;=[.$L2]);[.Q$1];&quot;&quot;)" office:value-type="float" office:value="3" calcext:value-type="float">
            <text:p>3</text:p>
          </table:table-cell>
          <table:table-cell table:style-name="ce11" table:formula="of:=IF(AND([.R$1]&gt;=[.$M2];[.R$1]&lt;=[.$L2]);[.R$1];&quot;&quot;)" office:value-type="float" office:value="4" calcext:value-type="float">
            <text:p>4</text:p>
          </table:table-cell>
          <table:table-cell table:style-name="ce12" table:formula="of:=IF(AND([.S$1]&gt;=[.$M2];[.S$1]&lt;=[.$L2]);[.S$1];&quot;&quot;)">
            <text:p/>
          </table:table-cell>
          <table:table-cell table:style-name="ce12" table:formula="of:=IF(AND([.T$1]&gt;=[.$M2];[.T$1]&lt;=[.$L2]);[.T$1];&quot;&quot;)">
            <text:p/>
          </table:table-cell>
          <table:table-cell table:style-name="ce12" table:formula="of:=IF(AND([.U$1]&gt;=[.$M2];[.U$1]&lt;=[.$L2]);[.U$1];&quot;&quot;)">
            <text:p/>
          </table:table-cell>
          <table:table-cell table:style-name="ce12" table:formula="of:=IF(AND([.V$1]&gt;=[.$M2];[.V$1]&lt;=[.$L2]);[.V$1];&quot;&quot;)">
            <text:p/>
          </table:table-cell>
          <table:table-cell table:style-name="ce12" table:formula="of:=IF(AND([.W$1]&gt;=[.$M2];[.W$1]&lt;=[.$L2]);[.W$1];&quot;&quot;)">
            <text:p/>
          </table:table-cell>
          <table:table-cell table:style-name="ce12" table:formula="of:=IF(AND([.X$1]&gt;=[.$M2];[.X$1]&lt;=[.$L2]);[.X$1];&quot;&quot;)">
            <text:p/>
          </table:table-cell>
          <table:table-cell table:style-name="ce12" table:formula="of:=IF(AND([.Y$1]&gt;=[.$M2];[.Y$1]&lt;=[.$L2]);[.Y$1];&quot;&quot;)">
            <text:p/>
          </table:table-cell>
          <table:table-cell table:style-name="ce12" table:formula="of:=IF(AND([.Z$1]&gt;=[.$M2];[.Z$1]&lt;=[.$L2]);[.Z$1];&quot;&quot;)">
            <text:p/>
          </table:table-cell>
          <table:table-cell table:style-name="ce12" table:formula="of:=IF(AND([.AA$1]&gt;=[.$M2];[.AA$1]&lt;=[.$L2]);[.AA$1];&quot;&quot;)">
            <text:p/>
          </table:table-cell>
          <table:table-cell table:style-name="ce12" table:formula="of:=IF(AND([.AB$1]&gt;=[.$M2];[.AB$1]&lt;=[.$L2]);[.AB$1];&quot;&quot;)">
            <text:p/>
          </table:table-cell>
          <table:table-cell table:style-name="ce12" table:formula="of:=IF(AND([.AC$1]&gt;=[.$M2];[.AC$1]&lt;=[.$L2]);[.AC$1];&quot;&quot;)">
            <text:p/>
          </table:table-cell>
          <table:table-cell table:style-name="ce12" table:formula="of:=IF(AND([.AD$1]&gt;=[.$M2];[.AD$1]&lt;=[.$L2]);[.AD$1];&quot;&quot;)">
            <text:p/>
          </table:table-cell>
          <table:table-cell table:style-name="ce14" table:formula="of:=IF(AND([.AE$1]&gt;=[.$M2];[.AE$1]&lt;=[.$L2]);[.AE$1];&quot;&quot;)">
            <text:p/>
          </table:table-cell>
          <table:table-cell table:style-name="ce17" table:formula="of:=IF(AND([.AF$1]&gt;=[.$M2];[.AF$1]&lt;=[.$L2]);[.AF$1];&quot;&quot;)">
            <text:p/>
          </table:table-cell>
          <table:table-cell table:style-name="ce17" table:formula="of:=IF(AND([.AG$1]&gt;=[.$M2];[.AG$1]&lt;=[.$L2]);[.AG$1];&quot;&quot;)">
            <text:p/>
          </table:table-cell>
          <table:table-cell table:style-name="ce17" table:formula="of:=IF(AND([.AH$1]&gt;=[.$M2];[.AH$1]&lt;=[.$L2]);[.AH$1];&quot;&quot;)">
            <text:p/>
          </table:table-cell>
          <table:table-cell table:style-name="ce17" table:formula="of:=IF(AND([.AI$1]&gt;=[.$M2];[.AI$1]&lt;=[.$L2]);[.AI$1];&quot;&quot;)">
            <text:p/>
          </table:table-cell>
          <table:table-cell table:style-name="ce17" table:formula="of:=IF(AND([.AJ$1]&gt;=[.$M2];[.AJ$1]&lt;=[.$L2]);[.AJ$1];&quot;&quot;)">
            <text:p/>
          </table:table-cell>
          <table:table-cell table:style-name="ce17" table:formula="of:=IF(AND([.AK$1]&gt;=[.$M2];[.AK$1]&lt;=[.$L2]);[.AK$1];&quot;&quot;)">
            <text:p/>
          </table:table-cell>
          <table:table-cell table:style-name="ce17" table:formula="of:=IF(AND([.AL$1]&gt;=[.$M2];[.AL$1]&lt;=[.$L2]);[.AL$1];&quot;&quot;)">
            <text:p/>
          </table:table-cell>
          <table:table-cell table:style-name="ce17" table:formula="of:=IF(AND([.AM$1]&gt;=[.$M2];[.AM$1]&lt;=[.$L2]);[.AM$1];&quot;&quot;)">
            <text:p/>
          </table:table-cell>
          <table:table-cell table:style-name="ce17" table:formula="of:=IF(AND([.AN$1]&gt;=[.$M2];[.AN$1]&lt;=[.$L2]);[.AN$1];&quot;&quot;)">
            <text:p/>
          </table:table-cell>
          <table:table-cell table:style-name="ce17" table:formula="of:=IF(AND([.AO$1]&gt;=[.$M2];[.AO$1]&lt;=[.$L2]);[.AO$1];&quot;&quot;)">
            <text:p/>
          </table:table-cell>
          <table:table-cell table:style-name="ce17" table:formula="of:=IF(AND([.AP$1]&gt;=[.$M2];[.AP$1]&lt;=[.$L2]);[.AP$1];&quot;&quot;)">
            <text:p/>
          </table:table-cell>
          <table:table-cell table:style-name="ce17" table:formula="of:=IF(AND([.AQ$1]&gt;=[.$M2];[.AQ$1]&lt;=[.$L2]);[.AQ$1];&quot;&quot;)">
            <text:p/>
          </table:table-cell>
          <table:table-cell table:style-name="ce17" table:formula="of:=IF(AND([.AR$1]&gt;=[.$M2];[.AR$1]&lt;=[.$L2]);[.AR$1];&quot;&quot;)">
            <text:p/>
          </table:table-cell>
          <table:table-cell table:style-name="ce19" table:formula="of:=IF(AND([.AS$1]&gt;=[.$M2];[.AS$1]&lt;=[.$L2]);[.AS$1];&quot;&quot;)">
            <text:p/>
          </table:table-cell>
          <table:table-cell table:style-name="ce23" table:formula="of:=IF(AND([.AT$1]&gt;=[.$M2];[.AT$1]&lt;=[.$L2]);[.AT$1];&quot;&quot;)">
            <text:p/>
          </table:table-cell>
          <table:table-cell table:style-name="ce25" table:formula="of:=IF(AND([.AU$1]&gt;=[.$M2];[.AU$1]&lt;=[.$L2]);[.AU$1];&quot;&quot;)">
            <text:p/>
          </table:table-cell>
          <table:table-cell table:style-name="ce25" table:formula="of:=IF(AND([.AV$1]&gt;=[.$M2];[.AV$1]&lt;=[.$L2]);[.AV$1];&quot;&quot;)">
            <text:p/>
          </table:table-cell>
          <table:table-cell table:style-name="ce27" table:formula="of:=IF(AND([.AW$1]&gt;=[.$M2];[.AW$1]&lt;=[.$L2]);[.AW$1];&quot;&quot;)">
            <text:p/>
          </table:table-cell>
          <table:table-cell table:style-name="ce29" table:formula="of:=IF(AND([.AX$1]&gt;=[.$M2];[.AX$1]&lt;=[.$L2]);[.AX$1];&quot;&quot;)">
            <text:p/>
          </table:table-cell>
          <table:table-cell table:style-name="ce31" table:formula="of:=IF(AND([.AY$1]&gt;=[.$M2];[.AY$1]&lt;=[.$L2]);[.AY$1];&quot;&quot;)">
            <text:p/>
          </table:table-cell>
          <table:table-cell table:style-name="ce33" table:formula="of:=IF(AND([.AZ$1]&gt;=[.$M2];[.AZ$1]&lt;=[.$L2]);[.AZ$1];&quot;&quot;)">
            <text:p/>
          </table:table-cell>
          <table:table-cell table:style-name="ce35" table:formula="of:=IF(AND([.BA$1]&gt;=[.$M2];[.BA$1]&lt;=[.$L2]);[.BA$1];&quot;&quot;)">
            <text:p/>
          </table:table-cell>
          <table:table-cell table:style-name="ce35" table:formula="of:=IF(AND([.BB$1]&gt;=[.$M2];[.BB$1]&lt;=[.$L2]);[.BB$1];&quot;&quot;)">
            <text:p/>
          </table:table-cell>
          <table:table-cell table:style-name="ce37" table:formula="of:=IF(AND([.BC$1]&gt;=[.$M2];[.BC$1]&lt;=[.$L2]);[.BC$1];&quot;&quot;)">
            <text:p/>
          </table:table-cell>
          <table:table-cell table:style-name="ce37" table:formula="of:=IF(AND([.BD$1]&gt;=[.$M2];[.BD$1]&lt;=[.$L2]);[.BD$1];&quot;&quot;)">
            <text:p/>
          </table:table-cell>
          <table:table-cell table:style-name="ce39" table:formula="of:=IF(AND([.BE$1]&gt;=[.$M2];[.BE$1]&lt;=[.$L2]);[.BE$1];&quot;&quot;)">
            <text:p/>
          </table:table-cell>
          <table:table-cell table:style-name="ce41" table:formula="of:=IF(AND([.BF$1]&gt;=[.$M2];[.BF$1]&lt;=[.$L2]);[.BF$1];&quot;&quot;)">
            <text:p/>
          </table:table-cell>
          <table:table-cell table:style-name="ce43" table:formula="of:=IF(AND([.BG$1]&gt;=[.$M2];[.BG$1]&lt;=[.$L2]);[.BG$1];&quot;&quot;)">
            <text:p/>
          </table:table-cell>
          <table:table-cell table:style-name="ce43" table:formula="of:=IF(AND([.BH$1]&gt;=[.$M2];[.BH$1]&lt;=[.$L2]);[.BH$1];&quot;&quot;)">
            <text:p/>
          </table:table-cell>
          <table:table-cell table:style-name="ce43" table:formula="of:=IF(AND([.BI$1]&gt;=[.$M2];[.BI$1]&lt;=[.$L2]);[.BI$1];&quot;&quot;)">
            <text:p/>
          </table:table-cell>
          <table:table-cell table:style-name="ce45" table:formula="of:=IF(AND([.BJ$1]&gt;=[.$M2];[.BJ$1]&lt;=[.$L2]);[.BJ$1];&quot;&quot;)">
            <text:p/>
          </table:table-cell>
          <table:table-cell table:style-name="ce47" table:formula="of:=IF(AND([.BK$1]&gt;=[.$M2];[.BK$1]&lt;=[.$L2]);[.BK$1];&quot;&quot;)">
            <text:p/>
          </table:table-cell>
          <table:table-cell table:style-name="ce47" table:formula="of:=IF(AND([.BL$1]&gt;=[.$M2];[.BL$1]&lt;=[.$L2]);[.BL$1];&quot;&quot;)">
            <text:p/>
          </table:table-cell>
          <table:table-cell table:style-name="ce49" table:formula="of:=IF(AND([.BM$1]&gt;=[.$M2];[.BM$1]&lt;=[.$L2]);[.BM$1];&quot;&quot;)">
            <text:p/>
          </table:table-cell>
          <table:table-cell table:style-name="ce49" table:formula="of:=IF(AND([.BN$1]&gt;=[.$M2];[.BN$1]&lt;=[.$L2]);[.BN$1];&quot;&quot;)">
            <text:p/>
          </table:table-cell>
          <table:table-cell table:style-name="ce49" table:formula="of:=IF(AND([.BO$1]&gt;=[.$M2];[.BO$1]&lt;=[.$L2]);[.BO$1];&quot;&quot;)">
            <text:p/>
          </table:table-cell>
          <table:table-cell table:style-name="ce51" table:formula="of:=IF(AND([.BP$1]&gt;=[.$M2];[.BP$1]&lt;=[.$L2]);[.BP$1];&quot;&quot;)">
            <text:p/>
          </table:table-cell>
          <table:table-cell table:style-name="ce53" table:formula="of:=IF(AND([.BQ$1]&gt;=[.$M2];[.BQ$1]&lt;=[.$L2]);[.BQ$1];&quot;&quot;)">
            <text:p/>
          </table:table-cell>
          <table:table-cell table:style-name="ce53" table:formula="of:=IF(AND([.BR$1]&gt;=[.$M2];[.BR$1]&lt;=[.$L2]);[.BR$1];&quot;&quot;)">
            <text:p/>
          </table:table-cell>
          <table:table-cell table:style-name="ce53" table:formula="of:=IF(AND([.BS$1]&gt;=[.$M2];[.BS$1]&lt;=[.$L2]);[.BS$1];&quot;&quot;)">
            <text:p/>
          </table:table-cell>
          <table:table-cell table:style-name="ce55" table:formula="of:=IF(AND([.BT$1]&gt;=[.$M2];[.BT$1]&lt;=[.$L2]);[.BT$1];&quot;&quot;)">
            <text:p/>
          </table:table-cell>
          <table:table-cell table:style-name="ce57" table:formula="of:=IF(AND([.BU$1]&gt;=[.$M2];[.BU$1]&lt;=[.$L2]);[.BU$1];&quot;&quot;)">
            <text:p/>
          </table:table-cell>
          <table:table-cell table:style-name="ce59" table:formula="of:=IF(AND([.BV$1]&gt;=[.$M2];[.BV$1]&lt;=[.$L2]);[.BV$1];&quot;&quot;)">
            <text:p/>
          </table:table-cell>
          <table:table-cell table:style-name="ce59" table:formula="of:=IF(AND([.BW$1]&gt;=[.$M2];[.BW$1]&lt;=[.$L2]);[.BW$1];&quot;&quot;)">
            <text:p/>
          </table:table-cell>
          <table:table-cell table:style-name="ce61" table:formula="of:=IF(AND([.BX$1]&gt;=[.$M2];[.BX$1]&lt;=[.$L2]);[.BX$1];&quot;&quot;)">
            <text:p/>
          </table:table-cell>
          <table:table-cell table:style-name="ce61" table:formula="of:=IF(AND([.BY$1]&gt;=[.$M2];[.BY$1]&lt;=[.$L2]);[.BY$1];&quot;&quot;)">
            <text:p/>
          </table:table-cell>
          <table:table-cell table:style-name="ce63" table:formula="of:=IF(AND([.BZ$1]&gt;=[.$M2];[.BZ$1]&lt;=[.$L2]);[.BZ$1];&quot;&quot;)">
            <text:p/>
          </table:table-cell>
          <table:table-cell table:style-name="ce65" table:formula="of:=IF(AND([.CA$1]&gt;=[.$M2];[.CA$1]&lt;=[.$L2]);[.CA$1];&quot;&quot;)">
            <text:p/>
          </table:table-cell>
          <table:table-cell table:style-name="ce67" table:formula="of:=IF(AND([.CB$1]&gt;=[.$M2];[.CB$1]&lt;=[.$L2]);[.CB$1];&quot;&quot;)">
            <text:p/>
          </table:table-cell>
          <table:table-cell table:style-name="ce67" table:formula="of:=IF(AND([.CC$1]&gt;=[.$M2];[.CC$1]&lt;=[.$L2]);[.CC$1];&quot;&quot;)">
            <text:p/>
          </table:table-cell>
          <table:table-cell table:style-name="ce67" table:formula="of:=IF(AND([.CD$1]&gt;=[.$M2];[.CD$1]&lt;=[.$L2]);[.CD$1];&quot;&quot;)">
            <text:p/>
          </table:table-cell>
          <table:table-cell table:style-name="ce67" table:formula="of:=IF(AND([.CE$1]&gt;=[.$M2];[.CE$1]&lt;=[.$L2]);[.CE$1];&quot;&quot;)">
            <text:p/>
          </table:table-cell>
          <table:table-cell table:style-name="ce67" table:formula="of:=IF(AND([.CF$1]&gt;=[.$M2];[.CF$1]&lt;=[.$L2]);[.CF$1];&quot;&quot;)">
            <text:p/>
          </table:table-cell>
          <table:table-cell table:style-name="ce67" table:formula="of:=IF(AND([.CG$1]&gt;=[.$M2];[.CG$1]&lt;=[.$L2]);[.CG$1];&quot;&quot;)">
            <text:p/>
          </table:table-cell>
          <table:table-cell table:style-name="ce69" table:formula="of:=IF(AND([.CH$1]&gt;=[.$M2];[.CH$1]&lt;=[.$L2]);[.CH$1];&quot;&quot;)">
            <text:p/>
          </table:table-cell>
          <table:table-cell table:style-name="ce69" table:formula="of:=IF(AND([.CI$1]&gt;=[.$M2];[.CI$1]&lt;=[.$L2]);[.CI$1];&quot;&quot;)">
            <text:p/>
          </table:table-cell>
          <table:table-cell table:style-name="ce69" table:formula="of:=IF(AND([.CJ$1]&gt;=[.$M2];[.CJ$1]&lt;=[.$L2]);[.CJ$1];&quot;&quot;)">
            <text:p/>
          </table:table-cell>
          <table:table-cell table:style-name="ce71" table:formula="of:=IF(AND([.CK$1]&gt;=[.$M2];[.CK$1]&lt;=[.$L2]);[.CK$1];&quot;&quot;)">
            <text:p/>
          </table:table-cell>
          <table:table-cell table:style-name="ce73" table:formula="of:=IF(AND([.CL$1]&gt;=[.$M2];[.CL$1]&lt;=[.$L2]);[.CL$1];&quot;&quot;)">
            <text:p/>
          </table:table-cell>
          <table:table-cell table:style-name="ce73" table:formula="of:=IF(AND([.CM$1]&gt;=[.$M2];[.CM$1]&lt;=[.$L2]);[.CM$1];&quot;&quot;)">
            <text:p/>
          </table:table-cell>
          <table:table-cell table:style-name="ce75" table:formula="of:=IF(AND([.CN$1]&gt;=[.$M2];[.CN$1]&lt;=[.$L2]);[.CN$1];&quot;&quot;)">
            <text:p/>
          </table:table-cell>
          <table:table-cell table:style-name="ce75" table:formula="of:=IF(AND([.CO$1]&gt;=[.$M2];[.CO$1]&lt;=[.$L2]);[.CO$1];&quot;&quot;)">
            <text:p/>
          </table:table-cell>
          <table:table-cell table:style-name="ce78" table:formula="of:=IF(AND([.CP$1]&gt;=[.$M2];[.CP$1]&lt;=[.$L2]);[.CP$1];&quot;&quot;)">
            <text:p/>
          </table:table-cell>
          <table:table-cell table:style-name="ce81" table:formula="of:=IF(AND([.CQ$1]&gt;=[.$M2];[.CQ$1]&lt;=[.$L2]);[.CQ$1];&quot;&quot;)">
            <text:p/>
          </table:table-cell>
          <table:table-cell table:style-name="ce81" table:formula="of:=IF(AND([.CR$1]&gt;=[.$M2];[.CR$1]&lt;=[.$L2]);[.CR$1];&quot;&quot;)">
            <text:p/>
          </table:table-cell>
          <table:table-cell table:style-name="ce81" table:formula="of:=IF(AND([.CS$1]&gt;=[.$M2];[.CS$1]&lt;=[.$L2]);[.CS$1];&quot;&quot;)">
            <text:p/>
          </table:table-cell>
          <table:table-cell table:style-name="ce81" table:formula="of:=IF(AND([.CT$1]&gt;=[.$M2];[.CT$1]&lt;=[.$L2]);[.CT$1];&quot;&quot;)">
            <text:p/>
          </table:table-cell>
          <table:table-cell table:style-name="ce81" table:formula="of:=IF(AND([.CU$1]&gt;=[.$M2];[.CU$1]&lt;=[.$L2]);[.CU$1];&quot;&quot;)">
            <text:p/>
          </table:table-cell>
          <table:table-cell table:style-name="ce81" table:formula="of:=IF(AND([.CV$1]&gt;=[.$M2];[.CV$1]&lt;=[.$L2]);[.CV$1];&quot;&quot;)">
            <text:p/>
          </table:table-cell>
          <table:table-cell table:style-name="ce81" table:formula="of:=IF(AND([.CW$1]&gt;=[.$M2];[.CW$1]&lt;=[.$L2]);[.CW$1];&quot;&quot;)">
            <text:p/>
          </table:table-cell>
          <table:table-cell table:style-name="ce81" table:formula="of:=IF(AND([.CX$1]&gt;=[.$M2];[.CX$1]&lt;=[.$L2]);[.CX$1];&quot;&quot;)">
            <text:p/>
          </table:table-cell>
          <table:table-cell table:style-name="ce81" table:formula="of:=IF(AND([.CY$1]&gt;=[.$M2];[.CY$1]&lt;=[.$L2]);[.CY$1];&quot;&quot;)">
            <text:p/>
          </table:table-cell>
          <table:table-cell table:style-name="ce81" table:formula="of:=IF(AND([.CZ$1]&gt;=[.$M2];[.CZ$1]&lt;=[.$L2]);[.CZ$1];&quot;&quot;)">
            <text:p/>
          </table:table-cell>
          <table:table-cell table:style-name="ce81" table:formula="of:=IF(AND([.DA$1]&gt;=[.$M2];[.DA$1]&lt;=[.$L2]);[.DA$1];&quot;&quot;)">
            <text:p/>
          </table:table-cell>
          <table:table-cell table:style-name="ce81" table:formula="of:=IF(AND([.DB$1]&gt;=[.$M2];[.DB$1]&lt;=[.$L2]);[.DB$1];&quot;&quot;)">
            <text:p/>
          </table:table-cell>
          <table:table-cell table:style-name="ce81" table:formula="of:=IF(AND([.DC$1]&gt;=[.$M2];[.DC$1]&lt;=[.$L2]);[.DC$1];&quot;&quot;)">
            <text:p/>
          </table:table-cell>
          <table:table-cell table:style-name="ce81" table:formula="of:=IF(AND([.DD$1]&gt;=[.$M2];[.DD$1]&lt;=[.$L2]);[.DD$1];&quot;&quot;)">
            <text:p/>
          </table:table-cell>
          <table:table-cell table:style-name="ce81" table:formula="of:=IF(AND([.DE$1]&gt;=[.$M2];[.DE$1]&lt;=[.$L2]);[.DE$1];&quot;&quot;)">
            <text:p/>
          </table:table-cell>
          <table:table-cell table:style-name="ce81" table:formula="of:=IF(AND([.DF$1]&gt;=[.$M2];[.DF$1]&lt;=[.$L2]);[.DF$1];&quot;&quot;)">
            <text:p/>
          </table:table-cell>
          <table:table-cell table:style-name="ce81" table:formula="of:=IF(AND([.DG$1]&gt;=[.$M2];[.DG$1]&lt;=[.$L2]);[.DG$1];&quot;&quot;)">
            <text:p/>
          </table:table-cell>
          <table:table-cell table:style-name="ce81" table:formula="of:=IF(AND([.DH$1]&gt;=[.$M2];[.DH$1]&lt;=[.$L2]);[.DH$1];&quot;&quot;)">
            <text:p/>
          </table:table-cell>
          <table:table-cell table:style-name="ce81" table:formula="of:=IF(AND([.DI$1]&gt;=[.$M2];[.DI$1]&lt;=[.$L2]);[.DI$1];&quot;&quot;)">
            <text:p/>
          </table:table-cell>
          <table:table-cell table:style-name="ce81" table:formula="of:=IF(AND([.DJ$1]&gt;=[.$M2];[.DJ$1]&lt;=[.$L2]);[.DJ$1];&quot;&quot;)">
            <text:p/>
          </table:table-cell>
          <table:table-cell table:style-name="ce81" table:formula="of:=IF(AND([.DK$1]&gt;=[.$M2];[.DK$1]&lt;=[.$L2]);[.DK$1];&quot;&quot;)">
            <text:p/>
          </table:table-cell>
          <table:table-cell table:style-name="ce81" table:formula="of:=IF(AND([.DL$1]&gt;=[.$M2];[.DL$1]&lt;=[.$L2]);[.DL$1];&quot;&quot;)">
            <text:p/>
          </table:table-cell>
          <table:table-cell table:style-name="ce81" table:formula="of:=IF(AND([.DM$1]&gt;=[.$M2];[.DM$1]&lt;=[.$L2]);[.DM$1];&quot;&quot;)">
            <text:p/>
          </table:table-cell>
          <table:table-cell table:style-name="ce81" table:formula="of:=IF(AND([.DN$1]&gt;=[.$M2];[.DN$1]&lt;=[.$L2]);[.DN$1];&quot;&quot;)">
            <text:p/>
          </table:table-cell>
          <table:table-cell table:style-name="ce81" table:formula="of:=IF(AND([.DO$1]&gt;=[.$M2];[.DO$1]&lt;=[.$L2]);[.DO$1];&quot;&quot;)">
            <text:p/>
          </table:table-cell>
          <table:table-cell table:style-name="ce81" table:formula="of:=IF(AND([.DP$1]&gt;=[.$M2];[.DP$1]&lt;=[.$L2]);[.DP$1];&quot;&quot;)">
            <text:p/>
          </table:table-cell>
          <table:table-cell table:style-name="ce81" table:formula="of:=IF(AND([.DQ$1]&gt;=[.$M2];[.DQ$1]&lt;=[.$L2]);[.DQ$1];&quot;&quot;)">
            <text:p/>
          </table:table-cell>
          <table:table-cell table:style-name="ce81" table:formula="of:=IF(AND([.DR$1]&gt;=[.$M2];[.DR$1]&lt;=[.$L2]);[.DR$1];&quot;&quot;)">
            <text:p/>
          </table:table-cell>
          <table:table-cell table:style-name="ce81" table:formula="of:=IF(AND([.DS$1]&gt;=[.$M2];[.DS$1]&lt;=[.$L2]);[.DS$1];&quot;&quot;)">
            <text:p/>
          </table:table-cell>
          <table:table-cell table:style-name="ce81" table:formula="of:=IF(AND([.DT$1]&gt;=[.$M2];[.DT$1]&lt;=[.$L2]);[.DT$1];&quot;&quot;)">
            <text:p/>
          </table:table-cell>
          <table:table-cell table:style-name="ce81" table:formula="of:=IF(AND([.DU$1]&gt;=[.$M2];[.DU$1]&lt;=[.$L2]);[.DU$1];&quot;&quot;)">
            <text:p/>
          </table:table-cell>
          <table:table-cell table:style-name="ce83" table:formula="of:=IF(AND([.DV$1]&gt;=[.$M2];[.DV$1]&lt;=[.$L2]);[.DV$1];&quot;&quot;)">
            <text:p/>
          </table:table-cell>
          <table:table-cell table:style-name="ce83" table:formula="of:=IF(AND([.DW$1]&gt;=[.$M2];[.DW$1]&lt;=[.$L2]);[.DW$1];&quot;&quot;)">
            <text:p/>
          </table:table-cell>
          <table:table-cell table:style-name="ce83" table:formula="of:=IF(AND([.DX$1]&gt;=[.$M2];[.DX$1]&lt;=[.$L2]);[.DX$1];&quot;&quot;)">
            <text:p/>
          </table:table-cell>
          <table:table-cell table:style-name="ce83" table:formula="of:=IF(AND([.DY$1]&gt;=[.$M2];[.DY$1]&lt;=[.$L2]);[.DY$1];&quot;&quot;)">
            <text:p/>
          </table:table-cell>
          <table:table-cell table:style-name="ce83" table:formula="of:=IF(AND([.DZ$1]&gt;=[.$M2];[.DZ$1]&lt;=[.$L2]);[.DZ$1];&quot;&quot;)">
            <text:p/>
          </table:table-cell>
          <table:table-cell table:style-name="ce83" table:formula="of:=IF(AND([.EA$1]&gt;=[.$M2];[.EA$1]&lt;=[.$L2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3];[.$A:.$L];12;0)" office:value-type="float" office:value="0" calcext:value-type="float">
            <text:p>0</text:p>
          </table:table-cell>
          <table:table-cell table:style-name="ce6" table:formula="of:=VLOOKUP([.D3];[.$A:.$L];12;0)" office:value-type="float" office:value="0" calcext:value-type="float">
            <text:p>0</text:p>
          </table:table-cell>
          <table:table-cell table:style-name="ce6" table:formula="of:=VLOOKUP([.E3];[.$A:.$L];12;0)" office:value-type="float" office:value="0" calcext:value-type="float">
            <text:p>0</text:p>
          </table:table-cell>
          <table:table-cell table:style-name="ce6" table:formula="of:=VLOOKUP([.F3];[.$A:.$L];12;0)" office:value-type="float" office:value="0" calcext:value-type="float">
            <text:p>0</text:p>
          </table:table-cell>
          <table:table-cell table:style-name="ce7" table:formula="of:=MAX([.H3:.K3])+[.B3]+[.N3]" office:value-type="float" office:value="3" calcext:value-type="float">
            <text:p>3</text:p>
          </table:table-cell>
          <table:table-cell table:style-name="ce8" table:formula="of:=[.L3]-[.B3]+1" office:value-type="float" office:value="1" calcext:value-type="float">
            <text:p>1</text:p>
          </table:table-cell>
          <table:table-cell table:style-name="ce9"/>
          <table:table-cell table:style-name="ce11" table:formula="of:=IF(AND([.O$1]&gt;=[.$M3];[.O$1]&lt;=[.$L3]);[.O$1];&quot;&quot;)" office:value-type="float" office:value="1" calcext:value-type="float">
            <text:p>1</text:p>
          </table:table-cell>
          <table:table-cell table:style-name="ce11" table:formula="of:=IF(AND([.P$1]&gt;=[.$M3];[.P$1]&lt;=[.$L3]);[.P$1];&quot;&quot;)" office:value-type="float" office:value="2" calcext:value-type="float">
            <text:p>2</text:p>
          </table:table-cell>
          <table:table-cell table:style-name="ce11" table:formula="of:=IF(AND([.Q$1]&gt;=[.$M3];[.Q$1]&lt;=[.$L3]);[.Q$1];&quot;&quot;)" office:value-type="float" office:value="3" calcext:value-type="float">
            <text:p>3</text:p>
          </table:table-cell>
          <table:table-cell table:style-name="ce11" table:formula="of:=IF(AND([.R$1]&gt;=[.$M3];[.R$1]&lt;=[.$L3]);[.R$1];&quot;&quot;)">
            <text:p/>
          </table:table-cell>
          <table:table-cell table:style-name="ce13" table:formula="of:=IF(AND([.S$1]&gt;=[.$M3];[.S$1]&lt;=[.$L3]);[.S$1];&quot;&quot;)">
            <text:p/>
          </table:table-cell>
          <table:table-cell table:style-name="ce13" table:formula="of:=IF(AND([.T$1]&gt;=[.$M3];[.T$1]&lt;=[.$L3]);[.T$1];&quot;&quot;)">
            <text:p/>
          </table:table-cell>
          <table:table-cell table:style-name="ce13" table:formula="of:=IF(AND([.U$1]&gt;=[.$M3];[.U$1]&lt;=[.$L3]);[.U$1];&quot;&quot;)">
            <text:p/>
          </table:table-cell>
          <table:table-cell table:style-name="ce13" table:formula="of:=IF(AND([.V$1]&gt;=[.$M3];[.V$1]&lt;=[.$L3]);[.V$1];&quot;&quot;)">
            <text:p/>
          </table:table-cell>
          <table:table-cell table:style-name="ce13" table:formula="of:=IF(AND([.W$1]&gt;=[.$M3];[.W$1]&lt;=[.$L3]);[.W$1];&quot;&quot;)">
            <text:p/>
          </table:table-cell>
          <table:table-cell table:style-name="ce13" table:formula="of:=IF(AND([.X$1]&gt;=[.$M3];[.X$1]&lt;=[.$L3]);[.X$1];&quot;&quot;)">
            <text:p/>
          </table:table-cell>
          <table:table-cell table:style-name="ce13" table:formula="of:=IF(AND([.Y$1]&gt;=[.$M3];[.Y$1]&lt;=[.$L3]);[.Y$1];&quot;&quot;)">
            <text:p/>
          </table:table-cell>
          <table:table-cell table:style-name="ce13" table:formula="of:=IF(AND([.Z$1]&gt;=[.$M3];[.Z$1]&lt;=[.$L3]);[.Z$1];&quot;&quot;)">
            <text:p/>
          </table:table-cell>
          <table:table-cell table:style-name="ce13" table:formula="of:=IF(AND([.AA$1]&gt;=[.$M3];[.AA$1]&lt;=[.$L3]);[.AA$1];&quot;&quot;)">
            <text:p/>
          </table:table-cell>
          <table:table-cell table:style-name="ce13" table:formula="of:=IF(AND([.AB$1]&gt;=[.$M3];[.AB$1]&lt;=[.$L3]);[.AB$1];&quot;&quot;)">
            <text:p/>
          </table:table-cell>
          <table:table-cell table:style-name="ce13" table:formula="of:=IF(AND([.AC$1]&gt;=[.$M3];[.AC$1]&lt;=[.$L3]);[.AC$1];&quot;&quot;)">
            <text:p/>
          </table:table-cell>
          <table:table-cell table:style-name="ce13" table:formula="of:=IF(AND([.AD$1]&gt;=[.$M3];[.AD$1]&lt;=[.$L3]);[.AD$1];&quot;&quot;)">
            <text:p/>
          </table:table-cell>
          <table:table-cell table:style-name="ce15" table:formula="of:=IF(AND([.AE$1]&gt;=[.$M3];[.AE$1]&lt;=[.$L3]);[.AE$1];&quot;&quot;)">
            <text:p/>
          </table:table-cell>
          <table:table-cell table:style-name="ce18" table:formula="of:=IF(AND([.AF$1]&gt;=[.$M3];[.AF$1]&lt;=[.$L3]);[.AF$1];&quot;&quot;)">
            <text:p/>
          </table:table-cell>
          <table:table-cell table:style-name="ce18" table:formula="of:=IF(AND([.AG$1]&gt;=[.$M3];[.AG$1]&lt;=[.$L3]);[.AG$1];&quot;&quot;)">
            <text:p/>
          </table:table-cell>
          <table:table-cell table:style-name="ce18" table:formula="of:=IF(AND([.AH$1]&gt;=[.$M3];[.AH$1]&lt;=[.$L3]);[.AH$1];&quot;&quot;)">
            <text:p/>
          </table:table-cell>
          <table:table-cell table:style-name="ce18" table:formula="of:=IF(AND([.AI$1]&gt;=[.$M3];[.AI$1]&lt;=[.$L3]);[.AI$1];&quot;&quot;)">
            <text:p/>
          </table:table-cell>
          <table:table-cell table:style-name="ce18" table:formula="of:=IF(AND([.AJ$1]&gt;=[.$M3];[.AJ$1]&lt;=[.$L3]);[.AJ$1];&quot;&quot;)">
            <text:p/>
          </table:table-cell>
          <table:table-cell table:style-name="ce18" table:formula="of:=IF(AND([.AK$1]&gt;=[.$M3];[.AK$1]&lt;=[.$L3]);[.AK$1];&quot;&quot;)">
            <text:p/>
          </table:table-cell>
          <table:table-cell table:style-name="ce18" table:formula="of:=IF(AND([.AL$1]&gt;=[.$M3];[.AL$1]&lt;=[.$L3]);[.AL$1];&quot;&quot;)">
            <text:p/>
          </table:table-cell>
          <table:table-cell table:style-name="ce18" table:formula="of:=IF(AND([.AM$1]&gt;=[.$M3];[.AM$1]&lt;=[.$L3]);[.AM$1];&quot;&quot;)">
            <text:p/>
          </table:table-cell>
          <table:table-cell table:style-name="ce18" table:formula="of:=IF(AND([.AN$1]&gt;=[.$M3];[.AN$1]&lt;=[.$L3]);[.AN$1];&quot;&quot;)">
            <text:p/>
          </table:table-cell>
          <table:table-cell table:style-name="ce18" table:formula="of:=IF(AND([.AO$1]&gt;=[.$M3];[.AO$1]&lt;=[.$L3]);[.AO$1];&quot;&quot;)">
            <text:p/>
          </table:table-cell>
          <table:table-cell table:style-name="ce18" table:formula="of:=IF(AND([.AP$1]&gt;=[.$M3];[.AP$1]&lt;=[.$L3]);[.AP$1];&quot;&quot;)">
            <text:p/>
          </table:table-cell>
          <table:table-cell table:style-name="ce18" table:formula="of:=IF(AND([.AQ$1]&gt;=[.$M3];[.AQ$1]&lt;=[.$L3]);[.AQ$1];&quot;&quot;)">
            <text:p/>
          </table:table-cell>
          <table:table-cell table:style-name="ce18" table:formula="of:=IF(AND([.AR$1]&gt;=[.$M3];[.AR$1]&lt;=[.$L3]);[.AR$1];&quot;&quot;)">
            <text:p/>
          </table:table-cell>
          <table:table-cell table:style-name="ce20" table:formula="of:=IF(AND([.AS$1]&gt;=[.$M3];[.AS$1]&lt;=[.$L3]);[.AS$1];&quot;&quot;)">
            <text:p/>
          </table:table-cell>
          <table:table-cell table:style-name="ce24" table:formula="of:=IF(AND([.AT$1]&gt;=[.$M3];[.AT$1]&lt;=[.$L3]);[.AT$1];&quot;&quot;)">
            <text:p/>
          </table:table-cell>
          <table:table-cell table:style-name="ce26" table:formula="of:=IF(AND([.AU$1]&gt;=[.$M3];[.AU$1]&lt;=[.$L3]);[.AU$1];&quot;&quot;)">
            <text:p/>
          </table:table-cell>
          <table:table-cell table:style-name="ce26" table:formula="of:=IF(AND([.AV$1]&gt;=[.$M3];[.AV$1]&lt;=[.$L3]);[.AV$1];&quot;&quot;)">
            <text:p/>
          </table:table-cell>
          <table:table-cell table:style-name="ce28" table:formula="of:=IF(AND([.AW$1]&gt;=[.$M3];[.AW$1]&lt;=[.$L3]);[.AW$1];&quot;&quot;)">
            <text:p/>
          </table:table-cell>
          <table:table-cell table:style-name="ce30" table:formula="of:=IF(AND([.AX$1]&gt;=[.$M3];[.AX$1]&lt;=[.$L3]);[.AX$1];&quot;&quot;)">
            <text:p/>
          </table:table-cell>
          <table:table-cell table:style-name="ce32" table:formula="of:=IF(AND([.AY$1]&gt;=[.$M3];[.AY$1]&lt;=[.$L3]);[.AY$1];&quot;&quot;)">
            <text:p/>
          </table:table-cell>
          <table:table-cell table:style-name="ce34" table:formula="of:=IF(AND([.AZ$1]&gt;=[.$M3];[.AZ$1]&lt;=[.$L3]);[.AZ$1];&quot;&quot;)">
            <text:p/>
          </table:table-cell>
          <table:table-cell table:style-name="ce36" table:formula="of:=IF(AND([.BA$1]&gt;=[.$M3];[.BA$1]&lt;=[.$L3]);[.BA$1];&quot;&quot;)">
            <text:p/>
          </table:table-cell>
          <table:table-cell table:style-name="ce36" table:formula="of:=IF(AND([.BB$1]&gt;=[.$M3];[.BB$1]&lt;=[.$L3]);[.BB$1];&quot;&quot;)">
            <text:p/>
          </table:table-cell>
          <table:table-cell table:style-name="ce38" table:formula="of:=IF(AND([.BC$1]&gt;=[.$M3];[.BC$1]&lt;=[.$L3]);[.BC$1];&quot;&quot;)">
            <text:p/>
          </table:table-cell>
          <table:table-cell table:style-name="ce38" table:formula="of:=IF(AND([.BD$1]&gt;=[.$M3];[.BD$1]&lt;=[.$L3]);[.BD$1];&quot;&quot;)">
            <text:p/>
          </table:table-cell>
          <table:table-cell table:style-name="ce40" table:formula="of:=IF(AND([.BE$1]&gt;=[.$M3];[.BE$1]&lt;=[.$L3]);[.BE$1];&quot;&quot;)">
            <text:p/>
          </table:table-cell>
          <table:table-cell table:style-name="ce42" table:formula="of:=IF(AND([.BF$1]&gt;=[.$M3];[.BF$1]&lt;=[.$L3]);[.BF$1];&quot;&quot;)">
            <text:p/>
          </table:table-cell>
          <table:table-cell table:style-name="ce44" table:formula="of:=IF(AND([.BG$1]&gt;=[.$M3];[.BG$1]&lt;=[.$L3]);[.BG$1];&quot;&quot;)">
            <text:p/>
          </table:table-cell>
          <table:table-cell table:style-name="ce44" table:formula="of:=IF(AND([.BH$1]&gt;=[.$M3];[.BH$1]&lt;=[.$L3]);[.BH$1];&quot;&quot;)">
            <text:p/>
          </table:table-cell>
          <table:table-cell table:style-name="ce44" table:formula="of:=IF(AND([.BI$1]&gt;=[.$M3];[.BI$1]&lt;=[.$L3]);[.BI$1];&quot;&quot;)">
            <text:p/>
          </table:table-cell>
          <table:table-cell table:style-name="ce46" table:formula="of:=IF(AND([.BJ$1]&gt;=[.$M3];[.BJ$1]&lt;=[.$L3]);[.BJ$1];&quot;&quot;)">
            <text:p/>
          </table:table-cell>
          <table:table-cell table:style-name="ce48" table:formula="of:=IF(AND([.BK$1]&gt;=[.$M3];[.BK$1]&lt;=[.$L3]);[.BK$1];&quot;&quot;)">
            <text:p/>
          </table:table-cell>
          <table:table-cell table:style-name="ce48" table:formula="of:=IF(AND([.BL$1]&gt;=[.$M3];[.BL$1]&lt;=[.$L3]);[.BL$1];&quot;&quot;)">
            <text:p/>
          </table:table-cell>
          <table:table-cell table:style-name="ce50" table:formula="of:=IF(AND([.BM$1]&gt;=[.$M3];[.BM$1]&lt;=[.$L3]);[.BM$1];&quot;&quot;)">
            <text:p/>
          </table:table-cell>
          <table:table-cell table:style-name="ce50" table:formula="of:=IF(AND([.BN$1]&gt;=[.$M3];[.BN$1]&lt;=[.$L3]);[.BN$1];&quot;&quot;)">
            <text:p/>
          </table:table-cell>
          <table:table-cell table:style-name="ce50" table:formula="of:=IF(AND([.BO$1]&gt;=[.$M3];[.BO$1]&lt;=[.$L3]);[.BO$1];&quot;&quot;)">
            <text:p/>
          </table:table-cell>
          <table:table-cell table:style-name="ce52" table:formula="of:=IF(AND([.BP$1]&gt;=[.$M3];[.BP$1]&lt;=[.$L3]);[.BP$1];&quot;&quot;)">
            <text:p/>
          </table:table-cell>
          <table:table-cell table:style-name="ce54" table:formula="of:=IF(AND([.BQ$1]&gt;=[.$M3];[.BQ$1]&lt;=[.$L3]);[.BQ$1];&quot;&quot;)">
            <text:p/>
          </table:table-cell>
          <table:table-cell table:style-name="ce54" table:formula="of:=IF(AND([.BR$1]&gt;=[.$M3];[.BR$1]&lt;=[.$L3]);[.BR$1];&quot;&quot;)">
            <text:p/>
          </table:table-cell>
          <table:table-cell table:style-name="ce54" table:formula="of:=IF(AND([.BS$1]&gt;=[.$M3];[.BS$1]&lt;=[.$L3]);[.BS$1];&quot;&quot;)">
            <text:p/>
          </table:table-cell>
          <table:table-cell table:style-name="ce56" table:formula="of:=IF(AND([.BT$1]&gt;=[.$M3];[.BT$1]&lt;=[.$L3]);[.BT$1];&quot;&quot;)">
            <text:p/>
          </table:table-cell>
          <table:table-cell table:style-name="ce58" table:formula="of:=IF(AND([.BU$1]&gt;=[.$M3];[.BU$1]&lt;=[.$L3]);[.BU$1];&quot;&quot;)">
            <text:p/>
          </table:table-cell>
          <table:table-cell table:style-name="ce60" table:formula="of:=IF(AND([.BV$1]&gt;=[.$M3];[.BV$1]&lt;=[.$L3]);[.BV$1];&quot;&quot;)">
            <text:p/>
          </table:table-cell>
          <table:table-cell table:style-name="ce60" table:formula="of:=IF(AND([.BW$1]&gt;=[.$M3];[.BW$1]&lt;=[.$L3]);[.BW$1];&quot;&quot;)">
            <text:p/>
          </table:table-cell>
          <table:table-cell table:style-name="ce62" table:formula="of:=IF(AND([.BX$1]&gt;=[.$M3];[.BX$1]&lt;=[.$L3]);[.BX$1];&quot;&quot;)">
            <text:p/>
          </table:table-cell>
          <table:table-cell table:style-name="ce62" table:formula="of:=IF(AND([.BY$1]&gt;=[.$M3];[.BY$1]&lt;=[.$L3]);[.BY$1];&quot;&quot;)">
            <text:p/>
          </table:table-cell>
          <table:table-cell table:style-name="ce64" table:formula="of:=IF(AND([.BZ$1]&gt;=[.$M3];[.BZ$1]&lt;=[.$L3]);[.BZ$1];&quot;&quot;)">
            <text:p/>
          </table:table-cell>
          <table:table-cell table:style-name="ce66" table:formula="of:=IF(AND([.CA$1]&gt;=[.$M3];[.CA$1]&lt;=[.$L3]);[.CA$1];&quot;&quot;)">
            <text:p/>
          </table:table-cell>
          <table:table-cell table:style-name="ce68" table:formula="of:=IF(AND([.CB$1]&gt;=[.$M3];[.CB$1]&lt;=[.$L3]);[.CB$1];&quot;&quot;)">
            <text:p/>
          </table:table-cell>
          <table:table-cell table:style-name="ce68" table:formula="of:=IF(AND([.CC$1]&gt;=[.$M3];[.CC$1]&lt;=[.$L3]);[.CC$1];&quot;&quot;)">
            <text:p/>
          </table:table-cell>
          <table:table-cell table:style-name="ce68" table:formula="of:=IF(AND([.CD$1]&gt;=[.$M3];[.CD$1]&lt;=[.$L3]);[.CD$1];&quot;&quot;)">
            <text:p/>
          </table:table-cell>
          <table:table-cell table:style-name="ce68" table:formula="of:=IF(AND([.CE$1]&gt;=[.$M3];[.CE$1]&lt;=[.$L3]);[.CE$1];&quot;&quot;)">
            <text:p/>
          </table:table-cell>
          <table:table-cell table:style-name="ce68" table:formula="of:=IF(AND([.CF$1]&gt;=[.$M3];[.CF$1]&lt;=[.$L3]);[.CF$1];&quot;&quot;)">
            <text:p/>
          </table:table-cell>
          <table:table-cell table:style-name="ce68" table:formula="of:=IF(AND([.CG$1]&gt;=[.$M3];[.CG$1]&lt;=[.$L3]);[.CG$1];&quot;&quot;)">
            <text:p/>
          </table:table-cell>
          <table:table-cell table:style-name="ce70" table:formula="of:=IF(AND([.CH$1]&gt;=[.$M3];[.CH$1]&lt;=[.$L3]);[.CH$1];&quot;&quot;)">
            <text:p/>
          </table:table-cell>
          <table:table-cell table:style-name="ce70" table:formula="of:=IF(AND([.CI$1]&gt;=[.$M3];[.CI$1]&lt;=[.$L3]);[.CI$1];&quot;&quot;)">
            <text:p/>
          </table:table-cell>
          <table:table-cell table:style-name="ce70" table:formula="of:=IF(AND([.CJ$1]&gt;=[.$M3];[.CJ$1]&lt;=[.$L3]);[.CJ$1];&quot;&quot;)">
            <text:p/>
          </table:table-cell>
          <table:table-cell table:style-name="ce72" table:formula="of:=IF(AND([.CK$1]&gt;=[.$M3];[.CK$1]&lt;=[.$L3]);[.CK$1];&quot;&quot;)">
            <text:p/>
          </table:table-cell>
          <table:table-cell table:style-name="ce74" table:formula="of:=IF(AND([.CL$1]&gt;=[.$M3];[.CL$1]&lt;=[.$L3]);[.CL$1];&quot;&quot;)">
            <text:p/>
          </table:table-cell>
          <table:table-cell table:style-name="ce74" table:formula="of:=IF(AND([.CM$1]&gt;=[.$M3];[.CM$1]&lt;=[.$L3]);[.CM$1];&quot;&quot;)">
            <text:p/>
          </table:table-cell>
          <table:table-cell table:style-name="ce76" table:formula="of:=IF(AND([.CN$1]&gt;=[.$M3];[.CN$1]&lt;=[.$L3]);[.CN$1];&quot;&quot;)">
            <text:p/>
          </table:table-cell>
          <table:table-cell table:style-name="ce76" table:formula="of:=IF(AND([.CO$1]&gt;=[.$M3];[.CO$1]&lt;=[.$L3]);[.CO$1];&quot;&quot;)">
            <text:p/>
          </table:table-cell>
          <table:table-cell table:style-name="ce79" table:formula="of:=IF(AND([.CP$1]&gt;=[.$M3];[.CP$1]&lt;=[.$L3]);[.CP$1];&quot;&quot;)">
            <text:p/>
          </table:table-cell>
          <table:table-cell table:style-name="ce82" table:formula="of:=IF(AND([.CQ$1]&gt;=[.$M3];[.CQ$1]&lt;=[.$L3]);[.CQ$1];&quot;&quot;)">
            <text:p/>
          </table:table-cell>
          <table:table-cell table:style-name="ce82" table:formula="of:=IF(AND([.CR$1]&gt;=[.$M3];[.CR$1]&lt;=[.$L3]);[.CR$1];&quot;&quot;)">
            <text:p/>
          </table:table-cell>
          <table:table-cell table:style-name="ce82" table:formula="of:=IF(AND([.CS$1]&gt;=[.$M3];[.CS$1]&lt;=[.$L3]);[.CS$1];&quot;&quot;)">
            <text:p/>
          </table:table-cell>
          <table:table-cell table:style-name="ce82" table:formula="of:=IF(AND([.CT$1]&gt;=[.$M3];[.CT$1]&lt;=[.$L3]);[.CT$1];&quot;&quot;)">
            <text:p/>
          </table:table-cell>
          <table:table-cell table:style-name="ce82" table:formula="of:=IF(AND([.CU$1]&gt;=[.$M3];[.CU$1]&lt;=[.$L3]);[.CU$1];&quot;&quot;)">
            <text:p/>
          </table:table-cell>
          <table:table-cell table:style-name="ce82" table:formula="of:=IF(AND([.CV$1]&gt;=[.$M3];[.CV$1]&lt;=[.$L3]);[.CV$1];&quot;&quot;)">
            <text:p/>
          </table:table-cell>
          <table:table-cell table:style-name="ce82" table:formula="of:=IF(AND([.CW$1]&gt;=[.$M3];[.CW$1]&lt;=[.$L3]);[.CW$1];&quot;&quot;)">
            <text:p/>
          </table:table-cell>
          <table:table-cell table:style-name="ce82" table:formula="of:=IF(AND([.CX$1]&gt;=[.$M3];[.CX$1]&lt;=[.$L3]);[.CX$1];&quot;&quot;)">
            <text:p/>
          </table:table-cell>
          <table:table-cell table:style-name="ce82" table:formula="of:=IF(AND([.CY$1]&gt;=[.$M3];[.CY$1]&lt;=[.$L3]);[.CY$1];&quot;&quot;)">
            <text:p/>
          </table:table-cell>
          <table:table-cell table:style-name="ce82" table:formula="of:=IF(AND([.CZ$1]&gt;=[.$M3];[.CZ$1]&lt;=[.$L3]);[.CZ$1];&quot;&quot;)">
            <text:p/>
          </table:table-cell>
          <table:table-cell table:style-name="ce82" table:formula="of:=IF(AND([.DA$1]&gt;=[.$M3];[.DA$1]&lt;=[.$L3]);[.DA$1];&quot;&quot;)">
            <text:p/>
          </table:table-cell>
          <table:table-cell table:style-name="ce82" table:formula="of:=IF(AND([.DB$1]&gt;=[.$M3];[.DB$1]&lt;=[.$L3]);[.DB$1];&quot;&quot;)">
            <text:p/>
          </table:table-cell>
          <table:table-cell table:style-name="ce82" table:formula="of:=IF(AND([.DC$1]&gt;=[.$M3];[.DC$1]&lt;=[.$L3]);[.DC$1];&quot;&quot;)">
            <text:p/>
          </table:table-cell>
          <table:table-cell table:style-name="ce82" table:formula="of:=IF(AND([.DD$1]&gt;=[.$M3];[.DD$1]&lt;=[.$L3]);[.DD$1];&quot;&quot;)">
            <text:p/>
          </table:table-cell>
          <table:table-cell table:style-name="ce82" table:formula="of:=IF(AND([.DE$1]&gt;=[.$M3];[.DE$1]&lt;=[.$L3]);[.DE$1];&quot;&quot;)">
            <text:p/>
          </table:table-cell>
          <table:table-cell table:style-name="ce82" table:formula="of:=IF(AND([.DF$1]&gt;=[.$M3];[.DF$1]&lt;=[.$L3]);[.DF$1];&quot;&quot;)">
            <text:p/>
          </table:table-cell>
          <table:table-cell table:style-name="ce82" table:formula="of:=IF(AND([.DG$1]&gt;=[.$M3];[.DG$1]&lt;=[.$L3]);[.DG$1];&quot;&quot;)">
            <text:p/>
          </table:table-cell>
          <table:table-cell table:style-name="ce82" table:formula="of:=IF(AND([.DH$1]&gt;=[.$M3];[.DH$1]&lt;=[.$L3]);[.DH$1];&quot;&quot;)">
            <text:p/>
          </table:table-cell>
          <table:table-cell table:style-name="ce82" table:formula="of:=IF(AND([.DI$1]&gt;=[.$M3];[.DI$1]&lt;=[.$L3]);[.DI$1];&quot;&quot;)">
            <text:p/>
          </table:table-cell>
          <table:table-cell table:style-name="ce82" table:formula="of:=IF(AND([.DJ$1]&gt;=[.$M3];[.DJ$1]&lt;=[.$L3]);[.DJ$1];&quot;&quot;)">
            <text:p/>
          </table:table-cell>
          <table:table-cell table:style-name="ce82" table:formula="of:=IF(AND([.DK$1]&gt;=[.$M3];[.DK$1]&lt;=[.$L3]);[.DK$1];&quot;&quot;)">
            <text:p/>
          </table:table-cell>
          <table:table-cell table:style-name="ce82" table:formula="of:=IF(AND([.DL$1]&gt;=[.$M3];[.DL$1]&lt;=[.$L3]);[.DL$1];&quot;&quot;)">
            <text:p/>
          </table:table-cell>
          <table:table-cell table:style-name="ce82" table:formula="of:=IF(AND([.DM$1]&gt;=[.$M3];[.DM$1]&lt;=[.$L3]);[.DM$1];&quot;&quot;)">
            <text:p/>
          </table:table-cell>
          <table:table-cell table:style-name="ce82" table:formula="of:=IF(AND([.DN$1]&gt;=[.$M3];[.DN$1]&lt;=[.$L3]);[.DN$1];&quot;&quot;)">
            <text:p/>
          </table:table-cell>
          <table:table-cell table:style-name="ce82" table:formula="of:=IF(AND([.DO$1]&gt;=[.$M3];[.DO$1]&lt;=[.$L3]);[.DO$1];&quot;&quot;)">
            <text:p/>
          </table:table-cell>
          <table:table-cell table:style-name="ce82" table:formula="of:=IF(AND([.DP$1]&gt;=[.$M3];[.DP$1]&lt;=[.$L3]);[.DP$1];&quot;&quot;)">
            <text:p/>
          </table:table-cell>
          <table:table-cell table:style-name="ce82" table:formula="of:=IF(AND([.DQ$1]&gt;=[.$M3];[.DQ$1]&lt;=[.$L3]);[.DQ$1];&quot;&quot;)">
            <text:p/>
          </table:table-cell>
          <table:table-cell table:style-name="ce82" table:formula="of:=IF(AND([.DR$1]&gt;=[.$M3];[.DR$1]&lt;=[.$L3]);[.DR$1];&quot;&quot;)">
            <text:p/>
          </table:table-cell>
          <table:table-cell table:style-name="ce82" table:formula="of:=IF(AND([.DS$1]&gt;=[.$M3];[.DS$1]&lt;=[.$L3]);[.DS$1];&quot;&quot;)">
            <text:p/>
          </table:table-cell>
          <table:table-cell table:style-name="ce82" table:formula="of:=IF(AND([.DT$1]&gt;=[.$M3];[.DT$1]&lt;=[.$L3]);[.DT$1];&quot;&quot;)">
            <text:p/>
          </table:table-cell>
          <table:table-cell table:style-name="ce82" table:formula="of:=IF(AND([.DU$1]&gt;=[.$M3];[.DU$1]&lt;=[.$L3]);[.DU$1];&quot;&quot;)">
            <text:p/>
          </table:table-cell>
          <table:table-cell table:style-name="ce84" table:formula="of:=IF(AND([.DV$1]&gt;=[.$M3];[.DV$1]&lt;=[.$L3]);[.DV$1];&quot;&quot;)">
            <text:p/>
          </table:table-cell>
          <table:table-cell table:style-name="ce84" table:formula="of:=IF(AND([.DW$1]&gt;=[.$M3];[.DW$1]&lt;=[.$L3]);[.DW$1];&quot;&quot;)">
            <text:p/>
          </table:table-cell>
          <table:table-cell table:style-name="ce84" table:formula="of:=IF(AND([.DX$1]&gt;=[.$M3];[.DX$1]&lt;=[.$L3]);[.DX$1];&quot;&quot;)">
            <text:p/>
          </table:table-cell>
          <table:table-cell table:style-name="ce84" table:formula="of:=IF(AND([.DY$1]&gt;=[.$M3];[.DY$1]&lt;=[.$L3]);[.DY$1];&quot;&quot;)">
            <text:p/>
          </table:table-cell>
          <table:table-cell table:style-name="ce84" table:formula="of:=IF(AND([.DZ$1]&gt;=[.$M3];[.DZ$1]&lt;=[.$L3]);[.DZ$1];&quot;&quot;)">
            <text:p/>
          </table:table-cell>
          <table:table-cell table:style-name="ce84" table:formula="of:=IF(AND([.EA$1]&gt;=[.$M3];[.EA$1]&lt;=[.$L3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6" table:formula="of:=VLOOKUP([.C4];[.$A:.$L];12;0)" office:value-type="float" office:value="4" calcext:value-type="float">
            <text:p>4</text:p>
          </table:table-cell>
          <table:table-cell table:style-name="ce6" table:formula="of:=VLOOKUP([.D4];[.$A:.$L];12;0)" office:value-type="float" office:value="3" calcext:value-type="float">
            <text:p>3</text:p>
          </table:table-cell>
          <table:table-cell table:style-name="ce6" table:formula="of:=VLOOKUP([.E4];[.$A:.$L];12;0)" office:value-type="float" office:value="0" calcext:value-type="float">
            <text:p>0</text:p>
          </table:table-cell>
          <table:table-cell table:style-name="ce6" table:formula="of:=VLOOKUP([.F4];[.$A:.$L];12;0)" office:value-type="float" office:value="0" calcext:value-type="float">
            <text:p>0</text:p>
          </table:table-cell>
          <table:table-cell table:style-name="ce7" table:formula="of:=MAX([.H4:.K4])+[.B4]+[.N4]" office:value-type="float" office:value="5" calcext:value-type="float">
            <text:p>5</text:p>
          </table:table-cell>
          <table:table-cell table:style-name="ce8" table:formula="of:=[.L4]-[.B4]+1" office:value-type="float" office:value="5" calcext:value-type="float">
            <text:p>5</text:p>
          </table:table-cell>
          <table:table-cell table:style-name="ce9"/>
          <table:table-cell table:style-name="ce11" table:formula="of:=IF(AND([.O$1]&gt;=[.$M4];[.O$1]&lt;=[.$L4]);[.O$1];&quot;&quot;)">
            <text:p/>
          </table:table-cell>
          <table:table-cell table:style-name="ce11" table:formula="of:=IF(AND([.P$1]&gt;=[.$M4];[.P$1]&lt;=[.$L4]);[.P$1];&quot;&quot;)">
            <text:p/>
          </table:table-cell>
          <table:table-cell table:style-name="ce11" table:formula="of:=IF(AND([.Q$1]&gt;=[.$M4];[.Q$1]&lt;=[.$L4]);[.Q$1];&quot;&quot;)">
            <text:p/>
          </table:table-cell>
          <table:table-cell table:style-name="ce11" table:formula="of:=IF(AND([.R$1]&gt;=[.$M4];[.R$1]&lt;=[.$L4]);[.R$1];&quot;&quot;)">
            <text:p/>
          </table:table-cell>
          <table:table-cell table:style-name="ce13" table:formula="of:=IF(AND([.S$1]&gt;=[.$M4];[.S$1]&lt;=[.$L4]);[.S$1];&quot;&quot;)" office:value-type="float" office:value="5" calcext:value-type="float">
            <text:p>5</text:p>
          </table:table-cell>
          <table:table-cell table:style-name="ce13" table:formula="of:=IF(AND([.T$1]&gt;=[.$M4];[.T$1]&lt;=[.$L4]);[.T$1];&quot;&quot;)">
            <text:p/>
          </table:table-cell>
          <table:table-cell table:style-name="ce13" table:formula="of:=IF(AND([.U$1]&gt;=[.$M4];[.U$1]&lt;=[.$L4]);[.U$1];&quot;&quot;)">
            <text:p/>
          </table:table-cell>
          <table:table-cell table:style-name="ce13" table:formula="of:=IF(AND([.V$1]&gt;=[.$M4];[.V$1]&lt;=[.$L4]);[.V$1];&quot;&quot;)">
            <text:p/>
          </table:table-cell>
          <table:table-cell table:style-name="ce13" table:formula="of:=IF(AND([.W$1]&gt;=[.$M4];[.W$1]&lt;=[.$L4]);[.W$1];&quot;&quot;)">
            <text:p/>
          </table:table-cell>
          <table:table-cell table:style-name="ce13" table:formula="of:=IF(AND([.X$1]&gt;=[.$M4];[.X$1]&lt;=[.$L4]);[.X$1];&quot;&quot;)">
            <text:p/>
          </table:table-cell>
          <table:table-cell table:style-name="ce13" table:formula="of:=IF(AND([.Y$1]&gt;=[.$M4];[.Y$1]&lt;=[.$L4]);[.Y$1];&quot;&quot;)">
            <text:p/>
          </table:table-cell>
          <table:table-cell table:style-name="ce13" table:formula="of:=IF(AND([.Z$1]&gt;=[.$M4];[.Z$1]&lt;=[.$L4]);[.Z$1];&quot;&quot;)">
            <text:p/>
          </table:table-cell>
          <table:table-cell table:style-name="ce13" table:formula="of:=IF(AND([.AA$1]&gt;=[.$M4];[.AA$1]&lt;=[.$L4]);[.AA$1];&quot;&quot;)">
            <text:p/>
          </table:table-cell>
          <table:table-cell table:style-name="ce13" table:formula="of:=IF(AND([.AB$1]&gt;=[.$M4];[.AB$1]&lt;=[.$L4]);[.AB$1];&quot;&quot;)">
            <text:p/>
          </table:table-cell>
          <table:table-cell table:style-name="ce13" table:formula="of:=IF(AND([.AC$1]&gt;=[.$M4];[.AC$1]&lt;=[.$L4]);[.AC$1];&quot;&quot;)">
            <text:p/>
          </table:table-cell>
          <table:table-cell table:style-name="ce13" table:formula="of:=IF(AND([.AD$1]&gt;=[.$M4];[.AD$1]&lt;=[.$L4]);[.AD$1];&quot;&quot;)">
            <text:p/>
          </table:table-cell>
          <table:table-cell table:style-name="ce15" table:formula="of:=IF(AND([.AE$1]&gt;=[.$M4];[.AE$1]&lt;=[.$L4]);[.AE$1];&quot;&quot;)">
            <text:p/>
          </table:table-cell>
          <table:table-cell table:style-name="ce18" table:formula="of:=IF(AND([.AF$1]&gt;=[.$M4];[.AF$1]&lt;=[.$L4]);[.AF$1];&quot;&quot;)">
            <text:p/>
          </table:table-cell>
          <table:table-cell table:style-name="ce18" table:formula="of:=IF(AND([.AG$1]&gt;=[.$M4];[.AG$1]&lt;=[.$L4]);[.AG$1];&quot;&quot;)">
            <text:p/>
          </table:table-cell>
          <table:table-cell table:style-name="ce18" table:formula="of:=IF(AND([.AH$1]&gt;=[.$M4];[.AH$1]&lt;=[.$L4]);[.AH$1];&quot;&quot;)">
            <text:p/>
          </table:table-cell>
          <table:table-cell table:style-name="ce18" table:formula="of:=IF(AND([.AI$1]&gt;=[.$M4];[.AI$1]&lt;=[.$L4]);[.AI$1];&quot;&quot;)">
            <text:p/>
          </table:table-cell>
          <table:table-cell table:style-name="ce18" table:formula="of:=IF(AND([.AJ$1]&gt;=[.$M4];[.AJ$1]&lt;=[.$L4]);[.AJ$1];&quot;&quot;)">
            <text:p/>
          </table:table-cell>
          <table:table-cell table:style-name="ce18" table:formula="of:=IF(AND([.AK$1]&gt;=[.$M4];[.AK$1]&lt;=[.$L4]);[.AK$1];&quot;&quot;)">
            <text:p/>
          </table:table-cell>
          <table:table-cell table:style-name="ce18" table:formula="of:=IF(AND([.AL$1]&gt;=[.$M4];[.AL$1]&lt;=[.$L4]);[.AL$1];&quot;&quot;)">
            <text:p/>
          </table:table-cell>
          <table:table-cell table:style-name="ce18" table:formula="of:=IF(AND([.AM$1]&gt;=[.$M4];[.AM$1]&lt;=[.$L4]);[.AM$1];&quot;&quot;)">
            <text:p/>
          </table:table-cell>
          <table:table-cell table:style-name="ce18" table:formula="of:=IF(AND([.AN$1]&gt;=[.$M4];[.AN$1]&lt;=[.$L4]);[.AN$1];&quot;&quot;)">
            <text:p/>
          </table:table-cell>
          <table:table-cell table:style-name="ce18" table:formula="of:=IF(AND([.AO$1]&gt;=[.$M4];[.AO$1]&lt;=[.$L4]);[.AO$1];&quot;&quot;)">
            <text:p/>
          </table:table-cell>
          <table:table-cell table:style-name="ce18" table:formula="of:=IF(AND([.AP$1]&gt;=[.$M4];[.AP$1]&lt;=[.$L4]);[.AP$1];&quot;&quot;)">
            <text:p/>
          </table:table-cell>
          <table:table-cell table:style-name="ce18" table:formula="of:=IF(AND([.AQ$1]&gt;=[.$M4];[.AQ$1]&lt;=[.$L4]);[.AQ$1];&quot;&quot;)">
            <text:p/>
          </table:table-cell>
          <table:table-cell table:style-name="ce18" table:formula="of:=IF(AND([.AR$1]&gt;=[.$M4];[.AR$1]&lt;=[.$L4]);[.AR$1];&quot;&quot;)">
            <text:p/>
          </table:table-cell>
          <table:table-cell table:style-name="ce20" table:formula="of:=IF(AND([.AS$1]&gt;=[.$M4];[.AS$1]&lt;=[.$L4]);[.AS$1];&quot;&quot;)">
            <text:p/>
          </table:table-cell>
          <table:table-cell table:style-name="ce24" table:formula="of:=IF(AND([.AT$1]&gt;=[.$M4];[.AT$1]&lt;=[.$L4]);[.AT$1];&quot;&quot;)">
            <text:p/>
          </table:table-cell>
          <table:table-cell table:style-name="ce26" table:formula="of:=IF(AND([.AU$1]&gt;=[.$M4];[.AU$1]&lt;=[.$L4]);[.AU$1];&quot;&quot;)">
            <text:p/>
          </table:table-cell>
          <table:table-cell table:style-name="ce26" table:formula="of:=IF(AND([.AV$1]&gt;=[.$M4];[.AV$1]&lt;=[.$L4]);[.AV$1];&quot;&quot;)">
            <text:p/>
          </table:table-cell>
          <table:table-cell table:style-name="ce28" table:formula="of:=IF(AND([.AW$1]&gt;=[.$M4];[.AW$1]&lt;=[.$L4]);[.AW$1];&quot;&quot;)">
            <text:p/>
          </table:table-cell>
          <table:table-cell table:style-name="ce30" table:formula="of:=IF(AND([.AX$1]&gt;=[.$M4];[.AX$1]&lt;=[.$L4]);[.AX$1];&quot;&quot;)">
            <text:p/>
          </table:table-cell>
          <table:table-cell table:style-name="ce32" table:formula="of:=IF(AND([.AY$1]&gt;=[.$M4];[.AY$1]&lt;=[.$L4]);[.AY$1];&quot;&quot;)">
            <text:p/>
          </table:table-cell>
          <table:table-cell table:style-name="ce34" table:formula="of:=IF(AND([.AZ$1]&gt;=[.$M4];[.AZ$1]&lt;=[.$L4]);[.AZ$1];&quot;&quot;)">
            <text:p/>
          </table:table-cell>
          <table:table-cell table:style-name="ce36" table:formula="of:=IF(AND([.BA$1]&gt;=[.$M4];[.BA$1]&lt;=[.$L4]);[.BA$1];&quot;&quot;)">
            <text:p/>
          </table:table-cell>
          <table:table-cell table:style-name="ce36" table:formula="of:=IF(AND([.BB$1]&gt;=[.$M4];[.BB$1]&lt;=[.$L4]);[.BB$1];&quot;&quot;)">
            <text:p/>
          </table:table-cell>
          <table:table-cell table:style-name="ce38" table:formula="of:=IF(AND([.BC$1]&gt;=[.$M4];[.BC$1]&lt;=[.$L4]);[.BC$1];&quot;&quot;)">
            <text:p/>
          </table:table-cell>
          <table:table-cell table:style-name="ce38" table:formula="of:=IF(AND([.BD$1]&gt;=[.$M4];[.BD$1]&lt;=[.$L4]);[.BD$1];&quot;&quot;)">
            <text:p/>
          </table:table-cell>
          <table:table-cell table:style-name="ce40" table:formula="of:=IF(AND([.BE$1]&gt;=[.$M4];[.BE$1]&lt;=[.$L4]);[.BE$1];&quot;&quot;)">
            <text:p/>
          </table:table-cell>
          <table:table-cell table:style-name="ce42" table:formula="of:=IF(AND([.BF$1]&gt;=[.$M4];[.BF$1]&lt;=[.$L4]);[.BF$1];&quot;&quot;)">
            <text:p/>
          </table:table-cell>
          <table:table-cell table:style-name="ce44" table:formula="of:=IF(AND([.BG$1]&gt;=[.$M4];[.BG$1]&lt;=[.$L4]);[.BG$1];&quot;&quot;)">
            <text:p/>
          </table:table-cell>
          <table:table-cell table:style-name="ce44" table:formula="of:=IF(AND([.BH$1]&gt;=[.$M4];[.BH$1]&lt;=[.$L4]);[.BH$1];&quot;&quot;)">
            <text:p/>
          </table:table-cell>
          <table:table-cell table:style-name="ce44" table:formula="of:=IF(AND([.BI$1]&gt;=[.$M4];[.BI$1]&lt;=[.$L4]);[.BI$1];&quot;&quot;)">
            <text:p/>
          </table:table-cell>
          <table:table-cell table:style-name="ce46" table:formula="of:=IF(AND([.BJ$1]&gt;=[.$M4];[.BJ$1]&lt;=[.$L4]);[.BJ$1];&quot;&quot;)">
            <text:p/>
          </table:table-cell>
          <table:table-cell table:style-name="ce48" table:formula="of:=IF(AND([.BK$1]&gt;=[.$M4];[.BK$1]&lt;=[.$L4]);[.BK$1];&quot;&quot;)">
            <text:p/>
          </table:table-cell>
          <table:table-cell table:style-name="ce48" table:formula="of:=IF(AND([.BL$1]&gt;=[.$M4];[.BL$1]&lt;=[.$L4]);[.BL$1];&quot;&quot;)">
            <text:p/>
          </table:table-cell>
          <table:table-cell table:style-name="ce50" table:formula="of:=IF(AND([.BM$1]&gt;=[.$M4];[.BM$1]&lt;=[.$L4]);[.BM$1];&quot;&quot;)">
            <text:p/>
          </table:table-cell>
          <table:table-cell table:style-name="ce50" table:formula="of:=IF(AND([.BN$1]&gt;=[.$M4];[.BN$1]&lt;=[.$L4]);[.BN$1];&quot;&quot;)">
            <text:p/>
          </table:table-cell>
          <table:table-cell table:style-name="ce50" table:formula="of:=IF(AND([.BO$1]&gt;=[.$M4];[.BO$1]&lt;=[.$L4]);[.BO$1];&quot;&quot;)">
            <text:p/>
          </table:table-cell>
          <table:table-cell table:style-name="ce52" table:formula="of:=IF(AND([.BP$1]&gt;=[.$M4];[.BP$1]&lt;=[.$L4]);[.BP$1];&quot;&quot;)">
            <text:p/>
          </table:table-cell>
          <table:table-cell table:style-name="ce54" table:formula="of:=IF(AND([.BQ$1]&gt;=[.$M4];[.BQ$1]&lt;=[.$L4]);[.BQ$1];&quot;&quot;)">
            <text:p/>
          </table:table-cell>
          <table:table-cell table:style-name="ce54" table:formula="of:=IF(AND([.BR$1]&gt;=[.$M4];[.BR$1]&lt;=[.$L4]);[.BR$1];&quot;&quot;)">
            <text:p/>
          </table:table-cell>
          <table:table-cell table:style-name="ce54" table:formula="of:=IF(AND([.BS$1]&gt;=[.$M4];[.BS$1]&lt;=[.$L4]);[.BS$1];&quot;&quot;)">
            <text:p/>
          </table:table-cell>
          <table:table-cell table:style-name="ce56" table:formula="of:=IF(AND([.BT$1]&gt;=[.$M4];[.BT$1]&lt;=[.$L4]);[.BT$1];&quot;&quot;)">
            <text:p/>
          </table:table-cell>
          <table:table-cell table:style-name="ce58" table:formula="of:=IF(AND([.BU$1]&gt;=[.$M4];[.BU$1]&lt;=[.$L4]);[.BU$1];&quot;&quot;)">
            <text:p/>
          </table:table-cell>
          <table:table-cell table:style-name="ce60" table:formula="of:=IF(AND([.BV$1]&gt;=[.$M4];[.BV$1]&lt;=[.$L4]);[.BV$1];&quot;&quot;)">
            <text:p/>
          </table:table-cell>
          <table:table-cell table:style-name="ce60" table:formula="of:=IF(AND([.BW$1]&gt;=[.$M4];[.BW$1]&lt;=[.$L4]);[.BW$1];&quot;&quot;)">
            <text:p/>
          </table:table-cell>
          <table:table-cell table:style-name="ce62" table:formula="of:=IF(AND([.BX$1]&gt;=[.$M4];[.BX$1]&lt;=[.$L4]);[.BX$1];&quot;&quot;)">
            <text:p/>
          </table:table-cell>
          <table:table-cell table:style-name="ce62" table:formula="of:=IF(AND([.BY$1]&gt;=[.$M4];[.BY$1]&lt;=[.$L4]);[.BY$1];&quot;&quot;)">
            <text:p/>
          </table:table-cell>
          <table:table-cell table:style-name="ce64" table:formula="of:=IF(AND([.BZ$1]&gt;=[.$M4];[.BZ$1]&lt;=[.$L4]);[.BZ$1];&quot;&quot;)">
            <text:p/>
          </table:table-cell>
          <table:table-cell table:style-name="ce66" table:formula="of:=IF(AND([.CA$1]&gt;=[.$M4];[.CA$1]&lt;=[.$L4]);[.CA$1];&quot;&quot;)">
            <text:p/>
          </table:table-cell>
          <table:table-cell table:style-name="ce68" table:formula="of:=IF(AND([.CB$1]&gt;=[.$M4];[.CB$1]&lt;=[.$L4]);[.CB$1];&quot;&quot;)">
            <text:p/>
          </table:table-cell>
          <table:table-cell table:style-name="ce68" table:formula="of:=IF(AND([.CC$1]&gt;=[.$M4];[.CC$1]&lt;=[.$L4]);[.CC$1];&quot;&quot;)">
            <text:p/>
          </table:table-cell>
          <table:table-cell table:style-name="ce68" table:formula="of:=IF(AND([.CD$1]&gt;=[.$M4];[.CD$1]&lt;=[.$L4]);[.CD$1];&quot;&quot;)">
            <text:p/>
          </table:table-cell>
          <table:table-cell table:style-name="ce68" table:formula="of:=IF(AND([.CE$1]&gt;=[.$M4];[.CE$1]&lt;=[.$L4]);[.CE$1];&quot;&quot;)">
            <text:p/>
          </table:table-cell>
          <table:table-cell table:style-name="ce68" table:formula="of:=IF(AND([.CF$1]&gt;=[.$M4];[.CF$1]&lt;=[.$L4]);[.CF$1];&quot;&quot;)">
            <text:p/>
          </table:table-cell>
          <table:table-cell table:style-name="ce68" table:formula="of:=IF(AND([.CG$1]&gt;=[.$M4];[.CG$1]&lt;=[.$L4]);[.CG$1];&quot;&quot;)">
            <text:p/>
          </table:table-cell>
          <table:table-cell table:style-name="ce70" table:formula="of:=IF(AND([.CH$1]&gt;=[.$M4];[.CH$1]&lt;=[.$L4]);[.CH$1];&quot;&quot;)">
            <text:p/>
          </table:table-cell>
          <table:table-cell table:style-name="ce70" table:formula="of:=IF(AND([.CI$1]&gt;=[.$M4];[.CI$1]&lt;=[.$L4]);[.CI$1];&quot;&quot;)">
            <text:p/>
          </table:table-cell>
          <table:table-cell table:style-name="ce70" table:formula="of:=IF(AND([.CJ$1]&gt;=[.$M4];[.CJ$1]&lt;=[.$L4]);[.CJ$1];&quot;&quot;)">
            <text:p/>
          </table:table-cell>
          <table:table-cell table:style-name="ce72" table:formula="of:=IF(AND([.CK$1]&gt;=[.$M4];[.CK$1]&lt;=[.$L4]);[.CK$1];&quot;&quot;)">
            <text:p/>
          </table:table-cell>
          <table:table-cell table:style-name="ce74" table:formula="of:=IF(AND([.CL$1]&gt;=[.$M4];[.CL$1]&lt;=[.$L4]);[.CL$1];&quot;&quot;)">
            <text:p/>
          </table:table-cell>
          <table:table-cell table:style-name="ce74" table:formula="of:=IF(AND([.CM$1]&gt;=[.$M4];[.CM$1]&lt;=[.$L4]);[.CM$1];&quot;&quot;)">
            <text:p/>
          </table:table-cell>
          <table:table-cell table:style-name="ce76" table:formula="of:=IF(AND([.CN$1]&gt;=[.$M4];[.CN$1]&lt;=[.$L4]);[.CN$1];&quot;&quot;)">
            <text:p/>
          </table:table-cell>
          <table:table-cell table:style-name="ce76" table:formula="of:=IF(AND([.CO$1]&gt;=[.$M4];[.CO$1]&lt;=[.$L4]);[.CO$1];&quot;&quot;)">
            <text:p/>
          </table:table-cell>
          <table:table-cell table:style-name="ce79" table:formula="of:=IF(AND([.CP$1]&gt;=[.$M4];[.CP$1]&lt;=[.$L4]);[.CP$1];&quot;&quot;)">
            <text:p/>
          </table:table-cell>
          <table:table-cell table:style-name="ce82" table:formula="of:=IF(AND([.CQ$1]&gt;=[.$M4];[.CQ$1]&lt;=[.$L4]);[.CQ$1];&quot;&quot;)">
            <text:p/>
          </table:table-cell>
          <table:table-cell table:style-name="ce82" table:formula="of:=IF(AND([.CR$1]&gt;=[.$M4];[.CR$1]&lt;=[.$L4]);[.CR$1];&quot;&quot;)">
            <text:p/>
          </table:table-cell>
          <table:table-cell table:style-name="ce82" table:formula="of:=IF(AND([.CS$1]&gt;=[.$M4];[.CS$1]&lt;=[.$L4]);[.CS$1];&quot;&quot;)">
            <text:p/>
          </table:table-cell>
          <table:table-cell table:style-name="ce82" table:formula="of:=IF(AND([.CT$1]&gt;=[.$M4];[.CT$1]&lt;=[.$L4]);[.CT$1];&quot;&quot;)">
            <text:p/>
          </table:table-cell>
          <table:table-cell table:style-name="ce82" table:formula="of:=IF(AND([.CU$1]&gt;=[.$M4];[.CU$1]&lt;=[.$L4]);[.CU$1];&quot;&quot;)">
            <text:p/>
          </table:table-cell>
          <table:table-cell table:style-name="ce82" table:formula="of:=IF(AND([.CV$1]&gt;=[.$M4];[.CV$1]&lt;=[.$L4]);[.CV$1];&quot;&quot;)">
            <text:p/>
          </table:table-cell>
          <table:table-cell table:style-name="ce82" table:formula="of:=IF(AND([.CW$1]&gt;=[.$M4];[.CW$1]&lt;=[.$L4]);[.CW$1];&quot;&quot;)">
            <text:p/>
          </table:table-cell>
          <table:table-cell table:style-name="ce82" table:formula="of:=IF(AND([.CX$1]&gt;=[.$M4];[.CX$1]&lt;=[.$L4]);[.CX$1];&quot;&quot;)">
            <text:p/>
          </table:table-cell>
          <table:table-cell table:style-name="ce82" table:formula="of:=IF(AND([.CY$1]&gt;=[.$M4];[.CY$1]&lt;=[.$L4]);[.CY$1];&quot;&quot;)">
            <text:p/>
          </table:table-cell>
          <table:table-cell table:style-name="ce82" table:formula="of:=IF(AND([.CZ$1]&gt;=[.$M4];[.CZ$1]&lt;=[.$L4]);[.CZ$1];&quot;&quot;)">
            <text:p/>
          </table:table-cell>
          <table:table-cell table:style-name="ce82" table:formula="of:=IF(AND([.DA$1]&gt;=[.$M4];[.DA$1]&lt;=[.$L4]);[.DA$1];&quot;&quot;)">
            <text:p/>
          </table:table-cell>
          <table:table-cell table:style-name="ce82" table:formula="of:=IF(AND([.DB$1]&gt;=[.$M4];[.DB$1]&lt;=[.$L4]);[.DB$1];&quot;&quot;)">
            <text:p/>
          </table:table-cell>
          <table:table-cell table:style-name="ce82" table:formula="of:=IF(AND([.DC$1]&gt;=[.$M4];[.DC$1]&lt;=[.$L4]);[.DC$1];&quot;&quot;)">
            <text:p/>
          </table:table-cell>
          <table:table-cell table:style-name="ce82" table:formula="of:=IF(AND([.DD$1]&gt;=[.$M4];[.DD$1]&lt;=[.$L4]);[.DD$1];&quot;&quot;)">
            <text:p/>
          </table:table-cell>
          <table:table-cell table:style-name="ce82" table:formula="of:=IF(AND([.DE$1]&gt;=[.$M4];[.DE$1]&lt;=[.$L4]);[.DE$1];&quot;&quot;)">
            <text:p/>
          </table:table-cell>
          <table:table-cell table:style-name="ce82" table:formula="of:=IF(AND([.DF$1]&gt;=[.$M4];[.DF$1]&lt;=[.$L4]);[.DF$1];&quot;&quot;)">
            <text:p/>
          </table:table-cell>
          <table:table-cell table:style-name="ce82" table:formula="of:=IF(AND([.DG$1]&gt;=[.$M4];[.DG$1]&lt;=[.$L4]);[.DG$1];&quot;&quot;)">
            <text:p/>
          </table:table-cell>
          <table:table-cell table:style-name="ce82" table:formula="of:=IF(AND([.DH$1]&gt;=[.$M4];[.DH$1]&lt;=[.$L4]);[.DH$1];&quot;&quot;)">
            <text:p/>
          </table:table-cell>
          <table:table-cell table:style-name="ce82" table:formula="of:=IF(AND([.DI$1]&gt;=[.$M4];[.DI$1]&lt;=[.$L4]);[.DI$1];&quot;&quot;)">
            <text:p/>
          </table:table-cell>
          <table:table-cell table:style-name="ce82" table:formula="of:=IF(AND([.DJ$1]&gt;=[.$M4];[.DJ$1]&lt;=[.$L4]);[.DJ$1];&quot;&quot;)">
            <text:p/>
          </table:table-cell>
          <table:table-cell table:style-name="ce82" table:formula="of:=IF(AND([.DK$1]&gt;=[.$M4];[.DK$1]&lt;=[.$L4]);[.DK$1];&quot;&quot;)">
            <text:p/>
          </table:table-cell>
          <table:table-cell table:style-name="ce82" table:formula="of:=IF(AND([.DL$1]&gt;=[.$M4];[.DL$1]&lt;=[.$L4]);[.DL$1];&quot;&quot;)">
            <text:p/>
          </table:table-cell>
          <table:table-cell table:style-name="ce82" table:formula="of:=IF(AND([.DM$1]&gt;=[.$M4];[.DM$1]&lt;=[.$L4]);[.DM$1];&quot;&quot;)">
            <text:p/>
          </table:table-cell>
          <table:table-cell table:style-name="ce82" table:formula="of:=IF(AND([.DN$1]&gt;=[.$M4];[.DN$1]&lt;=[.$L4]);[.DN$1];&quot;&quot;)">
            <text:p/>
          </table:table-cell>
          <table:table-cell table:style-name="ce82" table:formula="of:=IF(AND([.DO$1]&gt;=[.$M4];[.DO$1]&lt;=[.$L4]);[.DO$1];&quot;&quot;)">
            <text:p/>
          </table:table-cell>
          <table:table-cell table:style-name="ce82" table:formula="of:=IF(AND([.DP$1]&gt;=[.$M4];[.DP$1]&lt;=[.$L4]);[.DP$1];&quot;&quot;)">
            <text:p/>
          </table:table-cell>
          <table:table-cell table:style-name="ce82" table:formula="of:=IF(AND([.DQ$1]&gt;=[.$M4];[.DQ$1]&lt;=[.$L4]);[.DQ$1];&quot;&quot;)">
            <text:p/>
          </table:table-cell>
          <table:table-cell table:style-name="ce82" table:formula="of:=IF(AND([.DR$1]&gt;=[.$M4];[.DR$1]&lt;=[.$L4]);[.DR$1];&quot;&quot;)">
            <text:p/>
          </table:table-cell>
          <table:table-cell table:style-name="ce82" table:formula="of:=IF(AND([.DS$1]&gt;=[.$M4];[.DS$1]&lt;=[.$L4]);[.DS$1];&quot;&quot;)">
            <text:p/>
          </table:table-cell>
          <table:table-cell table:style-name="ce82" table:formula="of:=IF(AND([.DT$1]&gt;=[.$M4];[.DT$1]&lt;=[.$L4]);[.DT$1];&quot;&quot;)">
            <text:p/>
          </table:table-cell>
          <table:table-cell table:style-name="ce82" table:formula="of:=IF(AND([.DU$1]&gt;=[.$M4];[.DU$1]&lt;=[.$L4]);[.DU$1];&quot;&quot;)">
            <text:p/>
          </table:table-cell>
          <table:table-cell table:style-name="ce84" table:formula="of:=IF(AND([.DV$1]&gt;=[.$M4];[.DV$1]&lt;=[.$L4]);[.DV$1];&quot;&quot;)">
            <text:p/>
          </table:table-cell>
          <table:table-cell table:style-name="ce84" table:formula="of:=IF(AND([.DW$1]&gt;=[.$M4];[.DW$1]&lt;=[.$L4]);[.DW$1];&quot;&quot;)">
            <text:p/>
          </table:table-cell>
          <table:table-cell table:style-name="ce84" table:formula="of:=IF(AND([.DX$1]&gt;=[.$M4];[.DX$1]&lt;=[.$L4]);[.DX$1];&quot;&quot;)">
            <text:p/>
          </table:table-cell>
          <table:table-cell table:style-name="ce84" table:formula="of:=IF(AND([.DY$1]&gt;=[.$M4];[.DY$1]&lt;=[.$L4]);[.DY$1];&quot;&quot;)">
            <text:p/>
          </table:table-cell>
          <table:table-cell table:style-name="ce84" table:formula="of:=IF(AND([.DZ$1]&gt;=[.$M4];[.DZ$1]&lt;=[.$L4]);[.DZ$1];&quot;&quot;)">
            <text:p/>
          </table:table-cell>
          <table:table-cell table:style-name="ce84" table:formula="of:=IF(AND([.EA$1]&gt;=[.$M4];[.EA$1]&lt;=[.$L4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5];[.$A:.$L];12;0)" office:value-type="float" office:value="5" calcext:value-type="float">
            <text:p>5</text:p>
          </table:table-cell>
          <table:table-cell table:style-name="ce6" table:formula="of:=VLOOKUP([.D5];[.$A:.$L];12;0)" office:value-type="float" office:value="0" calcext:value-type="float">
            <text:p>0</text:p>
          </table:table-cell>
          <table:table-cell table:style-name="ce6" table:formula="of:=VLOOKUP([.E5];[.$A:.$L];12;0)" office:value-type="float" office:value="0" calcext:value-type="float">
            <text:p>0</text:p>
          </table:table-cell>
          <table:table-cell table:style-name="ce6" table:formula="of:=VLOOKUP([.F5];[.$A:.$L];12;0)" office:value-type="float" office:value="0" calcext:value-type="float">
            <text:p>0</text:p>
          </table:table-cell>
          <table:table-cell table:style-name="ce7" table:formula="of:=MAX([.H5:.K5])+[.B5]+[.N5]" office:value-type="float" office:value="12" calcext:value-type="float">
            <text:p>12</text:p>
          </table:table-cell>
          <table:table-cell table:style-name="ce8" table:formula="of:=[.L5]-[.B5]+1" office:value-type="float" office:value="6" calcext:value-type="float">
            <text:p>6</text:p>
          </table:table-cell>
          <table:table-cell table:style-name="ce9"/>
          <table:table-cell table:style-name="ce11" table:formula="of:=IF(AND([.O$1]&gt;=[.$M5];[.O$1]&lt;=[.$L5]);[.O$1];&quot;&quot;)">
            <text:p/>
          </table:table-cell>
          <table:table-cell table:style-name="ce11" table:formula="of:=IF(AND([.P$1]&gt;=[.$M5];[.P$1]&lt;=[.$L5]);[.P$1];&quot;&quot;)">
            <text:p/>
          </table:table-cell>
          <table:table-cell table:style-name="ce11" table:formula="of:=IF(AND([.Q$1]&gt;=[.$M5];[.Q$1]&lt;=[.$L5]);[.Q$1];&quot;&quot;)">
            <text:p/>
          </table:table-cell>
          <table:table-cell table:style-name="ce11" table:formula="of:=IF(AND([.R$1]&gt;=[.$M5];[.R$1]&lt;=[.$L5]);[.R$1];&quot;&quot;)">
            <text:p/>
          </table:table-cell>
          <table:table-cell table:style-name="ce13" table:formula="of:=IF(AND([.S$1]&gt;=[.$M5];[.S$1]&lt;=[.$L5]);[.S$1];&quot;&quot;)">
            <text:p/>
          </table:table-cell>
          <table:table-cell table:style-name="ce13" table:formula="of:=IF(AND([.T$1]&gt;=[.$M5];[.T$1]&lt;=[.$L5]);[.T$1];&quot;&quot;)" office:value-type="float" office:value="6" calcext:value-type="float">
            <text:p>6</text:p>
          </table:table-cell>
          <table:table-cell table:style-name="ce13" table:formula="of:=IF(AND([.U$1]&gt;=[.$M5];[.U$1]&lt;=[.$L5]);[.U$1];&quot;&quot;)" office:value-type="float" office:value="7" calcext:value-type="float">
            <text:p>7</text:p>
          </table:table-cell>
          <table:table-cell table:style-name="ce13" table:formula="of:=IF(AND([.V$1]&gt;=[.$M5];[.V$1]&lt;=[.$L5]);[.V$1];&quot;&quot;)" office:value-type="float" office:value="8" calcext:value-type="float">
            <text:p>8</text:p>
          </table:table-cell>
          <table:table-cell table:style-name="ce13" table:formula="of:=IF(AND([.W$1]&gt;=[.$M5];[.W$1]&lt;=[.$L5]);[.W$1];&quot;&quot;)" office:value-type="float" office:value="9" calcext:value-type="float">
            <text:p>9</text:p>
          </table:table-cell>
          <table:table-cell table:style-name="ce13" table:formula="of:=IF(AND([.X$1]&gt;=[.$M5];[.X$1]&lt;=[.$L5]);[.X$1];&quot;&quot;)" office:value-type="float" office:value="10" calcext:value-type="float">
            <text:p>10</text:p>
          </table:table-cell>
          <table:table-cell table:style-name="ce13" table:formula="of:=IF(AND([.Y$1]&gt;=[.$M5];[.Y$1]&lt;=[.$L5]);[.Y$1];&quot;&quot;)" office:value-type="float" office:value="11" calcext:value-type="float">
            <text:p>11</text:p>
          </table:table-cell>
          <table:table-cell table:style-name="ce13" table:formula="of:=IF(AND([.Z$1]&gt;=[.$M5];[.Z$1]&lt;=[.$L5]);[.Z$1];&quot;&quot;)" office:value-type="float" office:value="12" calcext:value-type="float">
            <text:p>12</text:p>
          </table:table-cell>
          <table:table-cell table:style-name="ce13" table:formula="of:=IF(AND([.AA$1]&gt;=[.$M5];[.AA$1]&lt;=[.$L5]);[.AA$1];&quot;&quot;)">
            <text:p/>
          </table:table-cell>
          <table:table-cell table:style-name="ce13" table:formula="of:=IF(AND([.AB$1]&gt;=[.$M5];[.AB$1]&lt;=[.$L5]);[.AB$1];&quot;&quot;)">
            <text:p/>
          </table:table-cell>
          <table:table-cell table:style-name="ce13" table:formula="of:=IF(AND([.AC$1]&gt;=[.$M5];[.AC$1]&lt;=[.$L5]);[.AC$1];&quot;&quot;)">
            <text:p/>
          </table:table-cell>
          <table:table-cell table:style-name="ce13" table:formula="of:=IF(AND([.AD$1]&gt;=[.$M5];[.AD$1]&lt;=[.$L5]);[.AD$1];&quot;&quot;)">
            <text:p/>
          </table:table-cell>
          <table:table-cell table:style-name="ce15" table:formula="of:=IF(AND([.AE$1]&gt;=[.$M5];[.AE$1]&lt;=[.$L5]);[.AE$1];&quot;&quot;)">
            <text:p/>
          </table:table-cell>
          <table:table-cell table:style-name="ce18" table:formula="of:=IF(AND([.AF$1]&gt;=[.$M5];[.AF$1]&lt;=[.$L5]);[.AF$1];&quot;&quot;)">
            <text:p/>
          </table:table-cell>
          <table:table-cell table:style-name="ce18" table:formula="of:=IF(AND([.AG$1]&gt;=[.$M5];[.AG$1]&lt;=[.$L5]);[.AG$1];&quot;&quot;)">
            <text:p/>
          </table:table-cell>
          <table:table-cell table:style-name="ce18" table:formula="of:=IF(AND([.AH$1]&gt;=[.$M5];[.AH$1]&lt;=[.$L5]);[.AH$1];&quot;&quot;)">
            <text:p/>
          </table:table-cell>
          <table:table-cell table:style-name="ce18" table:formula="of:=IF(AND([.AI$1]&gt;=[.$M5];[.AI$1]&lt;=[.$L5]);[.AI$1];&quot;&quot;)">
            <text:p/>
          </table:table-cell>
          <table:table-cell table:style-name="ce18" table:formula="of:=IF(AND([.AJ$1]&gt;=[.$M5];[.AJ$1]&lt;=[.$L5]);[.AJ$1];&quot;&quot;)">
            <text:p/>
          </table:table-cell>
          <table:table-cell table:style-name="ce18" table:formula="of:=IF(AND([.AK$1]&gt;=[.$M5];[.AK$1]&lt;=[.$L5]);[.AK$1];&quot;&quot;)">
            <text:p/>
          </table:table-cell>
          <table:table-cell table:style-name="ce18" table:formula="of:=IF(AND([.AL$1]&gt;=[.$M5];[.AL$1]&lt;=[.$L5]);[.AL$1];&quot;&quot;)">
            <text:p/>
          </table:table-cell>
          <table:table-cell table:style-name="ce18" table:formula="of:=IF(AND([.AM$1]&gt;=[.$M5];[.AM$1]&lt;=[.$L5]);[.AM$1];&quot;&quot;)">
            <text:p/>
          </table:table-cell>
          <table:table-cell table:style-name="ce18" table:formula="of:=IF(AND([.AN$1]&gt;=[.$M5];[.AN$1]&lt;=[.$L5]);[.AN$1];&quot;&quot;)">
            <text:p/>
          </table:table-cell>
          <table:table-cell table:style-name="ce18" table:formula="of:=IF(AND([.AO$1]&gt;=[.$M5];[.AO$1]&lt;=[.$L5]);[.AO$1];&quot;&quot;)">
            <text:p/>
          </table:table-cell>
          <table:table-cell table:style-name="ce18" table:formula="of:=IF(AND([.AP$1]&gt;=[.$M5];[.AP$1]&lt;=[.$L5]);[.AP$1];&quot;&quot;)">
            <text:p/>
          </table:table-cell>
          <table:table-cell table:style-name="ce18" table:formula="of:=IF(AND([.AQ$1]&gt;=[.$M5];[.AQ$1]&lt;=[.$L5]);[.AQ$1];&quot;&quot;)">
            <text:p/>
          </table:table-cell>
          <table:table-cell table:style-name="ce18" table:formula="of:=IF(AND([.AR$1]&gt;=[.$M5];[.AR$1]&lt;=[.$L5]);[.AR$1];&quot;&quot;)">
            <text:p/>
          </table:table-cell>
          <table:table-cell table:style-name="ce20" table:formula="of:=IF(AND([.AS$1]&gt;=[.$M5];[.AS$1]&lt;=[.$L5]);[.AS$1];&quot;&quot;)">
            <text:p/>
          </table:table-cell>
          <table:table-cell table:style-name="ce24" table:formula="of:=IF(AND([.AT$1]&gt;=[.$M5];[.AT$1]&lt;=[.$L5]);[.AT$1];&quot;&quot;)">
            <text:p/>
          </table:table-cell>
          <table:table-cell table:style-name="ce26" table:formula="of:=IF(AND([.AU$1]&gt;=[.$M5];[.AU$1]&lt;=[.$L5]);[.AU$1];&quot;&quot;)">
            <text:p/>
          </table:table-cell>
          <table:table-cell table:style-name="ce26" table:formula="of:=IF(AND([.AV$1]&gt;=[.$M5];[.AV$1]&lt;=[.$L5]);[.AV$1];&quot;&quot;)">
            <text:p/>
          </table:table-cell>
          <table:table-cell table:style-name="ce28" table:formula="of:=IF(AND([.AW$1]&gt;=[.$M5];[.AW$1]&lt;=[.$L5]);[.AW$1];&quot;&quot;)">
            <text:p/>
          </table:table-cell>
          <table:table-cell table:style-name="ce30" table:formula="of:=IF(AND([.AX$1]&gt;=[.$M5];[.AX$1]&lt;=[.$L5]);[.AX$1];&quot;&quot;)">
            <text:p/>
          </table:table-cell>
          <table:table-cell table:style-name="ce32" table:formula="of:=IF(AND([.AY$1]&gt;=[.$M5];[.AY$1]&lt;=[.$L5]);[.AY$1];&quot;&quot;)">
            <text:p/>
          </table:table-cell>
          <table:table-cell table:style-name="ce34" table:formula="of:=IF(AND([.AZ$1]&gt;=[.$M5];[.AZ$1]&lt;=[.$L5]);[.AZ$1];&quot;&quot;)">
            <text:p/>
          </table:table-cell>
          <table:table-cell table:style-name="ce36" table:formula="of:=IF(AND([.BA$1]&gt;=[.$M5];[.BA$1]&lt;=[.$L5]);[.BA$1];&quot;&quot;)">
            <text:p/>
          </table:table-cell>
          <table:table-cell table:style-name="ce36" table:formula="of:=IF(AND([.BB$1]&gt;=[.$M5];[.BB$1]&lt;=[.$L5]);[.BB$1];&quot;&quot;)">
            <text:p/>
          </table:table-cell>
          <table:table-cell table:style-name="ce38" table:formula="of:=IF(AND([.BC$1]&gt;=[.$M5];[.BC$1]&lt;=[.$L5]);[.BC$1];&quot;&quot;)">
            <text:p/>
          </table:table-cell>
          <table:table-cell table:style-name="ce38" table:formula="of:=IF(AND([.BD$1]&gt;=[.$M5];[.BD$1]&lt;=[.$L5]);[.BD$1];&quot;&quot;)">
            <text:p/>
          </table:table-cell>
          <table:table-cell table:style-name="ce40" table:formula="of:=IF(AND([.BE$1]&gt;=[.$M5];[.BE$1]&lt;=[.$L5]);[.BE$1];&quot;&quot;)">
            <text:p/>
          </table:table-cell>
          <table:table-cell table:style-name="ce42" table:formula="of:=IF(AND([.BF$1]&gt;=[.$M5];[.BF$1]&lt;=[.$L5]);[.BF$1];&quot;&quot;)">
            <text:p/>
          </table:table-cell>
          <table:table-cell table:style-name="ce44" table:formula="of:=IF(AND([.BG$1]&gt;=[.$M5];[.BG$1]&lt;=[.$L5]);[.BG$1];&quot;&quot;)">
            <text:p/>
          </table:table-cell>
          <table:table-cell table:style-name="ce44" table:formula="of:=IF(AND([.BH$1]&gt;=[.$M5];[.BH$1]&lt;=[.$L5]);[.BH$1];&quot;&quot;)">
            <text:p/>
          </table:table-cell>
          <table:table-cell table:style-name="ce44" table:formula="of:=IF(AND([.BI$1]&gt;=[.$M5];[.BI$1]&lt;=[.$L5]);[.BI$1];&quot;&quot;)">
            <text:p/>
          </table:table-cell>
          <table:table-cell table:style-name="ce46" table:formula="of:=IF(AND([.BJ$1]&gt;=[.$M5];[.BJ$1]&lt;=[.$L5]);[.BJ$1];&quot;&quot;)">
            <text:p/>
          </table:table-cell>
          <table:table-cell table:style-name="ce48" table:formula="of:=IF(AND([.BK$1]&gt;=[.$M5];[.BK$1]&lt;=[.$L5]);[.BK$1];&quot;&quot;)">
            <text:p/>
          </table:table-cell>
          <table:table-cell table:style-name="ce48" table:formula="of:=IF(AND([.BL$1]&gt;=[.$M5];[.BL$1]&lt;=[.$L5]);[.BL$1];&quot;&quot;)">
            <text:p/>
          </table:table-cell>
          <table:table-cell table:style-name="ce50" table:formula="of:=IF(AND([.BM$1]&gt;=[.$M5];[.BM$1]&lt;=[.$L5]);[.BM$1];&quot;&quot;)">
            <text:p/>
          </table:table-cell>
          <table:table-cell table:style-name="ce50" table:formula="of:=IF(AND([.BN$1]&gt;=[.$M5];[.BN$1]&lt;=[.$L5]);[.BN$1];&quot;&quot;)">
            <text:p/>
          </table:table-cell>
          <table:table-cell table:style-name="ce50" table:formula="of:=IF(AND([.BO$1]&gt;=[.$M5];[.BO$1]&lt;=[.$L5]);[.BO$1];&quot;&quot;)">
            <text:p/>
          </table:table-cell>
          <table:table-cell table:style-name="ce52" table:formula="of:=IF(AND([.BP$1]&gt;=[.$M5];[.BP$1]&lt;=[.$L5]);[.BP$1];&quot;&quot;)">
            <text:p/>
          </table:table-cell>
          <table:table-cell table:style-name="ce54" table:formula="of:=IF(AND([.BQ$1]&gt;=[.$M5];[.BQ$1]&lt;=[.$L5]);[.BQ$1];&quot;&quot;)">
            <text:p/>
          </table:table-cell>
          <table:table-cell table:style-name="ce54" table:formula="of:=IF(AND([.BR$1]&gt;=[.$M5];[.BR$1]&lt;=[.$L5]);[.BR$1];&quot;&quot;)">
            <text:p/>
          </table:table-cell>
          <table:table-cell table:style-name="ce54" table:formula="of:=IF(AND([.BS$1]&gt;=[.$M5];[.BS$1]&lt;=[.$L5]);[.BS$1];&quot;&quot;)">
            <text:p/>
          </table:table-cell>
          <table:table-cell table:style-name="ce56" table:formula="of:=IF(AND([.BT$1]&gt;=[.$M5];[.BT$1]&lt;=[.$L5]);[.BT$1];&quot;&quot;)">
            <text:p/>
          </table:table-cell>
          <table:table-cell table:style-name="ce58" table:formula="of:=IF(AND([.BU$1]&gt;=[.$M5];[.BU$1]&lt;=[.$L5]);[.BU$1];&quot;&quot;)">
            <text:p/>
          </table:table-cell>
          <table:table-cell table:style-name="ce60" table:formula="of:=IF(AND([.BV$1]&gt;=[.$M5];[.BV$1]&lt;=[.$L5]);[.BV$1];&quot;&quot;)">
            <text:p/>
          </table:table-cell>
          <table:table-cell table:style-name="ce60" table:formula="of:=IF(AND([.BW$1]&gt;=[.$M5];[.BW$1]&lt;=[.$L5]);[.BW$1];&quot;&quot;)">
            <text:p/>
          </table:table-cell>
          <table:table-cell table:style-name="ce62" table:formula="of:=IF(AND([.BX$1]&gt;=[.$M5];[.BX$1]&lt;=[.$L5]);[.BX$1];&quot;&quot;)">
            <text:p/>
          </table:table-cell>
          <table:table-cell table:style-name="ce62" table:formula="of:=IF(AND([.BY$1]&gt;=[.$M5];[.BY$1]&lt;=[.$L5]);[.BY$1];&quot;&quot;)">
            <text:p/>
          </table:table-cell>
          <table:table-cell table:style-name="ce64" table:formula="of:=IF(AND([.BZ$1]&gt;=[.$M5];[.BZ$1]&lt;=[.$L5]);[.BZ$1];&quot;&quot;)">
            <text:p/>
          </table:table-cell>
          <table:table-cell table:style-name="ce66" table:formula="of:=IF(AND([.CA$1]&gt;=[.$M5];[.CA$1]&lt;=[.$L5]);[.CA$1];&quot;&quot;)">
            <text:p/>
          </table:table-cell>
          <table:table-cell table:style-name="ce68" table:formula="of:=IF(AND([.CB$1]&gt;=[.$M5];[.CB$1]&lt;=[.$L5]);[.CB$1];&quot;&quot;)">
            <text:p/>
          </table:table-cell>
          <table:table-cell table:style-name="ce68" table:formula="of:=IF(AND([.CC$1]&gt;=[.$M5];[.CC$1]&lt;=[.$L5]);[.CC$1];&quot;&quot;)">
            <text:p/>
          </table:table-cell>
          <table:table-cell table:style-name="ce68" table:formula="of:=IF(AND([.CD$1]&gt;=[.$M5];[.CD$1]&lt;=[.$L5]);[.CD$1];&quot;&quot;)">
            <text:p/>
          </table:table-cell>
          <table:table-cell table:style-name="ce68" table:formula="of:=IF(AND([.CE$1]&gt;=[.$M5];[.CE$1]&lt;=[.$L5]);[.CE$1];&quot;&quot;)">
            <text:p/>
          </table:table-cell>
          <table:table-cell table:style-name="ce68" table:formula="of:=IF(AND([.CF$1]&gt;=[.$M5];[.CF$1]&lt;=[.$L5]);[.CF$1];&quot;&quot;)">
            <text:p/>
          </table:table-cell>
          <table:table-cell table:style-name="ce68" table:formula="of:=IF(AND([.CG$1]&gt;=[.$M5];[.CG$1]&lt;=[.$L5]);[.CG$1];&quot;&quot;)">
            <text:p/>
          </table:table-cell>
          <table:table-cell table:style-name="ce70" table:formula="of:=IF(AND([.CH$1]&gt;=[.$M5];[.CH$1]&lt;=[.$L5]);[.CH$1];&quot;&quot;)">
            <text:p/>
          </table:table-cell>
          <table:table-cell table:style-name="ce70" table:formula="of:=IF(AND([.CI$1]&gt;=[.$M5];[.CI$1]&lt;=[.$L5]);[.CI$1];&quot;&quot;)">
            <text:p/>
          </table:table-cell>
          <table:table-cell table:style-name="ce70" table:formula="of:=IF(AND([.CJ$1]&gt;=[.$M5];[.CJ$1]&lt;=[.$L5]);[.CJ$1];&quot;&quot;)">
            <text:p/>
          </table:table-cell>
          <table:table-cell table:style-name="ce72" table:formula="of:=IF(AND([.CK$1]&gt;=[.$M5];[.CK$1]&lt;=[.$L5]);[.CK$1];&quot;&quot;)">
            <text:p/>
          </table:table-cell>
          <table:table-cell table:style-name="ce74" table:formula="of:=IF(AND([.CL$1]&gt;=[.$M5];[.CL$1]&lt;=[.$L5]);[.CL$1];&quot;&quot;)">
            <text:p/>
          </table:table-cell>
          <table:table-cell table:style-name="ce74" table:formula="of:=IF(AND([.CM$1]&gt;=[.$M5];[.CM$1]&lt;=[.$L5]);[.CM$1];&quot;&quot;)">
            <text:p/>
          </table:table-cell>
          <table:table-cell table:style-name="ce76" table:formula="of:=IF(AND([.CN$1]&gt;=[.$M5];[.CN$1]&lt;=[.$L5]);[.CN$1];&quot;&quot;)">
            <text:p/>
          </table:table-cell>
          <table:table-cell table:style-name="ce76" table:formula="of:=IF(AND([.CO$1]&gt;=[.$M5];[.CO$1]&lt;=[.$L5]);[.CO$1];&quot;&quot;)">
            <text:p/>
          </table:table-cell>
          <table:table-cell table:style-name="ce79" table:formula="of:=IF(AND([.CP$1]&gt;=[.$M5];[.CP$1]&lt;=[.$L5]);[.CP$1];&quot;&quot;)">
            <text:p/>
          </table:table-cell>
          <table:table-cell table:style-name="ce82" table:formula="of:=IF(AND([.CQ$1]&gt;=[.$M5];[.CQ$1]&lt;=[.$L5]);[.CQ$1];&quot;&quot;)">
            <text:p/>
          </table:table-cell>
          <table:table-cell table:style-name="ce82" table:formula="of:=IF(AND([.CR$1]&gt;=[.$M5];[.CR$1]&lt;=[.$L5]);[.CR$1];&quot;&quot;)">
            <text:p/>
          </table:table-cell>
          <table:table-cell table:style-name="ce82" table:formula="of:=IF(AND([.CS$1]&gt;=[.$M5];[.CS$1]&lt;=[.$L5]);[.CS$1];&quot;&quot;)">
            <text:p/>
          </table:table-cell>
          <table:table-cell table:style-name="ce82" table:formula="of:=IF(AND([.CT$1]&gt;=[.$M5];[.CT$1]&lt;=[.$L5]);[.CT$1];&quot;&quot;)">
            <text:p/>
          </table:table-cell>
          <table:table-cell table:style-name="ce82" table:formula="of:=IF(AND([.CU$1]&gt;=[.$M5];[.CU$1]&lt;=[.$L5]);[.CU$1];&quot;&quot;)">
            <text:p/>
          </table:table-cell>
          <table:table-cell table:style-name="ce82" table:formula="of:=IF(AND([.CV$1]&gt;=[.$M5];[.CV$1]&lt;=[.$L5]);[.CV$1];&quot;&quot;)">
            <text:p/>
          </table:table-cell>
          <table:table-cell table:style-name="ce82" table:formula="of:=IF(AND([.CW$1]&gt;=[.$M5];[.CW$1]&lt;=[.$L5]);[.CW$1];&quot;&quot;)">
            <text:p/>
          </table:table-cell>
          <table:table-cell table:style-name="ce82" table:formula="of:=IF(AND([.CX$1]&gt;=[.$M5];[.CX$1]&lt;=[.$L5]);[.CX$1];&quot;&quot;)">
            <text:p/>
          </table:table-cell>
          <table:table-cell table:style-name="ce82" table:formula="of:=IF(AND([.CY$1]&gt;=[.$M5];[.CY$1]&lt;=[.$L5]);[.CY$1];&quot;&quot;)">
            <text:p/>
          </table:table-cell>
          <table:table-cell table:style-name="ce82" table:formula="of:=IF(AND([.CZ$1]&gt;=[.$M5];[.CZ$1]&lt;=[.$L5]);[.CZ$1];&quot;&quot;)">
            <text:p/>
          </table:table-cell>
          <table:table-cell table:style-name="ce82" table:formula="of:=IF(AND([.DA$1]&gt;=[.$M5];[.DA$1]&lt;=[.$L5]);[.DA$1];&quot;&quot;)">
            <text:p/>
          </table:table-cell>
          <table:table-cell table:style-name="ce82" table:formula="of:=IF(AND([.DB$1]&gt;=[.$M5];[.DB$1]&lt;=[.$L5]);[.DB$1];&quot;&quot;)">
            <text:p/>
          </table:table-cell>
          <table:table-cell table:style-name="ce82" table:formula="of:=IF(AND([.DC$1]&gt;=[.$M5];[.DC$1]&lt;=[.$L5]);[.DC$1];&quot;&quot;)">
            <text:p/>
          </table:table-cell>
          <table:table-cell table:style-name="ce82" table:formula="of:=IF(AND([.DD$1]&gt;=[.$M5];[.DD$1]&lt;=[.$L5]);[.DD$1];&quot;&quot;)">
            <text:p/>
          </table:table-cell>
          <table:table-cell table:style-name="ce82" table:formula="of:=IF(AND([.DE$1]&gt;=[.$M5];[.DE$1]&lt;=[.$L5]);[.DE$1];&quot;&quot;)">
            <text:p/>
          </table:table-cell>
          <table:table-cell table:style-name="ce82" table:formula="of:=IF(AND([.DF$1]&gt;=[.$M5];[.DF$1]&lt;=[.$L5]);[.DF$1];&quot;&quot;)">
            <text:p/>
          </table:table-cell>
          <table:table-cell table:style-name="ce82" table:formula="of:=IF(AND([.DG$1]&gt;=[.$M5];[.DG$1]&lt;=[.$L5]);[.DG$1];&quot;&quot;)">
            <text:p/>
          </table:table-cell>
          <table:table-cell table:style-name="ce82" table:formula="of:=IF(AND([.DH$1]&gt;=[.$M5];[.DH$1]&lt;=[.$L5]);[.DH$1];&quot;&quot;)">
            <text:p/>
          </table:table-cell>
          <table:table-cell table:style-name="ce82" table:formula="of:=IF(AND([.DI$1]&gt;=[.$M5];[.DI$1]&lt;=[.$L5]);[.DI$1];&quot;&quot;)">
            <text:p/>
          </table:table-cell>
          <table:table-cell table:style-name="ce82" table:formula="of:=IF(AND([.DJ$1]&gt;=[.$M5];[.DJ$1]&lt;=[.$L5]);[.DJ$1];&quot;&quot;)">
            <text:p/>
          </table:table-cell>
          <table:table-cell table:style-name="ce82" table:formula="of:=IF(AND([.DK$1]&gt;=[.$M5];[.DK$1]&lt;=[.$L5]);[.DK$1];&quot;&quot;)">
            <text:p/>
          </table:table-cell>
          <table:table-cell table:style-name="ce82" table:formula="of:=IF(AND([.DL$1]&gt;=[.$M5];[.DL$1]&lt;=[.$L5]);[.DL$1];&quot;&quot;)">
            <text:p/>
          </table:table-cell>
          <table:table-cell table:style-name="ce82" table:formula="of:=IF(AND([.DM$1]&gt;=[.$M5];[.DM$1]&lt;=[.$L5]);[.DM$1];&quot;&quot;)">
            <text:p/>
          </table:table-cell>
          <table:table-cell table:style-name="ce82" table:formula="of:=IF(AND([.DN$1]&gt;=[.$M5];[.DN$1]&lt;=[.$L5]);[.DN$1];&quot;&quot;)">
            <text:p/>
          </table:table-cell>
          <table:table-cell table:style-name="ce82" table:formula="of:=IF(AND([.DO$1]&gt;=[.$M5];[.DO$1]&lt;=[.$L5]);[.DO$1];&quot;&quot;)">
            <text:p/>
          </table:table-cell>
          <table:table-cell table:style-name="ce82" table:formula="of:=IF(AND([.DP$1]&gt;=[.$M5];[.DP$1]&lt;=[.$L5]);[.DP$1];&quot;&quot;)">
            <text:p/>
          </table:table-cell>
          <table:table-cell table:style-name="ce82" table:formula="of:=IF(AND([.DQ$1]&gt;=[.$M5];[.DQ$1]&lt;=[.$L5]);[.DQ$1];&quot;&quot;)">
            <text:p/>
          </table:table-cell>
          <table:table-cell table:style-name="ce82" table:formula="of:=IF(AND([.DR$1]&gt;=[.$M5];[.DR$1]&lt;=[.$L5]);[.DR$1];&quot;&quot;)">
            <text:p/>
          </table:table-cell>
          <table:table-cell table:style-name="ce82" table:formula="of:=IF(AND([.DS$1]&gt;=[.$M5];[.DS$1]&lt;=[.$L5]);[.DS$1];&quot;&quot;)">
            <text:p/>
          </table:table-cell>
          <table:table-cell table:style-name="ce82" table:formula="of:=IF(AND([.DT$1]&gt;=[.$M5];[.DT$1]&lt;=[.$L5]);[.DT$1];&quot;&quot;)">
            <text:p/>
          </table:table-cell>
          <table:table-cell table:style-name="ce82" table:formula="of:=IF(AND([.DU$1]&gt;=[.$M5];[.DU$1]&lt;=[.$L5]);[.DU$1];&quot;&quot;)">
            <text:p/>
          </table:table-cell>
          <table:table-cell table:style-name="ce84" table:formula="of:=IF(AND([.DV$1]&gt;=[.$M5];[.DV$1]&lt;=[.$L5]);[.DV$1];&quot;&quot;)">
            <text:p/>
          </table:table-cell>
          <table:table-cell table:style-name="ce84" table:formula="of:=IF(AND([.DW$1]&gt;=[.$M5];[.DW$1]&lt;=[.$L5]);[.DW$1];&quot;&quot;)">
            <text:p/>
          </table:table-cell>
          <table:table-cell table:style-name="ce84" table:formula="of:=IF(AND([.DX$1]&gt;=[.$M5];[.DX$1]&lt;=[.$L5]);[.DX$1];&quot;&quot;)">
            <text:p/>
          </table:table-cell>
          <table:table-cell table:style-name="ce84" table:formula="of:=IF(AND([.DY$1]&gt;=[.$M5];[.DY$1]&lt;=[.$L5]);[.DY$1];&quot;&quot;)">
            <text:p/>
          </table:table-cell>
          <table:table-cell table:style-name="ce84" table:formula="of:=IF(AND([.DZ$1]&gt;=[.$M5];[.DZ$1]&lt;=[.$L5]);[.DZ$1];&quot;&quot;)">
            <text:p/>
          </table:table-cell>
          <table:table-cell table:style-name="ce84" table:formula="of:=IF(AND([.EA$1]&gt;=[.$M5];[.EA$1]&lt;=[.$L5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6];[.$A:.$L];12;0)" office:value-type="float" office:value="5" calcext:value-type="float">
            <text:p>5</text:p>
          </table:table-cell>
          <table:table-cell table:style-name="ce6" table:formula="of:=VLOOKUP([.D6];[.$A:.$L];12;0)" office:value-type="float" office:value="0" calcext:value-type="float">
            <text:p>0</text:p>
          </table:table-cell>
          <table:table-cell table:style-name="ce6" table:formula="of:=VLOOKUP([.E6];[.$A:.$L];12;0)" office:value-type="float" office:value="0" calcext:value-type="float">
            <text:p>0</text:p>
          </table:table-cell>
          <table:table-cell table:style-name="ce6" table:formula="of:=VLOOKUP([.F6];[.$A:.$L];12;0)" office:value-type="float" office:value="0" calcext:value-type="float">
            <text:p>0</text:p>
          </table:table-cell>
          <table:table-cell table:style-name="ce7" table:formula="of:=MAX([.H6:.K6])+[.B6]+[.N6]" office:value-type="float" office:value="11" calcext:value-type="float">
            <text:p>11</text:p>
          </table:table-cell>
          <table:table-cell table:style-name="ce8" table:formula="of:=[.L6]-[.B6]+1" office:value-type="float" office:value="6" calcext:value-type="float">
            <text:p>6</text:p>
          </table:table-cell>
          <table:table-cell table:style-name="ce9"/>
          <table:table-cell table:style-name="ce11" table:formula="of:=IF(AND([.O$1]&gt;=[.$M6];[.O$1]&lt;=[.$L6]);[.O$1];&quot;&quot;)">
            <text:p/>
          </table:table-cell>
          <table:table-cell table:style-name="ce11" table:formula="of:=IF(AND([.P$1]&gt;=[.$M6];[.P$1]&lt;=[.$L6]);[.P$1];&quot;&quot;)">
            <text:p/>
          </table:table-cell>
          <table:table-cell table:style-name="ce11" table:formula="of:=IF(AND([.Q$1]&gt;=[.$M6];[.Q$1]&lt;=[.$L6]);[.Q$1];&quot;&quot;)">
            <text:p/>
          </table:table-cell>
          <table:table-cell table:style-name="ce11" table:formula="of:=IF(AND([.R$1]&gt;=[.$M6];[.R$1]&lt;=[.$L6]);[.R$1];&quot;&quot;)">
            <text:p/>
          </table:table-cell>
          <table:table-cell table:style-name="ce13" table:formula="of:=IF(AND([.S$1]&gt;=[.$M6];[.S$1]&lt;=[.$L6]);[.S$1];&quot;&quot;)">
            <text:p/>
          </table:table-cell>
          <table:table-cell table:style-name="ce13" table:formula="of:=IF(AND([.T$1]&gt;=[.$M6];[.T$1]&lt;=[.$L6]);[.T$1];&quot;&quot;)" office:value-type="float" office:value="6" calcext:value-type="float">
            <text:p>6</text:p>
          </table:table-cell>
          <table:table-cell table:style-name="ce13" table:formula="of:=IF(AND([.U$1]&gt;=[.$M6];[.U$1]&lt;=[.$L6]);[.U$1];&quot;&quot;)" office:value-type="float" office:value="7" calcext:value-type="float">
            <text:p>7</text:p>
          </table:table-cell>
          <table:table-cell table:style-name="ce13" table:formula="of:=IF(AND([.V$1]&gt;=[.$M6];[.V$1]&lt;=[.$L6]);[.V$1];&quot;&quot;)" office:value-type="float" office:value="8" calcext:value-type="float">
            <text:p>8</text:p>
          </table:table-cell>
          <table:table-cell table:style-name="ce13" table:formula="of:=IF(AND([.W$1]&gt;=[.$M6];[.W$1]&lt;=[.$L6]);[.W$1];&quot;&quot;)" office:value-type="float" office:value="9" calcext:value-type="float">
            <text:p>9</text:p>
          </table:table-cell>
          <table:table-cell table:style-name="ce13" table:formula="of:=IF(AND([.X$1]&gt;=[.$M6];[.X$1]&lt;=[.$L6]);[.X$1];&quot;&quot;)" office:value-type="float" office:value="10" calcext:value-type="float">
            <text:p>10</text:p>
          </table:table-cell>
          <table:table-cell table:style-name="ce13" table:formula="of:=IF(AND([.Y$1]&gt;=[.$M6];[.Y$1]&lt;=[.$L6]);[.Y$1];&quot;&quot;)" office:value-type="float" office:value="11" calcext:value-type="float">
            <text:p>11</text:p>
          </table:table-cell>
          <table:table-cell table:style-name="ce13" table:formula="of:=IF(AND([.Z$1]&gt;=[.$M6];[.Z$1]&lt;=[.$L6]);[.Z$1];&quot;&quot;)">
            <text:p/>
          </table:table-cell>
          <table:table-cell table:style-name="ce13" table:formula="of:=IF(AND([.AA$1]&gt;=[.$M6];[.AA$1]&lt;=[.$L6]);[.AA$1];&quot;&quot;)">
            <text:p/>
          </table:table-cell>
          <table:table-cell table:style-name="ce13" table:formula="of:=IF(AND([.AB$1]&gt;=[.$M6];[.AB$1]&lt;=[.$L6]);[.AB$1];&quot;&quot;)">
            <text:p/>
          </table:table-cell>
          <table:table-cell table:style-name="ce13" table:formula="of:=IF(AND([.AC$1]&gt;=[.$M6];[.AC$1]&lt;=[.$L6]);[.AC$1];&quot;&quot;)">
            <text:p/>
          </table:table-cell>
          <table:table-cell table:style-name="ce13" table:formula="of:=IF(AND([.AD$1]&gt;=[.$M6];[.AD$1]&lt;=[.$L6]);[.AD$1];&quot;&quot;)">
            <text:p/>
          </table:table-cell>
          <table:table-cell table:style-name="ce15" table:formula="of:=IF(AND([.AE$1]&gt;=[.$M6];[.AE$1]&lt;=[.$L6]);[.AE$1];&quot;&quot;)">
            <text:p/>
          </table:table-cell>
          <table:table-cell table:style-name="ce18" table:formula="of:=IF(AND([.AF$1]&gt;=[.$M6];[.AF$1]&lt;=[.$L6]);[.AF$1];&quot;&quot;)">
            <text:p/>
          </table:table-cell>
          <table:table-cell table:style-name="ce18" table:formula="of:=IF(AND([.AG$1]&gt;=[.$M6];[.AG$1]&lt;=[.$L6]);[.AG$1];&quot;&quot;)">
            <text:p/>
          </table:table-cell>
          <table:table-cell table:style-name="ce18" table:formula="of:=IF(AND([.AH$1]&gt;=[.$M6];[.AH$1]&lt;=[.$L6]);[.AH$1];&quot;&quot;)">
            <text:p/>
          </table:table-cell>
          <table:table-cell table:style-name="ce18" table:formula="of:=IF(AND([.AI$1]&gt;=[.$M6];[.AI$1]&lt;=[.$L6]);[.AI$1];&quot;&quot;)">
            <text:p/>
          </table:table-cell>
          <table:table-cell table:style-name="ce18" table:formula="of:=IF(AND([.AJ$1]&gt;=[.$M6];[.AJ$1]&lt;=[.$L6]);[.AJ$1];&quot;&quot;)">
            <text:p/>
          </table:table-cell>
          <table:table-cell table:style-name="ce18" table:formula="of:=IF(AND([.AK$1]&gt;=[.$M6];[.AK$1]&lt;=[.$L6]);[.AK$1];&quot;&quot;)">
            <text:p/>
          </table:table-cell>
          <table:table-cell table:style-name="ce18" table:formula="of:=IF(AND([.AL$1]&gt;=[.$M6];[.AL$1]&lt;=[.$L6]);[.AL$1];&quot;&quot;)">
            <text:p/>
          </table:table-cell>
          <table:table-cell table:style-name="ce18" table:formula="of:=IF(AND([.AM$1]&gt;=[.$M6];[.AM$1]&lt;=[.$L6]);[.AM$1];&quot;&quot;)">
            <text:p/>
          </table:table-cell>
          <table:table-cell table:style-name="ce18" table:formula="of:=IF(AND([.AN$1]&gt;=[.$M6];[.AN$1]&lt;=[.$L6]);[.AN$1];&quot;&quot;)">
            <text:p/>
          </table:table-cell>
          <table:table-cell table:style-name="ce18" table:formula="of:=IF(AND([.AO$1]&gt;=[.$M6];[.AO$1]&lt;=[.$L6]);[.AO$1];&quot;&quot;)">
            <text:p/>
          </table:table-cell>
          <table:table-cell table:style-name="ce18" table:formula="of:=IF(AND([.AP$1]&gt;=[.$M6];[.AP$1]&lt;=[.$L6]);[.AP$1];&quot;&quot;)">
            <text:p/>
          </table:table-cell>
          <table:table-cell table:style-name="ce18" table:formula="of:=IF(AND([.AQ$1]&gt;=[.$M6];[.AQ$1]&lt;=[.$L6]);[.AQ$1];&quot;&quot;)">
            <text:p/>
          </table:table-cell>
          <table:table-cell table:style-name="ce18" table:formula="of:=IF(AND([.AR$1]&gt;=[.$M6];[.AR$1]&lt;=[.$L6]);[.AR$1];&quot;&quot;)">
            <text:p/>
          </table:table-cell>
          <table:table-cell table:style-name="ce20" table:formula="of:=IF(AND([.AS$1]&gt;=[.$M6];[.AS$1]&lt;=[.$L6]);[.AS$1];&quot;&quot;)">
            <text:p/>
          </table:table-cell>
          <table:table-cell table:style-name="ce24" table:formula="of:=IF(AND([.AT$1]&gt;=[.$M6];[.AT$1]&lt;=[.$L6]);[.AT$1];&quot;&quot;)">
            <text:p/>
          </table:table-cell>
          <table:table-cell table:style-name="ce26" table:formula="of:=IF(AND([.AU$1]&gt;=[.$M6];[.AU$1]&lt;=[.$L6]);[.AU$1];&quot;&quot;)">
            <text:p/>
          </table:table-cell>
          <table:table-cell table:style-name="ce26" table:formula="of:=IF(AND([.AV$1]&gt;=[.$M6];[.AV$1]&lt;=[.$L6]);[.AV$1];&quot;&quot;)">
            <text:p/>
          </table:table-cell>
          <table:table-cell table:style-name="ce28" table:formula="of:=IF(AND([.AW$1]&gt;=[.$M6];[.AW$1]&lt;=[.$L6]);[.AW$1];&quot;&quot;)">
            <text:p/>
          </table:table-cell>
          <table:table-cell table:style-name="ce30" table:formula="of:=IF(AND([.AX$1]&gt;=[.$M6];[.AX$1]&lt;=[.$L6]);[.AX$1];&quot;&quot;)">
            <text:p/>
          </table:table-cell>
          <table:table-cell table:style-name="ce32" table:formula="of:=IF(AND([.AY$1]&gt;=[.$M6];[.AY$1]&lt;=[.$L6]);[.AY$1];&quot;&quot;)">
            <text:p/>
          </table:table-cell>
          <table:table-cell table:style-name="ce34" table:formula="of:=IF(AND([.AZ$1]&gt;=[.$M6];[.AZ$1]&lt;=[.$L6]);[.AZ$1];&quot;&quot;)">
            <text:p/>
          </table:table-cell>
          <table:table-cell table:style-name="ce36" table:formula="of:=IF(AND([.BA$1]&gt;=[.$M6];[.BA$1]&lt;=[.$L6]);[.BA$1];&quot;&quot;)">
            <text:p/>
          </table:table-cell>
          <table:table-cell table:style-name="ce36" table:formula="of:=IF(AND([.BB$1]&gt;=[.$M6];[.BB$1]&lt;=[.$L6]);[.BB$1];&quot;&quot;)">
            <text:p/>
          </table:table-cell>
          <table:table-cell table:style-name="ce38" table:formula="of:=IF(AND([.BC$1]&gt;=[.$M6];[.BC$1]&lt;=[.$L6]);[.BC$1];&quot;&quot;)">
            <text:p/>
          </table:table-cell>
          <table:table-cell table:style-name="ce38" table:formula="of:=IF(AND([.BD$1]&gt;=[.$M6];[.BD$1]&lt;=[.$L6]);[.BD$1];&quot;&quot;)">
            <text:p/>
          </table:table-cell>
          <table:table-cell table:style-name="ce40" table:formula="of:=IF(AND([.BE$1]&gt;=[.$M6];[.BE$1]&lt;=[.$L6]);[.BE$1];&quot;&quot;)">
            <text:p/>
          </table:table-cell>
          <table:table-cell table:style-name="ce42" table:formula="of:=IF(AND([.BF$1]&gt;=[.$M6];[.BF$1]&lt;=[.$L6]);[.BF$1];&quot;&quot;)">
            <text:p/>
          </table:table-cell>
          <table:table-cell table:style-name="ce44" table:formula="of:=IF(AND([.BG$1]&gt;=[.$M6];[.BG$1]&lt;=[.$L6]);[.BG$1];&quot;&quot;)">
            <text:p/>
          </table:table-cell>
          <table:table-cell table:style-name="ce44" table:formula="of:=IF(AND([.BH$1]&gt;=[.$M6];[.BH$1]&lt;=[.$L6]);[.BH$1];&quot;&quot;)">
            <text:p/>
          </table:table-cell>
          <table:table-cell table:style-name="ce44" table:formula="of:=IF(AND([.BI$1]&gt;=[.$M6];[.BI$1]&lt;=[.$L6]);[.BI$1];&quot;&quot;)">
            <text:p/>
          </table:table-cell>
          <table:table-cell table:style-name="ce46" table:formula="of:=IF(AND([.BJ$1]&gt;=[.$M6];[.BJ$1]&lt;=[.$L6]);[.BJ$1];&quot;&quot;)">
            <text:p/>
          </table:table-cell>
          <table:table-cell table:style-name="ce48" table:formula="of:=IF(AND([.BK$1]&gt;=[.$M6];[.BK$1]&lt;=[.$L6]);[.BK$1];&quot;&quot;)">
            <text:p/>
          </table:table-cell>
          <table:table-cell table:style-name="ce48" table:formula="of:=IF(AND([.BL$1]&gt;=[.$M6];[.BL$1]&lt;=[.$L6]);[.BL$1];&quot;&quot;)">
            <text:p/>
          </table:table-cell>
          <table:table-cell table:style-name="ce50" table:formula="of:=IF(AND([.BM$1]&gt;=[.$M6];[.BM$1]&lt;=[.$L6]);[.BM$1];&quot;&quot;)">
            <text:p/>
          </table:table-cell>
          <table:table-cell table:style-name="ce50" table:formula="of:=IF(AND([.BN$1]&gt;=[.$M6];[.BN$1]&lt;=[.$L6]);[.BN$1];&quot;&quot;)">
            <text:p/>
          </table:table-cell>
          <table:table-cell table:style-name="ce50" table:formula="of:=IF(AND([.BO$1]&gt;=[.$M6];[.BO$1]&lt;=[.$L6]);[.BO$1];&quot;&quot;)">
            <text:p/>
          </table:table-cell>
          <table:table-cell table:style-name="ce52" table:formula="of:=IF(AND([.BP$1]&gt;=[.$M6];[.BP$1]&lt;=[.$L6]);[.BP$1];&quot;&quot;)">
            <text:p/>
          </table:table-cell>
          <table:table-cell table:style-name="ce54" table:formula="of:=IF(AND([.BQ$1]&gt;=[.$M6];[.BQ$1]&lt;=[.$L6]);[.BQ$1];&quot;&quot;)">
            <text:p/>
          </table:table-cell>
          <table:table-cell table:style-name="ce54" table:formula="of:=IF(AND([.BR$1]&gt;=[.$M6];[.BR$1]&lt;=[.$L6]);[.BR$1];&quot;&quot;)">
            <text:p/>
          </table:table-cell>
          <table:table-cell table:style-name="ce54" table:formula="of:=IF(AND([.BS$1]&gt;=[.$M6];[.BS$1]&lt;=[.$L6]);[.BS$1];&quot;&quot;)">
            <text:p/>
          </table:table-cell>
          <table:table-cell table:style-name="ce56" table:formula="of:=IF(AND([.BT$1]&gt;=[.$M6];[.BT$1]&lt;=[.$L6]);[.BT$1];&quot;&quot;)">
            <text:p/>
          </table:table-cell>
          <table:table-cell table:style-name="ce58" table:formula="of:=IF(AND([.BU$1]&gt;=[.$M6];[.BU$1]&lt;=[.$L6]);[.BU$1];&quot;&quot;)">
            <text:p/>
          </table:table-cell>
          <table:table-cell table:style-name="ce60" table:formula="of:=IF(AND([.BV$1]&gt;=[.$M6];[.BV$1]&lt;=[.$L6]);[.BV$1];&quot;&quot;)">
            <text:p/>
          </table:table-cell>
          <table:table-cell table:style-name="ce60" table:formula="of:=IF(AND([.BW$1]&gt;=[.$M6];[.BW$1]&lt;=[.$L6]);[.BW$1];&quot;&quot;)">
            <text:p/>
          </table:table-cell>
          <table:table-cell table:style-name="ce62" table:formula="of:=IF(AND([.BX$1]&gt;=[.$M6];[.BX$1]&lt;=[.$L6]);[.BX$1];&quot;&quot;)">
            <text:p/>
          </table:table-cell>
          <table:table-cell table:style-name="ce62" table:formula="of:=IF(AND([.BY$1]&gt;=[.$M6];[.BY$1]&lt;=[.$L6]);[.BY$1];&quot;&quot;)">
            <text:p/>
          </table:table-cell>
          <table:table-cell table:style-name="ce64" table:formula="of:=IF(AND([.BZ$1]&gt;=[.$M6];[.BZ$1]&lt;=[.$L6]);[.BZ$1];&quot;&quot;)">
            <text:p/>
          </table:table-cell>
          <table:table-cell table:style-name="ce66" table:formula="of:=IF(AND([.CA$1]&gt;=[.$M6];[.CA$1]&lt;=[.$L6]);[.CA$1];&quot;&quot;)">
            <text:p/>
          </table:table-cell>
          <table:table-cell table:style-name="ce68" table:formula="of:=IF(AND([.CB$1]&gt;=[.$M6];[.CB$1]&lt;=[.$L6]);[.CB$1];&quot;&quot;)">
            <text:p/>
          </table:table-cell>
          <table:table-cell table:style-name="ce68" table:formula="of:=IF(AND([.CC$1]&gt;=[.$M6];[.CC$1]&lt;=[.$L6]);[.CC$1];&quot;&quot;)">
            <text:p/>
          </table:table-cell>
          <table:table-cell table:style-name="ce68" table:formula="of:=IF(AND([.CD$1]&gt;=[.$M6];[.CD$1]&lt;=[.$L6]);[.CD$1];&quot;&quot;)">
            <text:p/>
          </table:table-cell>
          <table:table-cell table:style-name="ce68" table:formula="of:=IF(AND([.CE$1]&gt;=[.$M6];[.CE$1]&lt;=[.$L6]);[.CE$1];&quot;&quot;)">
            <text:p/>
          </table:table-cell>
          <table:table-cell table:style-name="ce68" table:formula="of:=IF(AND([.CF$1]&gt;=[.$M6];[.CF$1]&lt;=[.$L6]);[.CF$1];&quot;&quot;)">
            <text:p/>
          </table:table-cell>
          <table:table-cell table:style-name="ce68" table:formula="of:=IF(AND([.CG$1]&gt;=[.$M6];[.CG$1]&lt;=[.$L6]);[.CG$1];&quot;&quot;)">
            <text:p/>
          </table:table-cell>
          <table:table-cell table:style-name="ce70" table:formula="of:=IF(AND([.CH$1]&gt;=[.$M6];[.CH$1]&lt;=[.$L6]);[.CH$1];&quot;&quot;)">
            <text:p/>
          </table:table-cell>
          <table:table-cell table:style-name="ce70" table:formula="of:=IF(AND([.CI$1]&gt;=[.$M6];[.CI$1]&lt;=[.$L6]);[.CI$1];&quot;&quot;)">
            <text:p/>
          </table:table-cell>
          <table:table-cell table:style-name="ce70" table:formula="of:=IF(AND([.CJ$1]&gt;=[.$M6];[.CJ$1]&lt;=[.$L6]);[.CJ$1];&quot;&quot;)">
            <text:p/>
          </table:table-cell>
          <table:table-cell table:style-name="ce72" table:formula="of:=IF(AND([.CK$1]&gt;=[.$M6];[.CK$1]&lt;=[.$L6]);[.CK$1];&quot;&quot;)">
            <text:p/>
          </table:table-cell>
          <table:table-cell table:style-name="ce74" table:formula="of:=IF(AND([.CL$1]&gt;=[.$M6];[.CL$1]&lt;=[.$L6]);[.CL$1];&quot;&quot;)">
            <text:p/>
          </table:table-cell>
          <table:table-cell table:style-name="ce74" table:formula="of:=IF(AND([.CM$1]&gt;=[.$M6];[.CM$1]&lt;=[.$L6]);[.CM$1];&quot;&quot;)">
            <text:p/>
          </table:table-cell>
          <table:table-cell table:style-name="ce76" table:formula="of:=IF(AND([.CN$1]&gt;=[.$M6];[.CN$1]&lt;=[.$L6]);[.CN$1];&quot;&quot;)">
            <text:p/>
          </table:table-cell>
          <table:table-cell table:style-name="ce76" table:formula="of:=IF(AND([.CO$1]&gt;=[.$M6];[.CO$1]&lt;=[.$L6]);[.CO$1];&quot;&quot;)">
            <text:p/>
          </table:table-cell>
          <table:table-cell table:style-name="ce79" table:formula="of:=IF(AND([.CP$1]&gt;=[.$M6];[.CP$1]&lt;=[.$L6]);[.CP$1];&quot;&quot;)">
            <text:p/>
          </table:table-cell>
          <table:table-cell table:style-name="ce82" table:formula="of:=IF(AND([.CQ$1]&gt;=[.$M6];[.CQ$1]&lt;=[.$L6]);[.CQ$1];&quot;&quot;)">
            <text:p/>
          </table:table-cell>
          <table:table-cell table:style-name="ce82" table:formula="of:=IF(AND([.CR$1]&gt;=[.$M6];[.CR$1]&lt;=[.$L6]);[.CR$1];&quot;&quot;)">
            <text:p/>
          </table:table-cell>
          <table:table-cell table:style-name="ce82" table:formula="of:=IF(AND([.CS$1]&gt;=[.$M6];[.CS$1]&lt;=[.$L6]);[.CS$1];&quot;&quot;)">
            <text:p/>
          </table:table-cell>
          <table:table-cell table:style-name="ce82" table:formula="of:=IF(AND([.CT$1]&gt;=[.$M6];[.CT$1]&lt;=[.$L6]);[.CT$1];&quot;&quot;)">
            <text:p/>
          </table:table-cell>
          <table:table-cell table:style-name="ce82" table:formula="of:=IF(AND([.CU$1]&gt;=[.$M6];[.CU$1]&lt;=[.$L6]);[.CU$1];&quot;&quot;)">
            <text:p/>
          </table:table-cell>
          <table:table-cell table:style-name="ce82" table:formula="of:=IF(AND([.CV$1]&gt;=[.$M6];[.CV$1]&lt;=[.$L6]);[.CV$1];&quot;&quot;)">
            <text:p/>
          </table:table-cell>
          <table:table-cell table:style-name="ce82" table:formula="of:=IF(AND([.CW$1]&gt;=[.$M6];[.CW$1]&lt;=[.$L6]);[.CW$1];&quot;&quot;)">
            <text:p/>
          </table:table-cell>
          <table:table-cell table:style-name="ce82" table:formula="of:=IF(AND([.CX$1]&gt;=[.$M6];[.CX$1]&lt;=[.$L6]);[.CX$1];&quot;&quot;)">
            <text:p/>
          </table:table-cell>
          <table:table-cell table:style-name="ce82" table:formula="of:=IF(AND([.CY$1]&gt;=[.$M6];[.CY$1]&lt;=[.$L6]);[.CY$1];&quot;&quot;)">
            <text:p/>
          </table:table-cell>
          <table:table-cell table:style-name="ce82" table:formula="of:=IF(AND([.CZ$1]&gt;=[.$M6];[.CZ$1]&lt;=[.$L6]);[.CZ$1];&quot;&quot;)">
            <text:p/>
          </table:table-cell>
          <table:table-cell table:style-name="ce82" table:formula="of:=IF(AND([.DA$1]&gt;=[.$M6];[.DA$1]&lt;=[.$L6]);[.DA$1];&quot;&quot;)">
            <text:p/>
          </table:table-cell>
          <table:table-cell table:style-name="ce82" table:formula="of:=IF(AND([.DB$1]&gt;=[.$M6];[.DB$1]&lt;=[.$L6]);[.DB$1];&quot;&quot;)">
            <text:p/>
          </table:table-cell>
          <table:table-cell table:style-name="ce82" table:formula="of:=IF(AND([.DC$1]&gt;=[.$M6];[.DC$1]&lt;=[.$L6]);[.DC$1];&quot;&quot;)">
            <text:p/>
          </table:table-cell>
          <table:table-cell table:style-name="ce82" table:formula="of:=IF(AND([.DD$1]&gt;=[.$M6];[.DD$1]&lt;=[.$L6]);[.DD$1];&quot;&quot;)">
            <text:p/>
          </table:table-cell>
          <table:table-cell table:style-name="ce82" table:formula="of:=IF(AND([.DE$1]&gt;=[.$M6];[.DE$1]&lt;=[.$L6]);[.DE$1];&quot;&quot;)">
            <text:p/>
          </table:table-cell>
          <table:table-cell table:style-name="ce82" table:formula="of:=IF(AND([.DF$1]&gt;=[.$M6];[.DF$1]&lt;=[.$L6]);[.DF$1];&quot;&quot;)">
            <text:p/>
          </table:table-cell>
          <table:table-cell table:style-name="ce82" table:formula="of:=IF(AND([.DG$1]&gt;=[.$M6];[.DG$1]&lt;=[.$L6]);[.DG$1];&quot;&quot;)">
            <text:p/>
          </table:table-cell>
          <table:table-cell table:style-name="ce82" table:formula="of:=IF(AND([.DH$1]&gt;=[.$M6];[.DH$1]&lt;=[.$L6]);[.DH$1];&quot;&quot;)">
            <text:p/>
          </table:table-cell>
          <table:table-cell table:style-name="ce82" table:formula="of:=IF(AND([.DI$1]&gt;=[.$M6];[.DI$1]&lt;=[.$L6]);[.DI$1];&quot;&quot;)">
            <text:p/>
          </table:table-cell>
          <table:table-cell table:style-name="ce82" table:formula="of:=IF(AND([.DJ$1]&gt;=[.$M6];[.DJ$1]&lt;=[.$L6]);[.DJ$1];&quot;&quot;)">
            <text:p/>
          </table:table-cell>
          <table:table-cell table:style-name="ce82" table:formula="of:=IF(AND([.DK$1]&gt;=[.$M6];[.DK$1]&lt;=[.$L6]);[.DK$1];&quot;&quot;)">
            <text:p/>
          </table:table-cell>
          <table:table-cell table:style-name="ce82" table:formula="of:=IF(AND([.DL$1]&gt;=[.$M6];[.DL$1]&lt;=[.$L6]);[.DL$1];&quot;&quot;)">
            <text:p/>
          </table:table-cell>
          <table:table-cell table:style-name="ce82" table:formula="of:=IF(AND([.DM$1]&gt;=[.$M6];[.DM$1]&lt;=[.$L6]);[.DM$1];&quot;&quot;)">
            <text:p/>
          </table:table-cell>
          <table:table-cell table:style-name="ce82" table:formula="of:=IF(AND([.DN$1]&gt;=[.$M6];[.DN$1]&lt;=[.$L6]);[.DN$1];&quot;&quot;)">
            <text:p/>
          </table:table-cell>
          <table:table-cell table:style-name="ce82" table:formula="of:=IF(AND([.DO$1]&gt;=[.$M6];[.DO$1]&lt;=[.$L6]);[.DO$1];&quot;&quot;)">
            <text:p/>
          </table:table-cell>
          <table:table-cell table:style-name="ce82" table:formula="of:=IF(AND([.DP$1]&gt;=[.$M6];[.DP$1]&lt;=[.$L6]);[.DP$1];&quot;&quot;)">
            <text:p/>
          </table:table-cell>
          <table:table-cell table:style-name="ce82" table:formula="of:=IF(AND([.DQ$1]&gt;=[.$M6];[.DQ$1]&lt;=[.$L6]);[.DQ$1];&quot;&quot;)">
            <text:p/>
          </table:table-cell>
          <table:table-cell table:style-name="ce82" table:formula="of:=IF(AND([.DR$1]&gt;=[.$M6];[.DR$1]&lt;=[.$L6]);[.DR$1];&quot;&quot;)">
            <text:p/>
          </table:table-cell>
          <table:table-cell table:style-name="ce82" table:formula="of:=IF(AND([.DS$1]&gt;=[.$M6];[.DS$1]&lt;=[.$L6]);[.DS$1];&quot;&quot;)">
            <text:p/>
          </table:table-cell>
          <table:table-cell table:style-name="ce82" table:formula="of:=IF(AND([.DT$1]&gt;=[.$M6];[.DT$1]&lt;=[.$L6]);[.DT$1];&quot;&quot;)">
            <text:p/>
          </table:table-cell>
          <table:table-cell table:style-name="ce82" table:formula="of:=IF(AND([.DU$1]&gt;=[.$M6];[.DU$1]&lt;=[.$L6]);[.DU$1];&quot;&quot;)">
            <text:p/>
          </table:table-cell>
          <table:table-cell table:style-name="ce84" table:formula="of:=IF(AND([.DV$1]&gt;=[.$M6];[.DV$1]&lt;=[.$L6]);[.DV$1];&quot;&quot;)">
            <text:p/>
          </table:table-cell>
          <table:table-cell table:style-name="ce84" table:formula="of:=IF(AND([.DW$1]&gt;=[.$M6];[.DW$1]&lt;=[.$L6]);[.DW$1];&quot;&quot;)">
            <text:p/>
          </table:table-cell>
          <table:table-cell table:style-name="ce84" table:formula="of:=IF(AND([.DX$1]&gt;=[.$M6];[.DX$1]&lt;=[.$L6]);[.DX$1];&quot;&quot;)">
            <text:p/>
          </table:table-cell>
          <table:table-cell table:style-name="ce84" table:formula="of:=IF(AND([.DY$1]&gt;=[.$M6];[.DY$1]&lt;=[.$L6]);[.DY$1];&quot;&quot;)">
            <text:p/>
          </table:table-cell>
          <table:table-cell table:style-name="ce84" table:formula="of:=IF(AND([.DZ$1]&gt;=[.$M6];[.DZ$1]&lt;=[.$L6]);[.DZ$1];&quot;&quot;)">
            <text:p/>
          </table:table-cell>
          <table:table-cell table:style-name="ce84" table:formula="of:=IF(AND([.EA$1]&gt;=[.$M6];[.EA$1]&lt;=[.$L6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7];[.$A:.$L];12;0)" office:value-type="float" office:value="11" calcext:value-type="float">
            <text:p>11</text:p>
          </table:table-cell>
          <table:table-cell table:style-name="ce6" table:formula="of:=VLOOKUP([.D7];[.$A:.$L];12;0)" office:value-type="float" office:value="0" calcext:value-type="float">
            <text:p>0</text:p>
          </table:table-cell>
          <table:table-cell table:style-name="ce6" table:formula="of:=VLOOKUP([.E7];[.$A:.$L];12;0)" office:value-type="float" office:value="0" calcext:value-type="float">
            <text:p>0</text:p>
          </table:table-cell>
          <table:table-cell table:style-name="ce6" table:formula="of:=VLOOKUP([.F7];[.$A:.$L];12;0)" office:value-type="float" office:value="0" calcext:value-type="float">
            <text:p>0</text:p>
          </table:table-cell>
          <table:table-cell table:style-name="ce7" table:formula="of:=MAX([.H7:.K7])+[.B7]+[.N7]" office:value-type="float" office:value="14" calcext:value-type="float">
            <text:p>14</text:p>
          </table:table-cell>
          <table:table-cell table:style-name="ce8" table:formula="of:=[.L7]-[.B7]+1" office:value-type="float" office:value="12" calcext:value-type="float">
            <text:p>12</text:p>
          </table:table-cell>
          <table:table-cell table:style-name="ce9"/>
          <table:table-cell table:style-name="ce11" table:formula="of:=IF(AND([.O$1]&gt;=[.$M7];[.O$1]&lt;=[.$L7]);[.O$1];&quot;&quot;)">
            <text:p/>
          </table:table-cell>
          <table:table-cell table:style-name="ce11" table:formula="of:=IF(AND([.P$1]&gt;=[.$M7];[.P$1]&lt;=[.$L7]);[.P$1];&quot;&quot;)">
            <text:p/>
          </table:table-cell>
          <table:table-cell table:style-name="ce11" table:formula="of:=IF(AND([.Q$1]&gt;=[.$M7];[.Q$1]&lt;=[.$L7]);[.Q$1];&quot;&quot;)">
            <text:p/>
          </table:table-cell>
          <table:table-cell table:style-name="ce11" table:formula="of:=IF(AND([.R$1]&gt;=[.$M7];[.R$1]&lt;=[.$L7]);[.R$1];&quot;&quot;)">
            <text:p/>
          </table:table-cell>
          <table:table-cell table:style-name="ce13" table:formula="of:=IF(AND([.S$1]&gt;=[.$M7];[.S$1]&lt;=[.$L7]);[.S$1];&quot;&quot;)">
            <text:p/>
          </table:table-cell>
          <table:table-cell table:style-name="ce13" table:formula="of:=IF(AND([.T$1]&gt;=[.$M7];[.T$1]&lt;=[.$L7]);[.T$1];&quot;&quot;)">
            <text:p/>
          </table:table-cell>
          <table:table-cell table:style-name="ce13" table:formula="of:=IF(AND([.U$1]&gt;=[.$M7];[.U$1]&lt;=[.$L7]);[.U$1];&quot;&quot;)">
            <text:p/>
          </table:table-cell>
          <table:table-cell table:style-name="ce13" table:formula="of:=IF(AND([.V$1]&gt;=[.$M7];[.V$1]&lt;=[.$L7]);[.V$1];&quot;&quot;)">
            <text:p/>
          </table:table-cell>
          <table:table-cell table:style-name="ce13" table:formula="of:=IF(AND([.W$1]&gt;=[.$M7];[.W$1]&lt;=[.$L7]);[.W$1];&quot;&quot;)">
            <text:p/>
          </table:table-cell>
          <table:table-cell table:style-name="ce13" table:formula="of:=IF(AND([.X$1]&gt;=[.$M7];[.X$1]&lt;=[.$L7]);[.X$1];&quot;&quot;)">
            <text:p/>
          </table:table-cell>
          <table:table-cell table:style-name="ce13" table:formula="of:=IF(AND([.Y$1]&gt;=[.$M7];[.Y$1]&lt;=[.$L7]);[.Y$1];&quot;&quot;)">
            <text:p/>
          </table:table-cell>
          <table:table-cell table:style-name="ce13" table:formula="of:=IF(AND([.Z$1]&gt;=[.$M7];[.Z$1]&lt;=[.$L7]);[.Z$1];&quot;&quot;)" office:value-type="float" office:value="12" calcext:value-type="float">
            <text:p>12</text:p>
          </table:table-cell>
          <table:table-cell table:style-name="ce13" table:formula="of:=IF(AND([.AA$1]&gt;=[.$M7];[.AA$1]&lt;=[.$L7]);[.AA$1];&quot;&quot;)" office:value-type="float" office:value="13" calcext:value-type="float">
            <text:p>13</text:p>
          </table:table-cell>
          <table:table-cell table:style-name="ce13" table:formula="of:=IF(AND([.AB$1]&gt;=[.$M7];[.AB$1]&lt;=[.$L7]);[.AB$1];&quot;&quot;)" office:value-type="float" office:value="14" calcext:value-type="float">
            <text:p>14</text:p>
          </table:table-cell>
          <table:table-cell table:style-name="ce13" table:formula="of:=IF(AND([.AC$1]&gt;=[.$M7];[.AC$1]&lt;=[.$L7]);[.AC$1];&quot;&quot;)">
            <text:p/>
          </table:table-cell>
          <table:table-cell table:style-name="ce13" table:formula="of:=IF(AND([.AD$1]&gt;=[.$M7];[.AD$1]&lt;=[.$L7]);[.AD$1];&quot;&quot;)">
            <text:p/>
          </table:table-cell>
          <table:table-cell table:style-name="ce15" table:formula="of:=IF(AND([.AE$1]&gt;=[.$M7];[.AE$1]&lt;=[.$L7]);[.AE$1];&quot;&quot;)">
            <text:p/>
          </table:table-cell>
          <table:table-cell table:style-name="ce18" table:formula="of:=IF(AND([.AF$1]&gt;=[.$M7];[.AF$1]&lt;=[.$L7]);[.AF$1];&quot;&quot;)">
            <text:p/>
          </table:table-cell>
          <table:table-cell table:style-name="ce18" table:formula="of:=IF(AND([.AG$1]&gt;=[.$M7];[.AG$1]&lt;=[.$L7]);[.AG$1];&quot;&quot;)">
            <text:p/>
          </table:table-cell>
          <table:table-cell table:style-name="ce18" table:formula="of:=IF(AND([.AH$1]&gt;=[.$M7];[.AH$1]&lt;=[.$L7]);[.AH$1];&quot;&quot;)">
            <text:p/>
          </table:table-cell>
          <table:table-cell table:style-name="ce18" table:formula="of:=IF(AND([.AI$1]&gt;=[.$M7];[.AI$1]&lt;=[.$L7]);[.AI$1];&quot;&quot;)">
            <text:p/>
          </table:table-cell>
          <table:table-cell table:style-name="ce18" table:formula="of:=IF(AND([.AJ$1]&gt;=[.$M7];[.AJ$1]&lt;=[.$L7]);[.AJ$1];&quot;&quot;)">
            <text:p/>
          </table:table-cell>
          <table:table-cell table:style-name="ce18" table:formula="of:=IF(AND([.AK$1]&gt;=[.$M7];[.AK$1]&lt;=[.$L7]);[.AK$1];&quot;&quot;)">
            <text:p/>
          </table:table-cell>
          <table:table-cell table:style-name="ce18" table:formula="of:=IF(AND([.AL$1]&gt;=[.$M7];[.AL$1]&lt;=[.$L7]);[.AL$1];&quot;&quot;)">
            <text:p/>
          </table:table-cell>
          <table:table-cell table:style-name="ce18" table:formula="of:=IF(AND([.AM$1]&gt;=[.$M7];[.AM$1]&lt;=[.$L7]);[.AM$1];&quot;&quot;)">
            <text:p/>
          </table:table-cell>
          <table:table-cell table:style-name="ce18" table:formula="of:=IF(AND([.AN$1]&gt;=[.$M7];[.AN$1]&lt;=[.$L7]);[.AN$1];&quot;&quot;)">
            <text:p/>
          </table:table-cell>
          <table:table-cell table:style-name="ce18" table:formula="of:=IF(AND([.AO$1]&gt;=[.$M7];[.AO$1]&lt;=[.$L7]);[.AO$1];&quot;&quot;)">
            <text:p/>
          </table:table-cell>
          <table:table-cell table:style-name="ce18" table:formula="of:=IF(AND([.AP$1]&gt;=[.$M7];[.AP$1]&lt;=[.$L7]);[.AP$1];&quot;&quot;)">
            <text:p/>
          </table:table-cell>
          <table:table-cell table:style-name="ce18" table:formula="of:=IF(AND([.AQ$1]&gt;=[.$M7];[.AQ$1]&lt;=[.$L7]);[.AQ$1];&quot;&quot;)">
            <text:p/>
          </table:table-cell>
          <table:table-cell table:style-name="ce18" table:formula="of:=IF(AND([.AR$1]&gt;=[.$M7];[.AR$1]&lt;=[.$L7]);[.AR$1];&quot;&quot;)">
            <text:p/>
          </table:table-cell>
          <table:table-cell table:style-name="ce20" table:formula="of:=IF(AND([.AS$1]&gt;=[.$M7];[.AS$1]&lt;=[.$L7]);[.AS$1];&quot;&quot;)">
            <text:p/>
          </table:table-cell>
          <table:table-cell table:style-name="ce24" table:formula="of:=IF(AND([.AT$1]&gt;=[.$M7];[.AT$1]&lt;=[.$L7]);[.AT$1];&quot;&quot;)">
            <text:p/>
          </table:table-cell>
          <table:table-cell table:style-name="ce26" table:formula="of:=IF(AND([.AU$1]&gt;=[.$M7];[.AU$1]&lt;=[.$L7]);[.AU$1];&quot;&quot;)">
            <text:p/>
          </table:table-cell>
          <table:table-cell table:style-name="ce26" table:formula="of:=IF(AND([.AV$1]&gt;=[.$M7];[.AV$1]&lt;=[.$L7]);[.AV$1];&quot;&quot;)">
            <text:p/>
          </table:table-cell>
          <table:table-cell table:style-name="ce28" table:formula="of:=IF(AND([.AW$1]&gt;=[.$M7];[.AW$1]&lt;=[.$L7]);[.AW$1];&quot;&quot;)">
            <text:p/>
          </table:table-cell>
          <table:table-cell table:style-name="ce30" table:formula="of:=IF(AND([.AX$1]&gt;=[.$M7];[.AX$1]&lt;=[.$L7]);[.AX$1];&quot;&quot;)">
            <text:p/>
          </table:table-cell>
          <table:table-cell table:style-name="ce32" table:formula="of:=IF(AND([.AY$1]&gt;=[.$M7];[.AY$1]&lt;=[.$L7]);[.AY$1];&quot;&quot;)">
            <text:p/>
          </table:table-cell>
          <table:table-cell table:style-name="ce34" table:formula="of:=IF(AND([.AZ$1]&gt;=[.$M7];[.AZ$1]&lt;=[.$L7]);[.AZ$1];&quot;&quot;)">
            <text:p/>
          </table:table-cell>
          <table:table-cell table:style-name="ce36" table:formula="of:=IF(AND([.BA$1]&gt;=[.$M7];[.BA$1]&lt;=[.$L7]);[.BA$1];&quot;&quot;)">
            <text:p/>
          </table:table-cell>
          <table:table-cell table:style-name="ce36" table:formula="of:=IF(AND([.BB$1]&gt;=[.$M7];[.BB$1]&lt;=[.$L7]);[.BB$1];&quot;&quot;)">
            <text:p/>
          </table:table-cell>
          <table:table-cell table:style-name="ce38" table:formula="of:=IF(AND([.BC$1]&gt;=[.$M7];[.BC$1]&lt;=[.$L7]);[.BC$1];&quot;&quot;)">
            <text:p/>
          </table:table-cell>
          <table:table-cell table:style-name="ce38" table:formula="of:=IF(AND([.BD$1]&gt;=[.$M7];[.BD$1]&lt;=[.$L7]);[.BD$1];&quot;&quot;)">
            <text:p/>
          </table:table-cell>
          <table:table-cell table:style-name="ce40" table:formula="of:=IF(AND([.BE$1]&gt;=[.$M7];[.BE$1]&lt;=[.$L7]);[.BE$1];&quot;&quot;)">
            <text:p/>
          </table:table-cell>
          <table:table-cell table:style-name="ce42" table:formula="of:=IF(AND([.BF$1]&gt;=[.$M7];[.BF$1]&lt;=[.$L7]);[.BF$1];&quot;&quot;)">
            <text:p/>
          </table:table-cell>
          <table:table-cell table:style-name="ce44" table:formula="of:=IF(AND([.BG$1]&gt;=[.$M7];[.BG$1]&lt;=[.$L7]);[.BG$1];&quot;&quot;)">
            <text:p/>
          </table:table-cell>
          <table:table-cell table:style-name="ce44" table:formula="of:=IF(AND([.BH$1]&gt;=[.$M7];[.BH$1]&lt;=[.$L7]);[.BH$1];&quot;&quot;)">
            <text:p/>
          </table:table-cell>
          <table:table-cell table:style-name="ce44" table:formula="of:=IF(AND([.BI$1]&gt;=[.$M7];[.BI$1]&lt;=[.$L7]);[.BI$1];&quot;&quot;)">
            <text:p/>
          </table:table-cell>
          <table:table-cell table:style-name="ce46" table:formula="of:=IF(AND([.BJ$1]&gt;=[.$M7];[.BJ$1]&lt;=[.$L7]);[.BJ$1];&quot;&quot;)">
            <text:p/>
          </table:table-cell>
          <table:table-cell table:style-name="ce48" table:formula="of:=IF(AND([.BK$1]&gt;=[.$M7];[.BK$1]&lt;=[.$L7]);[.BK$1];&quot;&quot;)">
            <text:p/>
          </table:table-cell>
          <table:table-cell table:style-name="ce48" table:formula="of:=IF(AND([.BL$1]&gt;=[.$M7];[.BL$1]&lt;=[.$L7]);[.BL$1];&quot;&quot;)">
            <text:p/>
          </table:table-cell>
          <table:table-cell table:style-name="ce50" table:formula="of:=IF(AND([.BM$1]&gt;=[.$M7];[.BM$1]&lt;=[.$L7]);[.BM$1];&quot;&quot;)">
            <text:p/>
          </table:table-cell>
          <table:table-cell table:style-name="ce50" table:formula="of:=IF(AND([.BN$1]&gt;=[.$M7];[.BN$1]&lt;=[.$L7]);[.BN$1];&quot;&quot;)">
            <text:p/>
          </table:table-cell>
          <table:table-cell table:style-name="ce50" table:formula="of:=IF(AND([.BO$1]&gt;=[.$M7];[.BO$1]&lt;=[.$L7]);[.BO$1];&quot;&quot;)">
            <text:p/>
          </table:table-cell>
          <table:table-cell table:style-name="ce52" table:formula="of:=IF(AND([.BP$1]&gt;=[.$M7];[.BP$1]&lt;=[.$L7]);[.BP$1];&quot;&quot;)">
            <text:p/>
          </table:table-cell>
          <table:table-cell table:style-name="ce54" table:formula="of:=IF(AND([.BQ$1]&gt;=[.$M7];[.BQ$1]&lt;=[.$L7]);[.BQ$1];&quot;&quot;)">
            <text:p/>
          </table:table-cell>
          <table:table-cell table:style-name="ce54" table:formula="of:=IF(AND([.BR$1]&gt;=[.$M7];[.BR$1]&lt;=[.$L7]);[.BR$1];&quot;&quot;)">
            <text:p/>
          </table:table-cell>
          <table:table-cell table:style-name="ce54" table:formula="of:=IF(AND([.BS$1]&gt;=[.$M7];[.BS$1]&lt;=[.$L7]);[.BS$1];&quot;&quot;)">
            <text:p/>
          </table:table-cell>
          <table:table-cell table:style-name="ce56" table:formula="of:=IF(AND([.BT$1]&gt;=[.$M7];[.BT$1]&lt;=[.$L7]);[.BT$1];&quot;&quot;)">
            <text:p/>
          </table:table-cell>
          <table:table-cell table:style-name="ce58" table:formula="of:=IF(AND([.BU$1]&gt;=[.$M7];[.BU$1]&lt;=[.$L7]);[.BU$1];&quot;&quot;)">
            <text:p/>
          </table:table-cell>
          <table:table-cell table:style-name="ce60" table:formula="of:=IF(AND([.BV$1]&gt;=[.$M7];[.BV$1]&lt;=[.$L7]);[.BV$1];&quot;&quot;)">
            <text:p/>
          </table:table-cell>
          <table:table-cell table:style-name="ce60" table:formula="of:=IF(AND([.BW$1]&gt;=[.$M7];[.BW$1]&lt;=[.$L7]);[.BW$1];&quot;&quot;)">
            <text:p/>
          </table:table-cell>
          <table:table-cell table:style-name="ce62" table:formula="of:=IF(AND([.BX$1]&gt;=[.$M7];[.BX$1]&lt;=[.$L7]);[.BX$1];&quot;&quot;)">
            <text:p/>
          </table:table-cell>
          <table:table-cell table:style-name="ce62" table:formula="of:=IF(AND([.BY$1]&gt;=[.$M7];[.BY$1]&lt;=[.$L7]);[.BY$1];&quot;&quot;)">
            <text:p/>
          </table:table-cell>
          <table:table-cell table:style-name="ce64" table:formula="of:=IF(AND([.BZ$1]&gt;=[.$M7];[.BZ$1]&lt;=[.$L7]);[.BZ$1];&quot;&quot;)">
            <text:p/>
          </table:table-cell>
          <table:table-cell table:style-name="ce66" table:formula="of:=IF(AND([.CA$1]&gt;=[.$M7];[.CA$1]&lt;=[.$L7]);[.CA$1];&quot;&quot;)">
            <text:p/>
          </table:table-cell>
          <table:table-cell table:style-name="ce68" table:formula="of:=IF(AND([.CB$1]&gt;=[.$M7];[.CB$1]&lt;=[.$L7]);[.CB$1];&quot;&quot;)">
            <text:p/>
          </table:table-cell>
          <table:table-cell table:style-name="ce68" table:formula="of:=IF(AND([.CC$1]&gt;=[.$M7];[.CC$1]&lt;=[.$L7]);[.CC$1];&quot;&quot;)">
            <text:p/>
          </table:table-cell>
          <table:table-cell table:style-name="ce68" table:formula="of:=IF(AND([.CD$1]&gt;=[.$M7];[.CD$1]&lt;=[.$L7]);[.CD$1];&quot;&quot;)">
            <text:p/>
          </table:table-cell>
          <table:table-cell table:style-name="ce68" table:formula="of:=IF(AND([.CE$1]&gt;=[.$M7];[.CE$1]&lt;=[.$L7]);[.CE$1];&quot;&quot;)">
            <text:p/>
          </table:table-cell>
          <table:table-cell table:style-name="ce68" table:formula="of:=IF(AND([.CF$1]&gt;=[.$M7];[.CF$1]&lt;=[.$L7]);[.CF$1];&quot;&quot;)">
            <text:p/>
          </table:table-cell>
          <table:table-cell table:style-name="ce68" table:formula="of:=IF(AND([.CG$1]&gt;=[.$M7];[.CG$1]&lt;=[.$L7]);[.CG$1];&quot;&quot;)">
            <text:p/>
          </table:table-cell>
          <table:table-cell table:style-name="ce70" table:formula="of:=IF(AND([.CH$1]&gt;=[.$M7];[.CH$1]&lt;=[.$L7]);[.CH$1];&quot;&quot;)">
            <text:p/>
          </table:table-cell>
          <table:table-cell table:style-name="ce70" table:formula="of:=IF(AND([.CI$1]&gt;=[.$M7];[.CI$1]&lt;=[.$L7]);[.CI$1];&quot;&quot;)">
            <text:p/>
          </table:table-cell>
          <table:table-cell table:style-name="ce70" table:formula="of:=IF(AND([.CJ$1]&gt;=[.$M7];[.CJ$1]&lt;=[.$L7]);[.CJ$1];&quot;&quot;)">
            <text:p/>
          </table:table-cell>
          <table:table-cell table:style-name="ce72" table:formula="of:=IF(AND([.CK$1]&gt;=[.$M7];[.CK$1]&lt;=[.$L7]);[.CK$1];&quot;&quot;)">
            <text:p/>
          </table:table-cell>
          <table:table-cell table:style-name="ce74" table:formula="of:=IF(AND([.CL$1]&gt;=[.$M7];[.CL$1]&lt;=[.$L7]);[.CL$1];&quot;&quot;)">
            <text:p/>
          </table:table-cell>
          <table:table-cell table:style-name="ce74" table:formula="of:=IF(AND([.CM$1]&gt;=[.$M7];[.CM$1]&lt;=[.$L7]);[.CM$1];&quot;&quot;)">
            <text:p/>
          </table:table-cell>
          <table:table-cell table:style-name="ce76" table:formula="of:=IF(AND([.CN$1]&gt;=[.$M7];[.CN$1]&lt;=[.$L7]);[.CN$1];&quot;&quot;)">
            <text:p/>
          </table:table-cell>
          <table:table-cell table:style-name="ce76" table:formula="of:=IF(AND([.CO$1]&gt;=[.$M7];[.CO$1]&lt;=[.$L7]);[.CO$1];&quot;&quot;)">
            <text:p/>
          </table:table-cell>
          <table:table-cell table:style-name="ce79" table:formula="of:=IF(AND([.CP$1]&gt;=[.$M7];[.CP$1]&lt;=[.$L7]);[.CP$1];&quot;&quot;)">
            <text:p/>
          </table:table-cell>
          <table:table-cell table:style-name="ce82" table:formula="of:=IF(AND([.CQ$1]&gt;=[.$M7];[.CQ$1]&lt;=[.$L7]);[.CQ$1];&quot;&quot;)">
            <text:p/>
          </table:table-cell>
          <table:table-cell table:style-name="ce82" table:formula="of:=IF(AND([.CR$1]&gt;=[.$M7];[.CR$1]&lt;=[.$L7]);[.CR$1];&quot;&quot;)">
            <text:p/>
          </table:table-cell>
          <table:table-cell table:style-name="ce82" table:formula="of:=IF(AND([.CS$1]&gt;=[.$M7];[.CS$1]&lt;=[.$L7]);[.CS$1];&quot;&quot;)">
            <text:p/>
          </table:table-cell>
          <table:table-cell table:style-name="ce82" table:formula="of:=IF(AND([.CT$1]&gt;=[.$M7];[.CT$1]&lt;=[.$L7]);[.CT$1];&quot;&quot;)">
            <text:p/>
          </table:table-cell>
          <table:table-cell table:style-name="ce82" table:formula="of:=IF(AND([.CU$1]&gt;=[.$M7];[.CU$1]&lt;=[.$L7]);[.CU$1];&quot;&quot;)">
            <text:p/>
          </table:table-cell>
          <table:table-cell table:style-name="ce82" table:formula="of:=IF(AND([.CV$1]&gt;=[.$M7];[.CV$1]&lt;=[.$L7]);[.CV$1];&quot;&quot;)">
            <text:p/>
          </table:table-cell>
          <table:table-cell table:style-name="ce82" table:formula="of:=IF(AND([.CW$1]&gt;=[.$M7];[.CW$1]&lt;=[.$L7]);[.CW$1];&quot;&quot;)">
            <text:p/>
          </table:table-cell>
          <table:table-cell table:style-name="ce82" table:formula="of:=IF(AND([.CX$1]&gt;=[.$M7];[.CX$1]&lt;=[.$L7]);[.CX$1];&quot;&quot;)">
            <text:p/>
          </table:table-cell>
          <table:table-cell table:style-name="ce82" table:formula="of:=IF(AND([.CY$1]&gt;=[.$M7];[.CY$1]&lt;=[.$L7]);[.CY$1];&quot;&quot;)">
            <text:p/>
          </table:table-cell>
          <table:table-cell table:style-name="ce82" table:formula="of:=IF(AND([.CZ$1]&gt;=[.$M7];[.CZ$1]&lt;=[.$L7]);[.CZ$1];&quot;&quot;)">
            <text:p/>
          </table:table-cell>
          <table:table-cell table:style-name="ce82" table:formula="of:=IF(AND([.DA$1]&gt;=[.$M7];[.DA$1]&lt;=[.$L7]);[.DA$1];&quot;&quot;)">
            <text:p/>
          </table:table-cell>
          <table:table-cell table:style-name="ce82" table:formula="of:=IF(AND([.DB$1]&gt;=[.$M7];[.DB$1]&lt;=[.$L7]);[.DB$1];&quot;&quot;)">
            <text:p/>
          </table:table-cell>
          <table:table-cell table:style-name="ce82" table:formula="of:=IF(AND([.DC$1]&gt;=[.$M7];[.DC$1]&lt;=[.$L7]);[.DC$1];&quot;&quot;)">
            <text:p/>
          </table:table-cell>
          <table:table-cell table:style-name="ce82" table:formula="of:=IF(AND([.DD$1]&gt;=[.$M7];[.DD$1]&lt;=[.$L7]);[.DD$1];&quot;&quot;)">
            <text:p/>
          </table:table-cell>
          <table:table-cell table:style-name="ce82" table:formula="of:=IF(AND([.DE$1]&gt;=[.$M7];[.DE$1]&lt;=[.$L7]);[.DE$1];&quot;&quot;)">
            <text:p/>
          </table:table-cell>
          <table:table-cell table:style-name="ce82" table:formula="of:=IF(AND([.DF$1]&gt;=[.$M7];[.DF$1]&lt;=[.$L7]);[.DF$1];&quot;&quot;)">
            <text:p/>
          </table:table-cell>
          <table:table-cell table:style-name="ce82" table:formula="of:=IF(AND([.DG$1]&gt;=[.$M7];[.DG$1]&lt;=[.$L7]);[.DG$1];&quot;&quot;)">
            <text:p/>
          </table:table-cell>
          <table:table-cell table:style-name="ce82" table:formula="of:=IF(AND([.DH$1]&gt;=[.$M7];[.DH$1]&lt;=[.$L7]);[.DH$1];&quot;&quot;)">
            <text:p/>
          </table:table-cell>
          <table:table-cell table:style-name="ce82" table:formula="of:=IF(AND([.DI$1]&gt;=[.$M7];[.DI$1]&lt;=[.$L7]);[.DI$1];&quot;&quot;)">
            <text:p/>
          </table:table-cell>
          <table:table-cell table:style-name="ce82" table:formula="of:=IF(AND([.DJ$1]&gt;=[.$M7];[.DJ$1]&lt;=[.$L7]);[.DJ$1];&quot;&quot;)">
            <text:p/>
          </table:table-cell>
          <table:table-cell table:style-name="ce82" table:formula="of:=IF(AND([.DK$1]&gt;=[.$M7];[.DK$1]&lt;=[.$L7]);[.DK$1];&quot;&quot;)">
            <text:p/>
          </table:table-cell>
          <table:table-cell table:style-name="ce82" table:formula="of:=IF(AND([.DL$1]&gt;=[.$M7];[.DL$1]&lt;=[.$L7]);[.DL$1];&quot;&quot;)">
            <text:p/>
          </table:table-cell>
          <table:table-cell table:style-name="ce82" table:formula="of:=IF(AND([.DM$1]&gt;=[.$M7];[.DM$1]&lt;=[.$L7]);[.DM$1];&quot;&quot;)">
            <text:p/>
          </table:table-cell>
          <table:table-cell table:style-name="ce82" table:formula="of:=IF(AND([.DN$1]&gt;=[.$M7];[.DN$1]&lt;=[.$L7]);[.DN$1];&quot;&quot;)">
            <text:p/>
          </table:table-cell>
          <table:table-cell table:style-name="ce82" table:formula="of:=IF(AND([.DO$1]&gt;=[.$M7];[.DO$1]&lt;=[.$L7]);[.DO$1];&quot;&quot;)">
            <text:p/>
          </table:table-cell>
          <table:table-cell table:style-name="ce82" table:formula="of:=IF(AND([.DP$1]&gt;=[.$M7];[.DP$1]&lt;=[.$L7]);[.DP$1];&quot;&quot;)">
            <text:p/>
          </table:table-cell>
          <table:table-cell table:style-name="ce82" table:formula="of:=IF(AND([.DQ$1]&gt;=[.$M7];[.DQ$1]&lt;=[.$L7]);[.DQ$1];&quot;&quot;)">
            <text:p/>
          </table:table-cell>
          <table:table-cell table:style-name="ce82" table:formula="of:=IF(AND([.DR$1]&gt;=[.$M7];[.DR$1]&lt;=[.$L7]);[.DR$1];&quot;&quot;)">
            <text:p/>
          </table:table-cell>
          <table:table-cell table:style-name="ce82" table:formula="of:=IF(AND([.DS$1]&gt;=[.$M7];[.DS$1]&lt;=[.$L7]);[.DS$1];&quot;&quot;)">
            <text:p/>
          </table:table-cell>
          <table:table-cell table:style-name="ce82" table:formula="of:=IF(AND([.DT$1]&gt;=[.$M7];[.DT$1]&lt;=[.$L7]);[.DT$1];&quot;&quot;)">
            <text:p/>
          </table:table-cell>
          <table:table-cell table:style-name="ce82" table:formula="of:=IF(AND([.DU$1]&gt;=[.$M7];[.DU$1]&lt;=[.$L7]);[.DU$1];&quot;&quot;)">
            <text:p/>
          </table:table-cell>
          <table:table-cell table:style-name="ce84" table:formula="of:=IF(AND([.DV$1]&gt;=[.$M7];[.DV$1]&lt;=[.$L7]);[.DV$1];&quot;&quot;)">
            <text:p/>
          </table:table-cell>
          <table:table-cell table:style-name="ce84" table:formula="of:=IF(AND([.DW$1]&gt;=[.$M7];[.DW$1]&lt;=[.$L7]);[.DW$1];&quot;&quot;)">
            <text:p/>
          </table:table-cell>
          <table:table-cell table:style-name="ce84" table:formula="of:=IF(AND([.DX$1]&gt;=[.$M7];[.DX$1]&lt;=[.$L7]);[.DX$1];&quot;&quot;)">
            <text:p/>
          </table:table-cell>
          <table:table-cell table:style-name="ce84" table:formula="of:=IF(AND([.DY$1]&gt;=[.$M7];[.DY$1]&lt;=[.$L7]);[.DY$1];&quot;&quot;)">
            <text:p/>
          </table:table-cell>
          <table:table-cell table:style-name="ce84" table:formula="of:=IF(AND([.DZ$1]&gt;=[.$M7];[.DZ$1]&lt;=[.$L7]);[.DZ$1];&quot;&quot;)">
            <text:p/>
          </table:table-cell>
          <table:table-cell table:style-name="ce84" table:formula="of:=IF(AND([.EA$1]&gt;=[.$M7];[.EA$1]&lt;=[.$L7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6" table:formula="of:=VLOOKUP([.C8];[.$A:.$L];12;0)" office:value-type="float" office:value="12" calcext:value-type="float">
            <text:p>12</text:p>
          </table:table-cell>
          <table:table-cell table:style-name="ce6" table:formula="of:=VLOOKUP([.D8];[.$A:.$L];12;0)" office:value-type="float" office:value="14" calcext:value-type="float">
            <text:p>14</text:p>
          </table:table-cell>
          <table:table-cell table:style-name="ce6" table:formula="of:=VLOOKUP([.E8];[.$A:.$L];12;0)" office:value-type="float" office:value="0" calcext:value-type="float">
            <text:p>0</text:p>
          </table:table-cell>
          <table:table-cell table:style-name="ce6" table:formula="of:=VLOOKUP([.F8];[.$A:.$L];12;0)" office:value-type="float" office:value="0" calcext:value-type="float">
            <text:p>0</text:p>
          </table:table-cell>
          <table:table-cell table:style-name="ce7" table:formula="of:=MAX([.H8:.K8])+[.B8]+[.N8]" office:value-type="float" office:value="15" calcext:value-type="float">
            <text:p>15</text:p>
          </table:table-cell>
          <table:table-cell table:style-name="ce8" table:formula="of:=[.L8]-[.B8]+1" office:value-type="float" office:value="15" calcext:value-type="float">
            <text:p>15</text:p>
          </table:table-cell>
          <table:table-cell table:style-name="ce9"/>
          <table:table-cell table:style-name="ce11" table:formula="of:=IF(AND([.O$1]&gt;=[.$M8];[.O$1]&lt;=[.$L8]);[.O$1];&quot;&quot;)">
            <text:p/>
          </table:table-cell>
          <table:table-cell table:style-name="ce11" table:formula="of:=IF(AND([.P$1]&gt;=[.$M8];[.P$1]&lt;=[.$L8]);[.P$1];&quot;&quot;)">
            <text:p/>
          </table:table-cell>
          <table:table-cell table:style-name="ce11" table:formula="of:=IF(AND([.Q$1]&gt;=[.$M8];[.Q$1]&lt;=[.$L8]);[.Q$1];&quot;&quot;)">
            <text:p/>
          </table:table-cell>
          <table:table-cell table:style-name="ce11" table:formula="of:=IF(AND([.R$1]&gt;=[.$M8];[.R$1]&lt;=[.$L8]);[.R$1];&quot;&quot;)">
            <text:p/>
          </table:table-cell>
          <table:table-cell table:style-name="ce13" table:formula="of:=IF(AND([.S$1]&gt;=[.$M8];[.S$1]&lt;=[.$L8]);[.S$1];&quot;&quot;)">
            <text:p/>
          </table:table-cell>
          <table:table-cell table:style-name="ce13" table:formula="of:=IF(AND([.T$1]&gt;=[.$M8];[.T$1]&lt;=[.$L8]);[.T$1];&quot;&quot;)">
            <text:p/>
          </table:table-cell>
          <table:table-cell table:style-name="ce13" table:formula="of:=IF(AND([.U$1]&gt;=[.$M8];[.U$1]&lt;=[.$L8]);[.U$1];&quot;&quot;)">
            <text:p/>
          </table:table-cell>
          <table:table-cell table:style-name="ce13" table:formula="of:=IF(AND([.V$1]&gt;=[.$M8];[.V$1]&lt;=[.$L8]);[.V$1];&quot;&quot;)">
            <text:p/>
          </table:table-cell>
          <table:table-cell table:style-name="ce13" table:formula="of:=IF(AND([.W$1]&gt;=[.$M8];[.W$1]&lt;=[.$L8]);[.W$1];&quot;&quot;)">
            <text:p/>
          </table:table-cell>
          <table:table-cell table:style-name="ce13" table:formula="of:=IF(AND([.X$1]&gt;=[.$M8];[.X$1]&lt;=[.$L8]);[.X$1];&quot;&quot;)">
            <text:p/>
          </table:table-cell>
          <table:table-cell table:style-name="ce13" table:formula="of:=IF(AND([.Y$1]&gt;=[.$M8];[.Y$1]&lt;=[.$L8]);[.Y$1];&quot;&quot;)">
            <text:p/>
          </table:table-cell>
          <table:table-cell table:style-name="ce13" table:formula="of:=IF(AND([.Z$1]&gt;=[.$M8];[.Z$1]&lt;=[.$L8]);[.Z$1];&quot;&quot;)">
            <text:p/>
          </table:table-cell>
          <table:table-cell table:style-name="ce13" table:formula="of:=IF(AND([.AA$1]&gt;=[.$M8];[.AA$1]&lt;=[.$L8]);[.AA$1];&quot;&quot;)">
            <text:p/>
          </table:table-cell>
          <table:table-cell table:style-name="ce13" table:formula="of:=IF(AND([.AB$1]&gt;=[.$M8];[.AB$1]&lt;=[.$L8]);[.AB$1];&quot;&quot;)">
            <text:p/>
          </table:table-cell>
          <table:table-cell table:style-name="ce13" table:formula="of:=IF(AND([.AC$1]&gt;=[.$M8];[.AC$1]&lt;=[.$L8]);[.AC$1];&quot;&quot;)" office:value-type="float" office:value="15" calcext:value-type="float">
            <text:p>15</text:p>
          </table:table-cell>
          <table:table-cell table:style-name="ce13" table:formula="of:=IF(AND([.AD$1]&gt;=[.$M8];[.AD$1]&lt;=[.$L8]);[.AD$1];&quot;&quot;)">
            <text:p/>
          </table:table-cell>
          <table:table-cell table:style-name="ce15" table:formula="of:=IF(AND([.AE$1]&gt;=[.$M8];[.AE$1]&lt;=[.$L8]);[.AE$1];&quot;&quot;)">
            <text:p/>
          </table:table-cell>
          <table:table-cell table:style-name="ce18" table:formula="of:=IF(AND([.AF$1]&gt;=[.$M8];[.AF$1]&lt;=[.$L8]);[.AF$1];&quot;&quot;)">
            <text:p/>
          </table:table-cell>
          <table:table-cell table:style-name="ce18" table:formula="of:=IF(AND([.AG$1]&gt;=[.$M8];[.AG$1]&lt;=[.$L8]);[.AG$1];&quot;&quot;)">
            <text:p/>
          </table:table-cell>
          <table:table-cell table:style-name="ce18" table:formula="of:=IF(AND([.AH$1]&gt;=[.$M8];[.AH$1]&lt;=[.$L8]);[.AH$1];&quot;&quot;)">
            <text:p/>
          </table:table-cell>
          <table:table-cell table:style-name="ce18" table:formula="of:=IF(AND([.AI$1]&gt;=[.$M8];[.AI$1]&lt;=[.$L8]);[.AI$1];&quot;&quot;)">
            <text:p/>
          </table:table-cell>
          <table:table-cell table:style-name="ce18" table:formula="of:=IF(AND([.AJ$1]&gt;=[.$M8];[.AJ$1]&lt;=[.$L8]);[.AJ$1];&quot;&quot;)">
            <text:p/>
          </table:table-cell>
          <table:table-cell table:style-name="ce18" table:formula="of:=IF(AND([.AK$1]&gt;=[.$M8];[.AK$1]&lt;=[.$L8]);[.AK$1];&quot;&quot;)">
            <text:p/>
          </table:table-cell>
          <table:table-cell table:style-name="ce18" table:formula="of:=IF(AND([.AL$1]&gt;=[.$M8];[.AL$1]&lt;=[.$L8]);[.AL$1];&quot;&quot;)">
            <text:p/>
          </table:table-cell>
          <table:table-cell table:style-name="ce18" table:formula="of:=IF(AND([.AM$1]&gt;=[.$M8];[.AM$1]&lt;=[.$L8]);[.AM$1];&quot;&quot;)">
            <text:p/>
          </table:table-cell>
          <table:table-cell table:style-name="ce18" table:formula="of:=IF(AND([.AN$1]&gt;=[.$M8];[.AN$1]&lt;=[.$L8]);[.AN$1];&quot;&quot;)">
            <text:p/>
          </table:table-cell>
          <table:table-cell table:style-name="ce18" table:formula="of:=IF(AND([.AO$1]&gt;=[.$M8];[.AO$1]&lt;=[.$L8]);[.AO$1];&quot;&quot;)">
            <text:p/>
          </table:table-cell>
          <table:table-cell table:style-name="ce18" table:formula="of:=IF(AND([.AP$1]&gt;=[.$M8];[.AP$1]&lt;=[.$L8]);[.AP$1];&quot;&quot;)">
            <text:p/>
          </table:table-cell>
          <table:table-cell table:style-name="ce18" table:formula="of:=IF(AND([.AQ$1]&gt;=[.$M8];[.AQ$1]&lt;=[.$L8]);[.AQ$1];&quot;&quot;)">
            <text:p/>
          </table:table-cell>
          <table:table-cell table:style-name="ce18" table:formula="of:=IF(AND([.AR$1]&gt;=[.$M8];[.AR$1]&lt;=[.$L8]);[.AR$1];&quot;&quot;)">
            <text:p/>
          </table:table-cell>
          <table:table-cell table:style-name="ce20" table:formula="of:=IF(AND([.AS$1]&gt;=[.$M8];[.AS$1]&lt;=[.$L8]);[.AS$1];&quot;&quot;)">
            <text:p/>
          </table:table-cell>
          <table:table-cell table:style-name="ce24" table:formula="of:=IF(AND([.AT$1]&gt;=[.$M8];[.AT$1]&lt;=[.$L8]);[.AT$1];&quot;&quot;)">
            <text:p/>
          </table:table-cell>
          <table:table-cell table:style-name="ce26" table:formula="of:=IF(AND([.AU$1]&gt;=[.$M8];[.AU$1]&lt;=[.$L8]);[.AU$1];&quot;&quot;)">
            <text:p/>
          </table:table-cell>
          <table:table-cell table:style-name="ce26" table:formula="of:=IF(AND([.AV$1]&gt;=[.$M8];[.AV$1]&lt;=[.$L8]);[.AV$1];&quot;&quot;)">
            <text:p/>
          </table:table-cell>
          <table:table-cell table:style-name="ce28" table:formula="of:=IF(AND([.AW$1]&gt;=[.$M8];[.AW$1]&lt;=[.$L8]);[.AW$1];&quot;&quot;)">
            <text:p/>
          </table:table-cell>
          <table:table-cell table:style-name="ce30" table:formula="of:=IF(AND([.AX$1]&gt;=[.$M8];[.AX$1]&lt;=[.$L8]);[.AX$1];&quot;&quot;)">
            <text:p/>
          </table:table-cell>
          <table:table-cell table:style-name="ce32" table:formula="of:=IF(AND([.AY$1]&gt;=[.$M8];[.AY$1]&lt;=[.$L8]);[.AY$1];&quot;&quot;)">
            <text:p/>
          </table:table-cell>
          <table:table-cell table:style-name="ce34" table:formula="of:=IF(AND([.AZ$1]&gt;=[.$M8];[.AZ$1]&lt;=[.$L8]);[.AZ$1];&quot;&quot;)">
            <text:p/>
          </table:table-cell>
          <table:table-cell table:style-name="ce36" table:formula="of:=IF(AND([.BA$1]&gt;=[.$M8];[.BA$1]&lt;=[.$L8]);[.BA$1];&quot;&quot;)">
            <text:p/>
          </table:table-cell>
          <table:table-cell table:style-name="ce36" table:formula="of:=IF(AND([.BB$1]&gt;=[.$M8];[.BB$1]&lt;=[.$L8]);[.BB$1];&quot;&quot;)">
            <text:p/>
          </table:table-cell>
          <table:table-cell table:style-name="ce38" table:formula="of:=IF(AND([.BC$1]&gt;=[.$M8];[.BC$1]&lt;=[.$L8]);[.BC$1];&quot;&quot;)">
            <text:p/>
          </table:table-cell>
          <table:table-cell table:style-name="ce38" table:formula="of:=IF(AND([.BD$1]&gt;=[.$M8];[.BD$1]&lt;=[.$L8]);[.BD$1];&quot;&quot;)">
            <text:p/>
          </table:table-cell>
          <table:table-cell table:style-name="ce40" table:formula="of:=IF(AND([.BE$1]&gt;=[.$M8];[.BE$1]&lt;=[.$L8]);[.BE$1];&quot;&quot;)">
            <text:p/>
          </table:table-cell>
          <table:table-cell table:style-name="ce42" table:formula="of:=IF(AND([.BF$1]&gt;=[.$M8];[.BF$1]&lt;=[.$L8]);[.BF$1];&quot;&quot;)">
            <text:p/>
          </table:table-cell>
          <table:table-cell table:style-name="ce44" table:formula="of:=IF(AND([.BG$1]&gt;=[.$M8];[.BG$1]&lt;=[.$L8]);[.BG$1];&quot;&quot;)">
            <text:p/>
          </table:table-cell>
          <table:table-cell table:style-name="ce44" table:formula="of:=IF(AND([.BH$1]&gt;=[.$M8];[.BH$1]&lt;=[.$L8]);[.BH$1];&quot;&quot;)">
            <text:p/>
          </table:table-cell>
          <table:table-cell table:style-name="ce44" table:formula="of:=IF(AND([.BI$1]&gt;=[.$M8];[.BI$1]&lt;=[.$L8]);[.BI$1];&quot;&quot;)">
            <text:p/>
          </table:table-cell>
          <table:table-cell table:style-name="ce46" table:formula="of:=IF(AND([.BJ$1]&gt;=[.$M8];[.BJ$1]&lt;=[.$L8]);[.BJ$1];&quot;&quot;)">
            <text:p/>
          </table:table-cell>
          <table:table-cell table:style-name="ce48" table:formula="of:=IF(AND([.BK$1]&gt;=[.$M8];[.BK$1]&lt;=[.$L8]);[.BK$1];&quot;&quot;)">
            <text:p/>
          </table:table-cell>
          <table:table-cell table:style-name="ce48" table:formula="of:=IF(AND([.BL$1]&gt;=[.$M8];[.BL$1]&lt;=[.$L8]);[.BL$1];&quot;&quot;)">
            <text:p/>
          </table:table-cell>
          <table:table-cell table:style-name="ce50" table:formula="of:=IF(AND([.BM$1]&gt;=[.$M8];[.BM$1]&lt;=[.$L8]);[.BM$1];&quot;&quot;)">
            <text:p/>
          </table:table-cell>
          <table:table-cell table:style-name="ce50" table:formula="of:=IF(AND([.BN$1]&gt;=[.$M8];[.BN$1]&lt;=[.$L8]);[.BN$1];&quot;&quot;)">
            <text:p/>
          </table:table-cell>
          <table:table-cell table:style-name="ce50" table:formula="of:=IF(AND([.BO$1]&gt;=[.$M8];[.BO$1]&lt;=[.$L8]);[.BO$1];&quot;&quot;)">
            <text:p/>
          </table:table-cell>
          <table:table-cell table:style-name="ce52" table:formula="of:=IF(AND([.BP$1]&gt;=[.$M8];[.BP$1]&lt;=[.$L8]);[.BP$1];&quot;&quot;)">
            <text:p/>
          </table:table-cell>
          <table:table-cell table:style-name="ce54" table:formula="of:=IF(AND([.BQ$1]&gt;=[.$M8];[.BQ$1]&lt;=[.$L8]);[.BQ$1];&quot;&quot;)">
            <text:p/>
          </table:table-cell>
          <table:table-cell table:style-name="ce54" table:formula="of:=IF(AND([.BR$1]&gt;=[.$M8];[.BR$1]&lt;=[.$L8]);[.BR$1];&quot;&quot;)">
            <text:p/>
          </table:table-cell>
          <table:table-cell table:style-name="ce54" table:formula="of:=IF(AND([.BS$1]&gt;=[.$M8];[.BS$1]&lt;=[.$L8]);[.BS$1];&quot;&quot;)">
            <text:p/>
          </table:table-cell>
          <table:table-cell table:style-name="ce56" table:formula="of:=IF(AND([.BT$1]&gt;=[.$M8];[.BT$1]&lt;=[.$L8]);[.BT$1];&quot;&quot;)">
            <text:p/>
          </table:table-cell>
          <table:table-cell table:style-name="ce58" table:formula="of:=IF(AND([.BU$1]&gt;=[.$M8];[.BU$1]&lt;=[.$L8]);[.BU$1];&quot;&quot;)">
            <text:p/>
          </table:table-cell>
          <table:table-cell table:style-name="ce60" table:formula="of:=IF(AND([.BV$1]&gt;=[.$M8];[.BV$1]&lt;=[.$L8]);[.BV$1];&quot;&quot;)">
            <text:p/>
          </table:table-cell>
          <table:table-cell table:style-name="ce60" table:formula="of:=IF(AND([.BW$1]&gt;=[.$M8];[.BW$1]&lt;=[.$L8]);[.BW$1];&quot;&quot;)">
            <text:p/>
          </table:table-cell>
          <table:table-cell table:style-name="ce62" table:formula="of:=IF(AND([.BX$1]&gt;=[.$M8];[.BX$1]&lt;=[.$L8]);[.BX$1];&quot;&quot;)">
            <text:p/>
          </table:table-cell>
          <table:table-cell table:style-name="ce62" table:formula="of:=IF(AND([.BY$1]&gt;=[.$M8];[.BY$1]&lt;=[.$L8]);[.BY$1];&quot;&quot;)">
            <text:p/>
          </table:table-cell>
          <table:table-cell table:style-name="ce64" table:formula="of:=IF(AND([.BZ$1]&gt;=[.$M8];[.BZ$1]&lt;=[.$L8]);[.BZ$1];&quot;&quot;)">
            <text:p/>
          </table:table-cell>
          <table:table-cell table:style-name="ce66" table:formula="of:=IF(AND([.CA$1]&gt;=[.$M8];[.CA$1]&lt;=[.$L8]);[.CA$1];&quot;&quot;)">
            <text:p/>
          </table:table-cell>
          <table:table-cell table:style-name="ce68" table:formula="of:=IF(AND([.CB$1]&gt;=[.$M8];[.CB$1]&lt;=[.$L8]);[.CB$1];&quot;&quot;)">
            <text:p/>
          </table:table-cell>
          <table:table-cell table:style-name="ce68" table:formula="of:=IF(AND([.CC$1]&gt;=[.$M8];[.CC$1]&lt;=[.$L8]);[.CC$1];&quot;&quot;)">
            <text:p/>
          </table:table-cell>
          <table:table-cell table:style-name="ce68" table:formula="of:=IF(AND([.CD$1]&gt;=[.$M8];[.CD$1]&lt;=[.$L8]);[.CD$1];&quot;&quot;)">
            <text:p/>
          </table:table-cell>
          <table:table-cell table:style-name="ce68" table:formula="of:=IF(AND([.CE$1]&gt;=[.$M8];[.CE$1]&lt;=[.$L8]);[.CE$1];&quot;&quot;)">
            <text:p/>
          </table:table-cell>
          <table:table-cell table:style-name="ce68" table:formula="of:=IF(AND([.CF$1]&gt;=[.$M8];[.CF$1]&lt;=[.$L8]);[.CF$1];&quot;&quot;)">
            <text:p/>
          </table:table-cell>
          <table:table-cell table:style-name="ce68" table:formula="of:=IF(AND([.CG$1]&gt;=[.$M8];[.CG$1]&lt;=[.$L8]);[.CG$1];&quot;&quot;)">
            <text:p/>
          </table:table-cell>
          <table:table-cell table:style-name="ce70" table:formula="of:=IF(AND([.CH$1]&gt;=[.$M8];[.CH$1]&lt;=[.$L8]);[.CH$1];&quot;&quot;)">
            <text:p/>
          </table:table-cell>
          <table:table-cell table:style-name="ce70" table:formula="of:=IF(AND([.CI$1]&gt;=[.$M8];[.CI$1]&lt;=[.$L8]);[.CI$1];&quot;&quot;)">
            <text:p/>
          </table:table-cell>
          <table:table-cell table:style-name="ce70" table:formula="of:=IF(AND([.CJ$1]&gt;=[.$M8];[.CJ$1]&lt;=[.$L8]);[.CJ$1];&quot;&quot;)">
            <text:p/>
          </table:table-cell>
          <table:table-cell table:style-name="ce72" table:formula="of:=IF(AND([.CK$1]&gt;=[.$M8];[.CK$1]&lt;=[.$L8]);[.CK$1];&quot;&quot;)">
            <text:p/>
          </table:table-cell>
          <table:table-cell table:style-name="ce74" table:formula="of:=IF(AND([.CL$1]&gt;=[.$M8];[.CL$1]&lt;=[.$L8]);[.CL$1];&quot;&quot;)">
            <text:p/>
          </table:table-cell>
          <table:table-cell table:style-name="ce74" table:formula="of:=IF(AND([.CM$1]&gt;=[.$M8];[.CM$1]&lt;=[.$L8]);[.CM$1];&quot;&quot;)">
            <text:p/>
          </table:table-cell>
          <table:table-cell table:style-name="ce76" table:formula="of:=IF(AND([.CN$1]&gt;=[.$M8];[.CN$1]&lt;=[.$L8]);[.CN$1];&quot;&quot;)">
            <text:p/>
          </table:table-cell>
          <table:table-cell table:style-name="ce76" table:formula="of:=IF(AND([.CO$1]&gt;=[.$M8];[.CO$1]&lt;=[.$L8]);[.CO$1];&quot;&quot;)">
            <text:p/>
          </table:table-cell>
          <table:table-cell table:style-name="ce79" table:formula="of:=IF(AND([.CP$1]&gt;=[.$M8];[.CP$1]&lt;=[.$L8]);[.CP$1];&quot;&quot;)">
            <text:p/>
          </table:table-cell>
          <table:table-cell table:style-name="ce82" table:formula="of:=IF(AND([.CQ$1]&gt;=[.$M8];[.CQ$1]&lt;=[.$L8]);[.CQ$1];&quot;&quot;)">
            <text:p/>
          </table:table-cell>
          <table:table-cell table:style-name="ce82" table:formula="of:=IF(AND([.CR$1]&gt;=[.$M8];[.CR$1]&lt;=[.$L8]);[.CR$1];&quot;&quot;)">
            <text:p/>
          </table:table-cell>
          <table:table-cell table:style-name="ce82" table:formula="of:=IF(AND([.CS$1]&gt;=[.$M8];[.CS$1]&lt;=[.$L8]);[.CS$1];&quot;&quot;)">
            <text:p/>
          </table:table-cell>
          <table:table-cell table:style-name="ce82" table:formula="of:=IF(AND([.CT$1]&gt;=[.$M8];[.CT$1]&lt;=[.$L8]);[.CT$1];&quot;&quot;)">
            <text:p/>
          </table:table-cell>
          <table:table-cell table:style-name="ce82" table:formula="of:=IF(AND([.CU$1]&gt;=[.$M8];[.CU$1]&lt;=[.$L8]);[.CU$1];&quot;&quot;)">
            <text:p/>
          </table:table-cell>
          <table:table-cell table:style-name="ce82" table:formula="of:=IF(AND([.CV$1]&gt;=[.$M8];[.CV$1]&lt;=[.$L8]);[.CV$1];&quot;&quot;)">
            <text:p/>
          </table:table-cell>
          <table:table-cell table:style-name="ce82" table:formula="of:=IF(AND([.CW$1]&gt;=[.$M8];[.CW$1]&lt;=[.$L8]);[.CW$1];&quot;&quot;)">
            <text:p/>
          </table:table-cell>
          <table:table-cell table:style-name="ce82" table:formula="of:=IF(AND([.CX$1]&gt;=[.$M8];[.CX$1]&lt;=[.$L8]);[.CX$1];&quot;&quot;)">
            <text:p/>
          </table:table-cell>
          <table:table-cell table:style-name="ce82" table:formula="of:=IF(AND([.CY$1]&gt;=[.$M8];[.CY$1]&lt;=[.$L8]);[.CY$1];&quot;&quot;)">
            <text:p/>
          </table:table-cell>
          <table:table-cell table:style-name="ce82" table:formula="of:=IF(AND([.CZ$1]&gt;=[.$M8];[.CZ$1]&lt;=[.$L8]);[.CZ$1];&quot;&quot;)">
            <text:p/>
          </table:table-cell>
          <table:table-cell table:style-name="ce82" table:formula="of:=IF(AND([.DA$1]&gt;=[.$M8];[.DA$1]&lt;=[.$L8]);[.DA$1];&quot;&quot;)">
            <text:p/>
          </table:table-cell>
          <table:table-cell table:style-name="ce82" table:formula="of:=IF(AND([.DB$1]&gt;=[.$M8];[.DB$1]&lt;=[.$L8]);[.DB$1];&quot;&quot;)">
            <text:p/>
          </table:table-cell>
          <table:table-cell table:style-name="ce82" table:formula="of:=IF(AND([.DC$1]&gt;=[.$M8];[.DC$1]&lt;=[.$L8]);[.DC$1];&quot;&quot;)">
            <text:p/>
          </table:table-cell>
          <table:table-cell table:style-name="ce82" table:formula="of:=IF(AND([.DD$1]&gt;=[.$M8];[.DD$1]&lt;=[.$L8]);[.DD$1];&quot;&quot;)">
            <text:p/>
          </table:table-cell>
          <table:table-cell table:style-name="ce82" table:formula="of:=IF(AND([.DE$1]&gt;=[.$M8];[.DE$1]&lt;=[.$L8]);[.DE$1];&quot;&quot;)">
            <text:p/>
          </table:table-cell>
          <table:table-cell table:style-name="ce82" table:formula="of:=IF(AND([.DF$1]&gt;=[.$M8];[.DF$1]&lt;=[.$L8]);[.DF$1];&quot;&quot;)">
            <text:p/>
          </table:table-cell>
          <table:table-cell table:style-name="ce82" table:formula="of:=IF(AND([.DG$1]&gt;=[.$M8];[.DG$1]&lt;=[.$L8]);[.DG$1];&quot;&quot;)">
            <text:p/>
          </table:table-cell>
          <table:table-cell table:style-name="ce82" table:formula="of:=IF(AND([.DH$1]&gt;=[.$M8];[.DH$1]&lt;=[.$L8]);[.DH$1];&quot;&quot;)">
            <text:p/>
          </table:table-cell>
          <table:table-cell table:style-name="ce82" table:formula="of:=IF(AND([.DI$1]&gt;=[.$M8];[.DI$1]&lt;=[.$L8]);[.DI$1];&quot;&quot;)">
            <text:p/>
          </table:table-cell>
          <table:table-cell table:style-name="ce82" table:formula="of:=IF(AND([.DJ$1]&gt;=[.$M8];[.DJ$1]&lt;=[.$L8]);[.DJ$1];&quot;&quot;)">
            <text:p/>
          </table:table-cell>
          <table:table-cell table:style-name="ce82" table:formula="of:=IF(AND([.DK$1]&gt;=[.$M8];[.DK$1]&lt;=[.$L8]);[.DK$1];&quot;&quot;)">
            <text:p/>
          </table:table-cell>
          <table:table-cell table:style-name="ce82" table:formula="of:=IF(AND([.DL$1]&gt;=[.$M8];[.DL$1]&lt;=[.$L8]);[.DL$1];&quot;&quot;)">
            <text:p/>
          </table:table-cell>
          <table:table-cell table:style-name="ce82" table:formula="of:=IF(AND([.DM$1]&gt;=[.$M8];[.DM$1]&lt;=[.$L8]);[.DM$1];&quot;&quot;)">
            <text:p/>
          </table:table-cell>
          <table:table-cell table:style-name="ce82" table:formula="of:=IF(AND([.DN$1]&gt;=[.$M8];[.DN$1]&lt;=[.$L8]);[.DN$1];&quot;&quot;)">
            <text:p/>
          </table:table-cell>
          <table:table-cell table:style-name="ce82" table:formula="of:=IF(AND([.DO$1]&gt;=[.$M8];[.DO$1]&lt;=[.$L8]);[.DO$1];&quot;&quot;)">
            <text:p/>
          </table:table-cell>
          <table:table-cell table:style-name="ce82" table:formula="of:=IF(AND([.DP$1]&gt;=[.$M8];[.DP$1]&lt;=[.$L8]);[.DP$1];&quot;&quot;)">
            <text:p/>
          </table:table-cell>
          <table:table-cell table:style-name="ce82" table:formula="of:=IF(AND([.DQ$1]&gt;=[.$M8];[.DQ$1]&lt;=[.$L8]);[.DQ$1];&quot;&quot;)">
            <text:p/>
          </table:table-cell>
          <table:table-cell table:style-name="ce82" table:formula="of:=IF(AND([.DR$1]&gt;=[.$M8];[.DR$1]&lt;=[.$L8]);[.DR$1];&quot;&quot;)">
            <text:p/>
          </table:table-cell>
          <table:table-cell table:style-name="ce82" table:formula="of:=IF(AND([.DS$1]&gt;=[.$M8];[.DS$1]&lt;=[.$L8]);[.DS$1];&quot;&quot;)">
            <text:p/>
          </table:table-cell>
          <table:table-cell table:style-name="ce82" table:formula="of:=IF(AND([.DT$1]&gt;=[.$M8];[.DT$1]&lt;=[.$L8]);[.DT$1];&quot;&quot;)">
            <text:p/>
          </table:table-cell>
          <table:table-cell table:style-name="ce82" table:formula="of:=IF(AND([.DU$1]&gt;=[.$M8];[.DU$1]&lt;=[.$L8]);[.DU$1];&quot;&quot;)">
            <text:p/>
          </table:table-cell>
          <table:table-cell table:style-name="ce84" table:formula="of:=IF(AND([.DV$1]&gt;=[.$M8];[.DV$1]&lt;=[.$L8]);[.DV$1];&quot;&quot;)">
            <text:p/>
          </table:table-cell>
          <table:table-cell table:style-name="ce84" table:formula="of:=IF(AND([.DW$1]&gt;=[.$M8];[.DW$1]&lt;=[.$L8]);[.DW$1];&quot;&quot;)">
            <text:p/>
          </table:table-cell>
          <table:table-cell table:style-name="ce84" table:formula="of:=IF(AND([.DX$1]&gt;=[.$M8];[.DX$1]&lt;=[.$L8]);[.DX$1];&quot;&quot;)">
            <text:p/>
          </table:table-cell>
          <table:table-cell table:style-name="ce84" table:formula="of:=IF(AND([.DY$1]&gt;=[.$M8];[.DY$1]&lt;=[.$L8]);[.DY$1];&quot;&quot;)">
            <text:p/>
          </table:table-cell>
          <table:table-cell table:style-name="ce84" table:formula="of:=IF(AND([.DZ$1]&gt;=[.$M8];[.DZ$1]&lt;=[.$L8]);[.DZ$1];&quot;&quot;)">
            <text:p/>
          </table:table-cell>
          <table:table-cell table:style-name="ce84" table:formula="of:=IF(AND([.EA$1]&gt;=[.$M8];[.EA$1]&lt;=[.$L8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9];[.$A:.$L];12;0)" office:value-type="float" office:value="15" calcext:value-type="float">
            <text:p>15</text:p>
          </table:table-cell>
          <table:table-cell table:style-name="ce6" table:formula="of:=VLOOKUP([.D9];[.$A:.$L];12;0)" office:value-type="float" office:value="0" calcext:value-type="float">
            <text:p>0</text:p>
          </table:table-cell>
          <table:table-cell table:style-name="ce6" table:formula="of:=VLOOKUP([.E9];[.$A:.$L];12;0)" office:value-type="float" office:value="0" calcext:value-type="float">
            <text:p>0</text:p>
          </table:table-cell>
          <table:table-cell table:style-name="ce6" table:formula="of:=VLOOKUP([.F9];[.$A:.$L];12;0)" office:value-type="float" office:value="0" calcext:value-type="float">
            <text:p>0</text:p>
          </table:table-cell>
          <table:table-cell table:style-name="ce7" table:formula="of:=MAX([.H9:.K9])+[.B9]+[.N9]" office:value-type="float" office:value="17" calcext:value-type="float">
            <text:p>17</text:p>
          </table:table-cell>
          <table:table-cell table:style-name="ce8" table:formula="of:=[.L9]-[.B9]+1" office:value-type="float" office:value="16" calcext:value-type="float">
            <text:p>16</text:p>
          </table:table-cell>
          <table:table-cell table:style-name="ce9"/>
          <table:table-cell table:style-name="ce11" table:formula="of:=IF(AND([.O$1]&gt;=[.$M9];[.O$1]&lt;=[.$L9]);[.O$1];&quot;&quot;)">
            <text:p/>
          </table:table-cell>
          <table:table-cell table:style-name="ce11" table:formula="of:=IF(AND([.P$1]&gt;=[.$M9];[.P$1]&lt;=[.$L9]);[.P$1];&quot;&quot;)">
            <text:p/>
          </table:table-cell>
          <table:table-cell table:style-name="ce11" table:formula="of:=IF(AND([.Q$1]&gt;=[.$M9];[.Q$1]&lt;=[.$L9]);[.Q$1];&quot;&quot;)">
            <text:p/>
          </table:table-cell>
          <table:table-cell table:style-name="ce11" table:formula="of:=IF(AND([.R$1]&gt;=[.$M9];[.R$1]&lt;=[.$L9]);[.R$1];&quot;&quot;)">
            <text:p/>
          </table:table-cell>
          <table:table-cell table:style-name="ce13" table:formula="of:=IF(AND([.S$1]&gt;=[.$M9];[.S$1]&lt;=[.$L9]);[.S$1];&quot;&quot;)">
            <text:p/>
          </table:table-cell>
          <table:table-cell table:style-name="ce13" table:formula="of:=IF(AND([.T$1]&gt;=[.$M9];[.T$1]&lt;=[.$L9]);[.T$1];&quot;&quot;)">
            <text:p/>
          </table:table-cell>
          <table:table-cell table:style-name="ce13" table:formula="of:=IF(AND([.U$1]&gt;=[.$M9];[.U$1]&lt;=[.$L9]);[.U$1];&quot;&quot;)">
            <text:p/>
          </table:table-cell>
          <table:table-cell table:style-name="ce13" table:formula="of:=IF(AND([.V$1]&gt;=[.$M9];[.V$1]&lt;=[.$L9]);[.V$1];&quot;&quot;)">
            <text:p/>
          </table:table-cell>
          <table:table-cell table:style-name="ce13" table:formula="of:=IF(AND([.W$1]&gt;=[.$M9];[.W$1]&lt;=[.$L9]);[.W$1];&quot;&quot;)">
            <text:p/>
          </table:table-cell>
          <table:table-cell table:style-name="ce13" table:formula="of:=IF(AND([.X$1]&gt;=[.$M9];[.X$1]&lt;=[.$L9]);[.X$1];&quot;&quot;)">
            <text:p/>
          </table:table-cell>
          <table:table-cell table:style-name="ce13" table:formula="of:=IF(AND([.Y$1]&gt;=[.$M9];[.Y$1]&lt;=[.$L9]);[.Y$1];&quot;&quot;)">
            <text:p/>
          </table:table-cell>
          <table:table-cell table:style-name="ce13" table:formula="of:=IF(AND([.Z$1]&gt;=[.$M9];[.Z$1]&lt;=[.$L9]);[.Z$1];&quot;&quot;)">
            <text:p/>
          </table:table-cell>
          <table:table-cell table:style-name="ce13" table:formula="of:=IF(AND([.AA$1]&gt;=[.$M9];[.AA$1]&lt;=[.$L9]);[.AA$1];&quot;&quot;)">
            <text:p/>
          </table:table-cell>
          <table:table-cell table:style-name="ce13" table:formula="of:=IF(AND([.AB$1]&gt;=[.$M9];[.AB$1]&lt;=[.$L9]);[.AB$1];&quot;&quot;)">
            <text:p/>
          </table:table-cell>
          <table:table-cell table:style-name="ce13" table:formula="of:=IF(AND([.AC$1]&gt;=[.$M9];[.AC$1]&lt;=[.$L9]);[.AC$1];&quot;&quot;)">
            <text:p/>
          </table:table-cell>
          <table:table-cell table:style-name="ce13" table:formula="of:=IF(AND([.AD$1]&gt;=[.$M9];[.AD$1]&lt;=[.$L9]);[.AD$1];&quot;&quot;)" office:value-type="float" office:value="16" calcext:value-type="float">
            <text:p>16</text:p>
          </table:table-cell>
          <table:table-cell table:style-name="ce15" table:formula="of:=IF(AND([.AE$1]&gt;=[.$M9];[.AE$1]&lt;=[.$L9]);[.AE$1];&quot;&quot;)" office:value-type="float" office:value="17" calcext:value-type="float">
            <text:p>17</text:p>
          </table:table-cell>
          <table:table-cell table:style-name="ce18" table:formula="of:=IF(AND([.AF$1]&gt;=[.$M9];[.AF$1]&lt;=[.$L9]);[.AF$1];&quot;&quot;)">
            <text:p/>
          </table:table-cell>
          <table:table-cell table:style-name="ce18" table:formula="of:=IF(AND([.AG$1]&gt;=[.$M9];[.AG$1]&lt;=[.$L9]);[.AG$1];&quot;&quot;)">
            <text:p/>
          </table:table-cell>
          <table:table-cell table:style-name="ce18" table:formula="of:=IF(AND([.AH$1]&gt;=[.$M9];[.AH$1]&lt;=[.$L9]);[.AH$1];&quot;&quot;)">
            <text:p/>
          </table:table-cell>
          <table:table-cell table:style-name="ce18" table:formula="of:=IF(AND([.AI$1]&gt;=[.$M9];[.AI$1]&lt;=[.$L9]);[.AI$1];&quot;&quot;)">
            <text:p/>
          </table:table-cell>
          <table:table-cell table:style-name="ce18" table:formula="of:=IF(AND([.AJ$1]&gt;=[.$M9];[.AJ$1]&lt;=[.$L9]);[.AJ$1];&quot;&quot;)">
            <text:p/>
          </table:table-cell>
          <table:table-cell table:style-name="ce18" table:formula="of:=IF(AND([.AK$1]&gt;=[.$M9];[.AK$1]&lt;=[.$L9]);[.AK$1];&quot;&quot;)">
            <text:p/>
          </table:table-cell>
          <table:table-cell table:style-name="ce18" table:formula="of:=IF(AND([.AL$1]&gt;=[.$M9];[.AL$1]&lt;=[.$L9]);[.AL$1];&quot;&quot;)">
            <text:p/>
          </table:table-cell>
          <table:table-cell table:style-name="ce18" table:formula="of:=IF(AND([.AM$1]&gt;=[.$M9];[.AM$1]&lt;=[.$L9]);[.AM$1];&quot;&quot;)">
            <text:p/>
          </table:table-cell>
          <table:table-cell table:style-name="ce18" table:formula="of:=IF(AND([.AN$1]&gt;=[.$M9];[.AN$1]&lt;=[.$L9]);[.AN$1];&quot;&quot;)">
            <text:p/>
          </table:table-cell>
          <table:table-cell table:style-name="ce18" table:formula="of:=IF(AND([.AO$1]&gt;=[.$M9];[.AO$1]&lt;=[.$L9]);[.AO$1];&quot;&quot;)">
            <text:p/>
          </table:table-cell>
          <table:table-cell table:style-name="ce18" table:formula="of:=IF(AND([.AP$1]&gt;=[.$M9];[.AP$1]&lt;=[.$L9]);[.AP$1];&quot;&quot;)">
            <text:p/>
          </table:table-cell>
          <table:table-cell table:style-name="ce18" table:formula="of:=IF(AND([.AQ$1]&gt;=[.$M9];[.AQ$1]&lt;=[.$L9]);[.AQ$1];&quot;&quot;)">
            <text:p/>
          </table:table-cell>
          <table:table-cell table:style-name="ce18" table:formula="of:=IF(AND([.AR$1]&gt;=[.$M9];[.AR$1]&lt;=[.$L9]);[.AR$1];&quot;&quot;)">
            <text:p/>
          </table:table-cell>
          <table:table-cell table:style-name="ce20" table:formula="of:=IF(AND([.AS$1]&gt;=[.$M9];[.AS$1]&lt;=[.$L9]);[.AS$1];&quot;&quot;)">
            <text:p/>
          </table:table-cell>
          <table:table-cell table:style-name="ce24" table:formula="of:=IF(AND([.AT$1]&gt;=[.$M9];[.AT$1]&lt;=[.$L9]);[.AT$1];&quot;&quot;)">
            <text:p/>
          </table:table-cell>
          <table:table-cell table:style-name="ce26" table:formula="of:=IF(AND([.AU$1]&gt;=[.$M9];[.AU$1]&lt;=[.$L9]);[.AU$1];&quot;&quot;)">
            <text:p/>
          </table:table-cell>
          <table:table-cell table:style-name="ce26" table:formula="of:=IF(AND([.AV$1]&gt;=[.$M9];[.AV$1]&lt;=[.$L9]);[.AV$1];&quot;&quot;)">
            <text:p/>
          </table:table-cell>
          <table:table-cell table:style-name="ce28" table:formula="of:=IF(AND([.AW$1]&gt;=[.$M9];[.AW$1]&lt;=[.$L9]);[.AW$1];&quot;&quot;)">
            <text:p/>
          </table:table-cell>
          <table:table-cell table:style-name="ce30" table:formula="of:=IF(AND([.AX$1]&gt;=[.$M9];[.AX$1]&lt;=[.$L9]);[.AX$1];&quot;&quot;)">
            <text:p/>
          </table:table-cell>
          <table:table-cell table:style-name="ce32" table:formula="of:=IF(AND([.AY$1]&gt;=[.$M9];[.AY$1]&lt;=[.$L9]);[.AY$1];&quot;&quot;)">
            <text:p/>
          </table:table-cell>
          <table:table-cell table:style-name="ce34" table:formula="of:=IF(AND([.AZ$1]&gt;=[.$M9];[.AZ$1]&lt;=[.$L9]);[.AZ$1];&quot;&quot;)">
            <text:p/>
          </table:table-cell>
          <table:table-cell table:style-name="ce36" table:formula="of:=IF(AND([.BA$1]&gt;=[.$M9];[.BA$1]&lt;=[.$L9]);[.BA$1];&quot;&quot;)">
            <text:p/>
          </table:table-cell>
          <table:table-cell table:style-name="ce36" table:formula="of:=IF(AND([.BB$1]&gt;=[.$M9];[.BB$1]&lt;=[.$L9]);[.BB$1];&quot;&quot;)">
            <text:p/>
          </table:table-cell>
          <table:table-cell table:style-name="ce38" table:formula="of:=IF(AND([.BC$1]&gt;=[.$M9];[.BC$1]&lt;=[.$L9]);[.BC$1];&quot;&quot;)">
            <text:p/>
          </table:table-cell>
          <table:table-cell table:style-name="ce38" table:formula="of:=IF(AND([.BD$1]&gt;=[.$M9];[.BD$1]&lt;=[.$L9]);[.BD$1];&quot;&quot;)">
            <text:p/>
          </table:table-cell>
          <table:table-cell table:style-name="ce40" table:formula="of:=IF(AND([.BE$1]&gt;=[.$M9];[.BE$1]&lt;=[.$L9]);[.BE$1];&quot;&quot;)">
            <text:p/>
          </table:table-cell>
          <table:table-cell table:style-name="ce42" table:formula="of:=IF(AND([.BF$1]&gt;=[.$M9];[.BF$1]&lt;=[.$L9]);[.BF$1];&quot;&quot;)">
            <text:p/>
          </table:table-cell>
          <table:table-cell table:style-name="ce44" table:formula="of:=IF(AND([.BG$1]&gt;=[.$M9];[.BG$1]&lt;=[.$L9]);[.BG$1];&quot;&quot;)">
            <text:p/>
          </table:table-cell>
          <table:table-cell table:style-name="ce44" table:formula="of:=IF(AND([.BH$1]&gt;=[.$M9];[.BH$1]&lt;=[.$L9]);[.BH$1];&quot;&quot;)">
            <text:p/>
          </table:table-cell>
          <table:table-cell table:style-name="ce44" table:formula="of:=IF(AND([.BI$1]&gt;=[.$M9];[.BI$1]&lt;=[.$L9]);[.BI$1];&quot;&quot;)">
            <text:p/>
          </table:table-cell>
          <table:table-cell table:style-name="ce46" table:formula="of:=IF(AND([.BJ$1]&gt;=[.$M9];[.BJ$1]&lt;=[.$L9]);[.BJ$1];&quot;&quot;)">
            <text:p/>
          </table:table-cell>
          <table:table-cell table:style-name="ce48" table:formula="of:=IF(AND([.BK$1]&gt;=[.$M9];[.BK$1]&lt;=[.$L9]);[.BK$1];&quot;&quot;)">
            <text:p/>
          </table:table-cell>
          <table:table-cell table:style-name="ce48" table:formula="of:=IF(AND([.BL$1]&gt;=[.$M9];[.BL$1]&lt;=[.$L9]);[.BL$1];&quot;&quot;)">
            <text:p/>
          </table:table-cell>
          <table:table-cell table:style-name="ce50" table:formula="of:=IF(AND([.BM$1]&gt;=[.$M9];[.BM$1]&lt;=[.$L9]);[.BM$1];&quot;&quot;)">
            <text:p/>
          </table:table-cell>
          <table:table-cell table:style-name="ce50" table:formula="of:=IF(AND([.BN$1]&gt;=[.$M9];[.BN$1]&lt;=[.$L9]);[.BN$1];&quot;&quot;)">
            <text:p/>
          </table:table-cell>
          <table:table-cell table:style-name="ce50" table:formula="of:=IF(AND([.BO$1]&gt;=[.$M9];[.BO$1]&lt;=[.$L9]);[.BO$1];&quot;&quot;)">
            <text:p/>
          </table:table-cell>
          <table:table-cell table:style-name="ce52" table:formula="of:=IF(AND([.BP$1]&gt;=[.$M9];[.BP$1]&lt;=[.$L9]);[.BP$1];&quot;&quot;)">
            <text:p/>
          </table:table-cell>
          <table:table-cell table:style-name="ce54" table:formula="of:=IF(AND([.BQ$1]&gt;=[.$M9];[.BQ$1]&lt;=[.$L9]);[.BQ$1];&quot;&quot;)">
            <text:p/>
          </table:table-cell>
          <table:table-cell table:style-name="ce54" table:formula="of:=IF(AND([.BR$1]&gt;=[.$M9];[.BR$1]&lt;=[.$L9]);[.BR$1];&quot;&quot;)">
            <text:p/>
          </table:table-cell>
          <table:table-cell table:style-name="ce54" table:formula="of:=IF(AND([.BS$1]&gt;=[.$M9];[.BS$1]&lt;=[.$L9]);[.BS$1];&quot;&quot;)">
            <text:p/>
          </table:table-cell>
          <table:table-cell table:style-name="ce56" table:formula="of:=IF(AND([.BT$1]&gt;=[.$M9];[.BT$1]&lt;=[.$L9]);[.BT$1];&quot;&quot;)">
            <text:p/>
          </table:table-cell>
          <table:table-cell table:style-name="ce58" table:formula="of:=IF(AND([.BU$1]&gt;=[.$M9];[.BU$1]&lt;=[.$L9]);[.BU$1];&quot;&quot;)">
            <text:p/>
          </table:table-cell>
          <table:table-cell table:style-name="ce60" table:formula="of:=IF(AND([.BV$1]&gt;=[.$M9];[.BV$1]&lt;=[.$L9]);[.BV$1];&quot;&quot;)">
            <text:p/>
          </table:table-cell>
          <table:table-cell table:style-name="ce60" table:formula="of:=IF(AND([.BW$1]&gt;=[.$M9];[.BW$1]&lt;=[.$L9]);[.BW$1];&quot;&quot;)">
            <text:p/>
          </table:table-cell>
          <table:table-cell table:style-name="ce62" table:formula="of:=IF(AND([.BX$1]&gt;=[.$M9];[.BX$1]&lt;=[.$L9]);[.BX$1];&quot;&quot;)">
            <text:p/>
          </table:table-cell>
          <table:table-cell table:style-name="ce62" table:formula="of:=IF(AND([.BY$1]&gt;=[.$M9];[.BY$1]&lt;=[.$L9]);[.BY$1];&quot;&quot;)">
            <text:p/>
          </table:table-cell>
          <table:table-cell table:style-name="ce64" table:formula="of:=IF(AND([.BZ$1]&gt;=[.$M9];[.BZ$1]&lt;=[.$L9]);[.BZ$1];&quot;&quot;)">
            <text:p/>
          </table:table-cell>
          <table:table-cell table:style-name="ce66" table:formula="of:=IF(AND([.CA$1]&gt;=[.$M9];[.CA$1]&lt;=[.$L9]);[.CA$1];&quot;&quot;)">
            <text:p/>
          </table:table-cell>
          <table:table-cell table:style-name="ce68" table:formula="of:=IF(AND([.CB$1]&gt;=[.$M9];[.CB$1]&lt;=[.$L9]);[.CB$1];&quot;&quot;)">
            <text:p/>
          </table:table-cell>
          <table:table-cell table:style-name="ce68" table:formula="of:=IF(AND([.CC$1]&gt;=[.$M9];[.CC$1]&lt;=[.$L9]);[.CC$1];&quot;&quot;)">
            <text:p/>
          </table:table-cell>
          <table:table-cell table:style-name="ce68" table:formula="of:=IF(AND([.CD$1]&gt;=[.$M9];[.CD$1]&lt;=[.$L9]);[.CD$1];&quot;&quot;)">
            <text:p/>
          </table:table-cell>
          <table:table-cell table:style-name="ce68" table:formula="of:=IF(AND([.CE$1]&gt;=[.$M9];[.CE$1]&lt;=[.$L9]);[.CE$1];&quot;&quot;)">
            <text:p/>
          </table:table-cell>
          <table:table-cell table:style-name="ce68" table:formula="of:=IF(AND([.CF$1]&gt;=[.$M9];[.CF$1]&lt;=[.$L9]);[.CF$1];&quot;&quot;)">
            <text:p/>
          </table:table-cell>
          <table:table-cell table:style-name="ce68" table:formula="of:=IF(AND([.CG$1]&gt;=[.$M9];[.CG$1]&lt;=[.$L9]);[.CG$1];&quot;&quot;)">
            <text:p/>
          </table:table-cell>
          <table:table-cell table:style-name="ce70" table:formula="of:=IF(AND([.CH$1]&gt;=[.$M9];[.CH$1]&lt;=[.$L9]);[.CH$1];&quot;&quot;)">
            <text:p/>
          </table:table-cell>
          <table:table-cell table:style-name="ce70" table:formula="of:=IF(AND([.CI$1]&gt;=[.$M9];[.CI$1]&lt;=[.$L9]);[.CI$1];&quot;&quot;)">
            <text:p/>
          </table:table-cell>
          <table:table-cell table:style-name="ce70" table:formula="of:=IF(AND([.CJ$1]&gt;=[.$M9];[.CJ$1]&lt;=[.$L9]);[.CJ$1];&quot;&quot;)">
            <text:p/>
          </table:table-cell>
          <table:table-cell table:style-name="ce72" table:formula="of:=IF(AND([.CK$1]&gt;=[.$M9];[.CK$1]&lt;=[.$L9]);[.CK$1];&quot;&quot;)">
            <text:p/>
          </table:table-cell>
          <table:table-cell table:style-name="ce74" table:formula="of:=IF(AND([.CL$1]&gt;=[.$M9];[.CL$1]&lt;=[.$L9]);[.CL$1];&quot;&quot;)">
            <text:p/>
          </table:table-cell>
          <table:table-cell table:style-name="ce74" table:formula="of:=IF(AND([.CM$1]&gt;=[.$M9];[.CM$1]&lt;=[.$L9]);[.CM$1];&quot;&quot;)">
            <text:p/>
          </table:table-cell>
          <table:table-cell table:style-name="ce76" table:formula="of:=IF(AND([.CN$1]&gt;=[.$M9];[.CN$1]&lt;=[.$L9]);[.CN$1];&quot;&quot;)">
            <text:p/>
          </table:table-cell>
          <table:table-cell table:style-name="ce76" table:formula="of:=IF(AND([.CO$1]&gt;=[.$M9];[.CO$1]&lt;=[.$L9]);[.CO$1];&quot;&quot;)">
            <text:p/>
          </table:table-cell>
          <table:table-cell table:style-name="ce79" table:formula="of:=IF(AND([.CP$1]&gt;=[.$M9];[.CP$1]&lt;=[.$L9]);[.CP$1];&quot;&quot;)">
            <text:p/>
          </table:table-cell>
          <table:table-cell table:style-name="ce82" table:formula="of:=IF(AND([.CQ$1]&gt;=[.$M9];[.CQ$1]&lt;=[.$L9]);[.CQ$1];&quot;&quot;)">
            <text:p/>
          </table:table-cell>
          <table:table-cell table:style-name="ce82" table:formula="of:=IF(AND([.CR$1]&gt;=[.$M9];[.CR$1]&lt;=[.$L9]);[.CR$1];&quot;&quot;)">
            <text:p/>
          </table:table-cell>
          <table:table-cell table:style-name="ce82" table:formula="of:=IF(AND([.CS$1]&gt;=[.$M9];[.CS$1]&lt;=[.$L9]);[.CS$1];&quot;&quot;)">
            <text:p/>
          </table:table-cell>
          <table:table-cell table:style-name="ce82" table:formula="of:=IF(AND([.CT$1]&gt;=[.$M9];[.CT$1]&lt;=[.$L9]);[.CT$1];&quot;&quot;)">
            <text:p/>
          </table:table-cell>
          <table:table-cell table:style-name="ce82" table:formula="of:=IF(AND([.CU$1]&gt;=[.$M9];[.CU$1]&lt;=[.$L9]);[.CU$1];&quot;&quot;)">
            <text:p/>
          </table:table-cell>
          <table:table-cell table:style-name="ce82" table:formula="of:=IF(AND([.CV$1]&gt;=[.$M9];[.CV$1]&lt;=[.$L9]);[.CV$1];&quot;&quot;)">
            <text:p/>
          </table:table-cell>
          <table:table-cell table:style-name="ce82" table:formula="of:=IF(AND([.CW$1]&gt;=[.$M9];[.CW$1]&lt;=[.$L9]);[.CW$1];&quot;&quot;)">
            <text:p/>
          </table:table-cell>
          <table:table-cell table:style-name="ce82" table:formula="of:=IF(AND([.CX$1]&gt;=[.$M9];[.CX$1]&lt;=[.$L9]);[.CX$1];&quot;&quot;)">
            <text:p/>
          </table:table-cell>
          <table:table-cell table:style-name="ce82" table:formula="of:=IF(AND([.CY$1]&gt;=[.$M9];[.CY$1]&lt;=[.$L9]);[.CY$1];&quot;&quot;)">
            <text:p/>
          </table:table-cell>
          <table:table-cell table:style-name="ce82" table:formula="of:=IF(AND([.CZ$1]&gt;=[.$M9];[.CZ$1]&lt;=[.$L9]);[.CZ$1];&quot;&quot;)">
            <text:p/>
          </table:table-cell>
          <table:table-cell table:style-name="ce82" table:formula="of:=IF(AND([.DA$1]&gt;=[.$M9];[.DA$1]&lt;=[.$L9]);[.DA$1];&quot;&quot;)">
            <text:p/>
          </table:table-cell>
          <table:table-cell table:style-name="ce82" table:formula="of:=IF(AND([.DB$1]&gt;=[.$M9];[.DB$1]&lt;=[.$L9]);[.DB$1];&quot;&quot;)">
            <text:p/>
          </table:table-cell>
          <table:table-cell table:style-name="ce82" table:formula="of:=IF(AND([.DC$1]&gt;=[.$M9];[.DC$1]&lt;=[.$L9]);[.DC$1];&quot;&quot;)">
            <text:p/>
          </table:table-cell>
          <table:table-cell table:style-name="ce82" table:formula="of:=IF(AND([.DD$1]&gt;=[.$M9];[.DD$1]&lt;=[.$L9]);[.DD$1];&quot;&quot;)">
            <text:p/>
          </table:table-cell>
          <table:table-cell table:style-name="ce82" table:formula="of:=IF(AND([.DE$1]&gt;=[.$M9];[.DE$1]&lt;=[.$L9]);[.DE$1];&quot;&quot;)">
            <text:p/>
          </table:table-cell>
          <table:table-cell table:style-name="ce82" table:formula="of:=IF(AND([.DF$1]&gt;=[.$M9];[.DF$1]&lt;=[.$L9]);[.DF$1];&quot;&quot;)">
            <text:p/>
          </table:table-cell>
          <table:table-cell table:style-name="ce82" table:formula="of:=IF(AND([.DG$1]&gt;=[.$M9];[.DG$1]&lt;=[.$L9]);[.DG$1];&quot;&quot;)">
            <text:p/>
          </table:table-cell>
          <table:table-cell table:style-name="ce82" table:formula="of:=IF(AND([.DH$1]&gt;=[.$M9];[.DH$1]&lt;=[.$L9]);[.DH$1];&quot;&quot;)">
            <text:p/>
          </table:table-cell>
          <table:table-cell table:style-name="ce82" table:formula="of:=IF(AND([.DI$1]&gt;=[.$M9];[.DI$1]&lt;=[.$L9]);[.DI$1];&quot;&quot;)">
            <text:p/>
          </table:table-cell>
          <table:table-cell table:style-name="ce82" table:formula="of:=IF(AND([.DJ$1]&gt;=[.$M9];[.DJ$1]&lt;=[.$L9]);[.DJ$1];&quot;&quot;)">
            <text:p/>
          </table:table-cell>
          <table:table-cell table:style-name="ce82" table:formula="of:=IF(AND([.DK$1]&gt;=[.$M9];[.DK$1]&lt;=[.$L9]);[.DK$1];&quot;&quot;)">
            <text:p/>
          </table:table-cell>
          <table:table-cell table:style-name="ce82" table:formula="of:=IF(AND([.DL$1]&gt;=[.$M9];[.DL$1]&lt;=[.$L9]);[.DL$1];&quot;&quot;)">
            <text:p/>
          </table:table-cell>
          <table:table-cell table:style-name="ce82" table:formula="of:=IF(AND([.DM$1]&gt;=[.$M9];[.DM$1]&lt;=[.$L9]);[.DM$1];&quot;&quot;)">
            <text:p/>
          </table:table-cell>
          <table:table-cell table:style-name="ce82" table:formula="of:=IF(AND([.DN$1]&gt;=[.$M9];[.DN$1]&lt;=[.$L9]);[.DN$1];&quot;&quot;)">
            <text:p/>
          </table:table-cell>
          <table:table-cell table:style-name="ce82" table:formula="of:=IF(AND([.DO$1]&gt;=[.$M9];[.DO$1]&lt;=[.$L9]);[.DO$1];&quot;&quot;)">
            <text:p/>
          </table:table-cell>
          <table:table-cell table:style-name="ce82" table:formula="of:=IF(AND([.DP$1]&gt;=[.$M9];[.DP$1]&lt;=[.$L9]);[.DP$1];&quot;&quot;)">
            <text:p/>
          </table:table-cell>
          <table:table-cell table:style-name="ce82" table:formula="of:=IF(AND([.DQ$1]&gt;=[.$M9];[.DQ$1]&lt;=[.$L9]);[.DQ$1];&quot;&quot;)">
            <text:p/>
          </table:table-cell>
          <table:table-cell table:style-name="ce82" table:formula="of:=IF(AND([.DR$1]&gt;=[.$M9];[.DR$1]&lt;=[.$L9]);[.DR$1];&quot;&quot;)">
            <text:p/>
          </table:table-cell>
          <table:table-cell table:style-name="ce82" table:formula="of:=IF(AND([.DS$1]&gt;=[.$M9];[.DS$1]&lt;=[.$L9]);[.DS$1];&quot;&quot;)">
            <text:p/>
          </table:table-cell>
          <table:table-cell table:style-name="ce82" table:formula="of:=IF(AND([.DT$1]&gt;=[.$M9];[.DT$1]&lt;=[.$L9]);[.DT$1];&quot;&quot;)">
            <text:p/>
          </table:table-cell>
          <table:table-cell table:style-name="ce82" table:formula="of:=IF(AND([.DU$1]&gt;=[.$M9];[.DU$1]&lt;=[.$L9]);[.DU$1];&quot;&quot;)">
            <text:p/>
          </table:table-cell>
          <table:table-cell table:style-name="ce84" table:formula="of:=IF(AND([.DV$1]&gt;=[.$M9];[.DV$1]&lt;=[.$L9]);[.DV$1];&quot;&quot;)">
            <text:p/>
          </table:table-cell>
          <table:table-cell table:style-name="ce84" table:formula="of:=IF(AND([.DW$1]&gt;=[.$M9];[.DW$1]&lt;=[.$L9]);[.DW$1];&quot;&quot;)">
            <text:p/>
          </table:table-cell>
          <table:table-cell table:style-name="ce84" table:formula="of:=IF(AND([.DX$1]&gt;=[.$M9];[.DX$1]&lt;=[.$L9]);[.DX$1];&quot;&quot;)">
            <text:p/>
          </table:table-cell>
          <table:table-cell table:style-name="ce84" table:formula="of:=IF(AND([.DY$1]&gt;=[.$M9];[.DY$1]&lt;=[.$L9]);[.DY$1];&quot;&quot;)">
            <text:p/>
          </table:table-cell>
          <table:table-cell table:style-name="ce84" table:formula="of:=IF(AND([.DZ$1]&gt;=[.$M9];[.DZ$1]&lt;=[.$L9]);[.DZ$1];&quot;&quot;)">
            <text:p/>
          </table:table-cell>
          <table:table-cell table:style-name="ce84" table:formula="of:=IF(AND([.EA$1]&gt;=[.$M9];[.EA$1]&lt;=[.$L9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10];[.$A:.$L];12;0)" office:value-type="float" office:value="0" calcext:value-type="float">
            <text:p>0</text:p>
          </table:table-cell>
          <table:table-cell table:style-name="ce6" table:formula="of:=VLOOKUP([.D10];[.$A:.$L];12;0)" office:value-type="float" office:value="0" calcext:value-type="float">
            <text:p>0</text:p>
          </table:table-cell>
          <table:table-cell table:style-name="ce6" table:formula="of:=VLOOKUP([.E10];[.$A:.$L];12;0)" office:value-type="float" office:value="0" calcext:value-type="float">
            <text:p>0</text:p>
          </table:table-cell>
          <table:table-cell table:style-name="ce6" table:formula="of:=VLOOKUP([.F10];[.$A:.$L];12;0)" office:value-type="float" office:value="0" calcext:value-type="float">
            <text:p>0</text:p>
          </table:table-cell>
          <table:table-cell table:style-name="ce7" table:formula="of:=MAX([.H10:.K10])+[.B10]+[.N10]" office:value-type="float" office:value="7" calcext:value-type="float">
            <text:p>7</text:p>
          </table:table-cell>
          <table:table-cell table:style-name="ce8" table:formula="of:=[.L10]-[.B10]+1" office:value-type="float" office:value="1" calcext:value-type="float">
            <text:p>1</text:p>
          </table:table-cell>
          <table:table-cell table:style-name="ce9"/>
          <table:table-cell table:style-name="ce11" table:formula="of:=IF(AND([.O$1]&gt;=[.$M10];[.O$1]&lt;=[.$L10]);[.O$1];&quot;&quot;)" office:value-type="float" office:value="1" calcext:value-type="float">
            <text:p>1</text:p>
          </table:table-cell>
          <table:table-cell table:style-name="ce11" table:formula="of:=IF(AND([.P$1]&gt;=[.$M10];[.P$1]&lt;=[.$L10]);[.P$1];&quot;&quot;)" office:value-type="float" office:value="2" calcext:value-type="float">
            <text:p>2</text:p>
          </table:table-cell>
          <table:table-cell table:style-name="ce11" table:formula="of:=IF(AND([.Q$1]&gt;=[.$M10];[.Q$1]&lt;=[.$L10]);[.Q$1];&quot;&quot;)" office:value-type="float" office:value="3" calcext:value-type="float">
            <text:p>3</text:p>
          </table:table-cell>
          <table:table-cell table:style-name="ce11" table:formula="of:=IF(AND([.R$1]&gt;=[.$M10];[.R$1]&lt;=[.$L10]);[.R$1];&quot;&quot;)" office:value-type="float" office:value="4" calcext:value-type="float">
            <text:p>4</text:p>
          </table:table-cell>
          <table:table-cell table:style-name="ce13" table:formula="of:=IF(AND([.S$1]&gt;=[.$M10];[.S$1]&lt;=[.$L10]);[.S$1];&quot;&quot;)" office:value-type="float" office:value="5" calcext:value-type="float">
            <text:p>5</text:p>
          </table:table-cell>
          <table:table-cell table:style-name="ce13" table:formula="of:=IF(AND([.T$1]&gt;=[.$M10];[.T$1]&lt;=[.$L10]);[.T$1];&quot;&quot;)" office:value-type="float" office:value="6" calcext:value-type="float">
            <text:p>6</text:p>
          </table:table-cell>
          <table:table-cell table:style-name="ce13" table:formula="of:=IF(AND([.U$1]&gt;=[.$M10];[.U$1]&lt;=[.$L10]);[.U$1];&quot;&quot;)" office:value-type="float" office:value="7" calcext:value-type="float">
            <text:p>7</text:p>
          </table:table-cell>
          <table:table-cell table:style-name="ce13" table:formula="of:=IF(AND([.V$1]&gt;=[.$M10];[.V$1]&lt;=[.$L10]);[.V$1];&quot;&quot;)">
            <text:p/>
          </table:table-cell>
          <table:table-cell table:style-name="ce13" table:formula="of:=IF(AND([.W$1]&gt;=[.$M10];[.W$1]&lt;=[.$L10]);[.W$1];&quot;&quot;)">
            <text:p/>
          </table:table-cell>
          <table:table-cell table:style-name="ce13" table:formula="of:=IF(AND([.X$1]&gt;=[.$M10];[.X$1]&lt;=[.$L10]);[.X$1];&quot;&quot;)">
            <text:p/>
          </table:table-cell>
          <table:table-cell table:style-name="ce13" table:formula="of:=IF(AND([.Y$1]&gt;=[.$M10];[.Y$1]&lt;=[.$L10]);[.Y$1];&quot;&quot;)">
            <text:p/>
          </table:table-cell>
          <table:table-cell table:style-name="ce13" table:formula="of:=IF(AND([.Z$1]&gt;=[.$M10];[.Z$1]&lt;=[.$L10]);[.Z$1];&quot;&quot;)">
            <text:p/>
          </table:table-cell>
          <table:table-cell table:style-name="ce13" table:formula="of:=IF(AND([.AA$1]&gt;=[.$M10];[.AA$1]&lt;=[.$L10]);[.AA$1];&quot;&quot;)">
            <text:p/>
          </table:table-cell>
          <table:table-cell table:style-name="ce13" table:formula="of:=IF(AND([.AB$1]&gt;=[.$M10];[.AB$1]&lt;=[.$L10]);[.AB$1];&quot;&quot;)">
            <text:p/>
          </table:table-cell>
          <table:table-cell table:style-name="ce13" table:formula="of:=IF(AND([.AC$1]&gt;=[.$M10];[.AC$1]&lt;=[.$L10]);[.AC$1];&quot;&quot;)">
            <text:p/>
          </table:table-cell>
          <table:table-cell table:style-name="ce13" table:formula="of:=IF(AND([.AD$1]&gt;=[.$M10];[.AD$1]&lt;=[.$L10]);[.AD$1];&quot;&quot;)">
            <text:p/>
          </table:table-cell>
          <table:table-cell table:style-name="ce15" table:formula="of:=IF(AND([.AE$1]&gt;=[.$M10];[.AE$1]&lt;=[.$L10]);[.AE$1];&quot;&quot;)">
            <text:p/>
          </table:table-cell>
          <table:table-cell table:style-name="ce18" table:formula="of:=IF(AND([.AF$1]&gt;=[.$M10];[.AF$1]&lt;=[.$L10]);[.AF$1];&quot;&quot;)">
            <text:p/>
          </table:table-cell>
          <table:table-cell table:style-name="ce18" table:formula="of:=IF(AND([.AG$1]&gt;=[.$M10];[.AG$1]&lt;=[.$L10]);[.AG$1];&quot;&quot;)">
            <text:p/>
          </table:table-cell>
          <table:table-cell table:style-name="ce18" table:formula="of:=IF(AND([.AH$1]&gt;=[.$M10];[.AH$1]&lt;=[.$L10]);[.AH$1];&quot;&quot;)">
            <text:p/>
          </table:table-cell>
          <table:table-cell table:style-name="ce18" table:formula="of:=IF(AND([.AI$1]&gt;=[.$M10];[.AI$1]&lt;=[.$L10]);[.AI$1];&quot;&quot;)">
            <text:p/>
          </table:table-cell>
          <table:table-cell table:style-name="ce18" table:formula="of:=IF(AND([.AJ$1]&gt;=[.$M10];[.AJ$1]&lt;=[.$L10]);[.AJ$1];&quot;&quot;)">
            <text:p/>
          </table:table-cell>
          <table:table-cell table:style-name="ce18" table:formula="of:=IF(AND([.AK$1]&gt;=[.$M10];[.AK$1]&lt;=[.$L10]);[.AK$1];&quot;&quot;)">
            <text:p/>
          </table:table-cell>
          <table:table-cell table:style-name="ce18" table:formula="of:=IF(AND([.AL$1]&gt;=[.$M10];[.AL$1]&lt;=[.$L10]);[.AL$1];&quot;&quot;)">
            <text:p/>
          </table:table-cell>
          <table:table-cell table:style-name="ce18" table:formula="of:=IF(AND([.AM$1]&gt;=[.$M10];[.AM$1]&lt;=[.$L10]);[.AM$1];&quot;&quot;)">
            <text:p/>
          </table:table-cell>
          <table:table-cell table:style-name="ce18" table:formula="of:=IF(AND([.AN$1]&gt;=[.$M10];[.AN$1]&lt;=[.$L10]);[.AN$1];&quot;&quot;)">
            <text:p/>
          </table:table-cell>
          <table:table-cell table:style-name="ce18" table:formula="of:=IF(AND([.AO$1]&gt;=[.$M10];[.AO$1]&lt;=[.$L10]);[.AO$1];&quot;&quot;)">
            <text:p/>
          </table:table-cell>
          <table:table-cell table:style-name="ce18" table:formula="of:=IF(AND([.AP$1]&gt;=[.$M10];[.AP$1]&lt;=[.$L10]);[.AP$1];&quot;&quot;)">
            <text:p/>
          </table:table-cell>
          <table:table-cell table:style-name="ce18" table:formula="of:=IF(AND([.AQ$1]&gt;=[.$M10];[.AQ$1]&lt;=[.$L10]);[.AQ$1];&quot;&quot;)">
            <text:p/>
          </table:table-cell>
          <table:table-cell table:style-name="ce18" table:formula="of:=IF(AND([.AR$1]&gt;=[.$M10];[.AR$1]&lt;=[.$L10]);[.AR$1];&quot;&quot;)">
            <text:p/>
          </table:table-cell>
          <table:table-cell table:style-name="ce20" table:formula="of:=IF(AND([.AS$1]&gt;=[.$M10];[.AS$1]&lt;=[.$L10]);[.AS$1];&quot;&quot;)">
            <text:p/>
          </table:table-cell>
          <table:table-cell table:style-name="ce24" table:formula="of:=IF(AND([.AT$1]&gt;=[.$M10];[.AT$1]&lt;=[.$L10]);[.AT$1];&quot;&quot;)">
            <text:p/>
          </table:table-cell>
          <table:table-cell table:style-name="ce26" table:formula="of:=IF(AND([.AU$1]&gt;=[.$M10];[.AU$1]&lt;=[.$L10]);[.AU$1];&quot;&quot;)">
            <text:p/>
          </table:table-cell>
          <table:table-cell table:style-name="ce26" table:formula="of:=IF(AND([.AV$1]&gt;=[.$M10];[.AV$1]&lt;=[.$L10]);[.AV$1];&quot;&quot;)">
            <text:p/>
          </table:table-cell>
          <table:table-cell table:style-name="ce28" table:formula="of:=IF(AND([.AW$1]&gt;=[.$M10];[.AW$1]&lt;=[.$L10]);[.AW$1];&quot;&quot;)">
            <text:p/>
          </table:table-cell>
          <table:table-cell table:style-name="ce30" table:formula="of:=IF(AND([.AX$1]&gt;=[.$M10];[.AX$1]&lt;=[.$L10]);[.AX$1];&quot;&quot;)">
            <text:p/>
          </table:table-cell>
          <table:table-cell table:style-name="ce32" table:formula="of:=IF(AND([.AY$1]&gt;=[.$M10];[.AY$1]&lt;=[.$L10]);[.AY$1];&quot;&quot;)">
            <text:p/>
          </table:table-cell>
          <table:table-cell table:style-name="ce34" table:formula="of:=IF(AND([.AZ$1]&gt;=[.$M10];[.AZ$1]&lt;=[.$L10]);[.AZ$1];&quot;&quot;)">
            <text:p/>
          </table:table-cell>
          <table:table-cell table:style-name="ce36" table:formula="of:=IF(AND([.BA$1]&gt;=[.$M10];[.BA$1]&lt;=[.$L10]);[.BA$1];&quot;&quot;)">
            <text:p/>
          </table:table-cell>
          <table:table-cell table:style-name="ce36" table:formula="of:=IF(AND([.BB$1]&gt;=[.$M10];[.BB$1]&lt;=[.$L10]);[.BB$1];&quot;&quot;)">
            <text:p/>
          </table:table-cell>
          <table:table-cell table:style-name="ce38" table:formula="of:=IF(AND([.BC$1]&gt;=[.$M10];[.BC$1]&lt;=[.$L10]);[.BC$1];&quot;&quot;)">
            <text:p/>
          </table:table-cell>
          <table:table-cell table:style-name="ce38" table:formula="of:=IF(AND([.BD$1]&gt;=[.$M10];[.BD$1]&lt;=[.$L10]);[.BD$1];&quot;&quot;)">
            <text:p/>
          </table:table-cell>
          <table:table-cell table:style-name="ce40" table:formula="of:=IF(AND([.BE$1]&gt;=[.$M10];[.BE$1]&lt;=[.$L10]);[.BE$1];&quot;&quot;)">
            <text:p/>
          </table:table-cell>
          <table:table-cell table:style-name="ce42" table:formula="of:=IF(AND([.BF$1]&gt;=[.$M10];[.BF$1]&lt;=[.$L10]);[.BF$1];&quot;&quot;)">
            <text:p/>
          </table:table-cell>
          <table:table-cell table:style-name="ce44" table:formula="of:=IF(AND([.BG$1]&gt;=[.$M10];[.BG$1]&lt;=[.$L10]);[.BG$1];&quot;&quot;)">
            <text:p/>
          </table:table-cell>
          <table:table-cell table:style-name="ce44" table:formula="of:=IF(AND([.BH$1]&gt;=[.$M10];[.BH$1]&lt;=[.$L10]);[.BH$1];&quot;&quot;)">
            <text:p/>
          </table:table-cell>
          <table:table-cell table:style-name="ce44" table:formula="of:=IF(AND([.BI$1]&gt;=[.$M10];[.BI$1]&lt;=[.$L10]);[.BI$1];&quot;&quot;)">
            <text:p/>
          </table:table-cell>
          <table:table-cell table:style-name="ce46" table:formula="of:=IF(AND([.BJ$1]&gt;=[.$M10];[.BJ$1]&lt;=[.$L10]);[.BJ$1];&quot;&quot;)">
            <text:p/>
          </table:table-cell>
          <table:table-cell table:style-name="ce48" table:formula="of:=IF(AND([.BK$1]&gt;=[.$M10];[.BK$1]&lt;=[.$L10]);[.BK$1];&quot;&quot;)">
            <text:p/>
          </table:table-cell>
          <table:table-cell table:style-name="ce48" table:formula="of:=IF(AND([.BL$1]&gt;=[.$M10];[.BL$1]&lt;=[.$L10]);[.BL$1];&quot;&quot;)">
            <text:p/>
          </table:table-cell>
          <table:table-cell table:style-name="ce50" table:formula="of:=IF(AND([.BM$1]&gt;=[.$M10];[.BM$1]&lt;=[.$L10]);[.BM$1];&quot;&quot;)">
            <text:p/>
          </table:table-cell>
          <table:table-cell table:style-name="ce50" table:formula="of:=IF(AND([.BN$1]&gt;=[.$M10];[.BN$1]&lt;=[.$L10]);[.BN$1];&quot;&quot;)">
            <text:p/>
          </table:table-cell>
          <table:table-cell table:style-name="ce50" table:formula="of:=IF(AND([.BO$1]&gt;=[.$M10];[.BO$1]&lt;=[.$L10]);[.BO$1];&quot;&quot;)">
            <text:p/>
          </table:table-cell>
          <table:table-cell table:style-name="ce52" table:formula="of:=IF(AND([.BP$1]&gt;=[.$M10];[.BP$1]&lt;=[.$L10]);[.BP$1];&quot;&quot;)">
            <text:p/>
          </table:table-cell>
          <table:table-cell table:style-name="ce54" table:formula="of:=IF(AND([.BQ$1]&gt;=[.$M10];[.BQ$1]&lt;=[.$L10]);[.BQ$1];&quot;&quot;)">
            <text:p/>
          </table:table-cell>
          <table:table-cell table:style-name="ce54" table:formula="of:=IF(AND([.BR$1]&gt;=[.$M10];[.BR$1]&lt;=[.$L10]);[.BR$1];&quot;&quot;)">
            <text:p/>
          </table:table-cell>
          <table:table-cell table:style-name="ce54" table:formula="of:=IF(AND([.BS$1]&gt;=[.$M10];[.BS$1]&lt;=[.$L10]);[.BS$1];&quot;&quot;)">
            <text:p/>
          </table:table-cell>
          <table:table-cell table:style-name="ce56" table:formula="of:=IF(AND([.BT$1]&gt;=[.$M10];[.BT$1]&lt;=[.$L10]);[.BT$1];&quot;&quot;)">
            <text:p/>
          </table:table-cell>
          <table:table-cell table:style-name="ce58" table:formula="of:=IF(AND([.BU$1]&gt;=[.$M10];[.BU$1]&lt;=[.$L10]);[.BU$1];&quot;&quot;)">
            <text:p/>
          </table:table-cell>
          <table:table-cell table:style-name="ce60" table:formula="of:=IF(AND([.BV$1]&gt;=[.$M10];[.BV$1]&lt;=[.$L10]);[.BV$1];&quot;&quot;)">
            <text:p/>
          </table:table-cell>
          <table:table-cell table:style-name="ce60" table:formula="of:=IF(AND([.BW$1]&gt;=[.$M10];[.BW$1]&lt;=[.$L10]);[.BW$1];&quot;&quot;)">
            <text:p/>
          </table:table-cell>
          <table:table-cell table:style-name="ce62" table:formula="of:=IF(AND([.BX$1]&gt;=[.$M10];[.BX$1]&lt;=[.$L10]);[.BX$1];&quot;&quot;)">
            <text:p/>
          </table:table-cell>
          <table:table-cell table:style-name="ce62" table:formula="of:=IF(AND([.BY$1]&gt;=[.$M10];[.BY$1]&lt;=[.$L10]);[.BY$1];&quot;&quot;)">
            <text:p/>
          </table:table-cell>
          <table:table-cell table:style-name="ce64" table:formula="of:=IF(AND([.BZ$1]&gt;=[.$M10];[.BZ$1]&lt;=[.$L10]);[.BZ$1];&quot;&quot;)">
            <text:p/>
          </table:table-cell>
          <table:table-cell table:style-name="ce66" table:formula="of:=IF(AND([.CA$1]&gt;=[.$M10];[.CA$1]&lt;=[.$L10]);[.CA$1];&quot;&quot;)">
            <text:p/>
          </table:table-cell>
          <table:table-cell table:style-name="ce68" table:formula="of:=IF(AND([.CB$1]&gt;=[.$M10];[.CB$1]&lt;=[.$L10]);[.CB$1];&quot;&quot;)">
            <text:p/>
          </table:table-cell>
          <table:table-cell table:style-name="ce68" table:formula="of:=IF(AND([.CC$1]&gt;=[.$M10];[.CC$1]&lt;=[.$L10]);[.CC$1];&quot;&quot;)">
            <text:p/>
          </table:table-cell>
          <table:table-cell table:style-name="ce68" table:formula="of:=IF(AND([.CD$1]&gt;=[.$M10];[.CD$1]&lt;=[.$L10]);[.CD$1];&quot;&quot;)">
            <text:p/>
          </table:table-cell>
          <table:table-cell table:style-name="ce68" table:formula="of:=IF(AND([.CE$1]&gt;=[.$M10];[.CE$1]&lt;=[.$L10]);[.CE$1];&quot;&quot;)">
            <text:p/>
          </table:table-cell>
          <table:table-cell table:style-name="ce68" table:formula="of:=IF(AND([.CF$1]&gt;=[.$M10];[.CF$1]&lt;=[.$L10]);[.CF$1];&quot;&quot;)">
            <text:p/>
          </table:table-cell>
          <table:table-cell table:style-name="ce68" table:formula="of:=IF(AND([.CG$1]&gt;=[.$M10];[.CG$1]&lt;=[.$L10]);[.CG$1];&quot;&quot;)">
            <text:p/>
          </table:table-cell>
          <table:table-cell table:style-name="ce70" table:formula="of:=IF(AND([.CH$1]&gt;=[.$M10];[.CH$1]&lt;=[.$L10]);[.CH$1];&quot;&quot;)">
            <text:p/>
          </table:table-cell>
          <table:table-cell table:style-name="ce70" table:formula="of:=IF(AND([.CI$1]&gt;=[.$M10];[.CI$1]&lt;=[.$L10]);[.CI$1];&quot;&quot;)">
            <text:p/>
          </table:table-cell>
          <table:table-cell table:style-name="ce70" table:formula="of:=IF(AND([.CJ$1]&gt;=[.$M10];[.CJ$1]&lt;=[.$L10]);[.CJ$1];&quot;&quot;)">
            <text:p/>
          </table:table-cell>
          <table:table-cell table:style-name="ce72" table:formula="of:=IF(AND([.CK$1]&gt;=[.$M10];[.CK$1]&lt;=[.$L10]);[.CK$1];&quot;&quot;)">
            <text:p/>
          </table:table-cell>
          <table:table-cell table:style-name="ce74" table:formula="of:=IF(AND([.CL$1]&gt;=[.$M10];[.CL$1]&lt;=[.$L10]);[.CL$1];&quot;&quot;)">
            <text:p/>
          </table:table-cell>
          <table:table-cell table:style-name="ce74" table:formula="of:=IF(AND([.CM$1]&gt;=[.$M10];[.CM$1]&lt;=[.$L10]);[.CM$1];&quot;&quot;)">
            <text:p/>
          </table:table-cell>
          <table:table-cell table:style-name="ce76" table:formula="of:=IF(AND([.CN$1]&gt;=[.$M10];[.CN$1]&lt;=[.$L10]);[.CN$1];&quot;&quot;)">
            <text:p/>
          </table:table-cell>
          <table:table-cell table:style-name="ce76" table:formula="of:=IF(AND([.CO$1]&gt;=[.$M10];[.CO$1]&lt;=[.$L10]);[.CO$1];&quot;&quot;)">
            <text:p/>
          </table:table-cell>
          <table:table-cell table:style-name="ce79" table:formula="of:=IF(AND([.CP$1]&gt;=[.$M10];[.CP$1]&lt;=[.$L10]);[.CP$1];&quot;&quot;)">
            <text:p/>
          </table:table-cell>
          <table:table-cell table:style-name="ce82" table:formula="of:=IF(AND([.CQ$1]&gt;=[.$M10];[.CQ$1]&lt;=[.$L10]);[.CQ$1];&quot;&quot;)">
            <text:p/>
          </table:table-cell>
          <table:table-cell table:style-name="ce82" table:formula="of:=IF(AND([.CR$1]&gt;=[.$M10];[.CR$1]&lt;=[.$L10]);[.CR$1];&quot;&quot;)">
            <text:p/>
          </table:table-cell>
          <table:table-cell table:style-name="ce82" table:formula="of:=IF(AND([.CS$1]&gt;=[.$M10];[.CS$1]&lt;=[.$L10]);[.CS$1];&quot;&quot;)">
            <text:p/>
          </table:table-cell>
          <table:table-cell table:style-name="ce82" table:formula="of:=IF(AND([.CT$1]&gt;=[.$M10];[.CT$1]&lt;=[.$L10]);[.CT$1];&quot;&quot;)">
            <text:p/>
          </table:table-cell>
          <table:table-cell table:style-name="ce82" table:formula="of:=IF(AND([.CU$1]&gt;=[.$M10];[.CU$1]&lt;=[.$L10]);[.CU$1];&quot;&quot;)">
            <text:p/>
          </table:table-cell>
          <table:table-cell table:style-name="ce82" table:formula="of:=IF(AND([.CV$1]&gt;=[.$M10];[.CV$1]&lt;=[.$L10]);[.CV$1];&quot;&quot;)">
            <text:p/>
          </table:table-cell>
          <table:table-cell table:style-name="ce82" table:formula="of:=IF(AND([.CW$1]&gt;=[.$M10];[.CW$1]&lt;=[.$L10]);[.CW$1];&quot;&quot;)">
            <text:p/>
          </table:table-cell>
          <table:table-cell table:style-name="ce82" table:formula="of:=IF(AND([.CX$1]&gt;=[.$M10];[.CX$1]&lt;=[.$L10]);[.CX$1];&quot;&quot;)">
            <text:p/>
          </table:table-cell>
          <table:table-cell table:style-name="ce82" table:formula="of:=IF(AND([.CY$1]&gt;=[.$M10];[.CY$1]&lt;=[.$L10]);[.CY$1];&quot;&quot;)">
            <text:p/>
          </table:table-cell>
          <table:table-cell table:style-name="ce82" table:formula="of:=IF(AND([.CZ$1]&gt;=[.$M10];[.CZ$1]&lt;=[.$L10]);[.CZ$1];&quot;&quot;)">
            <text:p/>
          </table:table-cell>
          <table:table-cell table:style-name="ce82" table:formula="of:=IF(AND([.DA$1]&gt;=[.$M10];[.DA$1]&lt;=[.$L10]);[.DA$1];&quot;&quot;)">
            <text:p/>
          </table:table-cell>
          <table:table-cell table:style-name="ce82" table:formula="of:=IF(AND([.DB$1]&gt;=[.$M10];[.DB$1]&lt;=[.$L10]);[.DB$1];&quot;&quot;)">
            <text:p/>
          </table:table-cell>
          <table:table-cell table:style-name="ce82" table:formula="of:=IF(AND([.DC$1]&gt;=[.$M10];[.DC$1]&lt;=[.$L10]);[.DC$1];&quot;&quot;)">
            <text:p/>
          </table:table-cell>
          <table:table-cell table:style-name="ce82" table:formula="of:=IF(AND([.DD$1]&gt;=[.$M10];[.DD$1]&lt;=[.$L10]);[.DD$1];&quot;&quot;)">
            <text:p/>
          </table:table-cell>
          <table:table-cell table:style-name="ce82" table:formula="of:=IF(AND([.DE$1]&gt;=[.$M10];[.DE$1]&lt;=[.$L10]);[.DE$1];&quot;&quot;)">
            <text:p/>
          </table:table-cell>
          <table:table-cell table:style-name="ce82" table:formula="of:=IF(AND([.DF$1]&gt;=[.$M10];[.DF$1]&lt;=[.$L10]);[.DF$1];&quot;&quot;)">
            <text:p/>
          </table:table-cell>
          <table:table-cell table:style-name="ce82" table:formula="of:=IF(AND([.DG$1]&gt;=[.$M10];[.DG$1]&lt;=[.$L10]);[.DG$1];&quot;&quot;)">
            <text:p/>
          </table:table-cell>
          <table:table-cell table:style-name="ce82" table:formula="of:=IF(AND([.DH$1]&gt;=[.$M10];[.DH$1]&lt;=[.$L10]);[.DH$1];&quot;&quot;)">
            <text:p/>
          </table:table-cell>
          <table:table-cell table:style-name="ce82" table:formula="of:=IF(AND([.DI$1]&gt;=[.$M10];[.DI$1]&lt;=[.$L10]);[.DI$1];&quot;&quot;)">
            <text:p/>
          </table:table-cell>
          <table:table-cell table:style-name="ce82" table:formula="of:=IF(AND([.DJ$1]&gt;=[.$M10];[.DJ$1]&lt;=[.$L10]);[.DJ$1];&quot;&quot;)">
            <text:p/>
          </table:table-cell>
          <table:table-cell table:style-name="ce82" table:formula="of:=IF(AND([.DK$1]&gt;=[.$M10];[.DK$1]&lt;=[.$L10]);[.DK$1];&quot;&quot;)">
            <text:p/>
          </table:table-cell>
          <table:table-cell table:style-name="ce82" table:formula="of:=IF(AND([.DL$1]&gt;=[.$M10];[.DL$1]&lt;=[.$L10]);[.DL$1];&quot;&quot;)">
            <text:p/>
          </table:table-cell>
          <table:table-cell table:style-name="ce82" table:formula="of:=IF(AND([.DM$1]&gt;=[.$M10];[.DM$1]&lt;=[.$L10]);[.DM$1];&quot;&quot;)">
            <text:p/>
          </table:table-cell>
          <table:table-cell table:style-name="ce82" table:formula="of:=IF(AND([.DN$1]&gt;=[.$M10];[.DN$1]&lt;=[.$L10]);[.DN$1];&quot;&quot;)">
            <text:p/>
          </table:table-cell>
          <table:table-cell table:style-name="ce82" table:formula="of:=IF(AND([.DO$1]&gt;=[.$M10];[.DO$1]&lt;=[.$L10]);[.DO$1];&quot;&quot;)">
            <text:p/>
          </table:table-cell>
          <table:table-cell table:style-name="ce82" table:formula="of:=IF(AND([.DP$1]&gt;=[.$M10];[.DP$1]&lt;=[.$L10]);[.DP$1];&quot;&quot;)">
            <text:p/>
          </table:table-cell>
          <table:table-cell table:style-name="ce82" table:formula="of:=IF(AND([.DQ$1]&gt;=[.$M10];[.DQ$1]&lt;=[.$L10]);[.DQ$1];&quot;&quot;)">
            <text:p/>
          </table:table-cell>
          <table:table-cell table:style-name="ce82" table:formula="of:=IF(AND([.DR$1]&gt;=[.$M10];[.DR$1]&lt;=[.$L10]);[.DR$1];&quot;&quot;)">
            <text:p/>
          </table:table-cell>
          <table:table-cell table:style-name="ce82" table:formula="of:=IF(AND([.DS$1]&gt;=[.$M10];[.DS$1]&lt;=[.$L10]);[.DS$1];&quot;&quot;)">
            <text:p/>
          </table:table-cell>
          <table:table-cell table:style-name="ce82" table:formula="of:=IF(AND([.DT$1]&gt;=[.$M10];[.DT$1]&lt;=[.$L10]);[.DT$1];&quot;&quot;)">
            <text:p/>
          </table:table-cell>
          <table:table-cell table:style-name="ce82" table:formula="of:=IF(AND([.DU$1]&gt;=[.$M10];[.DU$1]&lt;=[.$L10]);[.DU$1];&quot;&quot;)">
            <text:p/>
          </table:table-cell>
          <table:table-cell table:style-name="ce84" table:formula="of:=IF(AND([.DV$1]&gt;=[.$M10];[.DV$1]&lt;=[.$L10]);[.DV$1];&quot;&quot;)">
            <text:p/>
          </table:table-cell>
          <table:table-cell table:style-name="ce84" table:formula="of:=IF(AND([.DW$1]&gt;=[.$M10];[.DW$1]&lt;=[.$L10]);[.DW$1];&quot;&quot;)">
            <text:p/>
          </table:table-cell>
          <table:table-cell table:style-name="ce84" table:formula="of:=IF(AND([.DX$1]&gt;=[.$M10];[.DX$1]&lt;=[.$L10]);[.DX$1];&quot;&quot;)">
            <text:p/>
          </table:table-cell>
          <table:table-cell table:style-name="ce84" table:formula="of:=IF(AND([.DY$1]&gt;=[.$M10];[.DY$1]&lt;=[.$L10]);[.DY$1];&quot;&quot;)">
            <text:p/>
          </table:table-cell>
          <table:table-cell table:style-name="ce84" table:formula="of:=IF(AND([.DZ$1]&gt;=[.$M10];[.DZ$1]&lt;=[.$L10]);[.DZ$1];&quot;&quot;)">
            <text:p/>
          </table:table-cell>
          <table:table-cell table:style-name="ce84" table:formula="of:=IF(AND([.EA$1]&gt;=[.$M10];[.EA$1]&lt;=[.$L10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11];[.$A:.$L];12;0)" office:value-type="float" office:value="0" calcext:value-type="float">
            <text:p>0</text:p>
          </table:table-cell>
          <table:table-cell table:style-name="ce6" table:formula="of:=VLOOKUP([.D11];[.$A:.$L];12;0)" office:value-type="float" office:value="0" calcext:value-type="float">
            <text:p>0</text:p>
          </table:table-cell>
          <table:table-cell table:style-name="ce6" table:formula="of:=VLOOKUP([.E11];[.$A:.$L];12;0)" office:value-type="float" office:value="0" calcext:value-type="float">
            <text:p>0</text:p>
          </table:table-cell>
          <table:table-cell table:style-name="ce6" table:formula="of:=VLOOKUP([.F11];[.$A:.$L];12;0)" office:value-type="float" office:value="0" calcext:value-type="float">
            <text:p>0</text:p>
          </table:table-cell>
          <table:table-cell table:style-name="ce7" table:formula="of:=MAX([.H11:.K11])+[.B11]+[.N11]" office:value-type="float" office:value="8" calcext:value-type="float">
            <text:p>8</text:p>
          </table:table-cell>
          <table:table-cell table:style-name="ce8" table:formula="of:=[.L11]-[.B11]+1" office:value-type="float" office:value="1" calcext:value-type="float">
            <text:p>1</text:p>
          </table:table-cell>
          <table:table-cell table:style-name="ce9"/>
          <table:table-cell table:style-name="ce11" table:formula="of:=IF(AND([.O$1]&gt;=[.$M11];[.O$1]&lt;=[.$L11]);[.O$1];&quot;&quot;)" office:value-type="float" office:value="1" calcext:value-type="float">
            <text:p>1</text:p>
          </table:table-cell>
          <table:table-cell table:style-name="ce11" table:formula="of:=IF(AND([.P$1]&gt;=[.$M11];[.P$1]&lt;=[.$L11]);[.P$1];&quot;&quot;)" office:value-type="float" office:value="2" calcext:value-type="float">
            <text:p>2</text:p>
          </table:table-cell>
          <table:table-cell table:style-name="ce11" table:formula="of:=IF(AND([.Q$1]&gt;=[.$M11];[.Q$1]&lt;=[.$L11]);[.Q$1];&quot;&quot;)" office:value-type="float" office:value="3" calcext:value-type="float">
            <text:p>3</text:p>
          </table:table-cell>
          <table:table-cell table:style-name="ce11" table:formula="of:=IF(AND([.R$1]&gt;=[.$M11];[.R$1]&lt;=[.$L11]);[.R$1];&quot;&quot;)" office:value-type="float" office:value="4" calcext:value-type="float">
            <text:p>4</text:p>
          </table:table-cell>
          <table:table-cell table:style-name="ce13" table:formula="of:=IF(AND([.S$1]&gt;=[.$M11];[.S$1]&lt;=[.$L11]);[.S$1];&quot;&quot;)" office:value-type="float" office:value="5" calcext:value-type="float">
            <text:p>5</text:p>
          </table:table-cell>
          <table:table-cell table:style-name="ce13" table:formula="of:=IF(AND([.T$1]&gt;=[.$M11];[.T$1]&lt;=[.$L11]);[.T$1];&quot;&quot;)" office:value-type="float" office:value="6" calcext:value-type="float">
            <text:p>6</text:p>
          </table:table-cell>
          <table:table-cell table:style-name="ce13" table:formula="of:=IF(AND([.U$1]&gt;=[.$M11];[.U$1]&lt;=[.$L11]);[.U$1];&quot;&quot;)" office:value-type="float" office:value="7" calcext:value-type="float">
            <text:p>7</text:p>
          </table:table-cell>
          <table:table-cell table:style-name="ce13" table:formula="of:=IF(AND([.V$1]&gt;=[.$M11];[.V$1]&lt;=[.$L11]);[.V$1];&quot;&quot;)" office:value-type="float" office:value="8" calcext:value-type="float">
            <text:p>8</text:p>
          </table:table-cell>
          <table:table-cell table:style-name="ce13" table:formula="of:=IF(AND([.W$1]&gt;=[.$M11];[.W$1]&lt;=[.$L11]);[.W$1];&quot;&quot;)">
            <text:p/>
          </table:table-cell>
          <table:table-cell table:style-name="ce13" table:formula="of:=IF(AND([.X$1]&gt;=[.$M11];[.X$1]&lt;=[.$L11]);[.X$1];&quot;&quot;)">
            <text:p/>
          </table:table-cell>
          <table:table-cell table:style-name="ce13" table:formula="of:=IF(AND([.Y$1]&gt;=[.$M11];[.Y$1]&lt;=[.$L11]);[.Y$1];&quot;&quot;)">
            <text:p/>
          </table:table-cell>
          <table:table-cell table:style-name="ce13" table:formula="of:=IF(AND([.Z$1]&gt;=[.$M11];[.Z$1]&lt;=[.$L11]);[.Z$1];&quot;&quot;)">
            <text:p/>
          </table:table-cell>
          <table:table-cell table:style-name="ce13" table:formula="of:=IF(AND([.AA$1]&gt;=[.$M11];[.AA$1]&lt;=[.$L11]);[.AA$1];&quot;&quot;)">
            <text:p/>
          </table:table-cell>
          <table:table-cell table:style-name="ce13" table:formula="of:=IF(AND([.AB$1]&gt;=[.$M11];[.AB$1]&lt;=[.$L11]);[.AB$1];&quot;&quot;)">
            <text:p/>
          </table:table-cell>
          <table:table-cell table:style-name="ce13" table:formula="of:=IF(AND([.AC$1]&gt;=[.$M11];[.AC$1]&lt;=[.$L11]);[.AC$1];&quot;&quot;)">
            <text:p/>
          </table:table-cell>
          <table:table-cell table:style-name="ce13" table:formula="of:=IF(AND([.AD$1]&gt;=[.$M11];[.AD$1]&lt;=[.$L11]);[.AD$1];&quot;&quot;)">
            <text:p/>
          </table:table-cell>
          <table:table-cell table:style-name="ce15" table:formula="of:=IF(AND([.AE$1]&gt;=[.$M11];[.AE$1]&lt;=[.$L11]);[.AE$1];&quot;&quot;)">
            <text:p/>
          </table:table-cell>
          <table:table-cell table:style-name="ce18" table:formula="of:=IF(AND([.AF$1]&gt;=[.$M11];[.AF$1]&lt;=[.$L11]);[.AF$1];&quot;&quot;)">
            <text:p/>
          </table:table-cell>
          <table:table-cell table:style-name="ce18" table:formula="of:=IF(AND([.AG$1]&gt;=[.$M11];[.AG$1]&lt;=[.$L11]);[.AG$1];&quot;&quot;)">
            <text:p/>
          </table:table-cell>
          <table:table-cell table:style-name="ce18" table:formula="of:=IF(AND([.AH$1]&gt;=[.$M11];[.AH$1]&lt;=[.$L11]);[.AH$1];&quot;&quot;)">
            <text:p/>
          </table:table-cell>
          <table:table-cell table:style-name="ce18" table:formula="of:=IF(AND([.AI$1]&gt;=[.$M11];[.AI$1]&lt;=[.$L11]);[.AI$1];&quot;&quot;)">
            <text:p/>
          </table:table-cell>
          <table:table-cell table:style-name="ce18" table:formula="of:=IF(AND([.AJ$1]&gt;=[.$M11];[.AJ$1]&lt;=[.$L11]);[.AJ$1];&quot;&quot;)">
            <text:p/>
          </table:table-cell>
          <table:table-cell table:style-name="ce18" table:formula="of:=IF(AND([.AK$1]&gt;=[.$M11];[.AK$1]&lt;=[.$L11]);[.AK$1];&quot;&quot;)">
            <text:p/>
          </table:table-cell>
          <table:table-cell table:style-name="ce18" table:formula="of:=IF(AND([.AL$1]&gt;=[.$M11];[.AL$1]&lt;=[.$L11]);[.AL$1];&quot;&quot;)">
            <text:p/>
          </table:table-cell>
          <table:table-cell table:style-name="ce18" table:formula="of:=IF(AND([.AM$1]&gt;=[.$M11];[.AM$1]&lt;=[.$L11]);[.AM$1];&quot;&quot;)">
            <text:p/>
          </table:table-cell>
          <table:table-cell table:style-name="ce18" table:formula="of:=IF(AND([.AN$1]&gt;=[.$M11];[.AN$1]&lt;=[.$L11]);[.AN$1];&quot;&quot;)">
            <text:p/>
          </table:table-cell>
          <table:table-cell table:style-name="ce18" table:formula="of:=IF(AND([.AO$1]&gt;=[.$M11];[.AO$1]&lt;=[.$L11]);[.AO$1];&quot;&quot;)">
            <text:p/>
          </table:table-cell>
          <table:table-cell table:style-name="ce18" table:formula="of:=IF(AND([.AP$1]&gt;=[.$M11];[.AP$1]&lt;=[.$L11]);[.AP$1];&quot;&quot;)">
            <text:p/>
          </table:table-cell>
          <table:table-cell table:style-name="ce18" table:formula="of:=IF(AND([.AQ$1]&gt;=[.$M11];[.AQ$1]&lt;=[.$L11]);[.AQ$1];&quot;&quot;)">
            <text:p/>
          </table:table-cell>
          <table:table-cell table:style-name="ce18" table:formula="of:=IF(AND([.AR$1]&gt;=[.$M11];[.AR$1]&lt;=[.$L11]);[.AR$1];&quot;&quot;)">
            <text:p/>
          </table:table-cell>
          <table:table-cell table:style-name="ce20" table:formula="of:=IF(AND([.AS$1]&gt;=[.$M11];[.AS$1]&lt;=[.$L11]);[.AS$1];&quot;&quot;)">
            <text:p/>
          </table:table-cell>
          <table:table-cell table:style-name="ce24" table:formula="of:=IF(AND([.AT$1]&gt;=[.$M11];[.AT$1]&lt;=[.$L11]);[.AT$1];&quot;&quot;)">
            <text:p/>
          </table:table-cell>
          <table:table-cell table:style-name="ce26" table:formula="of:=IF(AND([.AU$1]&gt;=[.$M11];[.AU$1]&lt;=[.$L11]);[.AU$1];&quot;&quot;)">
            <text:p/>
          </table:table-cell>
          <table:table-cell table:style-name="ce26" table:formula="of:=IF(AND([.AV$1]&gt;=[.$M11];[.AV$1]&lt;=[.$L11]);[.AV$1];&quot;&quot;)">
            <text:p/>
          </table:table-cell>
          <table:table-cell table:style-name="ce28" table:formula="of:=IF(AND([.AW$1]&gt;=[.$M11];[.AW$1]&lt;=[.$L11]);[.AW$1];&quot;&quot;)">
            <text:p/>
          </table:table-cell>
          <table:table-cell table:style-name="ce30" table:formula="of:=IF(AND([.AX$1]&gt;=[.$M11];[.AX$1]&lt;=[.$L11]);[.AX$1];&quot;&quot;)">
            <text:p/>
          </table:table-cell>
          <table:table-cell table:style-name="ce32" table:formula="of:=IF(AND([.AY$1]&gt;=[.$M11];[.AY$1]&lt;=[.$L11]);[.AY$1];&quot;&quot;)">
            <text:p/>
          </table:table-cell>
          <table:table-cell table:style-name="ce34" table:formula="of:=IF(AND([.AZ$1]&gt;=[.$M11];[.AZ$1]&lt;=[.$L11]);[.AZ$1];&quot;&quot;)">
            <text:p/>
          </table:table-cell>
          <table:table-cell table:style-name="ce36" table:formula="of:=IF(AND([.BA$1]&gt;=[.$M11];[.BA$1]&lt;=[.$L11]);[.BA$1];&quot;&quot;)">
            <text:p/>
          </table:table-cell>
          <table:table-cell table:style-name="ce36" table:formula="of:=IF(AND([.BB$1]&gt;=[.$M11];[.BB$1]&lt;=[.$L11]);[.BB$1];&quot;&quot;)">
            <text:p/>
          </table:table-cell>
          <table:table-cell table:style-name="ce38" table:formula="of:=IF(AND([.BC$1]&gt;=[.$M11];[.BC$1]&lt;=[.$L11]);[.BC$1];&quot;&quot;)">
            <text:p/>
          </table:table-cell>
          <table:table-cell table:style-name="ce38" table:formula="of:=IF(AND([.BD$1]&gt;=[.$M11];[.BD$1]&lt;=[.$L11]);[.BD$1];&quot;&quot;)">
            <text:p/>
          </table:table-cell>
          <table:table-cell table:style-name="ce40" table:formula="of:=IF(AND([.BE$1]&gt;=[.$M11];[.BE$1]&lt;=[.$L11]);[.BE$1];&quot;&quot;)">
            <text:p/>
          </table:table-cell>
          <table:table-cell table:style-name="ce42" table:formula="of:=IF(AND([.BF$1]&gt;=[.$M11];[.BF$1]&lt;=[.$L11]);[.BF$1];&quot;&quot;)">
            <text:p/>
          </table:table-cell>
          <table:table-cell table:style-name="ce44" table:formula="of:=IF(AND([.BG$1]&gt;=[.$M11];[.BG$1]&lt;=[.$L11]);[.BG$1];&quot;&quot;)">
            <text:p/>
          </table:table-cell>
          <table:table-cell table:style-name="ce44" table:formula="of:=IF(AND([.BH$1]&gt;=[.$M11];[.BH$1]&lt;=[.$L11]);[.BH$1];&quot;&quot;)">
            <text:p/>
          </table:table-cell>
          <table:table-cell table:style-name="ce44" table:formula="of:=IF(AND([.BI$1]&gt;=[.$M11];[.BI$1]&lt;=[.$L11]);[.BI$1];&quot;&quot;)">
            <text:p/>
          </table:table-cell>
          <table:table-cell table:style-name="ce46" table:formula="of:=IF(AND([.BJ$1]&gt;=[.$M11];[.BJ$1]&lt;=[.$L11]);[.BJ$1];&quot;&quot;)">
            <text:p/>
          </table:table-cell>
          <table:table-cell table:style-name="ce48" table:formula="of:=IF(AND([.BK$1]&gt;=[.$M11];[.BK$1]&lt;=[.$L11]);[.BK$1];&quot;&quot;)">
            <text:p/>
          </table:table-cell>
          <table:table-cell table:style-name="ce48" table:formula="of:=IF(AND([.BL$1]&gt;=[.$M11];[.BL$1]&lt;=[.$L11]);[.BL$1];&quot;&quot;)">
            <text:p/>
          </table:table-cell>
          <table:table-cell table:style-name="ce50" table:formula="of:=IF(AND([.BM$1]&gt;=[.$M11];[.BM$1]&lt;=[.$L11]);[.BM$1];&quot;&quot;)">
            <text:p/>
          </table:table-cell>
          <table:table-cell table:style-name="ce50" table:formula="of:=IF(AND([.BN$1]&gt;=[.$M11];[.BN$1]&lt;=[.$L11]);[.BN$1];&quot;&quot;)">
            <text:p/>
          </table:table-cell>
          <table:table-cell table:style-name="ce50" table:formula="of:=IF(AND([.BO$1]&gt;=[.$M11];[.BO$1]&lt;=[.$L11]);[.BO$1];&quot;&quot;)">
            <text:p/>
          </table:table-cell>
          <table:table-cell table:style-name="ce52" table:formula="of:=IF(AND([.BP$1]&gt;=[.$M11];[.BP$1]&lt;=[.$L11]);[.BP$1];&quot;&quot;)">
            <text:p/>
          </table:table-cell>
          <table:table-cell table:style-name="ce54" table:formula="of:=IF(AND([.BQ$1]&gt;=[.$M11];[.BQ$1]&lt;=[.$L11]);[.BQ$1];&quot;&quot;)">
            <text:p/>
          </table:table-cell>
          <table:table-cell table:style-name="ce54" table:formula="of:=IF(AND([.BR$1]&gt;=[.$M11];[.BR$1]&lt;=[.$L11]);[.BR$1];&quot;&quot;)">
            <text:p/>
          </table:table-cell>
          <table:table-cell table:style-name="ce54" table:formula="of:=IF(AND([.BS$1]&gt;=[.$M11];[.BS$1]&lt;=[.$L11]);[.BS$1];&quot;&quot;)">
            <text:p/>
          </table:table-cell>
          <table:table-cell table:style-name="ce56" table:formula="of:=IF(AND([.BT$1]&gt;=[.$M11];[.BT$1]&lt;=[.$L11]);[.BT$1];&quot;&quot;)">
            <text:p/>
          </table:table-cell>
          <table:table-cell table:style-name="ce58" table:formula="of:=IF(AND([.BU$1]&gt;=[.$M11];[.BU$1]&lt;=[.$L11]);[.BU$1];&quot;&quot;)">
            <text:p/>
          </table:table-cell>
          <table:table-cell table:style-name="ce60" table:formula="of:=IF(AND([.BV$1]&gt;=[.$M11];[.BV$1]&lt;=[.$L11]);[.BV$1];&quot;&quot;)">
            <text:p/>
          </table:table-cell>
          <table:table-cell table:style-name="ce60" table:formula="of:=IF(AND([.BW$1]&gt;=[.$M11];[.BW$1]&lt;=[.$L11]);[.BW$1];&quot;&quot;)">
            <text:p/>
          </table:table-cell>
          <table:table-cell table:style-name="ce62" table:formula="of:=IF(AND([.BX$1]&gt;=[.$M11];[.BX$1]&lt;=[.$L11]);[.BX$1];&quot;&quot;)">
            <text:p/>
          </table:table-cell>
          <table:table-cell table:style-name="ce62" table:formula="of:=IF(AND([.BY$1]&gt;=[.$M11];[.BY$1]&lt;=[.$L11]);[.BY$1];&quot;&quot;)">
            <text:p/>
          </table:table-cell>
          <table:table-cell table:style-name="ce64" table:formula="of:=IF(AND([.BZ$1]&gt;=[.$M11];[.BZ$1]&lt;=[.$L11]);[.BZ$1];&quot;&quot;)">
            <text:p/>
          </table:table-cell>
          <table:table-cell table:style-name="ce66" table:formula="of:=IF(AND([.CA$1]&gt;=[.$M11];[.CA$1]&lt;=[.$L11]);[.CA$1];&quot;&quot;)">
            <text:p/>
          </table:table-cell>
          <table:table-cell table:style-name="ce68" table:formula="of:=IF(AND([.CB$1]&gt;=[.$M11];[.CB$1]&lt;=[.$L11]);[.CB$1];&quot;&quot;)">
            <text:p/>
          </table:table-cell>
          <table:table-cell table:style-name="ce68" table:formula="of:=IF(AND([.CC$1]&gt;=[.$M11];[.CC$1]&lt;=[.$L11]);[.CC$1];&quot;&quot;)">
            <text:p/>
          </table:table-cell>
          <table:table-cell table:style-name="ce68" table:formula="of:=IF(AND([.CD$1]&gt;=[.$M11];[.CD$1]&lt;=[.$L11]);[.CD$1];&quot;&quot;)">
            <text:p/>
          </table:table-cell>
          <table:table-cell table:style-name="ce68" table:formula="of:=IF(AND([.CE$1]&gt;=[.$M11];[.CE$1]&lt;=[.$L11]);[.CE$1];&quot;&quot;)">
            <text:p/>
          </table:table-cell>
          <table:table-cell table:style-name="ce68" table:formula="of:=IF(AND([.CF$1]&gt;=[.$M11];[.CF$1]&lt;=[.$L11]);[.CF$1];&quot;&quot;)">
            <text:p/>
          </table:table-cell>
          <table:table-cell table:style-name="ce68" table:formula="of:=IF(AND([.CG$1]&gt;=[.$M11];[.CG$1]&lt;=[.$L11]);[.CG$1];&quot;&quot;)">
            <text:p/>
          </table:table-cell>
          <table:table-cell table:style-name="ce70" table:formula="of:=IF(AND([.CH$1]&gt;=[.$M11];[.CH$1]&lt;=[.$L11]);[.CH$1];&quot;&quot;)">
            <text:p/>
          </table:table-cell>
          <table:table-cell table:style-name="ce70" table:formula="of:=IF(AND([.CI$1]&gt;=[.$M11];[.CI$1]&lt;=[.$L11]);[.CI$1];&quot;&quot;)">
            <text:p/>
          </table:table-cell>
          <table:table-cell table:style-name="ce70" table:formula="of:=IF(AND([.CJ$1]&gt;=[.$M11];[.CJ$1]&lt;=[.$L11]);[.CJ$1];&quot;&quot;)">
            <text:p/>
          </table:table-cell>
          <table:table-cell table:style-name="ce72" table:formula="of:=IF(AND([.CK$1]&gt;=[.$M11];[.CK$1]&lt;=[.$L11]);[.CK$1];&quot;&quot;)">
            <text:p/>
          </table:table-cell>
          <table:table-cell table:style-name="ce74" table:formula="of:=IF(AND([.CL$1]&gt;=[.$M11];[.CL$1]&lt;=[.$L11]);[.CL$1];&quot;&quot;)">
            <text:p/>
          </table:table-cell>
          <table:table-cell table:style-name="ce74" table:formula="of:=IF(AND([.CM$1]&gt;=[.$M11];[.CM$1]&lt;=[.$L11]);[.CM$1];&quot;&quot;)">
            <text:p/>
          </table:table-cell>
          <table:table-cell table:style-name="ce76" table:formula="of:=IF(AND([.CN$1]&gt;=[.$M11];[.CN$1]&lt;=[.$L11]);[.CN$1];&quot;&quot;)">
            <text:p/>
          </table:table-cell>
          <table:table-cell table:style-name="ce76" table:formula="of:=IF(AND([.CO$1]&gt;=[.$M11];[.CO$1]&lt;=[.$L11]);[.CO$1];&quot;&quot;)">
            <text:p/>
          </table:table-cell>
          <table:table-cell table:style-name="ce79" table:formula="of:=IF(AND([.CP$1]&gt;=[.$M11];[.CP$1]&lt;=[.$L11]);[.CP$1];&quot;&quot;)">
            <text:p/>
          </table:table-cell>
          <table:table-cell table:style-name="ce82" table:formula="of:=IF(AND([.CQ$1]&gt;=[.$M11];[.CQ$1]&lt;=[.$L11]);[.CQ$1];&quot;&quot;)">
            <text:p/>
          </table:table-cell>
          <table:table-cell table:style-name="ce82" table:formula="of:=IF(AND([.CR$1]&gt;=[.$M11];[.CR$1]&lt;=[.$L11]);[.CR$1];&quot;&quot;)">
            <text:p/>
          </table:table-cell>
          <table:table-cell table:style-name="ce82" table:formula="of:=IF(AND([.CS$1]&gt;=[.$M11];[.CS$1]&lt;=[.$L11]);[.CS$1];&quot;&quot;)">
            <text:p/>
          </table:table-cell>
          <table:table-cell table:style-name="ce82" table:formula="of:=IF(AND([.CT$1]&gt;=[.$M11];[.CT$1]&lt;=[.$L11]);[.CT$1];&quot;&quot;)">
            <text:p/>
          </table:table-cell>
          <table:table-cell table:style-name="ce82" table:formula="of:=IF(AND([.CU$1]&gt;=[.$M11];[.CU$1]&lt;=[.$L11]);[.CU$1];&quot;&quot;)">
            <text:p/>
          </table:table-cell>
          <table:table-cell table:style-name="ce82" table:formula="of:=IF(AND([.CV$1]&gt;=[.$M11];[.CV$1]&lt;=[.$L11]);[.CV$1];&quot;&quot;)">
            <text:p/>
          </table:table-cell>
          <table:table-cell table:style-name="ce82" table:formula="of:=IF(AND([.CW$1]&gt;=[.$M11];[.CW$1]&lt;=[.$L11]);[.CW$1];&quot;&quot;)">
            <text:p/>
          </table:table-cell>
          <table:table-cell table:style-name="ce82" table:formula="of:=IF(AND([.CX$1]&gt;=[.$M11];[.CX$1]&lt;=[.$L11]);[.CX$1];&quot;&quot;)">
            <text:p/>
          </table:table-cell>
          <table:table-cell table:style-name="ce82" table:formula="of:=IF(AND([.CY$1]&gt;=[.$M11];[.CY$1]&lt;=[.$L11]);[.CY$1];&quot;&quot;)">
            <text:p/>
          </table:table-cell>
          <table:table-cell table:style-name="ce82" table:formula="of:=IF(AND([.CZ$1]&gt;=[.$M11];[.CZ$1]&lt;=[.$L11]);[.CZ$1];&quot;&quot;)">
            <text:p/>
          </table:table-cell>
          <table:table-cell table:style-name="ce82" table:formula="of:=IF(AND([.DA$1]&gt;=[.$M11];[.DA$1]&lt;=[.$L11]);[.DA$1];&quot;&quot;)">
            <text:p/>
          </table:table-cell>
          <table:table-cell table:style-name="ce82" table:formula="of:=IF(AND([.DB$1]&gt;=[.$M11];[.DB$1]&lt;=[.$L11]);[.DB$1];&quot;&quot;)">
            <text:p/>
          </table:table-cell>
          <table:table-cell table:style-name="ce82" table:formula="of:=IF(AND([.DC$1]&gt;=[.$M11];[.DC$1]&lt;=[.$L11]);[.DC$1];&quot;&quot;)">
            <text:p/>
          </table:table-cell>
          <table:table-cell table:style-name="ce82" table:formula="of:=IF(AND([.DD$1]&gt;=[.$M11];[.DD$1]&lt;=[.$L11]);[.DD$1];&quot;&quot;)">
            <text:p/>
          </table:table-cell>
          <table:table-cell table:style-name="ce82" table:formula="of:=IF(AND([.DE$1]&gt;=[.$M11];[.DE$1]&lt;=[.$L11]);[.DE$1];&quot;&quot;)">
            <text:p/>
          </table:table-cell>
          <table:table-cell table:style-name="ce82" table:formula="of:=IF(AND([.DF$1]&gt;=[.$M11];[.DF$1]&lt;=[.$L11]);[.DF$1];&quot;&quot;)">
            <text:p/>
          </table:table-cell>
          <table:table-cell table:style-name="ce82" table:formula="of:=IF(AND([.DG$1]&gt;=[.$M11];[.DG$1]&lt;=[.$L11]);[.DG$1];&quot;&quot;)">
            <text:p/>
          </table:table-cell>
          <table:table-cell table:style-name="ce82" table:formula="of:=IF(AND([.DH$1]&gt;=[.$M11];[.DH$1]&lt;=[.$L11]);[.DH$1];&quot;&quot;)">
            <text:p/>
          </table:table-cell>
          <table:table-cell table:style-name="ce82" table:formula="of:=IF(AND([.DI$1]&gt;=[.$M11];[.DI$1]&lt;=[.$L11]);[.DI$1];&quot;&quot;)">
            <text:p/>
          </table:table-cell>
          <table:table-cell table:style-name="ce82" table:formula="of:=IF(AND([.DJ$1]&gt;=[.$M11];[.DJ$1]&lt;=[.$L11]);[.DJ$1];&quot;&quot;)">
            <text:p/>
          </table:table-cell>
          <table:table-cell table:style-name="ce82" table:formula="of:=IF(AND([.DK$1]&gt;=[.$M11];[.DK$1]&lt;=[.$L11]);[.DK$1];&quot;&quot;)">
            <text:p/>
          </table:table-cell>
          <table:table-cell table:style-name="ce82" table:formula="of:=IF(AND([.DL$1]&gt;=[.$M11];[.DL$1]&lt;=[.$L11]);[.DL$1];&quot;&quot;)">
            <text:p/>
          </table:table-cell>
          <table:table-cell table:style-name="ce82" table:formula="of:=IF(AND([.DM$1]&gt;=[.$M11];[.DM$1]&lt;=[.$L11]);[.DM$1];&quot;&quot;)">
            <text:p/>
          </table:table-cell>
          <table:table-cell table:style-name="ce82" table:formula="of:=IF(AND([.DN$1]&gt;=[.$M11];[.DN$1]&lt;=[.$L11]);[.DN$1];&quot;&quot;)">
            <text:p/>
          </table:table-cell>
          <table:table-cell table:style-name="ce82" table:formula="of:=IF(AND([.DO$1]&gt;=[.$M11];[.DO$1]&lt;=[.$L11]);[.DO$1];&quot;&quot;)">
            <text:p/>
          </table:table-cell>
          <table:table-cell table:style-name="ce82" table:formula="of:=IF(AND([.DP$1]&gt;=[.$M11];[.DP$1]&lt;=[.$L11]);[.DP$1];&quot;&quot;)">
            <text:p/>
          </table:table-cell>
          <table:table-cell table:style-name="ce82" table:formula="of:=IF(AND([.DQ$1]&gt;=[.$M11];[.DQ$1]&lt;=[.$L11]);[.DQ$1];&quot;&quot;)">
            <text:p/>
          </table:table-cell>
          <table:table-cell table:style-name="ce82" table:formula="of:=IF(AND([.DR$1]&gt;=[.$M11];[.DR$1]&lt;=[.$L11]);[.DR$1];&quot;&quot;)">
            <text:p/>
          </table:table-cell>
          <table:table-cell table:style-name="ce82" table:formula="of:=IF(AND([.DS$1]&gt;=[.$M11];[.DS$1]&lt;=[.$L11]);[.DS$1];&quot;&quot;)">
            <text:p/>
          </table:table-cell>
          <table:table-cell table:style-name="ce82" table:formula="of:=IF(AND([.DT$1]&gt;=[.$M11];[.DT$1]&lt;=[.$L11]);[.DT$1];&quot;&quot;)">
            <text:p/>
          </table:table-cell>
          <table:table-cell table:style-name="ce82" table:formula="of:=IF(AND([.DU$1]&gt;=[.$M11];[.DU$1]&lt;=[.$L11]);[.DU$1];&quot;&quot;)">
            <text:p/>
          </table:table-cell>
          <table:table-cell table:style-name="ce84" table:formula="of:=IF(AND([.DV$1]&gt;=[.$M11];[.DV$1]&lt;=[.$L11]);[.DV$1];&quot;&quot;)">
            <text:p/>
          </table:table-cell>
          <table:table-cell table:style-name="ce84" table:formula="of:=IF(AND([.DW$1]&gt;=[.$M11];[.DW$1]&lt;=[.$L11]);[.DW$1];&quot;&quot;)">
            <text:p/>
          </table:table-cell>
          <table:table-cell table:style-name="ce84" table:formula="of:=IF(AND([.DX$1]&gt;=[.$M11];[.DX$1]&lt;=[.$L11]);[.DX$1];&quot;&quot;)">
            <text:p/>
          </table:table-cell>
          <table:table-cell table:style-name="ce84" table:formula="of:=IF(AND([.DY$1]&gt;=[.$M11];[.DY$1]&lt;=[.$L11]);[.DY$1];&quot;&quot;)">
            <text:p/>
          </table:table-cell>
          <table:table-cell table:style-name="ce84" table:formula="of:=IF(AND([.DZ$1]&gt;=[.$M11];[.DZ$1]&lt;=[.$L11]);[.DZ$1];&quot;&quot;)">
            <text:p/>
          </table:table-cell>
          <table:table-cell table:style-name="ce84" table:formula="of:=IF(AND([.EA$1]&gt;=[.$M11];[.EA$1]&lt;=[.$L11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12];[.$A:.$L];12;0)" office:value-type="float" office:value="7" calcext:value-type="float">
            <text:p>7</text:p>
          </table:table-cell>
          <table:table-cell table:style-name="ce6" table:formula="of:=VLOOKUP([.D12];[.$A:.$L];12;0)" office:value-type="float" office:value="0" calcext:value-type="float">
            <text:p>0</text:p>
          </table:table-cell>
          <table:table-cell table:style-name="ce6" table:formula="of:=VLOOKUP([.E12];[.$A:.$L];12;0)" office:value-type="float" office:value="0" calcext:value-type="float">
            <text:p>0</text:p>
          </table:table-cell>
          <table:table-cell table:style-name="ce6" table:formula="of:=VLOOKUP([.F12];[.$A:.$L];12;0)" office:value-type="float" office:value="0" calcext:value-type="float">
            <text:p>0</text:p>
          </table:table-cell>
          <table:table-cell table:style-name="ce7" table:formula="of:=MAX([.H12:.K12])+[.B12]+[.N12]" office:value-type="float" office:value="13" calcext:value-type="float">
            <text:p>13</text:p>
          </table:table-cell>
          <table:table-cell table:style-name="ce8" table:formula="of:=[.L12]-[.B12]+1" office:value-type="float" office:value="8" calcext:value-type="float">
            <text:p>8</text:p>
          </table:table-cell>
          <table:table-cell table:style-name="ce9"/>
          <table:table-cell table:style-name="ce11" table:formula="of:=IF(AND([.O$1]&gt;=[.$M12];[.O$1]&lt;=[.$L12]);[.O$1];&quot;&quot;)">
            <text:p/>
          </table:table-cell>
          <table:table-cell table:style-name="ce11" table:formula="of:=IF(AND([.P$1]&gt;=[.$M12];[.P$1]&lt;=[.$L12]);[.P$1];&quot;&quot;)">
            <text:p/>
          </table:table-cell>
          <table:table-cell table:style-name="ce11" table:formula="of:=IF(AND([.Q$1]&gt;=[.$M12];[.Q$1]&lt;=[.$L12]);[.Q$1];&quot;&quot;)">
            <text:p/>
          </table:table-cell>
          <table:table-cell table:style-name="ce11" table:formula="of:=IF(AND([.R$1]&gt;=[.$M12];[.R$1]&lt;=[.$L12]);[.R$1];&quot;&quot;)">
            <text:p/>
          </table:table-cell>
          <table:table-cell table:style-name="ce13" table:formula="of:=IF(AND([.S$1]&gt;=[.$M12];[.S$1]&lt;=[.$L12]);[.S$1];&quot;&quot;)">
            <text:p/>
          </table:table-cell>
          <table:table-cell table:style-name="ce13" table:formula="of:=IF(AND([.T$1]&gt;=[.$M12];[.T$1]&lt;=[.$L12]);[.T$1];&quot;&quot;)">
            <text:p/>
          </table:table-cell>
          <table:table-cell table:style-name="ce13" table:formula="of:=IF(AND([.U$1]&gt;=[.$M12];[.U$1]&lt;=[.$L12]);[.U$1];&quot;&quot;)">
            <text:p/>
          </table:table-cell>
          <table:table-cell table:style-name="ce13" table:formula="of:=IF(AND([.V$1]&gt;=[.$M12];[.V$1]&lt;=[.$L12]);[.V$1];&quot;&quot;)" office:value-type="float" office:value="8" calcext:value-type="float">
            <text:p>8</text:p>
          </table:table-cell>
          <table:table-cell table:style-name="ce13" table:formula="of:=IF(AND([.W$1]&gt;=[.$M12];[.W$1]&lt;=[.$L12]);[.W$1];&quot;&quot;)" office:value-type="float" office:value="9" calcext:value-type="float">
            <text:p>9</text:p>
          </table:table-cell>
          <table:table-cell table:style-name="ce13" table:formula="of:=IF(AND([.X$1]&gt;=[.$M12];[.X$1]&lt;=[.$L12]);[.X$1];&quot;&quot;)" office:value-type="float" office:value="10" calcext:value-type="float">
            <text:p>10</text:p>
          </table:table-cell>
          <table:table-cell table:style-name="ce13" table:formula="of:=IF(AND([.Y$1]&gt;=[.$M12];[.Y$1]&lt;=[.$L12]);[.Y$1];&quot;&quot;)" office:value-type="float" office:value="11" calcext:value-type="float">
            <text:p>11</text:p>
          </table:table-cell>
          <table:table-cell table:style-name="ce13" table:formula="of:=IF(AND([.Z$1]&gt;=[.$M12];[.Z$1]&lt;=[.$L12]);[.Z$1];&quot;&quot;)" office:value-type="float" office:value="12" calcext:value-type="float">
            <text:p>12</text:p>
          </table:table-cell>
          <table:table-cell table:style-name="ce13" table:formula="of:=IF(AND([.AA$1]&gt;=[.$M12];[.AA$1]&lt;=[.$L12]);[.AA$1];&quot;&quot;)" office:value-type="float" office:value="13" calcext:value-type="float">
            <text:p>13</text:p>
          </table:table-cell>
          <table:table-cell table:style-name="ce13" table:formula="of:=IF(AND([.AB$1]&gt;=[.$M12];[.AB$1]&lt;=[.$L12]);[.AB$1];&quot;&quot;)">
            <text:p/>
          </table:table-cell>
          <table:table-cell table:style-name="ce13" table:formula="of:=IF(AND([.AC$1]&gt;=[.$M12];[.AC$1]&lt;=[.$L12]);[.AC$1];&quot;&quot;)">
            <text:p/>
          </table:table-cell>
          <table:table-cell table:style-name="ce13" table:formula="of:=IF(AND([.AD$1]&gt;=[.$M12];[.AD$1]&lt;=[.$L12]);[.AD$1];&quot;&quot;)">
            <text:p/>
          </table:table-cell>
          <table:table-cell table:style-name="ce15" table:formula="of:=IF(AND([.AE$1]&gt;=[.$M12];[.AE$1]&lt;=[.$L12]);[.AE$1];&quot;&quot;)">
            <text:p/>
          </table:table-cell>
          <table:table-cell table:style-name="ce18" table:formula="of:=IF(AND([.AF$1]&gt;=[.$M12];[.AF$1]&lt;=[.$L12]);[.AF$1];&quot;&quot;)">
            <text:p/>
          </table:table-cell>
          <table:table-cell table:style-name="ce18" table:formula="of:=IF(AND([.AG$1]&gt;=[.$M12];[.AG$1]&lt;=[.$L12]);[.AG$1];&quot;&quot;)">
            <text:p/>
          </table:table-cell>
          <table:table-cell table:style-name="ce18" table:formula="of:=IF(AND([.AH$1]&gt;=[.$M12];[.AH$1]&lt;=[.$L12]);[.AH$1];&quot;&quot;)">
            <text:p/>
          </table:table-cell>
          <table:table-cell table:style-name="ce18" table:formula="of:=IF(AND([.AI$1]&gt;=[.$M12];[.AI$1]&lt;=[.$L12]);[.AI$1];&quot;&quot;)">
            <text:p/>
          </table:table-cell>
          <table:table-cell table:style-name="ce18" table:formula="of:=IF(AND([.AJ$1]&gt;=[.$M12];[.AJ$1]&lt;=[.$L12]);[.AJ$1];&quot;&quot;)">
            <text:p/>
          </table:table-cell>
          <table:table-cell table:style-name="ce18" table:formula="of:=IF(AND([.AK$1]&gt;=[.$M12];[.AK$1]&lt;=[.$L12]);[.AK$1];&quot;&quot;)">
            <text:p/>
          </table:table-cell>
          <table:table-cell table:style-name="ce18" table:formula="of:=IF(AND([.AL$1]&gt;=[.$M12];[.AL$1]&lt;=[.$L12]);[.AL$1];&quot;&quot;)">
            <text:p/>
          </table:table-cell>
          <table:table-cell table:style-name="ce18" table:formula="of:=IF(AND([.AM$1]&gt;=[.$M12];[.AM$1]&lt;=[.$L12]);[.AM$1];&quot;&quot;)">
            <text:p/>
          </table:table-cell>
          <table:table-cell table:style-name="ce18" table:formula="of:=IF(AND([.AN$1]&gt;=[.$M12];[.AN$1]&lt;=[.$L12]);[.AN$1];&quot;&quot;)">
            <text:p/>
          </table:table-cell>
          <table:table-cell table:style-name="ce18" table:formula="of:=IF(AND([.AO$1]&gt;=[.$M12];[.AO$1]&lt;=[.$L12]);[.AO$1];&quot;&quot;)">
            <text:p/>
          </table:table-cell>
          <table:table-cell table:style-name="ce18" table:formula="of:=IF(AND([.AP$1]&gt;=[.$M12];[.AP$1]&lt;=[.$L12]);[.AP$1];&quot;&quot;)">
            <text:p/>
          </table:table-cell>
          <table:table-cell table:style-name="ce18" table:formula="of:=IF(AND([.AQ$1]&gt;=[.$M12];[.AQ$1]&lt;=[.$L12]);[.AQ$1];&quot;&quot;)">
            <text:p/>
          </table:table-cell>
          <table:table-cell table:style-name="ce18" table:formula="of:=IF(AND([.AR$1]&gt;=[.$M12];[.AR$1]&lt;=[.$L12]);[.AR$1];&quot;&quot;)">
            <text:p/>
          </table:table-cell>
          <table:table-cell table:style-name="ce20" table:formula="of:=IF(AND([.AS$1]&gt;=[.$M12];[.AS$1]&lt;=[.$L12]);[.AS$1];&quot;&quot;)">
            <text:p/>
          </table:table-cell>
          <table:table-cell table:style-name="ce24" table:formula="of:=IF(AND([.AT$1]&gt;=[.$M12];[.AT$1]&lt;=[.$L12]);[.AT$1];&quot;&quot;)">
            <text:p/>
          </table:table-cell>
          <table:table-cell table:style-name="ce26" table:formula="of:=IF(AND([.AU$1]&gt;=[.$M12];[.AU$1]&lt;=[.$L12]);[.AU$1];&quot;&quot;)">
            <text:p/>
          </table:table-cell>
          <table:table-cell table:style-name="ce26" table:formula="of:=IF(AND([.AV$1]&gt;=[.$M12];[.AV$1]&lt;=[.$L12]);[.AV$1];&quot;&quot;)">
            <text:p/>
          </table:table-cell>
          <table:table-cell table:style-name="ce28" table:formula="of:=IF(AND([.AW$1]&gt;=[.$M12];[.AW$1]&lt;=[.$L12]);[.AW$1];&quot;&quot;)">
            <text:p/>
          </table:table-cell>
          <table:table-cell table:style-name="ce30" table:formula="of:=IF(AND([.AX$1]&gt;=[.$M12];[.AX$1]&lt;=[.$L12]);[.AX$1];&quot;&quot;)">
            <text:p/>
          </table:table-cell>
          <table:table-cell table:style-name="ce32" table:formula="of:=IF(AND([.AY$1]&gt;=[.$M12];[.AY$1]&lt;=[.$L12]);[.AY$1];&quot;&quot;)">
            <text:p/>
          </table:table-cell>
          <table:table-cell table:style-name="ce34" table:formula="of:=IF(AND([.AZ$1]&gt;=[.$M12];[.AZ$1]&lt;=[.$L12]);[.AZ$1];&quot;&quot;)">
            <text:p/>
          </table:table-cell>
          <table:table-cell table:style-name="ce36" table:formula="of:=IF(AND([.BA$1]&gt;=[.$M12];[.BA$1]&lt;=[.$L12]);[.BA$1];&quot;&quot;)">
            <text:p/>
          </table:table-cell>
          <table:table-cell table:style-name="ce36" table:formula="of:=IF(AND([.BB$1]&gt;=[.$M12];[.BB$1]&lt;=[.$L12]);[.BB$1];&quot;&quot;)">
            <text:p/>
          </table:table-cell>
          <table:table-cell table:style-name="ce38" table:formula="of:=IF(AND([.BC$1]&gt;=[.$M12];[.BC$1]&lt;=[.$L12]);[.BC$1];&quot;&quot;)">
            <text:p/>
          </table:table-cell>
          <table:table-cell table:style-name="ce38" table:formula="of:=IF(AND([.BD$1]&gt;=[.$M12];[.BD$1]&lt;=[.$L12]);[.BD$1];&quot;&quot;)">
            <text:p/>
          </table:table-cell>
          <table:table-cell table:style-name="ce40" table:formula="of:=IF(AND([.BE$1]&gt;=[.$M12];[.BE$1]&lt;=[.$L12]);[.BE$1];&quot;&quot;)">
            <text:p/>
          </table:table-cell>
          <table:table-cell table:style-name="ce42" table:formula="of:=IF(AND([.BF$1]&gt;=[.$M12];[.BF$1]&lt;=[.$L12]);[.BF$1];&quot;&quot;)">
            <text:p/>
          </table:table-cell>
          <table:table-cell table:style-name="ce44" table:formula="of:=IF(AND([.BG$1]&gt;=[.$M12];[.BG$1]&lt;=[.$L12]);[.BG$1];&quot;&quot;)">
            <text:p/>
          </table:table-cell>
          <table:table-cell table:style-name="ce44" table:formula="of:=IF(AND([.BH$1]&gt;=[.$M12];[.BH$1]&lt;=[.$L12]);[.BH$1];&quot;&quot;)">
            <text:p/>
          </table:table-cell>
          <table:table-cell table:style-name="ce44" table:formula="of:=IF(AND([.BI$1]&gt;=[.$M12];[.BI$1]&lt;=[.$L12]);[.BI$1];&quot;&quot;)">
            <text:p/>
          </table:table-cell>
          <table:table-cell table:style-name="ce46" table:formula="of:=IF(AND([.BJ$1]&gt;=[.$M12];[.BJ$1]&lt;=[.$L12]);[.BJ$1];&quot;&quot;)">
            <text:p/>
          </table:table-cell>
          <table:table-cell table:style-name="ce48" table:formula="of:=IF(AND([.BK$1]&gt;=[.$M12];[.BK$1]&lt;=[.$L12]);[.BK$1];&quot;&quot;)">
            <text:p/>
          </table:table-cell>
          <table:table-cell table:style-name="ce48" table:formula="of:=IF(AND([.BL$1]&gt;=[.$M12];[.BL$1]&lt;=[.$L12]);[.BL$1];&quot;&quot;)">
            <text:p/>
          </table:table-cell>
          <table:table-cell table:style-name="ce50" table:formula="of:=IF(AND([.BM$1]&gt;=[.$M12];[.BM$1]&lt;=[.$L12]);[.BM$1];&quot;&quot;)">
            <text:p/>
          </table:table-cell>
          <table:table-cell table:style-name="ce50" table:formula="of:=IF(AND([.BN$1]&gt;=[.$M12];[.BN$1]&lt;=[.$L12]);[.BN$1];&quot;&quot;)">
            <text:p/>
          </table:table-cell>
          <table:table-cell table:style-name="ce50" table:formula="of:=IF(AND([.BO$1]&gt;=[.$M12];[.BO$1]&lt;=[.$L12]);[.BO$1];&quot;&quot;)">
            <text:p/>
          </table:table-cell>
          <table:table-cell table:style-name="ce52" table:formula="of:=IF(AND([.BP$1]&gt;=[.$M12];[.BP$1]&lt;=[.$L12]);[.BP$1];&quot;&quot;)">
            <text:p/>
          </table:table-cell>
          <table:table-cell table:style-name="ce54" table:formula="of:=IF(AND([.BQ$1]&gt;=[.$M12];[.BQ$1]&lt;=[.$L12]);[.BQ$1];&quot;&quot;)">
            <text:p/>
          </table:table-cell>
          <table:table-cell table:style-name="ce54" table:formula="of:=IF(AND([.BR$1]&gt;=[.$M12];[.BR$1]&lt;=[.$L12]);[.BR$1];&quot;&quot;)">
            <text:p/>
          </table:table-cell>
          <table:table-cell table:style-name="ce54" table:formula="of:=IF(AND([.BS$1]&gt;=[.$M12];[.BS$1]&lt;=[.$L12]);[.BS$1];&quot;&quot;)">
            <text:p/>
          </table:table-cell>
          <table:table-cell table:style-name="ce56" table:formula="of:=IF(AND([.BT$1]&gt;=[.$M12];[.BT$1]&lt;=[.$L12]);[.BT$1];&quot;&quot;)">
            <text:p/>
          </table:table-cell>
          <table:table-cell table:style-name="ce58" table:formula="of:=IF(AND([.BU$1]&gt;=[.$M12];[.BU$1]&lt;=[.$L12]);[.BU$1];&quot;&quot;)">
            <text:p/>
          </table:table-cell>
          <table:table-cell table:style-name="ce60" table:formula="of:=IF(AND([.BV$1]&gt;=[.$M12];[.BV$1]&lt;=[.$L12]);[.BV$1];&quot;&quot;)">
            <text:p/>
          </table:table-cell>
          <table:table-cell table:style-name="ce60" table:formula="of:=IF(AND([.BW$1]&gt;=[.$M12];[.BW$1]&lt;=[.$L12]);[.BW$1];&quot;&quot;)">
            <text:p/>
          </table:table-cell>
          <table:table-cell table:style-name="ce62" table:formula="of:=IF(AND([.BX$1]&gt;=[.$M12];[.BX$1]&lt;=[.$L12]);[.BX$1];&quot;&quot;)">
            <text:p/>
          </table:table-cell>
          <table:table-cell table:style-name="ce62" table:formula="of:=IF(AND([.BY$1]&gt;=[.$M12];[.BY$1]&lt;=[.$L12]);[.BY$1];&quot;&quot;)">
            <text:p/>
          </table:table-cell>
          <table:table-cell table:style-name="ce64" table:formula="of:=IF(AND([.BZ$1]&gt;=[.$M12];[.BZ$1]&lt;=[.$L12]);[.BZ$1];&quot;&quot;)">
            <text:p/>
          </table:table-cell>
          <table:table-cell table:style-name="ce66" table:formula="of:=IF(AND([.CA$1]&gt;=[.$M12];[.CA$1]&lt;=[.$L12]);[.CA$1];&quot;&quot;)">
            <text:p/>
          </table:table-cell>
          <table:table-cell table:style-name="ce68" table:formula="of:=IF(AND([.CB$1]&gt;=[.$M12];[.CB$1]&lt;=[.$L12]);[.CB$1];&quot;&quot;)">
            <text:p/>
          </table:table-cell>
          <table:table-cell table:style-name="ce68" table:formula="of:=IF(AND([.CC$1]&gt;=[.$M12];[.CC$1]&lt;=[.$L12]);[.CC$1];&quot;&quot;)">
            <text:p/>
          </table:table-cell>
          <table:table-cell table:style-name="ce68" table:formula="of:=IF(AND([.CD$1]&gt;=[.$M12];[.CD$1]&lt;=[.$L12]);[.CD$1];&quot;&quot;)">
            <text:p/>
          </table:table-cell>
          <table:table-cell table:style-name="ce68" table:formula="of:=IF(AND([.CE$1]&gt;=[.$M12];[.CE$1]&lt;=[.$L12]);[.CE$1];&quot;&quot;)">
            <text:p/>
          </table:table-cell>
          <table:table-cell table:style-name="ce68" table:formula="of:=IF(AND([.CF$1]&gt;=[.$M12];[.CF$1]&lt;=[.$L12]);[.CF$1];&quot;&quot;)">
            <text:p/>
          </table:table-cell>
          <table:table-cell table:style-name="ce68" table:formula="of:=IF(AND([.CG$1]&gt;=[.$M12];[.CG$1]&lt;=[.$L12]);[.CG$1];&quot;&quot;)">
            <text:p/>
          </table:table-cell>
          <table:table-cell table:style-name="ce70" table:formula="of:=IF(AND([.CH$1]&gt;=[.$M12];[.CH$1]&lt;=[.$L12]);[.CH$1];&quot;&quot;)">
            <text:p/>
          </table:table-cell>
          <table:table-cell table:style-name="ce70" table:formula="of:=IF(AND([.CI$1]&gt;=[.$M12];[.CI$1]&lt;=[.$L12]);[.CI$1];&quot;&quot;)">
            <text:p/>
          </table:table-cell>
          <table:table-cell table:style-name="ce70" table:formula="of:=IF(AND([.CJ$1]&gt;=[.$M12];[.CJ$1]&lt;=[.$L12]);[.CJ$1];&quot;&quot;)">
            <text:p/>
          </table:table-cell>
          <table:table-cell table:style-name="ce72" table:formula="of:=IF(AND([.CK$1]&gt;=[.$M12];[.CK$1]&lt;=[.$L12]);[.CK$1];&quot;&quot;)">
            <text:p/>
          </table:table-cell>
          <table:table-cell table:style-name="ce74" table:formula="of:=IF(AND([.CL$1]&gt;=[.$M12];[.CL$1]&lt;=[.$L12]);[.CL$1];&quot;&quot;)">
            <text:p/>
          </table:table-cell>
          <table:table-cell table:style-name="ce74" table:formula="of:=IF(AND([.CM$1]&gt;=[.$M12];[.CM$1]&lt;=[.$L12]);[.CM$1];&quot;&quot;)">
            <text:p/>
          </table:table-cell>
          <table:table-cell table:style-name="ce76" table:formula="of:=IF(AND([.CN$1]&gt;=[.$M12];[.CN$1]&lt;=[.$L12]);[.CN$1];&quot;&quot;)">
            <text:p/>
          </table:table-cell>
          <table:table-cell table:style-name="ce76" table:formula="of:=IF(AND([.CO$1]&gt;=[.$M12];[.CO$1]&lt;=[.$L12]);[.CO$1];&quot;&quot;)">
            <text:p/>
          </table:table-cell>
          <table:table-cell table:style-name="ce79" table:formula="of:=IF(AND([.CP$1]&gt;=[.$M12];[.CP$1]&lt;=[.$L12]);[.CP$1];&quot;&quot;)">
            <text:p/>
          </table:table-cell>
          <table:table-cell table:style-name="ce82" table:formula="of:=IF(AND([.CQ$1]&gt;=[.$M12];[.CQ$1]&lt;=[.$L12]);[.CQ$1];&quot;&quot;)">
            <text:p/>
          </table:table-cell>
          <table:table-cell table:style-name="ce82" table:formula="of:=IF(AND([.CR$1]&gt;=[.$M12];[.CR$1]&lt;=[.$L12]);[.CR$1];&quot;&quot;)">
            <text:p/>
          </table:table-cell>
          <table:table-cell table:style-name="ce82" table:formula="of:=IF(AND([.CS$1]&gt;=[.$M12];[.CS$1]&lt;=[.$L12]);[.CS$1];&quot;&quot;)">
            <text:p/>
          </table:table-cell>
          <table:table-cell table:style-name="ce82" table:formula="of:=IF(AND([.CT$1]&gt;=[.$M12];[.CT$1]&lt;=[.$L12]);[.CT$1];&quot;&quot;)">
            <text:p/>
          </table:table-cell>
          <table:table-cell table:style-name="ce82" table:formula="of:=IF(AND([.CU$1]&gt;=[.$M12];[.CU$1]&lt;=[.$L12]);[.CU$1];&quot;&quot;)">
            <text:p/>
          </table:table-cell>
          <table:table-cell table:style-name="ce82" table:formula="of:=IF(AND([.CV$1]&gt;=[.$M12];[.CV$1]&lt;=[.$L12]);[.CV$1];&quot;&quot;)">
            <text:p/>
          </table:table-cell>
          <table:table-cell table:style-name="ce82" table:formula="of:=IF(AND([.CW$1]&gt;=[.$M12];[.CW$1]&lt;=[.$L12]);[.CW$1];&quot;&quot;)">
            <text:p/>
          </table:table-cell>
          <table:table-cell table:style-name="ce82" table:formula="of:=IF(AND([.CX$1]&gt;=[.$M12];[.CX$1]&lt;=[.$L12]);[.CX$1];&quot;&quot;)">
            <text:p/>
          </table:table-cell>
          <table:table-cell table:style-name="ce82" table:formula="of:=IF(AND([.CY$1]&gt;=[.$M12];[.CY$1]&lt;=[.$L12]);[.CY$1];&quot;&quot;)">
            <text:p/>
          </table:table-cell>
          <table:table-cell table:style-name="ce82" table:formula="of:=IF(AND([.CZ$1]&gt;=[.$M12];[.CZ$1]&lt;=[.$L12]);[.CZ$1];&quot;&quot;)">
            <text:p/>
          </table:table-cell>
          <table:table-cell table:style-name="ce82" table:formula="of:=IF(AND([.DA$1]&gt;=[.$M12];[.DA$1]&lt;=[.$L12]);[.DA$1];&quot;&quot;)">
            <text:p/>
          </table:table-cell>
          <table:table-cell table:style-name="ce82" table:formula="of:=IF(AND([.DB$1]&gt;=[.$M12];[.DB$1]&lt;=[.$L12]);[.DB$1];&quot;&quot;)">
            <text:p/>
          </table:table-cell>
          <table:table-cell table:style-name="ce82" table:formula="of:=IF(AND([.DC$1]&gt;=[.$M12];[.DC$1]&lt;=[.$L12]);[.DC$1];&quot;&quot;)">
            <text:p/>
          </table:table-cell>
          <table:table-cell table:style-name="ce82" table:formula="of:=IF(AND([.DD$1]&gt;=[.$M12];[.DD$1]&lt;=[.$L12]);[.DD$1];&quot;&quot;)">
            <text:p/>
          </table:table-cell>
          <table:table-cell table:style-name="ce82" table:formula="of:=IF(AND([.DE$1]&gt;=[.$M12];[.DE$1]&lt;=[.$L12]);[.DE$1];&quot;&quot;)">
            <text:p/>
          </table:table-cell>
          <table:table-cell table:style-name="ce82" table:formula="of:=IF(AND([.DF$1]&gt;=[.$M12];[.DF$1]&lt;=[.$L12]);[.DF$1];&quot;&quot;)">
            <text:p/>
          </table:table-cell>
          <table:table-cell table:style-name="ce82" table:formula="of:=IF(AND([.DG$1]&gt;=[.$M12];[.DG$1]&lt;=[.$L12]);[.DG$1];&quot;&quot;)">
            <text:p/>
          </table:table-cell>
          <table:table-cell table:style-name="ce82" table:formula="of:=IF(AND([.DH$1]&gt;=[.$M12];[.DH$1]&lt;=[.$L12]);[.DH$1];&quot;&quot;)">
            <text:p/>
          </table:table-cell>
          <table:table-cell table:style-name="ce82" table:formula="of:=IF(AND([.DI$1]&gt;=[.$M12];[.DI$1]&lt;=[.$L12]);[.DI$1];&quot;&quot;)">
            <text:p/>
          </table:table-cell>
          <table:table-cell table:style-name="ce82" table:formula="of:=IF(AND([.DJ$1]&gt;=[.$M12];[.DJ$1]&lt;=[.$L12]);[.DJ$1];&quot;&quot;)">
            <text:p/>
          </table:table-cell>
          <table:table-cell table:style-name="ce82" table:formula="of:=IF(AND([.DK$1]&gt;=[.$M12];[.DK$1]&lt;=[.$L12]);[.DK$1];&quot;&quot;)">
            <text:p/>
          </table:table-cell>
          <table:table-cell table:style-name="ce82" table:formula="of:=IF(AND([.DL$1]&gt;=[.$M12];[.DL$1]&lt;=[.$L12]);[.DL$1];&quot;&quot;)">
            <text:p/>
          </table:table-cell>
          <table:table-cell table:style-name="ce82" table:formula="of:=IF(AND([.DM$1]&gt;=[.$M12];[.DM$1]&lt;=[.$L12]);[.DM$1];&quot;&quot;)">
            <text:p/>
          </table:table-cell>
          <table:table-cell table:style-name="ce82" table:formula="of:=IF(AND([.DN$1]&gt;=[.$M12];[.DN$1]&lt;=[.$L12]);[.DN$1];&quot;&quot;)">
            <text:p/>
          </table:table-cell>
          <table:table-cell table:style-name="ce82" table:formula="of:=IF(AND([.DO$1]&gt;=[.$M12];[.DO$1]&lt;=[.$L12]);[.DO$1];&quot;&quot;)">
            <text:p/>
          </table:table-cell>
          <table:table-cell table:style-name="ce82" table:formula="of:=IF(AND([.DP$1]&gt;=[.$M12];[.DP$1]&lt;=[.$L12]);[.DP$1];&quot;&quot;)">
            <text:p/>
          </table:table-cell>
          <table:table-cell table:style-name="ce82" table:formula="of:=IF(AND([.DQ$1]&gt;=[.$M12];[.DQ$1]&lt;=[.$L12]);[.DQ$1];&quot;&quot;)">
            <text:p/>
          </table:table-cell>
          <table:table-cell table:style-name="ce82" table:formula="of:=IF(AND([.DR$1]&gt;=[.$M12];[.DR$1]&lt;=[.$L12]);[.DR$1];&quot;&quot;)">
            <text:p/>
          </table:table-cell>
          <table:table-cell table:style-name="ce82" table:formula="of:=IF(AND([.DS$1]&gt;=[.$M12];[.DS$1]&lt;=[.$L12]);[.DS$1];&quot;&quot;)">
            <text:p/>
          </table:table-cell>
          <table:table-cell table:style-name="ce82" table:formula="of:=IF(AND([.DT$1]&gt;=[.$M12];[.DT$1]&lt;=[.$L12]);[.DT$1];&quot;&quot;)">
            <text:p/>
          </table:table-cell>
          <table:table-cell table:style-name="ce82" table:formula="of:=IF(AND([.DU$1]&gt;=[.$M12];[.DU$1]&lt;=[.$L12]);[.DU$1];&quot;&quot;)">
            <text:p/>
          </table:table-cell>
          <table:table-cell table:style-name="ce84" table:formula="of:=IF(AND([.DV$1]&gt;=[.$M12];[.DV$1]&lt;=[.$L12]);[.DV$1];&quot;&quot;)">
            <text:p/>
          </table:table-cell>
          <table:table-cell table:style-name="ce84" table:formula="of:=IF(AND([.DW$1]&gt;=[.$M12];[.DW$1]&lt;=[.$L12]);[.DW$1];&quot;&quot;)">
            <text:p/>
          </table:table-cell>
          <table:table-cell table:style-name="ce84" table:formula="of:=IF(AND([.DX$1]&gt;=[.$M12];[.DX$1]&lt;=[.$L12]);[.DX$1];&quot;&quot;)">
            <text:p/>
          </table:table-cell>
          <table:table-cell table:style-name="ce84" table:formula="of:=IF(AND([.DY$1]&gt;=[.$M12];[.DY$1]&lt;=[.$L12]);[.DY$1];&quot;&quot;)">
            <text:p/>
          </table:table-cell>
          <table:table-cell table:style-name="ce84" table:formula="of:=IF(AND([.DZ$1]&gt;=[.$M12];[.DZ$1]&lt;=[.$L12]);[.DZ$1];&quot;&quot;)">
            <text:p/>
          </table:table-cell>
          <table:table-cell table:style-name="ce84" table:formula="of:=IF(AND([.EA$1]&gt;=[.$M12];[.EA$1]&lt;=[.$L12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13];[.$A:.$L];12;0)" office:value-type="float" office:value="8" calcext:value-type="float">
            <text:p>8</text:p>
          </table:table-cell>
          <table:table-cell table:style-name="ce6" table:formula="of:=VLOOKUP([.D13];[.$A:.$L];12;0)" office:value-type="float" office:value="0" calcext:value-type="float">
            <text:p>0</text:p>
          </table:table-cell>
          <table:table-cell table:style-name="ce6" table:formula="of:=VLOOKUP([.E13];[.$A:.$L];12;0)" office:value-type="float" office:value="0" calcext:value-type="float">
            <text:p>0</text:p>
          </table:table-cell>
          <table:table-cell table:style-name="ce6" table:formula="of:=VLOOKUP([.F13];[.$A:.$L];12;0)" office:value-type="float" office:value="0" calcext:value-type="float">
            <text:p>0</text:p>
          </table:table-cell>
          <table:table-cell table:style-name="ce7" table:formula="of:=MAX([.H13:.K13])+[.B13]+[.N13]" office:value-type="float" office:value="14" calcext:value-type="float">
            <text:p>14</text:p>
          </table:table-cell>
          <table:table-cell table:style-name="ce8" table:formula="of:=[.L13]-[.B13]+1" office:value-type="float" office:value="9" calcext:value-type="float">
            <text:p>9</text:p>
          </table:table-cell>
          <table:table-cell table:style-name="ce9"/>
          <table:table-cell table:style-name="ce11" table:formula="of:=IF(AND([.O$1]&gt;=[.$M13];[.O$1]&lt;=[.$L13]);[.O$1];&quot;&quot;)">
            <text:p/>
          </table:table-cell>
          <table:table-cell table:style-name="ce11" table:formula="of:=IF(AND([.P$1]&gt;=[.$M13];[.P$1]&lt;=[.$L13]);[.P$1];&quot;&quot;)">
            <text:p/>
          </table:table-cell>
          <table:table-cell table:style-name="ce11" table:formula="of:=IF(AND([.Q$1]&gt;=[.$M13];[.Q$1]&lt;=[.$L13]);[.Q$1];&quot;&quot;)">
            <text:p/>
          </table:table-cell>
          <table:table-cell table:style-name="ce11" table:formula="of:=IF(AND([.R$1]&gt;=[.$M13];[.R$1]&lt;=[.$L13]);[.R$1];&quot;&quot;)">
            <text:p/>
          </table:table-cell>
          <table:table-cell table:style-name="ce13" table:formula="of:=IF(AND([.S$1]&gt;=[.$M13];[.S$1]&lt;=[.$L13]);[.S$1];&quot;&quot;)">
            <text:p/>
          </table:table-cell>
          <table:table-cell table:style-name="ce13" table:formula="of:=IF(AND([.T$1]&gt;=[.$M13];[.T$1]&lt;=[.$L13]);[.T$1];&quot;&quot;)">
            <text:p/>
          </table:table-cell>
          <table:table-cell table:style-name="ce13" table:formula="of:=IF(AND([.U$1]&gt;=[.$M13];[.U$1]&lt;=[.$L13]);[.U$1];&quot;&quot;)">
            <text:p/>
          </table:table-cell>
          <table:table-cell table:style-name="ce13" table:formula="of:=IF(AND([.V$1]&gt;=[.$M13];[.V$1]&lt;=[.$L13]);[.V$1];&quot;&quot;)">
            <text:p/>
          </table:table-cell>
          <table:table-cell table:style-name="ce13" table:formula="of:=IF(AND([.W$1]&gt;=[.$M13];[.W$1]&lt;=[.$L13]);[.W$1];&quot;&quot;)" office:value-type="float" office:value="9" calcext:value-type="float">
            <text:p>9</text:p>
          </table:table-cell>
          <table:table-cell table:style-name="ce13" table:formula="of:=IF(AND([.X$1]&gt;=[.$M13];[.X$1]&lt;=[.$L13]);[.X$1];&quot;&quot;)" office:value-type="float" office:value="10" calcext:value-type="float">
            <text:p>10</text:p>
          </table:table-cell>
          <table:table-cell table:style-name="ce13" table:formula="of:=IF(AND([.Y$1]&gt;=[.$M13];[.Y$1]&lt;=[.$L13]);[.Y$1];&quot;&quot;)" office:value-type="float" office:value="11" calcext:value-type="float">
            <text:p>11</text:p>
          </table:table-cell>
          <table:table-cell table:style-name="ce13" table:formula="of:=IF(AND([.Z$1]&gt;=[.$M13];[.Z$1]&lt;=[.$L13]);[.Z$1];&quot;&quot;)" office:value-type="float" office:value="12" calcext:value-type="float">
            <text:p>12</text:p>
          </table:table-cell>
          <table:table-cell table:style-name="ce13" table:formula="of:=IF(AND([.AA$1]&gt;=[.$M13];[.AA$1]&lt;=[.$L13]);[.AA$1];&quot;&quot;)" office:value-type="float" office:value="13" calcext:value-type="float">
            <text:p>13</text:p>
          </table:table-cell>
          <table:table-cell table:style-name="ce13" table:formula="of:=IF(AND([.AB$1]&gt;=[.$M13];[.AB$1]&lt;=[.$L13]);[.AB$1];&quot;&quot;)" office:value-type="float" office:value="14" calcext:value-type="float">
            <text:p>14</text:p>
          </table:table-cell>
          <table:table-cell table:style-name="ce13" table:formula="of:=IF(AND([.AC$1]&gt;=[.$M13];[.AC$1]&lt;=[.$L13]);[.AC$1];&quot;&quot;)">
            <text:p/>
          </table:table-cell>
          <table:table-cell table:style-name="ce13" table:formula="of:=IF(AND([.AD$1]&gt;=[.$M13];[.AD$1]&lt;=[.$L13]);[.AD$1];&quot;&quot;)">
            <text:p/>
          </table:table-cell>
          <table:table-cell table:style-name="ce16" table:formula="of:=IF(AND([.AE$1]&gt;=[.$M13];[.AE$1]&lt;=[.$L13]);[.AE$1];&quot;&quot;)">
            <text:p/>
          </table:table-cell>
          <table:table-cell table:style-name="ce18" table:formula="of:=IF(AND([.AF$1]&gt;=[.$M13];[.AF$1]&lt;=[.$L13]);[.AF$1];&quot;&quot;)">
            <text:p/>
          </table:table-cell>
          <table:table-cell table:style-name="ce18" table:formula="of:=IF(AND([.AG$1]&gt;=[.$M13];[.AG$1]&lt;=[.$L13]);[.AG$1];&quot;&quot;)">
            <text:p/>
          </table:table-cell>
          <table:table-cell table:style-name="ce18" table:formula="of:=IF(AND([.AH$1]&gt;=[.$M13];[.AH$1]&lt;=[.$L13]);[.AH$1];&quot;&quot;)">
            <text:p/>
          </table:table-cell>
          <table:table-cell table:style-name="ce18" table:formula="of:=IF(AND([.AI$1]&gt;=[.$M13];[.AI$1]&lt;=[.$L13]);[.AI$1];&quot;&quot;)">
            <text:p/>
          </table:table-cell>
          <table:table-cell table:style-name="ce18" table:formula="of:=IF(AND([.AJ$1]&gt;=[.$M13];[.AJ$1]&lt;=[.$L13]);[.AJ$1];&quot;&quot;)">
            <text:p/>
          </table:table-cell>
          <table:table-cell table:style-name="ce18" table:formula="of:=IF(AND([.AK$1]&gt;=[.$M13];[.AK$1]&lt;=[.$L13]);[.AK$1];&quot;&quot;)">
            <text:p/>
          </table:table-cell>
          <table:table-cell table:style-name="ce18" table:formula="of:=IF(AND([.AL$1]&gt;=[.$M13];[.AL$1]&lt;=[.$L13]);[.AL$1];&quot;&quot;)">
            <text:p/>
          </table:table-cell>
          <table:table-cell table:style-name="ce18" table:formula="of:=IF(AND([.AM$1]&gt;=[.$M13];[.AM$1]&lt;=[.$L13]);[.AM$1];&quot;&quot;)">
            <text:p/>
          </table:table-cell>
          <table:table-cell table:style-name="ce18" table:formula="of:=IF(AND([.AN$1]&gt;=[.$M13];[.AN$1]&lt;=[.$L13]);[.AN$1];&quot;&quot;)">
            <text:p/>
          </table:table-cell>
          <table:table-cell table:style-name="ce18" table:formula="of:=IF(AND([.AO$1]&gt;=[.$M13];[.AO$1]&lt;=[.$L13]);[.AO$1];&quot;&quot;)">
            <text:p/>
          </table:table-cell>
          <table:table-cell table:style-name="ce18" table:formula="of:=IF(AND([.AP$1]&gt;=[.$M13];[.AP$1]&lt;=[.$L13]);[.AP$1];&quot;&quot;)">
            <text:p/>
          </table:table-cell>
          <table:table-cell table:style-name="ce18" table:formula="of:=IF(AND([.AQ$1]&gt;=[.$M13];[.AQ$1]&lt;=[.$L13]);[.AQ$1];&quot;&quot;)">
            <text:p/>
          </table:table-cell>
          <table:table-cell table:style-name="ce18" table:formula="of:=IF(AND([.AR$1]&gt;=[.$M13];[.AR$1]&lt;=[.$L13]);[.AR$1];&quot;&quot;)">
            <text:p/>
          </table:table-cell>
          <table:table-cell table:style-name="ce20" table:formula="of:=IF(AND([.AS$1]&gt;=[.$M13];[.AS$1]&lt;=[.$L13]);[.AS$1];&quot;&quot;)">
            <text:p/>
          </table:table-cell>
          <table:table-cell table:style-name="ce24" table:formula="of:=IF(AND([.AT$1]&gt;=[.$M13];[.AT$1]&lt;=[.$L13]);[.AT$1];&quot;&quot;)">
            <text:p/>
          </table:table-cell>
          <table:table-cell table:style-name="ce26" table:formula="of:=IF(AND([.AU$1]&gt;=[.$M13];[.AU$1]&lt;=[.$L13]);[.AU$1];&quot;&quot;)">
            <text:p/>
          </table:table-cell>
          <table:table-cell table:style-name="ce26" table:formula="of:=IF(AND([.AV$1]&gt;=[.$M13];[.AV$1]&lt;=[.$L13]);[.AV$1];&quot;&quot;)">
            <text:p/>
          </table:table-cell>
          <table:table-cell table:style-name="ce28" table:formula="of:=IF(AND([.AW$1]&gt;=[.$M13];[.AW$1]&lt;=[.$L13]);[.AW$1];&quot;&quot;)">
            <text:p/>
          </table:table-cell>
          <table:table-cell table:style-name="ce30" table:formula="of:=IF(AND([.AX$1]&gt;=[.$M13];[.AX$1]&lt;=[.$L13]);[.AX$1];&quot;&quot;)">
            <text:p/>
          </table:table-cell>
          <table:table-cell table:style-name="ce32" table:formula="of:=IF(AND([.AY$1]&gt;=[.$M13];[.AY$1]&lt;=[.$L13]);[.AY$1];&quot;&quot;)">
            <text:p/>
          </table:table-cell>
          <table:table-cell table:style-name="ce34" table:formula="of:=IF(AND([.AZ$1]&gt;=[.$M13];[.AZ$1]&lt;=[.$L13]);[.AZ$1];&quot;&quot;)">
            <text:p/>
          </table:table-cell>
          <table:table-cell table:style-name="ce36" table:formula="of:=IF(AND([.BA$1]&gt;=[.$M13];[.BA$1]&lt;=[.$L13]);[.BA$1];&quot;&quot;)">
            <text:p/>
          </table:table-cell>
          <table:table-cell table:style-name="ce36" table:formula="of:=IF(AND([.BB$1]&gt;=[.$M13];[.BB$1]&lt;=[.$L13]);[.BB$1];&quot;&quot;)">
            <text:p/>
          </table:table-cell>
          <table:table-cell table:style-name="ce38" table:formula="of:=IF(AND([.BC$1]&gt;=[.$M13];[.BC$1]&lt;=[.$L13]);[.BC$1];&quot;&quot;)">
            <text:p/>
          </table:table-cell>
          <table:table-cell table:style-name="ce38" table:formula="of:=IF(AND([.BD$1]&gt;=[.$M13];[.BD$1]&lt;=[.$L13]);[.BD$1];&quot;&quot;)">
            <text:p/>
          </table:table-cell>
          <table:table-cell table:style-name="ce40" table:formula="of:=IF(AND([.BE$1]&gt;=[.$M13];[.BE$1]&lt;=[.$L13]);[.BE$1];&quot;&quot;)">
            <text:p/>
          </table:table-cell>
          <table:table-cell table:style-name="ce42" table:formula="of:=IF(AND([.BF$1]&gt;=[.$M13];[.BF$1]&lt;=[.$L13]);[.BF$1];&quot;&quot;)">
            <text:p/>
          </table:table-cell>
          <table:table-cell table:style-name="ce44" table:formula="of:=IF(AND([.BG$1]&gt;=[.$M13];[.BG$1]&lt;=[.$L13]);[.BG$1];&quot;&quot;)">
            <text:p/>
          </table:table-cell>
          <table:table-cell table:style-name="ce44" table:formula="of:=IF(AND([.BH$1]&gt;=[.$M13];[.BH$1]&lt;=[.$L13]);[.BH$1];&quot;&quot;)">
            <text:p/>
          </table:table-cell>
          <table:table-cell table:style-name="ce44" table:formula="of:=IF(AND([.BI$1]&gt;=[.$M13];[.BI$1]&lt;=[.$L13]);[.BI$1];&quot;&quot;)">
            <text:p/>
          </table:table-cell>
          <table:table-cell table:style-name="ce46" table:formula="of:=IF(AND([.BJ$1]&gt;=[.$M13];[.BJ$1]&lt;=[.$L13]);[.BJ$1];&quot;&quot;)">
            <text:p/>
          </table:table-cell>
          <table:table-cell table:style-name="ce48" table:formula="of:=IF(AND([.BK$1]&gt;=[.$M13];[.BK$1]&lt;=[.$L13]);[.BK$1];&quot;&quot;)">
            <text:p/>
          </table:table-cell>
          <table:table-cell table:style-name="ce48" table:formula="of:=IF(AND([.BL$1]&gt;=[.$M13];[.BL$1]&lt;=[.$L13]);[.BL$1];&quot;&quot;)">
            <text:p/>
          </table:table-cell>
          <table:table-cell table:style-name="ce50" table:formula="of:=IF(AND([.BM$1]&gt;=[.$M13];[.BM$1]&lt;=[.$L13]);[.BM$1];&quot;&quot;)">
            <text:p/>
          </table:table-cell>
          <table:table-cell table:style-name="ce50" table:formula="of:=IF(AND([.BN$1]&gt;=[.$M13];[.BN$1]&lt;=[.$L13]);[.BN$1];&quot;&quot;)">
            <text:p/>
          </table:table-cell>
          <table:table-cell table:style-name="ce50" table:formula="of:=IF(AND([.BO$1]&gt;=[.$M13];[.BO$1]&lt;=[.$L13]);[.BO$1];&quot;&quot;)">
            <text:p/>
          </table:table-cell>
          <table:table-cell table:style-name="ce52" table:formula="of:=IF(AND([.BP$1]&gt;=[.$M13];[.BP$1]&lt;=[.$L13]);[.BP$1];&quot;&quot;)">
            <text:p/>
          </table:table-cell>
          <table:table-cell table:style-name="ce54" table:formula="of:=IF(AND([.BQ$1]&gt;=[.$M13];[.BQ$1]&lt;=[.$L13]);[.BQ$1];&quot;&quot;)">
            <text:p/>
          </table:table-cell>
          <table:table-cell table:style-name="ce54" table:formula="of:=IF(AND([.BR$1]&gt;=[.$M13];[.BR$1]&lt;=[.$L13]);[.BR$1];&quot;&quot;)">
            <text:p/>
          </table:table-cell>
          <table:table-cell table:style-name="ce54" table:formula="of:=IF(AND([.BS$1]&gt;=[.$M13];[.BS$1]&lt;=[.$L13]);[.BS$1];&quot;&quot;)">
            <text:p/>
          </table:table-cell>
          <table:table-cell table:style-name="ce56" table:formula="of:=IF(AND([.BT$1]&gt;=[.$M13];[.BT$1]&lt;=[.$L13]);[.BT$1];&quot;&quot;)">
            <text:p/>
          </table:table-cell>
          <table:table-cell table:style-name="ce58" table:formula="of:=IF(AND([.BU$1]&gt;=[.$M13];[.BU$1]&lt;=[.$L13]);[.BU$1];&quot;&quot;)">
            <text:p/>
          </table:table-cell>
          <table:table-cell table:style-name="ce60" table:formula="of:=IF(AND([.BV$1]&gt;=[.$M13];[.BV$1]&lt;=[.$L13]);[.BV$1];&quot;&quot;)">
            <text:p/>
          </table:table-cell>
          <table:table-cell table:style-name="ce60" table:formula="of:=IF(AND([.BW$1]&gt;=[.$M13];[.BW$1]&lt;=[.$L13]);[.BW$1];&quot;&quot;)">
            <text:p/>
          </table:table-cell>
          <table:table-cell table:style-name="ce62" table:formula="of:=IF(AND([.BX$1]&gt;=[.$M13];[.BX$1]&lt;=[.$L13]);[.BX$1];&quot;&quot;)">
            <text:p/>
          </table:table-cell>
          <table:table-cell table:style-name="ce62" table:formula="of:=IF(AND([.BY$1]&gt;=[.$M13];[.BY$1]&lt;=[.$L13]);[.BY$1];&quot;&quot;)">
            <text:p/>
          </table:table-cell>
          <table:table-cell table:style-name="ce64" table:formula="of:=IF(AND([.BZ$1]&gt;=[.$M13];[.BZ$1]&lt;=[.$L13]);[.BZ$1];&quot;&quot;)">
            <text:p/>
          </table:table-cell>
          <table:table-cell table:style-name="ce66" table:formula="of:=IF(AND([.CA$1]&gt;=[.$M13];[.CA$1]&lt;=[.$L13]);[.CA$1];&quot;&quot;)">
            <text:p/>
          </table:table-cell>
          <table:table-cell table:style-name="ce68" table:formula="of:=IF(AND([.CB$1]&gt;=[.$M13];[.CB$1]&lt;=[.$L13]);[.CB$1];&quot;&quot;)">
            <text:p/>
          </table:table-cell>
          <table:table-cell table:style-name="ce68" table:formula="of:=IF(AND([.CC$1]&gt;=[.$M13];[.CC$1]&lt;=[.$L13]);[.CC$1];&quot;&quot;)">
            <text:p/>
          </table:table-cell>
          <table:table-cell table:style-name="ce68" table:formula="of:=IF(AND([.CD$1]&gt;=[.$M13];[.CD$1]&lt;=[.$L13]);[.CD$1];&quot;&quot;)">
            <text:p/>
          </table:table-cell>
          <table:table-cell table:style-name="ce68" table:formula="of:=IF(AND([.CE$1]&gt;=[.$M13];[.CE$1]&lt;=[.$L13]);[.CE$1];&quot;&quot;)">
            <text:p/>
          </table:table-cell>
          <table:table-cell table:style-name="ce68" table:formula="of:=IF(AND([.CF$1]&gt;=[.$M13];[.CF$1]&lt;=[.$L13]);[.CF$1];&quot;&quot;)">
            <text:p/>
          </table:table-cell>
          <table:table-cell table:style-name="ce68" table:formula="of:=IF(AND([.CG$1]&gt;=[.$M13];[.CG$1]&lt;=[.$L13]);[.CG$1];&quot;&quot;)">
            <text:p/>
          </table:table-cell>
          <table:table-cell table:style-name="ce70" table:formula="of:=IF(AND([.CH$1]&gt;=[.$M13];[.CH$1]&lt;=[.$L13]);[.CH$1];&quot;&quot;)">
            <text:p/>
          </table:table-cell>
          <table:table-cell table:style-name="ce70" table:formula="of:=IF(AND([.CI$1]&gt;=[.$M13];[.CI$1]&lt;=[.$L13]);[.CI$1];&quot;&quot;)">
            <text:p/>
          </table:table-cell>
          <table:table-cell table:style-name="ce70" table:formula="of:=IF(AND([.CJ$1]&gt;=[.$M13];[.CJ$1]&lt;=[.$L13]);[.CJ$1];&quot;&quot;)">
            <text:p/>
          </table:table-cell>
          <table:table-cell table:style-name="ce72" table:formula="of:=IF(AND([.CK$1]&gt;=[.$M13];[.CK$1]&lt;=[.$L13]);[.CK$1];&quot;&quot;)">
            <text:p/>
          </table:table-cell>
          <table:table-cell table:style-name="ce74" table:formula="of:=IF(AND([.CL$1]&gt;=[.$M13];[.CL$1]&lt;=[.$L13]);[.CL$1];&quot;&quot;)">
            <text:p/>
          </table:table-cell>
          <table:table-cell table:style-name="ce74" table:formula="of:=IF(AND([.CM$1]&gt;=[.$M13];[.CM$1]&lt;=[.$L13]);[.CM$1];&quot;&quot;)">
            <text:p/>
          </table:table-cell>
          <table:table-cell table:style-name="ce76" table:formula="of:=IF(AND([.CN$1]&gt;=[.$M13];[.CN$1]&lt;=[.$L13]);[.CN$1];&quot;&quot;)">
            <text:p/>
          </table:table-cell>
          <table:table-cell table:style-name="ce76" table:formula="of:=IF(AND([.CO$1]&gt;=[.$M13];[.CO$1]&lt;=[.$L13]);[.CO$1];&quot;&quot;)">
            <text:p/>
          </table:table-cell>
          <table:table-cell table:style-name="ce79" table:formula="of:=IF(AND([.CP$1]&gt;=[.$M13];[.CP$1]&lt;=[.$L13]);[.CP$1];&quot;&quot;)">
            <text:p/>
          </table:table-cell>
          <table:table-cell table:style-name="ce82" table:formula="of:=IF(AND([.CQ$1]&gt;=[.$M13];[.CQ$1]&lt;=[.$L13]);[.CQ$1];&quot;&quot;)">
            <text:p/>
          </table:table-cell>
          <table:table-cell table:style-name="ce82" table:formula="of:=IF(AND([.CR$1]&gt;=[.$M13];[.CR$1]&lt;=[.$L13]);[.CR$1];&quot;&quot;)">
            <text:p/>
          </table:table-cell>
          <table:table-cell table:style-name="ce82" table:formula="of:=IF(AND([.CS$1]&gt;=[.$M13];[.CS$1]&lt;=[.$L13]);[.CS$1];&quot;&quot;)">
            <text:p/>
          </table:table-cell>
          <table:table-cell table:style-name="ce82" table:formula="of:=IF(AND([.CT$1]&gt;=[.$M13];[.CT$1]&lt;=[.$L13]);[.CT$1];&quot;&quot;)">
            <text:p/>
          </table:table-cell>
          <table:table-cell table:style-name="ce82" table:formula="of:=IF(AND([.CU$1]&gt;=[.$M13];[.CU$1]&lt;=[.$L13]);[.CU$1];&quot;&quot;)">
            <text:p/>
          </table:table-cell>
          <table:table-cell table:style-name="ce82" table:formula="of:=IF(AND([.CV$1]&gt;=[.$M13];[.CV$1]&lt;=[.$L13]);[.CV$1];&quot;&quot;)">
            <text:p/>
          </table:table-cell>
          <table:table-cell table:style-name="ce82" table:formula="of:=IF(AND([.CW$1]&gt;=[.$M13];[.CW$1]&lt;=[.$L13]);[.CW$1];&quot;&quot;)">
            <text:p/>
          </table:table-cell>
          <table:table-cell table:style-name="ce82" table:formula="of:=IF(AND([.CX$1]&gt;=[.$M13];[.CX$1]&lt;=[.$L13]);[.CX$1];&quot;&quot;)">
            <text:p/>
          </table:table-cell>
          <table:table-cell table:style-name="ce82" table:formula="of:=IF(AND([.CY$1]&gt;=[.$M13];[.CY$1]&lt;=[.$L13]);[.CY$1];&quot;&quot;)">
            <text:p/>
          </table:table-cell>
          <table:table-cell table:style-name="ce82" table:formula="of:=IF(AND([.CZ$1]&gt;=[.$M13];[.CZ$1]&lt;=[.$L13]);[.CZ$1];&quot;&quot;)">
            <text:p/>
          </table:table-cell>
          <table:table-cell table:style-name="ce82" table:formula="of:=IF(AND([.DA$1]&gt;=[.$M13];[.DA$1]&lt;=[.$L13]);[.DA$1];&quot;&quot;)">
            <text:p/>
          </table:table-cell>
          <table:table-cell table:style-name="ce82" table:formula="of:=IF(AND([.DB$1]&gt;=[.$M13];[.DB$1]&lt;=[.$L13]);[.DB$1];&quot;&quot;)">
            <text:p/>
          </table:table-cell>
          <table:table-cell table:style-name="ce82" table:formula="of:=IF(AND([.DC$1]&gt;=[.$M13];[.DC$1]&lt;=[.$L13]);[.DC$1];&quot;&quot;)">
            <text:p/>
          </table:table-cell>
          <table:table-cell table:style-name="ce82" table:formula="of:=IF(AND([.DD$1]&gt;=[.$M13];[.DD$1]&lt;=[.$L13]);[.DD$1];&quot;&quot;)">
            <text:p/>
          </table:table-cell>
          <table:table-cell table:style-name="ce82" table:formula="of:=IF(AND([.DE$1]&gt;=[.$M13];[.DE$1]&lt;=[.$L13]);[.DE$1];&quot;&quot;)">
            <text:p/>
          </table:table-cell>
          <table:table-cell table:style-name="ce82" table:formula="of:=IF(AND([.DF$1]&gt;=[.$M13];[.DF$1]&lt;=[.$L13]);[.DF$1];&quot;&quot;)">
            <text:p/>
          </table:table-cell>
          <table:table-cell table:style-name="ce82" table:formula="of:=IF(AND([.DG$1]&gt;=[.$M13];[.DG$1]&lt;=[.$L13]);[.DG$1];&quot;&quot;)">
            <text:p/>
          </table:table-cell>
          <table:table-cell table:style-name="ce82" table:formula="of:=IF(AND([.DH$1]&gt;=[.$M13];[.DH$1]&lt;=[.$L13]);[.DH$1];&quot;&quot;)">
            <text:p/>
          </table:table-cell>
          <table:table-cell table:style-name="ce82" table:formula="of:=IF(AND([.DI$1]&gt;=[.$M13];[.DI$1]&lt;=[.$L13]);[.DI$1];&quot;&quot;)">
            <text:p/>
          </table:table-cell>
          <table:table-cell table:style-name="ce82" table:formula="of:=IF(AND([.DJ$1]&gt;=[.$M13];[.DJ$1]&lt;=[.$L13]);[.DJ$1];&quot;&quot;)">
            <text:p/>
          </table:table-cell>
          <table:table-cell table:style-name="ce82" table:formula="of:=IF(AND([.DK$1]&gt;=[.$M13];[.DK$1]&lt;=[.$L13]);[.DK$1];&quot;&quot;)">
            <text:p/>
          </table:table-cell>
          <table:table-cell table:style-name="ce82" table:formula="of:=IF(AND([.DL$1]&gt;=[.$M13];[.DL$1]&lt;=[.$L13]);[.DL$1];&quot;&quot;)">
            <text:p/>
          </table:table-cell>
          <table:table-cell table:style-name="ce82" table:formula="of:=IF(AND([.DM$1]&gt;=[.$M13];[.DM$1]&lt;=[.$L13]);[.DM$1];&quot;&quot;)">
            <text:p/>
          </table:table-cell>
          <table:table-cell table:style-name="ce82" table:formula="of:=IF(AND([.DN$1]&gt;=[.$M13];[.DN$1]&lt;=[.$L13]);[.DN$1];&quot;&quot;)">
            <text:p/>
          </table:table-cell>
          <table:table-cell table:style-name="ce82" table:formula="of:=IF(AND([.DO$1]&gt;=[.$M13];[.DO$1]&lt;=[.$L13]);[.DO$1];&quot;&quot;)">
            <text:p/>
          </table:table-cell>
          <table:table-cell table:style-name="ce82" table:formula="of:=IF(AND([.DP$1]&gt;=[.$M13];[.DP$1]&lt;=[.$L13]);[.DP$1];&quot;&quot;)">
            <text:p/>
          </table:table-cell>
          <table:table-cell table:style-name="ce82" table:formula="of:=IF(AND([.DQ$1]&gt;=[.$M13];[.DQ$1]&lt;=[.$L13]);[.DQ$1];&quot;&quot;)">
            <text:p/>
          </table:table-cell>
          <table:table-cell table:style-name="ce82" table:formula="of:=IF(AND([.DR$1]&gt;=[.$M13];[.DR$1]&lt;=[.$L13]);[.DR$1];&quot;&quot;)">
            <text:p/>
          </table:table-cell>
          <table:table-cell table:style-name="ce82" table:formula="of:=IF(AND([.DS$1]&gt;=[.$M13];[.DS$1]&lt;=[.$L13]);[.DS$1];&quot;&quot;)">
            <text:p/>
          </table:table-cell>
          <table:table-cell table:style-name="ce82" table:formula="of:=IF(AND([.DT$1]&gt;=[.$M13];[.DT$1]&lt;=[.$L13]);[.DT$1];&quot;&quot;)">
            <text:p/>
          </table:table-cell>
          <table:table-cell table:style-name="ce82" table:formula="of:=IF(AND([.DU$1]&gt;=[.$M13];[.DU$1]&lt;=[.$L13]);[.DU$1];&quot;&quot;)">
            <text:p/>
          </table:table-cell>
          <table:table-cell table:style-name="ce84" table:formula="of:=IF(AND([.DV$1]&gt;=[.$M13];[.DV$1]&lt;=[.$L13]);[.DV$1];&quot;&quot;)">
            <text:p/>
          </table:table-cell>
          <table:table-cell table:style-name="ce84" table:formula="of:=IF(AND([.DW$1]&gt;=[.$M13];[.DW$1]&lt;=[.$L13]);[.DW$1];&quot;&quot;)">
            <text:p/>
          </table:table-cell>
          <table:table-cell table:style-name="ce84" table:formula="of:=IF(AND([.DX$1]&gt;=[.$M13];[.DX$1]&lt;=[.$L13]);[.DX$1];&quot;&quot;)">
            <text:p/>
          </table:table-cell>
          <table:table-cell table:style-name="ce84" table:formula="of:=IF(AND([.DY$1]&gt;=[.$M13];[.DY$1]&lt;=[.$L13]);[.DY$1];&quot;&quot;)">
            <text:p/>
          </table:table-cell>
          <table:table-cell table:style-name="ce84" table:formula="of:=IF(AND([.DZ$1]&gt;=[.$M13];[.DZ$1]&lt;=[.$L13]);[.DZ$1];&quot;&quot;)">
            <text:p/>
          </table:table-cell>
          <table:table-cell table:style-name="ce84" table:formula="of:=IF(AND([.EA$1]&gt;=[.$M13];[.EA$1]&lt;=[.$L13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4];[.$A:.$L];12;0)" office:value-type="float" office:value="4" calcext:value-type="float">
            <text:p>4</text:p>
          </table:table-cell>
          <table:table-cell table:style-name="ce6" table:formula="of:=VLOOKUP([.D14];[.$A:.$L];12;0)" office:value-type="float" office:value="3" calcext:value-type="float">
            <text:p>3</text:p>
          </table:table-cell>
          <table:table-cell table:style-name="ce6" table:formula="of:=VLOOKUP([.E14];[.$A:.$L];12;0)" office:value-type="float" office:value="5" calcext:value-type="float">
            <text:p>5</text:p>
          </table:table-cell>
          <table:table-cell table:style-name="ce6" table:formula="of:=VLOOKUP([.F14];[.$A:.$L];12;0)" office:value-type="float" office:value="12" calcext:value-type="float">
            <text:p>12</text:p>
          </table:table-cell>
          <table:table-cell table:style-name="ce7" table:formula="of:=MAX([.H14:.K14])+[.B14]+[.N14]" office:value-type="float" office:value="30" calcext:value-type="float">
            <text:p>30</text:p>
          </table:table-cell>
          <table:table-cell table:style-name="ce8" table:formula="of:=[.L14]-[.B14]+1" office:value-type="float" office:value="13" calcext:value-type="float">
            <text:p>13</text:p>
          </table:table-cell>
          <table:table-cell table:style-name="ce9"/>
          <table:table-cell table:style-name="ce11" table:formula="of:=IF(AND([.O$1]&gt;=[.$M14];[.O$1]&lt;=[.$L14]);[.O$1];&quot;&quot;)">
            <text:p/>
          </table:table-cell>
          <table:table-cell table:style-name="ce11" table:formula="of:=IF(AND([.P$1]&gt;=[.$M14];[.P$1]&lt;=[.$L14]);[.P$1];&quot;&quot;)">
            <text:p/>
          </table:table-cell>
          <table:table-cell table:style-name="ce11" table:formula="of:=IF(AND([.Q$1]&gt;=[.$M14];[.Q$1]&lt;=[.$L14]);[.Q$1];&quot;&quot;)">
            <text:p/>
          </table:table-cell>
          <table:table-cell table:style-name="ce11" table:formula="of:=IF(AND([.R$1]&gt;=[.$M14];[.R$1]&lt;=[.$L14]);[.R$1];&quot;&quot;)">
            <text:p/>
          </table:table-cell>
          <table:table-cell table:style-name="ce13" table:formula="of:=IF(AND([.S$1]&gt;=[.$M14];[.S$1]&lt;=[.$L14]);[.S$1];&quot;&quot;)">
            <text:p/>
          </table:table-cell>
          <table:table-cell table:style-name="ce13" table:formula="of:=IF(AND([.T$1]&gt;=[.$M14];[.T$1]&lt;=[.$L14]);[.T$1];&quot;&quot;)">
            <text:p/>
          </table:table-cell>
          <table:table-cell table:style-name="ce13" table:formula="of:=IF(AND([.U$1]&gt;=[.$M14];[.U$1]&lt;=[.$L14]);[.U$1];&quot;&quot;)">
            <text:p/>
          </table:table-cell>
          <table:table-cell table:style-name="ce13" table:formula="of:=IF(AND([.V$1]&gt;=[.$M14];[.V$1]&lt;=[.$L14]);[.V$1];&quot;&quot;)">
            <text:p/>
          </table:table-cell>
          <table:table-cell table:style-name="ce13" table:formula="of:=IF(AND([.W$1]&gt;=[.$M14];[.W$1]&lt;=[.$L14]);[.W$1];&quot;&quot;)">
            <text:p/>
          </table:table-cell>
          <table:table-cell table:style-name="ce13" table:formula="of:=IF(AND([.X$1]&gt;=[.$M14];[.X$1]&lt;=[.$L14]);[.X$1];&quot;&quot;)">
            <text:p/>
          </table:table-cell>
          <table:table-cell table:style-name="ce13" table:formula="of:=IF(AND([.Y$1]&gt;=[.$M14];[.Y$1]&lt;=[.$L14]);[.Y$1];&quot;&quot;)">
            <text:p/>
          </table:table-cell>
          <table:table-cell table:style-name="ce13" table:formula="of:=IF(AND([.Z$1]&gt;=[.$M14];[.Z$1]&lt;=[.$L14]);[.Z$1];&quot;&quot;)">
            <text:p/>
          </table:table-cell>
          <table:table-cell table:style-name="ce13" table:formula="of:=IF(AND([.AA$1]&gt;=[.$M14];[.AA$1]&lt;=[.$L14]);[.AA$1];&quot;&quot;)" office:value-type="float" office:value="13" calcext:value-type="float">
            <text:p>13</text:p>
          </table:table-cell>
          <table:table-cell table:style-name="ce13" table:formula="of:=IF(AND([.AB$1]&gt;=[.$M14];[.AB$1]&lt;=[.$L14]);[.AB$1];&quot;&quot;)" office:value-type="float" office:value="14" calcext:value-type="float">
            <text:p>14</text:p>
          </table:table-cell>
          <table:table-cell table:style-name="ce13" table:formula="of:=IF(AND([.AC$1]&gt;=[.$M14];[.AC$1]&lt;=[.$L14]);[.AC$1];&quot;&quot;)" office:value-type="float" office:value="15" calcext:value-type="float">
            <text:p>15</text:p>
          </table:table-cell>
          <table:table-cell table:style-name="ce13" table:formula="of:=IF(AND([.AD$1]&gt;=[.$M14];[.AD$1]&lt;=[.$L14]);[.AD$1];&quot;&quot;)" office:value-type="float" office:value="16" calcext:value-type="float">
            <text:p>16</text:p>
          </table:table-cell>
          <table:table-cell table:style-name="ce16" table:formula="of:=IF(AND([.AE$1]&gt;=[.$M14];[.AE$1]&lt;=[.$L14]);[.AE$1];&quot;&quot;)" office:value-type="float" office:value="17" calcext:value-type="float">
            <text:p>17</text:p>
          </table:table-cell>
          <table:table-cell table:style-name="ce18" table:formula="of:=IF(AND([.AF$1]&gt;=[.$M14];[.AF$1]&lt;=[.$L14]);[.AF$1];&quot;&quot;)" office:value-type="float" office:value="18" calcext:value-type="float">
            <text:p>18</text:p>
          </table:table-cell>
          <table:table-cell table:style-name="ce18" table:formula="of:=IF(AND([.AG$1]&gt;=[.$M14];[.AG$1]&lt;=[.$L14]);[.AG$1];&quot;&quot;)" office:value-type="float" office:value="19" calcext:value-type="float">
            <text:p>19</text:p>
          </table:table-cell>
          <table:table-cell table:style-name="ce18" table:formula="of:=IF(AND([.AH$1]&gt;=[.$M14];[.AH$1]&lt;=[.$L14]);[.AH$1];&quot;&quot;)" office:value-type="float" office:value="20" calcext:value-type="float">
            <text:p>20</text:p>
          </table:table-cell>
          <table:table-cell table:style-name="ce18" table:formula="of:=IF(AND([.AI$1]&gt;=[.$M14];[.AI$1]&lt;=[.$L14]);[.AI$1];&quot;&quot;)" office:value-type="float" office:value="21" calcext:value-type="float">
            <text:p>21</text:p>
          </table:table-cell>
          <table:table-cell table:style-name="ce18" table:formula="of:=IF(AND([.AJ$1]&gt;=[.$M14];[.AJ$1]&lt;=[.$L14]);[.AJ$1];&quot;&quot;)" office:value-type="float" office:value="22" calcext:value-type="float">
            <text:p>22</text:p>
          </table:table-cell>
          <table:table-cell table:style-name="ce18" table:formula="of:=IF(AND([.AK$1]&gt;=[.$M14];[.AK$1]&lt;=[.$L14]);[.AK$1];&quot;&quot;)" office:value-type="float" office:value="23" calcext:value-type="float">
            <text:p>23</text:p>
          </table:table-cell>
          <table:table-cell table:style-name="ce18" table:formula="of:=IF(AND([.AL$1]&gt;=[.$M14];[.AL$1]&lt;=[.$L14]);[.AL$1];&quot;&quot;)" office:value-type="float" office:value="24" calcext:value-type="float">
            <text:p>24</text:p>
          </table:table-cell>
          <table:table-cell table:style-name="ce18" table:formula="of:=IF(AND([.AM$1]&gt;=[.$M14];[.AM$1]&lt;=[.$L14]);[.AM$1];&quot;&quot;)" office:value-type="float" office:value="25" calcext:value-type="float">
            <text:p>25</text:p>
          </table:table-cell>
          <table:table-cell table:style-name="ce18" table:formula="of:=IF(AND([.AN$1]&gt;=[.$M14];[.AN$1]&lt;=[.$L14]);[.AN$1];&quot;&quot;)" office:value-type="float" office:value="26" calcext:value-type="float">
            <text:p>26</text:p>
          </table:table-cell>
          <table:table-cell table:style-name="ce18" table:formula="of:=IF(AND([.AO$1]&gt;=[.$M14];[.AO$1]&lt;=[.$L14]);[.AO$1];&quot;&quot;)" office:value-type="float" office:value="27" calcext:value-type="float">
            <text:p>27</text:p>
          </table:table-cell>
          <table:table-cell table:style-name="ce18" table:formula="of:=IF(AND([.AP$1]&gt;=[.$M14];[.AP$1]&lt;=[.$L14]);[.AP$1];&quot;&quot;)" office:value-type="float" office:value="28" calcext:value-type="float">
            <text:p>28</text:p>
          </table:table-cell>
          <table:table-cell table:style-name="ce18" table:formula="of:=IF(AND([.AQ$1]&gt;=[.$M14];[.AQ$1]&lt;=[.$L14]);[.AQ$1];&quot;&quot;)" office:value-type="float" office:value="29" calcext:value-type="float">
            <text:p>29</text:p>
          </table:table-cell>
          <table:table-cell table:style-name="ce18" table:formula="of:=IF(AND([.AR$1]&gt;=[.$M14];[.AR$1]&lt;=[.$L14]);[.AR$1];&quot;&quot;)" office:value-type="float" office:value="30" calcext:value-type="float">
            <text:p>30</text:p>
          </table:table-cell>
          <table:table-cell table:style-name="ce20" table:formula="of:=IF(AND([.AS$1]&gt;=[.$M14];[.AS$1]&lt;=[.$L14]);[.AS$1];&quot;&quot;)">
            <text:p/>
          </table:table-cell>
          <table:table-cell table:style-name="ce24" table:formula="of:=IF(AND([.AT$1]&gt;=[.$M14];[.AT$1]&lt;=[.$L14]);[.AT$1];&quot;&quot;)">
            <text:p/>
          </table:table-cell>
          <table:table-cell table:style-name="ce26" table:formula="of:=IF(AND([.AU$1]&gt;=[.$M14];[.AU$1]&lt;=[.$L14]);[.AU$1];&quot;&quot;)">
            <text:p/>
          </table:table-cell>
          <table:table-cell table:style-name="ce26" table:formula="of:=IF(AND([.AV$1]&gt;=[.$M14];[.AV$1]&lt;=[.$L14]);[.AV$1];&quot;&quot;)">
            <text:p/>
          </table:table-cell>
          <table:table-cell table:style-name="ce28" table:formula="of:=IF(AND([.AW$1]&gt;=[.$M14];[.AW$1]&lt;=[.$L14]);[.AW$1];&quot;&quot;)">
            <text:p/>
          </table:table-cell>
          <table:table-cell table:style-name="ce30" table:formula="of:=IF(AND([.AX$1]&gt;=[.$M14];[.AX$1]&lt;=[.$L14]);[.AX$1];&quot;&quot;)">
            <text:p/>
          </table:table-cell>
          <table:table-cell table:style-name="ce32" table:formula="of:=IF(AND([.AY$1]&gt;=[.$M14];[.AY$1]&lt;=[.$L14]);[.AY$1];&quot;&quot;)">
            <text:p/>
          </table:table-cell>
          <table:table-cell table:style-name="ce34" table:formula="of:=IF(AND([.AZ$1]&gt;=[.$M14];[.AZ$1]&lt;=[.$L14]);[.AZ$1];&quot;&quot;)">
            <text:p/>
          </table:table-cell>
          <table:table-cell table:style-name="ce36" table:formula="of:=IF(AND([.BA$1]&gt;=[.$M14];[.BA$1]&lt;=[.$L14]);[.BA$1];&quot;&quot;)">
            <text:p/>
          </table:table-cell>
          <table:table-cell table:style-name="ce36" table:formula="of:=IF(AND([.BB$1]&gt;=[.$M14];[.BB$1]&lt;=[.$L14]);[.BB$1];&quot;&quot;)">
            <text:p/>
          </table:table-cell>
          <table:table-cell table:style-name="ce38" table:formula="of:=IF(AND([.BC$1]&gt;=[.$M14];[.BC$1]&lt;=[.$L14]);[.BC$1];&quot;&quot;)">
            <text:p/>
          </table:table-cell>
          <table:table-cell table:style-name="ce38" table:formula="of:=IF(AND([.BD$1]&gt;=[.$M14];[.BD$1]&lt;=[.$L14]);[.BD$1];&quot;&quot;)">
            <text:p/>
          </table:table-cell>
          <table:table-cell table:style-name="ce40" table:formula="of:=IF(AND([.BE$1]&gt;=[.$M14];[.BE$1]&lt;=[.$L14]);[.BE$1];&quot;&quot;)">
            <text:p/>
          </table:table-cell>
          <table:table-cell table:style-name="ce42" table:formula="of:=IF(AND([.BF$1]&gt;=[.$M14];[.BF$1]&lt;=[.$L14]);[.BF$1];&quot;&quot;)">
            <text:p/>
          </table:table-cell>
          <table:table-cell table:style-name="ce44" table:formula="of:=IF(AND([.BG$1]&gt;=[.$M14];[.BG$1]&lt;=[.$L14]);[.BG$1];&quot;&quot;)">
            <text:p/>
          </table:table-cell>
          <table:table-cell table:style-name="ce44" table:formula="of:=IF(AND([.BH$1]&gt;=[.$M14];[.BH$1]&lt;=[.$L14]);[.BH$1];&quot;&quot;)">
            <text:p/>
          </table:table-cell>
          <table:table-cell table:style-name="ce44" table:formula="of:=IF(AND([.BI$1]&gt;=[.$M14];[.BI$1]&lt;=[.$L14]);[.BI$1];&quot;&quot;)">
            <text:p/>
          </table:table-cell>
          <table:table-cell table:style-name="ce46" table:formula="of:=IF(AND([.BJ$1]&gt;=[.$M14];[.BJ$1]&lt;=[.$L14]);[.BJ$1];&quot;&quot;)">
            <text:p/>
          </table:table-cell>
          <table:table-cell table:style-name="ce48" table:formula="of:=IF(AND([.BK$1]&gt;=[.$M14];[.BK$1]&lt;=[.$L14]);[.BK$1];&quot;&quot;)">
            <text:p/>
          </table:table-cell>
          <table:table-cell table:style-name="ce48" table:formula="of:=IF(AND([.BL$1]&gt;=[.$M14];[.BL$1]&lt;=[.$L14]);[.BL$1];&quot;&quot;)">
            <text:p/>
          </table:table-cell>
          <table:table-cell table:style-name="ce50" table:formula="of:=IF(AND([.BM$1]&gt;=[.$M14];[.BM$1]&lt;=[.$L14]);[.BM$1];&quot;&quot;)">
            <text:p/>
          </table:table-cell>
          <table:table-cell table:style-name="ce50" table:formula="of:=IF(AND([.BN$1]&gt;=[.$M14];[.BN$1]&lt;=[.$L14]);[.BN$1];&quot;&quot;)">
            <text:p/>
          </table:table-cell>
          <table:table-cell table:style-name="ce50" table:formula="of:=IF(AND([.BO$1]&gt;=[.$M14];[.BO$1]&lt;=[.$L14]);[.BO$1];&quot;&quot;)">
            <text:p/>
          </table:table-cell>
          <table:table-cell table:style-name="ce52" table:formula="of:=IF(AND([.BP$1]&gt;=[.$M14];[.BP$1]&lt;=[.$L14]);[.BP$1];&quot;&quot;)">
            <text:p/>
          </table:table-cell>
          <table:table-cell table:style-name="ce54" table:formula="of:=IF(AND([.BQ$1]&gt;=[.$M14];[.BQ$1]&lt;=[.$L14]);[.BQ$1];&quot;&quot;)">
            <text:p/>
          </table:table-cell>
          <table:table-cell table:style-name="ce54" table:formula="of:=IF(AND([.BR$1]&gt;=[.$M14];[.BR$1]&lt;=[.$L14]);[.BR$1];&quot;&quot;)">
            <text:p/>
          </table:table-cell>
          <table:table-cell table:style-name="ce54" table:formula="of:=IF(AND([.BS$1]&gt;=[.$M14];[.BS$1]&lt;=[.$L14]);[.BS$1];&quot;&quot;)">
            <text:p/>
          </table:table-cell>
          <table:table-cell table:style-name="ce56" table:formula="of:=IF(AND([.BT$1]&gt;=[.$M14];[.BT$1]&lt;=[.$L14]);[.BT$1];&quot;&quot;)">
            <text:p/>
          </table:table-cell>
          <table:table-cell table:style-name="ce58" table:formula="of:=IF(AND([.BU$1]&gt;=[.$M14];[.BU$1]&lt;=[.$L14]);[.BU$1];&quot;&quot;)">
            <text:p/>
          </table:table-cell>
          <table:table-cell table:style-name="ce60" table:formula="of:=IF(AND([.BV$1]&gt;=[.$M14];[.BV$1]&lt;=[.$L14]);[.BV$1];&quot;&quot;)">
            <text:p/>
          </table:table-cell>
          <table:table-cell table:style-name="ce60" table:formula="of:=IF(AND([.BW$1]&gt;=[.$M14];[.BW$1]&lt;=[.$L14]);[.BW$1];&quot;&quot;)">
            <text:p/>
          </table:table-cell>
          <table:table-cell table:style-name="ce62" table:formula="of:=IF(AND([.BX$1]&gt;=[.$M14];[.BX$1]&lt;=[.$L14]);[.BX$1];&quot;&quot;)">
            <text:p/>
          </table:table-cell>
          <table:table-cell table:style-name="ce62" table:formula="of:=IF(AND([.BY$1]&gt;=[.$M14];[.BY$1]&lt;=[.$L14]);[.BY$1];&quot;&quot;)">
            <text:p/>
          </table:table-cell>
          <table:table-cell table:style-name="ce64" table:formula="of:=IF(AND([.BZ$1]&gt;=[.$M14];[.BZ$1]&lt;=[.$L14]);[.BZ$1];&quot;&quot;)">
            <text:p/>
          </table:table-cell>
          <table:table-cell table:style-name="ce66" table:formula="of:=IF(AND([.CA$1]&gt;=[.$M14];[.CA$1]&lt;=[.$L14]);[.CA$1];&quot;&quot;)">
            <text:p/>
          </table:table-cell>
          <table:table-cell table:style-name="ce68" table:formula="of:=IF(AND([.CB$1]&gt;=[.$M14];[.CB$1]&lt;=[.$L14]);[.CB$1];&quot;&quot;)">
            <text:p/>
          </table:table-cell>
          <table:table-cell table:style-name="ce68" table:formula="of:=IF(AND([.CC$1]&gt;=[.$M14];[.CC$1]&lt;=[.$L14]);[.CC$1];&quot;&quot;)">
            <text:p/>
          </table:table-cell>
          <table:table-cell table:style-name="ce68" table:formula="of:=IF(AND([.CD$1]&gt;=[.$M14];[.CD$1]&lt;=[.$L14]);[.CD$1];&quot;&quot;)">
            <text:p/>
          </table:table-cell>
          <table:table-cell table:style-name="ce68" table:formula="of:=IF(AND([.CE$1]&gt;=[.$M14];[.CE$1]&lt;=[.$L14]);[.CE$1];&quot;&quot;)">
            <text:p/>
          </table:table-cell>
          <table:table-cell table:style-name="ce68" table:formula="of:=IF(AND([.CF$1]&gt;=[.$M14];[.CF$1]&lt;=[.$L14]);[.CF$1];&quot;&quot;)">
            <text:p/>
          </table:table-cell>
          <table:table-cell table:style-name="ce68" table:formula="of:=IF(AND([.CG$1]&gt;=[.$M14];[.CG$1]&lt;=[.$L14]);[.CG$1];&quot;&quot;)">
            <text:p/>
          </table:table-cell>
          <table:table-cell table:style-name="ce70" table:formula="of:=IF(AND([.CH$1]&gt;=[.$M14];[.CH$1]&lt;=[.$L14]);[.CH$1];&quot;&quot;)">
            <text:p/>
          </table:table-cell>
          <table:table-cell table:style-name="ce70" table:formula="of:=IF(AND([.CI$1]&gt;=[.$M14];[.CI$1]&lt;=[.$L14]);[.CI$1];&quot;&quot;)">
            <text:p/>
          </table:table-cell>
          <table:table-cell table:style-name="ce70" table:formula="of:=IF(AND([.CJ$1]&gt;=[.$M14];[.CJ$1]&lt;=[.$L14]);[.CJ$1];&quot;&quot;)">
            <text:p/>
          </table:table-cell>
          <table:table-cell table:style-name="ce72" table:formula="of:=IF(AND([.CK$1]&gt;=[.$M14];[.CK$1]&lt;=[.$L14]);[.CK$1];&quot;&quot;)">
            <text:p/>
          </table:table-cell>
          <table:table-cell table:style-name="ce74" table:formula="of:=IF(AND([.CL$1]&gt;=[.$M14];[.CL$1]&lt;=[.$L14]);[.CL$1];&quot;&quot;)">
            <text:p/>
          </table:table-cell>
          <table:table-cell table:style-name="ce74" table:formula="of:=IF(AND([.CM$1]&gt;=[.$M14];[.CM$1]&lt;=[.$L14]);[.CM$1];&quot;&quot;)">
            <text:p/>
          </table:table-cell>
          <table:table-cell table:style-name="ce76" table:formula="of:=IF(AND([.CN$1]&gt;=[.$M14];[.CN$1]&lt;=[.$L14]);[.CN$1];&quot;&quot;)">
            <text:p/>
          </table:table-cell>
          <table:table-cell table:style-name="ce76" table:formula="of:=IF(AND([.CO$1]&gt;=[.$M14];[.CO$1]&lt;=[.$L14]);[.CO$1];&quot;&quot;)">
            <text:p/>
          </table:table-cell>
          <table:table-cell table:style-name="ce79" table:formula="of:=IF(AND([.CP$1]&gt;=[.$M14];[.CP$1]&lt;=[.$L14]);[.CP$1];&quot;&quot;)">
            <text:p/>
          </table:table-cell>
          <table:table-cell table:style-name="ce82" table:formula="of:=IF(AND([.CQ$1]&gt;=[.$M14];[.CQ$1]&lt;=[.$L14]);[.CQ$1];&quot;&quot;)">
            <text:p/>
          </table:table-cell>
          <table:table-cell table:style-name="ce82" table:formula="of:=IF(AND([.CR$1]&gt;=[.$M14];[.CR$1]&lt;=[.$L14]);[.CR$1];&quot;&quot;)">
            <text:p/>
          </table:table-cell>
          <table:table-cell table:style-name="ce82" table:formula="of:=IF(AND([.CS$1]&gt;=[.$M14];[.CS$1]&lt;=[.$L14]);[.CS$1];&quot;&quot;)">
            <text:p/>
          </table:table-cell>
          <table:table-cell table:style-name="ce82" table:formula="of:=IF(AND([.CT$1]&gt;=[.$M14];[.CT$1]&lt;=[.$L14]);[.CT$1];&quot;&quot;)">
            <text:p/>
          </table:table-cell>
          <table:table-cell table:style-name="ce82" table:formula="of:=IF(AND([.CU$1]&gt;=[.$M14];[.CU$1]&lt;=[.$L14]);[.CU$1];&quot;&quot;)">
            <text:p/>
          </table:table-cell>
          <table:table-cell table:style-name="ce82" table:formula="of:=IF(AND([.CV$1]&gt;=[.$M14];[.CV$1]&lt;=[.$L14]);[.CV$1];&quot;&quot;)">
            <text:p/>
          </table:table-cell>
          <table:table-cell table:style-name="ce82" table:formula="of:=IF(AND([.CW$1]&gt;=[.$M14];[.CW$1]&lt;=[.$L14]);[.CW$1];&quot;&quot;)">
            <text:p/>
          </table:table-cell>
          <table:table-cell table:style-name="ce82" table:formula="of:=IF(AND([.CX$1]&gt;=[.$M14];[.CX$1]&lt;=[.$L14]);[.CX$1];&quot;&quot;)">
            <text:p/>
          </table:table-cell>
          <table:table-cell table:style-name="ce82" table:formula="of:=IF(AND([.CY$1]&gt;=[.$M14];[.CY$1]&lt;=[.$L14]);[.CY$1];&quot;&quot;)">
            <text:p/>
          </table:table-cell>
          <table:table-cell table:style-name="ce82" table:formula="of:=IF(AND([.CZ$1]&gt;=[.$M14];[.CZ$1]&lt;=[.$L14]);[.CZ$1];&quot;&quot;)">
            <text:p/>
          </table:table-cell>
          <table:table-cell table:style-name="ce82" table:formula="of:=IF(AND([.DA$1]&gt;=[.$M14];[.DA$1]&lt;=[.$L14]);[.DA$1];&quot;&quot;)">
            <text:p/>
          </table:table-cell>
          <table:table-cell table:style-name="ce82" table:formula="of:=IF(AND([.DB$1]&gt;=[.$M14];[.DB$1]&lt;=[.$L14]);[.DB$1];&quot;&quot;)">
            <text:p/>
          </table:table-cell>
          <table:table-cell table:style-name="ce82" table:formula="of:=IF(AND([.DC$1]&gt;=[.$M14];[.DC$1]&lt;=[.$L14]);[.DC$1];&quot;&quot;)">
            <text:p/>
          </table:table-cell>
          <table:table-cell table:style-name="ce82" table:formula="of:=IF(AND([.DD$1]&gt;=[.$M14];[.DD$1]&lt;=[.$L14]);[.DD$1];&quot;&quot;)">
            <text:p/>
          </table:table-cell>
          <table:table-cell table:style-name="ce82" table:formula="of:=IF(AND([.DE$1]&gt;=[.$M14];[.DE$1]&lt;=[.$L14]);[.DE$1];&quot;&quot;)">
            <text:p/>
          </table:table-cell>
          <table:table-cell table:style-name="ce82" table:formula="of:=IF(AND([.DF$1]&gt;=[.$M14];[.DF$1]&lt;=[.$L14]);[.DF$1];&quot;&quot;)">
            <text:p/>
          </table:table-cell>
          <table:table-cell table:style-name="ce82" table:formula="of:=IF(AND([.DG$1]&gt;=[.$M14];[.DG$1]&lt;=[.$L14]);[.DG$1];&quot;&quot;)">
            <text:p/>
          </table:table-cell>
          <table:table-cell table:style-name="ce82" table:formula="of:=IF(AND([.DH$1]&gt;=[.$M14];[.DH$1]&lt;=[.$L14]);[.DH$1];&quot;&quot;)">
            <text:p/>
          </table:table-cell>
          <table:table-cell table:style-name="ce82" table:formula="of:=IF(AND([.DI$1]&gt;=[.$M14];[.DI$1]&lt;=[.$L14]);[.DI$1];&quot;&quot;)">
            <text:p/>
          </table:table-cell>
          <table:table-cell table:style-name="ce82" table:formula="of:=IF(AND([.DJ$1]&gt;=[.$M14];[.DJ$1]&lt;=[.$L14]);[.DJ$1];&quot;&quot;)">
            <text:p/>
          </table:table-cell>
          <table:table-cell table:style-name="ce82" table:formula="of:=IF(AND([.DK$1]&gt;=[.$M14];[.DK$1]&lt;=[.$L14]);[.DK$1];&quot;&quot;)">
            <text:p/>
          </table:table-cell>
          <table:table-cell table:style-name="ce82" table:formula="of:=IF(AND([.DL$1]&gt;=[.$M14];[.DL$1]&lt;=[.$L14]);[.DL$1];&quot;&quot;)">
            <text:p/>
          </table:table-cell>
          <table:table-cell table:style-name="ce82" table:formula="of:=IF(AND([.DM$1]&gt;=[.$M14];[.DM$1]&lt;=[.$L14]);[.DM$1];&quot;&quot;)">
            <text:p/>
          </table:table-cell>
          <table:table-cell table:style-name="ce82" table:formula="of:=IF(AND([.DN$1]&gt;=[.$M14];[.DN$1]&lt;=[.$L14]);[.DN$1];&quot;&quot;)">
            <text:p/>
          </table:table-cell>
          <table:table-cell table:style-name="ce82" table:formula="of:=IF(AND([.DO$1]&gt;=[.$M14];[.DO$1]&lt;=[.$L14]);[.DO$1];&quot;&quot;)">
            <text:p/>
          </table:table-cell>
          <table:table-cell table:style-name="ce82" table:formula="of:=IF(AND([.DP$1]&gt;=[.$M14];[.DP$1]&lt;=[.$L14]);[.DP$1];&quot;&quot;)">
            <text:p/>
          </table:table-cell>
          <table:table-cell table:style-name="ce82" table:formula="of:=IF(AND([.DQ$1]&gt;=[.$M14];[.DQ$1]&lt;=[.$L14]);[.DQ$1];&quot;&quot;)">
            <text:p/>
          </table:table-cell>
          <table:table-cell table:style-name="ce82" table:formula="of:=IF(AND([.DR$1]&gt;=[.$M14];[.DR$1]&lt;=[.$L14]);[.DR$1];&quot;&quot;)">
            <text:p/>
          </table:table-cell>
          <table:table-cell table:style-name="ce82" table:formula="of:=IF(AND([.DS$1]&gt;=[.$M14];[.DS$1]&lt;=[.$L14]);[.DS$1];&quot;&quot;)">
            <text:p/>
          </table:table-cell>
          <table:table-cell table:style-name="ce82" table:formula="of:=IF(AND([.DT$1]&gt;=[.$M14];[.DT$1]&lt;=[.$L14]);[.DT$1];&quot;&quot;)">
            <text:p/>
          </table:table-cell>
          <table:table-cell table:style-name="ce82" table:formula="of:=IF(AND([.DU$1]&gt;=[.$M14];[.DU$1]&lt;=[.$L14]);[.DU$1];&quot;&quot;)">
            <text:p/>
          </table:table-cell>
          <table:table-cell table:style-name="ce84" table:formula="of:=IF(AND([.DV$1]&gt;=[.$M14];[.DV$1]&lt;=[.$L14]);[.DV$1];&quot;&quot;)">
            <text:p/>
          </table:table-cell>
          <table:table-cell table:style-name="ce84" table:formula="of:=IF(AND([.DW$1]&gt;=[.$M14];[.DW$1]&lt;=[.$L14]);[.DW$1];&quot;&quot;)">
            <text:p/>
          </table:table-cell>
          <table:table-cell table:style-name="ce84" table:formula="of:=IF(AND([.DX$1]&gt;=[.$M14];[.DX$1]&lt;=[.$L14]);[.DX$1];&quot;&quot;)">
            <text:p/>
          </table:table-cell>
          <table:table-cell table:style-name="ce84" table:formula="of:=IF(AND([.DY$1]&gt;=[.$M14];[.DY$1]&lt;=[.$L14]);[.DY$1];&quot;&quot;)">
            <text:p/>
          </table:table-cell>
          <table:table-cell table:style-name="ce84" table:formula="of:=IF(AND([.DZ$1]&gt;=[.$M14];[.DZ$1]&lt;=[.$L14]);[.DZ$1];&quot;&quot;)">
            <text:p/>
          </table:table-cell>
          <table:table-cell table:style-name="ce84" table:formula="of:=IF(AND([.EA$1]&gt;=[.$M14];[.EA$1]&lt;=[.$L14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15];[.$A:.$L];12;0)" office:value-type="float" office:value="15" calcext:value-type="float">
            <text:p>15</text:p>
          </table:table-cell>
          <table:table-cell table:style-name="ce6" table:formula="of:=VLOOKUP([.D15];[.$A:.$L];12;0)" office:value-type="float" office:value="0" calcext:value-type="float">
            <text:p>0</text:p>
          </table:table-cell>
          <table:table-cell table:style-name="ce6" table:formula="of:=VLOOKUP([.E15];[.$A:.$L];12;0)" office:value-type="float" office:value="0" calcext:value-type="float">
            <text:p>0</text:p>
          </table:table-cell>
          <table:table-cell table:style-name="ce6" table:formula="of:=VLOOKUP([.F15];[.$A:.$L];12;0)" office:value-type="float" office:value="0" calcext:value-type="float">
            <text:p>0</text:p>
          </table:table-cell>
          <table:table-cell table:style-name="ce7" table:formula="of:=MAX([.H15:.K15])+[.B15]+[.N15]" office:value-type="float" office:value="28" calcext:value-type="float">
            <text:p>28</text:p>
          </table:table-cell>
          <table:table-cell table:style-name="ce8" table:formula="of:=[.L15]-[.B15]+1" office:value-type="float" office:value="16" calcext:value-type="float">
            <text:p>16</text:p>
          </table:table-cell>
          <table:table-cell table:style-name="ce9"/>
          <table:table-cell table:style-name="ce11" table:formula="of:=IF(AND([.O$1]&gt;=[.$M15];[.O$1]&lt;=[.$L15]);[.O$1];&quot;&quot;)">
            <text:p/>
          </table:table-cell>
          <table:table-cell table:style-name="ce11" table:formula="of:=IF(AND([.P$1]&gt;=[.$M15];[.P$1]&lt;=[.$L15]);[.P$1];&quot;&quot;)">
            <text:p/>
          </table:table-cell>
          <table:table-cell table:style-name="ce11" table:formula="of:=IF(AND([.Q$1]&gt;=[.$M15];[.Q$1]&lt;=[.$L15]);[.Q$1];&quot;&quot;)">
            <text:p/>
          </table:table-cell>
          <table:table-cell table:style-name="ce11" table:formula="of:=IF(AND([.R$1]&gt;=[.$M15];[.R$1]&lt;=[.$L15]);[.R$1];&quot;&quot;)">
            <text:p/>
          </table:table-cell>
          <table:table-cell table:style-name="ce13" table:formula="of:=IF(AND([.S$1]&gt;=[.$M15];[.S$1]&lt;=[.$L15]);[.S$1];&quot;&quot;)">
            <text:p/>
          </table:table-cell>
          <table:table-cell table:style-name="ce13" table:formula="of:=IF(AND([.T$1]&gt;=[.$M15];[.T$1]&lt;=[.$L15]);[.T$1];&quot;&quot;)">
            <text:p/>
          </table:table-cell>
          <table:table-cell table:style-name="ce13" table:formula="of:=IF(AND([.U$1]&gt;=[.$M15];[.U$1]&lt;=[.$L15]);[.U$1];&quot;&quot;)">
            <text:p/>
          </table:table-cell>
          <table:table-cell table:style-name="ce13" table:formula="of:=IF(AND([.V$1]&gt;=[.$M15];[.V$1]&lt;=[.$L15]);[.V$1];&quot;&quot;)">
            <text:p/>
          </table:table-cell>
          <table:table-cell table:style-name="ce13" table:formula="of:=IF(AND([.W$1]&gt;=[.$M15];[.W$1]&lt;=[.$L15]);[.W$1];&quot;&quot;)">
            <text:p/>
          </table:table-cell>
          <table:table-cell table:style-name="ce13" table:formula="of:=IF(AND([.X$1]&gt;=[.$M15];[.X$1]&lt;=[.$L15]);[.X$1];&quot;&quot;)">
            <text:p/>
          </table:table-cell>
          <table:table-cell table:style-name="ce13" table:formula="of:=IF(AND([.Y$1]&gt;=[.$M15];[.Y$1]&lt;=[.$L15]);[.Y$1];&quot;&quot;)">
            <text:p/>
          </table:table-cell>
          <table:table-cell table:style-name="ce13" table:formula="of:=IF(AND([.Z$1]&gt;=[.$M15];[.Z$1]&lt;=[.$L15]);[.Z$1];&quot;&quot;)">
            <text:p/>
          </table:table-cell>
          <table:table-cell table:style-name="ce13" table:formula="of:=IF(AND([.AA$1]&gt;=[.$M15];[.AA$1]&lt;=[.$L15]);[.AA$1];&quot;&quot;)">
            <text:p/>
          </table:table-cell>
          <table:table-cell table:style-name="ce13" table:formula="of:=IF(AND([.AB$1]&gt;=[.$M15];[.AB$1]&lt;=[.$L15]);[.AB$1];&quot;&quot;)">
            <text:p/>
          </table:table-cell>
          <table:table-cell table:style-name="ce13" table:formula="of:=IF(AND([.AC$1]&gt;=[.$M15];[.AC$1]&lt;=[.$L15]);[.AC$1];&quot;&quot;)">
            <text:p/>
          </table:table-cell>
          <table:table-cell table:style-name="ce13" table:formula="of:=IF(AND([.AD$1]&gt;=[.$M15];[.AD$1]&lt;=[.$L15]);[.AD$1];&quot;&quot;)" office:value-type="float" office:value="16" calcext:value-type="float">
            <text:p>16</text:p>
          </table:table-cell>
          <table:table-cell table:style-name="ce16" table:formula="of:=IF(AND([.AE$1]&gt;=[.$M15];[.AE$1]&lt;=[.$L15]);[.AE$1];&quot;&quot;)" office:value-type="float" office:value="17" calcext:value-type="float">
            <text:p>17</text:p>
          </table:table-cell>
          <table:table-cell table:style-name="ce18" table:formula="of:=IF(AND([.AF$1]&gt;=[.$M15];[.AF$1]&lt;=[.$L15]);[.AF$1];&quot;&quot;)" office:value-type="float" office:value="18" calcext:value-type="float">
            <text:p>18</text:p>
          </table:table-cell>
          <table:table-cell table:style-name="ce18" table:formula="of:=IF(AND([.AG$1]&gt;=[.$M15];[.AG$1]&lt;=[.$L15]);[.AG$1];&quot;&quot;)" office:value-type="float" office:value="19" calcext:value-type="float">
            <text:p>19</text:p>
          </table:table-cell>
          <table:table-cell table:style-name="ce18" table:formula="of:=IF(AND([.AH$1]&gt;=[.$M15];[.AH$1]&lt;=[.$L15]);[.AH$1];&quot;&quot;)" office:value-type="float" office:value="20" calcext:value-type="float">
            <text:p>20</text:p>
          </table:table-cell>
          <table:table-cell table:style-name="ce18" table:formula="of:=IF(AND([.AI$1]&gt;=[.$M15];[.AI$1]&lt;=[.$L15]);[.AI$1];&quot;&quot;)" office:value-type="float" office:value="21" calcext:value-type="float">
            <text:p>21</text:p>
          </table:table-cell>
          <table:table-cell table:style-name="ce18" table:formula="of:=IF(AND([.AJ$1]&gt;=[.$M15];[.AJ$1]&lt;=[.$L15]);[.AJ$1];&quot;&quot;)" office:value-type="float" office:value="22" calcext:value-type="float">
            <text:p>22</text:p>
          </table:table-cell>
          <table:table-cell table:style-name="ce18" table:formula="of:=IF(AND([.AK$1]&gt;=[.$M15];[.AK$1]&lt;=[.$L15]);[.AK$1];&quot;&quot;)" office:value-type="float" office:value="23" calcext:value-type="float">
            <text:p>23</text:p>
          </table:table-cell>
          <table:table-cell table:style-name="ce18" table:formula="of:=IF(AND([.AL$1]&gt;=[.$M15];[.AL$1]&lt;=[.$L15]);[.AL$1];&quot;&quot;)" office:value-type="float" office:value="24" calcext:value-type="float">
            <text:p>24</text:p>
          </table:table-cell>
          <table:table-cell table:style-name="ce18" table:formula="of:=IF(AND([.AM$1]&gt;=[.$M15];[.AM$1]&lt;=[.$L15]);[.AM$1];&quot;&quot;)" office:value-type="float" office:value="25" calcext:value-type="float">
            <text:p>25</text:p>
          </table:table-cell>
          <table:table-cell table:style-name="ce18" table:formula="of:=IF(AND([.AN$1]&gt;=[.$M15];[.AN$1]&lt;=[.$L15]);[.AN$1];&quot;&quot;)" office:value-type="float" office:value="26" calcext:value-type="float">
            <text:p>26</text:p>
          </table:table-cell>
          <table:table-cell table:style-name="ce18" table:formula="of:=IF(AND([.AO$1]&gt;=[.$M15];[.AO$1]&lt;=[.$L15]);[.AO$1];&quot;&quot;)" office:value-type="float" office:value="27" calcext:value-type="float">
            <text:p>27</text:p>
          </table:table-cell>
          <table:table-cell table:style-name="ce18" table:formula="of:=IF(AND([.AP$1]&gt;=[.$M15];[.AP$1]&lt;=[.$L15]);[.AP$1];&quot;&quot;)" office:value-type="float" office:value="28" calcext:value-type="float">
            <text:p>28</text:p>
          </table:table-cell>
          <table:table-cell table:style-name="ce18" table:formula="of:=IF(AND([.AQ$1]&gt;=[.$M15];[.AQ$1]&lt;=[.$L15]);[.AQ$1];&quot;&quot;)">
            <text:p/>
          </table:table-cell>
          <table:table-cell table:style-name="ce18" table:formula="of:=IF(AND([.AR$1]&gt;=[.$M15];[.AR$1]&lt;=[.$L15]);[.AR$1];&quot;&quot;)">
            <text:p/>
          </table:table-cell>
          <table:table-cell table:style-name="ce20" table:formula="of:=IF(AND([.AS$1]&gt;=[.$M15];[.AS$1]&lt;=[.$L15]);[.AS$1];&quot;&quot;)">
            <text:p/>
          </table:table-cell>
          <table:table-cell table:style-name="ce24" table:formula="of:=IF(AND([.AT$1]&gt;=[.$M15];[.AT$1]&lt;=[.$L15]);[.AT$1];&quot;&quot;)">
            <text:p/>
          </table:table-cell>
          <table:table-cell table:style-name="ce26" table:formula="of:=IF(AND([.AU$1]&gt;=[.$M15];[.AU$1]&lt;=[.$L15]);[.AU$1];&quot;&quot;)">
            <text:p/>
          </table:table-cell>
          <table:table-cell table:style-name="ce26" table:formula="of:=IF(AND([.AV$1]&gt;=[.$M15];[.AV$1]&lt;=[.$L15]);[.AV$1];&quot;&quot;)">
            <text:p/>
          </table:table-cell>
          <table:table-cell table:style-name="ce28" table:formula="of:=IF(AND([.AW$1]&gt;=[.$M15];[.AW$1]&lt;=[.$L15]);[.AW$1];&quot;&quot;)">
            <text:p/>
          </table:table-cell>
          <table:table-cell table:style-name="ce30" table:formula="of:=IF(AND([.AX$1]&gt;=[.$M15];[.AX$1]&lt;=[.$L15]);[.AX$1];&quot;&quot;)">
            <text:p/>
          </table:table-cell>
          <table:table-cell table:style-name="ce32" table:formula="of:=IF(AND([.AY$1]&gt;=[.$M15];[.AY$1]&lt;=[.$L15]);[.AY$1];&quot;&quot;)">
            <text:p/>
          </table:table-cell>
          <table:table-cell table:style-name="ce34" table:formula="of:=IF(AND([.AZ$1]&gt;=[.$M15];[.AZ$1]&lt;=[.$L15]);[.AZ$1];&quot;&quot;)">
            <text:p/>
          </table:table-cell>
          <table:table-cell table:style-name="ce36" table:formula="of:=IF(AND([.BA$1]&gt;=[.$M15];[.BA$1]&lt;=[.$L15]);[.BA$1];&quot;&quot;)">
            <text:p/>
          </table:table-cell>
          <table:table-cell table:style-name="ce36" table:formula="of:=IF(AND([.BB$1]&gt;=[.$M15];[.BB$1]&lt;=[.$L15]);[.BB$1];&quot;&quot;)">
            <text:p/>
          </table:table-cell>
          <table:table-cell table:style-name="ce38" table:formula="of:=IF(AND([.BC$1]&gt;=[.$M15];[.BC$1]&lt;=[.$L15]);[.BC$1];&quot;&quot;)">
            <text:p/>
          </table:table-cell>
          <table:table-cell table:style-name="ce38" table:formula="of:=IF(AND([.BD$1]&gt;=[.$M15];[.BD$1]&lt;=[.$L15]);[.BD$1];&quot;&quot;)">
            <text:p/>
          </table:table-cell>
          <table:table-cell table:style-name="ce40" table:formula="of:=IF(AND([.BE$1]&gt;=[.$M15];[.BE$1]&lt;=[.$L15]);[.BE$1];&quot;&quot;)">
            <text:p/>
          </table:table-cell>
          <table:table-cell table:style-name="ce42" table:formula="of:=IF(AND([.BF$1]&gt;=[.$M15];[.BF$1]&lt;=[.$L15]);[.BF$1];&quot;&quot;)">
            <text:p/>
          </table:table-cell>
          <table:table-cell table:style-name="ce44" table:formula="of:=IF(AND([.BG$1]&gt;=[.$M15];[.BG$1]&lt;=[.$L15]);[.BG$1];&quot;&quot;)">
            <text:p/>
          </table:table-cell>
          <table:table-cell table:style-name="ce44" table:formula="of:=IF(AND([.BH$1]&gt;=[.$M15];[.BH$1]&lt;=[.$L15]);[.BH$1];&quot;&quot;)">
            <text:p/>
          </table:table-cell>
          <table:table-cell table:style-name="ce44" table:formula="of:=IF(AND([.BI$1]&gt;=[.$M15];[.BI$1]&lt;=[.$L15]);[.BI$1];&quot;&quot;)">
            <text:p/>
          </table:table-cell>
          <table:table-cell table:style-name="ce46" table:formula="of:=IF(AND([.BJ$1]&gt;=[.$M15];[.BJ$1]&lt;=[.$L15]);[.BJ$1];&quot;&quot;)">
            <text:p/>
          </table:table-cell>
          <table:table-cell table:style-name="ce48" table:formula="of:=IF(AND([.BK$1]&gt;=[.$M15];[.BK$1]&lt;=[.$L15]);[.BK$1];&quot;&quot;)">
            <text:p/>
          </table:table-cell>
          <table:table-cell table:style-name="ce48" table:formula="of:=IF(AND([.BL$1]&gt;=[.$M15];[.BL$1]&lt;=[.$L15]);[.BL$1];&quot;&quot;)">
            <text:p/>
          </table:table-cell>
          <table:table-cell table:style-name="ce50" table:formula="of:=IF(AND([.BM$1]&gt;=[.$M15];[.BM$1]&lt;=[.$L15]);[.BM$1];&quot;&quot;)">
            <text:p/>
          </table:table-cell>
          <table:table-cell table:style-name="ce50" table:formula="of:=IF(AND([.BN$1]&gt;=[.$M15];[.BN$1]&lt;=[.$L15]);[.BN$1];&quot;&quot;)">
            <text:p/>
          </table:table-cell>
          <table:table-cell table:style-name="ce50" table:formula="of:=IF(AND([.BO$1]&gt;=[.$M15];[.BO$1]&lt;=[.$L15]);[.BO$1];&quot;&quot;)">
            <text:p/>
          </table:table-cell>
          <table:table-cell table:style-name="ce52" table:formula="of:=IF(AND([.BP$1]&gt;=[.$M15];[.BP$1]&lt;=[.$L15]);[.BP$1];&quot;&quot;)">
            <text:p/>
          </table:table-cell>
          <table:table-cell table:style-name="ce54" table:formula="of:=IF(AND([.BQ$1]&gt;=[.$M15];[.BQ$1]&lt;=[.$L15]);[.BQ$1];&quot;&quot;)">
            <text:p/>
          </table:table-cell>
          <table:table-cell table:style-name="ce54" table:formula="of:=IF(AND([.BR$1]&gt;=[.$M15];[.BR$1]&lt;=[.$L15]);[.BR$1];&quot;&quot;)">
            <text:p/>
          </table:table-cell>
          <table:table-cell table:style-name="ce54" table:formula="of:=IF(AND([.BS$1]&gt;=[.$M15];[.BS$1]&lt;=[.$L15]);[.BS$1];&quot;&quot;)">
            <text:p/>
          </table:table-cell>
          <table:table-cell table:style-name="ce56" table:formula="of:=IF(AND([.BT$1]&gt;=[.$M15];[.BT$1]&lt;=[.$L15]);[.BT$1];&quot;&quot;)">
            <text:p/>
          </table:table-cell>
          <table:table-cell table:style-name="ce58" table:formula="of:=IF(AND([.BU$1]&gt;=[.$M15];[.BU$1]&lt;=[.$L15]);[.BU$1];&quot;&quot;)">
            <text:p/>
          </table:table-cell>
          <table:table-cell table:style-name="ce60" table:formula="of:=IF(AND([.BV$1]&gt;=[.$M15];[.BV$1]&lt;=[.$L15]);[.BV$1];&quot;&quot;)">
            <text:p/>
          </table:table-cell>
          <table:table-cell table:style-name="ce60" table:formula="of:=IF(AND([.BW$1]&gt;=[.$M15];[.BW$1]&lt;=[.$L15]);[.BW$1];&quot;&quot;)">
            <text:p/>
          </table:table-cell>
          <table:table-cell table:style-name="ce62" table:formula="of:=IF(AND([.BX$1]&gt;=[.$M15];[.BX$1]&lt;=[.$L15]);[.BX$1];&quot;&quot;)">
            <text:p/>
          </table:table-cell>
          <table:table-cell table:style-name="ce62" table:formula="of:=IF(AND([.BY$1]&gt;=[.$M15];[.BY$1]&lt;=[.$L15]);[.BY$1];&quot;&quot;)">
            <text:p/>
          </table:table-cell>
          <table:table-cell table:style-name="ce64" table:formula="of:=IF(AND([.BZ$1]&gt;=[.$M15];[.BZ$1]&lt;=[.$L15]);[.BZ$1];&quot;&quot;)">
            <text:p/>
          </table:table-cell>
          <table:table-cell table:style-name="ce66" table:formula="of:=IF(AND([.CA$1]&gt;=[.$M15];[.CA$1]&lt;=[.$L15]);[.CA$1];&quot;&quot;)">
            <text:p/>
          </table:table-cell>
          <table:table-cell table:style-name="ce68" table:formula="of:=IF(AND([.CB$1]&gt;=[.$M15];[.CB$1]&lt;=[.$L15]);[.CB$1];&quot;&quot;)">
            <text:p/>
          </table:table-cell>
          <table:table-cell table:style-name="ce68" table:formula="of:=IF(AND([.CC$1]&gt;=[.$M15];[.CC$1]&lt;=[.$L15]);[.CC$1];&quot;&quot;)">
            <text:p/>
          </table:table-cell>
          <table:table-cell table:style-name="ce68" table:formula="of:=IF(AND([.CD$1]&gt;=[.$M15];[.CD$1]&lt;=[.$L15]);[.CD$1];&quot;&quot;)">
            <text:p/>
          </table:table-cell>
          <table:table-cell table:style-name="ce68" table:formula="of:=IF(AND([.CE$1]&gt;=[.$M15];[.CE$1]&lt;=[.$L15]);[.CE$1];&quot;&quot;)">
            <text:p/>
          </table:table-cell>
          <table:table-cell table:style-name="ce68" table:formula="of:=IF(AND([.CF$1]&gt;=[.$M15];[.CF$1]&lt;=[.$L15]);[.CF$1];&quot;&quot;)">
            <text:p/>
          </table:table-cell>
          <table:table-cell table:style-name="ce68" table:formula="of:=IF(AND([.CG$1]&gt;=[.$M15];[.CG$1]&lt;=[.$L15]);[.CG$1];&quot;&quot;)">
            <text:p/>
          </table:table-cell>
          <table:table-cell table:style-name="ce70" table:formula="of:=IF(AND([.CH$1]&gt;=[.$M15];[.CH$1]&lt;=[.$L15]);[.CH$1];&quot;&quot;)">
            <text:p/>
          </table:table-cell>
          <table:table-cell table:style-name="ce70" table:formula="of:=IF(AND([.CI$1]&gt;=[.$M15];[.CI$1]&lt;=[.$L15]);[.CI$1];&quot;&quot;)">
            <text:p/>
          </table:table-cell>
          <table:table-cell table:style-name="ce70" table:formula="of:=IF(AND([.CJ$1]&gt;=[.$M15];[.CJ$1]&lt;=[.$L15]);[.CJ$1];&quot;&quot;)">
            <text:p/>
          </table:table-cell>
          <table:table-cell table:style-name="ce72" table:formula="of:=IF(AND([.CK$1]&gt;=[.$M15];[.CK$1]&lt;=[.$L15]);[.CK$1];&quot;&quot;)">
            <text:p/>
          </table:table-cell>
          <table:table-cell table:style-name="ce74" table:formula="of:=IF(AND([.CL$1]&gt;=[.$M15];[.CL$1]&lt;=[.$L15]);[.CL$1];&quot;&quot;)">
            <text:p/>
          </table:table-cell>
          <table:table-cell table:style-name="ce74" table:formula="of:=IF(AND([.CM$1]&gt;=[.$M15];[.CM$1]&lt;=[.$L15]);[.CM$1];&quot;&quot;)">
            <text:p/>
          </table:table-cell>
          <table:table-cell table:style-name="ce76" table:formula="of:=IF(AND([.CN$1]&gt;=[.$M15];[.CN$1]&lt;=[.$L15]);[.CN$1];&quot;&quot;)">
            <text:p/>
          </table:table-cell>
          <table:table-cell table:style-name="ce76" table:formula="of:=IF(AND([.CO$1]&gt;=[.$M15];[.CO$1]&lt;=[.$L15]);[.CO$1];&quot;&quot;)">
            <text:p/>
          </table:table-cell>
          <table:table-cell table:style-name="ce79" table:formula="of:=IF(AND([.CP$1]&gt;=[.$M15];[.CP$1]&lt;=[.$L15]);[.CP$1];&quot;&quot;)">
            <text:p/>
          </table:table-cell>
          <table:table-cell table:style-name="ce82" table:formula="of:=IF(AND([.CQ$1]&gt;=[.$M15];[.CQ$1]&lt;=[.$L15]);[.CQ$1];&quot;&quot;)">
            <text:p/>
          </table:table-cell>
          <table:table-cell table:style-name="ce82" table:formula="of:=IF(AND([.CR$1]&gt;=[.$M15];[.CR$1]&lt;=[.$L15]);[.CR$1];&quot;&quot;)">
            <text:p/>
          </table:table-cell>
          <table:table-cell table:style-name="ce82" table:formula="of:=IF(AND([.CS$1]&gt;=[.$M15];[.CS$1]&lt;=[.$L15]);[.CS$1];&quot;&quot;)">
            <text:p/>
          </table:table-cell>
          <table:table-cell table:style-name="ce82" table:formula="of:=IF(AND([.CT$1]&gt;=[.$M15];[.CT$1]&lt;=[.$L15]);[.CT$1];&quot;&quot;)">
            <text:p/>
          </table:table-cell>
          <table:table-cell table:style-name="ce82" table:formula="of:=IF(AND([.CU$1]&gt;=[.$M15];[.CU$1]&lt;=[.$L15]);[.CU$1];&quot;&quot;)">
            <text:p/>
          </table:table-cell>
          <table:table-cell table:style-name="ce82" table:formula="of:=IF(AND([.CV$1]&gt;=[.$M15];[.CV$1]&lt;=[.$L15]);[.CV$1];&quot;&quot;)">
            <text:p/>
          </table:table-cell>
          <table:table-cell table:style-name="ce82" table:formula="of:=IF(AND([.CW$1]&gt;=[.$M15];[.CW$1]&lt;=[.$L15]);[.CW$1];&quot;&quot;)">
            <text:p/>
          </table:table-cell>
          <table:table-cell table:style-name="ce82" table:formula="of:=IF(AND([.CX$1]&gt;=[.$M15];[.CX$1]&lt;=[.$L15]);[.CX$1];&quot;&quot;)">
            <text:p/>
          </table:table-cell>
          <table:table-cell table:style-name="ce82" table:formula="of:=IF(AND([.CY$1]&gt;=[.$M15];[.CY$1]&lt;=[.$L15]);[.CY$1];&quot;&quot;)">
            <text:p/>
          </table:table-cell>
          <table:table-cell table:style-name="ce82" table:formula="of:=IF(AND([.CZ$1]&gt;=[.$M15];[.CZ$1]&lt;=[.$L15]);[.CZ$1];&quot;&quot;)">
            <text:p/>
          </table:table-cell>
          <table:table-cell table:style-name="ce82" table:formula="of:=IF(AND([.DA$1]&gt;=[.$M15];[.DA$1]&lt;=[.$L15]);[.DA$1];&quot;&quot;)">
            <text:p/>
          </table:table-cell>
          <table:table-cell table:style-name="ce82" table:formula="of:=IF(AND([.DB$1]&gt;=[.$M15];[.DB$1]&lt;=[.$L15]);[.DB$1];&quot;&quot;)">
            <text:p/>
          </table:table-cell>
          <table:table-cell table:style-name="ce82" table:formula="of:=IF(AND([.DC$1]&gt;=[.$M15];[.DC$1]&lt;=[.$L15]);[.DC$1];&quot;&quot;)">
            <text:p/>
          </table:table-cell>
          <table:table-cell table:style-name="ce82" table:formula="of:=IF(AND([.DD$1]&gt;=[.$M15];[.DD$1]&lt;=[.$L15]);[.DD$1];&quot;&quot;)">
            <text:p/>
          </table:table-cell>
          <table:table-cell table:style-name="ce82" table:formula="of:=IF(AND([.DE$1]&gt;=[.$M15];[.DE$1]&lt;=[.$L15]);[.DE$1];&quot;&quot;)">
            <text:p/>
          </table:table-cell>
          <table:table-cell table:style-name="ce82" table:formula="of:=IF(AND([.DF$1]&gt;=[.$M15];[.DF$1]&lt;=[.$L15]);[.DF$1];&quot;&quot;)">
            <text:p/>
          </table:table-cell>
          <table:table-cell table:style-name="ce82" table:formula="of:=IF(AND([.DG$1]&gt;=[.$M15];[.DG$1]&lt;=[.$L15]);[.DG$1];&quot;&quot;)">
            <text:p/>
          </table:table-cell>
          <table:table-cell table:style-name="ce82" table:formula="of:=IF(AND([.DH$1]&gt;=[.$M15];[.DH$1]&lt;=[.$L15]);[.DH$1];&quot;&quot;)">
            <text:p/>
          </table:table-cell>
          <table:table-cell table:style-name="ce82" table:formula="of:=IF(AND([.DI$1]&gt;=[.$M15];[.DI$1]&lt;=[.$L15]);[.DI$1];&quot;&quot;)">
            <text:p/>
          </table:table-cell>
          <table:table-cell table:style-name="ce82" table:formula="of:=IF(AND([.DJ$1]&gt;=[.$M15];[.DJ$1]&lt;=[.$L15]);[.DJ$1];&quot;&quot;)">
            <text:p/>
          </table:table-cell>
          <table:table-cell table:style-name="ce82" table:formula="of:=IF(AND([.DK$1]&gt;=[.$M15];[.DK$1]&lt;=[.$L15]);[.DK$1];&quot;&quot;)">
            <text:p/>
          </table:table-cell>
          <table:table-cell table:style-name="ce82" table:formula="of:=IF(AND([.DL$1]&gt;=[.$M15];[.DL$1]&lt;=[.$L15]);[.DL$1];&quot;&quot;)">
            <text:p/>
          </table:table-cell>
          <table:table-cell table:style-name="ce82" table:formula="of:=IF(AND([.DM$1]&gt;=[.$M15];[.DM$1]&lt;=[.$L15]);[.DM$1];&quot;&quot;)">
            <text:p/>
          </table:table-cell>
          <table:table-cell table:style-name="ce82" table:formula="of:=IF(AND([.DN$1]&gt;=[.$M15];[.DN$1]&lt;=[.$L15]);[.DN$1];&quot;&quot;)">
            <text:p/>
          </table:table-cell>
          <table:table-cell table:style-name="ce82" table:formula="of:=IF(AND([.DO$1]&gt;=[.$M15];[.DO$1]&lt;=[.$L15]);[.DO$1];&quot;&quot;)">
            <text:p/>
          </table:table-cell>
          <table:table-cell table:style-name="ce82" table:formula="of:=IF(AND([.DP$1]&gt;=[.$M15];[.DP$1]&lt;=[.$L15]);[.DP$1];&quot;&quot;)">
            <text:p/>
          </table:table-cell>
          <table:table-cell table:style-name="ce82" table:formula="of:=IF(AND([.DQ$1]&gt;=[.$M15];[.DQ$1]&lt;=[.$L15]);[.DQ$1];&quot;&quot;)">
            <text:p/>
          </table:table-cell>
          <table:table-cell table:style-name="ce82" table:formula="of:=IF(AND([.DR$1]&gt;=[.$M15];[.DR$1]&lt;=[.$L15]);[.DR$1];&quot;&quot;)">
            <text:p/>
          </table:table-cell>
          <table:table-cell table:style-name="ce82" table:formula="of:=IF(AND([.DS$1]&gt;=[.$M15];[.DS$1]&lt;=[.$L15]);[.DS$1];&quot;&quot;)">
            <text:p/>
          </table:table-cell>
          <table:table-cell table:style-name="ce82" table:formula="of:=IF(AND([.DT$1]&gt;=[.$M15];[.DT$1]&lt;=[.$L15]);[.DT$1];&quot;&quot;)">
            <text:p/>
          </table:table-cell>
          <table:table-cell table:style-name="ce82" table:formula="of:=IF(AND([.DU$1]&gt;=[.$M15];[.DU$1]&lt;=[.$L15]);[.DU$1];&quot;&quot;)">
            <text:p/>
          </table:table-cell>
          <table:table-cell table:style-name="ce84" table:formula="of:=IF(AND([.DV$1]&gt;=[.$M15];[.DV$1]&lt;=[.$L15]);[.DV$1];&quot;&quot;)">
            <text:p/>
          </table:table-cell>
          <table:table-cell table:style-name="ce84" table:formula="of:=IF(AND([.DW$1]&gt;=[.$M15];[.DW$1]&lt;=[.$L15]);[.DW$1];&quot;&quot;)">
            <text:p/>
          </table:table-cell>
          <table:table-cell table:style-name="ce84" table:formula="of:=IF(AND([.DX$1]&gt;=[.$M15];[.DX$1]&lt;=[.$L15]);[.DX$1];&quot;&quot;)">
            <text:p/>
          </table:table-cell>
          <table:table-cell table:style-name="ce84" table:formula="of:=IF(AND([.DY$1]&gt;=[.$M15];[.DY$1]&lt;=[.$L15]);[.DY$1];&quot;&quot;)">
            <text:p/>
          </table:table-cell>
          <table:table-cell table:style-name="ce84" table:formula="of:=IF(AND([.DZ$1]&gt;=[.$M15];[.DZ$1]&lt;=[.$L15]);[.DZ$1];&quot;&quot;)">
            <text:p/>
          </table:table-cell>
          <table:table-cell table:style-name="ce84" table:formula="of:=IF(AND([.EA$1]&gt;=[.$M15];[.EA$1]&lt;=[.$L15]);[.EA$1];&quot;&quot;)">
            <text:p/>
          </table:table-cell>
          <table:table-cell table:style-name="Default" table:number-columns-repeated="16253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16];[.$A:.$L];12;0)" office:value-type="float" office:value="17" calcext:value-type="float">
            <text:p>17</text:p>
          </table:table-cell>
          <table:table-cell table:style-name="ce6" table:formula="of:=VLOOKUP([.D16];[.$A:.$L];12;0)" office:value-type="float" office:value="0" calcext:value-type="float">
            <text:p>0</text:p>
          </table:table-cell>
          <table:table-cell table:style-name="ce6" table:formula="of:=VLOOKUP([.E16];[.$A:.$L];12;0)" office:value-type="float" office:value="0" calcext:value-type="float">
            <text:p>0</text:p>
          </table:table-cell>
          <table:table-cell table:style-name="ce6" table:formula="of:=VLOOKUP([.F16];[.$A:.$L];12;0)" office:value-type="float" office:value="0" calcext:value-type="float">
            <text:p>0</text:p>
          </table:table-cell>
          <table:table-cell table:style-name="ce7" table:formula="of:=MAX([.H16:.K16])+[.B16]+[.N16]" office:value-type="float" office:value="32" calcext:value-type="float">
            <text:p>32</text:p>
          </table:table-cell>
          <table:table-cell table:style-name="ce8" table:formula="of:=[.L16]-[.B16]+1" office:value-type="float" office:value="18" calcext:value-type="float">
            <text:p>18</text:p>
          </table:table-cell>
          <table:table-cell table:style-name="ce9"/>
          <table:table-cell table:style-name="ce11" table:formula="of:=IF(AND([.O$1]&gt;=[.$M16];[.O$1]&lt;=[.$L16]);[.O$1];&quot;&quot;)">
            <text:p/>
          </table:table-cell>
          <table:table-cell table:style-name="ce11" table:formula="of:=IF(AND([.P$1]&gt;=[.$M16];[.P$1]&lt;=[.$L16]);[.P$1];&quot;&quot;)">
            <text:p/>
          </table:table-cell>
          <table:table-cell table:style-name="ce11" table:formula="of:=IF(AND([.Q$1]&gt;=[.$M16];[.Q$1]&lt;=[.$L16]);[.Q$1];&quot;&quot;)">
            <text:p/>
          </table:table-cell>
          <table:table-cell table:style-name="ce11" table:formula="of:=IF(AND([.R$1]&gt;=[.$M16];[.R$1]&lt;=[.$L16]);[.R$1];&quot;&quot;)">
            <text:p/>
          </table:table-cell>
          <table:table-cell table:style-name="ce13" table:formula="of:=IF(AND([.S$1]&gt;=[.$M16];[.S$1]&lt;=[.$L16]);[.S$1];&quot;&quot;)">
            <text:p/>
          </table:table-cell>
          <table:table-cell table:style-name="ce13" table:formula="of:=IF(AND([.T$1]&gt;=[.$M16];[.T$1]&lt;=[.$L16]);[.T$1];&quot;&quot;)">
            <text:p/>
          </table:table-cell>
          <table:table-cell table:style-name="ce13" table:formula="of:=IF(AND([.U$1]&gt;=[.$M16];[.U$1]&lt;=[.$L16]);[.U$1];&quot;&quot;)">
            <text:p/>
          </table:table-cell>
          <table:table-cell table:style-name="ce13" table:formula="of:=IF(AND([.V$1]&gt;=[.$M16];[.V$1]&lt;=[.$L16]);[.V$1];&quot;&quot;)">
            <text:p/>
          </table:table-cell>
          <table:table-cell table:style-name="ce13" table:formula="of:=IF(AND([.W$1]&gt;=[.$M16];[.W$1]&lt;=[.$L16]);[.W$1];&quot;&quot;)">
            <text:p/>
          </table:table-cell>
          <table:table-cell table:style-name="ce13" table:formula="of:=IF(AND([.X$1]&gt;=[.$M16];[.X$1]&lt;=[.$L16]);[.X$1];&quot;&quot;)">
            <text:p/>
          </table:table-cell>
          <table:table-cell table:style-name="ce13" table:formula="of:=IF(AND([.Y$1]&gt;=[.$M16];[.Y$1]&lt;=[.$L16]);[.Y$1];&quot;&quot;)">
            <text:p/>
          </table:table-cell>
          <table:table-cell table:style-name="ce13" table:formula="of:=IF(AND([.Z$1]&gt;=[.$M16];[.Z$1]&lt;=[.$L16]);[.Z$1];&quot;&quot;)">
            <text:p/>
          </table:table-cell>
          <table:table-cell table:style-name="ce13" table:formula="of:=IF(AND([.AA$1]&gt;=[.$M16];[.AA$1]&lt;=[.$L16]);[.AA$1];&quot;&quot;)">
            <text:p/>
          </table:table-cell>
          <table:table-cell table:style-name="ce13" table:formula="of:=IF(AND([.AB$1]&gt;=[.$M16];[.AB$1]&lt;=[.$L16]);[.AB$1];&quot;&quot;)">
            <text:p/>
          </table:table-cell>
          <table:table-cell table:style-name="ce13" table:formula="of:=IF(AND([.AC$1]&gt;=[.$M16];[.AC$1]&lt;=[.$L16]);[.AC$1];&quot;&quot;)">
            <text:p/>
          </table:table-cell>
          <table:table-cell table:style-name="ce13" table:formula="of:=IF(AND([.AD$1]&gt;=[.$M16];[.AD$1]&lt;=[.$L16]);[.AD$1];&quot;&quot;)">
            <text:p/>
          </table:table-cell>
          <table:table-cell table:style-name="ce16" table:formula="of:=IF(AND([.AE$1]&gt;=[.$M16];[.AE$1]&lt;=[.$L16]);[.AE$1];&quot;&quot;)">
            <text:p/>
          </table:table-cell>
          <table:table-cell table:style-name="ce18" table:formula="of:=IF(AND([.AF$1]&gt;=[.$M16];[.AF$1]&lt;=[.$L16]);[.AF$1];&quot;&quot;)" office:value-type="float" office:value="18" calcext:value-type="float">
            <text:p>18</text:p>
          </table:table-cell>
          <table:table-cell table:style-name="ce18" table:formula="of:=IF(AND([.AG$1]&gt;=[.$M16];[.AG$1]&lt;=[.$L16]);[.AG$1];&quot;&quot;)" office:value-type="float" office:value="19" calcext:value-type="float">
            <text:p>19</text:p>
          </table:table-cell>
          <table:table-cell table:style-name="ce18" table:formula="of:=IF(AND([.AH$1]&gt;=[.$M16];[.AH$1]&lt;=[.$L16]);[.AH$1];&quot;&quot;)" office:value-type="float" office:value="20" calcext:value-type="float">
            <text:p>20</text:p>
          </table:table-cell>
          <table:table-cell table:style-name="ce18" table:formula="of:=IF(AND([.AI$1]&gt;=[.$M16];[.AI$1]&lt;=[.$L16]);[.AI$1];&quot;&quot;)" office:value-type="float" office:value="21" calcext:value-type="float">
            <text:p>21</text:p>
          </table:table-cell>
          <table:table-cell table:style-name="ce18" table:formula="of:=IF(AND([.AJ$1]&gt;=[.$M16];[.AJ$1]&lt;=[.$L16]);[.AJ$1];&quot;&quot;)" office:value-type="float" office:value="22" calcext:value-type="float">
            <text:p>22</text:p>
          </table:table-cell>
          <table:table-cell table:style-name="ce18" table:formula="of:=IF(AND([.AK$1]&gt;=[.$M16];[.AK$1]&lt;=[.$L16]);[.AK$1];&quot;&quot;)" office:value-type="float" office:value="23" calcext:value-type="float">
            <text:p>23</text:p>
          </table:table-cell>
          <table:table-cell table:style-name="ce18" table:formula="of:=IF(AND([.AL$1]&gt;=[.$M16];[.AL$1]&lt;=[.$L16]);[.AL$1];&quot;&quot;)" office:value-type="float" office:value="24" calcext:value-type="float">
            <text:p>24</text:p>
          </table:table-cell>
          <table:table-cell table:style-name="ce18" table:formula="of:=IF(AND([.AM$1]&gt;=[.$M16];[.AM$1]&lt;=[.$L16]);[.AM$1];&quot;&quot;)" office:value-type="float" office:value="25" calcext:value-type="float">
            <text:p>25</text:p>
          </table:table-cell>
          <table:table-cell table:style-name="ce18" table:formula="of:=IF(AND([.AN$1]&gt;=[.$M16];[.AN$1]&lt;=[.$L16]);[.AN$1];&quot;&quot;)" office:value-type="float" office:value="26" calcext:value-type="float">
            <text:p>26</text:p>
          </table:table-cell>
          <table:table-cell table:style-name="ce18" table:formula="of:=IF(AND([.AO$1]&gt;=[.$M16];[.AO$1]&lt;=[.$L16]);[.AO$1];&quot;&quot;)" office:value-type="float" office:value="27" calcext:value-type="float">
            <text:p>27</text:p>
          </table:table-cell>
          <table:table-cell table:style-name="ce18" table:formula="of:=IF(AND([.AP$1]&gt;=[.$M16];[.AP$1]&lt;=[.$L16]);[.AP$1];&quot;&quot;)" office:value-type="float" office:value="28" calcext:value-type="float">
            <text:p>28</text:p>
          </table:table-cell>
          <table:table-cell table:style-name="ce18" table:formula="of:=IF(AND([.AQ$1]&gt;=[.$M16];[.AQ$1]&lt;=[.$L16]);[.AQ$1];&quot;&quot;)" office:value-type="float" office:value="29" calcext:value-type="float">
            <text:p>29</text:p>
          </table:table-cell>
          <table:table-cell table:style-name="ce18" table:formula="of:=IF(AND([.AR$1]&gt;=[.$M16];[.AR$1]&lt;=[.$L16]);[.AR$1];&quot;&quot;)" office:value-type="float" office:value="30" calcext:value-type="float">
            <text:p>30</text:p>
          </table:table-cell>
          <table:table-cell table:style-name="ce21" table:formula="of:=IF(AND([.AS$1]&gt;=[.$M16];[.AS$1]&lt;=[.$L16]);[.AS$1];&quot;&quot;)" office:value-type="float" office:value="31" calcext:value-type="float">
            <text:p>31</text:p>
          </table:table-cell>
          <table:table-cell table:style-name="ce21" table:formula="of:=IF(AND([.AT$1]&gt;=[.$M16];[.AT$1]&lt;=[.$L16]);[.AT$1];&quot;&quot;)" office:value-type="float" office:value="32" calcext:value-type="float">
            <text:p>32</text:p>
          </table:table-cell>
          <table:table-cell table:style-name="ce26" table:formula="of:=IF(AND([.AU$1]&gt;=[.$M16];[.AU$1]&lt;=[.$L16]);[.AU$1];&quot;&quot;)">
            <text:p/>
          </table:table-cell>
          <table:table-cell table:style-name="ce26" table:formula="of:=IF(AND([.AV$1]&gt;=[.$M16];[.AV$1]&lt;=[.$L16]);[.AV$1];&quot;&quot;)">
            <text:p/>
          </table:table-cell>
          <table:table-cell table:style-name="ce28" table:formula="of:=IF(AND([.AW$1]&gt;=[.$M16];[.AW$1]&lt;=[.$L16]);[.AW$1];&quot;&quot;)">
            <text:p/>
          </table:table-cell>
          <table:table-cell table:style-name="ce30" table:formula="of:=IF(AND([.AX$1]&gt;=[.$M16];[.AX$1]&lt;=[.$L16]);[.AX$1];&quot;&quot;)">
            <text:p/>
          </table:table-cell>
          <table:table-cell table:style-name="ce32" table:formula="of:=IF(AND([.AY$1]&gt;=[.$M16];[.AY$1]&lt;=[.$L16]);[.AY$1];&quot;&quot;)">
            <text:p/>
          </table:table-cell>
          <table:table-cell table:style-name="ce34" table:formula="of:=IF(AND([.AZ$1]&gt;=[.$M16];[.AZ$1]&lt;=[.$L16]);[.AZ$1];&quot;&quot;)">
            <text:p/>
          </table:table-cell>
          <table:table-cell table:style-name="ce36" table:formula="of:=IF(AND([.BA$1]&gt;=[.$M16];[.BA$1]&lt;=[.$L16]);[.BA$1];&quot;&quot;)">
            <text:p/>
          </table:table-cell>
          <table:table-cell table:style-name="ce36" table:formula="of:=IF(AND([.BB$1]&gt;=[.$M16];[.BB$1]&lt;=[.$L16]);[.BB$1];&quot;&quot;)">
            <text:p/>
          </table:table-cell>
          <table:table-cell table:style-name="ce38" table:formula="of:=IF(AND([.BC$1]&gt;=[.$M16];[.BC$1]&lt;=[.$L16]);[.BC$1];&quot;&quot;)">
            <text:p/>
          </table:table-cell>
          <table:table-cell table:style-name="ce38" table:formula="of:=IF(AND([.BD$1]&gt;=[.$M16];[.BD$1]&lt;=[.$L16]);[.BD$1];&quot;&quot;)">
            <text:p/>
          </table:table-cell>
          <table:table-cell table:style-name="ce40" table:formula="of:=IF(AND([.BE$1]&gt;=[.$M16];[.BE$1]&lt;=[.$L16]);[.BE$1];&quot;&quot;)">
            <text:p/>
          </table:table-cell>
          <table:table-cell table:style-name="ce42" table:formula="of:=IF(AND([.BF$1]&gt;=[.$M16];[.BF$1]&lt;=[.$L16]);[.BF$1];&quot;&quot;)">
            <text:p/>
          </table:table-cell>
          <table:table-cell table:style-name="ce44" table:formula="of:=IF(AND([.BG$1]&gt;=[.$M16];[.BG$1]&lt;=[.$L16]);[.BG$1];&quot;&quot;)">
            <text:p/>
          </table:table-cell>
          <table:table-cell table:style-name="ce44" table:formula="of:=IF(AND([.BH$1]&gt;=[.$M16];[.BH$1]&lt;=[.$L16]);[.BH$1];&quot;&quot;)">
            <text:p/>
          </table:table-cell>
          <table:table-cell table:style-name="ce44" table:formula="of:=IF(AND([.BI$1]&gt;=[.$M16];[.BI$1]&lt;=[.$L16]);[.BI$1];&quot;&quot;)">
            <text:p/>
          </table:table-cell>
          <table:table-cell table:style-name="ce46" table:formula="of:=IF(AND([.BJ$1]&gt;=[.$M16];[.BJ$1]&lt;=[.$L16]);[.BJ$1];&quot;&quot;)">
            <text:p/>
          </table:table-cell>
          <table:table-cell table:style-name="ce48" table:formula="of:=IF(AND([.BK$1]&gt;=[.$M16];[.BK$1]&lt;=[.$L16]);[.BK$1];&quot;&quot;)">
            <text:p/>
          </table:table-cell>
          <table:table-cell table:style-name="ce48" table:formula="of:=IF(AND([.BL$1]&gt;=[.$M16];[.BL$1]&lt;=[.$L16]);[.BL$1];&quot;&quot;)">
            <text:p/>
          </table:table-cell>
          <table:table-cell table:style-name="ce50" table:formula="of:=IF(AND([.BM$1]&gt;=[.$M16];[.BM$1]&lt;=[.$L16]);[.BM$1];&quot;&quot;)">
            <text:p/>
          </table:table-cell>
          <table:table-cell table:style-name="ce50" table:formula="of:=IF(AND([.BN$1]&gt;=[.$M16];[.BN$1]&lt;=[.$L16]);[.BN$1];&quot;&quot;)">
            <text:p/>
          </table:table-cell>
          <table:table-cell table:style-name="ce50" table:formula="of:=IF(AND([.BO$1]&gt;=[.$M16];[.BO$1]&lt;=[.$L16]);[.BO$1];&quot;&quot;)">
            <text:p/>
          </table:table-cell>
          <table:table-cell table:style-name="ce52" table:formula="of:=IF(AND([.BP$1]&gt;=[.$M16];[.BP$1]&lt;=[.$L16]);[.BP$1];&quot;&quot;)">
            <text:p/>
          </table:table-cell>
          <table:table-cell table:style-name="ce54" table:formula="of:=IF(AND([.BQ$1]&gt;=[.$M16];[.BQ$1]&lt;=[.$L16]);[.BQ$1];&quot;&quot;)">
            <text:p/>
          </table:table-cell>
          <table:table-cell table:style-name="ce54" table:formula="of:=IF(AND([.BR$1]&gt;=[.$M16];[.BR$1]&lt;=[.$L16]);[.BR$1];&quot;&quot;)">
            <text:p/>
          </table:table-cell>
          <table:table-cell table:style-name="ce54" table:formula="of:=IF(AND([.BS$1]&gt;=[.$M16];[.BS$1]&lt;=[.$L16]);[.BS$1];&quot;&quot;)">
            <text:p/>
          </table:table-cell>
          <table:table-cell table:style-name="ce56" table:formula="of:=IF(AND([.BT$1]&gt;=[.$M16];[.BT$1]&lt;=[.$L16]);[.BT$1];&quot;&quot;)">
            <text:p/>
          </table:table-cell>
          <table:table-cell table:style-name="ce58" table:formula="of:=IF(AND([.BU$1]&gt;=[.$M16];[.BU$1]&lt;=[.$L16]);[.BU$1];&quot;&quot;)">
            <text:p/>
          </table:table-cell>
          <table:table-cell table:style-name="ce60" table:formula="of:=IF(AND([.BV$1]&gt;=[.$M16];[.BV$1]&lt;=[.$L16]);[.BV$1];&quot;&quot;)">
            <text:p/>
          </table:table-cell>
          <table:table-cell table:style-name="ce60" table:formula="of:=IF(AND([.BW$1]&gt;=[.$M16];[.BW$1]&lt;=[.$L16]);[.BW$1];&quot;&quot;)">
            <text:p/>
          </table:table-cell>
          <table:table-cell table:style-name="ce62" table:formula="of:=IF(AND([.BX$1]&gt;=[.$M16];[.BX$1]&lt;=[.$L16]);[.BX$1];&quot;&quot;)">
            <text:p/>
          </table:table-cell>
          <table:table-cell table:style-name="ce62" table:formula="of:=IF(AND([.BY$1]&gt;=[.$M16];[.BY$1]&lt;=[.$L16]);[.BY$1];&quot;&quot;)">
            <text:p/>
          </table:table-cell>
          <table:table-cell table:style-name="ce64" table:formula="of:=IF(AND([.BZ$1]&gt;=[.$M16];[.BZ$1]&lt;=[.$L16]);[.BZ$1];&quot;&quot;)">
            <text:p/>
          </table:table-cell>
          <table:table-cell table:style-name="ce66" table:formula="of:=IF(AND([.CA$1]&gt;=[.$M16];[.CA$1]&lt;=[.$L16]);[.CA$1];&quot;&quot;)">
            <text:p/>
          </table:table-cell>
          <table:table-cell table:style-name="ce68" table:formula="of:=IF(AND([.CB$1]&gt;=[.$M16];[.CB$1]&lt;=[.$L16]);[.CB$1];&quot;&quot;)">
            <text:p/>
          </table:table-cell>
          <table:table-cell table:style-name="ce68" table:formula="of:=IF(AND([.CC$1]&gt;=[.$M16];[.CC$1]&lt;=[.$L16]);[.CC$1];&quot;&quot;)">
            <text:p/>
          </table:table-cell>
          <table:table-cell table:style-name="ce68" table:formula="of:=IF(AND([.CD$1]&gt;=[.$M16];[.CD$1]&lt;=[.$L16]);[.CD$1];&quot;&quot;)">
            <text:p/>
          </table:table-cell>
          <table:table-cell table:style-name="ce68" table:formula="of:=IF(AND([.CE$1]&gt;=[.$M16];[.CE$1]&lt;=[.$L16]);[.CE$1];&quot;&quot;)">
            <text:p/>
          </table:table-cell>
          <table:table-cell table:style-name="ce68" table:formula="of:=IF(AND([.CF$1]&gt;=[.$M16];[.CF$1]&lt;=[.$L16]);[.CF$1];&quot;&quot;)">
            <text:p/>
          </table:table-cell>
          <table:table-cell table:style-name="ce68" table:formula="of:=IF(AND([.CG$1]&gt;=[.$M16];[.CG$1]&lt;=[.$L16]);[.CG$1];&quot;&quot;)">
            <text:p/>
          </table:table-cell>
          <table:table-cell table:style-name="ce70" table:formula="of:=IF(AND([.CH$1]&gt;=[.$M16];[.CH$1]&lt;=[.$L16]);[.CH$1];&quot;&quot;)">
            <text:p/>
          </table:table-cell>
          <table:table-cell table:style-name="ce70" table:formula="of:=IF(AND([.CI$1]&gt;=[.$M16];[.CI$1]&lt;=[.$L16]);[.CI$1];&quot;&quot;)">
            <text:p/>
          </table:table-cell>
          <table:table-cell table:style-name="ce70" table:formula="of:=IF(AND([.CJ$1]&gt;=[.$M16];[.CJ$1]&lt;=[.$L16]);[.CJ$1];&quot;&quot;)">
            <text:p/>
          </table:table-cell>
          <table:table-cell table:style-name="ce72" table:formula="of:=IF(AND([.CK$1]&gt;=[.$M16];[.CK$1]&lt;=[.$L16]);[.CK$1];&quot;&quot;)">
            <text:p/>
          </table:table-cell>
          <table:table-cell table:style-name="ce74" table:formula="of:=IF(AND([.CL$1]&gt;=[.$M16];[.CL$1]&lt;=[.$L16]);[.CL$1];&quot;&quot;)">
            <text:p/>
          </table:table-cell>
          <table:table-cell table:style-name="ce74" table:formula="of:=IF(AND([.CM$1]&gt;=[.$M16];[.CM$1]&lt;=[.$L16]);[.CM$1];&quot;&quot;)">
            <text:p/>
          </table:table-cell>
          <table:table-cell table:style-name="ce76" table:formula="of:=IF(AND([.CN$1]&gt;=[.$M16];[.CN$1]&lt;=[.$L16]);[.CN$1];&quot;&quot;)">
            <text:p/>
          </table:table-cell>
          <table:table-cell table:style-name="ce76" table:formula="of:=IF(AND([.CO$1]&gt;=[.$M16];[.CO$1]&lt;=[.$L16]);[.CO$1];&quot;&quot;)">
            <text:p/>
          </table:table-cell>
          <table:table-cell table:style-name="ce79" table:formula="of:=IF(AND([.CP$1]&gt;=[.$M16];[.CP$1]&lt;=[.$L16]);[.CP$1];&quot;&quot;)">
            <text:p/>
          </table:table-cell>
          <table:table-cell table:style-name="ce82" table:formula="of:=IF(AND([.CQ$1]&gt;=[.$M16];[.CQ$1]&lt;=[.$L16]);[.CQ$1];&quot;&quot;)">
            <text:p/>
          </table:table-cell>
          <table:table-cell table:style-name="ce82" table:formula="of:=IF(AND([.CR$1]&gt;=[.$M16];[.CR$1]&lt;=[.$L16]);[.CR$1];&quot;&quot;)">
            <text:p/>
          </table:table-cell>
          <table:table-cell table:style-name="ce82" table:formula="of:=IF(AND([.CS$1]&gt;=[.$M16];[.CS$1]&lt;=[.$L16]);[.CS$1];&quot;&quot;)">
            <text:p/>
          </table:table-cell>
          <table:table-cell table:style-name="ce82" table:formula="of:=IF(AND([.CT$1]&gt;=[.$M16];[.CT$1]&lt;=[.$L16]);[.CT$1];&quot;&quot;)">
            <text:p/>
          </table:table-cell>
          <table:table-cell table:style-name="ce82" table:formula="of:=IF(AND([.CU$1]&gt;=[.$M16];[.CU$1]&lt;=[.$L16]);[.CU$1];&quot;&quot;)">
            <text:p/>
          </table:table-cell>
          <table:table-cell table:style-name="ce82" table:formula="of:=IF(AND([.CV$1]&gt;=[.$M16];[.CV$1]&lt;=[.$L16]);[.CV$1];&quot;&quot;)">
            <text:p/>
          </table:table-cell>
          <table:table-cell table:style-name="ce82" table:formula="of:=IF(AND([.CW$1]&gt;=[.$M16];[.CW$1]&lt;=[.$L16]);[.CW$1];&quot;&quot;)">
            <text:p/>
          </table:table-cell>
          <table:table-cell table:style-name="ce82" table:formula="of:=IF(AND([.CX$1]&gt;=[.$M16];[.CX$1]&lt;=[.$L16]);[.CX$1];&quot;&quot;)">
            <text:p/>
          </table:table-cell>
          <table:table-cell table:style-name="ce82" table:formula="of:=IF(AND([.CY$1]&gt;=[.$M16];[.CY$1]&lt;=[.$L16]);[.CY$1];&quot;&quot;)">
            <text:p/>
          </table:table-cell>
          <table:table-cell table:style-name="ce82" table:formula="of:=IF(AND([.CZ$1]&gt;=[.$M16];[.CZ$1]&lt;=[.$L16]);[.CZ$1];&quot;&quot;)">
            <text:p/>
          </table:table-cell>
          <table:table-cell table:style-name="ce82" table:formula="of:=IF(AND([.DA$1]&gt;=[.$M16];[.DA$1]&lt;=[.$L16]);[.DA$1];&quot;&quot;)">
            <text:p/>
          </table:table-cell>
          <table:table-cell table:style-name="ce82" table:formula="of:=IF(AND([.DB$1]&gt;=[.$M16];[.DB$1]&lt;=[.$L16]);[.DB$1];&quot;&quot;)">
            <text:p/>
          </table:table-cell>
          <table:table-cell table:style-name="ce82" table:formula="of:=IF(AND([.DC$1]&gt;=[.$M16];[.DC$1]&lt;=[.$L16]);[.DC$1];&quot;&quot;)">
            <text:p/>
          </table:table-cell>
          <table:table-cell table:style-name="ce82" table:formula="of:=IF(AND([.DD$1]&gt;=[.$M16];[.DD$1]&lt;=[.$L16]);[.DD$1];&quot;&quot;)">
            <text:p/>
          </table:table-cell>
          <table:table-cell table:style-name="ce82" table:formula="of:=IF(AND([.DE$1]&gt;=[.$M16];[.DE$1]&lt;=[.$L16]);[.DE$1];&quot;&quot;)">
            <text:p/>
          </table:table-cell>
          <table:table-cell table:style-name="ce82" table:formula="of:=IF(AND([.DF$1]&gt;=[.$M16];[.DF$1]&lt;=[.$L16]);[.DF$1];&quot;&quot;)">
            <text:p/>
          </table:table-cell>
          <table:table-cell table:style-name="ce82" table:formula="of:=IF(AND([.DG$1]&gt;=[.$M16];[.DG$1]&lt;=[.$L16]);[.DG$1];&quot;&quot;)">
            <text:p/>
          </table:table-cell>
          <table:table-cell table:style-name="ce82" table:formula="of:=IF(AND([.DH$1]&gt;=[.$M16];[.DH$1]&lt;=[.$L16]);[.DH$1];&quot;&quot;)">
            <text:p/>
          </table:table-cell>
          <table:table-cell table:style-name="ce82" table:formula="of:=IF(AND([.DI$1]&gt;=[.$M16];[.DI$1]&lt;=[.$L16]);[.DI$1];&quot;&quot;)">
            <text:p/>
          </table:table-cell>
          <table:table-cell table:style-name="ce82" table:formula="of:=IF(AND([.DJ$1]&gt;=[.$M16];[.DJ$1]&lt;=[.$L16]);[.DJ$1];&quot;&quot;)">
            <text:p/>
          </table:table-cell>
          <table:table-cell table:style-name="ce82" table:formula="of:=IF(AND([.DK$1]&gt;=[.$M16];[.DK$1]&lt;=[.$L16]);[.DK$1];&quot;&quot;)">
            <text:p/>
          </table:table-cell>
          <table:table-cell table:style-name="ce82" table:formula="of:=IF(AND([.DL$1]&gt;=[.$M16];[.DL$1]&lt;=[.$L16]);[.DL$1];&quot;&quot;)">
            <text:p/>
          </table:table-cell>
          <table:table-cell table:style-name="ce82" table:formula="of:=IF(AND([.DM$1]&gt;=[.$M16];[.DM$1]&lt;=[.$L16]);[.DM$1];&quot;&quot;)">
            <text:p/>
          </table:table-cell>
          <table:table-cell table:style-name="ce82" table:formula="of:=IF(AND([.DN$1]&gt;=[.$M16];[.DN$1]&lt;=[.$L16]);[.DN$1];&quot;&quot;)">
            <text:p/>
          </table:table-cell>
          <table:table-cell table:style-name="ce82" table:formula="of:=IF(AND([.DO$1]&gt;=[.$M16];[.DO$1]&lt;=[.$L16]);[.DO$1];&quot;&quot;)">
            <text:p/>
          </table:table-cell>
          <table:table-cell table:style-name="ce82" table:formula="of:=IF(AND([.DP$1]&gt;=[.$M16];[.DP$1]&lt;=[.$L16]);[.DP$1];&quot;&quot;)">
            <text:p/>
          </table:table-cell>
          <table:table-cell table:style-name="ce82" table:formula="of:=IF(AND([.DQ$1]&gt;=[.$M16];[.DQ$1]&lt;=[.$L16]);[.DQ$1];&quot;&quot;)">
            <text:p/>
          </table:table-cell>
          <table:table-cell table:style-name="ce82" table:formula="of:=IF(AND([.DR$1]&gt;=[.$M16];[.DR$1]&lt;=[.$L16]);[.DR$1];&quot;&quot;)">
            <text:p/>
          </table:table-cell>
          <table:table-cell table:style-name="ce82" table:formula="of:=IF(AND([.DS$1]&gt;=[.$M16];[.DS$1]&lt;=[.$L16]);[.DS$1];&quot;&quot;)">
            <text:p/>
          </table:table-cell>
          <table:table-cell table:style-name="ce82" table:formula="of:=IF(AND([.DT$1]&gt;=[.$M16];[.DT$1]&lt;=[.$L16]);[.DT$1];&quot;&quot;)">
            <text:p/>
          </table:table-cell>
          <table:table-cell table:style-name="ce82" table:formula="of:=IF(AND([.DU$1]&gt;=[.$M16];[.DU$1]&lt;=[.$L16]);[.DU$1];&quot;&quot;)">
            <text:p/>
          </table:table-cell>
          <table:table-cell table:style-name="ce84" table:formula="of:=IF(AND([.DV$1]&gt;=[.$M16];[.DV$1]&lt;=[.$L16]);[.DV$1];&quot;&quot;)">
            <text:p/>
          </table:table-cell>
          <table:table-cell table:style-name="ce84" table:formula="of:=IF(AND([.DW$1]&gt;=[.$M16];[.DW$1]&lt;=[.$L16]);[.DW$1];&quot;&quot;)">
            <text:p/>
          </table:table-cell>
          <table:table-cell table:style-name="ce84" table:formula="of:=IF(AND([.DX$1]&gt;=[.$M16];[.DX$1]&lt;=[.$L16]);[.DX$1];&quot;&quot;)">
            <text:p/>
          </table:table-cell>
          <table:table-cell table:style-name="ce84" table:formula="of:=IF(AND([.DY$1]&gt;=[.$M16];[.DY$1]&lt;=[.$L16]);[.DY$1];&quot;&quot;)">
            <text:p/>
          </table:table-cell>
          <table:table-cell table:style-name="ce84" table:formula="of:=IF(AND([.DZ$1]&gt;=[.$M16];[.DZ$1]&lt;=[.$L16]);[.DZ$1];&quot;&quot;)">
            <text:p/>
          </table:table-cell>
          <table:table-cell table:style-name="ce84" table:formula="of:=IF(AND([.EA$1]&gt;=[.$M16];[.EA$1]&lt;=[.$L16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17];[.$A:.$L];12;0)" office:value-type="float" office:value="7" calcext:value-type="float">
            <text:p>7</text:p>
          </table:table-cell>
          <table:table-cell table:style-name="ce6" table:formula="of:=VLOOKUP([.D17];[.$A:.$L];12;0)" office:value-type="float" office:value="0" calcext:value-type="float">
            <text:p>0</text:p>
          </table:table-cell>
          <table:table-cell table:style-name="ce6" table:formula="of:=VLOOKUP([.E17];[.$A:.$L];12;0)" office:value-type="float" office:value="0" calcext:value-type="float">
            <text:p>0</text:p>
          </table:table-cell>
          <table:table-cell table:style-name="ce6" table:formula="of:=VLOOKUP([.F17];[.$A:.$L];12;0)" office:value-type="float" office:value="0" calcext:value-type="float">
            <text:p>0</text:p>
          </table:table-cell>
          <table:table-cell table:style-name="ce7" table:formula="of:=MAX([.H17:.K17])+[.B17]+[.N17]" office:value-type="float" office:value="17" calcext:value-type="float">
            <text:p>17</text:p>
          </table:table-cell>
          <table:table-cell table:style-name="ce8" table:formula="of:=[.L17]-[.B17]+1" office:value-type="float" office:value="8" calcext:value-type="float">
            <text:p>8</text:p>
          </table:table-cell>
          <table:table-cell table:style-name="ce9"/>
          <table:table-cell table:style-name="ce11" table:formula="of:=IF(AND([.O$1]&gt;=[.$M17];[.O$1]&lt;=[.$L17]);[.O$1];&quot;&quot;)">
            <text:p/>
          </table:table-cell>
          <table:table-cell table:style-name="ce11" table:formula="of:=IF(AND([.P$1]&gt;=[.$M17];[.P$1]&lt;=[.$L17]);[.P$1];&quot;&quot;)">
            <text:p/>
          </table:table-cell>
          <table:table-cell table:style-name="ce11" table:formula="of:=IF(AND([.Q$1]&gt;=[.$M17];[.Q$1]&lt;=[.$L17]);[.Q$1];&quot;&quot;)">
            <text:p/>
          </table:table-cell>
          <table:table-cell table:style-name="ce11" table:formula="of:=IF(AND([.R$1]&gt;=[.$M17];[.R$1]&lt;=[.$L17]);[.R$1];&quot;&quot;)">
            <text:p/>
          </table:table-cell>
          <table:table-cell table:style-name="ce13" table:formula="of:=IF(AND([.S$1]&gt;=[.$M17];[.S$1]&lt;=[.$L17]);[.S$1];&quot;&quot;)">
            <text:p/>
          </table:table-cell>
          <table:table-cell table:style-name="ce13" table:formula="of:=IF(AND([.T$1]&gt;=[.$M17];[.T$1]&lt;=[.$L17]);[.T$1];&quot;&quot;)">
            <text:p/>
          </table:table-cell>
          <table:table-cell table:style-name="ce13" table:formula="of:=IF(AND([.U$1]&gt;=[.$M17];[.U$1]&lt;=[.$L17]);[.U$1];&quot;&quot;)">
            <text:p/>
          </table:table-cell>
          <table:table-cell table:style-name="ce13" table:formula="of:=IF(AND([.V$1]&gt;=[.$M17];[.V$1]&lt;=[.$L17]);[.V$1];&quot;&quot;)" office:value-type="float" office:value="8" calcext:value-type="float">
            <text:p>8</text:p>
          </table:table-cell>
          <table:table-cell table:style-name="ce13" table:formula="of:=IF(AND([.W$1]&gt;=[.$M17];[.W$1]&lt;=[.$L17]);[.W$1];&quot;&quot;)" office:value-type="float" office:value="9" calcext:value-type="float">
            <text:p>9</text:p>
          </table:table-cell>
          <table:table-cell table:style-name="ce13" table:formula="of:=IF(AND([.X$1]&gt;=[.$M17];[.X$1]&lt;=[.$L17]);[.X$1];&quot;&quot;)" office:value-type="float" office:value="10" calcext:value-type="float">
            <text:p>10</text:p>
          </table:table-cell>
          <table:table-cell table:style-name="ce13" table:formula="of:=IF(AND([.Y$1]&gt;=[.$M17];[.Y$1]&lt;=[.$L17]);[.Y$1];&quot;&quot;)" office:value-type="float" office:value="11" calcext:value-type="float">
            <text:p>11</text:p>
          </table:table-cell>
          <table:table-cell table:style-name="ce13" table:formula="of:=IF(AND([.Z$1]&gt;=[.$M17];[.Z$1]&lt;=[.$L17]);[.Z$1];&quot;&quot;)" office:value-type="float" office:value="12" calcext:value-type="float">
            <text:p>12</text:p>
          </table:table-cell>
          <table:table-cell table:style-name="ce13" table:formula="of:=IF(AND([.AA$1]&gt;=[.$M17];[.AA$1]&lt;=[.$L17]);[.AA$1];&quot;&quot;)" office:value-type="float" office:value="13" calcext:value-type="float">
            <text:p>13</text:p>
          </table:table-cell>
          <table:table-cell table:style-name="ce13" table:formula="of:=IF(AND([.AB$1]&gt;=[.$M17];[.AB$1]&lt;=[.$L17]);[.AB$1];&quot;&quot;)" office:value-type="float" office:value="14" calcext:value-type="float">
            <text:p>14</text:p>
          </table:table-cell>
          <table:table-cell table:style-name="ce13" table:formula="of:=IF(AND([.AC$1]&gt;=[.$M17];[.AC$1]&lt;=[.$L17]);[.AC$1];&quot;&quot;)" office:value-type="float" office:value="15" calcext:value-type="float">
            <text:p>15</text:p>
          </table:table-cell>
          <table:table-cell table:style-name="ce13" table:formula="of:=IF(AND([.AD$1]&gt;=[.$M17];[.AD$1]&lt;=[.$L17]);[.AD$1];&quot;&quot;)" office:value-type="float" office:value="16" calcext:value-type="float">
            <text:p>16</text:p>
          </table:table-cell>
          <table:table-cell table:style-name="ce16" table:formula="of:=IF(AND([.AE$1]&gt;=[.$M17];[.AE$1]&lt;=[.$L17]);[.AE$1];&quot;&quot;)" office:value-type="float" office:value="17" calcext:value-type="float">
            <text:p>17</text:p>
          </table:table-cell>
          <table:table-cell table:style-name="ce18" table:formula="of:=IF(AND([.AF$1]&gt;=[.$M17];[.AF$1]&lt;=[.$L17]);[.AF$1];&quot;&quot;)">
            <text:p/>
          </table:table-cell>
          <table:table-cell table:style-name="ce18" table:formula="of:=IF(AND([.AG$1]&gt;=[.$M17];[.AG$1]&lt;=[.$L17]);[.AG$1];&quot;&quot;)">
            <text:p/>
          </table:table-cell>
          <table:table-cell table:style-name="ce18" table:formula="of:=IF(AND([.AH$1]&gt;=[.$M17];[.AH$1]&lt;=[.$L17]);[.AH$1];&quot;&quot;)">
            <text:p/>
          </table:table-cell>
          <table:table-cell table:style-name="ce18" table:formula="of:=IF(AND([.AI$1]&gt;=[.$M17];[.AI$1]&lt;=[.$L17]);[.AI$1];&quot;&quot;)">
            <text:p/>
          </table:table-cell>
          <table:table-cell table:style-name="ce18" table:formula="of:=IF(AND([.AJ$1]&gt;=[.$M17];[.AJ$1]&lt;=[.$L17]);[.AJ$1];&quot;&quot;)">
            <text:p/>
          </table:table-cell>
          <table:table-cell table:style-name="ce18" table:formula="of:=IF(AND([.AK$1]&gt;=[.$M17];[.AK$1]&lt;=[.$L17]);[.AK$1];&quot;&quot;)">
            <text:p/>
          </table:table-cell>
          <table:table-cell table:style-name="ce18" table:formula="of:=IF(AND([.AL$1]&gt;=[.$M17];[.AL$1]&lt;=[.$L17]);[.AL$1];&quot;&quot;)">
            <text:p/>
          </table:table-cell>
          <table:table-cell table:style-name="ce18" table:formula="of:=IF(AND([.AM$1]&gt;=[.$M17];[.AM$1]&lt;=[.$L17]);[.AM$1];&quot;&quot;)">
            <text:p/>
          </table:table-cell>
          <table:table-cell table:style-name="ce18" table:formula="of:=IF(AND([.AN$1]&gt;=[.$M17];[.AN$1]&lt;=[.$L17]);[.AN$1];&quot;&quot;)">
            <text:p/>
          </table:table-cell>
          <table:table-cell table:style-name="ce18" table:formula="of:=IF(AND([.AO$1]&gt;=[.$M17];[.AO$1]&lt;=[.$L17]);[.AO$1];&quot;&quot;)">
            <text:p/>
          </table:table-cell>
          <table:table-cell table:style-name="ce18" table:formula="of:=IF(AND([.AP$1]&gt;=[.$M17];[.AP$1]&lt;=[.$L17]);[.AP$1];&quot;&quot;)">
            <text:p/>
          </table:table-cell>
          <table:table-cell table:style-name="ce18" table:formula="of:=IF(AND([.AQ$1]&gt;=[.$M17];[.AQ$1]&lt;=[.$L17]);[.AQ$1];&quot;&quot;)">
            <text:p/>
          </table:table-cell>
          <table:table-cell table:style-name="ce18" table:formula="of:=IF(AND([.AR$1]&gt;=[.$M17];[.AR$1]&lt;=[.$L17]);[.AR$1];&quot;&quot;)">
            <text:p/>
          </table:table-cell>
          <table:table-cell table:style-name="ce20" table:formula="of:=IF(AND([.AS$1]&gt;=[.$M17];[.AS$1]&lt;=[.$L17]);[.AS$1];&quot;&quot;)">
            <text:p/>
          </table:table-cell>
          <table:table-cell table:style-name="ce24" table:formula="of:=IF(AND([.AT$1]&gt;=[.$M17];[.AT$1]&lt;=[.$L17]);[.AT$1];&quot;&quot;)">
            <text:p/>
          </table:table-cell>
          <table:table-cell table:style-name="ce26" table:formula="of:=IF(AND([.AU$1]&gt;=[.$M17];[.AU$1]&lt;=[.$L17]);[.AU$1];&quot;&quot;)">
            <text:p/>
          </table:table-cell>
          <table:table-cell table:style-name="ce26" table:formula="of:=IF(AND([.AV$1]&gt;=[.$M17];[.AV$1]&lt;=[.$L17]);[.AV$1];&quot;&quot;)">
            <text:p/>
          </table:table-cell>
          <table:table-cell table:style-name="ce28" table:formula="of:=IF(AND([.AW$1]&gt;=[.$M17];[.AW$1]&lt;=[.$L17]);[.AW$1];&quot;&quot;)">
            <text:p/>
          </table:table-cell>
          <table:table-cell table:style-name="ce30" table:formula="of:=IF(AND([.AX$1]&gt;=[.$M17];[.AX$1]&lt;=[.$L17]);[.AX$1];&quot;&quot;)">
            <text:p/>
          </table:table-cell>
          <table:table-cell table:style-name="ce32" table:formula="of:=IF(AND([.AY$1]&gt;=[.$M17];[.AY$1]&lt;=[.$L17]);[.AY$1];&quot;&quot;)">
            <text:p/>
          </table:table-cell>
          <table:table-cell table:style-name="ce34" table:formula="of:=IF(AND([.AZ$1]&gt;=[.$M17];[.AZ$1]&lt;=[.$L17]);[.AZ$1];&quot;&quot;)">
            <text:p/>
          </table:table-cell>
          <table:table-cell table:style-name="ce36" table:formula="of:=IF(AND([.BA$1]&gt;=[.$M17];[.BA$1]&lt;=[.$L17]);[.BA$1];&quot;&quot;)">
            <text:p/>
          </table:table-cell>
          <table:table-cell table:style-name="ce36" table:formula="of:=IF(AND([.BB$1]&gt;=[.$M17];[.BB$1]&lt;=[.$L17]);[.BB$1];&quot;&quot;)">
            <text:p/>
          </table:table-cell>
          <table:table-cell table:style-name="ce38" table:formula="of:=IF(AND([.BC$1]&gt;=[.$M17];[.BC$1]&lt;=[.$L17]);[.BC$1];&quot;&quot;)">
            <text:p/>
          </table:table-cell>
          <table:table-cell table:style-name="ce38" table:formula="of:=IF(AND([.BD$1]&gt;=[.$M17];[.BD$1]&lt;=[.$L17]);[.BD$1];&quot;&quot;)">
            <text:p/>
          </table:table-cell>
          <table:table-cell table:style-name="ce40" table:formula="of:=IF(AND([.BE$1]&gt;=[.$M17];[.BE$1]&lt;=[.$L17]);[.BE$1];&quot;&quot;)">
            <text:p/>
          </table:table-cell>
          <table:table-cell table:style-name="ce42" table:formula="of:=IF(AND([.BF$1]&gt;=[.$M17];[.BF$1]&lt;=[.$L17]);[.BF$1];&quot;&quot;)">
            <text:p/>
          </table:table-cell>
          <table:table-cell table:style-name="ce44" table:formula="of:=IF(AND([.BG$1]&gt;=[.$M17];[.BG$1]&lt;=[.$L17]);[.BG$1];&quot;&quot;)">
            <text:p/>
          </table:table-cell>
          <table:table-cell table:style-name="ce44" table:formula="of:=IF(AND([.BH$1]&gt;=[.$M17];[.BH$1]&lt;=[.$L17]);[.BH$1];&quot;&quot;)">
            <text:p/>
          </table:table-cell>
          <table:table-cell table:style-name="ce44" table:formula="of:=IF(AND([.BI$1]&gt;=[.$M17];[.BI$1]&lt;=[.$L17]);[.BI$1];&quot;&quot;)">
            <text:p/>
          </table:table-cell>
          <table:table-cell table:style-name="ce46" table:formula="of:=IF(AND([.BJ$1]&gt;=[.$M17];[.BJ$1]&lt;=[.$L17]);[.BJ$1];&quot;&quot;)">
            <text:p/>
          </table:table-cell>
          <table:table-cell table:style-name="ce48" table:formula="of:=IF(AND([.BK$1]&gt;=[.$M17];[.BK$1]&lt;=[.$L17]);[.BK$1];&quot;&quot;)">
            <text:p/>
          </table:table-cell>
          <table:table-cell table:style-name="ce48" table:formula="of:=IF(AND([.BL$1]&gt;=[.$M17];[.BL$1]&lt;=[.$L17]);[.BL$1];&quot;&quot;)">
            <text:p/>
          </table:table-cell>
          <table:table-cell table:style-name="ce50" table:formula="of:=IF(AND([.BM$1]&gt;=[.$M17];[.BM$1]&lt;=[.$L17]);[.BM$1];&quot;&quot;)">
            <text:p/>
          </table:table-cell>
          <table:table-cell table:style-name="ce50" table:formula="of:=IF(AND([.BN$1]&gt;=[.$M17];[.BN$1]&lt;=[.$L17]);[.BN$1];&quot;&quot;)">
            <text:p/>
          </table:table-cell>
          <table:table-cell table:style-name="ce50" table:formula="of:=IF(AND([.BO$1]&gt;=[.$M17];[.BO$1]&lt;=[.$L17]);[.BO$1];&quot;&quot;)">
            <text:p/>
          </table:table-cell>
          <table:table-cell table:style-name="ce52" table:formula="of:=IF(AND([.BP$1]&gt;=[.$M17];[.BP$1]&lt;=[.$L17]);[.BP$1];&quot;&quot;)">
            <text:p/>
          </table:table-cell>
          <table:table-cell table:style-name="ce54" table:formula="of:=IF(AND([.BQ$1]&gt;=[.$M17];[.BQ$1]&lt;=[.$L17]);[.BQ$1];&quot;&quot;)">
            <text:p/>
          </table:table-cell>
          <table:table-cell table:style-name="ce54" table:formula="of:=IF(AND([.BR$1]&gt;=[.$M17];[.BR$1]&lt;=[.$L17]);[.BR$1];&quot;&quot;)">
            <text:p/>
          </table:table-cell>
          <table:table-cell table:style-name="ce54" table:formula="of:=IF(AND([.BS$1]&gt;=[.$M17];[.BS$1]&lt;=[.$L17]);[.BS$1];&quot;&quot;)">
            <text:p/>
          </table:table-cell>
          <table:table-cell table:style-name="ce56" table:formula="of:=IF(AND([.BT$1]&gt;=[.$M17];[.BT$1]&lt;=[.$L17]);[.BT$1];&quot;&quot;)">
            <text:p/>
          </table:table-cell>
          <table:table-cell table:style-name="ce58" table:formula="of:=IF(AND([.BU$1]&gt;=[.$M17];[.BU$1]&lt;=[.$L17]);[.BU$1];&quot;&quot;)">
            <text:p/>
          </table:table-cell>
          <table:table-cell table:style-name="ce60" table:formula="of:=IF(AND([.BV$1]&gt;=[.$M17];[.BV$1]&lt;=[.$L17]);[.BV$1];&quot;&quot;)">
            <text:p/>
          </table:table-cell>
          <table:table-cell table:style-name="ce60" table:formula="of:=IF(AND([.BW$1]&gt;=[.$M17];[.BW$1]&lt;=[.$L17]);[.BW$1];&quot;&quot;)">
            <text:p/>
          </table:table-cell>
          <table:table-cell table:style-name="ce62" table:formula="of:=IF(AND([.BX$1]&gt;=[.$M17];[.BX$1]&lt;=[.$L17]);[.BX$1];&quot;&quot;)">
            <text:p/>
          </table:table-cell>
          <table:table-cell table:style-name="ce62" table:formula="of:=IF(AND([.BY$1]&gt;=[.$M17];[.BY$1]&lt;=[.$L17]);[.BY$1];&quot;&quot;)">
            <text:p/>
          </table:table-cell>
          <table:table-cell table:style-name="ce64" table:formula="of:=IF(AND([.BZ$1]&gt;=[.$M17];[.BZ$1]&lt;=[.$L17]);[.BZ$1];&quot;&quot;)">
            <text:p/>
          </table:table-cell>
          <table:table-cell table:style-name="ce66" table:formula="of:=IF(AND([.CA$1]&gt;=[.$M17];[.CA$1]&lt;=[.$L17]);[.CA$1];&quot;&quot;)">
            <text:p/>
          </table:table-cell>
          <table:table-cell table:style-name="ce68" table:formula="of:=IF(AND([.CB$1]&gt;=[.$M17];[.CB$1]&lt;=[.$L17]);[.CB$1];&quot;&quot;)">
            <text:p/>
          </table:table-cell>
          <table:table-cell table:style-name="ce68" table:formula="of:=IF(AND([.CC$1]&gt;=[.$M17];[.CC$1]&lt;=[.$L17]);[.CC$1];&quot;&quot;)">
            <text:p/>
          </table:table-cell>
          <table:table-cell table:style-name="ce68" table:formula="of:=IF(AND([.CD$1]&gt;=[.$M17];[.CD$1]&lt;=[.$L17]);[.CD$1];&quot;&quot;)">
            <text:p/>
          </table:table-cell>
          <table:table-cell table:style-name="ce68" table:formula="of:=IF(AND([.CE$1]&gt;=[.$M17];[.CE$1]&lt;=[.$L17]);[.CE$1];&quot;&quot;)">
            <text:p/>
          </table:table-cell>
          <table:table-cell table:style-name="ce68" table:formula="of:=IF(AND([.CF$1]&gt;=[.$M17];[.CF$1]&lt;=[.$L17]);[.CF$1];&quot;&quot;)">
            <text:p/>
          </table:table-cell>
          <table:table-cell table:style-name="ce68" table:formula="of:=IF(AND([.CG$1]&gt;=[.$M17];[.CG$1]&lt;=[.$L17]);[.CG$1];&quot;&quot;)">
            <text:p/>
          </table:table-cell>
          <table:table-cell table:style-name="ce70" table:formula="of:=IF(AND([.CH$1]&gt;=[.$M17];[.CH$1]&lt;=[.$L17]);[.CH$1];&quot;&quot;)">
            <text:p/>
          </table:table-cell>
          <table:table-cell table:style-name="ce70" table:formula="of:=IF(AND([.CI$1]&gt;=[.$M17];[.CI$1]&lt;=[.$L17]);[.CI$1];&quot;&quot;)">
            <text:p/>
          </table:table-cell>
          <table:table-cell table:style-name="ce70" table:formula="of:=IF(AND([.CJ$1]&gt;=[.$M17];[.CJ$1]&lt;=[.$L17]);[.CJ$1];&quot;&quot;)">
            <text:p/>
          </table:table-cell>
          <table:table-cell table:style-name="ce72" table:formula="of:=IF(AND([.CK$1]&gt;=[.$M17];[.CK$1]&lt;=[.$L17]);[.CK$1];&quot;&quot;)">
            <text:p/>
          </table:table-cell>
          <table:table-cell table:style-name="ce74" table:formula="of:=IF(AND([.CL$1]&gt;=[.$M17];[.CL$1]&lt;=[.$L17]);[.CL$1];&quot;&quot;)">
            <text:p/>
          </table:table-cell>
          <table:table-cell table:style-name="ce74" table:formula="of:=IF(AND([.CM$1]&gt;=[.$M17];[.CM$1]&lt;=[.$L17]);[.CM$1];&quot;&quot;)">
            <text:p/>
          </table:table-cell>
          <table:table-cell table:style-name="ce76" table:formula="of:=IF(AND([.CN$1]&gt;=[.$M17];[.CN$1]&lt;=[.$L17]);[.CN$1];&quot;&quot;)">
            <text:p/>
          </table:table-cell>
          <table:table-cell table:style-name="ce76" table:formula="of:=IF(AND([.CO$1]&gt;=[.$M17];[.CO$1]&lt;=[.$L17]);[.CO$1];&quot;&quot;)">
            <text:p/>
          </table:table-cell>
          <table:table-cell table:style-name="ce79" table:formula="of:=IF(AND([.CP$1]&gt;=[.$M17];[.CP$1]&lt;=[.$L17]);[.CP$1];&quot;&quot;)">
            <text:p/>
          </table:table-cell>
          <table:table-cell table:style-name="ce82" table:formula="of:=IF(AND([.CQ$1]&gt;=[.$M17];[.CQ$1]&lt;=[.$L17]);[.CQ$1];&quot;&quot;)">
            <text:p/>
          </table:table-cell>
          <table:table-cell table:style-name="ce82" table:formula="of:=IF(AND([.CR$1]&gt;=[.$M17];[.CR$1]&lt;=[.$L17]);[.CR$1];&quot;&quot;)">
            <text:p/>
          </table:table-cell>
          <table:table-cell table:style-name="ce82" table:formula="of:=IF(AND([.CS$1]&gt;=[.$M17];[.CS$1]&lt;=[.$L17]);[.CS$1];&quot;&quot;)">
            <text:p/>
          </table:table-cell>
          <table:table-cell table:style-name="ce82" table:formula="of:=IF(AND([.CT$1]&gt;=[.$M17];[.CT$1]&lt;=[.$L17]);[.CT$1];&quot;&quot;)">
            <text:p/>
          </table:table-cell>
          <table:table-cell table:style-name="ce82" table:formula="of:=IF(AND([.CU$1]&gt;=[.$M17];[.CU$1]&lt;=[.$L17]);[.CU$1];&quot;&quot;)">
            <text:p/>
          </table:table-cell>
          <table:table-cell table:style-name="ce82" table:formula="of:=IF(AND([.CV$1]&gt;=[.$M17];[.CV$1]&lt;=[.$L17]);[.CV$1];&quot;&quot;)">
            <text:p/>
          </table:table-cell>
          <table:table-cell table:style-name="ce82" table:formula="of:=IF(AND([.CW$1]&gt;=[.$M17];[.CW$1]&lt;=[.$L17]);[.CW$1];&quot;&quot;)">
            <text:p/>
          </table:table-cell>
          <table:table-cell table:style-name="ce82" table:formula="of:=IF(AND([.CX$1]&gt;=[.$M17];[.CX$1]&lt;=[.$L17]);[.CX$1];&quot;&quot;)">
            <text:p/>
          </table:table-cell>
          <table:table-cell table:style-name="ce82" table:formula="of:=IF(AND([.CY$1]&gt;=[.$M17];[.CY$1]&lt;=[.$L17]);[.CY$1];&quot;&quot;)">
            <text:p/>
          </table:table-cell>
          <table:table-cell table:style-name="ce82" table:formula="of:=IF(AND([.CZ$1]&gt;=[.$M17];[.CZ$1]&lt;=[.$L17]);[.CZ$1];&quot;&quot;)">
            <text:p/>
          </table:table-cell>
          <table:table-cell table:style-name="ce82" table:formula="of:=IF(AND([.DA$1]&gt;=[.$M17];[.DA$1]&lt;=[.$L17]);[.DA$1];&quot;&quot;)">
            <text:p/>
          </table:table-cell>
          <table:table-cell table:style-name="ce82" table:formula="of:=IF(AND([.DB$1]&gt;=[.$M17];[.DB$1]&lt;=[.$L17]);[.DB$1];&quot;&quot;)">
            <text:p/>
          </table:table-cell>
          <table:table-cell table:style-name="ce82" table:formula="of:=IF(AND([.DC$1]&gt;=[.$M17];[.DC$1]&lt;=[.$L17]);[.DC$1];&quot;&quot;)">
            <text:p/>
          </table:table-cell>
          <table:table-cell table:style-name="ce82" table:formula="of:=IF(AND([.DD$1]&gt;=[.$M17];[.DD$1]&lt;=[.$L17]);[.DD$1];&quot;&quot;)">
            <text:p/>
          </table:table-cell>
          <table:table-cell table:style-name="ce82" table:formula="of:=IF(AND([.DE$1]&gt;=[.$M17];[.DE$1]&lt;=[.$L17]);[.DE$1];&quot;&quot;)">
            <text:p/>
          </table:table-cell>
          <table:table-cell table:style-name="ce82" table:formula="of:=IF(AND([.DF$1]&gt;=[.$M17];[.DF$1]&lt;=[.$L17]);[.DF$1];&quot;&quot;)">
            <text:p/>
          </table:table-cell>
          <table:table-cell table:style-name="ce82" table:formula="of:=IF(AND([.DG$1]&gt;=[.$M17];[.DG$1]&lt;=[.$L17]);[.DG$1];&quot;&quot;)">
            <text:p/>
          </table:table-cell>
          <table:table-cell table:style-name="ce82" table:formula="of:=IF(AND([.DH$1]&gt;=[.$M17];[.DH$1]&lt;=[.$L17]);[.DH$1];&quot;&quot;)">
            <text:p/>
          </table:table-cell>
          <table:table-cell table:style-name="ce82" table:formula="of:=IF(AND([.DI$1]&gt;=[.$M17];[.DI$1]&lt;=[.$L17]);[.DI$1];&quot;&quot;)">
            <text:p/>
          </table:table-cell>
          <table:table-cell table:style-name="ce82" table:formula="of:=IF(AND([.DJ$1]&gt;=[.$M17];[.DJ$1]&lt;=[.$L17]);[.DJ$1];&quot;&quot;)">
            <text:p/>
          </table:table-cell>
          <table:table-cell table:style-name="ce82" table:formula="of:=IF(AND([.DK$1]&gt;=[.$M17];[.DK$1]&lt;=[.$L17]);[.DK$1];&quot;&quot;)">
            <text:p/>
          </table:table-cell>
          <table:table-cell table:style-name="ce82" table:formula="of:=IF(AND([.DL$1]&gt;=[.$M17];[.DL$1]&lt;=[.$L17]);[.DL$1];&quot;&quot;)">
            <text:p/>
          </table:table-cell>
          <table:table-cell table:style-name="ce82" table:formula="of:=IF(AND([.DM$1]&gt;=[.$M17];[.DM$1]&lt;=[.$L17]);[.DM$1];&quot;&quot;)">
            <text:p/>
          </table:table-cell>
          <table:table-cell table:style-name="ce82" table:formula="of:=IF(AND([.DN$1]&gt;=[.$M17];[.DN$1]&lt;=[.$L17]);[.DN$1];&quot;&quot;)">
            <text:p/>
          </table:table-cell>
          <table:table-cell table:style-name="ce82" table:formula="of:=IF(AND([.DO$1]&gt;=[.$M17];[.DO$1]&lt;=[.$L17]);[.DO$1];&quot;&quot;)">
            <text:p/>
          </table:table-cell>
          <table:table-cell table:style-name="ce82" table:formula="of:=IF(AND([.DP$1]&gt;=[.$M17];[.DP$1]&lt;=[.$L17]);[.DP$1];&quot;&quot;)">
            <text:p/>
          </table:table-cell>
          <table:table-cell table:style-name="ce82" table:formula="of:=IF(AND([.DQ$1]&gt;=[.$M17];[.DQ$1]&lt;=[.$L17]);[.DQ$1];&quot;&quot;)">
            <text:p/>
          </table:table-cell>
          <table:table-cell table:style-name="ce82" table:formula="of:=IF(AND([.DR$1]&gt;=[.$M17];[.DR$1]&lt;=[.$L17]);[.DR$1];&quot;&quot;)">
            <text:p/>
          </table:table-cell>
          <table:table-cell table:style-name="ce82" table:formula="of:=IF(AND([.DS$1]&gt;=[.$M17];[.DS$1]&lt;=[.$L17]);[.DS$1];&quot;&quot;)">
            <text:p/>
          </table:table-cell>
          <table:table-cell table:style-name="ce82" table:formula="of:=IF(AND([.DT$1]&gt;=[.$M17];[.DT$1]&lt;=[.$L17]);[.DT$1];&quot;&quot;)">
            <text:p/>
          </table:table-cell>
          <table:table-cell table:style-name="ce82" table:formula="of:=IF(AND([.DU$1]&gt;=[.$M17];[.DU$1]&lt;=[.$L17]);[.DU$1];&quot;&quot;)">
            <text:p/>
          </table:table-cell>
          <table:table-cell table:style-name="ce84" table:formula="of:=IF(AND([.DV$1]&gt;=[.$M17];[.DV$1]&lt;=[.$L17]);[.DV$1];&quot;&quot;)">
            <text:p/>
          </table:table-cell>
          <table:table-cell table:style-name="ce84" table:formula="of:=IF(AND([.DW$1]&gt;=[.$M17];[.DW$1]&lt;=[.$L17]);[.DW$1];&quot;&quot;)">
            <text:p/>
          </table:table-cell>
          <table:table-cell table:style-name="ce84" table:formula="of:=IF(AND([.DX$1]&gt;=[.$M17];[.DX$1]&lt;=[.$L17]);[.DX$1];&quot;&quot;)">
            <text:p/>
          </table:table-cell>
          <table:table-cell table:style-name="ce84" table:formula="of:=IF(AND([.DY$1]&gt;=[.$M17];[.DY$1]&lt;=[.$L17]);[.DY$1];&quot;&quot;)">
            <text:p/>
          </table:table-cell>
          <table:table-cell table:style-name="ce84" table:formula="of:=IF(AND([.DZ$1]&gt;=[.$M17];[.DZ$1]&lt;=[.$L17]);[.DZ$1];&quot;&quot;)">
            <text:p/>
          </table:table-cell>
          <table:table-cell table:style-name="ce84" table:formula="of:=IF(AND([.EA$1]&gt;=[.$M17];[.EA$1]&lt;=[.$L17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8];[.$A:.$L];12;0)" office:value-type="float" office:value="4" calcext:value-type="float">
            <text:p>4</text:p>
          </table:table-cell>
          <table:table-cell table:style-name="ce6" table:formula="of:=VLOOKUP([.D18];[.$A:.$L];12;0)" office:value-type="float" office:value="3" calcext:value-type="float">
            <text:p>3</text:p>
          </table:table-cell>
          <table:table-cell table:style-name="ce6" table:formula="of:=VLOOKUP([.E18];[.$A:.$L];12;0)" office:value-type="float" office:value="5" calcext:value-type="float">
            <text:p>5</text:p>
          </table:table-cell>
          <table:table-cell table:style-name="ce6" table:formula="of:=VLOOKUP([.F18];[.$A:.$L];12;0)" office:value-type="float" office:value="12" calcext:value-type="float">
            <text:p>12</text:p>
          </table:table-cell>
          <table:table-cell table:style-name="ce7" table:formula="of:=MAX([.H18:.K18])+[.B18]+[.N18]" office:value-type="float" office:value="23" calcext:value-type="float">
            <text:p>23</text:p>
          </table:table-cell>
          <table:table-cell table:style-name="ce8" table:formula="of:=[.L18]-[.B18]+1" office:value-type="float" office:value="13" calcext:value-type="float">
            <text:p>13</text:p>
          </table:table-cell>
          <table:table-cell table:style-name="ce9"/>
          <table:table-cell table:style-name="ce11" table:formula="of:=IF(AND([.O$1]&gt;=[.$M18];[.O$1]&lt;=[.$L18]);[.O$1];&quot;&quot;)">
            <text:p/>
          </table:table-cell>
          <table:table-cell table:style-name="ce11" table:formula="of:=IF(AND([.P$1]&gt;=[.$M18];[.P$1]&lt;=[.$L18]);[.P$1];&quot;&quot;)">
            <text:p/>
          </table:table-cell>
          <table:table-cell table:style-name="ce11" table:formula="of:=IF(AND([.Q$1]&gt;=[.$M18];[.Q$1]&lt;=[.$L18]);[.Q$1];&quot;&quot;)">
            <text:p/>
          </table:table-cell>
          <table:table-cell table:style-name="ce11" table:formula="of:=IF(AND([.R$1]&gt;=[.$M18];[.R$1]&lt;=[.$L18]);[.R$1];&quot;&quot;)">
            <text:p/>
          </table:table-cell>
          <table:table-cell table:style-name="ce13" table:formula="of:=IF(AND([.S$1]&gt;=[.$M18];[.S$1]&lt;=[.$L18]);[.S$1];&quot;&quot;)">
            <text:p/>
          </table:table-cell>
          <table:table-cell table:style-name="ce13" table:formula="of:=IF(AND([.T$1]&gt;=[.$M18];[.T$1]&lt;=[.$L18]);[.T$1];&quot;&quot;)">
            <text:p/>
          </table:table-cell>
          <table:table-cell table:style-name="ce13" table:formula="of:=IF(AND([.U$1]&gt;=[.$M18];[.U$1]&lt;=[.$L18]);[.U$1];&quot;&quot;)">
            <text:p/>
          </table:table-cell>
          <table:table-cell table:style-name="ce13" table:formula="of:=IF(AND([.V$1]&gt;=[.$M18];[.V$1]&lt;=[.$L18]);[.V$1];&quot;&quot;)">
            <text:p/>
          </table:table-cell>
          <table:table-cell table:style-name="ce13" table:formula="of:=IF(AND([.W$1]&gt;=[.$M18];[.W$1]&lt;=[.$L18]);[.W$1];&quot;&quot;)">
            <text:p/>
          </table:table-cell>
          <table:table-cell table:style-name="ce13" table:formula="of:=IF(AND([.X$1]&gt;=[.$M18];[.X$1]&lt;=[.$L18]);[.X$1];&quot;&quot;)">
            <text:p/>
          </table:table-cell>
          <table:table-cell table:style-name="ce13" table:formula="of:=IF(AND([.Y$1]&gt;=[.$M18];[.Y$1]&lt;=[.$L18]);[.Y$1];&quot;&quot;)">
            <text:p/>
          </table:table-cell>
          <table:table-cell table:style-name="ce13" table:formula="of:=IF(AND([.Z$1]&gt;=[.$M18];[.Z$1]&lt;=[.$L18]);[.Z$1];&quot;&quot;)">
            <text:p/>
          </table:table-cell>
          <table:table-cell table:style-name="ce13" table:formula="of:=IF(AND([.AA$1]&gt;=[.$M18];[.AA$1]&lt;=[.$L18]);[.AA$1];&quot;&quot;)" office:value-type="float" office:value="13" calcext:value-type="float">
            <text:p>13</text:p>
          </table:table-cell>
          <table:table-cell table:style-name="ce13" table:formula="of:=IF(AND([.AB$1]&gt;=[.$M18];[.AB$1]&lt;=[.$L18]);[.AB$1];&quot;&quot;)" office:value-type="float" office:value="14" calcext:value-type="float">
            <text:p>14</text:p>
          </table:table-cell>
          <table:table-cell table:style-name="ce13" table:formula="of:=IF(AND([.AC$1]&gt;=[.$M18];[.AC$1]&lt;=[.$L18]);[.AC$1];&quot;&quot;)" office:value-type="float" office:value="15" calcext:value-type="float">
            <text:p>15</text:p>
          </table:table-cell>
          <table:table-cell table:style-name="ce13" table:formula="of:=IF(AND([.AD$1]&gt;=[.$M18];[.AD$1]&lt;=[.$L18]);[.AD$1];&quot;&quot;)" office:value-type="float" office:value="16" calcext:value-type="float">
            <text:p>16</text:p>
          </table:table-cell>
          <table:table-cell table:style-name="ce16" table:formula="of:=IF(AND([.AE$1]&gt;=[.$M18];[.AE$1]&lt;=[.$L18]);[.AE$1];&quot;&quot;)" office:value-type="float" office:value="17" calcext:value-type="float">
            <text:p>17</text:p>
          </table:table-cell>
          <table:table-cell table:style-name="ce18" table:formula="of:=IF(AND([.AF$1]&gt;=[.$M18];[.AF$1]&lt;=[.$L18]);[.AF$1];&quot;&quot;)" office:value-type="float" office:value="18" calcext:value-type="float">
            <text:p>18</text:p>
          </table:table-cell>
          <table:table-cell table:style-name="ce18" table:formula="of:=IF(AND([.AG$1]&gt;=[.$M18];[.AG$1]&lt;=[.$L18]);[.AG$1];&quot;&quot;)" office:value-type="float" office:value="19" calcext:value-type="float">
            <text:p>19</text:p>
          </table:table-cell>
          <table:table-cell table:style-name="ce18" table:formula="of:=IF(AND([.AH$1]&gt;=[.$M18];[.AH$1]&lt;=[.$L18]);[.AH$1];&quot;&quot;)" office:value-type="float" office:value="20" calcext:value-type="float">
            <text:p>20</text:p>
          </table:table-cell>
          <table:table-cell table:style-name="ce18" table:formula="of:=IF(AND([.AI$1]&gt;=[.$M18];[.AI$1]&lt;=[.$L18]);[.AI$1];&quot;&quot;)" office:value-type="float" office:value="21" calcext:value-type="float">
            <text:p>21</text:p>
          </table:table-cell>
          <table:table-cell table:style-name="ce18" table:formula="of:=IF(AND([.AJ$1]&gt;=[.$M18];[.AJ$1]&lt;=[.$L18]);[.AJ$1];&quot;&quot;)" office:value-type="float" office:value="22" calcext:value-type="float">
            <text:p>22</text:p>
          </table:table-cell>
          <table:table-cell table:style-name="ce18" table:formula="of:=IF(AND([.AK$1]&gt;=[.$M18];[.AK$1]&lt;=[.$L18]);[.AK$1];&quot;&quot;)" office:value-type="float" office:value="23" calcext:value-type="float">
            <text:p>23</text:p>
          </table:table-cell>
          <table:table-cell table:style-name="ce18" table:formula="of:=IF(AND([.AL$1]&gt;=[.$M18];[.AL$1]&lt;=[.$L18]);[.AL$1];&quot;&quot;)">
            <text:p/>
          </table:table-cell>
          <table:table-cell table:style-name="ce18" table:formula="of:=IF(AND([.AM$1]&gt;=[.$M18];[.AM$1]&lt;=[.$L18]);[.AM$1];&quot;&quot;)">
            <text:p/>
          </table:table-cell>
          <table:table-cell table:style-name="ce18" table:formula="of:=IF(AND([.AN$1]&gt;=[.$M18];[.AN$1]&lt;=[.$L18]);[.AN$1];&quot;&quot;)">
            <text:p/>
          </table:table-cell>
          <table:table-cell table:style-name="ce18" table:formula="of:=IF(AND([.AO$1]&gt;=[.$M18];[.AO$1]&lt;=[.$L18]);[.AO$1];&quot;&quot;)">
            <text:p/>
          </table:table-cell>
          <table:table-cell table:style-name="ce18" table:formula="of:=IF(AND([.AP$1]&gt;=[.$M18];[.AP$1]&lt;=[.$L18]);[.AP$1];&quot;&quot;)">
            <text:p/>
          </table:table-cell>
          <table:table-cell table:style-name="ce18" table:formula="of:=IF(AND([.AQ$1]&gt;=[.$M18];[.AQ$1]&lt;=[.$L18]);[.AQ$1];&quot;&quot;)">
            <text:p/>
          </table:table-cell>
          <table:table-cell table:style-name="ce18" table:formula="of:=IF(AND([.AR$1]&gt;=[.$M18];[.AR$1]&lt;=[.$L18]);[.AR$1];&quot;&quot;)">
            <text:p/>
          </table:table-cell>
          <table:table-cell table:style-name="ce20" table:formula="of:=IF(AND([.AS$1]&gt;=[.$M18];[.AS$1]&lt;=[.$L18]);[.AS$1];&quot;&quot;)">
            <text:p/>
          </table:table-cell>
          <table:table-cell table:style-name="ce24" table:formula="of:=IF(AND([.AT$1]&gt;=[.$M18];[.AT$1]&lt;=[.$L18]);[.AT$1];&quot;&quot;)">
            <text:p/>
          </table:table-cell>
          <table:table-cell table:style-name="ce26" table:formula="of:=IF(AND([.AU$1]&gt;=[.$M18];[.AU$1]&lt;=[.$L18]);[.AU$1];&quot;&quot;)">
            <text:p/>
          </table:table-cell>
          <table:table-cell table:style-name="ce26" table:formula="of:=IF(AND([.AV$1]&gt;=[.$M18];[.AV$1]&lt;=[.$L18]);[.AV$1];&quot;&quot;)">
            <text:p/>
          </table:table-cell>
          <table:table-cell table:style-name="ce28" table:formula="of:=IF(AND([.AW$1]&gt;=[.$M18];[.AW$1]&lt;=[.$L18]);[.AW$1];&quot;&quot;)">
            <text:p/>
          </table:table-cell>
          <table:table-cell table:style-name="ce30" table:formula="of:=IF(AND([.AX$1]&gt;=[.$M18];[.AX$1]&lt;=[.$L18]);[.AX$1];&quot;&quot;)">
            <text:p/>
          </table:table-cell>
          <table:table-cell table:style-name="ce32" table:formula="of:=IF(AND([.AY$1]&gt;=[.$M18];[.AY$1]&lt;=[.$L18]);[.AY$1];&quot;&quot;)">
            <text:p/>
          </table:table-cell>
          <table:table-cell table:style-name="ce34" table:formula="of:=IF(AND([.AZ$1]&gt;=[.$M18];[.AZ$1]&lt;=[.$L18]);[.AZ$1];&quot;&quot;)">
            <text:p/>
          </table:table-cell>
          <table:table-cell table:style-name="ce36" table:formula="of:=IF(AND([.BA$1]&gt;=[.$M18];[.BA$1]&lt;=[.$L18]);[.BA$1];&quot;&quot;)">
            <text:p/>
          </table:table-cell>
          <table:table-cell table:style-name="ce36" table:formula="of:=IF(AND([.BB$1]&gt;=[.$M18];[.BB$1]&lt;=[.$L18]);[.BB$1];&quot;&quot;)">
            <text:p/>
          </table:table-cell>
          <table:table-cell table:style-name="ce38" table:formula="of:=IF(AND([.BC$1]&gt;=[.$M18];[.BC$1]&lt;=[.$L18]);[.BC$1];&quot;&quot;)">
            <text:p/>
          </table:table-cell>
          <table:table-cell table:style-name="ce38" table:formula="of:=IF(AND([.BD$1]&gt;=[.$M18];[.BD$1]&lt;=[.$L18]);[.BD$1];&quot;&quot;)">
            <text:p/>
          </table:table-cell>
          <table:table-cell table:style-name="ce40" table:formula="of:=IF(AND([.BE$1]&gt;=[.$M18];[.BE$1]&lt;=[.$L18]);[.BE$1];&quot;&quot;)">
            <text:p/>
          </table:table-cell>
          <table:table-cell table:style-name="ce42" table:formula="of:=IF(AND([.BF$1]&gt;=[.$M18];[.BF$1]&lt;=[.$L18]);[.BF$1];&quot;&quot;)">
            <text:p/>
          </table:table-cell>
          <table:table-cell table:style-name="ce44" table:formula="of:=IF(AND([.BG$1]&gt;=[.$M18];[.BG$1]&lt;=[.$L18]);[.BG$1];&quot;&quot;)">
            <text:p/>
          </table:table-cell>
          <table:table-cell table:style-name="ce44" table:formula="of:=IF(AND([.BH$1]&gt;=[.$M18];[.BH$1]&lt;=[.$L18]);[.BH$1];&quot;&quot;)">
            <text:p/>
          </table:table-cell>
          <table:table-cell table:style-name="ce44" table:formula="of:=IF(AND([.BI$1]&gt;=[.$M18];[.BI$1]&lt;=[.$L18]);[.BI$1];&quot;&quot;)">
            <text:p/>
          </table:table-cell>
          <table:table-cell table:style-name="ce46" table:formula="of:=IF(AND([.BJ$1]&gt;=[.$M18];[.BJ$1]&lt;=[.$L18]);[.BJ$1];&quot;&quot;)">
            <text:p/>
          </table:table-cell>
          <table:table-cell table:style-name="ce48" table:formula="of:=IF(AND([.BK$1]&gt;=[.$M18];[.BK$1]&lt;=[.$L18]);[.BK$1];&quot;&quot;)">
            <text:p/>
          </table:table-cell>
          <table:table-cell table:style-name="ce48" table:formula="of:=IF(AND([.BL$1]&gt;=[.$M18];[.BL$1]&lt;=[.$L18]);[.BL$1];&quot;&quot;)">
            <text:p/>
          </table:table-cell>
          <table:table-cell table:style-name="ce50" table:formula="of:=IF(AND([.BM$1]&gt;=[.$M18];[.BM$1]&lt;=[.$L18]);[.BM$1];&quot;&quot;)">
            <text:p/>
          </table:table-cell>
          <table:table-cell table:style-name="ce50" table:formula="of:=IF(AND([.BN$1]&gt;=[.$M18];[.BN$1]&lt;=[.$L18]);[.BN$1];&quot;&quot;)">
            <text:p/>
          </table:table-cell>
          <table:table-cell table:style-name="ce50" table:formula="of:=IF(AND([.BO$1]&gt;=[.$M18];[.BO$1]&lt;=[.$L18]);[.BO$1];&quot;&quot;)">
            <text:p/>
          </table:table-cell>
          <table:table-cell table:style-name="ce52" table:formula="of:=IF(AND([.BP$1]&gt;=[.$M18];[.BP$1]&lt;=[.$L18]);[.BP$1];&quot;&quot;)">
            <text:p/>
          </table:table-cell>
          <table:table-cell table:style-name="ce54" table:formula="of:=IF(AND([.BQ$1]&gt;=[.$M18];[.BQ$1]&lt;=[.$L18]);[.BQ$1];&quot;&quot;)">
            <text:p/>
          </table:table-cell>
          <table:table-cell table:style-name="ce54" table:formula="of:=IF(AND([.BR$1]&gt;=[.$M18];[.BR$1]&lt;=[.$L18]);[.BR$1];&quot;&quot;)">
            <text:p/>
          </table:table-cell>
          <table:table-cell table:style-name="ce54" table:formula="of:=IF(AND([.BS$1]&gt;=[.$M18];[.BS$1]&lt;=[.$L18]);[.BS$1];&quot;&quot;)">
            <text:p/>
          </table:table-cell>
          <table:table-cell table:style-name="ce56" table:formula="of:=IF(AND([.BT$1]&gt;=[.$M18];[.BT$1]&lt;=[.$L18]);[.BT$1];&quot;&quot;)">
            <text:p/>
          </table:table-cell>
          <table:table-cell table:style-name="ce58" table:formula="of:=IF(AND([.BU$1]&gt;=[.$M18];[.BU$1]&lt;=[.$L18]);[.BU$1];&quot;&quot;)">
            <text:p/>
          </table:table-cell>
          <table:table-cell table:style-name="ce60" table:formula="of:=IF(AND([.BV$1]&gt;=[.$M18];[.BV$1]&lt;=[.$L18]);[.BV$1];&quot;&quot;)">
            <text:p/>
          </table:table-cell>
          <table:table-cell table:style-name="ce60" table:formula="of:=IF(AND([.BW$1]&gt;=[.$M18];[.BW$1]&lt;=[.$L18]);[.BW$1];&quot;&quot;)">
            <text:p/>
          </table:table-cell>
          <table:table-cell table:style-name="ce62" table:formula="of:=IF(AND([.BX$1]&gt;=[.$M18];[.BX$1]&lt;=[.$L18]);[.BX$1];&quot;&quot;)">
            <text:p/>
          </table:table-cell>
          <table:table-cell table:style-name="ce62" table:formula="of:=IF(AND([.BY$1]&gt;=[.$M18];[.BY$1]&lt;=[.$L18]);[.BY$1];&quot;&quot;)">
            <text:p/>
          </table:table-cell>
          <table:table-cell table:style-name="ce64" table:formula="of:=IF(AND([.BZ$1]&gt;=[.$M18];[.BZ$1]&lt;=[.$L18]);[.BZ$1];&quot;&quot;)">
            <text:p/>
          </table:table-cell>
          <table:table-cell table:style-name="ce66" table:formula="of:=IF(AND([.CA$1]&gt;=[.$M18];[.CA$1]&lt;=[.$L18]);[.CA$1];&quot;&quot;)">
            <text:p/>
          </table:table-cell>
          <table:table-cell table:style-name="ce68" table:formula="of:=IF(AND([.CB$1]&gt;=[.$M18];[.CB$1]&lt;=[.$L18]);[.CB$1];&quot;&quot;)">
            <text:p/>
          </table:table-cell>
          <table:table-cell table:style-name="ce68" table:formula="of:=IF(AND([.CC$1]&gt;=[.$M18];[.CC$1]&lt;=[.$L18]);[.CC$1];&quot;&quot;)">
            <text:p/>
          </table:table-cell>
          <table:table-cell table:style-name="ce68" table:formula="of:=IF(AND([.CD$1]&gt;=[.$M18];[.CD$1]&lt;=[.$L18]);[.CD$1];&quot;&quot;)">
            <text:p/>
          </table:table-cell>
          <table:table-cell table:style-name="ce68" table:formula="of:=IF(AND([.CE$1]&gt;=[.$M18];[.CE$1]&lt;=[.$L18]);[.CE$1];&quot;&quot;)">
            <text:p/>
          </table:table-cell>
          <table:table-cell table:style-name="ce68" table:formula="of:=IF(AND([.CF$1]&gt;=[.$M18];[.CF$1]&lt;=[.$L18]);[.CF$1];&quot;&quot;)">
            <text:p/>
          </table:table-cell>
          <table:table-cell table:style-name="ce68" table:formula="of:=IF(AND([.CG$1]&gt;=[.$M18];[.CG$1]&lt;=[.$L18]);[.CG$1];&quot;&quot;)">
            <text:p/>
          </table:table-cell>
          <table:table-cell table:style-name="ce70" table:formula="of:=IF(AND([.CH$1]&gt;=[.$M18];[.CH$1]&lt;=[.$L18]);[.CH$1];&quot;&quot;)">
            <text:p/>
          </table:table-cell>
          <table:table-cell table:style-name="ce70" table:formula="of:=IF(AND([.CI$1]&gt;=[.$M18];[.CI$1]&lt;=[.$L18]);[.CI$1];&quot;&quot;)">
            <text:p/>
          </table:table-cell>
          <table:table-cell table:style-name="ce70" table:formula="of:=IF(AND([.CJ$1]&gt;=[.$M18];[.CJ$1]&lt;=[.$L18]);[.CJ$1];&quot;&quot;)">
            <text:p/>
          </table:table-cell>
          <table:table-cell table:style-name="ce72" table:formula="of:=IF(AND([.CK$1]&gt;=[.$M18];[.CK$1]&lt;=[.$L18]);[.CK$1];&quot;&quot;)">
            <text:p/>
          </table:table-cell>
          <table:table-cell table:style-name="ce74" table:formula="of:=IF(AND([.CL$1]&gt;=[.$M18];[.CL$1]&lt;=[.$L18]);[.CL$1];&quot;&quot;)">
            <text:p/>
          </table:table-cell>
          <table:table-cell table:style-name="ce74" table:formula="of:=IF(AND([.CM$1]&gt;=[.$M18];[.CM$1]&lt;=[.$L18]);[.CM$1];&quot;&quot;)">
            <text:p/>
          </table:table-cell>
          <table:table-cell table:style-name="ce76" table:formula="of:=IF(AND([.CN$1]&gt;=[.$M18];[.CN$1]&lt;=[.$L18]);[.CN$1];&quot;&quot;)">
            <text:p/>
          </table:table-cell>
          <table:table-cell table:style-name="ce76" table:formula="of:=IF(AND([.CO$1]&gt;=[.$M18];[.CO$1]&lt;=[.$L18]);[.CO$1];&quot;&quot;)">
            <text:p/>
          </table:table-cell>
          <table:table-cell table:style-name="ce79" table:formula="of:=IF(AND([.CP$1]&gt;=[.$M18];[.CP$1]&lt;=[.$L18]);[.CP$1];&quot;&quot;)">
            <text:p/>
          </table:table-cell>
          <table:table-cell table:style-name="ce82" table:formula="of:=IF(AND([.CQ$1]&gt;=[.$M18];[.CQ$1]&lt;=[.$L18]);[.CQ$1];&quot;&quot;)">
            <text:p/>
          </table:table-cell>
          <table:table-cell table:style-name="ce82" table:formula="of:=IF(AND([.CR$1]&gt;=[.$M18];[.CR$1]&lt;=[.$L18]);[.CR$1];&quot;&quot;)">
            <text:p/>
          </table:table-cell>
          <table:table-cell table:style-name="ce82" table:formula="of:=IF(AND([.CS$1]&gt;=[.$M18];[.CS$1]&lt;=[.$L18]);[.CS$1];&quot;&quot;)">
            <text:p/>
          </table:table-cell>
          <table:table-cell table:style-name="ce82" table:formula="of:=IF(AND([.CT$1]&gt;=[.$M18];[.CT$1]&lt;=[.$L18]);[.CT$1];&quot;&quot;)">
            <text:p/>
          </table:table-cell>
          <table:table-cell table:style-name="ce82" table:formula="of:=IF(AND([.CU$1]&gt;=[.$M18];[.CU$1]&lt;=[.$L18]);[.CU$1];&quot;&quot;)">
            <text:p/>
          </table:table-cell>
          <table:table-cell table:style-name="ce82" table:formula="of:=IF(AND([.CV$1]&gt;=[.$M18];[.CV$1]&lt;=[.$L18]);[.CV$1];&quot;&quot;)">
            <text:p/>
          </table:table-cell>
          <table:table-cell table:style-name="ce82" table:formula="of:=IF(AND([.CW$1]&gt;=[.$M18];[.CW$1]&lt;=[.$L18]);[.CW$1];&quot;&quot;)">
            <text:p/>
          </table:table-cell>
          <table:table-cell table:style-name="ce82" table:formula="of:=IF(AND([.CX$1]&gt;=[.$M18];[.CX$1]&lt;=[.$L18]);[.CX$1];&quot;&quot;)">
            <text:p/>
          </table:table-cell>
          <table:table-cell table:style-name="ce82" table:formula="of:=IF(AND([.CY$1]&gt;=[.$M18];[.CY$1]&lt;=[.$L18]);[.CY$1];&quot;&quot;)">
            <text:p/>
          </table:table-cell>
          <table:table-cell table:style-name="ce82" table:formula="of:=IF(AND([.CZ$1]&gt;=[.$M18];[.CZ$1]&lt;=[.$L18]);[.CZ$1];&quot;&quot;)">
            <text:p/>
          </table:table-cell>
          <table:table-cell table:style-name="ce82" table:formula="of:=IF(AND([.DA$1]&gt;=[.$M18];[.DA$1]&lt;=[.$L18]);[.DA$1];&quot;&quot;)">
            <text:p/>
          </table:table-cell>
          <table:table-cell table:style-name="ce82" table:formula="of:=IF(AND([.DB$1]&gt;=[.$M18];[.DB$1]&lt;=[.$L18]);[.DB$1];&quot;&quot;)">
            <text:p/>
          </table:table-cell>
          <table:table-cell table:style-name="ce82" table:formula="of:=IF(AND([.DC$1]&gt;=[.$M18];[.DC$1]&lt;=[.$L18]);[.DC$1];&quot;&quot;)">
            <text:p/>
          </table:table-cell>
          <table:table-cell table:style-name="ce82" table:formula="of:=IF(AND([.DD$1]&gt;=[.$M18];[.DD$1]&lt;=[.$L18]);[.DD$1];&quot;&quot;)">
            <text:p/>
          </table:table-cell>
          <table:table-cell table:style-name="ce82" table:formula="of:=IF(AND([.DE$1]&gt;=[.$M18];[.DE$1]&lt;=[.$L18]);[.DE$1];&quot;&quot;)">
            <text:p/>
          </table:table-cell>
          <table:table-cell table:style-name="ce82" table:formula="of:=IF(AND([.DF$1]&gt;=[.$M18];[.DF$1]&lt;=[.$L18]);[.DF$1];&quot;&quot;)">
            <text:p/>
          </table:table-cell>
          <table:table-cell table:style-name="ce82" table:formula="of:=IF(AND([.DG$1]&gt;=[.$M18];[.DG$1]&lt;=[.$L18]);[.DG$1];&quot;&quot;)">
            <text:p/>
          </table:table-cell>
          <table:table-cell table:style-name="ce82" table:formula="of:=IF(AND([.DH$1]&gt;=[.$M18];[.DH$1]&lt;=[.$L18]);[.DH$1];&quot;&quot;)">
            <text:p/>
          </table:table-cell>
          <table:table-cell table:style-name="ce82" table:formula="of:=IF(AND([.DI$1]&gt;=[.$M18];[.DI$1]&lt;=[.$L18]);[.DI$1];&quot;&quot;)">
            <text:p/>
          </table:table-cell>
          <table:table-cell table:style-name="ce82" table:formula="of:=IF(AND([.DJ$1]&gt;=[.$M18];[.DJ$1]&lt;=[.$L18]);[.DJ$1];&quot;&quot;)">
            <text:p/>
          </table:table-cell>
          <table:table-cell table:style-name="ce82" table:formula="of:=IF(AND([.DK$1]&gt;=[.$M18];[.DK$1]&lt;=[.$L18]);[.DK$1];&quot;&quot;)">
            <text:p/>
          </table:table-cell>
          <table:table-cell table:style-name="ce82" table:formula="of:=IF(AND([.DL$1]&gt;=[.$M18];[.DL$1]&lt;=[.$L18]);[.DL$1];&quot;&quot;)">
            <text:p/>
          </table:table-cell>
          <table:table-cell table:style-name="ce82" table:formula="of:=IF(AND([.DM$1]&gt;=[.$M18];[.DM$1]&lt;=[.$L18]);[.DM$1];&quot;&quot;)">
            <text:p/>
          </table:table-cell>
          <table:table-cell table:style-name="ce82" table:formula="of:=IF(AND([.DN$1]&gt;=[.$M18];[.DN$1]&lt;=[.$L18]);[.DN$1];&quot;&quot;)">
            <text:p/>
          </table:table-cell>
          <table:table-cell table:style-name="ce82" table:formula="of:=IF(AND([.DO$1]&gt;=[.$M18];[.DO$1]&lt;=[.$L18]);[.DO$1];&quot;&quot;)">
            <text:p/>
          </table:table-cell>
          <table:table-cell table:style-name="ce82" table:formula="of:=IF(AND([.DP$1]&gt;=[.$M18];[.DP$1]&lt;=[.$L18]);[.DP$1];&quot;&quot;)">
            <text:p/>
          </table:table-cell>
          <table:table-cell table:style-name="ce82" table:formula="of:=IF(AND([.DQ$1]&gt;=[.$M18];[.DQ$1]&lt;=[.$L18]);[.DQ$1];&quot;&quot;)">
            <text:p/>
          </table:table-cell>
          <table:table-cell table:style-name="ce82" table:formula="of:=IF(AND([.DR$1]&gt;=[.$M18];[.DR$1]&lt;=[.$L18]);[.DR$1];&quot;&quot;)">
            <text:p/>
          </table:table-cell>
          <table:table-cell table:style-name="ce82" table:formula="of:=IF(AND([.DS$1]&gt;=[.$M18];[.DS$1]&lt;=[.$L18]);[.DS$1];&quot;&quot;)">
            <text:p/>
          </table:table-cell>
          <table:table-cell table:style-name="ce82" table:formula="of:=IF(AND([.DT$1]&gt;=[.$M18];[.DT$1]&lt;=[.$L18]);[.DT$1];&quot;&quot;)">
            <text:p/>
          </table:table-cell>
          <table:table-cell table:style-name="ce82" table:formula="of:=IF(AND([.DU$1]&gt;=[.$M18];[.DU$1]&lt;=[.$L18]);[.DU$1];&quot;&quot;)">
            <text:p/>
          </table:table-cell>
          <table:table-cell table:style-name="ce84" table:formula="of:=IF(AND([.DV$1]&gt;=[.$M18];[.DV$1]&lt;=[.$L18]);[.DV$1];&quot;&quot;)">
            <text:p/>
          </table:table-cell>
          <table:table-cell table:style-name="ce84" table:formula="of:=IF(AND([.DW$1]&gt;=[.$M18];[.DW$1]&lt;=[.$L18]);[.DW$1];&quot;&quot;)">
            <text:p/>
          </table:table-cell>
          <table:table-cell table:style-name="ce84" table:formula="of:=IF(AND([.DX$1]&gt;=[.$M18];[.DX$1]&lt;=[.$L18]);[.DX$1];&quot;&quot;)">
            <text:p/>
          </table:table-cell>
          <table:table-cell table:style-name="ce84" table:formula="of:=IF(AND([.DY$1]&gt;=[.$M18];[.DY$1]&lt;=[.$L18]);[.DY$1];&quot;&quot;)">
            <text:p/>
          </table:table-cell>
          <table:table-cell table:style-name="ce84" table:formula="of:=IF(AND([.DZ$1]&gt;=[.$M18];[.DZ$1]&lt;=[.$L18]);[.DZ$1];&quot;&quot;)">
            <text:p/>
          </table:table-cell>
          <table:table-cell table:style-name="ce84" table:formula="of:=IF(AND([.EA$1]&gt;=[.$M18];[.EA$1]&lt;=[.$L18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9];[.$A:.$L];12;0)" office:value-type="float" office:value="14" calcext:value-type="float">
            <text:p>14</text:p>
          </table:table-cell>
          <table:table-cell table:style-name="ce6" table:formula="of:=VLOOKUP([.D19];[.$A:.$L];12;0)" office:value-type="float" office:value="15" calcext:value-type="float">
            <text:p>15</text:p>
          </table:table-cell>
          <table:table-cell table:style-name="ce6" table:formula="of:=VLOOKUP([.E19];[.$A:.$L];12;0)" office:value-type="float" office:value="17" calcext:value-type="float">
            <text:p>17</text:p>
          </table:table-cell>
          <table:table-cell table:style-name="ce6" table:formula="of:=VLOOKUP([.F19];[.$A:.$L];12;0)" office:value-type="float" office:value="7" calcext:value-type="float">
            <text:p>7</text:p>
          </table:table-cell>
          <table:table-cell table:style-name="ce7" table:formula="of:=MAX([.H19:.K19])+[.B19]+[.N19]" office:value-type="float" office:value="22" calcext:value-type="float">
            <text:p>22</text:p>
          </table:table-cell>
          <table:table-cell table:style-name="ce8" table:formula="of:=[.L19]-[.B19]+1" office:value-type="float" office:value="18" calcext:value-type="float">
            <text:p>18</text:p>
          </table:table-cell>
          <table:table-cell table:style-name="ce9"/>
          <table:table-cell table:style-name="ce11" table:formula="of:=IF(AND([.O$1]&gt;=[.$M19];[.O$1]&lt;=[.$L19]);[.O$1];&quot;&quot;)">
            <text:p/>
          </table:table-cell>
          <table:table-cell table:style-name="ce11" table:formula="of:=IF(AND([.P$1]&gt;=[.$M19];[.P$1]&lt;=[.$L19]);[.P$1];&quot;&quot;)">
            <text:p/>
          </table:table-cell>
          <table:table-cell table:style-name="ce11" table:formula="of:=IF(AND([.Q$1]&gt;=[.$M19];[.Q$1]&lt;=[.$L19]);[.Q$1];&quot;&quot;)">
            <text:p/>
          </table:table-cell>
          <table:table-cell table:style-name="ce11" table:formula="of:=IF(AND([.R$1]&gt;=[.$M19];[.R$1]&lt;=[.$L19]);[.R$1];&quot;&quot;)">
            <text:p/>
          </table:table-cell>
          <table:table-cell table:style-name="ce13" table:formula="of:=IF(AND([.S$1]&gt;=[.$M19];[.S$1]&lt;=[.$L19]);[.S$1];&quot;&quot;)">
            <text:p/>
          </table:table-cell>
          <table:table-cell table:style-name="ce13" table:formula="of:=IF(AND([.T$1]&gt;=[.$M19];[.T$1]&lt;=[.$L19]);[.T$1];&quot;&quot;)">
            <text:p/>
          </table:table-cell>
          <table:table-cell table:style-name="ce13" table:formula="of:=IF(AND([.U$1]&gt;=[.$M19];[.U$1]&lt;=[.$L19]);[.U$1];&quot;&quot;)">
            <text:p/>
          </table:table-cell>
          <table:table-cell table:style-name="ce13" table:formula="of:=IF(AND([.V$1]&gt;=[.$M19];[.V$1]&lt;=[.$L19]);[.V$1];&quot;&quot;)">
            <text:p/>
          </table:table-cell>
          <table:table-cell table:style-name="ce13" table:formula="of:=IF(AND([.W$1]&gt;=[.$M19];[.W$1]&lt;=[.$L19]);[.W$1];&quot;&quot;)">
            <text:p/>
          </table:table-cell>
          <table:table-cell table:style-name="ce13" table:formula="of:=IF(AND([.X$1]&gt;=[.$M19];[.X$1]&lt;=[.$L19]);[.X$1];&quot;&quot;)">
            <text:p/>
          </table:table-cell>
          <table:table-cell table:style-name="ce13" table:formula="of:=IF(AND([.Y$1]&gt;=[.$M19];[.Y$1]&lt;=[.$L19]);[.Y$1];&quot;&quot;)">
            <text:p/>
          </table:table-cell>
          <table:table-cell table:style-name="ce13" table:formula="of:=IF(AND([.Z$1]&gt;=[.$M19];[.Z$1]&lt;=[.$L19]);[.Z$1];&quot;&quot;)">
            <text:p/>
          </table:table-cell>
          <table:table-cell table:style-name="ce13" table:formula="of:=IF(AND([.AA$1]&gt;=[.$M19];[.AA$1]&lt;=[.$L19]);[.AA$1];&quot;&quot;)">
            <text:p/>
          </table:table-cell>
          <table:table-cell table:style-name="ce13" table:formula="of:=IF(AND([.AB$1]&gt;=[.$M19];[.AB$1]&lt;=[.$L19]);[.AB$1];&quot;&quot;)">
            <text:p/>
          </table:table-cell>
          <table:table-cell table:style-name="ce13" table:formula="of:=IF(AND([.AC$1]&gt;=[.$M19];[.AC$1]&lt;=[.$L19]);[.AC$1];&quot;&quot;)">
            <text:p/>
          </table:table-cell>
          <table:table-cell table:style-name="ce13" table:formula="of:=IF(AND([.AD$1]&gt;=[.$M19];[.AD$1]&lt;=[.$L19]);[.AD$1];&quot;&quot;)">
            <text:p/>
          </table:table-cell>
          <table:table-cell table:style-name="ce16" table:formula="of:=IF(AND([.AE$1]&gt;=[.$M19];[.AE$1]&lt;=[.$L19]);[.AE$1];&quot;&quot;)">
            <text:p/>
          </table:table-cell>
          <table:table-cell table:style-name="ce18" table:formula="of:=IF(AND([.AF$1]&gt;=[.$M19];[.AF$1]&lt;=[.$L19]);[.AF$1];&quot;&quot;)" office:value-type="float" office:value="18" calcext:value-type="float">
            <text:p>18</text:p>
          </table:table-cell>
          <table:table-cell table:style-name="ce18" table:formula="of:=IF(AND([.AG$1]&gt;=[.$M19];[.AG$1]&lt;=[.$L19]);[.AG$1];&quot;&quot;)" office:value-type="float" office:value="19" calcext:value-type="float">
            <text:p>19</text:p>
          </table:table-cell>
          <table:table-cell table:style-name="ce18" table:formula="of:=IF(AND([.AH$1]&gt;=[.$M19];[.AH$1]&lt;=[.$L19]);[.AH$1];&quot;&quot;)" office:value-type="float" office:value="20" calcext:value-type="float">
            <text:p>20</text:p>
          </table:table-cell>
          <table:table-cell table:style-name="ce18" table:formula="of:=IF(AND([.AI$1]&gt;=[.$M19];[.AI$1]&lt;=[.$L19]);[.AI$1];&quot;&quot;)" office:value-type="float" office:value="21" calcext:value-type="float">
            <text:p>21</text:p>
          </table:table-cell>
          <table:table-cell table:style-name="ce18" table:formula="of:=IF(AND([.AJ$1]&gt;=[.$M19];[.AJ$1]&lt;=[.$L19]);[.AJ$1];&quot;&quot;)" office:value-type="float" office:value="22" calcext:value-type="float">
            <text:p>22</text:p>
          </table:table-cell>
          <table:table-cell table:style-name="ce18" table:formula="of:=IF(AND([.AK$1]&gt;=[.$M19];[.AK$1]&lt;=[.$L19]);[.AK$1];&quot;&quot;)">
            <text:p/>
          </table:table-cell>
          <table:table-cell table:style-name="ce18" table:formula="of:=IF(AND([.AL$1]&gt;=[.$M19];[.AL$1]&lt;=[.$L19]);[.AL$1];&quot;&quot;)">
            <text:p/>
          </table:table-cell>
          <table:table-cell table:style-name="ce18" table:formula="of:=IF(AND([.AM$1]&gt;=[.$M19];[.AM$1]&lt;=[.$L19]);[.AM$1];&quot;&quot;)">
            <text:p/>
          </table:table-cell>
          <table:table-cell table:style-name="ce18" table:formula="of:=IF(AND([.AN$1]&gt;=[.$M19];[.AN$1]&lt;=[.$L19]);[.AN$1];&quot;&quot;)">
            <text:p/>
          </table:table-cell>
          <table:table-cell table:style-name="ce18" table:formula="of:=IF(AND([.AO$1]&gt;=[.$M19];[.AO$1]&lt;=[.$L19]);[.AO$1];&quot;&quot;)">
            <text:p/>
          </table:table-cell>
          <table:table-cell table:style-name="ce18" table:formula="of:=IF(AND([.AP$1]&gt;=[.$M19];[.AP$1]&lt;=[.$L19]);[.AP$1];&quot;&quot;)">
            <text:p/>
          </table:table-cell>
          <table:table-cell table:style-name="ce18" table:formula="of:=IF(AND([.AQ$1]&gt;=[.$M19];[.AQ$1]&lt;=[.$L19]);[.AQ$1];&quot;&quot;)">
            <text:p/>
          </table:table-cell>
          <table:table-cell table:style-name="ce18" table:formula="of:=IF(AND([.AR$1]&gt;=[.$M19];[.AR$1]&lt;=[.$L19]);[.AR$1];&quot;&quot;)">
            <text:p/>
          </table:table-cell>
          <table:table-cell table:style-name="ce20" table:formula="of:=IF(AND([.AS$1]&gt;=[.$M19];[.AS$1]&lt;=[.$L19]);[.AS$1];&quot;&quot;)">
            <text:p/>
          </table:table-cell>
          <table:table-cell table:style-name="ce24" table:formula="of:=IF(AND([.AT$1]&gt;=[.$M19];[.AT$1]&lt;=[.$L19]);[.AT$1];&quot;&quot;)">
            <text:p/>
          </table:table-cell>
          <table:table-cell table:style-name="ce26" table:formula="of:=IF(AND([.AU$1]&gt;=[.$M19];[.AU$1]&lt;=[.$L19]);[.AU$1];&quot;&quot;)">
            <text:p/>
          </table:table-cell>
          <table:table-cell table:style-name="ce26" table:formula="of:=IF(AND([.AV$1]&gt;=[.$M19];[.AV$1]&lt;=[.$L19]);[.AV$1];&quot;&quot;)">
            <text:p/>
          </table:table-cell>
          <table:table-cell table:style-name="ce28" table:formula="of:=IF(AND([.AW$1]&gt;=[.$M19];[.AW$1]&lt;=[.$L19]);[.AW$1];&quot;&quot;)">
            <text:p/>
          </table:table-cell>
          <table:table-cell table:style-name="ce30" table:formula="of:=IF(AND([.AX$1]&gt;=[.$M19];[.AX$1]&lt;=[.$L19]);[.AX$1];&quot;&quot;)">
            <text:p/>
          </table:table-cell>
          <table:table-cell table:style-name="ce32" table:formula="of:=IF(AND([.AY$1]&gt;=[.$M19];[.AY$1]&lt;=[.$L19]);[.AY$1];&quot;&quot;)">
            <text:p/>
          </table:table-cell>
          <table:table-cell table:style-name="ce34" table:formula="of:=IF(AND([.AZ$1]&gt;=[.$M19];[.AZ$1]&lt;=[.$L19]);[.AZ$1];&quot;&quot;)">
            <text:p/>
          </table:table-cell>
          <table:table-cell table:style-name="ce36" table:formula="of:=IF(AND([.BA$1]&gt;=[.$M19];[.BA$1]&lt;=[.$L19]);[.BA$1];&quot;&quot;)">
            <text:p/>
          </table:table-cell>
          <table:table-cell table:style-name="ce36" table:formula="of:=IF(AND([.BB$1]&gt;=[.$M19];[.BB$1]&lt;=[.$L19]);[.BB$1];&quot;&quot;)">
            <text:p/>
          </table:table-cell>
          <table:table-cell table:style-name="ce38" table:formula="of:=IF(AND([.BC$1]&gt;=[.$M19];[.BC$1]&lt;=[.$L19]);[.BC$1];&quot;&quot;)">
            <text:p/>
          </table:table-cell>
          <table:table-cell table:style-name="ce38" table:formula="of:=IF(AND([.BD$1]&gt;=[.$M19];[.BD$1]&lt;=[.$L19]);[.BD$1];&quot;&quot;)">
            <text:p/>
          </table:table-cell>
          <table:table-cell table:style-name="ce40" table:formula="of:=IF(AND([.BE$1]&gt;=[.$M19];[.BE$1]&lt;=[.$L19]);[.BE$1];&quot;&quot;)">
            <text:p/>
          </table:table-cell>
          <table:table-cell table:style-name="ce42" table:formula="of:=IF(AND([.BF$1]&gt;=[.$M19];[.BF$1]&lt;=[.$L19]);[.BF$1];&quot;&quot;)">
            <text:p/>
          </table:table-cell>
          <table:table-cell table:style-name="ce44" table:formula="of:=IF(AND([.BG$1]&gt;=[.$M19];[.BG$1]&lt;=[.$L19]);[.BG$1];&quot;&quot;)">
            <text:p/>
          </table:table-cell>
          <table:table-cell table:style-name="ce44" table:formula="of:=IF(AND([.BH$1]&gt;=[.$M19];[.BH$1]&lt;=[.$L19]);[.BH$1];&quot;&quot;)">
            <text:p/>
          </table:table-cell>
          <table:table-cell table:style-name="ce44" table:formula="of:=IF(AND([.BI$1]&gt;=[.$M19];[.BI$1]&lt;=[.$L19]);[.BI$1];&quot;&quot;)">
            <text:p/>
          </table:table-cell>
          <table:table-cell table:style-name="ce46" table:formula="of:=IF(AND([.BJ$1]&gt;=[.$M19];[.BJ$1]&lt;=[.$L19]);[.BJ$1];&quot;&quot;)">
            <text:p/>
          </table:table-cell>
          <table:table-cell table:style-name="ce48" table:formula="of:=IF(AND([.BK$1]&gt;=[.$M19];[.BK$1]&lt;=[.$L19]);[.BK$1];&quot;&quot;)">
            <text:p/>
          </table:table-cell>
          <table:table-cell table:style-name="ce48" table:formula="of:=IF(AND([.BL$1]&gt;=[.$M19];[.BL$1]&lt;=[.$L19]);[.BL$1];&quot;&quot;)">
            <text:p/>
          </table:table-cell>
          <table:table-cell table:style-name="ce50" table:formula="of:=IF(AND([.BM$1]&gt;=[.$M19];[.BM$1]&lt;=[.$L19]);[.BM$1];&quot;&quot;)">
            <text:p/>
          </table:table-cell>
          <table:table-cell table:style-name="ce50" table:formula="of:=IF(AND([.BN$1]&gt;=[.$M19];[.BN$1]&lt;=[.$L19]);[.BN$1];&quot;&quot;)">
            <text:p/>
          </table:table-cell>
          <table:table-cell table:style-name="ce50" table:formula="of:=IF(AND([.BO$1]&gt;=[.$M19];[.BO$1]&lt;=[.$L19]);[.BO$1];&quot;&quot;)">
            <text:p/>
          </table:table-cell>
          <table:table-cell table:style-name="ce52" table:formula="of:=IF(AND([.BP$1]&gt;=[.$M19];[.BP$1]&lt;=[.$L19]);[.BP$1];&quot;&quot;)">
            <text:p/>
          </table:table-cell>
          <table:table-cell table:style-name="ce54" table:formula="of:=IF(AND([.BQ$1]&gt;=[.$M19];[.BQ$1]&lt;=[.$L19]);[.BQ$1];&quot;&quot;)">
            <text:p/>
          </table:table-cell>
          <table:table-cell table:style-name="ce54" table:formula="of:=IF(AND([.BR$1]&gt;=[.$M19];[.BR$1]&lt;=[.$L19]);[.BR$1];&quot;&quot;)">
            <text:p/>
          </table:table-cell>
          <table:table-cell table:style-name="ce54" table:formula="of:=IF(AND([.BS$1]&gt;=[.$M19];[.BS$1]&lt;=[.$L19]);[.BS$1];&quot;&quot;)">
            <text:p/>
          </table:table-cell>
          <table:table-cell table:style-name="ce56" table:formula="of:=IF(AND([.BT$1]&gt;=[.$M19];[.BT$1]&lt;=[.$L19]);[.BT$1];&quot;&quot;)">
            <text:p/>
          </table:table-cell>
          <table:table-cell table:style-name="ce58" table:formula="of:=IF(AND([.BU$1]&gt;=[.$M19];[.BU$1]&lt;=[.$L19]);[.BU$1];&quot;&quot;)">
            <text:p/>
          </table:table-cell>
          <table:table-cell table:style-name="ce60" table:formula="of:=IF(AND([.BV$1]&gt;=[.$M19];[.BV$1]&lt;=[.$L19]);[.BV$1];&quot;&quot;)">
            <text:p/>
          </table:table-cell>
          <table:table-cell table:style-name="ce60" table:formula="of:=IF(AND([.BW$1]&gt;=[.$M19];[.BW$1]&lt;=[.$L19]);[.BW$1];&quot;&quot;)">
            <text:p/>
          </table:table-cell>
          <table:table-cell table:style-name="ce62" table:formula="of:=IF(AND([.BX$1]&gt;=[.$M19];[.BX$1]&lt;=[.$L19]);[.BX$1];&quot;&quot;)">
            <text:p/>
          </table:table-cell>
          <table:table-cell table:style-name="ce62" table:formula="of:=IF(AND([.BY$1]&gt;=[.$M19];[.BY$1]&lt;=[.$L19]);[.BY$1];&quot;&quot;)">
            <text:p/>
          </table:table-cell>
          <table:table-cell table:style-name="ce64" table:formula="of:=IF(AND([.BZ$1]&gt;=[.$M19];[.BZ$1]&lt;=[.$L19]);[.BZ$1];&quot;&quot;)">
            <text:p/>
          </table:table-cell>
          <table:table-cell table:style-name="ce66" table:formula="of:=IF(AND([.CA$1]&gt;=[.$M19];[.CA$1]&lt;=[.$L19]);[.CA$1];&quot;&quot;)">
            <text:p/>
          </table:table-cell>
          <table:table-cell table:style-name="ce68" table:formula="of:=IF(AND([.CB$1]&gt;=[.$M19];[.CB$1]&lt;=[.$L19]);[.CB$1];&quot;&quot;)">
            <text:p/>
          </table:table-cell>
          <table:table-cell table:style-name="ce68" table:formula="of:=IF(AND([.CC$1]&gt;=[.$M19];[.CC$1]&lt;=[.$L19]);[.CC$1];&quot;&quot;)">
            <text:p/>
          </table:table-cell>
          <table:table-cell table:style-name="ce68" table:formula="of:=IF(AND([.CD$1]&gt;=[.$M19];[.CD$1]&lt;=[.$L19]);[.CD$1];&quot;&quot;)">
            <text:p/>
          </table:table-cell>
          <table:table-cell table:style-name="ce68" table:formula="of:=IF(AND([.CE$1]&gt;=[.$M19];[.CE$1]&lt;=[.$L19]);[.CE$1];&quot;&quot;)">
            <text:p/>
          </table:table-cell>
          <table:table-cell table:style-name="ce68" table:formula="of:=IF(AND([.CF$1]&gt;=[.$M19];[.CF$1]&lt;=[.$L19]);[.CF$1];&quot;&quot;)">
            <text:p/>
          </table:table-cell>
          <table:table-cell table:style-name="ce68" table:formula="of:=IF(AND([.CG$1]&gt;=[.$M19];[.CG$1]&lt;=[.$L19]);[.CG$1];&quot;&quot;)">
            <text:p/>
          </table:table-cell>
          <table:table-cell table:style-name="ce70" table:formula="of:=IF(AND([.CH$1]&gt;=[.$M19];[.CH$1]&lt;=[.$L19]);[.CH$1];&quot;&quot;)">
            <text:p/>
          </table:table-cell>
          <table:table-cell table:style-name="ce70" table:formula="of:=IF(AND([.CI$1]&gt;=[.$M19];[.CI$1]&lt;=[.$L19]);[.CI$1];&quot;&quot;)">
            <text:p/>
          </table:table-cell>
          <table:table-cell table:style-name="ce70" table:formula="of:=IF(AND([.CJ$1]&gt;=[.$M19];[.CJ$1]&lt;=[.$L19]);[.CJ$1];&quot;&quot;)">
            <text:p/>
          </table:table-cell>
          <table:table-cell table:style-name="ce72" table:formula="of:=IF(AND([.CK$1]&gt;=[.$M19];[.CK$1]&lt;=[.$L19]);[.CK$1];&quot;&quot;)">
            <text:p/>
          </table:table-cell>
          <table:table-cell table:style-name="ce74" table:formula="of:=IF(AND([.CL$1]&gt;=[.$M19];[.CL$1]&lt;=[.$L19]);[.CL$1];&quot;&quot;)">
            <text:p/>
          </table:table-cell>
          <table:table-cell table:style-name="ce74" table:formula="of:=IF(AND([.CM$1]&gt;=[.$M19];[.CM$1]&lt;=[.$L19]);[.CM$1];&quot;&quot;)">
            <text:p/>
          </table:table-cell>
          <table:table-cell table:style-name="ce76" table:formula="of:=IF(AND([.CN$1]&gt;=[.$M19];[.CN$1]&lt;=[.$L19]);[.CN$1];&quot;&quot;)">
            <text:p/>
          </table:table-cell>
          <table:table-cell table:style-name="ce76" table:formula="of:=IF(AND([.CO$1]&gt;=[.$M19];[.CO$1]&lt;=[.$L19]);[.CO$1];&quot;&quot;)">
            <text:p/>
          </table:table-cell>
          <table:table-cell table:style-name="ce79" table:formula="of:=IF(AND([.CP$1]&gt;=[.$M19];[.CP$1]&lt;=[.$L19]);[.CP$1];&quot;&quot;)">
            <text:p/>
          </table:table-cell>
          <table:table-cell table:style-name="ce82" table:formula="of:=IF(AND([.CQ$1]&gt;=[.$M19];[.CQ$1]&lt;=[.$L19]);[.CQ$1];&quot;&quot;)">
            <text:p/>
          </table:table-cell>
          <table:table-cell table:style-name="ce82" table:formula="of:=IF(AND([.CR$1]&gt;=[.$M19];[.CR$1]&lt;=[.$L19]);[.CR$1];&quot;&quot;)">
            <text:p/>
          </table:table-cell>
          <table:table-cell table:style-name="ce82" table:formula="of:=IF(AND([.CS$1]&gt;=[.$M19];[.CS$1]&lt;=[.$L19]);[.CS$1];&quot;&quot;)">
            <text:p/>
          </table:table-cell>
          <table:table-cell table:style-name="ce82" table:formula="of:=IF(AND([.CT$1]&gt;=[.$M19];[.CT$1]&lt;=[.$L19]);[.CT$1];&quot;&quot;)">
            <text:p/>
          </table:table-cell>
          <table:table-cell table:style-name="ce82" table:formula="of:=IF(AND([.CU$1]&gt;=[.$M19];[.CU$1]&lt;=[.$L19]);[.CU$1];&quot;&quot;)">
            <text:p/>
          </table:table-cell>
          <table:table-cell table:style-name="ce82" table:formula="of:=IF(AND([.CV$1]&gt;=[.$M19];[.CV$1]&lt;=[.$L19]);[.CV$1];&quot;&quot;)">
            <text:p/>
          </table:table-cell>
          <table:table-cell table:style-name="ce82" table:formula="of:=IF(AND([.CW$1]&gt;=[.$M19];[.CW$1]&lt;=[.$L19]);[.CW$1];&quot;&quot;)">
            <text:p/>
          </table:table-cell>
          <table:table-cell table:style-name="ce82" table:formula="of:=IF(AND([.CX$1]&gt;=[.$M19];[.CX$1]&lt;=[.$L19]);[.CX$1];&quot;&quot;)">
            <text:p/>
          </table:table-cell>
          <table:table-cell table:style-name="ce82" table:formula="of:=IF(AND([.CY$1]&gt;=[.$M19];[.CY$1]&lt;=[.$L19]);[.CY$1];&quot;&quot;)">
            <text:p/>
          </table:table-cell>
          <table:table-cell table:style-name="ce82" table:formula="of:=IF(AND([.CZ$1]&gt;=[.$M19];[.CZ$1]&lt;=[.$L19]);[.CZ$1];&quot;&quot;)">
            <text:p/>
          </table:table-cell>
          <table:table-cell table:style-name="ce82" table:formula="of:=IF(AND([.DA$1]&gt;=[.$M19];[.DA$1]&lt;=[.$L19]);[.DA$1];&quot;&quot;)">
            <text:p/>
          </table:table-cell>
          <table:table-cell table:style-name="ce82" table:formula="of:=IF(AND([.DB$1]&gt;=[.$M19];[.DB$1]&lt;=[.$L19]);[.DB$1];&quot;&quot;)">
            <text:p/>
          </table:table-cell>
          <table:table-cell table:style-name="ce82" table:formula="of:=IF(AND([.DC$1]&gt;=[.$M19];[.DC$1]&lt;=[.$L19]);[.DC$1];&quot;&quot;)">
            <text:p/>
          </table:table-cell>
          <table:table-cell table:style-name="ce82" table:formula="of:=IF(AND([.DD$1]&gt;=[.$M19];[.DD$1]&lt;=[.$L19]);[.DD$1];&quot;&quot;)">
            <text:p/>
          </table:table-cell>
          <table:table-cell table:style-name="ce82" table:formula="of:=IF(AND([.DE$1]&gt;=[.$M19];[.DE$1]&lt;=[.$L19]);[.DE$1];&quot;&quot;)">
            <text:p/>
          </table:table-cell>
          <table:table-cell table:style-name="ce82" table:formula="of:=IF(AND([.DF$1]&gt;=[.$M19];[.DF$1]&lt;=[.$L19]);[.DF$1];&quot;&quot;)">
            <text:p/>
          </table:table-cell>
          <table:table-cell table:style-name="ce82" table:formula="of:=IF(AND([.DG$1]&gt;=[.$M19];[.DG$1]&lt;=[.$L19]);[.DG$1];&quot;&quot;)">
            <text:p/>
          </table:table-cell>
          <table:table-cell table:style-name="ce82" table:formula="of:=IF(AND([.DH$1]&gt;=[.$M19];[.DH$1]&lt;=[.$L19]);[.DH$1];&quot;&quot;)">
            <text:p/>
          </table:table-cell>
          <table:table-cell table:style-name="ce82" table:formula="of:=IF(AND([.DI$1]&gt;=[.$M19];[.DI$1]&lt;=[.$L19]);[.DI$1];&quot;&quot;)">
            <text:p/>
          </table:table-cell>
          <table:table-cell table:style-name="ce82" table:formula="of:=IF(AND([.DJ$1]&gt;=[.$M19];[.DJ$1]&lt;=[.$L19]);[.DJ$1];&quot;&quot;)">
            <text:p/>
          </table:table-cell>
          <table:table-cell table:style-name="ce82" table:formula="of:=IF(AND([.DK$1]&gt;=[.$M19];[.DK$1]&lt;=[.$L19]);[.DK$1];&quot;&quot;)">
            <text:p/>
          </table:table-cell>
          <table:table-cell table:style-name="ce82" table:formula="of:=IF(AND([.DL$1]&gt;=[.$M19];[.DL$1]&lt;=[.$L19]);[.DL$1];&quot;&quot;)">
            <text:p/>
          </table:table-cell>
          <table:table-cell table:style-name="ce82" table:formula="of:=IF(AND([.DM$1]&gt;=[.$M19];[.DM$1]&lt;=[.$L19]);[.DM$1];&quot;&quot;)">
            <text:p/>
          </table:table-cell>
          <table:table-cell table:style-name="ce82" table:formula="of:=IF(AND([.DN$1]&gt;=[.$M19];[.DN$1]&lt;=[.$L19]);[.DN$1];&quot;&quot;)">
            <text:p/>
          </table:table-cell>
          <table:table-cell table:style-name="ce82" table:formula="of:=IF(AND([.DO$1]&gt;=[.$M19];[.DO$1]&lt;=[.$L19]);[.DO$1];&quot;&quot;)">
            <text:p/>
          </table:table-cell>
          <table:table-cell table:style-name="ce82" table:formula="of:=IF(AND([.DP$1]&gt;=[.$M19];[.DP$1]&lt;=[.$L19]);[.DP$1];&quot;&quot;)">
            <text:p/>
          </table:table-cell>
          <table:table-cell table:style-name="ce82" table:formula="of:=IF(AND([.DQ$1]&gt;=[.$M19];[.DQ$1]&lt;=[.$L19]);[.DQ$1];&quot;&quot;)">
            <text:p/>
          </table:table-cell>
          <table:table-cell table:style-name="ce82" table:formula="of:=IF(AND([.DR$1]&gt;=[.$M19];[.DR$1]&lt;=[.$L19]);[.DR$1];&quot;&quot;)">
            <text:p/>
          </table:table-cell>
          <table:table-cell table:style-name="ce82" table:formula="of:=IF(AND([.DS$1]&gt;=[.$M19];[.DS$1]&lt;=[.$L19]);[.DS$1];&quot;&quot;)">
            <text:p/>
          </table:table-cell>
          <table:table-cell table:style-name="ce82" table:formula="of:=IF(AND([.DT$1]&gt;=[.$M19];[.DT$1]&lt;=[.$L19]);[.DT$1];&quot;&quot;)">
            <text:p/>
          </table:table-cell>
          <table:table-cell table:style-name="ce82" table:formula="of:=IF(AND([.DU$1]&gt;=[.$M19];[.DU$1]&lt;=[.$L19]);[.DU$1];&quot;&quot;)">
            <text:p/>
          </table:table-cell>
          <table:table-cell table:style-name="ce84" table:formula="of:=IF(AND([.DV$1]&gt;=[.$M19];[.DV$1]&lt;=[.$L19]);[.DV$1];&quot;&quot;)">
            <text:p/>
          </table:table-cell>
          <table:table-cell table:style-name="ce84" table:formula="of:=IF(AND([.DW$1]&gt;=[.$M19];[.DW$1]&lt;=[.$L19]);[.DW$1];&quot;&quot;)">
            <text:p/>
          </table:table-cell>
          <table:table-cell table:style-name="ce84" table:formula="of:=IF(AND([.DX$1]&gt;=[.$M19];[.DX$1]&lt;=[.$L19]);[.DX$1];&quot;&quot;)">
            <text:p/>
          </table:table-cell>
          <table:table-cell table:style-name="ce84" table:formula="of:=IF(AND([.DY$1]&gt;=[.$M19];[.DY$1]&lt;=[.$L19]);[.DY$1];&quot;&quot;)">
            <text:p/>
          </table:table-cell>
          <table:table-cell table:style-name="ce84" table:formula="of:=IF(AND([.DZ$1]&gt;=[.$M19];[.DZ$1]&lt;=[.$L19]);[.DZ$1];&quot;&quot;)">
            <text:p/>
          </table:table-cell>
          <table:table-cell table:style-name="ce84" table:formula="of:=IF(AND([.EA$1]&gt;=[.$M19];[.EA$1]&lt;=[.$L19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formula="of:=VLOOKUP([.C20];[.$A:.$L];12;0)" office:value-type="float" office:value="8" calcext:value-type="float">
            <text:p>8</text:p>
          </table:table-cell>
          <table:table-cell table:style-name="ce6" table:formula="of:=VLOOKUP([.D20];[.$A:.$L];12;0)" office:value-type="float" office:value="13" calcext:value-type="float">
            <text:p>13</text:p>
          </table:table-cell>
          <table:table-cell table:style-name="ce6" table:formula="of:=VLOOKUP([.E20];[.$A:.$L];12;0)" office:value-type="float" office:value="14" calcext:value-type="float">
            <text:p>14</text:p>
          </table:table-cell>
          <table:table-cell table:style-name="ce6" table:formula="of:=VLOOKUP([.F20];[.$A:.$L];12;0)" office:value-type="float" office:value="30" calcext:value-type="float">
            <text:p>30</text:p>
          </table:table-cell>
          <table:table-cell table:style-name="ce7" table:formula="of:=MAX([.H20:.K20])+[.B20]+[.N20]" office:value-type="float" office:value="34" calcext:value-type="float">
            <text:p>34</text:p>
          </table:table-cell>
          <table:table-cell table:style-name="ce8" table:formula="of:=[.L20]-[.B20]+1" office:value-type="float" office:value="31" calcext:value-type="float">
            <text:p>31</text:p>
          </table:table-cell>
          <table:table-cell table:style-name="ce9"/>
          <table:table-cell table:style-name="ce11" table:formula="of:=IF(AND([.O$1]&gt;=[.$M20];[.O$1]&lt;=[.$L20]);[.O$1];&quot;&quot;)">
            <text:p/>
          </table:table-cell>
          <table:table-cell table:style-name="ce11" table:formula="of:=IF(AND([.P$1]&gt;=[.$M20];[.P$1]&lt;=[.$L20]);[.P$1];&quot;&quot;)">
            <text:p/>
          </table:table-cell>
          <table:table-cell table:style-name="ce11" table:formula="of:=IF(AND([.Q$1]&gt;=[.$M20];[.Q$1]&lt;=[.$L20]);[.Q$1];&quot;&quot;)">
            <text:p/>
          </table:table-cell>
          <table:table-cell table:style-name="ce11" table:formula="of:=IF(AND([.R$1]&gt;=[.$M20];[.R$1]&lt;=[.$L20]);[.R$1];&quot;&quot;)">
            <text:p/>
          </table:table-cell>
          <table:table-cell table:style-name="ce13" table:formula="of:=IF(AND([.S$1]&gt;=[.$M20];[.S$1]&lt;=[.$L20]);[.S$1];&quot;&quot;)">
            <text:p/>
          </table:table-cell>
          <table:table-cell table:style-name="ce13" table:formula="of:=IF(AND([.T$1]&gt;=[.$M20];[.T$1]&lt;=[.$L20]);[.T$1];&quot;&quot;)">
            <text:p/>
          </table:table-cell>
          <table:table-cell table:style-name="ce13" table:formula="of:=IF(AND([.U$1]&gt;=[.$M20];[.U$1]&lt;=[.$L20]);[.U$1];&quot;&quot;)">
            <text:p/>
          </table:table-cell>
          <table:table-cell table:style-name="ce13" table:formula="of:=IF(AND([.V$1]&gt;=[.$M20];[.V$1]&lt;=[.$L20]);[.V$1];&quot;&quot;)">
            <text:p/>
          </table:table-cell>
          <table:table-cell table:style-name="ce13" table:formula="of:=IF(AND([.W$1]&gt;=[.$M20];[.W$1]&lt;=[.$L20]);[.W$1];&quot;&quot;)">
            <text:p/>
          </table:table-cell>
          <table:table-cell table:style-name="ce13" table:formula="of:=IF(AND([.X$1]&gt;=[.$M20];[.X$1]&lt;=[.$L20]);[.X$1];&quot;&quot;)">
            <text:p/>
          </table:table-cell>
          <table:table-cell table:style-name="ce13" table:formula="of:=IF(AND([.Y$1]&gt;=[.$M20];[.Y$1]&lt;=[.$L20]);[.Y$1];&quot;&quot;)">
            <text:p/>
          </table:table-cell>
          <table:table-cell table:style-name="ce13" table:formula="of:=IF(AND([.Z$1]&gt;=[.$M20];[.Z$1]&lt;=[.$L20]);[.Z$1];&quot;&quot;)">
            <text:p/>
          </table:table-cell>
          <table:table-cell table:style-name="ce13" table:formula="of:=IF(AND([.AA$1]&gt;=[.$M20];[.AA$1]&lt;=[.$L20]);[.AA$1];&quot;&quot;)">
            <text:p/>
          </table:table-cell>
          <table:table-cell table:style-name="ce13" table:formula="of:=IF(AND([.AB$1]&gt;=[.$M20];[.AB$1]&lt;=[.$L20]);[.AB$1];&quot;&quot;)">
            <text:p/>
          </table:table-cell>
          <table:table-cell table:style-name="ce13" table:formula="of:=IF(AND([.AC$1]&gt;=[.$M20];[.AC$1]&lt;=[.$L20]);[.AC$1];&quot;&quot;)">
            <text:p/>
          </table:table-cell>
          <table:table-cell table:style-name="ce13" table:formula="of:=IF(AND([.AD$1]&gt;=[.$M20];[.AD$1]&lt;=[.$L20]);[.AD$1];&quot;&quot;)">
            <text:p/>
          </table:table-cell>
          <table:table-cell table:style-name="ce16" table:formula="of:=IF(AND([.AE$1]&gt;=[.$M20];[.AE$1]&lt;=[.$L20]);[.AE$1];&quot;&quot;)">
            <text:p/>
          </table:table-cell>
          <table:table-cell table:style-name="ce18" table:formula="of:=IF(AND([.AF$1]&gt;=[.$M20];[.AF$1]&lt;=[.$L20]);[.AF$1];&quot;&quot;)">
            <text:p/>
          </table:table-cell>
          <table:table-cell table:style-name="ce18" table:formula="of:=IF(AND([.AG$1]&gt;=[.$M20];[.AG$1]&lt;=[.$L20]);[.AG$1];&quot;&quot;)">
            <text:p/>
          </table:table-cell>
          <table:table-cell table:style-name="ce18" table:formula="of:=IF(AND([.AH$1]&gt;=[.$M20];[.AH$1]&lt;=[.$L20]);[.AH$1];&quot;&quot;)">
            <text:p/>
          </table:table-cell>
          <table:table-cell table:style-name="ce18" table:formula="of:=IF(AND([.AI$1]&gt;=[.$M20];[.AI$1]&lt;=[.$L20]);[.AI$1];&quot;&quot;)">
            <text:p/>
          </table:table-cell>
          <table:table-cell table:style-name="ce18" table:formula="of:=IF(AND([.AJ$1]&gt;=[.$M20];[.AJ$1]&lt;=[.$L20]);[.AJ$1];&quot;&quot;)">
            <text:p/>
          </table:table-cell>
          <table:table-cell table:style-name="ce18" table:formula="of:=IF(AND([.AK$1]&gt;=[.$M20];[.AK$1]&lt;=[.$L20]);[.AK$1];&quot;&quot;)">
            <text:p/>
          </table:table-cell>
          <table:table-cell table:style-name="ce18" table:formula="of:=IF(AND([.AL$1]&gt;=[.$M20];[.AL$1]&lt;=[.$L20]);[.AL$1];&quot;&quot;)">
            <text:p/>
          </table:table-cell>
          <table:table-cell table:style-name="ce18" table:formula="of:=IF(AND([.AM$1]&gt;=[.$M20];[.AM$1]&lt;=[.$L20]);[.AM$1];&quot;&quot;)">
            <text:p/>
          </table:table-cell>
          <table:table-cell table:style-name="ce18" table:formula="of:=IF(AND([.AN$1]&gt;=[.$M20];[.AN$1]&lt;=[.$L20]);[.AN$1];&quot;&quot;)">
            <text:p/>
          </table:table-cell>
          <table:table-cell table:style-name="ce18" table:formula="of:=IF(AND([.AO$1]&gt;=[.$M20];[.AO$1]&lt;=[.$L20]);[.AO$1];&quot;&quot;)">
            <text:p/>
          </table:table-cell>
          <table:table-cell table:style-name="ce18" table:formula="of:=IF(AND([.AP$1]&gt;=[.$M20];[.AP$1]&lt;=[.$L20]);[.AP$1];&quot;&quot;)">
            <text:p/>
          </table:table-cell>
          <table:table-cell table:style-name="ce18" table:formula="of:=IF(AND([.AQ$1]&gt;=[.$M20];[.AQ$1]&lt;=[.$L20]);[.AQ$1];&quot;&quot;)">
            <text:p/>
          </table:table-cell>
          <table:table-cell table:style-name="ce18" table:formula="of:=IF(AND([.AR$1]&gt;=[.$M20];[.AR$1]&lt;=[.$L20]);[.AR$1];&quot;&quot;)">
            <text:p/>
          </table:table-cell>
          <table:table-cell table:style-name="ce22" table:formula="of:=IF(AND([.AS$1]&gt;=[.$M20];[.AS$1]&lt;=[.$L20]);[.AS$1];&quot;&quot;)" office:value-type="float" office:value="31" calcext:value-type="float">
            <text:p>31</text:p>
          </table:table-cell>
          <table:table-cell table:style-name="ce22" table:formula="of:=IF(AND([.AT$1]&gt;=[.$M20];[.AT$1]&lt;=[.$L20]);[.AT$1];&quot;&quot;)" office:value-type="float" office:value="32" calcext:value-type="float">
            <text:p>32</text:p>
          </table:table-cell>
          <table:table-cell table:style-name="ce22" table:formula="of:=IF(AND([.AU$1]&gt;=[.$M20];[.AU$1]&lt;=[.$L20]);[.AU$1];&quot;&quot;)" office:value-type="float" office:value="33" calcext:value-type="float">
            <text:p>33</text:p>
          </table:table-cell>
          <table:table-cell table:style-name="ce22" table:formula="of:=IF(AND([.AV$1]&gt;=[.$M20];[.AV$1]&lt;=[.$L20]);[.AV$1];&quot;&quot;)" office:value-type="float" office:value="34" calcext:value-type="float">
            <text:p>34</text:p>
          </table:table-cell>
          <table:table-cell table:style-name="ce28" table:formula="of:=IF(AND([.AW$1]&gt;=[.$M20];[.AW$1]&lt;=[.$L20]);[.AW$1];&quot;&quot;)">
            <text:p/>
          </table:table-cell>
          <table:table-cell table:style-name="ce30" table:formula="of:=IF(AND([.AX$1]&gt;=[.$M20];[.AX$1]&lt;=[.$L20]);[.AX$1];&quot;&quot;)">
            <text:p/>
          </table:table-cell>
          <table:table-cell table:style-name="ce32" table:formula="of:=IF(AND([.AY$1]&gt;=[.$M20];[.AY$1]&lt;=[.$L20]);[.AY$1];&quot;&quot;)">
            <text:p/>
          </table:table-cell>
          <table:table-cell table:style-name="ce34" table:formula="of:=IF(AND([.AZ$1]&gt;=[.$M20];[.AZ$1]&lt;=[.$L20]);[.AZ$1];&quot;&quot;)">
            <text:p/>
          </table:table-cell>
          <table:table-cell table:style-name="ce36" table:formula="of:=IF(AND([.BA$1]&gt;=[.$M20];[.BA$1]&lt;=[.$L20]);[.BA$1];&quot;&quot;)">
            <text:p/>
          </table:table-cell>
          <table:table-cell table:style-name="ce36" table:formula="of:=IF(AND([.BB$1]&gt;=[.$M20];[.BB$1]&lt;=[.$L20]);[.BB$1];&quot;&quot;)">
            <text:p/>
          </table:table-cell>
          <table:table-cell table:style-name="ce38" table:formula="of:=IF(AND([.BC$1]&gt;=[.$M20];[.BC$1]&lt;=[.$L20]);[.BC$1];&quot;&quot;)">
            <text:p/>
          </table:table-cell>
          <table:table-cell table:style-name="ce38" table:formula="of:=IF(AND([.BD$1]&gt;=[.$M20];[.BD$1]&lt;=[.$L20]);[.BD$1];&quot;&quot;)">
            <text:p/>
          </table:table-cell>
          <table:table-cell table:style-name="ce40" table:formula="of:=IF(AND([.BE$1]&gt;=[.$M20];[.BE$1]&lt;=[.$L20]);[.BE$1];&quot;&quot;)">
            <text:p/>
          </table:table-cell>
          <table:table-cell table:style-name="ce42" table:formula="of:=IF(AND([.BF$1]&gt;=[.$M20];[.BF$1]&lt;=[.$L20]);[.BF$1];&quot;&quot;)">
            <text:p/>
          </table:table-cell>
          <table:table-cell table:style-name="ce44" table:formula="of:=IF(AND([.BG$1]&gt;=[.$M20];[.BG$1]&lt;=[.$L20]);[.BG$1];&quot;&quot;)">
            <text:p/>
          </table:table-cell>
          <table:table-cell table:style-name="ce44" table:formula="of:=IF(AND([.BH$1]&gt;=[.$M20];[.BH$1]&lt;=[.$L20]);[.BH$1];&quot;&quot;)">
            <text:p/>
          </table:table-cell>
          <table:table-cell table:style-name="ce44" table:formula="of:=IF(AND([.BI$1]&gt;=[.$M20];[.BI$1]&lt;=[.$L20]);[.BI$1];&quot;&quot;)">
            <text:p/>
          </table:table-cell>
          <table:table-cell table:style-name="ce46" table:formula="of:=IF(AND([.BJ$1]&gt;=[.$M20];[.BJ$1]&lt;=[.$L20]);[.BJ$1];&quot;&quot;)">
            <text:p/>
          </table:table-cell>
          <table:table-cell table:style-name="ce48" table:formula="of:=IF(AND([.BK$1]&gt;=[.$M20];[.BK$1]&lt;=[.$L20]);[.BK$1];&quot;&quot;)">
            <text:p/>
          </table:table-cell>
          <table:table-cell table:style-name="ce48" table:formula="of:=IF(AND([.BL$1]&gt;=[.$M20];[.BL$1]&lt;=[.$L20]);[.BL$1];&quot;&quot;)">
            <text:p/>
          </table:table-cell>
          <table:table-cell table:style-name="ce50" table:formula="of:=IF(AND([.BM$1]&gt;=[.$M20];[.BM$1]&lt;=[.$L20]);[.BM$1];&quot;&quot;)">
            <text:p/>
          </table:table-cell>
          <table:table-cell table:style-name="ce50" table:formula="of:=IF(AND([.BN$1]&gt;=[.$M20];[.BN$1]&lt;=[.$L20]);[.BN$1];&quot;&quot;)">
            <text:p/>
          </table:table-cell>
          <table:table-cell table:style-name="ce50" table:formula="of:=IF(AND([.BO$1]&gt;=[.$M20];[.BO$1]&lt;=[.$L20]);[.BO$1];&quot;&quot;)">
            <text:p/>
          </table:table-cell>
          <table:table-cell table:style-name="ce52" table:formula="of:=IF(AND([.BP$1]&gt;=[.$M20];[.BP$1]&lt;=[.$L20]);[.BP$1];&quot;&quot;)">
            <text:p/>
          </table:table-cell>
          <table:table-cell table:style-name="ce54" table:formula="of:=IF(AND([.BQ$1]&gt;=[.$M20];[.BQ$1]&lt;=[.$L20]);[.BQ$1];&quot;&quot;)">
            <text:p/>
          </table:table-cell>
          <table:table-cell table:style-name="ce54" table:formula="of:=IF(AND([.BR$1]&gt;=[.$M20];[.BR$1]&lt;=[.$L20]);[.BR$1];&quot;&quot;)">
            <text:p/>
          </table:table-cell>
          <table:table-cell table:style-name="ce54" table:formula="of:=IF(AND([.BS$1]&gt;=[.$M20];[.BS$1]&lt;=[.$L20]);[.BS$1];&quot;&quot;)">
            <text:p/>
          </table:table-cell>
          <table:table-cell table:style-name="ce56" table:formula="of:=IF(AND([.BT$1]&gt;=[.$M20];[.BT$1]&lt;=[.$L20]);[.BT$1];&quot;&quot;)">
            <text:p/>
          </table:table-cell>
          <table:table-cell table:style-name="ce58" table:formula="of:=IF(AND([.BU$1]&gt;=[.$M20];[.BU$1]&lt;=[.$L20]);[.BU$1];&quot;&quot;)">
            <text:p/>
          </table:table-cell>
          <table:table-cell table:style-name="ce60" table:formula="of:=IF(AND([.BV$1]&gt;=[.$M20];[.BV$1]&lt;=[.$L20]);[.BV$1];&quot;&quot;)">
            <text:p/>
          </table:table-cell>
          <table:table-cell table:style-name="ce60" table:formula="of:=IF(AND([.BW$1]&gt;=[.$M20];[.BW$1]&lt;=[.$L20]);[.BW$1];&quot;&quot;)">
            <text:p/>
          </table:table-cell>
          <table:table-cell table:style-name="ce62" table:formula="of:=IF(AND([.BX$1]&gt;=[.$M20];[.BX$1]&lt;=[.$L20]);[.BX$1];&quot;&quot;)">
            <text:p/>
          </table:table-cell>
          <table:table-cell table:style-name="ce62" table:formula="of:=IF(AND([.BY$1]&gt;=[.$M20];[.BY$1]&lt;=[.$L20]);[.BY$1];&quot;&quot;)">
            <text:p/>
          </table:table-cell>
          <table:table-cell table:style-name="ce64" table:formula="of:=IF(AND([.BZ$1]&gt;=[.$M20];[.BZ$1]&lt;=[.$L20]);[.BZ$1];&quot;&quot;)">
            <text:p/>
          </table:table-cell>
          <table:table-cell table:style-name="ce66" table:formula="of:=IF(AND([.CA$1]&gt;=[.$M20];[.CA$1]&lt;=[.$L20]);[.CA$1];&quot;&quot;)">
            <text:p/>
          </table:table-cell>
          <table:table-cell table:style-name="ce68" table:formula="of:=IF(AND([.CB$1]&gt;=[.$M20];[.CB$1]&lt;=[.$L20]);[.CB$1];&quot;&quot;)">
            <text:p/>
          </table:table-cell>
          <table:table-cell table:style-name="ce68" table:formula="of:=IF(AND([.CC$1]&gt;=[.$M20];[.CC$1]&lt;=[.$L20]);[.CC$1];&quot;&quot;)">
            <text:p/>
          </table:table-cell>
          <table:table-cell table:style-name="ce68" table:formula="of:=IF(AND([.CD$1]&gt;=[.$M20];[.CD$1]&lt;=[.$L20]);[.CD$1];&quot;&quot;)">
            <text:p/>
          </table:table-cell>
          <table:table-cell table:style-name="ce68" table:formula="of:=IF(AND([.CE$1]&gt;=[.$M20];[.CE$1]&lt;=[.$L20]);[.CE$1];&quot;&quot;)">
            <text:p/>
          </table:table-cell>
          <table:table-cell table:style-name="ce68" table:formula="of:=IF(AND([.CF$1]&gt;=[.$M20];[.CF$1]&lt;=[.$L20]);[.CF$1];&quot;&quot;)">
            <text:p/>
          </table:table-cell>
          <table:table-cell table:style-name="ce68" table:formula="of:=IF(AND([.CG$1]&gt;=[.$M20];[.CG$1]&lt;=[.$L20]);[.CG$1];&quot;&quot;)">
            <text:p/>
          </table:table-cell>
          <table:table-cell table:style-name="ce70" table:formula="of:=IF(AND([.CH$1]&gt;=[.$M20];[.CH$1]&lt;=[.$L20]);[.CH$1];&quot;&quot;)">
            <text:p/>
          </table:table-cell>
          <table:table-cell table:style-name="ce70" table:formula="of:=IF(AND([.CI$1]&gt;=[.$M20];[.CI$1]&lt;=[.$L20]);[.CI$1];&quot;&quot;)">
            <text:p/>
          </table:table-cell>
          <table:table-cell table:style-name="ce70" table:formula="of:=IF(AND([.CJ$1]&gt;=[.$M20];[.CJ$1]&lt;=[.$L20]);[.CJ$1];&quot;&quot;)">
            <text:p/>
          </table:table-cell>
          <table:table-cell table:style-name="ce72" table:formula="of:=IF(AND([.CK$1]&gt;=[.$M20];[.CK$1]&lt;=[.$L20]);[.CK$1];&quot;&quot;)">
            <text:p/>
          </table:table-cell>
          <table:table-cell table:style-name="ce74" table:formula="of:=IF(AND([.CL$1]&gt;=[.$M20];[.CL$1]&lt;=[.$L20]);[.CL$1];&quot;&quot;)">
            <text:p/>
          </table:table-cell>
          <table:table-cell table:style-name="ce74" table:formula="of:=IF(AND([.CM$1]&gt;=[.$M20];[.CM$1]&lt;=[.$L20]);[.CM$1];&quot;&quot;)">
            <text:p/>
          </table:table-cell>
          <table:table-cell table:style-name="ce76" table:formula="of:=IF(AND([.CN$1]&gt;=[.$M20];[.CN$1]&lt;=[.$L20]);[.CN$1];&quot;&quot;)">
            <text:p/>
          </table:table-cell>
          <table:table-cell table:style-name="ce76" table:formula="of:=IF(AND([.CO$1]&gt;=[.$M20];[.CO$1]&lt;=[.$L20]);[.CO$1];&quot;&quot;)">
            <text:p/>
          </table:table-cell>
          <table:table-cell table:style-name="ce79" table:formula="of:=IF(AND([.CP$1]&gt;=[.$M20];[.CP$1]&lt;=[.$L20]);[.CP$1];&quot;&quot;)">
            <text:p/>
          </table:table-cell>
          <table:table-cell table:style-name="ce82" table:formula="of:=IF(AND([.CQ$1]&gt;=[.$M20];[.CQ$1]&lt;=[.$L20]);[.CQ$1];&quot;&quot;)">
            <text:p/>
          </table:table-cell>
          <table:table-cell table:style-name="ce82" table:formula="of:=IF(AND([.CR$1]&gt;=[.$M20];[.CR$1]&lt;=[.$L20]);[.CR$1];&quot;&quot;)">
            <text:p/>
          </table:table-cell>
          <table:table-cell table:style-name="ce82" table:formula="of:=IF(AND([.CS$1]&gt;=[.$M20];[.CS$1]&lt;=[.$L20]);[.CS$1];&quot;&quot;)">
            <text:p/>
          </table:table-cell>
          <table:table-cell table:style-name="ce82" table:formula="of:=IF(AND([.CT$1]&gt;=[.$M20];[.CT$1]&lt;=[.$L20]);[.CT$1];&quot;&quot;)">
            <text:p/>
          </table:table-cell>
          <table:table-cell table:style-name="ce82" table:formula="of:=IF(AND([.CU$1]&gt;=[.$M20];[.CU$1]&lt;=[.$L20]);[.CU$1];&quot;&quot;)">
            <text:p/>
          </table:table-cell>
          <table:table-cell table:style-name="ce82" table:formula="of:=IF(AND([.CV$1]&gt;=[.$M20];[.CV$1]&lt;=[.$L20]);[.CV$1];&quot;&quot;)">
            <text:p/>
          </table:table-cell>
          <table:table-cell table:style-name="ce82" table:formula="of:=IF(AND([.CW$1]&gt;=[.$M20];[.CW$1]&lt;=[.$L20]);[.CW$1];&quot;&quot;)">
            <text:p/>
          </table:table-cell>
          <table:table-cell table:style-name="ce82" table:formula="of:=IF(AND([.CX$1]&gt;=[.$M20];[.CX$1]&lt;=[.$L20]);[.CX$1];&quot;&quot;)">
            <text:p/>
          </table:table-cell>
          <table:table-cell table:style-name="ce82" table:formula="of:=IF(AND([.CY$1]&gt;=[.$M20];[.CY$1]&lt;=[.$L20]);[.CY$1];&quot;&quot;)">
            <text:p/>
          </table:table-cell>
          <table:table-cell table:style-name="ce82" table:formula="of:=IF(AND([.CZ$1]&gt;=[.$M20];[.CZ$1]&lt;=[.$L20]);[.CZ$1];&quot;&quot;)">
            <text:p/>
          </table:table-cell>
          <table:table-cell table:style-name="ce82" table:formula="of:=IF(AND([.DA$1]&gt;=[.$M20];[.DA$1]&lt;=[.$L20]);[.DA$1];&quot;&quot;)">
            <text:p/>
          </table:table-cell>
          <table:table-cell table:style-name="ce82" table:formula="of:=IF(AND([.DB$1]&gt;=[.$M20];[.DB$1]&lt;=[.$L20]);[.DB$1];&quot;&quot;)">
            <text:p/>
          </table:table-cell>
          <table:table-cell table:style-name="ce82" table:formula="of:=IF(AND([.DC$1]&gt;=[.$M20];[.DC$1]&lt;=[.$L20]);[.DC$1];&quot;&quot;)">
            <text:p/>
          </table:table-cell>
          <table:table-cell table:style-name="ce82" table:formula="of:=IF(AND([.DD$1]&gt;=[.$M20];[.DD$1]&lt;=[.$L20]);[.DD$1];&quot;&quot;)">
            <text:p/>
          </table:table-cell>
          <table:table-cell table:style-name="ce82" table:formula="of:=IF(AND([.DE$1]&gt;=[.$M20];[.DE$1]&lt;=[.$L20]);[.DE$1];&quot;&quot;)">
            <text:p/>
          </table:table-cell>
          <table:table-cell table:style-name="ce82" table:formula="of:=IF(AND([.DF$1]&gt;=[.$M20];[.DF$1]&lt;=[.$L20]);[.DF$1];&quot;&quot;)">
            <text:p/>
          </table:table-cell>
          <table:table-cell table:style-name="ce82" table:formula="of:=IF(AND([.DG$1]&gt;=[.$M20];[.DG$1]&lt;=[.$L20]);[.DG$1];&quot;&quot;)">
            <text:p/>
          </table:table-cell>
          <table:table-cell table:style-name="ce82" table:formula="of:=IF(AND([.DH$1]&gt;=[.$M20];[.DH$1]&lt;=[.$L20]);[.DH$1];&quot;&quot;)">
            <text:p/>
          </table:table-cell>
          <table:table-cell table:style-name="ce82" table:formula="of:=IF(AND([.DI$1]&gt;=[.$M20];[.DI$1]&lt;=[.$L20]);[.DI$1];&quot;&quot;)">
            <text:p/>
          </table:table-cell>
          <table:table-cell table:style-name="ce82" table:formula="of:=IF(AND([.DJ$1]&gt;=[.$M20];[.DJ$1]&lt;=[.$L20]);[.DJ$1];&quot;&quot;)">
            <text:p/>
          </table:table-cell>
          <table:table-cell table:style-name="ce82" table:formula="of:=IF(AND([.DK$1]&gt;=[.$M20];[.DK$1]&lt;=[.$L20]);[.DK$1];&quot;&quot;)">
            <text:p/>
          </table:table-cell>
          <table:table-cell table:style-name="ce82" table:formula="of:=IF(AND([.DL$1]&gt;=[.$M20];[.DL$1]&lt;=[.$L20]);[.DL$1];&quot;&quot;)">
            <text:p/>
          </table:table-cell>
          <table:table-cell table:style-name="ce82" table:formula="of:=IF(AND([.DM$1]&gt;=[.$M20];[.DM$1]&lt;=[.$L20]);[.DM$1];&quot;&quot;)">
            <text:p/>
          </table:table-cell>
          <table:table-cell table:style-name="ce82" table:formula="of:=IF(AND([.DN$1]&gt;=[.$M20];[.DN$1]&lt;=[.$L20]);[.DN$1];&quot;&quot;)">
            <text:p/>
          </table:table-cell>
          <table:table-cell table:style-name="ce82" table:formula="of:=IF(AND([.DO$1]&gt;=[.$M20];[.DO$1]&lt;=[.$L20]);[.DO$1];&quot;&quot;)">
            <text:p/>
          </table:table-cell>
          <table:table-cell table:style-name="ce82" table:formula="of:=IF(AND([.DP$1]&gt;=[.$M20];[.DP$1]&lt;=[.$L20]);[.DP$1];&quot;&quot;)">
            <text:p/>
          </table:table-cell>
          <table:table-cell table:style-name="ce82" table:formula="of:=IF(AND([.DQ$1]&gt;=[.$M20];[.DQ$1]&lt;=[.$L20]);[.DQ$1];&quot;&quot;)">
            <text:p/>
          </table:table-cell>
          <table:table-cell table:style-name="ce82" table:formula="of:=IF(AND([.DR$1]&gt;=[.$M20];[.DR$1]&lt;=[.$L20]);[.DR$1];&quot;&quot;)">
            <text:p/>
          </table:table-cell>
          <table:table-cell table:style-name="ce82" table:formula="of:=IF(AND([.DS$1]&gt;=[.$M20];[.DS$1]&lt;=[.$L20]);[.DS$1];&quot;&quot;)">
            <text:p/>
          </table:table-cell>
          <table:table-cell table:style-name="ce82" table:formula="of:=IF(AND([.DT$1]&gt;=[.$M20];[.DT$1]&lt;=[.$L20]);[.DT$1];&quot;&quot;)">
            <text:p/>
          </table:table-cell>
          <table:table-cell table:style-name="ce82" table:formula="of:=IF(AND([.DU$1]&gt;=[.$M20];[.DU$1]&lt;=[.$L20]);[.DU$1];&quot;&quot;)">
            <text:p/>
          </table:table-cell>
          <table:table-cell table:style-name="ce84" table:formula="of:=IF(AND([.DV$1]&gt;=[.$M20];[.DV$1]&lt;=[.$L20]);[.DV$1];&quot;&quot;)">
            <text:p/>
          </table:table-cell>
          <table:table-cell table:style-name="ce84" table:formula="of:=IF(AND([.DW$1]&gt;=[.$M20];[.DW$1]&lt;=[.$L20]);[.DW$1];&quot;&quot;)">
            <text:p/>
          </table:table-cell>
          <table:table-cell table:style-name="ce84" table:formula="of:=IF(AND([.DX$1]&gt;=[.$M20];[.DX$1]&lt;=[.$L20]);[.DX$1];&quot;&quot;)">
            <text:p/>
          </table:table-cell>
          <table:table-cell table:style-name="ce84" table:formula="of:=IF(AND([.DY$1]&gt;=[.$M20];[.DY$1]&lt;=[.$L20]);[.DY$1];&quot;&quot;)">
            <text:p/>
          </table:table-cell>
          <table:table-cell table:style-name="ce84" table:formula="of:=IF(AND([.DZ$1]&gt;=[.$M20];[.DZ$1]&lt;=[.$L20]);[.DZ$1];&quot;&quot;)">
            <text:p/>
          </table:table-cell>
          <table:table-cell table:style-name="ce84" table:formula="of:=IF(AND([.EA$1]&gt;=[.$M20];[.EA$1]&lt;=[.$L20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6" table:formula="of:=VLOOKUP([.C21];[.$A:.$L];12;0)" office:value-type="float" office:value="22" calcext:value-type="float">
            <text:p>22</text:p>
          </table:table-cell>
          <table:table-cell table:style-name="ce6" table:formula="of:=VLOOKUP([.D21];[.$A:.$L];12;0)" office:value-type="float" office:value="34" calcext:value-type="float">
            <text:p>34</text:p>
          </table:table-cell>
          <table:table-cell table:style-name="ce6" table:formula="of:=VLOOKUP([.E21];[.$A:.$L];12;0)" office:value-type="float" office:value="0" calcext:value-type="float">
            <text:p>0</text:p>
          </table:table-cell>
          <table:table-cell table:style-name="ce6" table:formula="of:=VLOOKUP([.F21];[.$A:.$L];12;0)" office:value-type="float" office:value="0" calcext:value-type="float">
            <text:p>0</text:p>
          </table:table-cell>
          <table:table-cell table:style-name="ce7" table:formula="of:=MAX([.H21:.K21])+[.B21]+[.N21]" office:value-type="float" office:value="42" calcext:value-type="float">
            <text:p>42</text:p>
          </table:table-cell>
          <table:table-cell table:style-name="ce8" table:formula="of:=[.L21]-[.B21]+1" office:value-type="float" office:value="35" calcext:value-type="float">
            <text:p>35</text:p>
          </table:table-cell>
          <table:table-cell table:style-name="ce9"/>
          <table:table-cell table:style-name="ce11" table:formula="of:=IF(AND([.O$1]&gt;=[.$M21];[.O$1]&lt;=[.$L21]);[.O$1];&quot;&quot;)">
            <text:p/>
          </table:table-cell>
          <table:table-cell table:style-name="ce11" table:formula="of:=IF(AND([.P$1]&gt;=[.$M21];[.P$1]&lt;=[.$L21]);[.P$1];&quot;&quot;)">
            <text:p/>
          </table:table-cell>
          <table:table-cell table:style-name="ce11" table:formula="of:=IF(AND([.Q$1]&gt;=[.$M21];[.Q$1]&lt;=[.$L21]);[.Q$1];&quot;&quot;)">
            <text:p/>
          </table:table-cell>
          <table:table-cell table:style-name="ce11" table:formula="of:=IF(AND([.R$1]&gt;=[.$M21];[.R$1]&lt;=[.$L21]);[.R$1];&quot;&quot;)">
            <text:p/>
          </table:table-cell>
          <table:table-cell table:style-name="ce13" table:formula="of:=IF(AND([.S$1]&gt;=[.$M21];[.S$1]&lt;=[.$L21]);[.S$1];&quot;&quot;)">
            <text:p/>
          </table:table-cell>
          <table:table-cell table:style-name="ce13" table:formula="of:=IF(AND([.T$1]&gt;=[.$M21];[.T$1]&lt;=[.$L21]);[.T$1];&quot;&quot;)">
            <text:p/>
          </table:table-cell>
          <table:table-cell table:style-name="ce13" table:formula="of:=IF(AND([.U$1]&gt;=[.$M21];[.U$1]&lt;=[.$L21]);[.U$1];&quot;&quot;)">
            <text:p/>
          </table:table-cell>
          <table:table-cell table:style-name="ce13" table:formula="of:=IF(AND([.V$1]&gt;=[.$M21];[.V$1]&lt;=[.$L21]);[.V$1];&quot;&quot;)">
            <text:p/>
          </table:table-cell>
          <table:table-cell table:style-name="ce13" table:formula="of:=IF(AND([.W$1]&gt;=[.$M21];[.W$1]&lt;=[.$L21]);[.W$1];&quot;&quot;)">
            <text:p/>
          </table:table-cell>
          <table:table-cell table:style-name="ce13" table:formula="of:=IF(AND([.X$1]&gt;=[.$M21];[.X$1]&lt;=[.$L21]);[.X$1];&quot;&quot;)">
            <text:p/>
          </table:table-cell>
          <table:table-cell table:style-name="ce13" table:formula="of:=IF(AND([.Y$1]&gt;=[.$M21];[.Y$1]&lt;=[.$L21]);[.Y$1];&quot;&quot;)">
            <text:p/>
          </table:table-cell>
          <table:table-cell table:style-name="ce13" table:formula="of:=IF(AND([.Z$1]&gt;=[.$M21];[.Z$1]&lt;=[.$L21]);[.Z$1];&quot;&quot;)">
            <text:p/>
          </table:table-cell>
          <table:table-cell table:style-name="ce13" table:formula="of:=IF(AND([.AA$1]&gt;=[.$M21];[.AA$1]&lt;=[.$L21]);[.AA$1];&quot;&quot;)">
            <text:p/>
          </table:table-cell>
          <table:table-cell table:style-name="ce13" table:formula="of:=IF(AND([.AB$1]&gt;=[.$M21];[.AB$1]&lt;=[.$L21]);[.AB$1];&quot;&quot;)">
            <text:p/>
          </table:table-cell>
          <table:table-cell table:style-name="ce13" table:formula="of:=IF(AND([.AC$1]&gt;=[.$M21];[.AC$1]&lt;=[.$L21]);[.AC$1];&quot;&quot;)">
            <text:p/>
          </table:table-cell>
          <table:table-cell table:style-name="ce13" table:formula="of:=IF(AND([.AD$1]&gt;=[.$M21];[.AD$1]&lt;=[.$L21]);[.AD$1];&quot;&quot;)">
            <text:p/>
          </table:table-cell>
          <table:table-cell table:style-name="ce16" table:formula="of:=IF(AND([.AE$1]&gt;=[.$M21];[.AE$1]&lt;=[.$L21]);[.AE$1];&quot;&quot;)">
            <text:p/>
          </table:table-cell>
          <table:table-cell table:style-name="ce18" table:formula="of:=IF(AND([.AF$1]&gt;=[.$M21];[.AF$1]&lt;=[.$L21]);[.AF$1];&quot;&quot;)">
            <text:p/>
          </table:table-cell>
          <table:table-cell table:style-name="ce18" table:formula="of:=IF(AND([.AG$1]&gt;=[.$M21];[.AG$1]&lt;=[.$L21]);[.AG$1];&quot;&quot;)">
            <text:p/>
          </table:table-cell>
          <table:table-cell table:style-name="ce18" table:formula="of:=IF(AND([.AH$1]&gt;=[.$M21];[.AH$1]&lt;=[.$L21]);[.AH$1];&quot;&quot;)">
            <text:p/>
          </table:table-cell>
          <table:table-cell table:style-name="ce18" table:formula="of:=IF(AND([.AI$1]&gt;=[.$M21];[.AI$1]&lt;=[.$L21]);[.AI$1];&quot;&quot;)">
            <text:p/>
          </table:table-cell>
          <table:table-cell table:style-name="ce18" table:formula="of:=IF(AND([.AJ$1]&gt;=[.$M21];[.AJ$1]&lt;=[.$L21]);[.AJ$1];&quot;&quot;)">
            <text:p/>
          </table:table-cell>
          <table:table-cell table:style-name="ce18" table:formula="of:=IF(AND([.AK$1]&gt;=[.$M21];[.AK$1]&lt;=[.$L21]);[.AK$1];&quot;&quot;)">
            <text:p/>
          </table:table-cell>
          <table:table-cell table:style-name="ce18" table:formula="of:=IF(AND([.AL$1]&gt;=[.$M21];[.AL$1]&lt;=[.$L21]);[.AL$1];&quot;&quot;)">
            <text:p/>
          </table:table-cell>
          <table:table-cell table:style-name="ce18" table:formula="of:=IF(AND([.AM$1]&gt;=[.$M21];[.AM$1]&lt;=[.$L21]);[.AM$1];&quot;&quot;)">
            <text:p/>
          </table:table-cell>
          <table:table-cell table:style-name="ce18" table:formula="of:=IF(AND([.AN$1]&gt;=[.$M21];[.AN$1]&lt;=[.$L21]);[.AN$1];&quot;&quot;)">
            <text:p/>
          </table:table-cell>
          <table:table-cell table:style-name="ce18" table:formula="of:=IF(AND([.AO$1]&gt;=[.$M21];[.AO$1]&lt;=[.$L21]);[.AO$1];&quot;&quot;)">
            <text:p/>
          </table:table-cell>
          <table:table-cell table:style-name="ce18" table:formula="of:=IF(AND([.AP$1]&gt;=[.$M21];[.AP$1]&lt;=[.$L21]);[.AP$1];&quot;&quot;)">
            <text:p/>
          </table:table-cell>
          <table:table-cell table:style-name="ce18" table:formula="of:=IF(AND([.AQ$1]&gt;=[.$M21];[.AQ$1]&lt;=[.$L21]);[.AQ$1];&quot;&quot;)">
            <text:p/>
          </table:table-cell>
          <table:table-cell table:style-name="ce18" table:formula="of:=IF(AND([.AR$1]&gt;=[.$M21];[.AR$1]&lt;=[.$L21]);[.AR$1];&quot;&quot;)">
            <text:p/>
          </table:table-cell>
          <table:table-cell table:style-name="ce20" table:formula="of:=IF(AND([.AS$1]&gt;=[.$M21];[.AS$1]&lt;=[.$L21]);[.AS$1];&quot;&quot;)">
            <text:p/>
          </table:table-cell>
          <table:table-cell table:style-name="ce24" table:formula="of:=IF(AND([.AT$1]&gt;=[.$M21];[.AT$1]&lt;=[.$L21]);[.AT$1];&quot;&quot;)">
            <text:p/>
          </table:table-cell>
          <table:table-cell table:style-name="ce26" table:formula="of:=IF(AND([.AU$1]&gt;=[.$M21];[.AU$1]&lt;=[.$L21]);[.AU$1];&quot;&quot;)">
            <text:p/>
          </table:table-cell>
          <table:table-cell table:style-name="ce26" table:formula="of:=IF(AND([.AV$1]&gt;=[.$M21];[.AV$1]&lt;=[.$L21]);[.AV$1];&quot;&quot;)">
            <text:p/>
          </table:table-cell>
          <table:table-cell table:style-name="ce22" table:formula="of:=IF(AND([.AW$1]&gt;=[.$M21];[.AW$1]&lt;=[.$L21]);[.AW$1];&quot;&quot;)" office:value-type="float" office:value="35" calcext:value-type="float">
            <text:p>35</text:p>
          </table:table-cell>
          <table:table-cell table:style-name="ce21" table:formula="of:=IF(AND([.AX$1]&gt;=[.$M21];[.AX$1]&lt;=[.$L21]);[.AX$1];&quot;&quot;)" office:value-type="float" office:value="36" calcext:value-type="float">
            <text:p>36</text:p>
          </table:table-cell>
          <table:table-cell table:style-name="ce21" table:formula="of:=IF(AND([.AY$1]&gt;=[.$M21];[.AY$1]&lt;=[.$L21]);[.AY$1];&quot;&quot;)" office:value-type="float" office:value="37" calcext:value-type="float">
            <text:p>37</text:p>
          </table:table-cell>
          <table:table-cell table:style-name="ce21" table:formula="of:=IF(AND([.AZ$1]&gt;=[.$M21];[.AZ$1]&lt;=[.$L21]);[.AZ$1];&quot;&quot;)" office:value-type="float" office:value="38" calcext:value-type="float">
            <text:p>38</text:p>
          </table:table-cell>
          <table:table-cell table:style-name="ce21" table:formula="of:=IF(AND([.BA$1]&gt;=[.$M21];[.BA$1]&lt;=[.$L21]);[.BA$1];&quot;&quot;)" office:value-type="float" office:value="39" calcext:value-type="float">
            <text:p>39</text:p>
          </table:table-cell>
          <table:table-cell table:style-name="ce21" table:formula="of:=IF(AND([.BB$1]&gt;=[.$M21];[.BB$1]&lt;=[.$L21]);[.BB$1];&quot;&quot;)" office:value-type="float" office:value="40" calcext:value-type="float">
            <text:p>40</text:p>
          </table:table-cell>
          <table:table-cell table:style-name="ce21" table:formula="of:=IF(AND([.BC$1]&gt;=[.$M21];[.BC$1]&lt;=[.$L21]);[.BC$1];&quot;&quot;)" office:value-type="float" office:value="41" calcext:value-type="float">
            <text:p>41</text:p>
          </table:table-cell>
          <table:table-cell table:style-name="ce21" table:formula="of:=IF(AND([.BD$1]&gt;=[.$M21];[.BD$1]&lt;=[.$L21]);[.BD$1];&quot;&quot;)" office:value-type="float" office:value="42" calcext:value-type="float">
            <text:p>42</text:p>
          </table:table-cell>
          <table:table-cell table:style-name="ce40" table:formula="of:=IF(AND([.BE$1]&gt;=[.$M21];[.BE$1]&lt;=[.$L21]);[.BE$1];&quot;&quot;)">
            <text:p/>
          </table:table-cell>
          <table:table-cell table:style-name="ce42" table:formula="of:=IF(AND([.BF$1]&gt;=[.$M21];[.BF$1]&lt;=[.$L21]);[.BF$1];&quot;&quot;)">
            <text:p/>
          </table:table-cell>
          <table:table-cell table:style-name="ce44" table:formula="of:=IF(AND([.BG$1]&gt;=[.$M21];[.BG$1]&lt;=[.$L21]);[.BG$1];&quot;&quot;)">
            <text:p/>
          </table:table-cell>
          <table:table-cell table:style-name="ce44" table:formula="of:=IF(AND([.BH$1]&gt;=[.$M21];[.BH$1]&lt;=[.$L21]);[.BH$1];&quot;&quot;)">
            <text:p/>
          </table:table-cell>
          <table:table-cell table:style-name="ce44" table:formula="of:=IF(AND([.BI$1]&gt;=[.$M21];[.BI$1]&lt;=[.$L21]);[.BI$1];&quot;&quot;)">
            <text:p/>
          </table:table-cell>
          <table:table-cell table:style-name="ce46" table:formula="of:=IF(AND([.BJ$1]&gt;=[.$M21];[.BJ$1]&lt;=[.$L21]);[.BJ$1];&quot;&quot;)">
            <text:p/>
          </table:table-cell>
          <table:table-cell table:style-name="ce48" table:formula="of:=IF(AND([.BK$1]&gt;=[.$M21];[.BK$1]&lt;=[.$L21]);[.BK$1];&quot;&quot;)">
            <text:p/>
          </table:table-cell>
          <table:table-cell table:style-name="ce48" table:formula="of:=IF(AND([.BL$1]&gt;=[.$M21];[.BL$1]&lt;=[.$L21]);[.BL$1];&quot;&quot;)">
            <text:p/>
          </table:table-cell>
          <table:table-cell table:style-name="ce50" table:formula="of:=IF(AND([.BM$1]&gt;=[.$M21];[.BM$1]&lt;=[.$L21]);[.BM$1];&quot;&quot;)">
            <text:p/>
          </table:table-cell>
          <table:table-cell table:style-name="ce50" table:formula="of:=IF(AND([.BN$1]&gt;=[.$M21];[.BN$1]&lt;=[.$L21]);[.BN$1];&quot;&quot;)">
            <text:p/>
          </table:table-cell>
          <table:table-cell table:style-name="ce50" table:formula="of:=IF(AND([.BO$1]&gt;=[.$M21];[.BO$1]&lt;=[.$L21]);[.BO$1];&quot;&quot;)">
            <text:p/>
          </table:table-cell>
          <table:table-cell table:style-name="ce52" table:formula="of:=IF(AND([.BP$1]&gt;=[.$M21];[.BP$1]&lt;=[.$L21]);[.BP$1];&quot;&quot;)">
            <text:p/>
          </table:table-cell>
          <table:table-cell table:style-name="ce54" table:formula="of:=IF(AND([.BQ$1]&gt;=[.$M21];[.BQ$1]&lt;=[.$L21]);[.BQ$1];&quot;&quot;)">
            <text:p/>
          </table:table-cell>
          <table:table-cell table:style-name="ce54" table:formula="of:=IF(AND([.BR$1]&gt;=[.$M21];[.BR$1]&lt;=[.$L21]);[.BR$1];&quot;&quot;)">
            <text:p/>
          </table:table-cell>
          <table:table-cell table:style-name="ce54" table:formula="of:=IF(AND([.BS$1]&gt;=[.$M21];[.BS$1]&lt;=[.$L21]);[.BS$1];&quot;&quot;)">
            <text:p/>
          </table:table-cell>
          <table:table-cell table:style-name="ce56" table:formula="of:=IF(AND([.BT$1]&gt;=[.$M21];[.BT$1]&lt;=[.$L21]);[.BT$1];&quot;&quot;)">
            <text:p/>
          </table:table-cell>
          <table:table-cell table:style-name="ce58" table:formula="of:=IF(AND([.BU$1]&gt;=[.$M21];[.BU$1]&lt;=[.$L21]);[.BU$1];&quot;&quot;)">
            <text:p/>
          </table:table-cell>
          <table:table-cell table:style-name="ce60" table:formula="of:=IF(AND([.BV$1]&gt;=[.$M21];[.BV$1]&lt;=[.$L21]);[.BV$1];&quot;&quot;)">
            <text:p/>
          </table:table-cell>
          <table:table-cell table:style-name="ce60" table:formula="of:=IF(AND([.BW$1]&gt;=[.$M21];[.BW$1]&lt;=[.$L21]);[.BW$1];&quot;&quot;)">
            <text:p/>
          </table:table-cell>
          <table:table-cell table:style-name="ce62" table:formula="of:=IF(AND([.BX$1]&gt;=[.$M21];[.BX$1]&lt;=[.$L21]);[.BX$1];&quot;&quot;)">
            <text:p/>
          </table:table-cell>
          <table:table-cell table:style-name="ce62" table:formula="of:=IF(AND([.BY$1]&gt;=[.$M21];[.BY$1]&lt;=[.$L21]);[.BY$1];&quot;&quot;)">
            <text:p/>
          </table:table-cell>
          <table:table-cell table:style-name="ce64" table:formula="of:=IF(AND([.BZ$1]&gt;=[.$M21];[.BZ$1]&lt;=[.$L21]);[.BZ$1];&quot;&quot;)">
            <text:p/>
          </table:table-cell>
          <table:table-cell table:style-name="ce66" table:formula="of:=IF(AND([.CA$1]&gt;=[.$M21];[.CA$1]&lt;=[.$L21]);[.CA$1];&quot;&quot;)">
            <text:p/>
          </table:table-cell>
          <table:table-cell table:style-name="ce68" table:formula="of:=IF(AND([.CB$1]&gt;=[.$M21];[.CB$1]&lt;=[.$L21]);[.CB$1];&quot;&quot;)">
            <text:p/>
          </table:table-cell>
          <table:table-cell table:style-name="ce68" table:formula="of:=IF(AND([.CC$1]&gt;=[.$M21];[.CC$1]&lt;=[.$L21]);[.CC$1];&quot;&quot;)">
            <text:p/>
          </table:table-cell>
          <table:table-cell table:style-name="ce68" table:formula="of:=IF(AND([.CD$1]&gt;=[.$M21];[.CD$1]&lt;=[.$L21]);[.CD$1];&quot;&quot;)">
            <text:p/>
          </table:table-cell>
          <table:table-cell table:style-name="ce68" table:formula="of:=IF(AND([.CE$1]&gt;=[.$M21];[.CE$1]&lt;=[.$L21]);[.CE$1];&quot;&quot;)">
            <text:p/>
          </table:table-cell>
          <table:table-cell table:style-name="ce68" table:formula="of:=IF(AND([.CF$1]&gt;=[.$M21];[.CF$1]&lt;=[.$L21]);[.CF$1];&quot;&quot;)">
            <text:p/>
          </table:table-cell>
          <table:table-cell table:style-name="ce68" table:formula="of:=IF(AND([.CG$1]&gt;=[.$M21];[.CG$1]&lt;=[.$L21]);[.CG$1];&quot;&quot;)">
            <text:p/>
          </table:table-cell>
          <table:table-cell table:style-name="ce70" table:formula="of:=IF(AND([.CH$1]&gt;=[.$M21];[.CH$1]&lt;=[.$L21]);[.CH$1];&quot;&quot;)">
            <text:p/>
          </table:table-cell>
          <table:table-cell table:style-name="ce70" table:formula="of:=IF(AND([.CI$1]&gt;=[.$M21];[.CI$1]&lt;=[.$L21]);[.CI$1];&quot;&quot;)">
            <text:p/>
          </table:table-cell>
          <table:table-cell table:style-name="ce70" table:formula="of:=IF(AND([.CJ$1]&gt;=[.$M21];[.CJ$1]&lt;=[.$L21]);[.CJ$1];&quot;&quot;)">
            <text:p/>
          </table:table-cell>
          <table:table-cell table:style-name="ce72" table:formula="of:=IF(AND([.CK$1]&gt;=[.$M21];[.CK$1]&lt;=[.$L21]);[.CK$1];&quot;&quot;)">
            <text:p/>
          </table:table-cell>
          <table:table-cell table:style-name="ce74" table:formula="of:=IF(AND([.CL$1]&gt;=[.$M21];[.CL$1]&lt;=[.$L21]);[.CL$1];&quot;&quot;)">
            <text:p/>
          </table:table-cell>
          <table:table-cell table:style-name="ce74" table:formula="of:=IF(AND([.CM$1]&gt;=[.$M21];[.CM$1]&lt;=[.$L21]);[.CM$1];&quot;&quot;)">
            <text:p/>
          </table:table-cell>
          <table:table-cell table:style-name="ce76" table:formula="of:=IF(AND([.CN$1]&gt;=[.$M21];[.CN$1]&lt;=[.$L21]);[.CN$1];&quot;&quot;)">
            <text:p/>
          </table:table-cell>
          <table:table-cell table:style-name="ce76" table:formula="of:=IF(AND([.CO$1]&gt;=[.$M21];[.CO$1]&lt;=[.$L21]);[.CO$1];&quot;&quot;)">
            <text:p/>
          </table:table-cell>
          <table:table-cell table:style-name="ce79" table:formula="of:=IF(AND([.CP$1]&gt;=[.$M21];[.CP$1]&lt;=[.$L21]);[.CP$1];&quot;&quot;)">
            <text:p/>
          </table:table-cell>
          <table:table-cell table:style-name="ce82" table:formula="of:=IF(AND([.CQ$1]&gt;=[.$M21];[.CQ$1]&lt;=[.$L21]);[.CQ$1];&quot;&quot;)">
            <text:p/>
          </table:table-cell>
          <table:table-cell table:style-name="ce82" table:formula="of:=IF(AND([.CR$1]&gt;=[.$M21];[.CR$1]&lt;=[.$L21]);[.CR$1];&quot;&quot;)">
            <text:p/>
          </table:table-cell>
          <table:table-cell table:style-name="ce82" table:formula="of:=IF(AND([.CS$1]&gt;=[.$M21];[.CS$1]&lt;=[.$L21]);[.CS$1];&quot;&quot;)">
            <text:p/>
          </table:table-cell>
          <table:table-cell table:style-name="ce82" table:formula="of:=IF(AND([.CT$1]&gt;=[.$M21];[.CT$1]&lt;=[.$L21]);[.CT$1];&quot;&quot;)">
            <text:p/>
          </table:table-cell>
          <table:table-cell table:style-name="ce82" table:formula="of:=IF(AND([.CU$1]&gt;=[.$M21];[.CU$1]&lt;=[.$L21]);[.CU$1];&quot;&quot;)">
            <text:p/>
          </table:table-cell>
          <table:table-cell table:style-name="ce82" table:formula="of:=IF(AND([.CV$1]&gt;=[.$M21];[.CV$1]&lt;=[.$L21]);[.CV$1];&quot;&quot;)">
            <text:p/>
          </table:table-cell>
          <table:table-cell table:style-name="ce82" table:formula="of:=IF(AND([.CW$1]&gt;=[.$M21];[.CW$1]&lt;=[.$L21]);[.CW$1];&quot;&quot;)">
            <text:p/>
          </table:table-cell>
          <table:table-cell table:style-name="ce82" table:formula="of:=IF(AND([.CX$1]&gt;=[.$M21];[.CX$1]&lt;=[.$L21]);[.CX$1];&quot;&quot;)">
            <text:p/>
          </table:table-cell>
          <table:table-cell table:style-name="ce82" table:formula="of:=IF(AND([.CY$1]&gt;=[.$M21];[.CY$1]&lt;=[.$L21]);[.CY$1];&quot;&quot;)">
            <text:p/>
          </table:table-cell>
          <table:table-cell table:style-name="ce82" table:formula="of:=IF(AND([.CZ$1]&gt;=[.$M21];[.CZ$1]&lt;=[.$L21]);[.CZ$1];&quot;&quot;)">
            <text:p/>
          </table:table-cell>
          <table:table-cell table:style-name="ce82" table:formula="of:=IF(AND([.DA$1]&gt;=[.$M21];[.DA$1]&lt;=[.$L21]);[.DA$1];&quot;&quot;)">
            <text:p/>
          </table:table-cell>
          <table:table-cell table:style-name="ce82" table:formula="of:=IF(AND([.DB$1]&gt;=[.$M21];[.DB$1]&lt;=[.$L21]);[.DB$1];&quot;&quot;)">
            <text:p/>
          </table:table-cell>
          <table:table-cell table:style-name="ce82" table:formula="of:=IF(AND([.DC$1]&gt;=[.$M21];[.DC$1]&lt;=[.$L21]);[.DC$1];&quot;&quot;)">
            <text:p/>
          </table:table-cell>
          <table:table-cell table:style-name="ce82" table:formula="of:=IF(AND([.DD$1]&gt;=[.$M21];[.DD$1]&lt;=[.$L21]);[.DD$1];&quot;&quot;)">
            <text:p/>
          </table:table-cell>
          <table:table-cell table:style-name="ce82" table:formula="of:=IF(AND([.DE$1]&gt;=[.$M21];[.DE$1]&lt;=[.$L21]);[.DE$1];&quot;&quot;)">
            <text:p/>
          </table:table-cell>
          <table:table-cell table:style-name="ce82" table:formula="of:=IF(AND([.DF$1]&gt;=[.$M21];[.DF$1]&lt;=[.$L21]);[.DF$1];&quot;&quot;)">
            <text:p/>
          </table:table-cell>
          <table:table-cell table:style-name="ce82" table:formula="of:=IF(AND([.DG$1]&gt;=[.$M21];[.DG$1]&lt;=[.$L21]);[.DG$1];&quot;&quot;)">
            <text:p/>
          </table:table-cell>
          <table:table-cell table:style-name="ce82" table:formula="of:=IF(AND([.DH$1]&gt;=[.$M21];[.DH$1]&lt;=[.$L21]);[.DH$1];&quot;&quot;)">
            <text:p/>
          </table:table-cell>
          <table:table-cell table:style-name="ce82" table:formula="of:=IF(AND([.DI$1]&gt;=[.$M21];[.DI$1]&lt;=[.$L21]);[.DI$1];&quot;&quot;)">
            <text:p/>
          </table:table-cell>
          <table:table-cell table:style-name="ce82" table:formula="of:=IF(AND([.DJ$1]&gt;=[.$M21];[.DJ$1]&lt;=[.$L21]);[.DJ$1];&quot;&quot;)">
            <text:p/>
          </table:table-cell>
          <table:table-cell table:style-name="ce82" table:formula="of:=IF(AND([.DK$1]&gt;=[.$M21];[.DK$1]&lt;=[.$L21]);[.DK$1];&quot;&quot;)">
            <text:p/>
          </table:table-cell>
          <table:table-cell table:style-name="ce82" table:formula="of:=IF(AND([.DL$1]&gt;=[.$M21];[.DL$1]&lt;=[.$L21]);[.DL$1];&quot;&quot;)">
            <text:p/>
          </table:table-cell>
          <table:table-cell table:style-name="ce82" table:formula="of:=IF(AND([.DM$1]&gt;=[.$M21];[.DM$1]&lt;=[.$L21]);[.DM$1];&quot;&quot;)">
            <text:p/>
          </table:table-cell>
          <table:table-cell table:style-name="ce82" table:formula="of:=IF(AND([.DN$1]&gt;=[.$M21];[.DN$1]&lt;=[.$L21]);[.DN$1];&quot;&quot;)">
            <text:p/>
          </table:table-cell>
          <table:table-cell table:style-name="ce82" table:formula="of:=IF(AND([.DO$1]&gt;=[.$M21];[.DO$1]&lt;=[.$L21]);[.DO$1];&quot;&quot;)">
            <text:p/>
          </table:table-cell>
          <table:table-cell table:style-name="ce82" table:formula="of:=IF(AND([.DP$1]&gt;=[.$M21];[.DP$1]&lt;=[.$L21]);[.DP$1];&quot;&quot;)">
            <text:p/>
          </table:table-cell>
          <table:table-cell table:style-name="ce82" table:formula="of:=IF(AND([.DQ$1]&gt;=[.$M21];[.DQ$1]&lt;=[.$L21]);[.DQ$1];&quot;&quot;)">
            <text:p/>
          </table:table-cell>
          <table:table-cell table:style-name="ce82" table:formula="of:=IF(AND([.DR$1]&gt;=[.$M21];[.DR$1]&lt;=[.$L21]);[.DR$1];&quot;&quot;)">
            <text:p/>
          </table:table-cell>
          <table:table-cell table:style-name="ce82" table:formula="of:=IF(AND([.DS$1]&gt;=[.$M21];[.DS$1]&lt;=[.$L21]);[.DS$1];&quot;&quot;)">
            <text:p/>
          </table:table-cell>
          <table:table-cell table:style-name="ce82" table:formula="of:=IF(AND([.DT$1]&gt;=[.$M21];[.DT$1]&lt;=[.$L21]);[.DT$1];&quot;&quot;)">
            <text:p/>
          </table:table-cell>
          <table:table-cell table:style-name="ce82" table:formula="of:=IF(AND([.DU$1]&gt;=[.$M21];[.DU$1]&lt;=[.$L21]);[.DU$1];&quot;&quot;)">
            <text:p/>
          </table:table-cell>
          <table:table-cell table:style-name="ce84" table:formula="of:=IF(AND([.DV$1]&gt;=[.$M21];[.DV$1]&lt;=[.$L21]);[.DV$1];&quot;&quot;)">
            <text:p/>
          </table:table-cell>
          <table:table-cell table:style-name="ce84" table:formula="of:=IF(AND([.DW$1]&gt;=[.$M21];[.DW$1]&lt;=[.$L21]);[.DW$1];&quot;&quot;)">
            <text:p/>
          </table:table-cell>
          <table:table-cell table:style-name="ce84" table:formula="of:=IF(AND([.DX$1]&gt;=[.$M21];[.DX$1]&lt;=[.$L21]);[.DX$1];&quot;&quot;)">
            <text:p/>
          </table:table-cell>
          <table:table-cell table:style-name="ce84" table:formula="of:=IF(AND([.DY$1]&gt;=[.$M21];[.DY$1]&lt;=[.$L21]);[.DY$1];&quot;&quot;)">
            <text:p/>
          </table:table-cell>
          <table:table-cell table:style-name="ce84" table:formula="of:=IF(AND([.DZ$1]&gt;=[.$M21];[.DZ$1]&lt;=[.$L21]);[.DZ$1];&quot;&quot;)">
            <text:p/>
          </table:table-cell>
          <table:table-cell table:style-name="ce84" table:formula="of:=IF(AND([.EA$1]&gt;=[.$M21];[.EA$1]&lt;=[.$L21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2];[.$A:.$L];12;0)" office:value-type="float" office:value="4" calcext:value-type="float">
            <text:p>4</text:p>
          </table:table-cell>
          <table:table-cell table:style-name="ce6" table:formula="of:=VLOOKUP([.D22];[.$A:.$L];12;0)" office:value-type="float" office:value="3" calcext:value-type="float">
            <text:p>3</text:p>
          </table:table-cell>
          <table:table-cell table:style-name="ce6" table:formula="of:=VLOOKUP([.E22];[.$A:.$L];12;0)" office:value-type="float" office:value="5" calcext:value-type="float">
            <text:p>5</text:p>
          </table:table-cell>
          <table:table-cell table:style-name="ce6" table:formula="of:=VLOOKUP([.F22];[.$A:.$L];12;0)" office:value-type="float" office:value="12" calcext:value-type="float">
            <text:p>12</text:p>
          </table:table-cell>
          <table:table-cell table:style-name="ce7" table:formula="of:=MAX([.H22:.K22])+[.B22]+[.N22]" office:value-type="float" office:value="35" calcext:value-type="float">
            <text:p>35</text:p>
          </table:table-cell>
          <table:table-cell table:style-name="ce8" table:formula="of:=[.L22]-[.B22]+1" office:value-type="float" office:value="13" calcext:value-type="float">
            <text:p>13</text:p>
          </table:table-cell>
          <table:table-cell table:style-name="ce9"/>
          <table:table-cell table:style-name="ce11" table:formula="of:=IF(AND([.O$1]&gt;=[.$M22];[.O$1]&lt;=[.$L22]);[.O$1];&quot;&quot;)">
            <text:p/>
          </table:table-cell>
          <table:table-cell table:style-name="ce11" table:formula="of:=IF(AND([.P$1]&gt;=[.$M22];[.P$1]&lt;=[.$L22]);[.P$1];&quot;&quot;)">
            <text:p/>
          </table:table-cell>
          <table:table-cell table:style-name="ce11" table:formula="of:=IF(AND([.Q$1]&gt;=[.$M22];[.Q$1]&lt;=[.$L22]);[.Q$1];&quot;&quot;)">
            <text:p/>
          </table:table-cell>
          <table:table-cell table:style-name="ce11" table:formula="of:=IF(AND([.R$1]&gt;=[.$M22];[.R$1]&lt;=[.$L22]);[.R$1];&quot;&quot;)">
            <text:p/>
          </table:table-cell>
          <table:table-cell table:style-name="ce13" table:formula="of:=IF(AND([.S$1]&gt;=[.$M22];[.S$1]&lt;=[.$L22]);[.S$1];&quot;&quot;)">
            <text:p/>
          </table:table-cell>
          <table:table-cell table:style-name="ce13" table:formula="of:=IF(AND([.T$1]&gt;=[.$M22];[.T$1]&lt;=[.$L22]);[.T$1];&quot;&quot;)">
            <text:p/>
          </table:table-cell>
          <table:table-cell table:style-name="ce13" table:formula="of:=IF(AND([.U$1]&gt;=[.$M22];[.U$1]&lt;=[.$L22]);[.U$1];&quot;&quot;)">
            <text:p/>
          </table:table-cell>
          <table:table-cell table:style-name="ce13" table:formula="of:=IF(AND([.V$1]&gt;=[.$M22];[.V$1]&lt;=[.$L22]);[.V$1];&quot;&quot;)">
            <text:p/>
          </table:table-cell>
          <table:table-cell table:style-name="ce13" table:formula="of:=IF(AND([.W$1]&gt;=[.$M22];[.W$1]&lt;=[.$L22]);[.W$1];&quot;&quot;)">
            <text:p/>
          </table:table-cell>
          <table:table-cell table:style-name="ce13" table:formula="of:=IF(AND([.X$1]&gt;=[.$M22];[.X$1]&lt;=[.$L22]);[.X$1];&quot;&quot;)">
            <text:p/>
          </table:table-cell>
          <table:table-cell table:style-name="ce13" table:formula="of:=IF(AND([.Y$1]&gt;=[.$M22];[.Y$1]&lt;=[.$L22]);[.Y$1];&quot;&quot;)">
            <text:p/>
          </table:table-cell>
          <table:table-cell table:style-name="ce13" table:formula="of:=IF(AND([.Z$1]&gt;=[.$M22];[.Z$1]&lt;=[.$L22]);[.Z$1];&quot;&quot;)">
            <text:p/>
          </table:table-cell>
          <table:table-cell table:style-name="ce13" table:formula="of:=IF(AND([.AA$1]&gt;=[.$M22];[.AA$1]&lt;=[.$L22]);[.AA$1];&quot;&quot;)" office:value-type="float" office:value="13" calcext:value-type="float">
            <text:p>13</text:p>
          </table:table-cell>
          <table:table-cell table:style-name="ce13" table:formula="of:=IF(AND([.AB$1]&gt;=[.$M22];[.AB$1]&lt;=[.$L22]);[.AB$1];&quot;&quot;)" office:value-type="float" office:value="14" calcext:value-type="float">
            <text:p>14</text:p>
          </table:table-cell>
          <table:table-cell table:style-name="ce13" table:formula="of:=IF(AND([.AC$1]&gt;=[.$M22];[.AC$1]&lt;=[.$L22]);[.AC$1];&quot;&quot;)" office:value-type="float" office:value="15" calcext:value-type="float">
            <text:p>15</text:p>
          </table:table-cell>
          <table:table-cell table:style-name="ce13" table:formula="of:=IF(AND([.AD$1]&gt;=[.$M22];[.AD$1]&lt;=[.$L22]);[.AD$1];&quot;&quot;)" office:value-type="float" office:value="16" calcext:value-type="float">
            <text:p>16</text:p>
          </table:table-cell>
          <table:table-cell table:style-name="ce16" table:formula="of:=IF(AND([.AE$1]&gt;=[.$M22];[.AE$1]&lt;=[.$L22]);[.AE$1];&quot;&quot;)" office:value-type="float" office:value="17" calcext:value-type="float">
            <text:p>17</text:p>
          </table:table-cell>
          <table:table-cell table:style-name="ce18" table:formula="of:=IF(AND([.AF$1]&gt;=[.$M22];[.AF$1]&lt;=[.$L22]);[.AF$1];&quot;&quot;)" office:value-type="float" office:value="18" calcext:value-type="float">
            <text:p>18</text:p>
          </table:table-cell>
          <table:table-cell table:style-name="ce18" table:formula="of:=IF(AND([.AG$1]&gt;=[.$M22];[.AG$1]&lt;=[.$L22]);[.AG$1];&quot;&quot;)" office:value-type="float" office:value="19" calcext:value-type="float">
            <text:p>19</text:p>
          </table:table-cell>
          <table:table-cell table:style-name="ce18" table:formula="of:=IF(AND([.AH$1]&gt;=[.$M22];[.AH$1]&lt;=[.$L22]);[.AH$1];&quot;&quot;)" office:value-type="float" office:value="20" calcext:value-type="float">
            <text:p>20</text:p>
          </table:table-cell>
          <table:table-cell table:style-name="ce18" table:formula="of:=IF(AND([.AI$1]&gt;=[.$M22];[.AI$1]&lt;=[.$L22]);[.AI$1];&quot;&quot;)" office:value-type="float" office:value="21" calcext:value-type="float">
            <text:p>21</text:p>
          </table:table-cell>
          <table:table-cell table:style-name="ce18" table:formula="of:=IF(AND([.AJ$1]&gt;=[.$M22];[.AJ$1]&lt;=[.$L22]);[.AJ$1];&quot;&quot;)" office:value-type="float" office:value="22" calcext:value-type="float">
            <text:p>22</text:p>
          </table:table-cell>
          <table:table-cell table:style-name="ce18" table:formula="of:=IF(AND([.AK$1]&gt;=[.$M22];[.AK$1]&lt;=[.$L22]);[.AK$1];&quot;&quot;)" office:value-type="float" office:value="23" calcext:value-type="float">
            <text:p>23</text:p>
          </table:table-cell>
          <table:table-cell table:style-name="ce18" table:formula="of:=IF(AND([.AL$1]&gt;=[.$M22];[.AL$1]&lt;=[.$L22]);[.AL$1];&quot;&quot;)" office:value-type="float" office:value="24" calcext:value-type="float">
            <text:p>24</text:p>
          </table:table-cell>
          <table:table-cell table:style-name="ce18" table:formula="of:=IF(AND([.AM$1]&gt;=[.$M22];[.AM$1]&lt;=[.$L22]);[.AM$1];&quot;&quot;)" office:value-type="float" office:value="25" calcext:value-type="float">
            <text:p>25</text:p>
          </table:table-cell>
          <table:table-cell table:style-name="ce18" table:formula="of:=IF(AND([.AN$1]&gt;=[.$M22];[.AN$1]&lt;=[.$L22]);[.AN$1];&quot;&quot;)" office:value-type="float" office:value="26" calcext:value-type="float">
            <text:p>26</text:p>
          </table:table-cell>
          <table:table-cell table:style-name="ce18" table:formula="of:=IF(AND([.AO$1]&gt;=[.$M22];[.AO$1]&lt;=[.$L22]);[.AO$1];&quot;&quot;)" office:value-type="float" office:value="27" calcext:value-type="float">
            <text:p>27</text:p>
          </table:table-cell>
          <table:table-cell table:style-name="ce18" table:formula="of:=IF(AND([.AP$1]&gt;=[.$M22];[.AP$1]&lt;=[.$L22]);[.AP$1];&quot;&quot;)" office:value-type="float" office:value="28" calcext:value-type="float">
            <text:p>28</text:p>
          </table:table-cell>
          <table:table-cell table:style-name="ce18" table:formula="of:=IF(AND([.AQ$1]&gt;=[.$M22];[.AQ$1]&lt;=[.$L22]);[.AQ$1];&quot;&quot;)" office:value-type="float" office:value="29" calcext:value-type="float">
            <text:p>29</text:p>
          </table:table-cell>
          <table:table-cell table:style-name="ce18" table:formula="of:=IF(AND([.AR$1]&gt;=[.$M22];[.AR$1]&lt;=[.$L22]);[.AR$1];&quot;&quot;)" office:value-type="float" office:value="30" calcext:value-type="float">
            <text:p>30</text:p>
          </table:table-cell>
          <table:table-cell table:style-name="ce21" table:formula="of:=IF(AND([.AS$1]&gt;=[.$M22];[.AS$1]&lt;=[.$L22]);[.AS$1];&quot;&quot;)" office:value-type="float" office:value="31" calcext:value-type="float">
            <text:p>31</text:p>
          </table:table-cell>
          <table:table-cell table:style-name="ce21" table:formula="of:=IF(AND([.AT$1]&gt;=[.$M22];[.AT$1]&lt;=[.$L22]);[.AT$1];&quot;&quot;)" office:value-type="float" office:value="32" calcext:value-type="float">
            <text:p>32</text:p>
          </table:table-cell>
          <table:table-cell table:style-name="ce22" table:formula="of:=IF(AND([.AU$1]&gt;=[.$M22];[.AU$1]&lt;=[.$L22]);[.AU$1];&quot;&quot;)" office:value-type="float" office:value="33" calcext:value-type="float">
            <text:p>33</text:p>
          </table:table-cell>
          <table:table-cell table:style-name="ce22" table:formula="of:=IF(AND([.AV$1]&gt;=[.$M22];[.AV$1]&lt;=[.$L22]);[.AV$1];&quot;&quot;)" office:value-type="float" office:value="34" calcext:value-type="float">
            <text:p>34</text:p>
          </table:table-cell>
          <table:table-cell table:style-name="ce22" table:formula="of:=IF(AND([.AW$1]&gt;=[.$M22];[.AW$1]&lt;=[.$L22]);[.AW$1];&quot;&quot;)" office:value-type="float" office:value="35" calcext:value-type="float">
            <text:p>35</text:p>
          </table:table-cell>
          <table:table-cell table:style-name="ce30" table:formula="of:=IF(AND([.AX$1]&gt;=[.$M22];[.AX$1]&lt;=[.$L22]);[.AX$1];&quot;&quot;)">
            <text:p/>
          </table:table-cell>
          <table:table-cell table:style-name="ce32" table:formula="of:=IF(AND([.AY$1]&gt;=[.$M22];[.AY$1]&lt;=[.$L22]);[.AY$1];&quot;&quot;)">
            <text:p/>
          </table:table-cell>
          <table:table-cell table:style-name="ce34" table:formula="of:=IF(AND([.AZ$1]&gt;=[.$M22];[.AZ$1]&lt;=[.$L22]);[.AZ$1];&quot;&quot;)">
            <text:p/>
          </table:table-cell>
          <table:table-cell table:style-name="ce36" table:formula="of:=IF(AND([.BA$1]&gt;=[.$M22];[.BA$1]&lt;=[.$L22]);[.BA$1];&quot;&quot;)">
            <text:p/>
          </table:table-cell>
          <table:table-cell table:style-name="ce36" table:formula="of:=IF(AND([.BB$1]&gt;=[.$M22];[.BB$1]&lt;=[.$L22]);[.BB$1];&quot;&quot;)">
            <text:p/>
          </table:table-cell>
          <table:table-cell table:style-name="ce38" table:formula="of:=IF(AND([.BC$1]&gt;=[.$M22];[.BC$1]&lt;=[.$L22]);[.BC$1];&quot;&quot;)">
            <text:p/>
          </table:table-cell>
          <table:table-cell table:style-name="ce38" table:formula="of:=IF(AND([.BD$1]&gt;=[.$M22];[.BD$1]&lt;=[.$L22]);[.BD$1];&quot;&quot;)">
            <text:p/>
          </table:table-cell>
          <table:table-cell table:style-name="ce40" table:formula="of:=IF(AND([.BE$1]&gt;=[.$M22];[.BE$1]&lt;=[.$L22]);[.BE$1];&quot;&quot;)">
            <text:p/>
          </table:table-cell>
          <table:table-cell table:style-name="ce42" table:formula="of:=IF(AND([.BF$1]&gt;=[.$M22];[.BF$1]&lt;=[.$L22]);[.BF$1];&quot;&quot;)">
            <text:p/>
          </table:table-cell>
          <table:table-cell table:style-name="ce44" table:formula="of:=IF(AND([.BG$1]&gt;=[.$M22];[.BG$1]&lt;=[.$L22]);[.BG$1];&quot;&quot;)">
            <text:p/>
          </table:table-cell>
          <table:table-cell table:style-name="ce44" table:formula="of:=IF(AND([.BH$1]&gt;=[.$M22];[.BH$1]&lt;=[.$L22]);[.BH$1];&quot;&quot;)">
            <text:p/>
          </table:table-cell>
          <table:table-cell table:style-name="ce44" table:formula="of:=IF(AND([.BI$1]&gt;=[.$M22];[.BI$1]&lt;=[.$L22]);[.BI$1];&quot;&quot;)">
            <text:p/>
          </table:table-cell>
          <table:table-cell table:style-name="ce46" table:formula="of:=IF(AND([.BJ$1]&gt;=[.$M22];[.BJ$1]&lt;=[.$L22]);[.BJ$1];&quot;&quot;)">
            <text:p/>
          </table:table-cell>
          <table:table-cell table:style-name="ce48" table:formula="of:=IF(AND([.BK$1]&gt;=[.$M22];[.BK$1]&lt;=[.$L22]);[.BK$1];&quot;&quot;)">
            <text:p/>
          </table:table-cell>
          <table:table-cell table:style-name="ce48" table:formula="of:=IF(AND([.BL$1]&gt;=[.$M22];[.BL$1]&lt;=[.$L22]);[.BL$1];&quot;&quot;)">
            <text:p/>
          </table:table-cell>
          <table:table-cell table:style-name="ce50" table:formula="of:=IF(AND([.BM$1]&gt;=[.$M22];[.BM$1]&lt;=[.$L22]);[.BM$1];&quot;&quot;)">
            <text:p/>
          </table:table-cell>
          <table:table-cell table:style-name="ce50" table:formula="of:=IF(AND([.BN$1]&gt;=[.$M22];[.BN$1]&lt;=[.$L22]);[.BN$1];&quot;&quot;)">
            <text:p/>
          </table:table-cell>
          <table:table-cell table:style-name="ce50" table:formula="of:=IF(AND([.BO$1]&gt;=[.$M22];[.BO$1]&lt;=[.$L22]);[.BO$1];&quot;&quot;)">
            <text:p/>
          </table:table-cell>
          <table:table-cell table:style-name="ce52" table:formula="of:=IF(AND([.BP$1]&gt;=[.$M22];[.BP$1]&lt;=[.$L22]);[.BP$1];&quot;&quot;)">
            <text:p/>
          </table:table-cell>
          <table:table-cell table:style-name="ce54" table:formula="of:=IF(AND([.BQ$1]&gt;=[.$M22];[.BQ$1]&lt;=[.$L22]);[.BQ$1];&quot;&quot;)">
            <text:p/>
          </table:table-cell>
          <table:table-cell table:style-name="ce54" table:formula="of:=IF(AND([.BR$1]&gt;=[.$M22];[.BR$1]&lt;=[.$L22]);[.BR$1];&quot;&quot;)">
            <text:p/>
          </table:table-cell>
          <table:table-cell table:style-name="ce54" table:formula="of:=IF(AND([.BS$1]&gt;=[.$M22];[.BS$1]&lt;=[.$L22]);[.BS$1];&quot;&quot;)">
            <text:p/>
          </table:table-cell>
          <table:table-cell table:style-name="ce56" table:formula="of:=IF(AND([.BT$1]&gt;=[.$M22];[.BT$1]&lt;=[.$L22]);[.BT$1];&quot;&quot;)">
            <text:p/>
          </table:table-cell>
          <table:table-cell table:style-name="ce58" table:formula="of:=IF(AND([.BU$1]&gt;=[.$M22];[.BU$1]&lt;=[.$L22]);[.BU$1];&quot;&quot;)">
            <text:p/>
          </table:table-cell>
          <table:table-cell table:style-name="ce60" table:formula="of:=IF(AND([.BV$1]&gt;=[.$M22];[.BV$1]&lt;=[.$L22]);[.BV$1];&quot;&quot;)">
            <text:p/>
          </table:table-cell>
          <table:table-cell table:style-name="ce60" table:formula="of:=IF(AND([.BW$1]&gt;=[.$M22];[.BW$1]&lt;=[.$L22]);[.BW$1];&quot;&quot;)">
            <text:p/>
          </table:table-cell>
          <table:table-cell table:style-name="ce62" table:formula="of:=IF(AND([.BX$1]&gt;=[.$M22];[.BX$1]&lt;=[.$L22]);[.BX$1];&quot;&quot;)">
            <text:p/>
          </table:table-cell>
          <table:table-cell table:style-name="ce62" table:formula="of:=IF(AND([.BY$1]&gt;=[.$M22];[.BY$1]&lt;=[.$L22]);[.BY$1];&quot;&quot;)">
            <text:p/>
          </table:table-cell>
          <table:table-cell table:style-name="ce64" table:formula="of:=IF(AND([.BZ$1]&gt;=[.$M22];[.BZ$1]&lt;=[.$L22]);[.BZ$1];&quot;&quot;)">
            <text:p/>
          </table:table-cell>
          <table:table-cell table:style-name="ce66" table:formula="of:=IF(AND([.CA$1]&gt;=[.$M22];[.CA$1]&lt;=[.$L22]);[.CA$1];&quot;&quot;)">
            <text:p/>
          </table:table-cell>
          <table:table-cell table:style-name="ce68" table:formula="of:=IF(AND([.CB$1]&gt;=[.$M22];[.CB$1]&lt;=[.$L22]);[.CB$1];&quot;&quot;)">
            <text:p/>
          </table:table-cell>
          <table:table-cell table:style-name="ce68" table:formula="of:=IF(AND([.CC$1]&gt;=[.$M22];[.CC$1]&lt;=[.$L22]);[.CC$1];&quot;&quot;)">
            <text:p/>
          </table:table-cell>
          <table:table-cell table:style-name="ce68" table:formula="of:=IF(AND([.CD$1]&gt;=[.$M22];[.CD$1]&lt;=[.$L22]);[.CD$1];&quot;&quot;)">
            <text:p/>
          </table:table-cell>
          <table:table-cell table:style-name="ce68" table:formula="of:=IF(AND([.CE$1]&gt;=[.$M22];[.CE$1]&lt;=[.$L22]);[.CE$1];&quot;&quot;)">
            <text:p/>
          </table:table-cell>
          <table:table-cell table:style-name="ce68" table:formula="of:=IF(AND([.CF$1]&gt;=[.$M22];[.CF$1]&lt;=[.$L22]);[.CF$1];&quot;&quot;)">
            <text:p/>
          </table:table-cell>
          <table:table-cell table:style-name="ce68" table:formula="of:=IF(AND([.CG$1]&gt;=[.$M22];[.CG$1]&lt;=[.$L22]);[.CG$1];&quot;&quot;)">
            <text:p/>
          </table:table-cell>
          <table:table-cell table:style-name="ce70" table:formula="of:=IF(AND([.CH$1]&gt;=[.$M22];[.CH$1]&lt;=[.$L22]);[.CH$1];&quot;&quot;)">
            <text:p/>
          </table:table-cell>
          <table:table-cell table:style-name="ce70" table:formula="of:=IF(AND([.CI$1]&gt;=[.$M22];[.CI$1]&lt;=[.$L22]);[.CI$1];&quot;&quot;)">
            <text:p/>
          </table:table-cell>
          <table:table-cell table:style-name="ce70" table:formula="of:=IF(AND([.CJ$1]&gt;=[.$M22];[.CJ$1]&lt;=[.$L22]);[.CJ$1];&quot;&quot;)">
            <text:p/>
          </table:table-cell>
          <table:table-cell table:style-name="ce72" table:formula="of:=IF(AND([.CK$1]&gt;=[.$M22];[.CK$1]&lt;=[.$L22]);[.CK$1];&quot;&quot;)">
            <text:p/>
          </table:table-cell>
          <table:table-cell table:style-name="ce74" table:formula="of:=IF(AND([.CL$1]&gt;=[.$M22];[.CL$1]&lt;=[.$L22]);[.CL$1];&quot;&quot;)">
            <text:p/>
          </table:table-cell>
          <table:table-cell table:style-name="ce74" table:formula="of:=IF(AND([.CM$1]&gt;=[.$M22];[.CM$1]&lt;=[.$L22]);[.CM$1];&quot;&quot;)">
            <text:p/>
          </table:table-cell>
          <table:table-cell table:style-name="ce76" table:formula="of:=IF(AND([.CN$1]&gt;=[.$M22];[.CN$1]&lt;=[.$L22]);[.CN$1];&quot;&quot;)">
            <text:p/>
          </table:table-cell>
          <table:table-cell table:style-name="ce76" table:formula="of:=IF(AND([.CO$1]&gt;=[.$M22];[.CO$1]&lt;=[.$L22]);[.CO$1];&quot;&quot;)">
            <text:p/>
          </table:table-cell>
          <table:table-cell table:style-name="ce79" table:formula="of:=IF(AND([.CP$1]&gt;=[.$M22];[.CP$1]&lt;=[.$L22]);[.CP$1];&quot;&quot;)">
            <text:p/>
          </table:table-cell>
          <table:table-cell table:style-name="ce82" table:formula="of:=IF(AND([.CQ$1]&gt;=[.$M22];[.CQ$1]&lt;=[.$L22]);[.CQ$1];&quot;&quot;)">
            <text:p/>
          </table:table-cell>
          <table:table-cell table:style-name="ce82" table:formula="of:=IF(AND([.CR$1]&gt;=[.$M22];[.CR$1]&lt;=[.$L22]);[.CR$1];&quot;&quot;)">
            <text:p/>
          </table:table-cell>
          <table:table-cell table:style-name="ce82" table:formula="of:=IF(AND([.CS$1]&gt;=[.$M22];[.CS$1]&lt;=[.$L22]);[.CS$1];&quot;&quot;)">
            <text:p/>
          </table:table-cell>
          <table:table-cell table:style-name="ce82" table:formula="of:=IF(AND([.CT$1]&gt;=[.$M22];[.CT$1]&lt;=[.$L22]);[.CT$1];&quot;&quot;)">
            <text:p/>
          </table:table-cell>
          <table:table-cell table:style-name="ce82" table:formula="of:=IF(AND([.CU$1]&gt;=[.$M22];[.CU$1]&lt;=[.$L22]);[.CU$1];&quot;&quot;)">
            <text:p/>
          </table:table-cell>
          <table:table-cell table:style-name="ce82" table:formula="of:=IF(AND([.CV$1]&gt;=[.$M22];[.CV$1]&lt;=[.$L22]);[.CV$1];&quot;&quot;)">
            <text:p/>
          </table:table-cell>
          <table:table-cell table:style-name="ce82" table:formula="of:=IF(AND([.CW$1]&gt;=[.$M22];[.CW$1]&lt;=[.$L22]);[.CW$1];&quot;&quot;)">
            <text:p/>
          </table:table-cell>
          <table:table-cell table:style-name="ce82" table:formula="of:=IF(AND([.CX$1]&gt;=[.$M22];[.CX$1]&lt;=[.$L22]);[.CX$1];&quot;&quot;)">
            <text:p/>
          </table:table-cell>
          <table:table-cell table:style-name="ce82" table:formula="of:=IF(AND([.CY$1]&gt;=[.$M22];[.CY$1]&lt;=[.$L22]);[.CY$1];&quot;&quot;)">
            <text:p/>
          </table:table-cell>
          <table:table-cell table:style-name="ce82" table:formula="of:=IF(AND([.CZ$1]&gt;=[.$M22];[.CZ$1]&lt;=[.$L22]);[.CZ$1];&quot;&quot;)">
            <text:p/>
          </table:table-cell>
          <table:table-cell table:style-name="ce82" table:formula="of:=IF(AND([.DA$1]&gt;=[.$M22];[.DA$1]&lt;=[.$L22]);[.DA$1];&quot;&quot;)">
            <text:p/>
          </table:table-cell>
          <table:table-cell table:style-name="ce82" table:formula="of:=IF(AND([.DB$1]&gt;=[.$M22];[.DB$1]&lt;=[.$L22]);[.DB$1];&quot;&quot;)">
            <text:p/>
          </table:table-cell>
          <table:table-cell table:style-name="ce82" table:formula="of:=IF(AND([.DC$1]&gt;=[.$M22];[.DC$1]&lt;=[.$L22]);[.DC$1];&quot;&quot;)">
            <text:p/>
          </table:table-cell>
          <table:table-cell table:style-name="ce82" table:formula="of:=IF(AND([.DD$1]&gt;=[.$M22];[.DD$1]&lt;=[.$L22]);[.DD$1];&quot;&quot;)">
            <text:p/>
          </table:table-cell>
          <table:table-cell table:style-name="ce82" table:formula="of:=IF(AND([.DE$1]&gt;=[.$M22];[.DE$1]&lt;=[.$L22]);[.DE$1];&quot;&quot;)">
            <text:p/>
          </table:table-cell>
          <table:table-cell table:style-name="ce82" table:formula="of:=IF(AND([.DF$1]&gt;=[.$M22];[.DF$1]&lt;=[.$L22]);[.DF$1];&quot;&quot;)">
            <text:p/>
          </table:table-cell>
          <table:table-cell table:style-name="ce82" table:formula="of:=IF(AND([.DG$1]&gt;=[.$M22];[.DG$1]&lt;=[.$L22]);[.DG$1];&quot;&quot;)">
            <text:p/>
          </table:table-cell>
          <table:table-cell table:style-name="ce82" table:formula="of:=IF(AND([.DH$1]&gt;=[.$M22];[.DH$1]&lt;=[.$L22]);[.DH$1];&quot;&quot;)">
            <text:p/>
          </table:table-cell>
          <table:table-cell table:style-name="ce82" table:formula="of:=IF(AND([.DI$1]&gt;=[.$M22];[.DI$1]&lt;=[.$L22]);[.DI$1];&quot;&quot;)">
            <text:p/>
          </table:table-cell>
          <table:table-cell table:style-name="ce82" table:formula="of:=IF(AND([.DJ$1]&gt;=[.$M22];[.DJ$1]&lt;=[.$L22]);[.DJ$1];&quot;&quot;)">
            <text:p/>
          </table:table-cell>
          <table:table-cell table:style-name="ce82" table:formula="of:=IF(AND([.DK$1]&gt;=[.$M22];[.DK$1]&lt;=[.$L22]);[.DK$1];&quot;&quot;)">
            <text:p/>
          </table:table-cell>
          <table:table-cell table:style-name="ce82" table:formula="of:=IF(AND([.DL$1]&gt;=[.$M22];[.DL$1]&lt;=[.$L22]);[.DL$1];&quot;&quot;)">
            <text:p/>
          </table:table-cell>
          <table:table-cell table:style-name="ce82" table:formula="of:=IF(AND([.DM$1]&gt;=[.$M22];[.DM$1]&lt;=[.$L22]);[.DM$1];&quot;&quot;)">
            <text:p/>
          </table:table-cell>
          <table:table-cell table:style-name="ce82" table:formula="of:=IF(AND([.DN$1]&gt;=[.$M22];[.DN$1]&lt;=[.$L22]);[.DN$1];&quot;&quot;)">
            <text:p/>
          </table:table-cell>
          <table:table-cell table:style-name="ce82" table:formula="of:=IF(AND([.DO$1]&gt;=[.$M22];[.DO$1]&lt;=[.$L22]);[.DO$1];&quot;&quot;)">
            <text:p/>
          </table:table-cell>
          <table:table-cell table:style-name="ce82" table:formula="of:=IF(AND([.DP$1]&gt;=[.$M22];[.DP$1]&lt;=[.$L22]);[.DP$1];&quot;&quot;)">
            <text:p/>
          </table:table-cell>
          <table:table-cell table:style-name="ce82" table:formula="of:=IF(AND([.DQ$1]&gt;=[.$M22];[.DQ$1]&lt;=[.$L22]);[.DQ$1];&quot;&quot;)">
            <text:p/>
          </table:table-cell>
          <table:table-cell table:style-name="ce82" table:formula="of:=IF(AND([.DR$1]&gt;=[.$M22];[.DR$1]&lt;=[.$L22]);[.DR$1];&quot;&quot;)">
            <text:p/>
          </table:table-cell>
          <table:table-cell table:style-name="ce82" table:formula="of:=IF(AND([.DS$1]&gt;=[.$M22];[.DS$1]&lt;=[.$L22]);[.DS$1];&quot;&quot;)">
            <text:p/>
          </table:table-cell>
          <table:table-cell table:style-name="ce82" table:formula="of:=IF(AND([.DT$1]&gt;=[.$M22];[.DT$1]&lt;=[.$L22]);[.DT$1];&quot;&quot;)">
            <text:p/>
          </table:table-cell>
          <table:table-cell table:style-name="ce82" table:formula="of:=IF(AND([.DU$1]&gt;=[.$M22];[.DU$1]&lt;=[.$L22]);[.DU$1];&quot;&quot;)">
            <text:p/>
          </table:table-cell>
          <table:table-cell table:style-name="ce84" table:formula="of:=IF(AND([.DV$1]&gt;=[.$M22];[.DV$1]&lt;=[.$L22]);[.DV$1];&quot;&quot;)">
            <text:p/>
          </table:table-cell>
          <table:table-cell table:style-name="ce84" table:formula="of:=IF(AND([.DW$1]&gt;=[.$M22];[.DW$1]&lt;=[.$L22]);[.DW$1];&quot;&quot;)">
            <text:p/>
          </table:table-cell>
          <table:table-cell table:style-name="ce84" table:formula="of:=IF(AND([.DX$1]&gt;=[.$M22];[.DX$1]&lt;=[.$L22]);[.DX$1];&quot;&quot;)">
            <text:p/>
          </table:table-cell>
          <table:table-cell table:style-name="ce84" table:formula="of:=IF(AND([.DY$1]&gt;=[.$M22];[.DY$1]&lt;=[.$L22]);[.DY$1];&quot;&quot;)">
            <text:p/>
          </table:table-cell>
          <table:table-cell table:style-name="ce84" table:formula="of:=IF(AND([.DZ$1]&gt;=[.$M22];[.DZ$1]&lt;=[.$L22]);[.DZ$1];&quot;&quot;)">
            <text:p/>
          </table:table-cell>
          <table:table-cell table:style-name="ce84" table:formula="of:=IF(AND([.EA$1]&gt;=[.$M22];[.EA$1]&lt;=[.$L22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formula="of:=VLOOKUP([.C23];[.$A:.$L];12;0)" office:value-type="float" office:value="4" calcext:value-type="float">
            <text:p>4</text:p>
          </table:table-cell>
          <table:table-cell table:style-name="ce6" table:formula="of:=VLOOKUP([.D23];[.$A:.$L];12;0)" office:value-type="float" office:value="12" calcext:value-type="float">
            <text:p>12</text:p>
          </table:table-cell>
          <table:table-cell table:style-name="ce6" table:formula="of:=VLOOKUP([.E23];[.$A:.$L];12;0)" office:value-type="float" office:value="8" calcext:value-type="float">
            <text:p>8</text:p>
          </table:table-cell>
          <table:table-cell table:style-name="ce6" table:formula="of:=VLOOKUP([.F23];[.$A:.$L];12;0)" office:value-type="float" office:value="14" calcext:value-type="float">
            <text:p>14</text:p>
          </table:table-cell>
          <table:table-cell table:style-name="ce7" table:formula="of:=MAX([.H23:.K23])+[.B23]+[.N23]" office:value-type="float" office:value="25" calcext:value-type="float">
            <text:p>25</text:p>
          </table:table-cell>
          <table:table-cell table:style-name="ce8" table:formula="of:=[.L23]-[.B23]+1" office:value-type="float" office:value="15" calcext:value-type="float">
            <text:p>15</text:p>
          </table:table-cell>
          <table:table-cell table:style-name="ce9"/>
          <table:table-cell table:style-name="ce11" table:formula="of:=IF(AND([.O$1]&gt;=[.$M23];[.O$1]&lt;=[.$L23]);[.O$1];&quot;&quot;)">
            <text:p/>
          </table:table-cell>
          <table:table-cell table:style-name="ce11" table:formula="of:=IF(AND([.P$1]&gt;=[.$M23];[.P$1]&lt;=[.$L23]);[.P$1];&quot;&quot;)">
            <text:p/>
          </table:table-cell>
          <table:table-cell table:style-name="ce11" table:formula="of:=IF(AND([.Q$1]&gt;=[.$M23];[.Q$1]&lt;=[.$L23]);[.Q$1];&quot;&quot;)">
            <text:p/>
          </table:table-cell>
          <table:table-cell table:style-name="ce11" table:formula="of:=IF(AND([.R$1]&gt;=[.$M23];[.R$1]&lt;=[.$L23]);[.R$1];&quot;&quot;)">
            <text:p/>
          </table:table-cell>
          <table:table-cell table:style-name="ce13" table:formula="of:=IF(AND([.S$1]&gt;=[.$M23];[.S$1]&lt;=[.$L23]);[.S$1];&quot;&quot;)">
            <text:p/>
          </table:table-cell>
          <table:table-cell table:style-name="ce13" table:formula="of:=IF(AND([.T$1]&gt;=[.$M23];[.T$1]&lt;=[.$L23]);[.T$1];&quot;&quot;)">
            <text:p/>
          </table:table-cell>
          <table:table-cell table:style-name="ce13" table:formula="of:=IF(AND([.U$1]&gt;=[.$M23];[.U$1]&lt;=[.$L23]);[.U$1];&quot;&quot;)">
            <text:p/>
          </table:table-cell>
          <table:table-cell table:style-name="ce13" table:formula="of:=IF(AND([.V$1]&gt;=[.$M23];[.V$1]&lt;=[.$L23]);[.V$1];&quot;&quot;)">
            <text:p/>
          </table:table-cell>
          <table:table-cell table:style-name="ce13" table:formula="of:=IF(AND([.W$1]&gt;=[.$M23];[.W$1]&lt;=[.$L23]);[.W$1];&quot;&quot;)">
            <text:p/>
          </table:table-cell>
          <table:table-cell table:style-name="ce13" table:formula="of:=IF(AND([.X$1]&gt;=[.$M23];[.X$1]&lt;=[.$L23]);[.X$1];&quot;&quot;)">
            <text:p/>
          </table:table-cell>
          <table:table-cell table:style-name="ce13" table:formula="of:=IF(AND([.Y$1]&gt;=[.$M23];[.Y$1]&lt;=[.$L23]);[.Y$1];&quot;&quot;)">
            <text:p/>
          </table:table-cell>
          <table:table-cell table:style-name="ce13" table:formula="of:=IF(AND([.Z$1]&gt;=[.$M23];[.Z$1]&lt;=[.$L23]);[.Z$1];&quot;&quot;)">
            <text:p/>
          </table:table-cell>
          <table:table-cell table:style-name="ce13" table:formula="of:=IF(AND([.AA$1]&gt;=[.$M23];[.AA$1]&lt;=[.$L23]);[.AA$1];&quot;&quot;)">
            <text:p/>
          </table:table-cell>
          <table:table-cell table:style-name="ce13" table:formula="of:=IF(AND([.AB$1]&gt;=[.$M23];[.AB$1]&lt;=[.$L23]);[.AB$1];&quot;&quot;)">
            <text:p/>
          </table:table-cell>
          <table:table-cell table:style-name="ce13" table:formula="of:=IF(AND([.AC$1]&gt;=[.$M23];[.AC$1]&lt;=[.$L23]);[.AC$1];&quot;&quot;)" office:value-type="float" office:value="15" calcext:value-type="float">
            <text:p>15</text:p>
          </table:table-cell>
          <table:table-cell table:style-name="ce13" table:formula="of:=IF(AND([.AD$1]&gt;=[.$M23];[.AD$1]&lt;=[.$L23]);[.AD$1];&quot;&quot;)" office:value-type="float" office:value="16" calcext:value-type="float">
            <text:p>16</text:p>
          </table:table-cell>
          <table:table-cell table:style-name="ce16" table:formula="of:=IF(AND([.AE$1]&gt;=[.$M23];[.AE$1]&lt;=[.$L23]);[.AE$1];&quot;&quot;)" office:value-type="float" office:value="17" calcext:value-type="float">
            <text:p>17</text:p>
          </table:table-cell>
          <table:table-cell table:style-name="ce18" table:formula="of:=IF(AND([.AF$1]&gt;=[.$M23];[.AF$1]&lt;=[.$L23]);[.AF$1];&quot;&quot;)" office:value-type="float" office:value="18" calcext:value-type="float">
            <text:p>18</text:p>
          </table:table-cell>
          <table:table-cell table:style-name="ce18" table:formula="of:=IF(AND([.AG$1]&gt;=[.$M23];[.AG$1]&lt;=[.$L23]);[.AG$1];&quot;&quot;)" office:value-type="float" office:value="19" calcext:value-type="float">
            <text:p>19</text:p>
          </table:table-cell>
          <table:table-cell table:style-name="ce18" table:formula="of:=IF(AND([.AH$1]&gt;=[.$M23];[.AH$1]&lt;=[.$L23]);[.AH$1];&quot;&quot;)" office:value-type="float" office:value="20" calcext:value-type="float">
            <text:p>20</text:p>
          </table:table-cell>
          <table:table-cell table:style-name="ce18" table:formula="of:=IF(AND([.AI$1]&gt;=[.$M23];[.AI$1]&lt;=[.$L23]);[.AI$1];&quot;&quot;)" office:value-type="float" office:value="21" calcext:value-type="float">
            <text:p>21</text:p>
          </table:table-cell>
          <table:table-cell table:style-name="ce18" table:formula="of:=IF(AND([.AJ$1]&gt;=[.$M23];[.AJ$1]&lt;=[.$L23]);[.AJ$1];&quot;&quot;)" office:value-type="float" office:value="22" calcext:value-type="float">
            <text:p>22</text:p>
          </table:table-cell>
          <table:table-cell table:style-name="ce18" table:formula="of:=IF(AND([.AK$1]&gt;=[.$M23];[.AK$1]&lt;=[.$L23]);[.AK$1];&quot;&quot;)" office:value-type="float" office:value="23" calcext:value-type="float">
            <text:p>23</text:p>
          </table:table-cell>
          <table:table-cell table:style-name="ce18" table:formula="of:=IF(AND([.AL$1]&gt;=[.$M23];[.AL$1]&lt;=[.$L23]);[.AL$1];&quot;&quot;)" office:value-type="float" office:value="24" calcext:value-type="float">
            <text:p>24</text:p>
          </table:table-cell>
          <table:table-cell table:style-name="ce18" table:formula="of:=IF(AND([.AM$1]&gt;=[.$M23];[.AM$1]&lt;=[.$L23]);[.AM$1];&quot;&quot;)" office:value-type="float" office:value="25" calcext:value-type="float">
            <text:p>25</text:p>
          </table:table-cell>
          <table:table-cell table:style-name="ce18" table:formula="of:=IF(AND([.AN$1]&gt;=[.$M23];[.AN$1]&lt;=[.$L23]);[.AN$1];&quot;&quot;)">
            <text:p/>
          </table:table-cell>
          <table:table-cell table:style-name="ce18" table:formula="of:=IF(AND([.AO$1]&gt;=[.$M23];[.AO$1]&lt;=[.$L23]);[.AO$1];&quot;&quot;)">
            <text:p/>
          </table:table-cell>
          <table:table-cell table:style-name="ce18" table:formula="of:=IF(AND([.AP$1]&gt;=[.$M23];[.AP$1]&lt;=[.$L23]);[.AP$1];&quot;&quot;)">
            <text:p/>
          </table:table-cell>
          <table:table-cell table:style-name="ce18" table:formula="of:=IF(AND([.AQ$1]&gt;=[.$M23];[.AQ$1]&lt;=[.$L23]);[.AQ$1];&quot;&quot;)">
            <text:p/>
          </table:table-cell>
          <table:table-cell table:style-name="ce18" table:formula="of:=IF(AND([.AR$1]&gt;=[.$M23];[.AR$1]&lt;=[.$L23]);[.AR$1];&quot;&quot;)">
            <text:p/>
          </table:table-cell>
          <table:table-cell table:style-name="ce20" table:formula="of:=IF(AND([.AS$1]&gt;=[.$M23];[.AS$1]&lt;=[.$L23]);[.AS$1];&quot;&quot;)">
            <text:p/>
          </table:table-cell>
          <table:table-cell table:style-name="ce24" table:formula="of:=IF(AND([.AT$1]&gt;=[.$M23];[.AT$1]&lt;=[.$L23]);[.AT$1];&quot;&quot;)">
            <text:p/>
          </table:table-cell>
          <table:table-cell table:style-name="ce26" table:formula="of:=IF(AND([.AU$1]&gt;=[.$M23];[.AU$1]&lt;=[.$L23]);[.AU$1];&quot;&quot;)">
            <text:p/>
          </table:table-cell>
          <table:table-cell table:style-name="ce26" table:formula="of:=IF(AND([.AV$1]&gt;=[.$M23];[.AV$1]&lt;=[.$L23]);[.AV$1];&quot;&quot;)">
            <text:p/>
          </table:table-cell>
          <table:table-cell table:style-name="ce28" table:formula="of:=IF(AND([.AW$1]&gt;=[.$M23];[.AW$1]&lt;=[.$L23]);[.AW$1];&quot;&quot;)">
            <text:p/>
          </table:table-cell>
          <table:table-cell table:style-name="ce30" table:formula="of:=IF(AND([.AX$1]&gt;=[.$M23];[.AX$1]&lt;=[.$L23]);[.AX$1];&quot;&quot;)">
            <text:p/>
          </table:table-cell>
          <table:table-cell table:style-name="ce32" table:formula="of:=IF(AND([.AY$1]&gt;=[.$M23];[.AY$1]&lt;=[.$L23]);[.AY$1];&quot;&quot;)">
            <text:p/>
          </table:table-cell>
          <table:table-cell table:style-name="ce34" table:formula="of:=IF(AND([.AZ$1]&gt;=[.$M23];[.AZ$1]&lt;=[.$L23]);[.AZ$1];&quot;&quot;)">
            <text:p/>
          </table:table-cell>
          <table:table-cell table:style-name="ce36" table:formula="of:=IF(AND([.BA$1]&gt;=[.$M23];[.BA$1]&lt;=[.$L23]);[.BA$1];&quot;&quot;)">
            <text:p/>
          </table:table-cell>
          <table:table-cell table:style-name="ce36" table:formula="of:=IF(AND([.BB$1]&gt;=[.$M23];[.BB$1]&lt;=[.$L23]);[.BB$1];&quot;&quot;)">
            <text:p/>
          </table:table-cell>
          <table:table-cell table:style-name="ce38" table:formula="of:=IF(AND([.BC$1]&gt;=[.$M23];[.BC$1]&lt;=[.$L23]);[.BC$1];&quot;&quot;)">
            <text:p/>
          </table:table-cell>
          <table:table-cell table:style-name="ce38" table:formula="of:=IF(AND([.BD$1]&gt;=[.$M23];[.BD$1]&lt;=[.$L23]);[.BD$1];&quot;&quot;)">
            <text:p/>
          </table:table-cell>
          <table:table-cell table:style-name="ce40" table:formula="of:=IF(AND([.BE$1]&gt;=[.$M23];[.BE$1]&lt;=[.$L23]);[.BE$1];&quot;&quot;)">
            <text:p/>
          </table:table-cell>
          <table:table-cell table:style-name="ce42" table:formula="of:=IF(AND([.BF$1]&gt;=[.$M23];[.BF$1]&lt;=[.$L23]);[.BF$1];&quot;&quot;)">
            <text:p/>
          </table:table-cell>
          <table:table-cell table:style-name="ce44" table:formula="of:=IF(AND([.BG$1]&gt;=[.$M23];[.BG$1]&lt;=[.$L23]);[.BG$1];&quot;&quot;)">
            <text:p/>
          </table:table-cell>
          <table:table-cell table:style-name="ce44" table:formula="of:=IF(AND([.BH$1]&gt;=[.$M23];[.BH$1]&lt;=[.$L23]);[.BH$1];&quot;&quot;)">
            <text:p/>
          </table:table-cell>
          <table:table-cell table:style-name="ce44" table:formula="of:=IF(AND([.BI$1]&gt;=[.$M23];[.BI$1]&lt;=[.$L23]);[.BI$1];&quot;&quot;)">
            <text:p/>
          </table:table-cell>
          <table:table-cell table:style-name="ce46" table:formula="of:=IF(AND([.BJ$1]&gt;=[.$M23];[.BJ$1]&lt;=[.$L23]);[.BJ$1];&quot;&quot;)">
            <text:p/>
          </table:table-cell>
          <table:table-cell table:style-name="ce48" table:formula="of:=IF(AND([.BK$1]&gt;=[.$M23];[.BK$1]&lt;=[.$L23]);[.BK$1];&quot;&quot;)">
            <text:p/>
          </table:table-cell>
          <table:table-cell table:style-name="ce48" table:formula="of:=IF(AND([.BL$1]&gt;=[.$M23];[.BL$1]&lt;=[.$L23]);[.BL$1];&quot;&quot;)">
            <text:p/>
          </table:table-cell>
          <table:table-cell table:style-name="ce50" table:formula="of:=IF(AND([.BM$1]&gt;=[.$M23];[.BM$1]&lt;=[.$L23]);[.BM$1];&quot;&quot;)">
            <text:p/>
          </table:table-cell>
          <table:table-cell table:style-name="ce50" table:formula="of:=IF(AND([.BN$1]&gt;=[.$M23];[.BN$1]&lt;=[.$L23]);[.BN$1];&quot;&quot;)">
            <text:p/>
          </table:table-cell>
          <table:table-cell table:style-name="ce50" table:formula="of:=IF(AND([.BO$1]&gt;=[.$M23];[.BO$1]&lt;=[.$L23]);[.BO$1];&quot;&quot;)">
            <text:p/>
          </table:table-cell>
          <table:table-cell table:style-name="ce52" table:formula="of:=IF(AND([.BP$1]&gt;=[.$M23];[.BP$1]&lt;=[.$L23]);[.BP$1];&quot;&quot;)">
            <text:p/>
          </table:table-cell>
          <table:table-cell table:style-name="ce54" table:formula="of:=IF(AND([.BQ$1]&gt;=[.$M23];[.BQ$1]&lt;=[.$L23]);[.BQ$1];&quot;&quot;)">
            <text:p/>
          </table:table-cell>
          <table:table-cell table:style-name="ce54" table:formula="of:=IF(AND([.BR$1]&gt;=[.$M23];[.BR$1]&lt;=[.$L23]);[.BR$1];&quot;&quot;)">
            <text:p/>
          </table:table-cell>
          <table:table-cell table:style-name="ce54" table:formula="of:=IF(AND([.BS$1]&gt;=[.$M23];[.BS$1]&lt;=[.$L23]);[.BS$1];&quot;&quot;)">
            <text:p/>
          </table:table-cell>
          <table:table-cell table:style-name="ce56" table:formula="of:=IF(AND([.BT$1]&gt;=[.$M23];[.BT$1]&lt;=[.$L23]);[.BT$1];&quot;&quot;)">
            <text:p/>
          </table:table-cell>
          <table:table-cell table:style-name="ce58" table:formula="of:=IF(AND([.BU$1]&gt;=[.$M23];[.BU$1]&lt;=[.$L23]);[.BU$1];&quot;&quot;)">
            <text:p/>
          </table:table-cell>
          <table:table-cell table:style-name="ce60" table:formula="of:=IF(AND([.BV$1]&gt;=[.$M23];[.BV$1]&lt;=[.$L23]);[.BV$1];&quot;&quot;)">
            <text:p/>
          </table:table-cell>
          <table:table-cell table:style-name="ce60" table:formula="of:=IF(AND([.BW$1]&gt;=[.$M23];[.BW$1]&lt;=[.$L23]);[.BW$1];&quot;&quot;)">
            <text:p/>
          </table:table-cell>
          <table:table-cell table:style-name="ce62" table:formula="of:=IF(AND([.BX$1]&gt;=[.$M23];[.BX$1]&lt;=[.$L23]);[.BX$1];&quot;&quot;)">
            <text:p/>
          </table:table-cell>
          <table:table-cell table:style-name="ce62" table:formula="of:=IF(AND([.BY$1]&gt;=[.$M23];[.BY$1]&lt;=[.$L23]);[.BY$1];&quot;&quot;)">
            <text:p/>
          </table:table-cell>
          <table:table-cell table:style-name="ce64" table:formula="of:=IF(AND([.BZ$1]&gt;=[.$M23];[.BZ$1]&lt;=[.$L23]);[.BZ$1];&quot;&quot;)">
            <text:p/>
          </table:table-cell>
          <table:table-cell table:style-name="ce66" table:formula="of:=IF(AND([.CA$1]&gt;=[.$M23];[.CA$1]&lt;=[.$L23]);[.CA$1];&quot;&quot;)">
            <text:p/>
          </table:table-cell>
          <table:table-cell table:style-name="ce68" table:formula="of:=IF(AND([.CB$1]&gt;=[.$M23];[.CB$1]&lt;=[.$L23]);[.CB$1];&quot;&quot;)">
            <text:p/>
          </table:table-cell>
          <table:table-cell table:style-name="ce68" table:formula="of:=IF(AND([.CC$1]&gt;=[.$M23];[.CC$1]&lt;=[.$L23]);[.CC$1];&quot;&quot;)">
            <text:p/>
          </table:table-cell>
          <table:table-cell table:style-name="ce68" table:formula="of:=IF(AND([.CD$1]&gt;=[.$M23];[.CD$1]&lt;=[.$L23]);[.CD$1];&quot;&quot;)">
            <text:p/>
          </table:table-cell>
          <table:table-cell table:style-name="ce68" table:formula="of:=IF(AND([.CE$1]&gt;=[.$M23];[.CE$1]&lt;=[.$L23]);[.CE$1];&quot;&quot;)">
            <text:p/>
          </table:table-cell>
          <table:table-cell table:style-name="ce68" table:formula="of:=IF(AND([.CF$1]&gt;=[.$M23];[.CF$1]&lt;=[.$L23]);[.CF$1];&quot;&quot;)">
            <text:p/>
          </table:table-cell>
          <table:table-cell table:style-name="ce68" table:formula="of:=IF(AND([.CG$1]&gt;=[.$M23];[.CG$1]&lt;=[.$L23]);[.CG$1];&quot;&quot;)">
            <text:p/>
          </table:table-cell>
          <table:table-cell table:style-name="ce70" table:formula="of:=IF(AND([.CH$1]&gt;=[.$M23];[.CH$1]&lt;=[.$L23]);[.CH$1];&quot;&quot;)">
            <text:p/>
          </table:table-cell>
          <table:table-cell table:style-name="ce70" table:formula="of:=IF(AND([.CI$1]&gt;=[.$M23];[.CI$1]&lt;=[.$L23]);[.CI$1];&quot;&quot;)">
            <text:p/>
          </table:table-cell>
          <table:table-cell table:style-name="ce70" table:formula="of:=IF(AND([.CJ$1]&gt;=[.$M23];[.CJ$1]&lt;=[.$L23]);[.CJ$1];&quot;&quot;)">
            <text:p/>
          </table:table-cell>
          <table:table-cell table:style-name="ce72" table:formula="of:=IF(AND([.CK$1]&gt;=[.$M23];[.CK$1]&lt;=[.$L23]);[.CK$1];&quot;&quot;)">
            <text:p/>
          </table:table-cell>
          <table:table-cell table:style-name="ce74" table:formula="of:=IF(AND([.CL$1]&gt;=[.$M23];[.CL$1]&lt;=[.$L23]);[.CL$1];&quot;&quot;)">
            <text:p/>
          </table:table-cell>
          <table:table-cell table:style-name="ce74" table:formula="of:=IF(AND([.CM$1]&gt;=[.$M23];[.CM$1]&lt;=[.$L23]);[.CM$1];&quot;&quot;)">
            <text:p/>
          </table:table-cell>
          <table:table-cell table:style-name="ce76" table:formula="of:=IF(AND([.CN$1]&gt;=[.$M23];[.CN$1]&lt;=[.$L23]);[.CN$1];&quot;&quot;)">
            <text:p/>
          </table:table-cell>
          <table:table-cell table:style-name="ce76" table:formula="of:=IF(AND([.CO$1]&gt;=[.$M23];[.CO$1]&lt;=[.$L23]);[.CO$1];&quot;&quot;)">
            <text:p/>
          </table:table-cell>
          <table:table-cell table:style-name="ce79" table:formula="of:=IF(AND([.CP$1]&gt;=[.$M23];[.CP$1]&lt;=[.$L23]);[.CP$1];&quot;&quot;)">
            <text:p/>
          </table:table-cell>
          <table:table-cell table:style-name="ce82" table:formula="of:=IF(AND([.CQ$1]&gt;=[.$M23];[.CQ$1]&lt;=[.$L23]);[.CQ$1];&quot;&quot;)">
            <text:p/>
          </table:table-cell>
          <table:table-cell table:style-name="ce82" table:formula="of:=IF(AND([.CR$1]&gt;=[.$M23];[.CR$1]&lt;=[.$L23]);[.CR$1];&quot;&quot;)">
            <text:p/>
          </table:table-cell>
          <table:table-cell table:style-name="ce82" table:formula="of:=IF(AND([.CS$1]&gt;=[.$M23];[.CS$1]&lt;=[.$L23]);[.CS$1];&quot;&quot;)">
            <text:p/>
          </table:table-cell>
          <table:table-cell table:style-name="ce82" table:formula="of:=IF(AND([.CT$1]&gt;=[.$M23];[.CT$1]&lt;=[.$L23]);[.CT$1];&quot;&quot;)">
            <text:p/>
          </table:table-cell>
          <table:table-cell table:style-name="ce82" table:formula="of:=IF(AND([.CU$1]&gt;=[.$M23];[.CU$1]&lt;=[.$L23]);[.CU$1];&quot;&quot;)">
            <text:p/>
          </table:table-cell>
          <table:table-cell table:style-name="ce82" table:formula="of:=IF(AND([.CV$1]&gt;=[.$M23];[.CV$1]&lt;=[.$L23]);[.CV$1];&quot;&quot;)">
            <text:p/>
          </table:table-cell>
          <table:table-cell table:style-name="ce82" table:formula="of:=IF(AND([.CW$1]&gt;=[.$M23];[.CW$1]&lt;=[.$L23]);[.CW$1];&quot;&quot;)">
            <text:p/>
          </table:table-cell>
          <table:table-cell table:style-name="ce82" table:formula="of:=IF(AND([.CX$1]&gt;=[.$M23];[.CX$1]&lt;=[.$L23]);[.CX$1];&quot;&quot;)">
            <text:p/>
          </table:table-cell>
          <table:table-cell table:style-name="ce82" table:formula="of:=IF(AND([.CY$1]&gt;=[.$M23];[.CY$1]&lt;=[.$L23]);[.CY$1];&quot;&quot;)">
            <text:p/>
          </table:table-cell>
          <table:table-cell table:style-name="ce82" table:formula="of:=IF(AND([.CZ$1]&gt;=[.$M23];[.CZ$1]&lt;=[.$L23]);[.CZ$1];&quot;&quot;)">
            <text:p/>
          </table:table-cell>
          <table:table-cell table:style-name="ce82" table:formula="of:=IF(AND([.DA$1]&gt;=[.$M23];[.DA$1]&lt;=[.$L23]);[.DA$1];&quot;&quot;)">
            <text:p/>
          </table:table-cell>
          <table:table-cell table:style-name="ce82" table:formula="of:=IF(AND([.DB$1]&gt;=[.$M23];[.DB$1]&lt;=[.$L23]);[.DB$1];&quot;&quot;)">
            <text:p/>
          </table:table-cell>
          <table:table-cell table:style-name="ce82" table:formula="of:=IF(AND([.DC$1]&gt;=[.$M23];[.DC$1]&lt;=[.$L23]);[.DC$1];&quot;&quot;)">
            <text:p/>
          </table:table-cell>
          <table:table-cell table:style-name="ce82" table:formula="of:=IF(AND([.DD$1]&gt;=[.$M23];[.DD$1]&lt;=[.$L23]);[.DD$1];&quot;&quot;)">
            <text:p/>
          </table:table-cell>
          <table:table-cell table:style-name="ce82" table:formula="of:=IF(AND([.DE$1]&gt;=[.$M23];[.DE$1]&lt;=[.$L23]);[.DE$1];&quot;&quot;)">
            <text:p/>
          </table:table-cell>
          <table:table-cell table:style-name="ce82" table:formula="of:=IF(AND([.DF$1]&gt;=[.$M23];[.DF$1]&lt;=[.$L23]);[.DF$1];&quot;&quot;)">
            <text:p/>
          </table:table-cell>
          <table:table-cell table:style-name="ce82" table:formula="of:=IF(AND([.DG$1]&gt;=[.$M23];[.DG$1]&lt;=[.$L23]);[.DG$1];&quot;&quot;)">
            <text:p/>
          </table:table-cell>
          <table:table-cell table:style-name="ce82" table:formula="of:=IF(AND([.DH$1]&gt;=[.$M23];[.DH$1]&lt;=[.$L23]);[.DH$1];&quot;&quot;)">
            <text:p/>
          </table:table-cell>
          <table:table-cell table:style-name="ce82" table:formula="of:=IF(AND([.DI$1]&gt;=[.$M23];[.DI$1]&lt;=[.$L23]);[.DI$1];&quot;&quot;)">
            <text:p/>
          </table:table-cell>
          <table:table-cell table:style-name="ce82" table:formula="of:=IF(AND([.DJ$1]&gt;=[.$M23];[.DJ$1]&lt;=[.$L23]);[.DJ$1];&quot;&quot;)">
            <text:p/>
          </table:table-cell>
          <table:table-cell table:style-name="ce82" table:formula="of:=IF(AND([.DK$1]&gt;=[.$M23];[.DK$1]&lt;=[.$L23]);[.DK$1];&quot;&quot;)">
            <text:p/>
          </table:table-cell>
          <table:table-cell table:style-name="ce82" table:formula="of:=IF(AND([.DL$1]&gt;=[.$M23];[.DL$1]&lt;=[.$L23]);[.DL$1];&quot;&quot;)">
            <text:p/>
          </table:table-cell>
          <table:table-cell table:style-name="ce82" table:formula="of:=IF(AND([.DM$1]&gt;=[.$M23];[.DM$1]&lt;=[.$L23]);[.DM$1];&quot;&quot;)">
            <text:p/>
          </table:table-cell>
          <table:table-cell table:style-name="ce82" table:formula="of:=IF(AND([.DN$1]&gt;=[.$M23];[.DN$1]&lt;=[.$L23]);[.DN$1];&quot;&quot;)">
            <text:p/>
          </table:table-cell>
          <table:table-cell table:style-name="ce82" table:formula="of:=IF(AND([.DO$1]&gt;=[.$M23];[.DO$1]&lt;=[.$L23]);[.DO$1];&quot;&quot;)">
            <text:p/>
          </table:table-cell>
          <table:table-cell table:style-name="ce82" table:formula="of:=IF(AND([.DP$1]&gt;=[.$M23];[.DP$1]&lt;=[.$L23]);[.DP$1];&quot;&quot;)">
            <text:p/>
          </table:table-cell>
          <table:table-cell table:style-name="ce82" table:formula="of:=IF(AND([.DQ$1]&gt;=[.$M23];[.DQ$1]&lt;=[.$L23]);[.DQ$1];&quot;&quot;)">
            <text:p/>
          </table:table-cell>
          <table:table-cell table:style-name="ce82" table:formula="of:=IF(AND([.DR$1]&gt;=[.$M23];[.DR$1]&lt;=[.$L23]);[.DR$1];&quot;&quot;)">
            <text:p/>
          </table:table-cell>
          <table:table-cell table:style-name="ce82" table:formula="of:=IF(AND([.DS$1]&gt;=[.$M23];[.DS$1]&lt;=[.$L23]);[.DS$1];&quot;&quot;)">
            <text:p/>
          </table:table-cell>
          <table:table-cell table:style-name="ce82" table:formula="of:=IF(AND([.DT$1]&gt;=[.$M23];[.DT$1]&lt;=[.$L23]);[.DT$1];&quot;&quot;)">
            <text:p/>
          </table:table-cell>
          <table:table-cell table:style-name="ce82" table:formula="of:=IF(AND([.DU$1]&gt;=[.$M23];[.DU$1]&lt;=[.$L23]);[.DU$1];&quot;&quot;)">
            <text:p/>
          </table:table-cell>
          <table:table-cell table:style-name="ce84" table:formula="of:=IF(AND([.DV$1]&gt;=[.$M23];[.DV$1]&lt;=[.$L23]);[.DV$1];&quot;&quot;)">
            <text:p/>
          </table:table-cell>
          <table:table-cell table:style-name="ce84" table:formula="of:=IF(AND([.DW$1]&gt;=[.$M23];[.DW$1]&lt;=[.$L23]);[.DW$1];&quot;&quot;)">
            <text:p/>
          </table:table-cell>
          <table:table-cell table:style-name="ce84" table:formula="of:=IF(AND([.DX$1]&gt;=[.$M23];[.DX$1]&lt;=[.$L23]);[.DX$1];&quot;&quot;)">
            <text:p/>
          </table:table-cell>
          <table:table-cell table:style-name="ce84" table:formula="of:=IF(AND([.DY$1]&gt;=[.$M23];[.DY$1]&lt;=[.$L23]);[.DY$1];&quot;&quot;)">
            <text:p/>
          </table:table-cell>
          <table:table-cell table:style-name="ce84" table:formula="of:=IF(AND([.DZ$1]&gt;=[.$M23];[.DZ$1]&lt;=[.$L23]);[.DZ$1];&quot;&quot;)">
            <text:p/>
          </table:table-cell>
          <table:table-cell table:style-name="ce84" table:formula="of:=IF(AND([.EA$1]&gt;=[.$M23];[.EA$1]&lt;=[.$L23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4];[.$A:.$L];12;0)" office:value-type="float" office:value="4" calcext:value-type="float">
            <text:p>4</text:p>
          </table:table-cell>
          <table:table-cell table:style-name="ce6" table:formula="of:=VLOOKUP([.D24];[.$A:.$L];12;0)" office:value-type="float" office:value="3" calcext:value-type="float">
            <text:p>3</text:p>
          </table:table-cell>
          <table:table-cell table:style-name="ce6" table:formula="of:=VLOOKUP([.E24];[.$A:.$L];12;0)" office:value-type="float" office:value="5" calcext:value-type="float">
            <text:p>5</text:p>
          </table:table-cell>
          <table:table-cell table:style-name="ce6" table:formula="of:=VLOOKUP([.F24];[.$A:.$L];12;0)" office:value-type="float" office:value="12" calcext:value-type="float">
            <text:p>12</text:p>
          </table:table-cell>
          <table:table-cell table:style-name="ce7" table:formula="of:=MAX([.H24:.K24])+[.B24]+[.N24]" office:value-type="float" office:value="28" calcext:value-type="float">
            <text:p>28</text:p>
          </table:table-cell>
          <table:table-cell table:style-name="ce8" table:formula="of:=[.L24]-[.B24]+1" office:value-type="float" office:value="13" calcext:value-type="float">
            <text:p>13</text:p>
          </table:table-cell>
          <table:table-cell table:style-name="ce9"/>
          <table:table-cell table:style-name="ce11" table:formula="of:=IF(AND([.O$1]&gt;=[.$M24];[.O$1]&lt;=[.$L24]);[.O$1];&quot;&quot;)">
            <text:p/>
          </table:table-cell>
          <table:table-cell table:style-name="ce11" table:formula="of:=IF(AND([.P$1]&gt;=[.$M24];[.P$1]&lt;=[.$L24]);[.P$1];&quot;&quot;)">
            <text:p/>
          </table:table-cell>
          <table:table-cell table:style-name="ce11" table:formula="of:=IF(AND([.Q$1]&gt;=[.$M24];[.Q$1]&lt;=[.$L24]);[.Q$1];&quot;&quot;)">
            <text:p/>
          </table:table-cell>
          <table:table-cell table:style-name="ce11" table:formula="of:=IF(AND([.R$1]&gt;=[.$M24];[.R$1]&lt;=[.$L24]);[.R$1];&quot;&quot;)">
            <text:p/>
          </table:table-cell>
          <table:table-cell table:style-name="ce13" table:formula="of:=IF(AND([.S$1]&gt;=[.$M24];[.S$1]&lt;=[.$L24]);[.S$1];&quot;&quot;)">
            <text:p/>
          </table:table-cell>
          <table:table-cell table:style-name="ce13" table:formula="of:=IF(AND([.T$1]&gt;=[.$M24];[.T$1]&lt;=[.$L24]);[.T$1];&quot;&quot;)">
            <text:p/>
          </table:table-cell>
          <table:table-cell table:style-name="ce13" table:formula="of:=IF(AND([.U$1]&gt;=[.$M24];[.U$1]&lt;=[.$L24]);[.U$1];&quot;&quot;)">
            <text:p/>
          </table:table-cell>
          <table:table-cell table:style-name="ce13" table:formula="of:=IF(AND([.V$1]&gt;=[.$M24];[.V$1]&lt;=[.$L24]);[.V$1];&quot;&quot;)">
            <text:p/>
          </table:table-cell>
          <table:table-cell table:style-name="ce13" table:formula="of:=IF(AND([.W$1]&gt;=[.$M24];[.W$1]&lt;=[.$L24]);[.W$1];&quot;&quot;)">
            <text:p/>
          </table:table-cell>
          <table:table-cell table:style-name="ce13" table:formula="of:=IF(AND([.X$1]&gt;=[.$M24];[.X$1]&lt;=[.$L24]);[.X$1];&quot;&quot;)">
            <text:p/>
          </table:table-cell>
          <table:table-cell table:style-name="ce13" table:formula="of:=IF(AND([.Y$1]&gt;=[.$M24];[.Y$1]&lt;=[.$L24]);[.Y$1];&quot;&quot;)">
            <text:p/>
          </table:table-cell>
          <table:table-cell table:style-name="ce13" table:formula="of:=IF(AND([.Z$1]&gt;=[.$M24];[.Z$1]&lt;=[.$L24]);[.Z$1];&quot;&quot;)">
            <text:p/>
          </table:table-cell>
          <table:table-cell table:style-name="ce13" table:formula="of:=IF(AND([.AA$1]&gt;=[.$M24];[.AA$1]&lt;=[.$L24]);[.AA$1];&quot;&quot;)" office:value-type="float" office:value="13" calcext:value-type="float">
            <text:p>13</text:p>
          </table:table-cell>
          <table:table-cell table:style-name="ce13" table:formula="of:=IF(AND([.AB$1]&gt;=[.$M24];[.AB$1]&lt;=[.$L24]);[.AB$1];&quot;&quot;)" office:value-type="float" office:value="14" calcext:value-type="float">
            <text:p>14</text:p>
          </table:table-cell>
          <table:table-cell table:style-name="ce13" table:formula="of:=IF(AND([.AC$1]&gt;=[.$M24];[.AC$1]&lt;=[.$L24]);[.AC$1];&quot;&quot;)" office:value-type="float" office:value="15" calcext:value-type="float">
            <text:p>15</text:p>
          </table:table-cell>
          <table:table-cell table:style-name="ce13" table:formula="of:=IF(AND([.AD$1]&gt;=[.$M24];[.AD$1]&lt;=[.$L24]);[.AD$1];&quot;&quot;)" office:value-type="float" office:value="16" calcext:value-type="float">
            <text:p>16</text:p>
          </table:table-cell>
          <table:table-cell table:style-name="ce16" table:formula="of:=IF(AND([.AE$1]&gt;=[.$M24];[.AE$1]&lt;=[.$L24]);[.AE$1];&quot;&quot;)" office:value-type="float" office:value="17" calcext:value-type="float">
            <text:p>17</text:p>
          </table:table-cell>
          <table:table-cell table:style-name="ce18" table:formula="of:=IF(AND([.AF$1]&gt;=[.$M24];[.AF$1]&lt;=[.$L24]);[.AF$1];&quot;&quot;)" office:value-type="float" office:value="18" calcext:value-type="float">
            <text:p>18</text:p>
          </table:table-cell>
          <table:table-cell table:style-name="ce18" table:formula="of:=IF(AND([.AG$1]&gt;=[.$M24];[.AG$1]&lt;=[.$L24]);[.AG$1];&quot;&quot;)" office:value-type="float" office:value="19" calcext:value-type="float">
            <text:p>19</text:p>
          </table:table-cell>
          <table:table-cell table:style-name="ce18" table:formula="of:=IF(AND([.AH$1]&gt;=[.$M24];[.AH$1]&lt;=[.$L24]);[.AH$1];&quot;&quot;)" office:value-type="float" office:value="20" calcext:value-type="float">
            <text:p>20</text:p>
          </table:table-cell>
          <table:table-cell table:style-name="ce18" table:formula="of:=IF(AND([.AI$1]&gt;=[.$M24];[.AI$1]&lt;=[.$L24]);[.AI$1];&quot;&quot;)" office:value-type="float" office:value="21" calcext:value-type="float">
            <text:p>21</text:p>
          </table:table-cell>
          <table:table-cell table:style-name="ce18" table:formula="of:=IF(AND([.AJ$1]&gt;=[.$M24];[.AJ$1]&lt;=[.$L24]);[.AJ$1];&quot;&quot;)" office:value-type="float" office:value="22" calcext:value-type="float">
            <text:p>22</text:p>
          </table:table-cell>
          <table:table-cell table:style-name="ce18" table:formula="of:=IF(AND([.AK$1]&gt;=[.$M24];[.AK$1]&lt;=[.$L24]);[.AK$1];&quot;&quot;)" office:value-type="float" office:value="23" calcext:value-type="float">
            <text:p>23</text:p>
          </table:table-cell>
          <table:table-cell table:style-name="ce18" table:formula="of:=IF(AND([.AL$1]&gt;=[.$M24];[.AL$1]&lt;=[.$L24]);[.AL$1];&quot;&quot;)" office:value-type="float" office:value="24" calcext:value-type="float">
            <text:p>24</text:p>
          </table:table-cell>
          <table:table-cell table:style-name="ce18" table:formula="of:=IF(AND([.AM$1]&gt;=[.$M24];[.AM$1]&lt;=[.$L24]);[.AM$1];&quot;&quot;)" office:value-type="float" office:value="25" calcext:value-type="float">
            <text:p>25</text:p>
          </table:table-cell>
          <table:table-cell table:style-name="ce18" table:formula="of:=IF(AND([.AN$1]&gt;=[.$M24];[.AN$1]&lt;=[.$L24]);[.AN$1];&quot;&quot;)" office:value-type="float" office:value="26" calcext:value-type="float">
            <text:p>26</text:p>
          </table:table-cell>
          <table:table-cell table:style-name="ce18" table:formula="of:=IF(AND([.AO$1]&gt;=[.$M24];[.AO$1]&lt;=[.$L24]);[.AO$1];&quot;&quot;)" office:value-type="float" office:value="27" calcext:value-type="float">
            <text:p>27</text:p>
          </table:table-cell>
          <table:table-cell table:style-name="ce18" table:formula="of:=IF(AND([.AP$1]&gt;=[.$M24];[.AP$1]&lt;=[.$L24]);[.AP$1];&quot;&quot;)" office:value-type="float" office:value="28" calcext:value-type="float">
            <text:p>28</text:p>
          </table:table-cell>
          <table:table-cell table:style-name="ce18" table:formula="of:=IF(AND([.AQ$1]&gt;=[.$M24];[.AQ$1]&lt;=[.$L24]);[.AQ$1];&quot;&quot;)">
            <text:p/>
          </table:table-cell>
          <table:table-cell table:style-name="ce18" table:formula="of:=IF(AND([.AR$1]&gt;=[.$M24];[.AR$1]&lt;=[.$L24]);[.AR$1];&quot;&quot;)">
            <text:p/>
          </table:table-cell>
          <table:table-cell table:style-name="ce20" table:formula="of:=IF(AND([.AS$1]&gt;=[.$M24];[.AS$1]&lt;=[.$L24]);[.AS$1];&quot;&quot;)">
            <text:p/>
          </table:table-cell>
          <table:table-cell table:style-name="ce24" table:formula="of:=IF(AND([.AT$1]&gt;=[.$M24];[.AT$1]&lt;=[.$L24]);[.AT$1];&quot;&quot;)">
            <text:p/>
          </table:table-cell>
          <table:table-cell table:style-name="ce26" table:formula="of:=IF(AND([.AU$1]&gt;=[.$M24];[.AU$1]&lt;=[.$L24]);[.AU$1];&quot;&quot;)">
            <text:p/>
          </table:table-cell>
          <table:table-cell table:style-name="ce26" table:formula="of:=IF(AND([.AV$1]&gt;=[.$M24];[.AV$1]&lt;=[.$L24]);[.AV$1];&quot;&quot;)">
            <text:p/>
          </table:table-cell>
          <table:table-cell table:style-name="ce28" table:formula="of:=IF(AND([.AW$1]&gt;=[.$M24];[.AW$1]&lt;=[.$L24]);[.AW$1];&quot;&quot;)">
            <text:p/>
          </table:table-cell>
          <table:table-cell table:style-name="ce30" table:formula="of:=IF(AND([.AX$1]&gt;=[.$M24];[.AX$1]&lt;=[.$L24]);[.AX$1];&quot;&quot;)">
            <text:p/>
          </table:table-cell>
          <table:table-cell table:style-name="ce32" table:formula="of:=IF(AND([.AY$1]&gt;=[.$M24];[.AY$1]&lt;=[.$L24]);[.AY$1];&quot;&quot;)">
            <text:p/>
          </table:table-cell>
          <table:table-cell table:style-name="ce34" table:formula="of:=IF(AND([.AZ$1]&gt;=[.$M24];[.AZ$1]&lt;=[.$L24]);[.AZ$1];&quot;&quot;)">
            <text:p/>
          </table:table-cell>
          <table:table-cell table:style-name="ce36" table:formula="of:=IF(AND([.BA$1]&gt;=[.$M24];[.BA$1]&lt;=[.$L24]);[.BA$1];&quot;&quot;)">
            <text:p/>
          </table:table-cell>
          <table:table-cell table:style-name="ce36" table:formula="of:=IF(AND([.BB$1]&gt;=[.$M24];[.BB$1]&lt;=[.$L24]);[.BB$1];&quot;&quot;)">
            <text:p/>
          </table:table-cell>
          <table:table-cell table:style-name="ce38" table:formula="of:=IF(AND([.BC$1]&gt;=[.$M24];[.BC$1]&lt;=[.$L24]);[.BC$1];&quot;&quot;)">
            <text:p/>
          </table:table-cell>
          <table:table-cell table:style-name="ce38" table:formula="of:=IF(AND([.BD$1]&gt;=[.$M24];[.BD$1]&lt;=[.$L24]);[.BD$1];&quot;&quot;)">
            <text:p/>
          </table:table-cell>
          <table:table-cell table:style-name="ce40" table:formula="of:=IF(AND([.BE$1]&gt;=[.$M24];[.BE$1]&lt;=[.$L24]);[.BE$1];&quot;&quot;)">
            <text:p/>
          </table:table-cell>
          <table:table-cell table:style-name="ce42" table:formula="of:=IF(AND([.BF$1]&gt;=[.$M24];[.BF$1]&lt;=[.$L24]);[.BF$1];&quot;&quot;)">
            <text:p/>
          </table:table-cell>
          <table:table-cell table:style-name="ce44" table:formula="of:=IF(AND([.BG$1]&gt;=[.$M24];[.BG$1]&lt;=[.$L24]);[.BG$1];&quot;&quot;)">
            <text:p/>
          </table:table-cell>
          <table:table-cell table:style-name="ce44" table:formula="of:=IF(AND([.BH$1]&gt;=[.$M24];[.BH$1]&lt;=[.$L24]);[.BH$1];&quot;&quot;)">
            <text:p/>
          </table:table-cell>
          <table:table-cell table:style-name="ce44" table:formula="of:=IF(AND([.BI$1]&gt;=[.$M24];[.BI$1]&lt;=[.$L24]);[.BI$1];&quot;&quot;)">
            <text:p/>
          </table:table-cell>
          <table:table-cell table:style-name="ce46" table:formula="of:=IF(AND([.BJ$1]&gt;=[.$M24];[.BJ$1]&lt;=[.$L24]);[.BJ$1];&quot;&quot;)">
            <text:p/>
          </table:table-cell>
          <table:table-cell table:style-name="ce48" table:formula="of:=IF(AND([.BK$1]&gt;=[.$M24];[.BK$1]&lt;=[.$L24]);[.BK$1];&quot;&quot;)">
            <text:p/>
          </table:table-cell>
          <table:table-cell table:style-name="ce48" table:formula="of:=IF(AND([.BL$1]&gt;=[.$M24];[.BL$1]&lt;=[.$L24]);[.BL$1];&quot;&quot;)">
            <text:p/>
          </table:table-cell>
          <table:table-cell table:style-name="ce50" table:formula="of:=IF(AND([.BM$1]&gt;=[.$M24];[.BM$1]&lt;=[.$L24]);[.BM$1];&quot;&quot;)">
            <text:p/>
          </table:table-cell>
          <table:table-cell table:style-name="ce50" table:formula="of:=IF(AND([.BN$1]&gt;=[.$M24];[.BN$1]&lt;=[.$L24]);[.BN$1];&quot;&quot;)">
            <text:p/>
          </table:table-cell>
          <table:table-cell table:style-name="ce50" table:formula="of:=IF(AND([.BO$1]&gt;=[.$M24];[.BO$1]&lt;=[.$L24]);[.BO$1];&quot;&quot;)">
            <text:p/>
          </table:table-cell>
          <table:table-cell table:style-name="ce52" table:formula="of:=IF(AND([.BP$1]&gt;=[.$M24];[.BP$1]&lt;=[.$L24]);[.BP$1];&quot;&quot;)">
            <text:p/>
          </table:table-cell>
          <table:table-cell table:style-name="ce54" table:formula="of:=IF(AND([.BQ$1]&gt;=[.$M24];[.BQ$1]&lt;=[.$L24]);[.BQ$1];&quot;&quot;)">
            <text:p/>
          </table:table-cell>
          <table:table-cell table:style-name="ce54" table:formula="of:=IF(AND([.BR$1]&gt;=[.$M24];[.BR$1]&lt;=[.$L24]);[.BR$1];&quot;&quot;)">
            <text:p/>
          </table:table-cell>
          <table:table-cell table:style-name="ce54" table:formula="of:=IF(AND([.BS$1]&gt;=[.$M24];[.BS$1]&lt;=[.$L24]);[.BS$1];&quot;&quot;)">
            <text:p/>
          </table:table-cell>
          <table:table-cell table:style-name="ce56" table:formula="of:=IF(AND([.BT$1]&gt;=[.$M24];[.BT$1]&lt;=[.$L24]);[.BT$1];&quot;&quot;)">
            <text:p/>
          </table:table-cell>
          <table:table-cell table:style-name="ce58" table:formula="of:=IF(AND([.BU$1]&gt;=[.$M24];[.BU$1]&lt;=[.$L24]);[.BU$1];&quot;&quot;)">
            <text:p/>
          </table:table-cell>
          <table:table-cell table:style-name="ce60" table:formula="of:=IF(AND([.BV$1]&gt;=[.$M24];[.BV$1]&lt;=[.$L24]);[.BV$1];&quot;&quot;)">
            <text:p/>
          </table:table-cell>
          <table:table-cell table:style-name="ce60" table:formula="of:=IF(AND([.BW$1]&gt;=[.$M24];[.BW$1]&lt;=[.$L24]);[.BW$1];&quot;&quot;)">
            <text:p/>
          </table:table-cell>
          <table:table-cell table:style-name="ce62" table:formula="of:=IF(AND([.BX$1]&gt;=[.$M24];[.BX$1]&lt;=[.$L24]);[.BX$1];&quot;&quot;)">
            <text:p/>
          </table:table-cell>
          <table:table-cell table:style-name="ce62" table:formula="of:=IF(AND([.BY$1]&gt;=[.$M24];[.BY$1]&lt;=[.$L24]);[.BY$1];&quot;&quot;)">
            <text:p/>
          </table:table-cell>
          <table:table-cell table:style-name="ce64" table:formula="of:=IF(AND([.BZ$1]&gt;=[.$M24];[.BZ$1]&lt;=[.$L24]);[.BZ$1];&quot;&quot;)">
            <text:p/>
          </table:table-cell>
          <table:table-cell table:style-name="ce66" table:formula="of:=IF(AND([.CA$1]&gt;=[.$M24];[.CA$1]&lt;=[.$L24]);[.CA$1];&quot;&quot;)">
            <text:p/>
          </table:table-cell>
          <table:table-cell table:style-name="ce68" table:formula="of:=IF(AND([.CB$1]&gt;=[.$M24];[.CB$1]&lt;=[.$L24]);[.CB$1];&quot;&quot;)">
            <text:p/>
          </table:table-cell>
          <table:table-cell table:style-name="ce68" table:formula="of:=IF(AND([.CC$1]&gt;=[.$M24];[.CC$1]&lt;=[.$L24]);[.CC$1];&quot;&quot;)">
            <text:p/>
          </table:table-cell>
          <table:table-cell table:style-name="ce68" table:formula="of:=IF(AND([.CD$1]&gt;=[.$M24];[.CD$1]&lt;=[.$L24]);[.CD$1];&quot;&quot;)">
            <text:p/>
          </table:table-cell>
          <table:table-cell table:style-name="ce68" table:formula="of:=IF(AND([.CE$1]&gt;=[.$M24];[.CE$1]&lt;=[.$L24]);[.CE$1];&quot;&quot;)">
            <text:p/>
          </table:table-cell>
          <table:table-cell table:style-name="ce68" table:formula="of:=IF(AND([.CF$1]&gt;=[.$M24];[.CF$1]&lt;=[.$L24]);[.CF$1];&quot;&quot;)">
            <text:p/>
          </table:table-cell>
          <table:table-cell table:style-name="ce68" table:formula="of:=IF(AND([.CG$1]&gt;=[.$M24];[.CG$1]&lt;=[.$L24]);[.CG$1];&quot;&quot;)">
            <text:p/>
          </table:table-cell>
          <table:table-cell table:style-name="ce70" table:formula="of:=IF(AND([.CH$1]&gt;=[.$M24];[.CH$1]&lt;=[.$L24]);[.CH$1];&quot;&quot;)">
            <text:p/>
          </table:table-cell>
          <table:table-cell table:style-name="ce70" table:formula="of:=IF(AND([.CI$1]&gt;=[.$M24];[.CI$1]&lt;=[.$L24]);[.CI$1];&quot;&quot;)">
            <text:p/>
          </table:table-cell>
          <table:table-cell table:style-name="ce70" table:formula="of:=IF(AND([.CJ$1]&gt;=[.$M24];[.CJ$1]&lt;=[.$L24]);[.CJ$1];&quot;&quot;)">
            <text:p/>
          </table:table-cell>
          <table:table-cell table:style-name="ce72" table:formula="of:=IF(AND([.CK$1]&gt;=[.$M24];[.CK$1]&lt;=[.$L24]);[.CK$1];&quot;&quot;)">
            <text:p/>
          </table:table-cell>
          <table:table-cell table:style-name="ce74" table:formula="of:=IF(AND([.CL$1]&gt;=[.$M24];[.CL$1]&lt;=[.$L24]);[.CL$1];&quot;&quot;)">
            <text:p/>
          </table:table-cell>
          <table:table-cell table:style-name="ce74" table:formula="of:=IF(AND([.CM$1]&gt;=[.$M24];[.CM$1]&lt;=[.$L24]);[.CM$1];&quot;&quot;)">
            <text:p/>
          </table:table-cell>
          <table:table-cell table:style-name="ce76" table:formula="of:=IF(AND([.CN$1]&gt;=[.$M24];[.CN$1]&lt;=[.$L24]);[.CN$1];&quot;&quot;)">
            <text:p/>
          </table:table-cell>
          <table:table-cell table:style-name="ce76" table:formula="of:=IF(AND([.CO$1]&gt;=[.$M24];[.CO$1]&lt;=[.$L24]);[.CO$1];&quot;&quot;)">
            <text:p/>
          </table:table-cell>
          <table:table-cell table:style-name="ce79" table:formula="of:=IF(AND([.CP$1]&gt;=[.$M24];[.CP$1]&lt;=[.$L24]);[.CP$1];&quot;&quot;)">
            <text:p/>
          </table:table-cell>
          <table:table-cell table:style-name="ce82" table:formula="of:=IF(AND([.CQ$1]&gt;=[.$M24];[.CQ$1]&lt;=[.$L24]);[.CQ$1];&quot;&quot;)">
            <text:p/>
          </table:table-cell>
          <table:table-cell table:style-name="ce82" table:formula="of:=IF(AND([.CR$1]&gt;=[.$M24];[.CR$1]&lt;=[.$L24]);[.CR$1];&quot;&quot;)">
            <text:p/>
          </table:table-cell>
          <table:table-cell table:style-name="ce82" table:formula="of:=IF(AND([.CS$1]&gt;=[.$M24];[.CS$1]&lt;=[.$L24]);[.CS$1];&quot;&quot;)">
            <text:p/>
          </table:table-cell>
          <table:table-cell table:style-name="ce82" table:formula="of:=IF(AND([.CT$1]&gt;=[.$M24];[.CT$1]&lt;=[.$L24]);[.CT$1];&quot;&quot;)">
            <text:p/>
          </table:table-cell>
          <table:table-cell table:style-name="ce82" table:formula="of:=IF(AND([.CU$1]&gt;=[.$M24];[.CU$1]&lt;=[.$L24]);[.CU$1];&quot;&quot;)">
            <text:p/>
          </table:table-cell>
          <table:table-cell table:style-name="ce82" table:formula="of:=IF(AND([.CV$1]&gt;=[.$M24];[.CV$1]&lt;=[.$L24]);[.CV$1];&quot;&quot;)">
            <text:p/>
          </table:table-cell>
          <table:table-cell table:style-name="ce82" table:formula="of:=IF(AND([.CW$1]&gt;=[.$M24];[.CW$1]&lt;=[.$L24]);[.CW$1];&quot;&quot;)">
            <text:p/>
          </table:table-cell>
          <table:table-cell table:style-name="ce82" table:formula="of:=IF(AND([.CX$1]&gt;=[.$M24];[.CX$1]&lt;=[.$L24]);[.CX$1];&quot;&quot;)">
            <text:p/>
          </table:table-cell>
          <table:table-cell table:style-name="ce82" table:formula="of:=IF(AND([.CY$1]&gt;=[.$M24];[.CY$1]&lt;=[.$L24]);[.CY$1];&quot;&quot;)">
            <text:p/>
          </table:table-cell>
          <table:table-cell table:style-name="ce82" table:formula="of:=IF(AND([.CZ$1]&gt;=[.$M24];[.CZ$1]&lt;=[.$L24]);[.CZ$1];&quot;&quot;)">
            <text:p/>
          </table:table-cell>
          <table:table-cell table:style-name="ce82" table:formula="of:=IF(AND([.DA$1]&gt;=[.$M24];[.DA$1]&lt;=[.$L24]);[.DA$1];&quot;&quot;)">
            <text:p/>
          </table:table-cell>
          <table:table-cell table:style-name="ce82" table:formula="of:=IF(AND([.DB$1]&gt;=[.$M24];[.DB$1]&lt;=[.$L24]);[.DB$1];&quot;&quot;)">
            <text:p/>
          </table:table-cell>
          <table:table-cell table:style-name="ce82" table:formula="of:=IF(AND([.DC$1]&gt;=[.$M24];[.DC$1]&lt;=[.$L24]);[.DC$1];&quot;&quot;)">
            <text:p/>
          </table:table-cell>
          <table:table-cell table:style-name="ce82" table:formula="of:=IF(AND([.DD$1]&gt;=[.$M24];[.DD$1]&lt;=[.$L24]);[.DD$1];&quot;&quot;)">
            <text:p/>
          </table:table-cell>
          <table:table-cell table:style-name="ce82" table:formula="of:=IF(AND([.DE$1]&gt;=[.$M24];[.DE$1]&lt;=[.$L24]);[.DE$1];&quot;&quot;)">
            <text:p/>
          </table:table-cell>
          <table:table-cell table:style-name="ce82" table:formula="of:=IF(AND([.DF$1]&gt;=[.$M24];[.DF$1]&lt;=[.$L24]);[.DF$1];&quot;&quot;)">
            <text:p/>
          </table:table-cell>
          <table:table-cell table:style-name="ce82" table:formula="of:=IF(AND([.DG$1]&gt;=[.$M24];[.DG$1]&lt;=[.$L24]);[.DG$1];&quot;&quot;)">
            <text:p/>
          </table:table-cell>
          <table:table-cell table:style-name="ce82" table:formula="of:=IF(AND([.DH$1]&gt;=[.$M24];[.DH$1]&lt;=[.$L24]);[.DH$1];&quot;&quot;)">
            <text:p/>
          </table:table-cell>
          <table:table-cell table:style-name="ce82" table:formula="of:=IF(AND([.DI$1]&gt;=[.$M24];[.DI$1]&lt;=[.$L24]);[.DI$1];&quot;&quot;)">
            <text:p/>
          </table:table-cell>
          <table:table-cell table:style-name="ce82" table:formula="of:=IF(AND([.DJ$1]&gt;=[.$M24];[.DJ$1]&lt;=[.$L24]);[.DJ$1];&quot;&quot;)">
            <text:p/>
          </table:table-cell>
          <table:table-cell table:style-name="ce82" table:formula="of:=IF(AND([.DK$1]&gt;=[.$M24];[.DK$1]&lt;=[.$L24]);[.DK$1];&quot;&quot;)">
            <text:p/>
          </table:table-cell>
          <table:table-cell table:style-name="ce82" table:formula="of:=IF(AND([.DL$1]&gt;=[.$M24];[.DL$1]&lt;=[.$L24]);[.DL$1];&quot;&quot;)">
            <text:p/>
          </table:table-cell>
          <table:table-cell table:style-name="ce82" table:formula="of:=IF(AND([.DM$1]&gt;=[.$M24];[.DM$1]&lt;=[.$L24]);[.DM$1];&quot;&quot;)">
            <text:p/>
          </table:table-cell>
          <table:table-cell table:style-name="ce82" table:formula="of:=IF(AND([.DN$1]&gt;=[.$M24];[.DN$1]&lt;=[.$L24]);[.DN$1];&quot;&quot;)">
            <text:p/>
          </table:table-cell>
          <table:table-cell table:style-name="ce82" table:formula="of:=IF(AND([.DO$1]&gt;=[.$M24];[.DO$1]&lt;=[.$L24]);[.DO$1];&quot;&quot;)">
            <text:p/>
          </table:table-cell>
          <table:table-cell table:style-name="ce82" table:formula="of:=IF(AND([.DP$1]&gt;=[.$M24];[.DP$1]&lt;=[.$L24]);[.DP$1];&quot;&quot;)">
            <text:p/>
          </table:table-cell>
          <table:table-cell table:style-name="ce82" table:formula="of:=IF(AND([.DQ$1]&gt;=[.$M24];[.DQ$1]&lt;=[.$L24]);[.DQ$1];&quot;&quot;)">
            <text:p/>
          </table:table-cell>
          <table:table-cell table:style-name="ce82" table:formula="of:=IF(AND([.DR$1]&gt;=[.$M24];[.DR$1]&lt;=[.$L24]);[.DR$1];&quot;&quot;)">
            <text:p/>
          </table:table-cell>
          <table:table-cell table:style-name="ce82" table:formula="of:=IF(AND([.DS$1]&gt;=[.$M24];[.DS$1]&lt;=[.$L24]);[.DS$1];&quot;&quot;)">
            <text:p/>
          </table:table-cell>
          <table:table-cell table:style-name="ce82" table:formula="of:=IF(AND([.DT$1]&gt;=[.$M24];[.DT$1]&lt;=[.$L24]);[.DT$1];&quot;&quot;)">
            <text:p/>
          </table:table-cell>
          <table:table-cell table:style-name="ce82" table:formula="of:=IF(AND([.DU$1]&gt;=[.$M24];[.DU$1]&lt;=[.$L24]);[.DU$1];&quot;&quot;)">
            <text:p/>
          </table:table-cell>
          <table:table-cell table:style-name="ce84" table:formula="of:=IF(AND([.DV$1]&gt;=[.$M24];[.DV$1]&lt;=[.$L24]);[.DV$1];&quot;&quot;)">
            <text:p/>
          </table:table-cell>
          <table:table-cell table:style-name="ce84" table:formula="of:=IF(AND([.DW$1]&gt;=[.$M24];[.DW$1]&lt;=[.$L24]);[.DW$1];&quot;&quot;)">
            <text:p/>
          </table:table-cell>
          <table:table-cell table:style-name="ce84" table:formula="of:=IF(AND([.DX$1]&gt;=[.$M24];[.DX$1]&lt;=[.$L24]);[.DX$1];&quot;&quot;)">
            <text:p/>
          </table:table-cell>
          <table:table-cell table:style-name="ce84" table:formula="of:=IF(AND([.DY$1]&gt;=[.$M24];[.DY$1]&lt;=[.$L24]);[.DY$1];&quot;&quot;)">
            <text:p/>
          </table:table-cell>
          <table:table-cell table:style-name="ce84" table:formula="of:=IF(AND([.DZ$1]&gt;=[.$M24];[.DZ$1]&lt;=[.$L24]);[.DZ$1];&quot;&quot;)">
            <text:p/>
          </table:table-cell>
          <table:table-cell table:style-name="ce84" table:formula="of:=IF(AND([.EA$1]&gt;=[.$M24];[.EA$1]&lt;=[.$L24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25];[.$A:.$L];12;0)" office:value-type="float" office:value="0" calcext:value-type="float">
            <text:p>0</text:p>
          </table:table-cell>
          <table:table-cell table:style-name="ce6" table:formula="of:=VLOOKUP([.D25];[.$A:.$L];12;0)" office:value-type="float" office:value="0" calcext:value-type="float">
            <text:p>0</text:p>
          </table:table-cell>
          <table:table-cell table:style-name="ce6" table:formula="of:=VLOOKUP([.E25];[.$A:.$L];12;0)" office:value-type="float" office:value="0" calcext:value-type="float">
            <text:p>0</text:p>
          </table:table-cell>
          <table:table-cell table:style-name="ce6" table:formula="of:=VLOOKUP([.F25];[.$A:.$L];12;0)" office:value-type="float" office:value="0" calcext:value-type="float">
            <text:p>0</text:p>
          </table:table-cell>
          <table:table-cell table:style-name="ce7" table:formula="of:=MAX([.H25:.K25])+[.B25]+[.N25]" office:value-type="float" office:value="19" calcext:value-type="float">
            <text:p>19</text:p>
          </table:table-cell>
          <table:table-cell table:style-name="ce8" table:formula="of:=[.L25]-[.B25]+1" office:value-type="float" office:value="1" calcext:value-type="float">
            <text:p>1</text:p>
          </table:table-cell>
          <table:table-cell table:style-name="ce9"/>
          <table:table-cell table:style-name="ce11" table:formula="of:=IF(AND([.O$1]&gt;=[.$M25];[.O$1]&lt;=[.$L25]);[.O$1];&quot;&quot;)" office:value-type="float" office:value="1" calcext:value-type="float">
            <text:p>1</text:p>
          </table:table-cell>
          <table:table-cell table:style-name="ce11" table:formula="of:=IF(AND([.P$1]&gt;=[.$M25];[.P$1]&lt;=[.$L25]);[.P$1];&quot;&quot;)" office:value-type="float" office:value="2" calcext:value-type="float">
            <text:p>2</text:p>
          </table:table-cell>
          <table:table-cell table:style-name="ce11" table:formula="of:=IF(AND([.Q$1]&gt;=[.$M25];[.Q$1]&lt;=[.$L25]);[.Q$1];&quot;&quot;)" office:value-type="float" office:value="3" calcext:value-type="float">
            <text:p>3</text:p>
          </table:table-cell>
          <table:table-cell table:style-name="ce11" table:formula="of:=IF(AND([.R$1]&gt;=[.$M25];[.R$1]&lt;=[.$L25]);[.R$1];&quot;&quot;)" office:value-type="float" office:value="4" calcext:value-type="float">
            <text:p>4</text:p>
          </table:table-cell>
          <table:table-cell table:style-name="ce13" table:formula="of:=IF(AND([.S$1]&gt;=[.$M25];[.S$1]&lt;=[.$L25]);[.S$1];&quot;&quot;)" office:value-type="float" office:value="5" calcext:value-type="float">
            <text:p>5</text:p>
          </table:table-cell>
          <table:table-cell table:style-name="ce13" table:formula="of:=IF(AND([.T$1]&gt;=[.$M25];[.T$1]&lt;=[.$L25]);[.T$1];&quot;&quot;)" office:value-type="float" office:value="6" calcext:value-type="float">
            <text:p>6</text:p>
          </table:table-cell>
          <table:table-cell table:style-name="ce13" table:formula="of:=IF(AND([.U$1]&gt;=[.$M25];[.U$1]&lt;=[.$L25]);[.U$1];&quot;&quot;)" office:value-type="float" office:value="7" calcext:value-type="float">
            <text:p>7</text:p>
          </table:table-cell>
          <table:table-cell table:style-name="ce13" table:formula="of:=IF(AND([.V$1]&gt;=[.$M25];[.V$1]&lt;=[.$L25]);[.V$1];&quot;&quot;)" office:value-type="float" office:value="8" calcext:value-type="float">
            <text:p>8</text:p>
          </table:table-cell>
          <table:table-cell table:style-name="ce13" table:formula="of:=IF(AND([.W$1]&gt;=[.$M25];[.W$1]&lt;=[.$L25]);[.W$1];&quot;&quot;)" office:value-type="float" office:value="9" calcext:value-type="float">
            <text:p>9</text:p>
          </table:table-cell>
          <table:table-cell table:style-name="ce13" table:formula="of:=IF(AND([.X$1]&gt;=[.$M25];[.X$1]&lt;=[.$L25]);[.X$1];&quot;&quot;)" office:value-type="float" office:value="10" calcext:value-type="float">
            <text:p>10</text:p>
          </table:table-cell>
          <table:table-cell table:style-name="ce13" table:formula="of:=IF(AND([.Y$1]&gt;=[.$M25];[.Y$1]&lt;=[.$L25]);[.Y$1];&quot;&quot;)" office:value-type="float" office:value="11" calcext:value-type="float">
            <text:p>11</text:p>
          </table:table-cell>
          <table:table-cell table:style-name="ce13" table:formula="of:=IF(AND([.Z$1]&gt;=[.$M25];[.Z$1]&lt;=[.$L25]);[.Z$1];&quot;&quot;)" office:value-type="float" office:value="12" calcext:value-type="float">
            <text:p>12</text:p>
          </table:table-cell>
          <table:table-cell table:style-name="ce13" table:formula="of:=IF(AND([.AA$1]&gt;=[.$M25];[.AA$1]&lt;=[.$L25]);[.AA$1];&quot;&quot;)" office:value-type="float" office:value="13" calcext:value-type="float">
            <text:p>13</text:p>
          </table:table-cell>
          <table:table-cell table:style-name="ce13" table:formula="of:=IF(AND([.AB$1]&gt;=[.$M25];[.AB$1]&lt;=[.$L25]);[.AB$1];&quot;&quot;)" office:value-type="float" office:value="14" calcext:value-type="float">
            <text:p>14</text:p>
          </table:table-cell>
          <table:table-cell table:style-name="ce13" table:formula="of:=IF(AND([.AC$1]&gt;=[.$M25];[.AC$1]&lt;=[.$L25]);[.AC$1];&quot;&quot;)" office:value-type="float" office:value="15" calcext:value-type="float">
            <text:p>15</text:p>
          </table:table-cell>
          <table:table-cell table:style-name="ce13" table:formula="of:=IF(AND([.AD$1]&gt;=[.$M25];[.AD$1]&lt;=[.$L25]);[.AD$1];&quot;&quot;)" office:value-type="float" office:value="16" calcext:value-type="float">
            <text:p>16</text:p>
          </table:table-cell>
          <table:table-cell table:style-name="ce16" table:formula="of:=IF(AND([.AE$1]&gt;=[.$M25];[.AE$1]&lt;=[.$L25]);[.AE$1];&quot;&quot;)" office:value-type="float" office:value="17" calcext:value-type="float">
            <text:p>17</text:p>
          </table:table-cell>
          <table:table-cell table:style-name="ce18" table:formula="of:=IF(AND([.AF$1]&gt;=[.$M25];[.AF$1]&lt;=[.$L25]);[.AF$1];&quot;&quot;)" office:value-type="float" office:value="18" calcext:value-type="float">
            <text:p>18</text:p>
          </table:table-cell>
          <table:table-cell table:style-name="ce18" table:formula="of:=IF(AND([.AG$1]&gt;=[.$M25];[.AG$1]&lt;=[.$L25]);[.AG$1];&quot;&quot;)" office:value-type="float" office:value="19" calcext:value-type="float">
            <text:p>19</text:p>
          </table:table-cell>
          <table:table-cell table:style-name="ce18" table:formula="of:=IF(AND([.AH$1]&gt;=[.$M25];[.AH$1]&lt;=[.$L25]);[.AH$1];&quot;&quot;)">
            <text:p/>
          </table:table-cell>
          <table:table-cell table:style-name="ce18" table:formula="of:=IF(AND([.AI$1]&gt;=[.$M25];[.AI$1]&lt;=[.$L25]);[.AI$1];&quot;&quot;)">
            <text:p/>
          </table:table-cell>
          <table:table-cell table:style-name="ce18" table:formula="of:=IF(AND([.AJ$1]&gt;=[.$M25];[.AJ$1]&lt;=[.$L25]);[.AJ$1];&quot;&quot;)">
            <text:p/>
          </table:table-cell>
          <table:table-cell table:style-name="ce18" table:formula="of:=IF(AND([.AK$1]&gt;=[.$M25];[.AK$1]&lt;=[.$L25]);[.AK$1];&quot;&quot;)">
            <text:p/>
          </table:table-cell>
          <table:table-cell table:style-name="ce18" table:formula="of:=IF(AND([.AL$1]&gt;=[.$M25];[.AL$1]&lt;=[.$L25]);[.AL$1];&quot;&quot;)">
            <text:p/>
          </table:table-cell>
          <table:table-cell table:style-name="ce18" table:formula="of:=IF(AND([.AM$1]&gt;=[.$M25];[.AM$1]&lt;=[.$L25]);[.AM$1];&quot;&quot;)">
            <text:p/>
          </table:table-cell>
          <table:table-cell table:style-name="ce18" table:formula="of:=IF(AND([.AN$1]&gt;=[.$M25];[.AN$1]&lt;=[.$L25]);[.AN$1];&quot;&quot;)">
            <text:p/>
          </table:table-cell>
          <table:table-cell table:style-name="ce18" table:formula="of:=IF(AND([.AO$1]&gt;=[.$M25];[.AO$1]&lt;=[.$L25]);[.AO$1];&quot;&quot;)">
            <text:p/>
          </table:table-cell>
          <table:table-cell table:style-name="ce18" table:formula="of:=IF(AND([.AP$1]&gt;=[.$M25];[.AP$1]&lt;=[.$L25]);[.AP$1];&quot;&quot;)">
            <text:p/>
          </table:table-cell>
          <table:table-cell table:style-name="ce18" table:formula="of:=IF(AND([.AQ$1]&gt;=[.$M25];[.AQ$1]&lt;=[.$L25]);[.AQ$1];&quot;&quot;)">
            <text:p/>
          </table:table-cell>
          <table:table-cell table:style-name="ce18" table:formula="of:=IF(AND([.AR$1]&gt;=[.$M25];[.AR$1]&lt;=[.$L25]);[.AR$1];&quot;&quot;)">
            <text:p/>
          </table:table-cell>
          <table:table-cell table:style-name="ce20" table:formula="of:=IF(AND([.AS$1]&gt;=[.$M25];[.AS$1]&lt;=[.$L25]);[.AS$1];&quot;&quot;)">
            <text:p/>
          </table:table-cell>
          <table:table-cell table:style-name="ce24" table:formula="of:=IF(AND([.AT$1]&gt;=[.$M25];[.AT$1]&lt;=[.$L25]);[.AT$1];&quot;&quot;)">
            <text:p/>
          </table:table-cell>
          <table:table-cell table:style-name="ce26" table:formula="of:=IF(AND([.AU$1]&gt;=[.$M25];[.AU$1]&lt;=[.$L25]);[.AU$1];&quot;&quot;)">
            <text:p/>
          </table:table-cell>
          <table:table-cell table:style-name="ce26" table:formula="of:=IF(AND([.AV$1]&gt;=[.$M25];[.AV$1]&lt;=[.$L25]);[.AV$1];&quot;&quot;)">
            <text:p/>
          </table:table-cell>
          <table:table-cell table:style-name="ce28" table:formula="of:=IF(AND([.AW$1]&gt;=[.$M25];[.AW$1]&lt;=[.$L25]);[.AW$1];&quot;&quot;)">
            <text:p/>
          </table:table-cell>
          <table:table-cell table:style-name="ce30" table:formula="of:=IF(AND([.AX$1]&gt;=[.$M25];[.AX$1]&lt;=[.$L25]);[.AX$1];&quot;&quot;)">
            <text:p/>
          </table:table-cell>
          <table:table-cell table:style-name="ce32" table:formula="of:=IF(AND([.AY$1]&gt;=[.$M25];[.AY$1]&lt;=[.$L25]);[.AY$1];&quot;&quot;)">
            <text:p/>
          </table:table-cell>
          <table:table-cell table:style-name="ce34" table:formula="of:=IF(AND([.AZ$1]&gt;=[.$M25];[.AZ$1]&lt;=[.$L25]);[.AZ$1];&quot;&quot;)">
            <text:p/>
          </table:table-cell>
          <table:table-cell table:style-name="ce36" table:formula="of:=IF(AND([.BA$1]&gt;=[.$M25];[.BA$1]&lt;=[.$L25]);[.BA$1];&quot;&quot;)">
            <text:p/>
          </table:table-cell>
          <table:table-cell table:style-name="ce36" table:formula="of:=IF(AND([.BB$1]&gt;=[.$M25];[.BB$1]&lt;=[.$L25]);[.BB$1];&quot;&quot;)">
            <text:p/>
          </table:table-cell>
          <table:table-cell table:style-name="ce38" table:formula="of:=IF(AND([.BC$1]&gt;=[.$M25];[.BC$1]&lt;=[.$L25]);[.BC$1];&quot;&quot;)">
            <text:p/>
          </table:table-cell>
          <table:table-cell table:style-name="ce38" table:formula="of:=IF(AND([.BD$1]&gt;=[.$M25];[.BD$1]&lt;=[.$L25]);[.BD$1];&quot;&quot;)">
            <text:p/>
          </table:table-cell>
          <table:table-cell table:style-name="ce40" table:formula="of:=IF(AND([.BE$1]&gt;=[.$M25];[.BE$1]&lt;=[.$L25]);[.BE$1];&quot;&quot;)">
            <text:p/>
          </table:table-cell>
          <table:table-cell table:style-name="ce42" table:formula="of:=IF(AND([.BF$1]&gt;=[.$M25];[.BF$1]&lt;=[.$L25]);[.BF$1];&quot;&quot;)">
            <text:p/>
          </table:table-cell>
          <table:table-cell table:style-name="ce44" table:formula="of:=IF(AND([.BG$1]&gt;=[.$M25];[.BG$1]&lt;=[.$L25]);[.BG$1];&quot;&quot;)">
            <text:p/>
          </table:table-cell>
          <table:table-cell table:style-name="ce44" table:formula="of:=IF(AND([.BH$1]&gt;=[.$M25];[.BH$1]&lt;=[.$L25]);[.BH$1];&quot;&quot;)">
            <text:p/>
          </table:table-cell>
          <table:table-cell table:style-name="ce44" table:formula="of:=IF(AND([.BI$1]&gt;=[.$M25];[.BI$1]&lt;=[.$L25]);[.BI$1];&quot;&quot;)">
            <text:p/>
          </table:table-cell>
          <table:table-cell table:style-name="ce46" table:formula="of:=IF(AND([.BJ$1]&gt;=[.$M25];[.BJ$1]&lt;=[.$L25]);[.BJ$1];&quot;&quot;)">
            <text:p/>
          </table:table-cell>
          <table:table-cell table:style-name="ce48" table:formula="of:=IF(AND([.BK$1]&gt;=[.$M25];[.BK$1]&lt;=[.$L25]);[.BK$1];&quot;&quot;)">
            <text:p/>
          </table:table-cell>
          <table:table-cell table:style-name="ce48" table:formula="of:=IF(AND([.BL$1]&gt;=[.$M25];[.BL$1]&lt;=[.$L25]);[.BL$1];&quot;&quot;)">
            <text:p/>
          </table:table-cell>
          <table:table-cell table:style-name="ce50" table:formula="of:=IF(AND([.BM$1]&gt;=[.$M25];[.BM$1]&lt;=[.$L25]);[.BM$1];&quot;&quot;)">
            <text:p/>
          </table:table-cell>
          <table:table-cell table:style-name="ce50" table:formula="of:=IF(AND([.BN$1]&gt;=[.$M25];[.BN$1]&lt;=[.$L25]);[.BN$1];&quot;&quot;)">
            <text:p/>
          </table:table-cell>
          <table:table-cell table:style-name="ce50" table:formula="of:=IF(AND([.BO$1]&gt;=[.$M25];[.BO$1]&lt;=[.$L25]);[.BO$1];&quot;&quot;)">
            <text:p/>
          </table:table-cell>
          <table:table-cell table:style-name="ce52" table:formula="of:=IF(AND([.BP$1]&gt;=[.$M25];[.BP$1]&lt;=[.$L25]);[.BP$1];&quot;&quot;)">
            <text:p/>
          </table:table-cell>
          <table:table-cell table:style-name="ce54" table:formula="of:=IF(AND([.BQ$1]&gt;=[.$M25];[.BQ$1]&lt;=[.$L25]);[.BQ$1];&quot;&quot;)">
            <text:p/>
          </table:table-cell>
          <table:table-cell table:style-name="ce54" table:formula="of:=IF(AND([.BR$1]&gt;=[.$M25];[.BR$1]&lt;=[.$L25]);[.BR$1];&quot;&quot;)">
            <text:p/>
          </table:table-cell>
          <table:table-cell table:style-name="ce54" table:formula="of:=IF(AND([.BS$1]&gt;=[.$M25];[.BS$1]&lt;=[.$L25]);[.BS$1];&quot;&quot;)">
            <text:p/>
          </table:table-cell>
          <table:table-cell table:style-name="ce56" table:formula="of:=IF(AND([.BT$1]&gt;=[.$M25];[.BT$1]&lt;=[.$L25]);[.BT$1];&quot;&quot;)">
            <text:p/>
          </table:table-cell>
          <table:table-cell table:style-name="ce58" table:formula="of:=IF(AND([.BU$1]&gt;=[.$M25];[.BU$1]&lt;=[.$L25]);[.BU$1];&quot;&quot;)">
            <text:p/>
          </table:table-cell>
          <table:table-cell table:style-name="ce60" table:formula="of:=IF(AND([.BV$1]&gt;=[.$M25];[.BV$1]&lt;=[.$L25]);[.BV$1];&quot;&quot;)">
            <text:p/>
          </table:table-cell>
          <table:table-cell table:style-name="ce60" table:formula="of:=IF(AND([.BW$1]&gt;=[.$M25];[.BW$1]&lt;=[.$L25]);[.BW$1];&quot;&quot;)">
            <text:p/>
          </table:table-cell>
          <table:table-cell table:style-name="ce62" table:formula="of:=IF(AND([.BX$1]&gt;=[.$M25];[.BX$1]&lt;=[.$L25]);[.BX$1];&quot;&quot;)">
            <text:p/>
          </table:table-cell>
          <table:table-cell table:style-name="ce62" table:formula="of:=IF(AND([.BY$1]&gt;=[.$M25];[.BY$1]&lt;=[.$L25]);[.BY$1];&quot;&quot;)">
            <text:p/>
          </table:table-cell>
          <table:table-cell table:style-name="ce64" table:formula="of:=IF(AND([.BZ$1]&gt;=[.$M25];[.BZ$1]&lt;=[.$L25]);[.BZ$1];&quot;&quot;)">
            <text:p/>
          </table:table-cell>
          <table:table-cell table:style-name="ce66" table:formula="of:=IF(AND([.CA$1]&gt;=[.$M25];[.CA$1]&lt;=[.$L25]);[.CA$1];&quot;&quot;)">
            <text:p/>
          </table:table-cell>
          <table:table-cell table:style-name="ce68" table:formula="of:=IF(AND([.CB$1]&gt;=[.$M25];[.CB$1]&lt;=[.$L25]);[.CB$1];&quot;&quot;)">
            <text:p/>
          </table:table-cell>
          <table:table-cell table:style-name="ce68" table:formula="of:=IF(AND([.CC$1]&gt;=[.$M25];[.CC$1]&lt;=[.$L25]);[.CC$1];&quot;&quot;)">
            <text:p/>
          </table:table-cell>
          <table:table-cell table:style-name="ce68" table:formula="of:=IF(AND([.CD$1]&gt;=[.$M25];[.CD$1]&lt;=[.$L25]);[.CD$1];&quot;&quot;)">
            <text:p/>
          </table:table-cell>
          <table:table-cell table:style-name="ce68" table:formula="of:=IF(AND([.CE$1]&gt;=[.$M25];[.CE$1]&lt;=[.$L25]);[.CE$1];&quot;&quot;)">
            <text:p/>
          </table:table-cell>
          <table:table-cell table:style-name="ce68" table:formula="of:=IF(AND([.CF$1]&gt;=[.$M25];[.CF$1]&lt;=[.$L25]);[.CF$1];&quot;&quot;)">
            <text:p/>
          </table:table-cell>
          <table:table-cell table:style-name="ce68" table:formula="of:=IF(AND([.CG$1]&gt;=[.$M25];[.CG$1]&lt;=[.$L25]);[.CG$1];&quot;&quot;)">
            <text:p/>
          </table:table-cell>
          <table:table-cell table:style-name="ce70" table:formula="of:=IF(AND([.CH$1]&gt;=[.$M25];[.CH$1]&lt;=[.$L25]);[.CH$1];&quot;&quot;)">
            <text:p/>
          </table:table-cell>
          <table:table-cell table:style-name="ce70" table:formula="of:=IF(AND([.CI$1]&gt;=[.$M25];[.CI$1]&lt;=[.$L25]);[.CI$1];&quot;&quot;)">
            <text:p/>
          </table:table-cell>
          <table:table-cell table:style-name="ce70" table:formula="of:=IF(AND([.CJ$1]&gt;=[.$M25];[.CJ$1]&lt;=[.$L25]);[.CJ$1];&quot;&quot;)">
            <text:p/>
          </table:table-cell>
          <table:table-cell table:style-name="ce72" table:formula="of:=IF(AND([.CK$1]&gt;=[.$M25];[.CK$1]&lt;=[.$L25]);[.CK$1];&quot;&quot;)">
            <text:p/>
          </table:table-cell>
          <table:table-cell table:style-name="ce74" table:formula="of:=IF(AND([.CL$1]&gt;=[.$M25];[.CL$1]&lt;=[.$L25]);[.CL$1];&quot;&quot;)">
            <text:p/>
          </table:table-cell>
          <table:table-cell table:style-name="ce74" table:formula="of:=IF(AND([.CM$1]&gt;=[.$M25];[.CM$1]&lt;=[.$L25]);[.CM$1];&quot;&quot;)">
            <text:p/>
          </table:table-cell>
          <table:table-cell table:style-name="ce76" table:formula="of:=IF(AND([.CN$1]&gt;=[.$M25];[.CN$1]&lt;=[.$L25]);[.CN$1];&quot;&quot;)">
            <text:p/>
          </table:table-cell>
          <table:table-cell table:style-name="ce76" table:formula="of:=IF(AND([.CO$1]&gt;=[.$M25];[.CO$1]&lt;=[.$L25]);[.CO$1];&quot;&quot;)">
            <text:p/>
          </table:table-cell>
          <table:table-cell table:style-name="ce79" table:formula="of:=IF(AND([.CP$1]&gt;=[.$M25];[.CP$1]&lt;=[.$L25]);[.CP$1];&quot;&quot;)">
            <text:p/>
          </table:table-cell>
          <table:table-cell table:style-name="ce82" table:formula="of:=IF(AND([.CQ$1]&gt;=[.$M25];[.CQ$1]&lt;=[.$L25]);[.CQ$1];&quot;&quot;)">
            <text:p/>
          </table:table-cell>
          <table:table-cell table:style-name="ce82" table:formula="of:=IF(AND([.CR$1]&gt;=[.$M25];[.CR$1]&lt;=[.$L25]);[.CR$1];&quot;&quot;)">
            <text:p/>
          </table:table-cell>
          <table:table-cell table:style-name="ce82" table:formula="of:=IF(AND([.CS$1]&gt;=[.$M25];[.CS$1]&lt;=[.$L25]);[.CS$1];&quot;&quot;)">
            <text:p/>
          </table:table-cell>
          <table:table-cell table:style-name="ce82" table:formula="of:=IF(AND([.CT$1]&gt;=[.$M25];[.CT$1]&lt;=[.$L25]);[.CT$1];&quot;&quot;)">
            <text:p/>
          </table:table-cell>
          <table:table-cell table:style-name="ce82" table:formula="of:=IF(AND([.CU$1]&gt;=[.$M25];[.CU$1]&lt;=[.$L25]);[.CU$1];&quot;&quot;)">
            <text:p/>
          </table:table-cell>
          <table:table-cell table:style-name="ce82" table:formula="of:=IF(AND([.CV$1]&gt;=[.$M25];[.CV$1]&lt;=[.$L25]);[.CV$1];&quot;&quot;)">
            <text:p/>
          </table:table-cell>
          <table:table-cell table:style-name="ce82" table:formula="of:=IF(AND([.CW$1]&gt;=[.$M25];[.CW$1]&lt;=[.$L25]);[.CW$1];&quot;&quot;)">
            <text:p/>
          </table:table-cell>
          <table:table-cell table:style-name="ce82" table:formula="of:=IF(AND([.CX$1]&gt;=[.$M25];[.CX$1]&lt;=[.$L25]);[.CX$1];&quot;&quot;)">
            <text:p/>
          </table:table-cell>
          <table:table-cell table:style-name="ce82" table:formula="of:=IF(AND([.CY$1]&gt;=[.$M25];[.CY$1]&lt;=[.$L25]);[.CY$1];&quot;&quot;)">
            <text:p/>
          </table:table-cell>
          <table:table-cell table:style-name="ce82" table:formula="of:=IF(AND([.CZ$1]&gt;=[.$M25];[.CZ$1]&lt;=[.$L25]);[.CZ$1];&quot;&quot;)">
            <text:p/>
          </table:table-cell>
          <table:table-cell table:style-name="ce82" table:formula="of:=IF(AND([.DA$1]&gt;=[.$M25];[.DA$1]&lt;=[.$L25]);[.DA$1];&quot;&quot;)">
            <text:p/>
          </table:table-cell>
          <table:table-cell table:style-name="ce82" table:formula="of:=IF(AND([.DB$1]&gt;=[.$M25];[.DB$1]&lt;=[.$L25]);[.DB$1];&quot;&quot;)">
            <text:p/>
          </table:table-cell>
          <table:table-cell table:style-name="ce82" table:formula="of:=IF(AND([.DC$1]&gt;=[.$M25];[.DC$1]&lt;=[.$L25]);[.DC$1];&quot;&quot;)">
            <text:p/>
          </table:table-cell>
          <table:table-cell table:style-name="ce82" table:formula="of:=IF(AND([.DD$1]&gt;=[.$M25];[.DD$1]&lt;=[.$L25]);[.DD$1];&quot;&quot;)">
            <text:p/>
          </table:table-cell>
          <table:table-cell table:style-name="ce82" table:formula="of:=IF(AND([.DE$1]&gt;=[.$M25];[.DE$1]&lt;=[.$L25]);[.DE$1];&quot;&quot;)">
            <text:p/>
          </table:table-cell>
          <table:table-cell table:style-name="ce82" table:formula="of:=IF(AND([.DF$1]&gt;=[.$M25];[.DF$1]&lt;=[.$L25]);[.DF$1];&quot;&quot;)">
            <text:p/>
          </table:table-cell>
          <table:table-cell table:style-name="ce82" table:formula="of:=IF(AND([.DG$1]&gt;=[.$M25];[.DG$1]&lt;=[.$L25]);[.DG$1];&quot;&quot;)">
            <text:p/>
          </table:table-cell>
          <table:table-cell table:style-name="ce82" table:formula="of:=IF(AND([.DH$1]&gt;=[.$M25];[.DH$1]&lt;=[.$L25]);[.DH$1];&quot;&quot;)">
            <text:p/>
          </table:table-cell>
          <table:table-cell table:style-name="ce82" table:formula="of:=IF(AND([.DI$1]&gt;=[.$M25];[.DI$1]&lt;=[.$L25]);[.DI$1];&quot;&quot;)">
            <text:p/>
          </table:table-cell>
          <table:table-cell table:style-name="ce82" table:formula="of:=IF(AND([.DJ$1]&gt;=[.$M25];[.DJ$1]&lt;=[.$L25]);[.DJ$1];&quot;&quot;)">
            <text:p/>
          </table:table-cell>
          <table:table-cell table:style-name="ce82" table:formula="of:=IF(AND([.DK$1]&gt;=[.$M25];[.DK$1]&lt;=[.$L25]);[.DK$1];&quot;&quot;)">
            <text:p/>
          </table:table-cell>
          <table:table-cell table:style-name="ce82" table:formula="of:=IF(AND([.DL$1]&gt;=[.$M25];[.DL$1]&lt;=[.$L25]);[.DL$1];&quot;&quot;)">
            <text:p/>
          </table:table-cell>
          <table:table-cell table:style-name="ce82" table:formula="of:=IF(AND([.DM$1]&gt;=[.$M25];[.DM$1]&lt;=[.$L25]);[.DM$1];&quot;&quot;)">
            <text:p/>
          </table:table-cell>
          <table:table-cell table:style-name="ce82" table:formula="of:=IF(AND([.DN$1]&gt;=[.$M25];[.DN$1]&lt;=[.$L25]);[.DN$1];&quot;&quot;)">
            <text:p/>
          </table:table-cell>
          <table:table-cell table:style-name="ce82" table:formula="of:=IF(AND([.DO$1]&gt;=[.$M25];[.DO$1]&lt;=[.$L25]);[.DO$1];&quot;&quot;)">
            <text:p/>
          </table:table-cell>
          <table:table-cell table:style-name="ce82" table:formula="of:=IF(AND([.DP$1]&gt;=[.$M25];[.DP$1]&lt;=[.$L25]);[.DP$1];&quot;&quot;)">
            <text:p/>
          </table:table-cell>
          <table:table-cell table:style-name="ce82" table:formula="of:=IF(AND([.DQ$1]&gt;=[.$M25];[.DQ$1]&lt;=[.$L25]);[.DQ$1];&quot;&quot;)">
            <text:p/>
          </table:table-cell>
          <table:table-cell table:style-name="ce82" table:formula="of:=IF(AND([.DR$1]&gt;=[.$M25];[.DR$1]&lt;=[.$L25]);[.DR$1];&quot;&quot;)">
            <text:p/>
          </table:table-cell>
          <table:table-cell table:style-name="ce82" table:formula="of:=IF(AND([.DS$1]&gt;=[.$M25];[.DS$1]&lt;=[.$L25]);[.DS$1];&quot;&quot;)">
            <text:p/>
          </table:table-cell>
          <table:table-cell table:style-name="ce82" table:formula="of:=IF(AND([.DT$1]&gt;=[.$M25];[.DT$1]&lt;=[.$L25]);[.DT$1];&quot;&quot;)">
            <text:p/>
          </table:table-cell>
          <table:table-cell table:style-name="ce82" table:formula="of:=IF(AND([.DU$1]&gt;=[.$M25];[.DU$1]&lt;=[.$L25]);[.DU$1];&quot;&quot;)">
            <text:p/>
          </table:table-cell>
          <table:table-cell table:style-name="ce84" table:formula="of:=IF(AND([.DV$1]&gt;=[.$M25];[.DV$1]&lt;=[.$L25]);[.DV$1];&quot;&quot;)">
            <text:p/>
          </table:table-cell>
          <table:table-cell table:style-name="ce84" table:formula="of:=IF(AND([.DW$1]&gt;=[.$M25];[.DW$1]&lt;=[.$L25]);[.DW$1];&quot;&quot;)">
            <text:p/>
          </table:table-cell>
          <table:table-cell table:style-name="ce84" table:formula="of:=IF(AND([.DX$1]&gt;=[.$M25];[.DX$1]&lt;=[.$L25]);[.DX$1];&quot;&quot;)">
            <text:p/>
          </table:table-cell>
          <table:table-cell table:style-name="ce84" table:formula="of:=IF(AND([.DY$1]&gt;=[.$M25];[.DY$1]&lt;=[.$L25]);[.DY$1];&quot;&quot;)">
            <text:p/>
          </table:table-cell>
          <table:table-cell table:style-name="ce84" table:formula="of:=IF(AND([.DZ$1]&gt;=[.$M25];[.DZ$1]&lt;=[.$L25]);[.DZ$1];&quot;&quot;)">
            <text:p/>
          </table:table-cell>
          <table:table-cell table:style-name="ce84" table:formula="of:=IF(AND([.EA$1]&gt;=[.$M25];[.EA$1]&lt;=[.$L25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26];[.$A:.$L];12;0)" office:value-type="float" office:value="0" calcext:value-type="float">
            <text:p>0</text:p>
          </table:table-cell>
          <table:table-cell table:style-name="ce6" table:formula="of:=VLOOKUP([.D26];[.$A:.$L];12;0)" office:value-type="float" office:value="0" calcext:value-type="float">
            <text:p>0</text:p>
          </table:table-cell>
          <table:table-cell table:style-name="ce6" table:formula="of:=VLOOKUP([.E26];[.$A:.$L];12;0)" office:value-type="float" office:value="0" calcext:value-type="float">
            <text:p>0</text:p>
          </table:table-cell>
          <table:table-cell table:style-name="ce6" table:formula="of:=VLOOKUP([.F26];[.$A:.$L];12;0)" office:value-type="float" office:value="0" calcext:value-type="float">
            <text:p>0</text:p>
          </table:table-cell>
          <table:table-cell table:style-name="ce7" table:formula="of:=MAX([.H26:.K26])+[.B26]+[.N26]" office:value-type="float" office:value="28" calcext:value-type="float">
            <text:p>28</text:p>
          </table:table-cell>
          <table:table-cell table:style-name="ce8" table:formula="of:=[.L26]-[.B26]+1" office:value-type="float" office:value="1" calcext:value-type="float">
            <text:p>1</text:p>
          </table:table-cell>
          <table:table-cell table:style-name="ce9"/>
          <table:table-cell table:style-name="ce11" table:formula="of:=IF(AND([.O$1]&gt;=[.$M26];[.O$1]&lt;=[.$L26]);[.O$1];&quot;&quot;)" office:value-type="float" office:value="1" calcext:value-type="float">
            <text:p>1</text:p>
          </table:table-cell>
          <table:table-cell table:style-name="ce11" table:formula="of:=IF(AND([.P$1]&gt;=[.$M26];[.P$1]&lt;=[.$L26]);[.P$1];&quot;&quot;)" office:value-type="float" office:value="2" calcext:value-type="float">
            <text:p>2</text:p>
          </table:table-cell>
          <table:table-cell table:style-name="ce11" table:formula="of:=IF(AND([.Q$1]&gt;=[.$M26];[.Q$1]&lt;=[.$L26]);[.Q$1];&quot;&quot;)" office:value-type="float" office:value="3" calcext:value-type="float">
            <text:p>3</text:p>
          </table:table-cell>
          <table:table-cell table:style-name="ce11" table:formula="of:=IF(AND([.R$1]&gt;=[.$M26];[.R$1]&lt;=[.$L26]);[.R$1];&quot;&quot;)" office:value-type="float" office:value="4" calcext:value-type="float">
            <text:p>4</text:p>
          </table:table-cell>
          <table:table-cell table:style-name="ce13" table:formula="of:=IF(AND([.S$1]&gt;=[.$M26];[.S$1]&lt;=[.$L26]);[.S$1];&quot;&quot;)" office:value-type="float" office:value="5" calcext:value-type="float">
            <text:p>5</text:p>
          </table:table-cell>
          <table:table-cell table:style-name="ce13" table:formula="of:=IF(AND([.T$1]&gt;=[.$M26];[.T$1]&lt;=[.$L26]);[.T$1];&quot;&quot;)" office:value-type="float" office:value="6" calcext:value-type="float">
            <text:p>6</text:p>
          </table:table-cell>
          <table:table-cell table:style-name="ce13" table:formula="of:=IF(AND([.U$1]&gt;=[.$M26];[.U$1]&lt;=[.$L26]);[.U$1];&quot;&quot;)" office:value-type="float" office:value="7" calcext:value-type="float">
            <text:p>7</text:p>
          </table:table-cell>
          <table:table-cell table:style-name="ce13" table:formula="of:=IF(AND([.V$1]&gt;=[.$M26];[.V$1]&lt;=[.$L26]);[.V$1];&quot;&quot;)" office:value-type="float" office:value="8" calcext:value-type="float">
            <text:p>8</text:p>
          </table:table-cell>
          <table:table-cell table:style-name="ce13" table:formula="of:=IF(AND([.W$1]&gt;=[.$M26];[.W$1]&lt;=[.$L26]);[.W$1];&quot;&quot;)" office:value-type="float" office:value="9" calcext:value-type="float">
            <text:p>9</text:p>
          </table:table-cell>
          <table:table-cell table:style-name="ce13" table:formula="of:=IF(AND([.X$1]&gt;=[.$M26];[.X$1]&lt;=[.$L26]);[.X$1];&quot;&quot;)" office:value-type="float" office:value="10" calcext:value-type="float">
            <text:p>10</text:p>
          </table:table-cell>
          <table:table-cell table:style-name="ce13" table:formula="of:=IF(AND([.Y$1]&gt;=[.$M26];[.Y$1]&lt;=[.$L26]);[.Y$1];&quot;&quot;)" office:value-type="float" office:value="11" calcext:value-type="float">
            <text:p>11</text:p>
          </table:table-cell>
          <table:table-cell table:style-name="ce13" table:formula="of:=IF(AND([.Z$1]&gt;=[.$M26];[.Z$1]&lt;=[.$L26]);[.Z$1];&quot;&quot;)" office:value-type="float" office:value="12" calcext:value-type="float">
            <text:p>12</text:p>
          </table:table-cell>
          <table:table-cell table:style-name="ce13" table:formula="of:=IF(AND([.AA$1]&gt;=[.$M26];[.AA$1]&lt;=[.$L26]);[.AA$1];&quot;&quot;)" office:value-type="float" office:value="13" calcext:value-type="float">
            <text:p>13</text:p>
          </table:table-cell>
          <table:table-cell table:style-name="ce13" table:formula="of:=IF(AND([.AB$1]&gt;=[.$M26];[.AB$1]&lt;=[.$L26]);[.AB$1];&quot;&quot;)" office:value-type="float" office:value="14" calcext:value-type="float">
            <text:p>14</text:p>
          </table:table-cell>
          <table:table-cell table:style-name="ce13" table:formula="of:=IF(AND([.AC$1]&gt;=[.$M26];[.AC$1]&lt;=[.$L26]);[.AC$1];&quot;&quot;)" office:value-type="float" office:value="15" calcext:value-type="float">
            <text:p>15</text:p>
          </table:table-cell>
          <table:table-cell table:style-name="ce13" table:formula="of:=IF(AND([.AD$1]&gt;=[.$M26];[.AD$1]&lt;=[.$L26]);[.AD$1];&quot;&quot;)" office:value-type="float" office:value="16" calcext:value-type="float">
            <text:p>16</text:p>
          </table:table-cell>
          <table:table-cell table:style-name="ce16" table:formula="of:=IF(AND([.AE$1]&gt;=[.$M26];[.AE$1]&lt;=[.$L26]);[.AE$1];&quot;&quot;)" office:value-type="float" office:value="17" calcext:value-type="float">
            <text:p>17</text:p>
          </table:table-cell>
          <table:table-cell table:style-name="ce18" table:formula="of:=IF(AND([.AF$1]&gt;=[.$M26];[.AF$1]&lt;=[.$L26]);[.AF$1];&quot;&quot;)" office:value-type="float" office:value="18" calcext:value-type="float">
            <text:p>18</text:p>
          </table:table-cell>
          <table:table-cell table:style-name="ce18" table:formula="of:=IF(AND([.AG$1]&gt;=[.$M26];[.AG$1]&lt;=[.$L26]);[.AG$1];&quot;&quot;)" office:value-type="float" office:value="19" calcext:value-type="float">
            <text:p>19</text:p>
          </table:table-cell>
          <table:table-cell table:style-name="ce18" table:formula="of:=IF(AND([.AH$1]&gt;=[.$M26];[.AH$1]&lt;=[.$L26]);[.AH$1];&quot;&quot;)" office:value-type="float" office:value="20" calcext:value-type="float">
            <text:p>20</text:p>
          </table:table-cell>
          <table:table-cell table:style-name="ce18" table:formula="of:=IF(AND([.AI$1]&gt;=[.$M26];[.AI$1]&lt;=[.$L26]);[.AI$1];&quot;&quot;)" office:value-type="float" office:value="21" calcext:value-type="float">
            <text:p>21</text:p>
          </table:table-cell>
          <table:table-cell table:style-name="ce18" table:formula="of:=IF(AND([.AJ$1]&gt;=[.$M26];[.AJ$1]&lt;=[.$L26]);[.AJ$1];&quot;&quot;)" office:value-type="float" office:value="22" calcext:value-type="float">
            <text:p>22</text:p>
          </table:table-cell>
          <table:table-cell table:style-name="ce18" table:formula="of:=IF(AND([.AK$1]&gt;=[.$M26];[.AK$1]&lt;=[.$L26]);[.AK$1];&quot;&quot;)" office:value-type="float" office:value="23" calcext:value-type="float">
            <text:p>23</text:p>
          </table:table-cell>
          <table:table-cell table:style-name="ce18" table:formula="of:=IF(AND([.AL$1]&gt;=[.$M26];[.AL$1]&lt;=[.$L26]);[.AL$1];&quot;&quot;)" office:value-type="float" office:value="24" calcext:value-type="float">
            <text:p>24</text:p>
          </table:table-cell>
          <table:table-cell table:style-name="ce18" table:formula="of:=IF(AND([.AM$1]&gt;=[.$M26];[.AM$1]&lt;=[.$L26]);[.AM$1];&quot;&quot;)" office:value-type="float" office:value="25" calcext:value-type="float">
            <text:p>25</text:p>
          </table:table-cell>
          <table:table-cell table:style-name="ce18" table:formula="of:=IF(AND([.AN$1]&gt;=[.$M26];[.AN$1]&lt;=[.$L26]);[.AN$1];&quot;&quot;)" office:value-type="float" office:value="26" calcext:value-type="float">
            <text:p>26</text:p>
          </table:table-cell>
          <table:table-cell table:style-name="ce18" table:formula="of:=IF(AND([.AO$1]&gt;=[.$M26];[.AO$1]&lt;=[.$L26]);[.AO$1];&quot;&quot;)" office:value-type="float" office:value="27" calcext:value-type="float">
            <text:p>27</text:p>
          </table:table-cell>
          <table:table-cell table:style-name="ce18" table:formula="of:=IF(AND([.AP$1]&gt;=[.$M26];[.AP$1]&lt;=[.$L26]);[.AP$1];&quot;&quot;)" office:value-type="float" office:value="28" calcext:value-type="float">
            <text:p>28</text:p>
          </table:table-cell>
          <table:table-cell table:style-name="ce18" table:formula="of:=IF(AND([.AQ$1]&gt;=[.$M26];[.AQ$1]&lt;=[.$L26]);[.AQ$1];&quot;&quot;)">
            <text:p/>
          </table:table-cell>
          <table:table-cell table:style-name="ce18" table:formula="of:=IF(AND([.AR$1]&gt;=[.$M26];[.AR$1]&lt;=[.$L26]);[.AR$1];&quot;&quot;)">
            <text:p/>
          </table:table-cell>
          <table:table-cell table:style-name="ce20" table:formula="of:=IF(AND([.AS$1]&gt;=[.$M26];[.AS$1]&lt;=[.$L26]);[.AS$1];&quot;&quot;)">
            <text:p/>
          </table:table-cell>
          <table:table-cell table:style-name="ce24" table:formula="of:=IF(AND([.AT$1]&gt;=[.$M26];[.AT$1]&lt;=[.$L26]);[.AT$1];&quot;&quot;)">
            <text:p/>
          </table:table-cell>
          <table:table-cell table:style-name="ce26" table:formula="of:=IF(AND([.AU$1]&gt;=[.$M26];[.AU$1]&lt;=[.$L26]);[.AU$1];&quot;&quot;)">
            <text:p/>
          </table:table-cell>
          <table:table-cell table:style-name="ce26" table:formula="of:=IF(AND([.AV$1]&gt;=[.$M26];[.AV$1]&lt;=[.$L26]);[.AV$1];&quot;&quot;)">
            <text:p/>
          </table:table-cell>
          <table:table-cell table:style-name="ce28" table:formula="of:=IF(AND([.AW$1]&gt;=[.$M26];[.AW$1]&lt;=[.$L26]);[.AW$1];&quot;&quot;)">
            <text:p/>
          </table:table-cell>
          <table:table-cell table:style-name="ce30" table:formula="of:=IF(AND([.AX$1]&gt;=[.$M26];[.AX$1]&lt;=[.$L26]);[.AX$1];&quot;&quot;)">
            <text:p/>
          </table:table-cell>
          <table:table-cell table:style-name="ce32" table:formula="of:=IF(AND([.AY$1]&gt;=[.$M26];[.AY$1]&lt;=[.$L26]);[.AY$1];&quot;&quot;)">
            <text:p/>
          </table:table-cell>
          <table:table-cell table:style-name="ce34" table:formula="of:=IF(AND([.AZ$1]&gt;=[.$M26];[.AZ$1]&lt;=[.$L26]);[.AZ$1];&quot;&quot;)">
            <text:p/>
          </table:table-cell>
          <table:table-cell table:style-name="ce36" table:formula="of:=IF(AND([.BA$1]&gt;=[.$M26];[.BA$1]&lt;=[.$L26]);[.BA$1];&quot;&quot;)">
            <text:p/>
          </table:table-cell>
          <table:table-cell table:style-name="ce36" table:formula="of:=IF(AND([.BB$1]&gt;=[.$M26];[.BB$1]&lt;=[.$L26]);[.BB$1];&quot;&quot;)">
            <text:p/>
          </table:table-cell>
          <table:table-cell table:style-name="ce38" table:formula="of:=IF(AND([.BC$1]&gt;=[.$M26];[.BC$1]&lt;=[.$L26]);[.BC$1];&quot;&quot;)">
            <text:p/>
          </table:table-cell>
          <table:table-cell table:style-name="ce38" table:formula="of:=IF(AND([.BD$1]&gt;=[.$M26];[.BD$1]&lt;=[.$L26]);[.BD$1];&quot;&quot;)">
            <text:p/>
          </table:table-cell>
          <table:table-cell table:style-name="ce40" table:formula="of:=IF(AND([.BE$1]&gt;=[.$M26];[.BE$1]&lt;=[.$L26]);[.BE$1];&quot;&quot;)">
            <text:p/>
          </table:table-cell>
          <table:table-cell table:style-name="ce42" table:formula="of:=IF(AND([.BF$1]&gt;=[.$M26];[.BF$1]&lt;=[.$L26]);[.BF$1];&quot;&quot;)">
            <text:p/>
          </table:table-cell>
          <table:table-cell table:style-name="ce44" table:formula="of:=IF(AND([.BG$1]&gt;=[.$M26];[.BG$1]&lt;=[.$L26]);[.BG$1];&quot;&quot;)">
            <text:p/>
          </table:table-cell>
          <table:table-cell table:style-name="ce44" table:formula="of:=IF(AND([.BH$1]&gt;=[.$M26];[.BH$1]&lt;=[.$L26]);[.BH$1];&quot;&quot;)">
            <text:p/>
          </table:table-cell>
          <table:table-cell table:style-name="ce44" table:formula="of:=IF(AND([.BI$1]&gt;=[.$M26];[.BI$1]&lt;=[.$L26]);[.BI$1];&quot;&quot;)">
            <text:p/>
          </table:table-cell>
          <table:table-cell table:style-name="ce46" table:formula="of:=IF(AND([.BJ$1]&gt;=[.$M26];[.BJ$1]&lt;=[.$L26]);[.BJ$1];&quot;&quot;)">
            <text:p/>
          </table:table-cell>
          <table:table-cell table:style-name="ce48" table:formula="of:=IF(AND([.BK$1]&gt;=[.$M26];[.BK$1]&lt;=[.$L26]);[.BK$1];&quot;&quot;)">
            <text:p/>
          </table:table-cell>
          <table:table-cell table:style-name="ce48" table:formula="of:=IF(AND([.BL$1]&gt;=[.$M26];[.BL$1]&lt;=[.$L26]);[.BL$1];&quot;&quot;)">
            <text:p/>
          </table:table-cell>
          <table:table-cell table:style-name="ce50" table:formula="of:=IF(AND([.BM$1]&gt;=[.$M26];[.BM$1]&lt;=[.$L26]);[.BM$1];&quot;&quot;)">
            <text:p/>
          </table:table-cell>
          <table:table-cell table:style-name="ce50" table:formula="of:=IF(AND([.BN$1]&gt;=[.$M26];[.BN$1]&lt;=[.$L26]);[.BN$1];&quot;&quot;)">
            <text:p/>
          </table:table-cell>
          <table:table-cell table:style-name="ce50" table:formula="of:=IF(AND([.BO$1]&gt;=[.$M26];[.BO$1]&lt;=[.$L26]);[.BO$1];&quot;&quot;)">
            <text:p/>
          </table:table-cell>
          <table:table-cell table:style-name="ce52" table:formula="of:=IF(AND([.BP$1]&gt;=[.$M26];[.BP$1]&lt;=[.$L26]);[.BP$1];&quot;&quot;)">
            <text:p/>
          </table:table-cell>
          <table:table-cell table:style-name="ce54" table:formula="of:=IF(AND([.BQ$1]&gt;=[.$M26];[.BQ$1]&lt;=[.$L26]);[.BQ$1];&quot;&quot;)">
            <text:p/>
          </table:table-cell>
          <table:table-cell table:style-name="ce54" table:formula="of:=IF(AND([.BR$1]&gt;=[.$M26];[.BR$1]&lt;=[.$L26]);[.BR$1];&quot;&quot;)">
            <text:p/>
          </table:table-cell>
          <table:table-cell table:style-name="ce54" table:formula="of:=IF(AND([.BS$1]&gt;=[.$M26];[.BS$1]&lt;=[.$L26]);[.BS$1];&quot;&quot;)">
            <text:p/>
          </table:table-cell>
          <table:table-cell table:style-name="ce56" table:formula="of:=IF(AND([.BT$1]&gt;=[.$M26];[.BT$1]&lt;=[.$L26]);[.BT$1];&quot;&quot;)">
            <text:p/>
          </table:table-cell>
          <table:table-cell table:style-name="ce58" table:formula="of:=IF(AND([.BU$1]&gt;=[.$M26];[.BU$1]&lt;=[.$L26]);[.BU$1];&quot;&quot;)">
            <text:p/>
          </table:table-cell>
          <table:table-cell table:style-name="ce60" table:formula="of:=IF(AND([.BV$1]&gt;=[.$M26];[.BV$1]&lt;=[.$L26]);[.BV$1];&quot;&quot;)">
            <text:p/>
          </table:table-cell>
          <table:table-cell table:style-name="ce60" table:formula="of:=IF(AND([.BW$1]&gt;=[.$M26];[.BW$1]&lt;=[.$L26]);[.BW$1];&quot;&quot;)">
            <text:p/>
          </table:table-cell>
          <table:table-cell table:style-name="ce62" table:formula="of:=IF(AND([.BX$1]&gt;=[.$M26];[.BX$1]&lt;=[.$L26]);[.BX$1];&quot;&quot;)">
            <text:p/>
          </table:table-cell>
          <table:table-cell table:style-name="ce62" table:formula="of:=IF(AND([.BY$1]&gt;=[.$M26];[.BY$1]&lt;=[.$L26]);[.BY$1];&quot;&quot;)">
            <text:p/>
          </table:table-cell>
          <table:table-cell table:style-name="ce64" table:formula="of:=IF(AND([.BZ$1]&gt;=[.$M26];[.BZ$1]&lt;=[.$L26]);[.BZ$1];&quot;&quot;)">
            <text:p/>
          </table:table-cell>
          <table:table-cell table:style-name="ce66" table:formula="of:=IF(AND([.CA$1]&gt;=[.$M26];[.CA$1]&lt;=[.$L26]);[.CA$1];&quot;&quot;)">
            <text:p/>
          </table:table-cell>
          <table:table-cell table:style-name="ce68" table:formula="of:=IF(AND([.CB$1]&gt;=[.$M26];[.CB$1]&lt;=[.$L26]);[.CB$1];&quot;&quot;)">
            <text:p/>
          </table:table-cell>
          <table:table-cell table:style-name="ce68" table:formula="of:=IF(AND([.CC$1]&gt;=[.$M26];[.CC$1]&lt;=[.$L26]);[.CC$1];&quot;&quot;)">
            <text:p/>
          </table:table-cell>
          <table:table-cell table:style-name="ce68" table:formula="of:=IF(AND([.CD$1]&gt;=[.$M26];[.CD$1]&lt;=[.$L26]);[.CD$1];&quot;&quot;)">
            <text:p/>
          </table:table-cell>
          <table:table-cell table:style-name="ce68" table:formula="of:=IF(AND([.CE$1]&gt;=[.$M26];[.CE$1]&lt;=[.$L26]);[.CE$1];&quot;&quot;)">
            <text:p/>
          </table:table-cell>
          <table:table-cell table:style-name="ce68" table:formula="of:=IF(AND([.CF$1]&gt;=[.$M26];[.CF$1]&lt;=[.$L26]);[.CF$1];&quot;&quot;)">
            <text:p/>
          </table:table-cell>
          <table:table-cell table:style-name="ce68" table:formula="of:=IF(AND([.CG$1]&gt;=[.$M26];[.CG$1]&lt;=[.$L26]);[.CG$1];&quot;&quot;)">
            <text:p/>
          </table:table-cell>
          <table:table-cell table:style-name="ce70" table:formula="of:=IF(AND([.CH$1]&gt;=[.$M26];[.CH$1]&lt;=[.$L26]);[.CH$1];&quot;&quot;)">
            <text:p/>
          </table:table-cell>
          <table:table-cell table:style-name="ce70" table:formula="of:=IF(AND([.CI$1]&gt;=[.$M26];[.CI$1]&lt;=[.$L26]);[.CI$1];&quot;&quot;)">
            <text:p/>
          </table:table-cell>
          <table:table-cell table:style-name="ce70" table:formula="of:=IF(AND([.CJ$1]&gt;=[.$M26];[.CJ$1]&lt;=[.$L26]);[.CJ$1];&quot;&quot;)">
            <text:p/>
          </table:table-cell>
          <table:table-cell table:style-name="ce72" table:formula="of:=IF(AND([.CK$1]&gt;=[.$M26];[.CK$1]&lt;=[.$L26]);[.CK$1];&quot;&quot;)">
            <text:p/>
          </table:table-cell>
          <table:table-cell table:style-name="ce74" table:formula="of:=IF(AND([.CL$1]&gt;=[.$M26];[.CL$1]&lt;=[.$L26]);[.CL$1];&quot;&quot;)">
            <text:p/>
          </table:table-cell>
          <table:table-cell table:style-name="ce74" table:formula="of:=IF(AND([.CM$1]&gt;=[.$M26];[.CM$1]&lt;=[.$L26]);[.CM$1];&quot;&quot;)">
            <text:p/>
          </table:table-cell>
          <table:table-cell table:style-name="ce76" table:formula="of:=IF(AND([.CN$1]&gt;=[.$M26];[.CN$1]&lt;=[.$L26]);[.CN$1];&quot;&quot;)">
            <text:p/>
          </table:table-cell>
          <table:table-cell table:style-name="ce76" table:formula="of:=IF(AND([.CO$1]&gt;=[.$M26];[.CO$1]&lt;=[.$L26]);[.CO$1];&quot;&quot;)">
            <text:p/>
          </table:table-cell>
          <table:table-cell table:style-name="ce79" table:formula="of:=IF(AND([.CP$1]&gt;=[.$M26];[.CP$1]&lt;=[.$L26]);[.CP$1];&quot;&quot;)">
            <text:p/>
          </table:table-cell>
          <table:table-cell table:style-name="ce82" table:formula="of:=IF(AND([.CQ$1]&gt;=[.$M26];[.CQ$1]&lt;=[.$L26]);[.CQ$1];&quot;&quot;)">
            <text:p/>
          </table:table-cell>
          <table:table-cell table:style-name="ce82" table:formula="of:=IF(AND([.CR$1]&gt;=[.$M26];[.CR$1]&lt;=[.$L26]);[.CR$1];&quot;&quot;)">
            <text:p/>
          </table:table-cell>
          <table:table-cell table:style-name="ce82" table:formula="of:=IF(AND([.CS$1]&gt;=[.$M26];[.CS$1]&lt;=[.$L26]);[.CS$1];&quot;&quot;)">
            <text:p/>
          </table:table-cell>
          <table:table-cell table:style-name="ce82" table:formula="of:=IF(AND([.CT$1]&gt;=[.$M26];[.CT$1]&lt;=[.$L26]);[.CT$1];&quot;&quot;)">
            <text:p/>
          </table:table-cell>
          <table:table-cell table:style-name="ce82" table:formula="of:=IF(AND([.CU$1]&gt;=[.$M26];[.CU$1]&lt;=[.$L26]);[.CU$1];&quot;&quot;)">
            <text:p/>
          </table:table-cell>
          <table:table-cell table:style-name="ce82" table:formula="of:=IF(AND([.CV$1]&gt;=[.$M26];[.CV$1]&lt;=[.$L26]);[.CV$1];&quot;&quot;)">
            <text:p/>
          </table:table-cell>
          <table:table-cell table:style-name="ce82" table:formula="of:=IF(AND([.CW$1]&gt;=[.$M26];[.CW$1]&lt;=[.$L26]);[.CW$1];&quot;&quot;)">
            <text:p/>
          </table:table-cell>
          <table:table-cell table:style-name="ce82" table:formula="of:=IF(AND([.CX$1]&gt;=[.$M26];[.CX$1]&lt;=[.$L26]);[.CX$1];&quot;&quot;)">
            <text:p/>
          </table:table-cell>
          <table:table-cell table:style-name="ce82" table:formula="of:=IF(AND([.CY$1]&gt;=[.$M26];[.CY$1]&lt;=[.$L26]);[.CY$1];&quot;&quot;)">
            <text:p/>
          </table:table-cell>
          <table:table-cell table:style-name="ce82" table:formula="of:=IF(AND([.CZ$1]&gt;=[.$M26];[.CZ$1]&lt;=[.$L26]);[.CZ$1];&quot;&quot;)">
            <text:p/>
          </table:table-cell>
          <table:table-cell table:style-name="ce82" table:formula="of:=IF(AND([.DA$1]&gt;=[.$M26];[.DA$1]&lt;=[.$L26]);[.DA$1];&quot;&quot;)">
            <text:p/>
          </table:table-cell>
          <table:table-cell table:style-name="ce82" table:formula="of:=IF(AND([.DB$1]&gt;=[.$M26];[.DB$1]&lt;=[.$L26]);[.DB$1];&quot;&quot;)">
            <text:p/>
          </table:table-cell>
          <table:table-cell table:style-name="ce82" table:formula="of:=IF(AND([.DC$1]&gt;=[.$M26];[.DC$1]&lt;=[.$L26]);[.DC$1];&quot;&quot;)">
            <text:p/>
          </table:table-cell>
          <table:table-cell table:style-name="ce82" table:formula="of:=IF(AND([.DD$1]&gt;=[.$M26];[.DD$1]&lt;=[.$L26]);[.DD$1];&quot;&quot;)">
            <text:p/>
          </table:table-cell>
          <table:table-cell table:style-name="ce82" table:formula="of:=IF(AND([.DE$1]&gt;=[.$M26];[.DE$1]&lt;=[.$L26]);[.DE$1];&quot;&quot;)">
            <text:p/>
          </table:table-cell>
          <table:table-cell table:style-name="ce82" table:formula="of:=IF(AND([.DF$1]&gt;=[.$M26];[.DF$1]&lt;=[.$L26]);[.DF$1];&quot;&quot;)">
            <text:p/>
          </table:table-cell>
          <table:table-cell table:style-name="ce82" table:formula="of:=IF(AND([.DG$1]&gt;=[.$M26];[.DG$1]&lt;=[.$L26]);[.DG$1];&quot;&quot;)">
            <text:p/>
          </table:table-cell>
          <table:table-cell table:style-name="ce82" table:formula="of:=IF(AND([.DH$1]&gt;=[.$M26];[.DH$1]&lt;=[.$L26]);[.DH$1];&quot;&quot;)">
            <text:p/>
          </table:table-cell>
          <table:table-cell table:style-name="ce82" table:formula="of:=IF(AND([.DI$1]&gt;=[.$M26];[.DI$1]&lt;=[.$L26]);[.DI$1];&quot;&quot;)">
            <text:p/>
          </table:table-cell>
          <table:table-cell table:style-name="ce82" table:formula="of:=IF(AND([.DJ$1]&gt;=[.$M26];[.DJ$1]&lt;=[.$L26]);[.DJ$1];&quot;&quot;)">
            <text:p/>
          </table:table-cell>
          <table:table-cell table:style-name="ce82" table:formula="of:=IF(AND([.DK$1]&gt;=[.$M26];[.DK$1]&lt;=[.$L26]);[.DK$1];&quot;&quot;)">
            <text:p/>
          </table:table-cell>
          <table:table-cell table:style-name="ce82" table:formula="of:=IF(AND([.DL$1]&gt;=[.$M26];[.DL$1]&lt;=[.$L26]);[.DL$1];&quot;&quot;)">
            <text:p/>
          </table:table-cell>
          <table:table-cell table:style-name="ce82" table:formula="of:=IF(AND([.DM$1]&gt;=[.$M26];[.DM$1]&lt;=[.$L26]);[.DM$1];&quot;&quot;)">
            <text:p/>
          </table:table-cell>
          <table:table-cell table:style-name="ce82" table:formula="of:=IF(AND([.DN$1]&gt;=[.$M26];[.DN$1]&lt;=[.$L26]);[.DN$1];&quot;&quot;)">
            <text:p/>
          </table:table-cell>
          <table:table-cell table:style-name="ce82" table:formula="of:=IF(AND([.DO$1]&gt;=[.$M26];[.DO$1]&lt;=[.$L26]);[.DO$1];&quot;&quot;)">
            <text:p/>
          </table:table-cell>
          <table:table-cell table:style-name="ce82" table:formula="of:=IF(AND([.DP$1]&gt;=[.$M26];[.DP$1]&lt;=[.$L26]);[.DP$1];&quot;&quot;)">
            <text:p/>
          </table:table-cell>
          <table:table-cell table:style-name="ce82" table:formula="of:=IF(AND([.DQ$1]&gt;=[.$M26];[.DQ$1]&lt;=[.$L26]);[.DQ$1];&quot;&quot;)">
            <text:p/>
          </table:table-cell>
          <table:table-cell table:style-name="ce82" table:formula="of:=IF(AND([.DR$1]&gt;=[.$M26];[.DR$1]&lt;=[.$L26]);[.DR$1];&quot;&quot;)">
            <text:p/>
          </table:table-cell>
          <table:table-cell table:style-name="ce82" table:formula="of:=IF(AND([.DS$1]&gt;=[.$M26];[.DS$1]&lt;=[.$L26]);[.DS$1];&quot;&quot;)">
            <text:p/>
          </table:table-cell>
          <table:table-cell table:style-name="ce82" table:formula="of:=IF(AND([.DT$1]&gt;=[.$M26];[.DT$1]&lt;=[.$L26]);[.DT$1];&quot;&quot;)">
            <text:p/>
          </table:table-cell>
          <table:table-cell table:style-name="ce82" table:formula="of:=IF(AND([.DU$1]&gt;=[.$M26];[.DU$1]&lt;=[.$L26]);[.DU$1];&quot;&quot;)">
            <text:p/>
          </table:table-cell>
          <table:table-cell table:style-name="ce84" table:formula="of:=IF(AND([.DV$1]&gt;=[.$M26];[.DV$1]&lt;=[.$L26]);[.DV$1];&quot;&quot;)">
            <text:p/>
          </table:table-cell>
          <table:table-cell table:style-name="ce84" table:formula="of:=IF(AND([.DW$1]&gt;=[.$M26];[.DW$1]&lt;=[.$L26]);[.DW$1];&quot;&quot;)">
            <text:p/>
          </table:table-cell>
          <table:table-cell table:style-name="ce84" table:formula="of:=IF(AND([.DX$1]&gt;=[.$M26];[.DX$1]&lt;=[.$L26]);[.DX$1];&quot;&quot;)">
            <text:p/>
          </table:table-cell>
          <table:table-cell table:style-name="ce84" table:formula="of:=IF(AND([.DY$1]&gt;=[.$M26];[.DY$1]&lt;=[.$L26]);[.DY$1];&quot;&quot;)">
            <text:p/>
          </table:table-cell>
          <table:table-cell table:style-name="ce84" table:formula="of:=IF(AND([.DZ$1]&gt;=[.$M26];[.DZ$1]&lt;=[.$L26]);[.DZ$1];&quot;&quot;)">
            <text:p/>
          </table:table-cell>
          <table:table-cell table:style-name="ce84" table:formula="of:=IF(AND([.EA$1]&gt;=[.$M26];[.EA$1]&lt;=[.$L26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27];[.$A:.$L];12;0)" office:value-type="float" office:value="0" calcext:value-type="float">
            <text:p>0</text:p>
          </table:table-cell>
          <table:table-cell table:style-name="ce6" table:formula="of:=VLOOKUP([.D27];[.$A:.$L];12;0)" office:value-type="float" office:value="0" calcext:value-type="float">
            <text:p>0</text:p>
          </table:table-cell>
          <table:table-cell table:style-name="ce6" table:formula="of:=VLOOKUP([.E27];[.$A:.$L];12;0)" office:value-type="float" office:value="0" calcext:value-type="float">
            <text:p>0</text:p>
          </table:table-cell>
          <table:table-cell table:style-name="ce6" table:formula="of:=VLOOKUP([.F27];[.$A:.$L];12;0)" office:value-type="float" office:value="0" calcext:value-type="float">
            <text:p>0</text:p>
          </table:table-cell>
          <table:table-cell table:style-name="ce7" table:formula="of:=MAX([.H27:.K27])+[.B27]+[.N27]" office:value-type="float" office:value="43" calcext:value-type="float">
            <text:p>43</text:p>
          </table:table-cell>
          <table:table-cell table:style-name="ce8" table:formula="of:=[.L27]-[.B27]+1" office:value-type="float" office:value="1" calcext:value-type="float">
            <text:p>1</text:p>
          </table:table-cell>
          <table:table-cell table:style-name="ce9"/>
          <table:table-cell table:style-name="ce11" table:formula="of:=IF(AND([.O$1]&gt;=[.$M27];[.O$1]&lt;=[.$L27]);[.O$1];&quot;&quot;)" office:value-type="float" office:value="1" calcext:value-type="float">
            <text:p>1</text:p>
          </table:table-cell>
          <table:table-cell table:style-name="ce11" table:formula="of:=IF(AND([.P$1]&gt;=[.$M27];[.P$1]&lt;=[.$L27]);[.P$1];&quot;&quot;)" office:value-type="float" office:value="2" calcext:value-type="float">
            <text:p>2</text:p>
          </table:table-cell>
          <table:table-cell table:style-name="ce11" table:formula="of:=IF(AND([.Q$1]&gt;=[.$M27];[.Q$1]&lt;=[.$L27]);[.Q$1];&quot;&quot;)" office:value-type="float" office:value="3" calcext:value-type="float">
            <text:p>3</text:p>
          </table:table-cell>
          <table:table-cell table:style-name="ce11" table:formula="of:=IF(AND([.R$1]&gt;=[.$M27];[.R$1]&lt;=[.$L27]);[.R$1];&quot;&quot;)" office:value-type="float" office:value="4" calcext:value-type="float">
            <text:p>4</text:p>
          </table:table-cell>
          <table:table-cell table:style-name="ce13" table:formula="of:=IF(AND([.S$1]&gt;=[.$M27];[.S$1]&lt;=[.$L27]);[.S$1];&quot;&quot;)" office:value-type="float" office:value="5" calcext:value-type="float">
            <text:p>5</text:p>
          </table:table-cell>
          <table:table-cell table:style-name="ce13" table:formula="of:=IF(AND([.T$1]&gt;=[.$M27];[.T$1]&lt;=[.$L27]);[.T$1];&quot;&quot;)" office:value-type="float" office:value="6" calcext:value-type="float">
            <text:p>6</text:p>
          </table:table-cell>
          <table:table-cell table:style-name="ce13" table:formula="of:=IF(AND([.U$1]&gt;=[.$M27];[.U$1]&lt;=[.$L27]);[.U$1];&quot;&quot;)" office:value-type="float" office:value="7" calcext:value-type="float">
            <text:p>7</text:p>
          </table:table-cell>
          <table:table-cell table:style-name="ce13" table:formula="of:=IF(AND([.V$1]&gt;=[.$M27];[.V$1]&lt;=[.$L27]);[.V$1];&quot;&quot;)" office:value-type="float" office:value="8" calcext:value-type="float">
            <text:p>8</text:p>
          </table:table-cell>
          <table:table-cell table:style-name="ce13" table:formula="of:=IF(AND([.W$1]&gt;=[.$M27];[.W$1]&lt;=[.$L27]);[.W$1];&quot;&quot;)" office:value-type="float" office:value="9" calcext:value-type="float">
            <text:p>9</text:p>
          </table:table-cell>
          <table:table-cell table:style-name="ce13" table:formula="of:=IF(AND([.X$1]&gt;=[.$M27];[.X$1]&lt;=[.$L27]);[.X$1];&quot;&quot;)" office:value-type="float" office:value="10" calcext:value-type="float">
            <text:p>10</text:p>
          </table:table-cell>
          <table:table-cell table:style-name="ce13" table:formula="of:=IF(AND([.Y$1]&gt;=[.$M27];[.Y$1]&lt;=[.$L27]);[.Y$1];&quot;&quot;)" office:value-type="float" office:value="11" calcext:value-type="float">
            <text:p>11</text:p>
          </table:table-cell>
          <table:table-cell table:style-name="ce13" table:formula="of:=IF(AND([.Z$1]&gt;=[.$M27];[.Z$1]&lt;=[.$L27]);[.Z$1];&quot;&quot;)" office:value-type="float" office:value="12" calcext:value-type="float">
            <text:p>12</text:p>
          </table:table-cell>
          <table:table-cell table:style-name="ce13" table:formula="of:=IF(AND([.AA$1]&gt;=[.$M27];[.AA$1]&lt;=[.$L27]);[.AA$1];&quot;&quot;)" office:value-type="float" office:value="13" calcext:value-type="float">
            <text:p>13</text:p>
          </table:table-cell>
          <table:table-cell table:style-name="ce13" table:formula="of:=IF(AND([.AB$1]&gt;=[.$M27];[.AB$1]&lt;=[.$L27]);[.AB$1];&quot;&quot;)" office:value-type="float" office:value="14" calcext:value-type="float">
            <text:p>14</text:p>
          </table:table-cell>
          <table:table-cell table:style-name="ce13" table:formula="of:=IF(AND([.AC$1]&gt;=[.$M27];[.AC$1]&lt;=[.$L27]);[.AC$1];&quot;&quot;)" office:value-type="float" office:value="15" calcext:value-type="float">
            <text:p>15</text:p>
          </table:table-cell>
          <table:table-cell table:style-name="ce13" table:formula="of:=IF(AND([.AD$1]&gt;=[.$M27];[.AD$1]&lt;=[.$L27]);[.AD$1];&quot;&quot;)" office:value-type="float" office:value="16" calcext:value-type="float">
            <text:p>16</text:p>
          </table:table-cell>
          <table:table-cell table:style-name="ce16" table:formula="of:=IF(AND([.AE$1]&gt;=[.$M27];[.AE$1]&lt;=[.$L27]);[.AE$1];&quot;&quot;)" office:value-type="float" office:value="17" calcext:value-type="float">
            <text:p>17</text:p>
          </table:table-cell>
          <table:table-cell table:style-name="ce18" table:formula="of:=IF(AND([.AF$1]&gt;=[.$M27];[.AF$1]&lt;=[.$L27]);[.AF$1];&quot;&quot;)" office:value-type="float" office:value="18" calcext:value-type="float">
            <text:p>18</text:p>
          </table:table-cell>
          <table:table-cell table:style-name="ce18" table:formula="of:=IF(AND([.AG$1]&gt;=[.$M27];[.AG$1]&lt;=[.$L27]);[.AG$1];&quot;&quot;)" office:value-type="float" office:value="19" calcext:value-type="float">
            <text:p>19</text:p>
          </table:table-cell>
          <table:table-cell table:style-name="ce18" table:formula="of:=IF(AND([.AH$1]&gt;=[.$M27];[.AH$1]&lt;=[.$L27]);[.AH$1];&quot;&quot;)" office:value-type="float" office:value="20" calcext:value-type="float">
            <text:p>20</text:p>
          </table:table-cell>
          <table:table-cell table:style-name="ce18" table:formula="of:=IF(AND([.AI$1]&gt;=[.$M27];[.AI$1]&lt;=[.$L27]);[.AI$1];&quot;&quot;)" office:value-type="float" office:value="21" calcext:value-type="float">
            <text:p>21</text:p>
          </table:table-cell>
          <table:table-cell table:style-name="ce18" table:formula="of:=IF(AND([.AJ$1]&gt;=[.$M27];[.AJ$1]&lt;=[.$L27]);[.AJ$1];&quot;&quot;)" office:value-type="float" office:value="22" calcext:value-type="float">
            <text:p>22</text:p>
          </table:table-cell>
          <table:table-cell table:style-name="ce18" table:formula="of:=IF(AND([.AK$1]&gt;=[.$M27];[.AK$1]&lt;=[.$L27]);[.AK$1];&quot;&quot;)" office:value-type="float" office:value="23" calcext:value-type="float">
            <text:p>23</text:p>
          </table:table-cell>
          <table:table-cell table:style-name="ce18" table:formula="of:=IF(AND([.AL$1]&gt;=[.$M27];[.AL$1]&lt;=[.$L27]);[.AL$1];&quot;&quot;)" office:value-type="float" office:value="24" calcext:value-type="float">
            <text:p>24</text:p>
          </table:table-cell>
          <table:table-cell table:style-name="ce18" table:formula="of:=IF(AND([.AM$1]&gt;=[.$M27];[.AM$1]&lt;=[.$L27]);[.AM$1];&quot;&quot;)" office:value-type="float" office:value="25" calcext:value-type="float">
            <text:p>25</text:p>
          </table:table-cell>
          <table:table-cell table:style-name="ce18" table:formula="of:=IF(AND([.AN$1]&gt;=[.$M27];[.AN$1]&lt;=[.$L27]);[.AN$1];&quot;&quot;)" office:value-type="float" office:value="26" calcext:value-type="float">
            <text:p>26</text:p>
          </table:table-cell>
          <table:table-cell table:style-name="ce18" table:formula="of:=IF(AND([.AO$1]&gt;=[.$M27];[.AO$1]&lt;=[.$L27]);[.AO$1];&quot;&quot;)" office:value-type="float" office:value="27" calcext:value-type="float">
            <text:p>27</text:p>
          </table:table-cell>
          <table:table-cell table:style-name="ce18" table:formula="of:=IF(AND([.AP$1]&gt;=[.$M27];[.AP$1]&lt;=[.$L27]);[.AP$1];&quot;&quot;)" office:value-type="float" office:value="28" calcext:value-type="float">
            <text:p>28</text:p>
          </table:table-cell>
          <table:table-cell table:style-name="ce18" table:formula="of:=IF(AND([.AQ$1]&gt;=[.$M27];[.AQ$1]&lt;=[.$L27]);[.AQ$1];&quot;&quot;)" office:value-type="float" office:value="29" calcext:value-type="float">
            <text:p>29</text:p>
          </table:table-cell>
          <table:table-cell table:style-name="ce18" table:formula="of:=IF(AND([.AR$1]&gt;=[.$M27];[.AR$1]&lt;=[.$L27]);[.AR$1];&quot;&quot;)" office:value-type="float" office:value="30" calcext:value-type="float">
            <text:p>30</text:p>
          </table:table-cell>
          <table:table-cell table:style-name="ce21" table:formula="of:=IF(AND([.AS$1]&gt;=[.$M27];[.AS$1]&lt;=[.$L27]);[.AS$1];&quot;&quot;)" office:value-type="float" office:value="31" calcext:value-type="float">
            <text:p>31</text:p>
          </table:table-cell>
          <table:table-cell table:style-name="ce21" table:formula="of:=IF(AND([.AT$1]&gt;=[.$M27];[.AT$1]&lt;=[.$L27]);[.AT$1];&quot;&quot;)" office:value-type="float" office:value="32" calcext:value-type="float">
            <text:p>32</text:p>
          </table:table-cell>
          <table:table-cell table:style-name="ce21" table:formula="of:=IF(AND([.AU$1]&gt;=[.$M27];[.AU$1]&lt;=[.$L27]);[.AU$1];&quot;&quot;)" office:value-type="float" office:value="33" calcext:value-type="float">
            <text:p>33</text:p>
          </table:table-cell>
          <table:table-cell table:style-name="ce21" table:formula="of:=IF(AND([.AV$1]&gt;=[.$M27];[.AV$1]&lt;=[.$L27]);[.AV$1];&quot;&quot;)" office:value-type="float" office:value="34" calcext:value-type="float">
            <text:p>34</text:p>
          </table:table-cell>
          <table:table-cell table:style-name="ce21" table:formula="of:=IF(AND([.AW$1]&gt;=[.$M27];[.AW$1]&lt;=[.$L27]);[.AW$1];&quot;&quot;)" office:value-type="float" office:value="35" calcext:value-type="float">
            <text:p>35</text:p>
          </table:table-cell>
          <table:table-cell table:style-name="ce21" table:formula="of:=IF(AND([.AX$1]&gt;=[.$M27];[.AX$1]&lt;=[.$L27]);[.AX$1];&quot;&quot;)" office:value-type="float" office:value="36" calcext:value-type="float">
            <text:p>36</text:p>
          </table:table-cell>
          <table:table-cell table:style-name="ce22" table:formula="of:=IF(AND([.AY$1]&gt;=[.$M27];[.AY$1]&lt;=[.$L27]);[.AY$1];&quot;&quot;)" office:value-type="float" office:value="37" calcext:value-type="float">
            <text:p>37</text:p>
          </table:table-cell>
          <table:table-cell table:style-name="ce22" table:formula="of:=IF(AND([.AZ$1]&gt;=[.$M27];[.AZ$1]&lt;=[.$L27]);[.AZ$1];&quot;&quot;)" office:value-type="float" office:value="38" calcext:value-type="float">
            <text:p>38</text:p>
          </table:table-cell>
          <table:table-cell table:style-name="ce21" table:formula="of:=IF(AND([.BA$1]&gt;=[.$M27];[.BA$1]&lt;=[.$L27]);[.BA$1];&quot;&quot;)" office:value-type="float" office:value="39" calcext:value-type="float">
            <text:p>39</text:p>
          </table:table-cell>
          <table:table-cell table:style-name="ce21" table:formula="of:=IF(AND([.BB$1]&gt;=[.$M27];[.BB$1]&lt;=[.$L27]);[.BB$1];&quot;&quot;)" office:value-type="float" office:value="40" calcext:value-type="float">
            <text:p>40</text:p>
          </table:table-cell>
          <table:table-cell table:style-name="ce21" table:formula="of:=IF(AND([.BC$1]&gt;=[.$M27];[.BC$1]&lt;=[.$L27]);[.BC$1];&quot;&quot;)" office:value-type="float" office:value="41" calcext:value-type="float">
            <text:p>41</text:p>
          </table:table-cell>
          <table:table-cell table:style-name="ce21" table:formula="of:=IF(AND([.BD$1]&gt;=[.$M27];[.BD$1]&lt;=[.$L27]);[.BD$1];&quot;&quot;)" office:value-type="float" office:value="42" calcext:value-type="float">
            <text:p>42</text:p>
          </table:table-cell>
          <table:table-cell table:style-name="ce21" table:formula="of:=IF(AND([.BE$1]&gt;=[.$M27];[.BE$1]&lt;=[.$L27]);[.BE$1];&quot;&quot;)" office:value-type="float" office:value="43" calcext:value-type="float">
            <text:p>43</text:p>
          </table:table-cell>
          <table:table-cell table:style-name="ce42" table:formula="of:=IF(AND([.BF$1]&gt;=[.$M27];[.BF$1]&lt;=[.$L27]);[.BF$1];&quot;&quot;)">
            <text:p/>
          </table:table-cell>
          <table:table-cell table:style-name="ce44" table:formula="of:=IF(AND([.BG$1]&gt;=[.$M27];[.BG$1]&lt;=[.$L27]);[.BG$1];&quot;&quot;)">
            <text:p/>
          </table:table-cell>
          <table:table-cell table:style-name="ce44" table:formula="of:=IF(AND([.BH$1]&gt;=[.$M27];[.BH$1]&lt;=[.$L27]);[.BH$1];&quot;&quot;)">
            <text:p/>
          </table:table-cell>
          <table:table-cell table:style-name="ce44" table:formula="of:=IF(AND([.BI$1]&gt;=[.$M27];[.BI$1]&lt;=[.$L27]);[.BI$1];&quot;&quot;)">
            <text:p/>
          </table:table-cell>
          <table:table-cell table:style-name="ce46" table:formula="of:=IF(AND([.BJ$1]&gt;=[.$M27];[.BJ$1]&lt;=[.$L27]);[.BJ$1];&quot;&quot;)">
            <text:p/>
          </table:table-cell>
          <table:table-cell table:style-name="ce48" table:formula="of:=IF(AND([.BK$1]&gt;=[.$M27];[.BK$1]&lt;=[.$L27]);[.BK$1];&quot;&quot;)">
            <text:p/>
          </table:table-cell>
          <table:table-cell table:style-name="ce48" table:formula="of:=IF(AND([.BL$1]&gt;=[.$M27];[.BL$1]&lt;=[.$L27]);[.BL$1];&quot;&quot;)">
            <text:p/>
          </table:table-cell>
          <table:table-cell table:style-name="ce50" table:formula="of:=IF(AND([.BM$1]&gt;=[.$M27];[.BM$1]&lt;=[.$L27]);[.BM$1];&quot;&quot;)">
            <text:p/>
          </table:table-cell>
          <table:table-cell table:style-name="ce50" table:formula="of:=IF(AND([.BN$1]&gt;=[.$M27];[.BN$1]&lt;=[.$L27]);[.BN$1];&quot;&quot;)">
            <text:p/>
          </table:table-cell>
          <table:table-cell table:style-name="ce50" table:formula="of:=IF(AND([.BO$1]&gt;=[.$M27];[.BO$1]&lt;=[.$L27]);[.BO$1];&quot;&quot;)">
            <text:p/>
          </table:table-cell>
          <table:table-cell table:style-name="ce52" table:formula="of:=IF(AND([.BP$1]&gt;=[.$M27];[.BP$1]&lt;=[.$L27]);[.BP$1];&quot;&quot;)">
            <text:p/>
          </table:table-cell>
          <table:table-cell table:style-name="ce54" table:formula="of:=IF(AND([.BQ$1]&gt;=[.$M27];[.BQ$1]&lt;=[.$L27]);[.BQ$1];&quot;&quot;)">
            <text:p/>
          </table:table-cell>
          <table:table-cell table:style-name="ce54" table:formula="of:=IF(AND([.BR$1]&gt;=[.$M27];[.BR$1]&lt;=[.$L27]);[.BR$1];&quot;&quot;)">
            <text:p/>
          </table:table-cell>
          <table:table-cell table:style-name="ce54" table:formula="of:=IF(AND([.BS$1]&gt;=[.$M27];[.BS$1]&lt;=[.$L27]);[.BS$1];&quot;&quot;)">
            <text:p/>
          </table:table-cell>
          <table:table-cell table:style-name="ce56" table:formula="of:=IF(AND([.BT$1]&gt;=[.$M27];[.BT$1]&lt;=[.$L27]);[.BT$1];&quot;&quot;)">
            <text:p/>
          </table:table-cell>
          <table:table-cell table:style-name="ce58" table:formula="of:=IF(AND([.BU$1]&gt;=[.$M27];[.BU$1]&lt;=[.$L27]);[.BU$1];&quot;&quot;)">
            <text:p/>
          </table:table-cell>
          <table:table-cell table:style-name="ce60" table:formula="of:=IF(AND([.BV$1]&gt;=[.$M27];[.BV$1]&lt;=[.$L27]);[.BV$1];&quot;&quot;)">
            <text:p/>
          </table:table-cell>
          <table:table-cell table:style-name="ce60" table:formula="of:=IF(AND([.BW$1]&gt;=[.$M27];[.BW$1]&lt;=[.$L27]);[.BW$1];&quot;&quot;)">
            <text:p/>
          </table:table-cell>
          <table:table-cell table:style-name="ce62" table:formula="of:=IF(AND([.BX$1]&gt;=[.$M27];[.BX$1]&lt;=[.$L27]);[.BX$1];&quot;&quot;)">
            <text:p/>
          </table:table-cell>
          <table:table-cell table:style-name="ce62" table:formula="of:=IF(AND([.BY$1]&gt;=[.$M27];[.BY$1]&lt;=[.$L27]);[.BY$1];&quot;&quot;)">
            <text:p/>
          </table:table-cell>
          <table:table-cell table:style-name="ce64" table:formula="of:=IF(AND([.BZ$1]&gt;=[.$M27];[.BZ$1]&lt;=[.$L27]);[.BZ$1];&quot;&quot;)">
            <text:p/>
          </table:table-cell>
          <table:table-cell table:style-name="ce66" table:formula="of:=IF(AND([.CA$1]&gt;=[.$M27];[.CA$1]&lt;=[.$L27]);[.CA$1];&quot;&quot;)">
            <text:p/>
          </table:table-cell>
          <table:table-cell table:style-name="ce68" table:formula="of:=IF(AND([.CB$1]&gt;=[.$M27];[.CB$1]&lt;=[.$L27]);[.CB$1];&quot;&quot;)">
            <text:p/>
          </table:table-cell>
          <table:table-cell table:style-name="ce68" table:formula="of:=IF(AND([.CC$1]&gt;=[.$M27];[.CC$1]&lt;=[.$L27]);[.CC$1];&quot;&quot;)">
            <text:p/>
          </table:table-cell>
          <table:table-cell table:style-name="ce68" table:formula="of:=IF(AND([.CD$1]&gt;=[.$M27];[.CD$1]&lt;=[.$L27]);[.CD$1];&quot;&quot;)">
            <text:p/>
          </table:table-cell>
          <table:table-cell table:style-name="ce68" table:formula="of:=IF(AND([.CE$1]&gt;=[.$M27];[.CE$1]&lt;=[.$L27]);[.CE$1];&quot;&quot;)">
            <text:p/>
          </table:table-cell>
          <table:table-cell table:style-name="ce68" table:formula="of:=IF(AND([.CF$1]&gt;=[.$M27];[.CF$1]&lt;=[.$L27]);[.CF$1];&quot;&quot;)">
            <text:p/>
          </table:table-cell>
          <table:table-cell table:style-name="ce68" table:formula="of:=IF(AND([.CG$1]&gt;=[.$M27];[.CG$1]&lt;=[.$L27]);[.CG$1];&quot;&quot;)">
            <text:p/>
          </table:table-cell>
          <table:table-cell table:style-name="ce70" table:formula="of:=IF(AND([.CH$1]&gt;=[.$M27];[.CH$1]&lt;=[.$L27]);[.CH$1];&quot;&quot;)">
            <text:p/>
          </table:table-cell>
          <table:table-cell table:style-name="ce70" table:formula="of:=IF(AND([.CI$1]&gt;=[.$M27];[.CI$1]&lt;=[.$L27]);[.CI$1];&quot;&quot;)">
            <text:p/>
          </table:table-cell>
          <table:table-cell table:style-name="ce70" table:formula="of:=IF(AND([.CJ$1]&gt;=[.$M27];[.CJ$1]&lt;=[.$L27]);[.CJ$1];&quot;&quot;)">
            <text:p/>
          </table:table-cell>
          <table:table-cell table:style-name="ce72" table:formula="of:=IF(AND([.CK$1]&gt;=[.$M27];[.CK$1]&lt;=[.$L27]);[.CK$1];&quot;&quot;)">
            <text:p/>
          </table:table-cell>
          <table:table-cell table:style-name="ce74" table:formula="of:=IF(AND([.CL$1]&gt;=[.$M27];[.CL$1]&lt;=[.$L27]);[.CL$1];&quot;&quot;)">
            <text:p/>
          </table:table-cell>
          <table:table-cell table:style-name="ce74" table:formula="of:=IF(AND([.CM$1]&gt;=[.$M27];[.CM$1]&lt;=[.$L27]);[.CM$1];&quot;&quot;)">
            <text:p/>
          </table:table-cell>
          <table:table-cell table:style-name="ce76" table:formula="of:=IF(AND([.CN$1]&gt;=[.$M27];[.CN$1]&lt;=[.$L27]);[.CN$1];&quot;&quot;)">
            <text:p/>
          </table:table-cell>
          <table:table-cell table:style-name="ce76" table:formula="of:=IF(AND([.CO$1]&gt;=[.$M27];[.CO$1]&lt;=[.$L27]);[.CO$1];&quot;&quot;)">
            <text:p/>
          </table:table-cell>
          <table:table-cell table:style-name="ce79" table:formula="of:=IF(AND([.CP$1]&gt;=[.$M27];[.CP$1]&lt;=[.$L27]);[.CP$1];&quot;&quot;)">
            <text:p/>
          </table:table-cell>
          <table:table-cell table:style-name="ce82" table:formula="of:=IF(AND([.CQ$1]&gt;=[.$M27];[.CQ$1]&lt;=[.$L27]);[.CQ$1];&quot;&quot;)">
            <text:p/>
          </table:table-cell>
          <table:table-cell table:style-name="ce82" table:formula="of:=IF(AND([.CR$1]&gt;=[.$M27];[.CR$1]&lt;=[.$L27]);[.CR$1];&quot;&quot;)">
            <text:p/>
          </table:table-cell>
          <table:table-cell table:style-name="ce82" table:formula="of:=IF(AND([.CS$1]&gt;=[.$M27];[.CS$1]&lt;=[.$L27]);[.CS$1];&quot;&quot;)">
            <text:p/>
          </table:table-cell>
          <table:table-cell table:style-name="ce82" table:formula="of:=IF(AND([.CT$1]&gt;=[.$M27];[.CT$1]&lt;=[.$L27]);[.CT$1];&quot;&quot;)">
            <text:p/>
          </table:table-cell>
          <table:table-cell table:style-name="ce82" table:formula="of:=IF(AND([.CU$1]&gt;=[.$M27];[.CU$1]&lt;=[.$L27]);[.CU$1];&quot;&quot;)">
            <text:p/>
          </table:table-cell>
          <table:table-cell table:style-name="ce82" table:formula="of:=IF(AND([.CV$1]&gt;=[.$M27];[.CV$1]&lt;=[.$L27]);[.CV$1];&quot;&quot;)">
            <text:p/>
          </table:table-cell>
          <table:table-cell table:style-name="ce82" table:formula="of:=IF(AND([.CW$1]&gt;=[.$M27];[.CW$1]&lt;=[.$L27]);[.CW$1];&quot;&quot;)">
            <text:p/>
          </table:table-cell>
          <table:table-cell table:style-name="ce82" table:formula="of:=IF(AND([.CX$1]&gt;=[.$M27];[.CX$1]&lt;=[.$L27]);[.CX$1];&quot;&quot;)">
            <text:p/>
          </table:table-cell>
          <table:table-cell table:style-name="ce82" table:formula="of:=IF(AND([.CY$1]&gt;=[.$M27];[.CY$1]&lt;=[.$L27]);[.CY$1];&quot;&quot;)">
            <text:p/>
          </table:table-cell>
          <table:table-cell table:style-name="ce82" table:formula="of:=IF(AND([.CZ$1]&gt;=[.$M27];[.CZ$1]&lt;=[.$L27]);[.CZ$1];&quot;&quot;)">
            <text:p/>
          </table:table-cell>
          <table:table-cell table:style-name="ce82" table:formula="of:=IF(AND([.DA$1]&gt;=[.$M27];[.DA$1]&lt;=[.$L27]);[.DA$1];&quot;&quot;)">
            <text:p/>
          </table:table-cell>
          <table:table-cell table:style-name="ce82" table:formula="of:=IF(AND([.DB$1]&gt;=[.$M27];[.DB$1]&lt;=[.$L27]);[.DB$1];&quot;&quot;)">
            <text:p/>
          </table:table-cell>
          <table:table-cell table:style-name="ce82" table:formula="of:=IF(AND([.DC$1]&gt;=[.$M27];[.DC$1]&lt;=[.$L27]);[.DC$1];&quot;&quot;)">
            <text:p/>
          </table:table-cell>
          <table:table-cell table:style-name="ce82" table:formula="of:=IF(AND([.DD$1]&gt;=[.$M27];[.DD$1]&lt;=[.$L27]);[.DD$1];&quot;&quot;)">
            <text:p/>
          </table:table-cell>
          <table:table-cell table:style-name="ce82" table:formula="of:=IF(AND([.DE$1]&gt;=[.$M27];[.DE$1]&lt;=[.$L27]);[.DE$1];&quot;&quot;)">
            <text:p/>
          </table:table-cell>
          <table:table-cell table:style-name="ce82" table:formula="of:=IF(AND([.DF$1]&gt;=[.$M27];[.DF$1]&lt;=[.$L27]);[.DF$1];&quot;&quot;)">
            <text:p/>
          </table:table-cell>
          <table:table-cell table:style-name="ce82" table:formula="of:=IF(AND([.DG$1]&gt;=[.$M27];[.DG$1]&lt;=[.$L27]);[.DG$1];&quot;&quot;)">
            <text:p/>
          </table:table-cell>
          <table:table-cell table:style-name="ce82" table:formula="of:=IF(AND([.DH$1]&gt;=[.$M27];[.DH$1]&lt;=[.$L27]);[.DH$1];&quot;&quot;)">
            <text:p/>
          </table:table-cell>
          <table:table-cell table:style-name="ce82" table:formula="of:=IF(AND([.DI$1]&gt;=[.$M27];[.DI$1]&lt;=[.$L27]);[.DI$1];&quot;&quot;)">
            <text:p/>
          </table:table-cell>
          <table:table-cell table:style-name="ce82" table:formula="of:=IF(AND([.DJ$1]&gt;=[.$M27];[.DJ$1]&lt;=[.$L27]);[.DJ$1];&quot;&quot;)">
            <text:p/>
          </table:table-cell>
          <table:table-cell table:style-name="ce82" table:formula="of:=IF(AND([.DK$1]&gt;=[.$M27];[.DK$1]&lt;=[.$L27]);[.DK$1];&quot;&quot;)">
            <text:p/>
          </table:table-cell>
          <table:table-cell table:style-name="ce82" table:formula="of:=IF(AND([.DL$1]&gt;=[.$M27];[.DL$1]&lt;=[.$L27]);[.DL$1];&quot;&quot;)">
            <text:p/>
          </table:table-cell>
          <table:table-cell table:style-name="ce82" table:formula="of:=IF(AND([.DM$1]&gt;=[.$M27];[.DM$1]&lt;=[.$L27]);[.DM$1];&quot;&quot;)">
            <text:p/>
          </table:table-cell>
          <table:table-cell table:style-name="ce82" table:formula="of:=IF(AND([.DN$1]&gt;=[.$M27];[.DN$1]&lt;=[.$L27]);[.DN$1];&quot;&quot;)">
            <text:p/>
          </table:table-cell>
          <table:table-cell table:style-name="ce82" table:formula="of:=IF(AND([.DO$1]&gt;=[.$M27];[.DO$1]&lt;=[.$L27]);[.DO$1];&quot;&quot;)">
            <text:p/>
          </table:table-cell>
          <table:table-cell table:style-name="ce82" table:formula="of:=IF(AND([.DP$1]&gt;=[.$M27];[.DP$1]&lt;=[.$L27]);[.DP$1];&quot;&quot;)">
            <text:p/>
          </table:table-cell>
          <table:table-cell table:style-name="ce82" table:formula="of:=IF(AND([.DQ$1]&gt;=[.$M27];[.DQ$1]&lt;=[.$L27]);[.DQ$1];&quot;&quot;)">
            <text:p/>
          </table:table-cell>
          <table:table-cell table:style-name="ce82" table:formula="of:=IF(AND([.DR$1]&gt;=[.$M27];[.DR$1]&lt;=[.$L27]);[.DR$1];&quot;&quot;)">
            <text:p/>
          </table:table-cell>
          <table:table-cell table:style-name="ce82" table:formula="of:=IF(AND([.DS$1]&gt;=[.$M27];[.DS$1]&lt;=[.$L27]);[.DS$1];&quot;&quot;)">
            <text:p/>
          </table:table-cell>
          <table:table-cell table:style-name="ce82" table:formula="of:=IF(AND([.DT$1]&gt;=[.$M27];[.DT$1]&lt;=[.$L27]);[.DT$1];&quot;&quot;)">
            <text:p/>
          </table:table-cell>
          <table:table-cell table:style-name="ce82" table:formula="of:=IF(AND([.DU$1]&gt;=[.$M27];[.DU$1]&lt;=[.$L27]);[.DU$1];&quot;&quot;)">
            <text:p/>
          </table:table-cell>
          <table:table-cell table:style-name="ce84" table:formula="of:=IF(AND([.DV$1]&gt;=[.$M27];[.DV$1]&lt;=[.$L27]);[.DV$1];&quot;&quot;)">
            <text:p/>
          </table:table-cell>
          <table:table-cell table:style-name="ce84" table:formula="of:=IF(AND([.DW$1]&gt;=[.$M27];[.DW$1]&lt;=[.$L27]);[.DW$1];&quot;&quot;)">
            <text:p/>
          </table:table-cell>
          <table:table-cell table:style-name="ce84" table:formula="of:=IF(AND([.DX$1]&gt;=[.$M27];[.DX$1]&lt;=[.$L27]);[.DX$1];&quot;&quot;)">
            <text:p/>
          </table:table-cell>
          <table:table-cell table:style-name="ce84" table:formula="of:=IF(AND([.DY$1]&gt;=[.$M27];[.DY$1]&lt;=[.$L27]);[.DY$1];&quot;&quot;)">
            <text:p/>
          </table:table-cell>
          <table:table-cell table:style-name="ce84" table:formula="of:=IF(AND([.DZ$1]&gt;=[.$M27];[.DZ$1]&lt;=[.$L27]);[.DZ$1];&quot;&quot;)">
            <text:p/>
          </table:table-cell>
          <table:table-cell table:style-name="ce84" table:formula="of:=IF(AND([.EA$1]&gt;=[.$M27];[.EA$1]&lt;=[.$L27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8];[.$A:.$L];12;0)" office:value-type="float" office:value="8" calcext:value-type="float">
            <text:p>8</text:p>
          </table:table-cell>
          <table:table-cell table:style-name="ce6" table:formula="of:=VLOOKUP([.D28];[.$A:.$L];12;0)" office:value-type="float" office:value="22" calcext:value-type="float">
            <text:p>22</text:p>
          </table:table-cell>
          <table:table-cell table:style-name="ce6" table:formula="of:=VLOOKUP([.E28];[.$A:.$L];12;0)" office:value-type="float" office:value="35" calcext:value-type="float">
            <text:p>35</text:p>
          </table:table-cell>
          <table:table-cell table:style-name="ce6" table:formula="of:=VLOOKUP([.F28];[.$A:.$L];12;0)" office:value-type="float" office:value="28" calcext:value-type="float">
            <text:p>28</text:p>
          </table:table-cell>
          <table:table-cell table:style-name="ce7" table:formula="of:=MAX([.H28:.K28])+[.B28]+[.N28]" office:value-type="float" office:value="38" calcext:value-type="float">
            <text:p>38</text:p>
          </table:table-cell>
          <table:table-cell table:style-name="ce8" table:formula="of:=[.L28]-[.B28]+1" office:value-type="float" office:value="36" calcext:value-type="float">
            <text:p>36</text:p>
          </table:table-cell>
          <table:table-cell table:style-name="ce9"/>
          <table:table-cell table:style-name="ce11" table:formula="of:=IF(AND([.O$1]&gt;=[.$M28];[.O$1]&lt;=[.$L28]);[.O$1];&quot;&quot;)">
            <text:p/>
          </table:table-cell>
          <table:table-cell table:style-name="ce11" table:formula="of:=IF(AND([.P$1]&gt;=[.$M28];[.P$1]&lt;=[.$L28]);[.P$1];&quot;&quot;)">
            <text:p/>
          </table:table-cell>
          <table:table-cell table:style-name="ce11" table:formula="of:=IF(AND([.Q$1]&gt;=[.$M28];[.Q$1]&lt;=[.$L28]);[.Q$1];&quot;&quot;)">
            <text:p/>
          </table:table-cell>
          <table:table-cell table:style-name="ce11" table:formula="of:=IF(AND([.R$1]&gt;=[.$M28];[.R$1]&lt;=[.$L28]);[.R$1];&quot;&quot;)">
            <text:p/>
          </table:table-cell>
          <table:table-cell table:style-name="ce13" table:formula="of:=IF(AND([.S$1]&gt;=[.$M28];[.S$1]&lt;=[.$L28]);[.S$1];&quot;&quot;)">
            <text:p/>
          </table:table-cell>
          <table:table-cell table:style-name="ce13" table:formula="of:=IF(AND([.T$1]&gt;=[.$M28];[.T$1]&lt;=[.$L28]);[.T$1];&quot;&quot;)">
            <text:p/>
          </table:table-cell>
          <table:table-cell table:style-name="ce13" table:formula="of:=IF(AND([.U$1]&gt;=[.$M28];[.U$1]&lt;=[.$L28]);[.U$1];&quot;&quot;)">
            <text:p/>
          </table:table-cell>
          <table:table-cell table:style-name="ce13" table:formula="of:=IF(AND([.V$1]&gt;=[.$M28];[.V$1]&lt;=[.$L28]);[.V$1];&quot;&quot;)">
            <text:p/>
          </table:table-cell>
          <table:table-cell table:style-name="ce13" table:formula="of:=IF(AND([.W$1]&gt;=[.$M28];[.W$1]&lt;=[.$L28]);[.W$1];&quot;&quot;)">
            <text:p/>
          </table:table-cell>
          <table:table-cell table:style-name="ce13" table:formula="of:=IF(AND([.X$1]&gt;=[.$M28];[.X$1]&lt;=[.$L28]);[.X$1];&quot;&quot;)">
            <text:p/>
          </table:table-cell>
          <table:table-cell table:style-name="ce13" table:formula="of:=IF(AND([.Y$1]&gt;=[.$M28];[.Y$1]&lt;=[.$L28]);[.Y$1];&quot;&quot;)">
            <text:p/>
          </table:table-cell>
          <table:table-cell table:style-name="ce13" table:formula="of:=IF(AND([.Z$1]&gt;=[.$M28];[.Z$1]&lt;=[.$L28]);[.Z$1];&quot;&quot;)">
            <text:p/>
          </table:table-cell>
          <table:table-cell table:style-name="ce13" table:formula="of:=IF(AND([.AA$1]&gt;=[.$M28];[.AA$1]&lt;=[.$L28]);[.AA$1];&quot;&quot;)">
            <text:p/>
          </table:table-cell>
          <table:table-cell table:style-name="ce13" table:formula="of:=IF(AND([.AB$1]&gt;=[.$M28];[.AB$1]&lt;=[.$L28]);[.AB$1];&quot;&quot;)">
            <text:p/>
          </table:table-cell>
          <table:table-cell table:style-name="ce13" table:formula="of:=IF(AND([.AC$1]&gt;=[.$M28];[.AC$1]&lt;=[.$L28]);[.AC$1];&quot;&quot;)">
            <text:p/>
          </table:table-cell>
          <table:table-cell table:style-name="ce13" table:formula="of:=IF(AND([.AD$1]&gt;=[.$M28];[.AD$1]&lt;=[.$L28]);[.AD$1];&quot;&quot;)">
            <text:p/>
          </table:table-cell>
          <table:table-cell table:style-name="ce16" table:formula="of:=IF(AND([.AE$1]&gt;=[.$M28];[.AE$1]&lt;=[.$L28]);[.AE$1];&quot;&quot;)">
            <text:p/>
          </table:table-cell>
          <table:table-cell table:style-name="ce18" table:formula="of:=IF(AND([.AF$1]&gt;=[.$M28];[.AF$1]&lt;=[.$L28]);[.AF$1];&quot;&quot;)">
            <text:p/>
          </table:table-cell>
          <table:table-cell table:style-name="ce18" table:formula="of:=IF(AND([.AG$1]&gt;=[.$M28];[.AG$1]&lt;=[.$L28]);[.AG$1];&quot;&quot;)">
            <text:p/>
          </table:table-cell>
          <table:table-cell table:style-name="ce18" table:formula="of:=IF(AND([.AH$1]&gt;=[.$M28];[.AH$1]&lt;=[.$L28]);[.AH$1];&quot;&quot;)">
            <text:p/>
          </table:table-cell>
          <table:table-cell table:style-name="ce18" table:formula="of:=IF(AND([.AI$1]&gt;=[.$M28];[.AI$1]&lt;=[.$L28]);[.AI$1];&quot;&quot;)">
            <text:p/>
          </table:table-cell>
          <table:table-cell table:style-name="ce18" table:formula="of:=IF(AND([.AJ$1]&gt;=[.$M28];[.AJ$1]&lt;=[.$L28]);[.AJ$1];&quot;&quot;)">
            <text:p/>
          </table:table-cell>
          <table:table-cell table:style-name="ce18" table:formula="of:=IF(AND([.AK$1]&gt;=[.$M28];[.AK$1]&lt;=[.$L28]);[.AK$1];&quot;&quot;)">
            <text:p/>
          </table:table-cell>
          <table:table-cell table:style-name="ce18" table:formula="of:=IF(AND([.AL$1]&gt;=[.$M28];[.AL$1]&lt;=[.$L28]);[.AL$1];&quot;&quot;)">
            <text:p/>
          </table:table-cell>
          <table:table-cell table:style-name="ce18" table:formula="of:=IF(AND([.AM$1]&gt;=[.$M28];[.AM$1]&lt;=[.$L28]);[.AM$1];&quot;&quot;)">
            <text:p/>
          </table:table-cell>
          <table:table-cell table:style-name="ce18" table:formula="of:=IF(AND([.AN$1]&gt;=[.$M28];[.AN$1]&lt;=[.$L28]);[.AN$1];&quot;&quot;)">
            <text:p/>
          </table:table-cell>
          <table:table-cell table:style-name="ce18" table:formula="of:=IF(AND([.AO$1]&gt;=[.$M28];[.AO$1]&lt;=[.$L28]);[.AO$1];&quot;&quot;)">
            <text:p/>
          </table:table-cell>
          <table:table-cell table:style-name="ce18" table:formula="of:=IF(AND([.AP$1]&gt;=[.$M28];[.AP$1]&lt;=[.$L28]);[.AP$1];&quot;&quot;)">
            <text:p/>
          </table:table-cell>
          <table:table-cell table:style-name="ce18" table:formula="of:=IF(AND([.AQ$1]&gt;=[.$M28];[.AQ$1]&lt;=[.$L28]);[.AQ$1];&quot;&quot;)">
            <text:p/>
          </table:table-cell>
          <table:table-cell table:style-name="ce18" table:formula="of:=IF(AND([.AR$1]&gt;=[.$M28];[.AR$1]&lt;=[.$L28]);[.AR$1];&quot;&quot;)">
            <text:p/>
          </table:table-cell>
          <table:table-cell table:style-name="ce20" table:formula="of:=IF(AND([.AS$1]&gt;=[.$M28];[.AS$1]&lt;=[.$L28]);[.AS$1];&quot;&quot;)">
            <text:p/>
          </table:table-cell>
          <table:table-cell table:style-name="ce24" table:formula="of:=IF(AND([.AT$1]&gt;=[.$M28];[.AT$1]&lt;=[.$L28]);[.AT$1];&quot;&quot;)">
            <text:p/>
          </table:table-cell>
          <table:table-cell table:style-name="ce26" table:formula="of:=IF(AND([.AU$1]&gt;=[.$M28];[.AU$1]&lt;=[.$L28]);[.AU$1];&quot;&quot;)">
            <text:p/>
          </table:table-cell>
          <table:table-cell table:style-name="ce26" table:formula="of:=IF(AND([.AV$1]&gt;=[.$M28];[.AV$1]&lt;=[.$L28]);[.AV$1];&quot;&quot;)">
            <text:p/>
          </table:table-cell>
          <table:table-cell table:style-name="ce28" table:formula="of:=IF(AND([.AW$1]&gt;=[.$M28];[.AW$1]&lt;=[.$L28]);[.AW$1];&quot;&quot;)">
            <text:p/>
          </table:table-cell>
          <table:table-cell table:style-name="ce30" table:formula="of:=IF(AND([.AX$1]&gt;=[.$M28];[.AX$1]&lt;=[.$L28]);[.AX$1];&quot;&quot;)" office:value-type="float" office:value="36" calcext:value-type="float">
            <text:p>36</text:p>
          </table:table-cell>
          <table:table-cell table:style-name="ce22" table:formula="of:=IF(AND([.AY$1]&gt;=[.$M28];[.AY$1]&lt;=[.$L28]);[.AY$1];&quot;&quot;)" office:value-type="float" office:value="37" calcext:value-type="float">
            <text:p>37</text:p>
          </table:table-cell>
          <table:table-cell table:style-name="ce22" table:formula="of:=IF(AND([.AZ$1]&gt;=[.$M28];[.AZ$1]&lt;=[.$L28]);[.AZ$1];&quot;&quot;)" office:value-type="float" office:value="38" calcext:value-type="float">
            <text:p>38</text:p>
          </table:table-cell>
          <table:table-cell table:style-name="ce36" table:formula="of:=IF(AND([.BA$1]&gt;=[.$M28];[.BA$1]&lt;=[.$L28]);[.BA$1];&quot;&quot;)">
            <text:p/>
          </table:table-cell>
          <table:table-cell table:style-name="ce36" table:formula="of:=IF(AND([.BB$1]&gt;=[.$M28];[.BB$1]&lt;=[.$L28]);[.BB$1];&quot;&quot;)">
            <text:p/>
          </table:table-cell>
          <table:table-cell table:style-name="ce38" table:formula="of:=IF(AND([.BC$1]&gt;=[.$M28];[.BC$1]&lt;=[.$L28]);[.BC$1];&quot;&quot;)">
            <text:p/>
          </table:table-cell>
          <table:table-cell table:style-name="ce38" table:formula="of:=IF(AND([.BD$1]&gt;=[.$M28];[.BD$1]&lt;=[.$L28]);[.BD$1];&quot;&quot;)">
            <text:p/>
          </table:table-cell>
          <table:table-cell table:style-name="ce40" table:formula="of:=IF(AND([.BE$1]&gt;=[.$M28];[.BE$1]&lt;=[.$L28]);[.BE$1];&quot;&quot;)">
            <text:p/>
          </table:table-cell>
          <table:table-cell table:style-name="ce42" table:formula="of:=IF(AND([.BF$1]&gt;=[.$M28];[.BF$1]&lt;=[.$L28]);[.BF$1];&quot;&quot;)">
            <text:p/>
          </table:table-cell>
          <table:table-cell table:style-name="ce44" table:formula="of:=IF(AND([.BG$1]&gt;=[.$M28];[.BG$1]&lt;=[.$L28]);[.BG$1];&quot;&quot;)">
            <text:p/>
          </table:table-cell>
          <table:table-cell table:style-name="ce44" table:formula="of:=IF(AND([.BH$1]&gt;=[.$M28];[.BH$1]&lt;=[.$L28]);[.BH$1];&quot;&quot;)">
            <text:p/>
          </table:table-cell>
          <table:table-cell table:style-name="ce44" table:formula="of:=IF(AND([.BI$1]&gt;=[.$M28];[.BI$1]&lt;=[.$L28]);[.BI$1];&quot;&quot;)">
            <text:p/>
          </table:table-cell>
          <table:table-cell table:style-name="ce46" table:formula="of:=IF(AND([.BJ$1]&gt;=[.$M28];[.BJ$1]&lt;=[.$L28]);[.BJ$1];&quot;&quot;)">
            <text:p/>
          </table:table-cell>
          <table:table-cell table:style-name="ce48" table:formula="of:=IF(AND([.BK$1]&gt;=[.$M28];[.BK$1]&lt;=[.$L28]);[.BK$1];&quot;&quot;)">
            <text:p/>
          </table:table-cell>
          <table:table-cell table:style-name="ce48" table:formula="of:=IF(AND([.BL$1]&gt;=[.$M28];[.BL$1]&lt;=[.$L28]);[.BL$1];&quot;&quot;)">
            <text:p/>
          </table:table-cell>
          <table:table-cell table:style-name="ce50" table:formula="of:=IF(AND([.BM$1]&gt;=[.$M28];[.BM$1]&lt;=[.$L28]);[.BM$1];&quot;&quot;)">
            <text:p/>
          </table:table-cell>
          <table:table-cell table:style-name="ce50" table:formula="of:=IF(AND([.BN$1]&gt;=[.$M28];[.BN$1]&lt;=[.$L28]);[.BN$1];&quot;&quot;)">
            <text:p/>
          </table:table-cell>
          <table:table-cell table:style-name="ce50" table:formula="of:=IF(AND([.BO$1]&gt;=[.$M28];[.BO$1]&lt;=[.$L28]);[.BO$1];&quot;&quot;)">
            <text:p/>
          </table:table-cell>
          <table:table-cell table:style-name="ce52" table:formula="of:=IF(AND([.BP$1]&gt;=[.$M28];[.BP$1]&lt;=[.$L28]);[.BP$1];&quot;&quot;)">
            <text:p/>
          </table:table-cell>
          <table:table-cell table:style-name="ce54" table:formula="of:=IF(AND([.BQ$1]&gt;=[.$M28];[.BQ$1]&lt;=[.$L28]);[.BQ$1];&quot;&quot;)">
            <text:p/>
          </table:table-cell>
          <table:table-cell table:style-name="ce54" table:formula="of:=IF(AND([.BR$1]&gt;=[.$M28];[.BR$1]&lt;=[.$L28]);[.BR$1];&quot;&quot;)">
            <text:p/>
          </table:table-cell>
          <table:table-cell table:style-name="ce54" table:formula="of:=IF(AND([.BS$1]&gt;=[.$M28];[.BS$1]&lt;=[.$L28]);[.BS$1];&quot;&quot;)">
            <text:p/>
          </table:table-cell>
          <table:table-cell table:style-name="ce56" table:formula="of:=IF(AND([.BT$1]&gt;=[.$M28];[.BT$1]&lt;=[.$L28]);[.BT$1];&quot;&quot;)">
            <text:p/>
          </table:table-cell>
          <table:table-cell table:style-name="ce58" table:formula="of:=IF(AND([.BU$1]&gt;=[.$M28];[.BU$1]&lt;=[.$L28]);[.BU$1];&quot;&quot;)">
            <text:p/>
          </table:table-cell>
          <table:table-cell table:style-name="ce60" table:formula="of:=IF(AND([.BV$1]&gt;=[.$M28];[.BV$1]&lt;=[.$L28]);[.BV$1];&quot;&quot;)">
            <text:p/>
          </table:table-cell>
          <table:table-cell table:style-name="ce60" table:formula="of:=IF(AND([.BW$1]&gt;=[.$M28];[.BW$1]&lt;=[.$L28]);[.BW$1];&quot;&quot;)">
            <text:p/>
          </table:table-cell>
          <table:table-cell table:style-name="ce62" table:formula="of:=IF(AND([.BX$1]&gt;=[.$M28];[.BX$1]&lt;=[.$L28]);[.BX$1];&quot;&quot;)">
            <text:p/>
          </table:table-cell>
          <table:table-cell table:style-name="ce62" table:formula="of:=IF(AND([.BY$1]&gt;=[.$M28];[.BY$1]&lt;=[.$L28]);[.BY$1];&quot;&quot;)">
            <text:p/>
          </table:table-cell>
          <table:table-cell table:style-name="ce64" table:formula="of:=IF(AND([.BZ$1]&gt;=[.$M28];[.BZ$1]&lt;=[.$L28]);[.BZ$1];&quot;&quot;)">
            <text:p/>
          </table:table-cell>
          <table:table-cell table:style-name="ce66" table:formula="of:=IF(AND([.CA$1]&gt;=[.$M28];[.CA$1]&lt;=[.$L28]);[.CA$1];&quot;&quot;)">
            <text:p/>
          </table:table-cell>
          <table:table-cell table:style-name="ce68" table:formula="of:=IF(AND([.CB$1]&gt;=[.$M28];[.CB$1]&lt;=[.$L28]);[.CB$1];&quot;&quot;)">
            <text:p/>
          </table:table-cell>
          <table:table-cell table:style-name="ce68" table:formula="of:=IF(AND([.CC$1]&gt;=[.$M28];[.CC$1]&lt;=[.$L28]);[.CC$1];&quot;&quot;)">
            <text:p/>
          </table:table-cell>
          <table:table-cell table:style-name="ce68" table:formula="of:=IF(AND([.CD$1]&gt;=[.$M28];[.CD$1]&lt;=[.$L28]);[.CD$1];&quot;&quot;)">
            <text:p/>
          </table:table-cell>
          <table:table-cell table:style-name="ce68" table:formula="of:=IF(AND([.CE$1]&gt;=[.$M28];[.CE$1]&lt;=[.$L28]);[.CE$1];&quot;&quot;)">
            <text:p/>
          </table:table-cell>
          <table:table-cell table:style-name="ce68" table:formula="of:=IF(AND([.CF$1]&gt;=[.$M28];[.CF$1]&lt;=[.$L28]);[.CF$1];&quot;&quot;)">
            <text:p/>
          </table:table-cell>
          <table:table-cell table:style-name="ce68" table:formula="of:=IF(AND([.CG$1]&gt;=[.$M28];[.CG$1]&lt;=[.$L28]);[.CG$1];&quot;&quot;)">
            <text:p/>
          </table:table-cell>
          <table:table-cell table:style-name="ce70" table:formula="of:=IF(AND([.CH$1]&gt;=[.$M28];[.CH$1]&lt;=[.$L28]);[.CH$1];&quot;&quot;)">
            <text:p/>
          </table:table-cell>
          <table:table-cell table:style-name="ce70" table:formula="of:=IF(AND([.CI$1]&gt;=[.$M28];[.CI$1]&lt;=[.$L28]);[.CI$1];&quot;&quot;)">
            <text:p/>
          </table:table-cell>
          <table:table-cell table:style-name="ce70" table:formula="of:=IF(AND([.CJ$1]&gt;=[.$M28];[.CJ$1]&lt;=[.$L28]);[.CJ$1];&quot;&quot;)">
            <text:p/>
          </table:table-cell>
          <table:table-cell table:style-name="ce72" table:formula="of:=IF(AND([.CK$1]&gt;=[.$M28];[.CK$1]&lt;=[.$L28]);[.CK$1];&quot;&quot;)">
            <text:p/>
          </table:table-cell>
          <table:table-cell table:style-name="ce74" table:formula="of:=IF(AND([.CL$1]&gt;=[.$M28];[.CL$1]&lt;=[.$L28]);[.CL$1];&quot;&quot;)">
            <text:p/>
          </table:table-cell>
          <table:table-cell table:style-name="ce74" table:formula="of:=IF(AND([.CM$1]&gt;=[.$M28];[.CM$1]&lt;=[.$L28]);[.CM$1];&quot;&quot;)">
            <text:p/>
          </table:table-cell>
          <table:table-cell table:style-name="ce76" table:formula="of:=IF(AND([.CN$1]&gt;=[.$M28];[.CN$1]&lt;=[.$L28]);[.CN$1];&quot;&quot;)">
            <text:p/>
          </table:table-cell>
          <table:table-cell table:style-name="ce76" table:formula="of:=IF(AND([.CO$1]&gt;=[.$M28];[.CO$1]&lt;=[.$L28]);[.CO$1];&quot;&quot;)">
            <text:p/>
          </table:table-cell>
          <table:table-cell table:style-name="ce79" table:formula="of:=IF(AND([.CP$1]&gt;=[.$M28];[.CP$1]&lt;=[.$L28]);[.CP$1];&quot;&quot;)">
            <text:p/>
          </table:table-cell>
          <table:table-cell table:style-name="ce82" table:formula="of:=IF(AND([.CQ$1]&gt;=[.$M28];[.CQ$1]&lt;=[.$L28]);[.CQ$1];&quot;&quot;)">
            <text:p/>
          </table:table-cell>
          <table:table-cell table:style-name="ce82" table:formula="of:=IF(AND([.CR$1]&gt;=[.$M28];[.CR$1]&lt;=[.$L28]);[.CR$1];&quot;&quot;)">
            <text:p/>
          </table:table-cell>
          <table:table-cell table:style-name="ce82" table:formula="of:=IF(AND([.CS$1]&gt;=[.$M28];[.CS$1]&lt;=[.$L28]);[.CS$1];&quot;&quot;)">
            <text:p/>
          </table:table-cell>
          <table:table-cell table:style-name="ce82" table:formula="of:=IF(AND([.CT$1]&gt;=[.$M28];[.CT$1]&lt;=[.$L28]);[.CT$1];&quot;&quot;)">
            <text:p/>
          </table:table-cell>
          <table:table-cell table:style-name="ce82" table:formula="of:=IF(AND([.CU$1]&gt;=[.$M28];[.CU$1]&lt;=[.$L28]);[.CU$1];&quot;&quot;)">
            <text:p/>
          </table:table-cell>
          <table:table-cell table:style-name="ce82" table:formula="of:=IF(AND([.CV$1]&gt;=[.$M28];[.CV$1]&lt;=[.$L28]);[.CV$1];&quot;&quot;)">
            <text:p/>
          </table:table-cell>
          <table:table-cell table:style-name="ce82" table:formula="of:=IF(AND([.CW$1]&gt;=[.$M28];[.CW$1]&lt;=[.$L28]);[.CW$1];&quot;&quot;)">
            <text:p/>
          </table:table-cell>
          <table:table-cell table:style-name="ce82" table:formula="of:=IF(AND([.CX$1]&gt;=[.$M28];[.CX$1]&lt;=[.$L28]);[.CX$1];&quot;&quot;)">
            <text:p/>
          </table:table-cell>
          <table:table-cell table:style-name="ce82" table:formula="of:=IF(AND([.CY$1]&gt;=[.$M28];[.CY$1]&lt;=[.$L28]);[.CY$1];&quot;&quot;)">
            <text:p/>
          </table:table-cell>
          <table:table-cell table:style-name="ce82" table:formula="of:=IF(AND([.CZ$1]&gt;=[.$M28];[.CZ$1]&lt;=[.$L28]);[.CZ$1];&quot;&quot;)">
            <text:p/>
          </table:table-cell>
          <table:table-cell table:style-name="ce82" table:formula="of:=IF(AND([.DA$1]&gt;=[.$M28];[.DA$1]&lt;=[.$L28]);[.DA$1];&quot;&quot;)">
            <text:p/>
          </table:table-cell>
          <table:table-cell table:style-name="ce82" table:formula="of:=IF(AND([.DB$1]&gt;=[.$M28];[.DB$1]&lt;=[.$L28]);[.DB$1];&quot;&quot;)">
            <text:p/>
          </table:table-cell>
          <table:table-cell table:style-name="ce82" table:formula="of:=IF(AND([.DC$1]&gt;=[.$M28];[.DC$1]&lt;=[.$L28]);[.DC$1];&quot;&quot;)">
            <text:p/>
          </table:table-cell>
          <table:table-cell table:style-name="ce82" table:formula="of:=IF(AND([.DD$1]&gt;=[.$M28];[.DD$1]&lt;=[.$L28]);[.DD$1];&quot;&quot;)">
            <text:p/>
          </table:table-cell>
          <table:table-cell table:style-name="ce82" table:formula="of:=IF(AND([.DE$1]&gt;=[.$M28];[.DE$1]&lt;=[.$L28]);[.DE$1];&quot;&quot;)">
            <text:p/>
          </table:table-cell>
          <table:table-cell table:style-name="ce82" table:formula="of:=IF(AND([.DF$1]&gt;=[.$M28];[.DF$1]&lt;=[.$L28]);[.DF$1];&quot;&quot;)">
            <text:p/>
          </table:table-cell>
          <table:table-cell table:style-name="ce82" table:formula="of:=IF(AND([.DG$1]&gt;=[.$M28];[.DG$1]&lt;=[.$L28]);[.DG$1];&quot;&quot;)">
            <text:p/>
          </table:table-cell>
          <table:table-cell table:style-name="ce82" table:formula="of:=IF(AND([.DH$1]&gt;=[.$M28];[.DH$1]&lt;=[.$L28]);[.DH$1];&quot;&quot;)">
            <text:p/>
          </table:table-cell>
          <table:table-cell table:style-name="ce82" table:formula="of:=IF(AND([.DI$1]&gt;=[.$M28];[.DI$1]&lt;=[.$L28]);[.DI$1];&quot;&quot;)">
            <text:p/>
          </table:table-cell>
          <table:table-cell table:style-name="ce82" table:formula="of:=IF(AND([.DJ$1]&gt;=[.$M28];[.DJ$1]&lt;=[.$L28]);[.DJ$1];&quot;&quot;)">
            <text:p/>
          </table:table-cell>
          <table:table-cell table:style-name="ce82" table:formula="of:=IF(AND([.DK$1]&gt;=[.$M28];[.DK$1]&lt;=[.$L28]);[.DK$1];&quot;&quot;)">
            <text:p/>
          </table:table-cell>
          <table:table-cell table:style-name="ce82" table:formula="of:=IF(AND([.DL$1]&gt;=[.$M28];[.DL$1]&lt;=[.$L28]);[.DL$1];&quot;&quot;)">
            <text:p/>
          </table:table-cell>
          <table:table-cell table:style-name="ce82" table:formula="of:=IF(AND([.DM$1]&gt;=[.$M28];[.DM$1]&lt;=[.$L28]);[.DM$1];&quot;&quot;)">
            <text:p/>
          </table:table-cell>
          <table:table-cell table:style-name="ce82" table:formula="of:=IF(AND([.DN$1]&gt;=[.$M28];[.DN$1]&lt;=[.$L28]);[.DN$1];&quot;&quot;)">
            <text:p/>
          </table:table-cell>
          <table:table-cell table:style-name="ce82" table:formula="of:=IF(AND([.DO$1]&gt;=[.$M28];[.DO$1]&lt;=[.$L28]);[.DO$1];&quot;&quot;)">
            <text:p/>
          </table:table-cell>
          <table:table-cell table:style-name="ce82" table:formula="of:=IF(AND([.DP$1]&gt;=[.$M28];[.DP$1]&lt;=[.$L28]);[.DP$1];&quot;&quot;)">
            <text:p/>
          </table:table-cell>
          <table:table-cell table:style-name="ce82" table:formula="of:=IF(AND([.DQ$1]&gt;=[.$M28];[.DQ$1]&lt;=[.$L28]);[.DQ$1];&quot;&quot;)">
            <text:p/>
          </table:table-cell>
          <table:table-cell table:style-name="ce82" table:formula="of:=IF(AND([.DR$1]&gt;=[.$M28];[.DR$1]&lt;=[.$L28]);[.DR$1];&quot;&quot;)">
            <text:p/>
          </table:table-cell>
          <table:table-cell table:style-name="ce82" table:formula="of:=IF(AND([.DS$1]&gt;=[.$M28];[.DS$1]&lt;=[.$L28]);[.DS$1];&quot;&quot;)">
            <text:p/>
          </table:table-cell>
          <table:table-cell table:style-name="ce82" table:formula="of:=IF(AND([.DT$1]&gt;=[.$M28];[.DT$1]&lt;=[.$L28]);[.DT$1];&quot;&quot;)">
            <text:p/>
          </table:table-cell>
          <table:table-cell table:style-name="ce82" table:formula="of:=IF(AND([.DU$1]&gt;=[.$M28];[.DU$1]&lt;=[.$L28]);[.DU$1];&quot;&quot;)">
            <text:p/>
          </table:table-cell>
          <table:table-cell table:style-name="ce84" table:formula="of:=IF(AND([.DV$1]&gt;=[.$M28];[.DV$1]&lt;=[.$L28]);[.DV$1];&quot;&quot;)">
            <text:p/>
          </table:table-cell>
          <table:table-cell table:style-name="ce84" table:formula="of:=IF(AND([.DW$1]&gt;=[.$M28];[.DW$1]&lt;=[.$L28]);[.DW$1];&quot;&quot;)">
            <text:p/>
          </table:table-cell>
          <table:table-cell table:style-name="ce84" table:formula="of:=IF(AND([.DX$1]&gt;=[.$M28];[.DX$1]&lt;=[.$L28]);[.DX$1];&quot;&quot;)">
            <text:p/>
          </table:table-cell>
          <table:table-cell table:style-name="ce84" table:formula="of:=IF(AND([.DY$1]&gt;=[.$M28];[.DY$1]&lt;=[.$L28]);[.DY$1];&quot;&quot;)">
            <text:p/>
          </table:table-cell>
          <table:table-cell table:style-name="ce84" table:formula="of:=IF(AND([.DZ$1]&gt;=[.$M28];[.DZ$1]&lt;=[.$L28]);[.DZ$1];&quot;&quot;)">
            <text:p/>
          </table:table-cell>
          <table:table-cell table:style-name="ce84" table:formula="of:=IF(AND([.EA$1]&gt;=[.$M28];[.EA$1]&lt;=[.$L28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9];[.$A:.$L];12;0)" office:value-type="float" office:value="14" calcext:value-type="float">
            <text:p>14</text:p>
          </table:table-cell>
          <table:table-cell table:style-name="ce6" table:formula="of:=VLOOKUP([.D29];[.$A:.$L];12;0)" office:value-type="float" office:value="42" calcext:value-type="float">
            <text:p>42</text:p>
          </table:table-cell>
          <table:table-cell table:style-name="ce6" table:formula="of:=VLOOKUP([.E29];[.$A:.$L];12;0)" office:value-type="float" office:value="28" calcext:value-type="float">
            <text:p>28</text:p>
          </table:table-cell>
          <table:table-cell table:style-name="ce6" table:formula="of:=VLOOKUP([.F29];[.$A:.$L];12;0)" office:value-type="float" office:value="38" calcext:value-type="float">
            <text:p>38</text:p>
          </table:table-cell>
          <table:table-cell table:style-name="ce7" table:formula="of:=MAX([.H29:.K29])+[.B29]+[.N29]" office:value-type="float" office:value="44" calcext:value-type="float">
            <text:p>44</text:p>
          </table:table-cell>
          <table:table-cell table:style-name="ce8" table:formula="of:=[.L29]-[.B29]+1" office:value-type="float" office:value="43" calcext:value-type="float">
            <text:p>43</text:p>
          </table:table-cell>
          <table:table-cell table:style-name="ce9"/>
          <table:table-cell table:style-name="ce11" table:formula="of:=IF(AND([.O$1]&gt;=[.$M29];[.O$1]&lt;=[.$L29]);[.O$1];&quot;&quot;)">
            <text:p/>
          </table:table-cell>
          <table:table-cell table:style-name="ce11" table:formula="of:=IF(AND([.P$1]&gt;=[.$M29];[.P$1]&lt;=[.$L29]);[.P$1];&quot;&quot;)">
            <text:p/>
          </table:table-cell>
          <table:table-cell table:style-name="ce11" table:formula="of:=IF(AND([.Q$1]&gt;=[.$M29];[.Q$1]&lt;=[.$L29]);[.Q$1];&quot;&quot;)">
            <text:p/>
          </table:table-cell>
          <table:table-cell table:style-name="ce11" table:formula="of:=IF(AND([.R$1]&gt;=[.$M29];[.R$1]&lt;=[.$L29]);[.R$1];&quot;&quot;)">
            <text:p/>
          </table:table-cell>
          <table:table-cell table:style-name="ce13" table:formula="of:=IF(AND([.S$1]&gt;=[.$M29];[.S$1]&lt;=[.$L29]);[.S$1];&quot;&quot;)">
            <text:p/>
          </table:table-cell>
          <table:table-cell table:style-name="ce13" table:formula="of:=IF(AND([.T$1]&gt;=[.$M29];[.T$1]&lt;=[.$L29]);[.T$1];&quot;&quot;)">
            <text:p/>
          </table:table-cell>
          <table:table-cell table:style-name="ce13" table:formula="of:=IF(AND([.U$1]&gt;=[.$M29];[.U$1]&lt;=[.$L29]);[.U$1];&quot;&quot;)">
            <text:p/>
          </table:table-cell>
          <table:table-cell table:style-name="ce13" table:formula="of:=IF(AND([.V$1]&gt;=[.$M29];[.V$1]&lt;=[.$L29]);[.V$1];&quot;&quot;)">
            <text:p/>
          </table:table-cell>
          <table:table-cell table:style-name="ce13" table:formula="of:=IF(AND([.W$1]&gt;=[.$M29];[.W$1]&lt;=[.$L29]);[.W$1];&quot;&quot;)">
            <text:p/>
          </table:table-cell>
          <table:table-cell table:style-name="ce13" table:formula="of:=IF(AND([.X$1]&gt;=[.$M29];[.X$1]&lt;=[.$L29]);[.X$1];&quot;&quot;)">
            <text:p/>
          </table:table-cell>
          <table:table-cell table:style-name="ce13" table:formula="of:=IF(AND([.Y$1]&gt;=[.$M29];[.Y$1]&lt;=[.$L29]);[.Y$1];&quot;&quot;)">
            <text:p/>
          </table:table-cell>
          <table:table-cell table:style-name="ce13" table:formula="of:=IF(AND([.Z$1]&gt;=[.$M29];[.Z$1]&lt;=[.$L29]);[.Z$1];&quot;&quot;)">
            <text:p/>
          </table:table-cell>
          <table:table-cell table:style-name="ce13" table:formula="of:=IF(AND([.AA$1]&gt;=[.$M29];[.AA$1]&lt;=[.$L29]);[.AA$1];&quot;&quot;)">
            <text:p/>
          </table:table-cell>
          <table:table-cell table:style-name="ce13" table:formula="of:=IF(AND([.AB$1]&gt;=[.$M29];[.AB$1]&lt;=[.$L29]);[.AB$1];&quot;&quot;)">
            <text:p/>
          </table:table-cell>
          <table:table-cell table:style-name="ce13" table:formula="of:=IF(AND([.AC$1]&gt;=[.$M29];[.AC$1]&lt;=[.$L29]);[.AC$1];&quot;&quot;)">
            <text:p/>
          </table:table-cell>
          <table:table-cell table:style-name="ce13" table:formula="of:=IF(AND([.AD$1]&gt;=[.$M29];[.AD$1]&lt;=[.$L29]);[.AD$1];&quot;&quot;)">
            <text:p/>
          </table:table-cell>
          <table:table-cell table:style-name="ce16" table:formula="of:=IF(AND([.AE$1]&gt;=[.$M29];[.AE$1]&lt;=[.$L29]);[.AE$1];&quot;&quot;)">
            <text:p/>
          </table:table-cell>
          <table:table-cell table:style-name="ce18" table:formula="of:=IF(AND([.AF$1]&gt;=[.$M29];[.AF$1]&lt;=[.$L29]);[.AF$1];&quot;&quot;)">
            <text:p/>
          </table:table-cell>
          <table:table-cell table:style-name="ce18" table:formula="of:=IF(AND([.AG$1]&gt;=[.$M29];[.AG$1]&lt;=[.$L29]);[.AG$1];&quot;&quot;)">
            <text:p/>
          </table:table-cell>
          <table:table-cell table:style-name="ce18" table:formula="of:=IF(AND([.AH$1]&gt;=[.$M29];[.AH$1]&lt;=[.$L29]);[.AH$1];&quot;&quot;)">
            <text:p/>
          </table:table-cell>
          <table:table-cell table:style-name="ce18" table:formula="of:=IF(AND([.AI$1]&gt;=[.$M29];[.AI$1]&lt;=[.$L29]);[.AI$1];&quot;&quot;)">
            <text:p/>
          </table:table-cell>
          <table:table-cell table:style-name="ce18" table:formula="of:=IF(AND([.AJ$1]&gt;=[.$M29];[.AJ$1]&lt;=[.$L29]);[.AJ$1];&quot;&quot;)">
            <text:p/>
          </table:table-cell>
          <table:table-cell table:style-name="ce18" table:formula="of:=IF(AND([.AK$1]&gt;=[.$M29];[.AK$1]&lt;=[.$L29]);[.AK$1];&quot;&quot;)">
            <text:p/>
          </table:table-cell>
          <table:table-cell table:style-name="ce18" table:formula="of:=IF(AND([.AL$1]&gt;=[.$M29];[.AL$1]&lt;=[.$L29]);[.AL$1];&quot;&quot;)">
            <text:p/>
          </table:table-cell>
          <table:table-cell table:style-name="ce18" table:formula="of:=IF(AND([.AM$1]&gt;=[.$M29];[.AM$1]&lt;=[.$L29]);[.AM$1];&quot;&quot;)">
            <text:p/>
          </table:table-cell>
          <table:table-cell table:style-name="ce18" table:formula="of:=IF(AND([.AN$1]&gt;=[.$M29];[.AN$1]&lt;=[.$L29]);[.AN$1];&quot;&quot;)">
            <text:p/>
          </table:table-cell>
          <table:table-cell table:style-name="ce18" table:formula="of:=IF(AND([.AO$1]&gt;=[.$M29];[.AO$1]&lt;=[.$L29]);[.AO$1];&quot;&quot;)">
            <text:p/>
          </table:table-cell>
          <table:table-cell table:style-name="ce18" table:formula="of:=IF(AND([.AP$1]&gt;=[.$M29];[.AP$1]&lt;=[.$L29]);[.AP$1];&quot;&quot;)">
            <text:p/>
          </table:table-cell>
          <table:table-cell table:style-name="ce18" table:formula="of:=IF(AND([.AQ$1]&gt;=[.$M29];[.AQ$1]&lt;=[.$L29]);[.AQ$1];&quot;&quot;)">
            <text:p/>
          </table:table-cell>
          <table:table-cell table:style-name="ce18" table:formula="of:=IF(AND([.AR$1]&gt;=[.$M29];[.AR$1]&lt;=[.$L29]);[.AR$1];&quot;&quot;)">
            <text:p/>
          </table:table-cell>
          <table:table-cell table:style-name="ce22" table:formula="of:=IF(AND([.AS$1]&gt;=[.$M29];[.AS$1]&lt;=[.$L29]);[.AS$1];&quot;&quot;)">
            <text:p/>
          </table:table-cell>
          <table:table-cell table:style-name="ce24" table:formula="of:=IF(AND([.AT$1]&gt;=[.$M29];[.AT$1]&lt;=[.$L29]);[.AT$1];&quot;&quot;)">
            <text:p/>
          </table:table-cell>
          <table:table-cell table:style-name="ce26" table:formula="of:=IF(AND([.AU$1]&gt;=[.$M29];[.AU$1]&lt;=[.$L29]);[.AU$1];&quot;&quot;)">
            <text:p/>
          </table:table-cell>
          <table:table-cell table:style-name="ce26" table:formula="of:=IF(AND([.AV$1]&gt;=[.$M29];[.AV$1]&lt;=[.$L29]);[.AV$1];&quot;&quot;)">
            <text:p/>
          </table:table-cell>
          <table:table-cell table:style-name="ce28" table:formula="of:=IF(AND([.AW$1]&gt;=[.$M29];[.AW$1]&lt;=[.$L29]);[.AW$1];&quot;&quot;)">
            <text:p/>
          </table:table-cell>
          <table:table-cell table:style-name="ce30" table:formula="of:=IF(AND([.AX$1]&gt;=[.$M29];[.AX$1]&lt;=[.$L29]);[.AX$1];&quot;&quot;)">
            <text:p/>
          </table:table-cell>
          <table:table-cell table:style-name="ce32" table:formula="of:=IF(AND([.AY$1]&gt;=[.$M29];[.AY$1]&lt;=[.$L29]);[.AY$1];&quot;&quot;)">
            <text:p/>
          </table:table-cell>
          <table:table-cell table:style-name="ce34" table:formula="of:=IF(AND([.AZ$1]&gt;=[.$M29];[.AZ$1]&lt;=[.$L29]);[.AZ$1];&quot;&quot;)">
            <text:p/>
          </table:table-cell>
          <table:table-cell table:style-name="ce36" table:formula="of:=IF(AND([.BA$1]&gt;=[.$M29];[.BA$1]&lt;=[.$L29]);[.BA$1];&quot;&quot;)">
            <text:p/>
          </table:table-cell>
          <table:table-cell table:style-name="ce36" table:formula="of:=IF(AND([.BB$1]&gt;=[.$M29];[.BB$1]&lt;=[.$L29]);[.BB$1];&quot;&quot;)">
            <text:p/>
          </table:table-cell>
          <table:table-cell table:style-name="ce38" table:formula="of:=IF(AND([.BC$1]&gt;=[.$M29];[.BC$1]&lt;=[.$L29]);[.BC$1];&quot;&quot;)">
            <text:p/>
          </table:table-cell>
          <table:table-cell table:style-name="ce38" table:formula="of:=IF(AND([.BD$1]&gt;=[.$M29];[.BD$1]&lt;=[.$L29]);[.BD$1];&quot;&quot;)">
            <text:p/>
          </table:table-cell>
          <table:table-cell table:style-name="ce40" table:formula="of:=IF(AND([.BE$1]&gt;=[.$M29];[.BE$1]&lt;=[.$L29]);[.BE$1];&quot;&quot;)" office:value-type="float" office:value="43" calcext:value-type="float">
            <text:p>43</text:p>
          </table:table-cell>
          <table:table-cell table:style-name="ce42" table:formula="of:=IF(AND([.BF$1]&gt;=[.$M29];[.BF$1]&lt;=[.$L29]);[.BF$1];&quot;&quot;)" office:value-type="float" office:value="44" calcext:value-type="float">
            <text:p>44</text:p>
          </table:table-cell>
          <table:table-cell table:style-name="ce44" table:formula="of:=IF(AND([.BG$1]&gt;=[.$M29];[.BG$1]&lt;=[.$L29]);[.BG$1];&quot;&quot;)">
            <text:p/>
          </table:table-cell>
          <table:table-cell table:style-name="ce44" table:formula="of:=IF(AND([.BH$1]&gt;=[.$M29];[.BH$1]&lt;=[.$L29]);[.BH$1];&quot;&quot;)">
            <text:p/>
          </table:table-cell>
          <table:table-cell table:style-name="ce44" table:formula="of:=IF(AND([.BI$1]&gt;=[.$M29];[.BI$1]&lt;=[.$L29]);[.BI$1];&quot;&quot;)">
            <text:p/>
          </table:table-cell>
          <table:table-cell table:style-name="ce46" table:formula="of:=IF(AND([.BJ$1]&gt;=[.$M29];[.BJ$1]&lt;=[.$L29]);[.BJ$1];&quot;&quot;)">
            <text:p/>
          </table:table-cell>
          <table:table-cell table:style-name="ce48" table:formula="of:=IF(AND([.BK$1]&gt;=[.$M29];[.BK$1]&lt;=[.$L29]);[.BK$1];&quot;&quot;)">
            <text:p/>
          </table:table-cell>
          <table:table-cell table:style-name="ce48" table:formula="of:=IF(AND([.BL$1]&gt;=[.$M29];[.BL$1]&lt;=[.$L29]);[.BL$1];&quot;&quot;)">
            <text:p/>
          </table:table-cell>
          <table:table-cell table:style-name="ce50" table:formula="of:=IF(AND([.BM$1]&gt;=[.$M29];[.BM$1]&lt;=[.$L29]);[.BM$1];&quot;&quot;)">
            <text:p/>
          </table:table-cell>
          <table:table-cell table:style-name="ce50" table:formula="of:=IF(AND([.BN$1]&gt;=[.$M29];[.BN$1]&lt;=[.$L29]);[.BN$1];&quot;&quot;)">
            <text:p/>
          </table:table-cell>
          <table:table-cell table:style-name="ce50" table:formula="of:=IF(AND([.BO$1]&gt;=[.$M29];[.BO$1]&lt;=[.$L29]);[.BO$1];&quot;&quot;)">
            <text:p/>
          </table:table-cell>
          <table:table-cell table:style-name="ce52" table:formula="of:=IF(AND([.BP$1]&gt;=[.$M29];[.BP$1]&lt;=[.$L29]);[.BP$1];&quot;&quot;)">
            <text:p/>
          </table:table-cell>
          <table:table-cell table:style-name="ce54" table:formula="of:=IF(AND([.BQ$1]&gt;=[.$M29];[.BQ$1]&lt;=[.$L29]);[.BQ$1];&quot;&quot;)">
            <text:p/>
          </table:table-cell>
          <table:table-cell table:style-name="ce54" table:formula="of:=IF(AND([.BR$1]&gt;=[.$M29];[.BR$1]&lt;=[.$L29]);[.BR$1];&quot;&quot;)">
            <text:p/>
          </table:table-cell>
          <table:table-cell table:style-name="ce54" table:formula="of:=IF(AND([.BS$1]&gt;=[.$M29];[.BS$1]&lt;=[.$L29]);[.BS$1];&quot;&quot;)">
            <text:p/>
          </table:table-cell>
          <table:table-cell table:style-name="ce56" table:formula="of:=IF(AND([.BT$1]&gt;=[.$M29];[.BT$1]&lt;=[.$L29]);[.BT$1];&quot;&quot;)">
            <text:p/>
          </table:table-cell>
          <table:table-cell table:style-name="ce58" table:formula="of:=IF(AND([.BU$1]&gt;=[.$M29];[.BU$1]&lt;=[.$L29]);[.BU$1];&quot;&quot;)">
            <text:p/>
          </table:table-cell>
          <table:table-cell table:style-name="ce60" table:formula="of:=IF(AND([.BV$1]&gt;=[.$M29];[.BV$1]&lt;=[.$L29]);[.BV$1];&quot;&quot;)">
            <text:p/>
          </table:table-cell>
          <table:table-cell table:style-name="ce60" table:formula="of:=IF(AND([.BW$1]&gt;=[.$M29];[.BW$1]&lt;=[.$L29]);[.BW$1];&quot;&quot;)">
            <text:p/>
          </table:table-cell>
          <table:table-cell table:style-name="ce62" table:formula="of:=IF(AND([.BX$1]&gt;=[.$M29];[.BX$1]&lt;=[.$L29]);[.BX$1];&quot;&quot;)">
            <text:p/>
          </table:table-cell>
          <table:table-cell table:style-name="ce62" table:formula="of:=IF(AND([.BY$1]&gt;=[.$M29];[.BY$1]&lt;=[.$L29]);[.BY$1];&quot;&quot;)">
            <text:p/>
          </table:table-cell>
          <table:table-cell table:style-name="ce64" table:formula="of:=IF(AND([.BZ$1]&gt;=[.$M29];[.BZ$1]&lt;=[.$L29]);[.BZ$1];&quot;&quot;)">
            <text:p/>
          </table:table-cell>
          <table:table-cell table:style-name="ce66" table:formula="of:=IF(AND([.CA$1]&gt;=[.$M29];[.CA$1]&lt;=[.$L29]);[.CA$1];&quot;&quot;)">
            <text:p/>
          </table:table-cell>
          <table:table-cell table:style-name="ce68" table:formula="of:=IF(AND([.CB$1]&gt;=[.$M29];[.CB$1]&lt;=[.$L29]);[.CB$1];&quot;&quot;)">
            <text:p/>
          </table:table-cell>
          <table:table-cell table:style-name="ce68" table:formula="of:=IF(AND([.CC$1]&gt;=[.$M29];[.CC$1]&lt;=[.$L29]);[.CC$1];&quot;&quot;)">
            <text:p/>
          </table:table-cell>
          <table:table-cell table:style-name="ce68" table:formula="of:=IF(AND([.CD$1]&gt;=[.$M29];[.CD$1]&lt;=[.$L29]);[.CD$1];&quot;&quot;)">
            <text:p/>
          </table:table-cell>
          <table:table-cell table:style-name="ce68" table:formula="of:=IF(AND([.CE$1]&gt;=[.$M29];[.CE$1]&lt;=[.$L29]);[.CE$1];&quot;&quot;)">
            <text:p/>
          </table:table-cell>
          <table:table-cell table:style-name="ce68" table:formula="of:=IF(AND([.CF$1]&gt;=[.$M29];[.CF$1]&lt;=[.$L29]);[.CF$1];&quot;&quot;)">
            <text:p/>
          </table:table-cell>
          <table:table-cell table:style-name="ce68" table:formula="of:=IF(AND([.CG$1]&gt;=[.$M29];[.CG$1]&lt;=[.$L29]);[.CG$1];&quot;&quot;)">
            <text:p/>
          </table:table-cell>
          <table:table-cell table:style-name="ce70" table:formula="of:=IF(AND([.CH$1]&gt;=[.$M29];[.CH$1]&lt;=[.$L29]);[.CH$1];&quot;&quot;)">
            <text:p/>
          </table:table-cell>
          <table:table-cell table:style-name="ce70" table:formula="of:=IF(AND([.CI$1]&gt;=[.$M29];[.CI$1]&lt;=[.$L29]);[.CI$1];&quot;&quot;)">
            <text:p/>
          </table:table-cell>
          <table:table-cell table:style-name="ce70" table:formula="of:=IF(AND([.CJ$1]&gt;=[.$M29];[.CJ$1]&lt;=[.$L29]);[.CJ$1];&quot;&quot;)">
            <text:p/>
          </table:table-cell>
          <table:table-cell table:style-name="ce72" table:formula="of:=IF(AND([.CK$1]&gt;=[.$M29];[.CK$1]&lt;=[.$L29]);[.CK$1];&quot;&quot;)">
            <text:p/>
          </table:table-cell>
          <table:table-cell table:style-name="ce74" table:formula="of:=IF(AND([.CL$1]&gt;=[.$M29];[.CL$1]&lt;=[.$L29]);[.CL$1];&quot;&quot;)">
            <text:p/>
          </table:table-cell>
          <table:table-cell table:style-name="ce74" table:formula="of:=IF(AND([.CM$1]&gt;=[.$M29];[.CM$1]&lt;=[.$L29]);[.CM$1];&quot;&quot;)">
            <text:p/>
          </table:table-cell>
          <table:table-cell table:style-name="ce76" table:formula="of:=IF(AND([.CN$1]&gt;=[.$M29];[.CN$1]&lt;=[.$L29]);[.CN$1];&quot;&quot;)">
            <text:p/>
          </table:table-cell>
          <table:table-cell table:style-name="ce76" table:formula="of:=IF(AND([.CO$1]&gt;=[.$M29];[.CO$1]&lt;=[.$L29]);[.CO$1];&quot;&quot;)">
            <text:p/>
          </table:table-cell>
          <table:table-cell table:style-name="ce79" table:formula="of:=IF(AND([.CP$1]&gt;=[.$M29];[.CP$1]&lt;=[.$L29]);[.CP$1];&quot;&quot;)">
            <text:p/>
          </table:table-cell>
          <table:table-cell table:style-name="ce82" table:formula="of:=IF(AND([.CQ$1]&gt;=[.$M29];[.CQ$1]&lt;=[.$L29]);[.CQ$1];&quot;&quot;)">
            <text:p/>
          </table:table-cell>
          <table:table-cell table:style-name="ce82" table:formula="of:=IF(AND([.CR$1]&gt;=[.$M29];[.CR$1]&lt;=[.$L29]);[.CR$1];&quot;&quot;)">
            <text:p/>
          </table:table-cell>
          <table:table-cell table:style-name="ce82" table:formula="of:=IF(AND([.CS$1]&gt;=[.$M29];[.CS$1]&lt;=[.$L29]);[.CS$1];&quot;&quot;)">
            <text:p/>
          </table:table-cell>
          <table:table-cell table:style-name="ce82" table:formula="of:=IF(AND([.CT$1]&gt;=[.$M29];[.CT$1]&lt;=[.$L29]);[.CT$1];&quot;&quot;)">
            <text:p/>
          </table:table-cell>
          <table:table-cell table:style-name="ce82" table:formula="of:=IF(AND([.CU$1]&gt;=[.$M29];[.CU$1]&lt;=[.$L29]);[.CU$1];&quot;&quot;)">
            <text:p/>
          </table:table-cell>
          <table:table-cell table:style-name="ce82" table:formula="of:=IF(AND([.CV$1]&gt;=[.$M29];[.CV$1]&lt;=[.$L29]);[.CV$1];&quot;&quot;)">
            <text:p/>
          </table:table-cell>
          <table:table-cell table:style-name="ce82" table:formula="of:=IF(AND([.CW$1]&gt;=[.$M29];[.CW$1]&lt;=[.$L29]);[.CW$1];&quot;&quot;)">
            <text:p/>
          </table:table-cell>
          <table:table-cell table:style-name="ce82" table:formula="of:=IF(AND([.CX$1]&gt;=[.$M29];[.CX$1]&lt;=[.$L29]);[.CX$1];&quot;&quot;)">
            <text:p/>
          </table:table-cell>
          <table:table-cell table:style-name="ce82" table:formula="of:=IF(AND([.CY$1]&gt;=[.$M29];[.CY$1]&lt;=[.$L29]);[.CY$1];&quot;&quot;)">
            <text:p/>
          </table:table-cell>
          <table:table-cell table:style-name="ce82" table:formula="of:=IF(AND([.CZ$1]&gt;=[.$M29];[.CZ$1]&lt;=[.$L29]);[.CZ$1];&quot;&quot;)">
            <text:p/>
          </table:table-cell>
          <table:table-cell table:style-name="ce82" table:formula="of:=IF(AND([.DA$1]&gt;=[.$M29];[.DA$1]&lt;=[.$L29]);[.DA$1];&quot;&quot;)">
            <text:p/>
          </table:table-cell>
          <table:table-cell table:style-name="ce82" table:formula="of:=IF(AND([.DB$1]&gt;=[.$M29];[.DB$1]&lt;=[.$L29]);[.DB$1];&quot;&quot;)">
            <text:p/>
          </table:table-cell>
          <table:table-cell table:style-name="ce82" table:formula="of:=IF(AND([.DC$1]&gt;=[.$M29];[.DC$1]&lt;=[.$L29]);[.DC$1];&quot;&quot;)">
            <text:p/>
          </table:table-cell>
          <table:table-cell table:style-name="ce82" table:formula="of:=IF(AND([.DD$1]&gt;=[.$M29];[.DD$1]&lt;=[.$L29]);[.DD$1];&quot;&quot;)">
            <text:p/>
          </table:table-cell>
          <table:table-cell table:style-name="ce82" table:formula="of:=IF(AND([.DE$1]&gt;=[.$M29];[.DE$1]&lt;=[.$L29]);[.DE$1];&quot;&quot;)">
            <text:p/>
          </table:table-cell>
          <table:table-cell table:style-name="ce82" table:formula="of:=IF(AND([.DF$1]&gt;=[.$M29];[.DF$1]&lt;=[.$L29]);[.DF$1];&quot;&quot;)">
            <text:p/>
          </table:table-cell>
          <table:table-cell table:style-name="ce82" table:formula="of:=IF(AND([.DG$1]&gt;=[.$M29];[.DG$1]&lt;=[.$L29]);[.DG$1];&quot;&quot;)">
            <text:p/>
          </table:table-cell>
          <table:table-cell table:style-name="ce82" table:formula="of:=IF(AND([.DH$1]&gt;=[.$M29];[.DH$1]&lt;=[.$L29]);[.DH$1];&quot;&quot;)">
            <text:p/>
          </table:table-cell>
          <table:table-cell table:style-name="ce82" table:formula="of:=IF(AND([.DI$1]&gt;=[.$M29];[.DI$1]&lt;=[.$L29]);[.DI$1];&quot;&quot;)">
            <text:p/>
          </table:table-cell>
          <table:table-cell table:style-name="ce82" table:formula="of:=IF(AND([.DJ$1]&gt;=[.$M29];[.DJ$1]&lt;=[.$L29]);[.DJ$1];&quot;&quot;)">
            <text:p/>
          </table:table-cell>
          <table:table-cell table:style-name="ce82" table:formula="of:=IF(AND([.DK$1]&gt;=[.$M29];[.DK$1]&lt;=[.$L29]);[.DK$1];&quot;&quot;)">
            <text:p/>
          </table:table-cell>
          <table:table-cell table:style-name="ce82" table:formula="of:=IF(AND([.DL$1]&gt;=[.$M29];[.DL$1]&lt;=[.$L29]);[.DL$1];&quot;&quot;)">
            <text:p/>
          </table:table-cell>
          <table:table-cell table:style-name="ce82" table:formula="of:=IF(AND([.DM$1]&gt;=[.$M29];[.DM$1]&lt;=[.$L29]);[.DM$1];&quot;&quot;)">
            <text:p/>
          </table:table-cell>
          <table:table-cell table:style-name="ce82" table:formula="of:=IF(AND([.DN$1]&gt;=[.$M29];[.DN$1]&lt;=[.$L29]);[.DN$1];&quot;&quot;)">
            <text:p/>
          </table:table-cell>
          <table:table-cell table:style-name="ce82" table:formula="of:=IF(AND([.DO$1]&gt;=[.$M29];[.DO$1]&lt;=[.$L29]);[.DO$1];&quot;&quot;)">
            <text:p/>
          </table:table-cell>
          <table:table-cell table:style-name="ce82" table:formula="of:=IF(AND([.DP$1]&gt;=[.$M29];[.DP$1]&lt;=[.$L29]);[.DP$1];&quot;&quot;)">
            <text:p/>
          </table:table-cell>
          <table:table-cell table:style-name="ce82" table:formula="of:=IF(AND([.DQ$1]&gt;=[.$M29];[.DQ$1]&lt;=[.$L29]);[.DQ$1];&quot;&quot;)">
            <text:p/>
          </table:table-cell>
          <table:table-cell table:style-name="ce82" table:formula="of:=IF(AND([.DR$1]&gt;=[.$M29];[.DR$1]&lt;=[.$L29]);[.DR$1];&quot;&quot;)">
            <text:p/>
          </table:table-cell>
          <table:table-cell table:style-name="ce82" table:formula="of:=IF(AND([.DS$1]&gt;=[.$M29];[.DS$1]&lt;=[.$L29]);[.DS$1];&quot;&quot;)">
            <text:p/>
          </table:table-cell>
          <table:table-cell table:style-name="ce82" table:formula="of:=IF(AND([.DT$1]&gt;=[.$M29];[.DT$1]&lt;=[.$L29]);[.DT$1];&quot;&quot;)">
            <text:p/>
          </table:table-cell>
          <table:table-cell table:style-name="ce82" table:formula="of:=IF(AND([.DU$1]&gt;=[.$M29];[.DU$1]&lt;=[.$L29]);[.DU$1];&quot;&quot;)">
            <text:p/>
          </table:table-cell>
          <table:table-cell table:style-name="ce84" table:formula="of:=IF(AND([.DV$1]&gt;=[.$M29];[.DV$1]&lt;=[.$L29]);[.DV$1];&quot;&quot;)">
            <text:p/>
          </table:table-cell>
          <table:table-cell table:style-name="ce84" table:formula="of:=IF(AND([.DW$1]&gt;=[.$M29];[.DW$1]&lt;=[.$L29]);[.DW$1];&quot;&quot;)">
            <text:p/>
          </table:table-cell>
          <table:table-cell table:style-name="ce84" table:formula="of:=IF(AND([.DX$1]&gt;=[.$M29];[.DX$1]&lt;=[.$L29]);[.DX$1];&quot;&quot;)">
            <text:p/>
          </table:table-cell>
          <table:table-cell table:style-name="ce84" table:formula="of:=IF(AND([.DY$1]&gt;=[.$M29];[.DY$1]&lt;=[.$L29]);[.DY$1];&quot;&quot;)">
            <text:p/>
          </table:table-cell>
          <table:table-cell table:style-name="ce84" table:formula="of:=IF(AND([.DZ$1]&gt;=[.$M29];[.DZ$1]&lt;=[.$L29]);[.DZ$1];&quot;&quot;)">
            <text:p/>
          </table:table-cell>
          <table:table-cell table:style-name="ce84" table:formula="of:=IF(AND([.EA$1]&gt;=[.$M29];[.EA$1]&lt;=[.$L29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6" table:formula="of:=VLOOKUP([.C30];[.$A:.$L];12;0)" office:value-type="float" office:value="30" calcext:value-type="float">
            <text:p>30</text:p>
          </table:table-cell>
          <table:table-cell table:style-name="ce6" table:formula="of:=VLOOKUP([.D30];[.$A:.$L];12;0)" office:value-type="float" office:value="32" calcext:value-type="float">
            <text:p>32</text:p>
          </table:table-cell>
          <table:table-cell table:style-name="ce6" table:formula="of:=VLOOKUP([.E30];[.$A:.$L];12;0)" office:value-type="float" office:value="0" calcext:value-type="float">
            <text:p>0</text:p>
          </table:table-cell>
          <table:table-cell table:style-name="ce6" table:formula="of:=VLOOKUP([.F30];[.$A:.$L];12;0)" office:value-type="float" office:value="0" calcext:value-type="float">
            <text:p>0</text:p>
          </table:table-cell>
          <table:table-cell table:style-name="ce7" table:formula="of:=MAX([.H30:.K30])+[.B30]+[.N30]" office:value-type="float" office:value="37" calcext:value-type="float">
            <text:p>37</text:p>
          </table:table-cell>
          <table:table-cell table:style-name="ce8" table:formula="of:=[.L30]-[.B30]+1" office:value-type="float" office:value="33" calcext:value-type="float">
            <text:p>33</text:p>
          </table:table-cell>
          <table:table-cell table:style-name="ce9"/>
          <table:table-cell table:style-name="ce11" table:formula="of:=IF(AND([.O$1]&gt;=[.$M30];[.O$1]&lt;=[.$L30]);[.O$1];&quot;&quot;)">
            <text:p/>
          </table:table-cell>
          <table:table-cell table:style-name="ce11" table:formula="of:=IF(AND([.P$1]&gt;=[.$M30];[.P$1]&lt;=[.$L30]);[.P$1];&quot;&quot;)">
            <text:p/>
          </table:table-cell>
          <table:table-cell table:style-name="ce11" table:formula="of:=IF(AND([.Q$1]&gt;=[.$M30];[.Q$1]&lt;=[.$L30]);[.Q$1];&quot;&quot;)">
            <text:p/>
          </table:table-cell>
          <table:table-cell table:style-name="ce11" table:formula="of:=IF(AND([.R$1]&gt;=[.$M30];[.R$1]&lt;=[.$L30]);[.R$1];&quot;&quot;)">
            <text:p/>
          </table:table-cell>
          <table:table-cell table:style-name="ce13" table:formula="of:=IF(AND([.S$1]&gt;=[.$M30];[.S$1]&lt;=[.$L30]);[.S$1];&quot;&quot;)">
            <text:p/>
          </table:table-cell>
          <table:table-cell table:style-name="ce13" table:formula="of:=IF(AND([.T$1]&gt;=[.$M30];[.T$1]&lt;=[.$L30]);[.T$1];&quot;&quot;)">
            <text:p/>
          </table:table-cell>
          <table:table-cell table:style-name="ce13" table:formula="of:=IF(AND([.U$1]&gt;=[.$M30];[.U$1]&lt;=[.$L30]);[.U$1];&quot;&quot;)">
            <text:p/>
          </table:table-cell>
          <table:table-cell table:style-name="ce13" table:formula="of:=IF(AND([.V$1]&gt;=[.$M30];[.V$1]&lt;=[.$L30]);[.V$1];&quot;&quot;)">
            <text:p/>
          </table:table-cell>
          <table:table-cell table:style-name="ce13" table:formula="of:=IF(AND([.W$1]&gt;=[.$M30];[.W$1]&lt;=[.$L30]);[.W$1];&quot;&quot;)">
            <text:p/>
          </table:table-cell>
          <table:table-cell table:style-name="ce13" table:formula="of:=IF(AND([.X$1]&gt;=[.$M30];[.X$1]&lt;=[.$L30]);[.X$1];&quot;&quot;)">
            <text:p/>
          </table:table-cell>
          <table:table-cell table:style-name="ce13" table:formula="of:=IF(AND([.Y$1]&gt;=[.$M30];[.Y$1]&lt;=[.$L30]);[.Y$1];&quot;&quot;)">
            <text:p/>
          </table:table-cell>
          <table:table-cell table:style-name="ce13" table:formula="of:=IF(AND([.Z$1]&gt;=[.$M30];[.Z$1]&lt;=[.$L30]);[.Z$1];&quot;&quot;)">
            <text:p/>
          </table:table-cell>
          <table:table-cell table:style-name="ce13" table:formula="of:=IF(AND([.AA$1]&gt;=[.$M30];[.AA$1]&lt;=[.$L30]);[.AA$1];&quot;&quot;)">
            <text:p/>
          </table:table-cell>
          <table:table-cell table:style-name="ce13" table:formula="of:=IF(AND([.AB$1]&gt;=[.$M30];[.AB$1]&lt;=[.$L30]);[.AB$1];&quot;&quot;)">
            <text:p/>
          </table:table-cell>
          <table:table-cell table:style-name="ce13" table:formula="of:=IF(AND([.AC$1]&gt;=[.$M30];[.AC$1]&lt;=[.$L30]);[.AC$1];&quot;&quot;)">
            <text:p/>
          </table:table-cell>
          <table:table-cell table:style-name="ce13" table:formula="of:=IF(AND([.AD$1]&gt;=[.$M30];[.AD$1]&lt;=[.$L30]);[.AD$1];&quot;&quot;)">
            <text:p/>
          </table:table-cell>
          <table:table-cell table:style-name="ce16" table:formula="of:=IF(AND([.AE$1]&gt;=[.$M30];[.AE$1]&lt;=[.$L30]);[.AE$1];&quot;&quot;)">
            <text:p/>
          </table:table-cell>
          <table:table-cell table:style-name="ce18" table:formula="of:=IF(AND([.AF$1]&gt;=[.$M30];[.AF$1]&lt;=[.$L30]);[.AF$1];&quot;&quot;)">
            <text:p/>
          </table:table-cell>
          <table:table-cell table:style-name="ce18" table:formula="of:=IF(AND([.AG$1]&gt;=[.$M30];[.AG$1]&lt;=[.$L30]);[.AG$1];&quot;&quot;)">
            <text:p/>
          </table:table-cell>
          <table:table-cell table:style-name="ce18" table:formula="of:=IF(AND([.AH$1]&gt;=[.$M30];[.AH$1]&lt;=[.$L30]);[.AH$1];&quot;&quot;)">
            <text:p/>
          </table:table-cell>
          <table:table-cell table:style-name="ce18" table:formula="of:=IF(AND([.AI$1]&gt;=[.$M30];[.AI$1]&lt;=[.$L30]);[.AI$1];&quot;&quot;)">
            <text:p/>
          </table:table-cell>
          <table:table-cell table:style-name="ce18" table:formula="of:=IF(AND([.AJ$1]&gt;=[.$M30];[.AJ$1]&lt;=[.$L30]);[.AJ$1];&quot;&quot;)">
            <text:p/>
          </table:table-cell>
          <table:table-cell table:style-name="ce18" table:formula="of:=IF(AND([.AK$1]&gt;=[.$M30];[.AK$1]&lt;=[.$L30]);[.AK$1];&quot;&quot;)">
            <text:p/>
          </table:table-cell>
          <table:table-cell table:style-name="ce18" table:formula="of:=IF(AND([.AL$1]&gt;=[.$M30];[.AL$1]&lt;=[.$L30]);[.AL$1];&quot;&quot;)">
            <text:p/>
          </table:table-cell>
          <table:table-cell table:style-name="ce18" table:formula="of:=IF(AND([.AM$1]&gt;=[.$M30];[.AM$1]&lt;=[.$L30]);[.AM$1];&quot;&quot;)">
            <text:p/>
          </table:table-cell>
          <table:table-cell table:style-name="ce18" table:formula="of:=IF(AND([.AN$1]&gt;=[.$M30];[.AN$1]&lt;=[.$L30]);[.AN$1];&quot;&quot;)">
            <text:p/>
          </table:table-cell>
          <table:table-cell table:style-name="ce18" table:formula="of:=IF(AND([.AO$1]&gt;=[.$M30];[.AO$1]&lt;=[.$L30]);[.AO$1];&quot;&quot;)">
            <text:p/>
          </table:table-cell>
          <table:table-cell table:style-name="ce18" table:formula="of:=IF(AND([.AP$1]&gt;=[.$M30];[.AP$1]&lt;=[.$L30]);[.AP$1];&quot;&quot;)">
            <text:p/>
          </table:table-cell>
          <table:table-cell table:style-name="ce18" table:formula="of:=IF(AND([.AQ$1]&gt;=[.$M30];[.AQ$1]&lt;=[.$L30]);[.AQ$1];&quot;&quot;)">
            <text:p/>
          </table:table-cell>
          <table:table-cell table:style-name="ce18" table:formula="of:=IF(AND([.AR$1]&gt;=[.$M30];[.AR$1]&lt;=[.$L30]);[.AR$1];&quot;&quot;)">
            <text:p/>
          </table:table-cell>
          <table:table-cell table:style-name="ce20" table:formula="of:=IF(AND([.AS$1]&gt;=[.$M30];[.AS$1]&lt;=[.$L30]);[.AS$1];&quot;&quot;)">
            <text:p/>
          </table:table-cell>
          <table:table-cell table:style-name="ce24" table:formula="of:=IF(AND([.AT$1]&gt;=[.$M30];[.AT$1]&lt;=[.$L30]);[.AT$1];&quot;&quot;)">
            <text:p/>
          </table:table-cell>
          <table:table-cell table:style-name="ce21" table:formula="of:=IF(AND([.AU$1]&gt;=[.$M30];[.AU$1]&lt;=[.$L30]);[.AU$1];&quot;&quot;)" office:value-type="float" office:value="33" calcext:value-type="float">
            <text:p>33</text:p>
          </table:table-cell>
          <table:table-cell table:style-name="ce21" table:formula="of:=IF(AND([.AV$1]&gt;=[.$M30];[.AV$1]&lt;=[.$L30]);[.AV$1];&quot;&quot;)" office:value-type="float" office:value="34" calcext:value-type="float">
            <text:p>34</text:p>
          </table:table-cell>
          <table:table-cell table:style-name="ce21" table:formula="of:=IF(AND([.AW$1]&gt;=[.$M30];[.AW$1]&lt;=[.$L30]);[.AW$1];&quot;&quot;)" office:value-type="float" office:value="35" calcext:value-type="float">
            <text:p>35</text:p>
          </table:table-cell>
          <table:table-cell table:style-name="ce21" table:formula="of:=IF(AND([.AX$1]&gt;=[.$M30];[.AX$1]&lt;=[.$L30]);[.AX$1];&quot;&quot;)" office:value-type="float" office:value="36" calcext:value-type="float">
            <text:p>36</text:p>
          </table:table-cell>
          <table:table-cell table:style-name="ce21" table:formula="of:=IF(AND([.AY$1]&gt;=[.$M30];[.AY$1]&lt;=[.$L30]);[.AY$1];&quot;&quot;)" office:value-type="float" office:value="37" calcext:value-type="float">
            <text:p>37</text:p>
          </table:table-cell>
          <table:table-cell table:style-name="ce34" table:formula="of:=IF(AND([.AZ$1]&gt;=[.$M30];[.AZ$1]&lt;=[.$L30]);[.AZ$1];&quot;&quot;)">
            <text:p/>
          </table:table-cell>
          <table:table-cell table:style-name="ce36" table:formula="of:=IF(AND([.BA$1]&gt;=[.$M30];[.BA$1]&lt;=[.$L30]);[.BA$1];&quot;&quot;)">
            <text:p/>
          </table:table-cell>
          <table:table-cell table:style-name="ce36" table:formula="of:=IF(AND([.BB$1]&gt;=[.$M30];[.BB$1]&lt;=[.$L30]);[.BB$1];&quot;&quot;)">
            <text:p/>
          </table:table-cell>
          <table:table-cell table:style-name="ce38" table:formula="of:=IF(AND([.BC$1]&gt;=[.$M30];[.BC$1]&lt;=[.$L30]);[.BC$1];&quot;&quot;)">
            <text:p/>
          </table:table-cell>
          <table:table-cell table:style-name="ce38" table:formula="of:=IF(AND([.BD$1]&gt;=[.$M30];[.BD$1]&lt;=[.$L30]);[.BD$1];&quot;&quot;)">
            <text:p/>
          </table:table-cell>
          <table:table-cell table:style-name="ce40" table:formula="of:=IF(AND([.BE$1]&gt;=[.$M30];[.BE$1]&lt;=[.$L30]);[.BE$1];&quot;&quot;)">
            <text:p/>
          </table:table-cell>
          <table:table-cell table:style-name="ce42" table:formula="of:=IF(AND([.BF$1]&gt;=[.$M30];[.BF$1]&lt;=[.$L30]);[.BF$1];&quot;&quot;)">
            <text:p/>
          </table:table-cell>
          <table:table-cell table:style-name="ce44" table:formula="of:=IF(AND([.BG$1]&gt;=[.$M30];[.BG$1]&lt;=[.$L30]);[.BG$1];&quot;&quot;)">
            <text:p/>
          </table:table-cell>
          <table:table-cell table:style-name="ce44" table:formula="of:=IF(AND([.BH$1]&gt;=[.$M30];[.BH$1]&lt;=[.$L30]);[.BH$1];&quot;&quot;)">
            <text:p/>
          </table:table-cell>
          <table:table-cell table:style-name="ce44" table:formula="of:=IF(AND([.BI$1]&gt;=[.$M30];[.BI$1]&lt;=[.$L30]);[.BI$1];&quot;&quot;)">
            <text:p/>
          </table:table-cell>
          <table:table-cell table:style-name="ce46" table:formula="of:=IF(AND([.BJ$1]&gt;=[.$M30];[.BJ$1]&lt;=[.$L30]);[.BJ$1];&quot;&quot;)">
            <text:p/>
          </table:table-cell>
          <table:table-cell table:style-name="ce48" table:formula="of:=IF(AND([.BK$1]&gt;=[.$M30];[.BK$1]&lt;=[.$L30]);[.BK$1];&quot;&quot;)">
            <text:p/>
          </table:table-cell>
          <table:table-cell table:style-name="ce48" table:formula="of:=IF(AND([.BL$1]&gt;=[.$M30];[.BL$1]&lt;=[.$L30]);[.BL$1];&quot;&quot;)">
            <text:p/>
          </table:table-cell>
          <table:table-cell table:style-name="ce50" table:formula="of:=IF(AND([.BM$1]&gt;=[.$M30];[.BM$1]&lt;=[.$L30]);[.BM$1];&quot;&quot;)">
            <text:p/>
          </table:table-cell>
          <table:table-cell table:style-name="ce50" table:formula="of:=IF(AND([.BN$1]&gt;=[.$M30];[.BN$1]&lt;=[.$L30]);[.BN$1];&quot;&quot;)">
            <text:p/>
          </table:table-cell>
          <table:table-cell table:style-name="ce50" table:formula="of:=IF(AND([.BO$1]&gt;=[.$M30];[.BO$1]&lt;=[.$L30]);[.BO$1];&quot;&quot;)">
            <text:p/>
          </table:table-cell>
          <table:table-cell table:style-name="ce52" table:formula="of:=IF(AND([.BP$1]&gt;=[.$M30];[.BP$1]&lt;=[.$L30]);[.BP$1];&quot;&quot;)">
            <text:p/>
          </table:table-cell>
          <table:table-cell table:style-name="ce54" table:formula="of:=IF(AND([.BQ$1]&gt;=[.$M30];[.BQ$1]&lt;=[.$L30]);[.BQ$1];&quot;&quot;)">
            <text:p/>
          </table:table-cell>
          <table:table-cell table:style-name="ce54" table:formula="of:=IF(AND([.BR$1]&gt;=[.$M30];[.BR$1]&lt;=[.$L30]);[.BR$1];&quot;&quot;)">
            <text:p/>
          </table:table-cell>
          <table:table-cell table:style-name="ce54" table:formula="of:=IF(AND([.BS$1]&gt;=[.$M30];[.BS$1]&lt;=[.$L30]);[.BS$1];&quot;&quot;)">
            <text:p/>
          </table:table-cell>
          <table:table-cell table:style-name="ce56" table:formula="of:=IF(AND([.BT$1]&gt;=[.$M30];[.BT$1]&lt;=[.$L30]);[.BT$1];&quot;&quot;)">
            <text:p/>
          </table:table-cell>
          <table:table-cell table:style-name="ce58" table:formula="of:=IF(AND([.BU$1]&gt;=[.$M30];[.BU$1]&lt;=[.$L30]);[.BU$1];&quot;&quot;)">
            <text:p/>
          </table:table-cell>
          <table:table-cell table:style-name="ce60" table:formula="of:=IF(AND([.BV$1]&gt;=[.$M30];[.BV$1]&lt;=[.$L30]);[.BV$1];&quot;&quot;)">
            <text:p/>
          </table:table-cell>
          <table:table-cell table:style-name="ce60" table:formula="of:=IF(AND([.BW$1]&gt;=[.$M30];[.BW$1]&lt;=[.$L30]);[.BW$1];&quot;&quot;)">
            <text:p/>
          </table:table-cell>
          <table:table-cell table:style-name="ce62" table:formula="of:=IF(AND([.BX$1]&gt;=[.$M30];[.BX$1]&lt;=[.$L30]);[.BX$1];&quot;&quot;)">
            <text:p/>
          </table:table-cell>
          <table:table-cell table:style-name="ce62" table:formula="of:=IF(AND([.BY$1]&gt;=[.$M30];[.BY$1]&lt;=[.$L30]);[.BY$1];&quot;&quot;)">
            <text:p/>
          </table:table-cell>
          <table:table-cell table:style-name="ce64" table:formula="of:=IF(AND([.BZ$1]&gt;=[.$M30];[.BZ$1]&lt;=[.$L30]);[.BZ$1];&quot;&quot;)">
            <text:p/>
          </table:table-cell>
          <table:table-cell table:style-name="ce66" table:formula="of:=IF(AND([.CA$1]&gt;=[.$M30];[.CA$1]&lt;=[.$L30]);[.CA$1];&quot;&quot;)">
            <text:p/>
          </table:table-cell>
          <table:table-cell table:style-name="ce68" table:formula="of:=IF(AND([.CB$1]&gt;=[.$M30];[.CB$1]&lt;=[.$L30]);[.CB$1];&quot;&quot;)">
            <text:p/>
          </table:table-cell>
          <table:table-cell table:style-name="ce68" table:formula="of:=IF(AND([.CC$1]&gt;=[.$M30];[.CC$1]&lt;=[.$L30]);[.CC$1];&quot;&quot;)">
            <text:p/>
          </table:table-cell>
          <table:table-cell table:style-name="ce68" table:formula="of:=IF(AND([.CD$1]&gt;=[.$M30];[.CD$1]&lt;=[.$L30]);[.CD$1];&quot;&quot;)">
            <text:p/>
          </table:table-cell>
          <table:table-cell table:style-name="ce68" table:formula="of:=IF(AND([.CE$1]&gt;=[.$M30];[.CE$1]&lt;=[.$L30]);[.CE$1];&quot;&quot;)">
            <text:p/>
          </table:table-cell>
          <table:table-cell table:style-name="ce68" table:formula="of:=IF(AND([.CF$1]&gt;=[.$M30];[.CF$1]&lt;=[.$L30]);[.CF$1];&quot;&quot;)">
            <text:p/>
          </table:table-cell>
          <table:table-cell table:style-name="ce68" table:formula="of:=IF(AND([.CG$1]&gt;=[.$M30];[.CG$1]&lt;=[.$L30]);[.CG$1];&quot;&quot;)">
            <text:p/>
          </table:table-cell>
          <table:table-cell table:style-name="ce70" table:formula="of:=IF(AND([.CH$1]&gt;=[.$M30];[.CH$1]&lt;=[.$L30]);[.CH$1];&quot;&quot;)">
            <text:p/>
          </table:table-cell>
          <table:table-cell table:style-name="ce70" table:formula="of:=IF(AND([.CI$1]&gt;=[.$M30];[.CI$1]&lt;=[.$L30]);[.CI$1];&quot;&quot;)">
            <text:p/>
          </table:table-cell>
          <table:table-cell table:style-name="ce70" table:formula="of:=IF(AND([.CJ$1]&gt;=[.$M30];[.CJ$1]&lt;=[.$L30]);[.CJ$1];&quot;&quot;)">
            <text:p/>
          </table:table-cell>
          <table:table-cell table:style-name="ce72" table:formula="of:=IF(AND([.CK$1]&gt;=[.$M30];[.CK$1]&lt;=[.$L30]);[.CK$1];&quot;&quot;)">
            <text:p/>
          </table:table-cell>
          <table:table-cell table:style-name="ce74" table:formula="of:=IF(AND([.CL$1]&gt;=[.$M30];[.CL$1]&lt;=[.$L30]);[.CL$1];&quot;&quot;)">
            <text:p/>
          </table:table-cell>
          <table:table-cell table:style-name="ce74" table:formula="of:=IF(AND([.CM$1]&gt;=[.$M30];[.CM$1]&lt;=[.$L30]);[.CM$1];&quot;&quot;)">
            <text:p/>
          </table:table-cell>
          <table:table-cell table:style-name="ce76" table:formula="of:=IF(AND([.CN$1]&gt;=[.$M30];[.CN$1]&lt;=[.$L30]);[.CN$1];&quot;&quot;)">
            <text:p/>
          </table:table-cell>
          <table:table-cell table:style-name="ce76" table:formula="of:=IF(AND([.CO$1]&gt;=[.$M30];[.CO$1]&lt;=[.$L30]);[.CO$1];&quot;&quot;)">
            <text:p/>
          </table:table-cell>
          <table:table-cell table:style-name="ce79" table:formula="of:=IF(AND([.CP$1]&gt;=[.$M30];[.CP$1]&lt;=[.$L30]);[.CP$1];&quot;&quot;)">
            <text:p/>
          </table:table-cell>
          <table:table-cell table:style-name="ce82" table:formula="of:=IF(AND([.CQ$1]&gt;=[.$M30];[.CQ$1]&lt;=[.$L30]);[.CQ$1];&quot;&quot;)">
            <text:p/>
          </table:table-cell>
          <table:table-cell table:style-name="ce82" table:formula="of:=IF(AND([.CR$1]&gt;=[.$M30];[.CR$1]&lt;=[.$L30]);[.CR$1];&quot;&quot;)">
            <text:p/>
          </table:table-cell>
          <table:table-cell table:style-name="ce82" table:formula="of:=IF(AND([.CS$1]&gt;=[.$M30];[.CS$1]&lt;=[.$L30]);[.CS$1];&quot;&quot;)">
            <text:p/>
          </table:table-cell>
          <table:table-cell table:style-name="ce82" table:formula="of:=IF(AND([.CT$1]&gt;=[.$M30];[.CT$1]&lt;=[.$L30]);[.CT$1];&quot;&quot;)">
            <text:p/>
          </table:table-cell>
          <table:table-cell table:style-name="ce82" table:formula="of:=IF(AND([.CU$1]&gt;=[.$M30];[.CU$1]&lt;=[.$L30]);[.CU$1];&quot;&quot;)">
            <text:p/>
          </table:table-cell>
          <table:table-cell table:style-name="ce82" table:formula="of:=IF(AND([.CV$1]&gt;=[.$M30];[.CV$1]&lt;=[.$L30]);[.CV$1];&quot;&quot;)">
            <text:p/>
          </table:table-cell>
          <table:table-cell table:style-name="ce82" table:formula="of:=IF(AND([.CW$1]&gt;=[.$M30];[.CW$1]&lt;=[.$L30]);[.CW$1];&quot;&quot;)">
            <text:p/>
          </table:table-cell>
          <table:table-cell table:style-name="ce82" table:formula="of:=IF(AND([.CX$1]&gt;=[.$M30];[.CX$1]&lt;=[.$L30]);[.CX$1];&quot;&quot;)">
            <text:p/>
          </table:table-cell>
          <table:table-cell table:style-name="ce82" table:formula="of:=IF(AND([.CY$1]&gt;=[.$M30];[.CY$1]&lt;=[.$L30]);[.CY$1];&quot;&quot;)">
            <text:p/>
          </table:table-cell>
          <table:table-cell table:style-name="ce82" table:formula="of:=IF(AND([.CZ$1]&gt;=[.$M30];[.CZ$1]&lt;=[.$L30]);[.CZ$1];&quot;&quot;)">
            <text:p/>
          </table:table-cell>
          <table:table-cell table:style-name="ce82" table:formula="of:=IF(AND([.DA$1]&gt;=[.$M30];[.DA$1]&lt;=[.$L30]);[.DA$1];&quot;&quot;)">
            <text:p/>
          </table:table-cell>
          <table:table-cell table:style-name="ce82" table:formula="of:=IF(AND([.DB$1]&gt;=[.$M30];[.DB$1]&lt;=[.$L30]);[.DB$1];&quot;&quot;)">
            <text:p/>
          </table:table-cell>
          <table:table-cell table:style-name="ce82" table:formula="of:=IF(AND([.DC$1]&gt;=[.$M30];[.DC$1]&lt;=[.$L30]);[.DC$1];&quot;&quot;)">
            <text:p/>
          </table:table-cell>
          <table:table-cell table:style-name="ce82" table:formula="of:=IF(AND([.DD$1]&gt;=[.$M30];[.DD$1]&lt;=[.$L30]);[.DD$1];&quot;&quot;)">
            <text:p/>
          </table:table-cell>
          <table:table-cell table:style-name="ce82" table:formula="of:=IF(AND([.DE$1]&gt;=[.$M30];[.DE$1]&lt;=[.$L30]);[.DE$1];&quot;&quot;)">
            <text:p/>
          </table:table-cell>
          <table:table-cell table:style-name="ce82" table:formula="of:=IF(AND([.DF$1]&gt;=[.$M30];[.DF$1]&lt;=[.$L30]);[.DF$1];&quot;&quot;)">
            <text:p/>
          </table:table-cell>
          <table:table-cell table:style-name="ce82" table:formula="of:=IF(AND([.DG$1]&gt;=[.$M30];[.DG$1]&lt;=[.$L30]);[.DG$1];&quot;&quot;)">
            <text:p/>
          </table:table-cell>
          <table:table-cell table:style-name="ce82" table:formula="of:=IF(AND([.DH$1]&gt;=[.$M30];[.DH$1]&lt;=[.$L30]);[.DH$1];&quot;&quot;)">
            <text:p/>
          </table:table-cell>
          <table:table-cell table:style-name="ce82" table:formula="of:=IF(AND([.DI$1]&gt;=[.$M30];[.DI$1]&lt;=[.$L30]);[.DI$1];&quot;&quot;)">
            <text:p/>
          </table:table-cell>
          <table:table-cell table:style-name="ce82" table:formula="of:=IF(AND([.DJ$1]&gt;=[.$M30];[.DJ$1]&lt;=[.$L30]);[.DJ$1];&quot;&quot;)">
            <text:p/>
          </table:table-cell>
          <table:table-cell table:style-name="ce82" table:formula="of:=IF(AND([.DK$1]&gt;=[.$M30];[.DK$1]&lt;=[.$L30]);[.DK$1];&quot;&quot;)">
            <text:p/>
          </table:table-cell>
          <table:table-cell table:style-name="ce82" table:formula="of:=IF(AND([.DL$1]&gt;=[.$M30];[.DL$1]&lt;=[.$L30]);[.DL$1];&quot;&quot;)">
            <text:p/>
          </table:table-cell>
          <table:table-cell table:style-name="ce82" table:formula="of:=IF(AND([.DM$1]&gt;=[.$M30];[.DM$1]&lt;=[.$L30]);[.DM$1];&quot;&quot;)">
            <text:p/>
          </table:table-cell>
          <table:table-cell table:style-name="ce82" table:formula="of:=IF(AND([.DN$1]&gt;=[.$M30];[.DN$1]&lt;=[.$L30]);[.DN$1];&quot;&quot;)">
            <text:p/>
          </table:table-cell>
          <table:table-cell table:style-name="ce82" table:formula="of:=IF(AND([.DO$1]&gt;=[.$M30];[.DO$1]&lt;=[.$L30]);[.DO$1];&quot;&quot;)">
            <text:p/>
          </table:table-cell>
          <table:table-cell table:style-name="ce82" table:formula="of:=IF(AND([.DP$1]&gt;=[.$M30];[.DP$1]&lt;=[.$L30]);[.DP$1];&quot;&quot;)">
            <text:p/>
          </table:table-cell>
          <table:table-cell table:style-name="ce82" table:formula="of:=IF(AND([.DQ$1]&gt;=[.$M30];[.DQ$1]&lt;=[.$L30]);[.DQ$1];&quot;&quot;)">
            <text:p/>
          </table:table-cell>
          <table:table-cell table:style-name="ce82" table:formula="of:=IF(AND([.DR$1]&gt;=[.$M30];[.DR$1]&lt;=[.$L30]);[.DR$1];&quot;&quot;)">
            <text:p/>
          </table:table-cell>
          <table:table-cell table:style-name="ce82" table:formula="of:=IF(AND([.DS$1]&gt;=[.$M30];[.DS$1]&lt;=[.$L30]);[.DS$1];&quot;&quot;)">
            <text:p/>
          </table:table-cell>
          <table:table-cell table:style-name="ce82" table:formula="of:=IF(AND([.DT$1]&gt;=[.$M30];[.DT$1]&lt;=[.$L30]);[.DT$1];&quot;&quot;)">
            <text:p/>
          </table:table-cell>
          <table:table-cell table:style-name="ce82" table:formula="of:=IF(AND([.DU$1]&gt;=[.$M30];[.DU$1]&lt;=[.$L30]);[.DU$1];&quot;&quot;)">
            <text:p/>
          </table:table-cell>
          <table:table-cell table:style-name="ce84" table:formula="of:=IF(AND([.DV$1]&gt;=[.$M30];[.DV$1]&lt;=[.$L30]);[.DV$1];&quot;&quot;)">
            <text:p/>
          </table:table-cell>
          <table:table-cell table:style-name="ce84" table:formula="of:=IF(AND([.DW$1]&gt;=[.$M30];[.DW$1]&lt;=[.$L30]);[.DW$1];&quot;&quot;)">
            <text:p/>
          </table:table-cell>
          <table:table-cell table:style-name="ce84" table:formula="of:=IF(AND([.DX$1]&gt;=[.$M30];[.DX$1]&lt;=[.$L30]);[.DX$1];&quot;&quot;)">
            <text:p/>
          </table:table-cell>
          <table:table-cell table:style-name="ce84" table:formula="of:=IF(AND([.DY$1]&gt;=[.$M30];[.DY$1]&lt;=[.$L30]);[.DY$1];&quot;&quot;)">
            <text:p/>
          </table:table-cell>
          <table:table-cell table:style-name="ce84" table:formula="of:=IF(AND([.DZ$1]&gt;=[.$M30];[.DZ$1]&lt;=[.$L30]);[.DZ$1];&quot;&quot;)">
            <text:p/>
          </table:table-cell>
          <table:table-cell table:style-name="ce84" table:formula="of:=IF(AND([.EA$1]&gt;=[.$M30];[.EA$1]&lt;=[.$L30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31];[.$A:.$L];12;0)" office:value-type="float" office:value="44" calcext:value-type="float">
            <text:p>44</text:p>
          </table:table-cell>
          <table:table-cell table:style-name="ce6" table:formula="of:=VLOOKUP([.D31];[.$A:.$L];12;0)" office:value-type="float" office:value="0" calcext:value-type="float">
            <text:p>0</text:p>
          </table:table-cell>
          <table:table-cell table:style-name="ce6" table:formula="of:=VLOOKUP([.E31];[.$A:.$L];12;0)" office:value-type="float" office:value="0" calcext:value-type="float">
            <text:p>0</text:p>
          </table:table-cell>
          <table:table-cell table:style-name="ce6" table:formula="of:=VLOOKUP([.F31];[.$A:.$L];12;0)" office:value-type="float" office:value="0" calcext:value-type="float">
            <text:p>0</text:p>
          </table:table-cell>
          <table:table-cell table:style-name="ce7" table:formula="of:=MAX([.H31:.K31])+[.B31]+[.N31]" office:value-type="float" office:value="48" calcext:value-type="float">
            <text:p>48</text:p>
          </table:table-cell>
          <table:table-cell table:style-name="ce8" table:formula="of:=[.L31]-[.B31]+1" office:value-type="float" office:value="45" calcext:value-type="float">
            <text:p>45</text:p>
          </table:table-cell>
          <table:table-cell table:style-name="ce9"/>
          <table:table-cell table:style-name="ce11" table:formula="of:=IF(AND([.O$1]&gt;=[.$M31];[.O$1]&lt;=[.$L31]);[.O$1];&quot;&quot;)">
            <text:p/>
          </table:table-cell>
          <table:table-cell table:style-name="ce11" table:formula="of:=IF(AND([.P$1]&gt;=[.$M31];[.P$1]&lt;=[.$L31]);[.P$1];&quot;&quot;)">
            <text:p/>
          </table:table-cell>
          <table:table-cell table:style-name="ce11" table:formula="of:=IF(AND([.Q$1]&gt;=[.$M31];[.Q$1]&lt;=[.$L31]);[.Q$1];&quot;&quot;)">
            <text:p/>
          </table:table-cell>
          <table:table-cell table:style-name="ce11" table:formula="of:=IF(AND([.R$1]&gt;=[.$M31];[.R$1]&lt;=[.$L31]);[.R$1];&quot;&quot;)">
            <text:p/>
          </table:table-cell>
          <table:table-cell table:style-name="ce13" table:formula="of:=IF(AND([.S$1]&gt;=[.$M31];[.S$1]&lt;=[.$L31]);[.S$1];&quot;&quot;)">
            <text:p/>
          </table:table-cell>
          <table:table-cell table:style-name="ce13" table:formula="of:=IF(AND([.T$1]&gt;=[.$M31];[.T$1]&lt;=[.$L31]);[.T$1];&quot;&quot;)">
            <text:p/>
          </table:table-cell>
          <table:table-cell table:style-name="ce13" table:formula="of:=IF(AND([.U$1]&gt;=[.$M31];[.U$1]&lt;=[.$L31]);[.U$1];&quot;&quot;)">
            <text:p/>
          </table:table-cell>
          <table:table-cell table:style-name="ce13" table:formula="of:=IF(AND([.V$1]&gt;=[.$M31];[.V$1]&lt;=[.$L31]);[.V$1];&quot;&quot;)">
            <text:p/>
          </table:table-cell>
          <table:table-cell table:style-name="ce13" table:formula="of:=IF(AND([.W$1]&gt;=[.$M31];[.W$1]&lt;=[.$L31]);[.W$1];&quot;&quot;)">
            <text:p/>
          </table:table-cell>
          <table:table-cell table:style-name="ce13" table:formula="of:=IF(AND([.X$1]&gt;=[.$M31];[.X$1]&lt;=[.$L31]);[.X$1];&quot;&quot;)">
            <text:p/>
          </table:table-cell>
          <table:table-cell table:style-name="ce13" table:formula="of:=IF(AND([.Y$1]&gt;=[.$M31];[.Y$1]&lt;=[.$L31]);[.Y$1];&quot;&quot;)">
            <text:p/>
          </table:table-cell>
          <table:table-cell table:style-name="ce13" table:formula="of:=IF(AND([.Z$1]&gt;=[.$M31];[.Z$1]&lt;=[.$L31]);[.Z$1];&quot;&quot;)">
            <text:p/>
          </table:table-cell>
          <table:table-cell table:style-name="ce13" table:formula="of:=IF(AND([.AA$1]&gt;=[.$M31];[.AA$1]&lt;=[.$L31]);[.AA$1];&quot;&quot;)">
            <text:p/>
          </table:table-cell>
          <table:table-cell table:style-name="ce13" table:formula="of:=IF(AND([.AB$1]&gt;=[.$M31];[.AB$1]&lt;=[.$L31]);[.AB$1];&quot;&quot;)">
            <text:p/>
          </table:table-cell>
          <table:table-cell table:style-name="ce13" table:formula="of:=IF(AND([.AC$1]&gt;=[.$M31];[.AC$1]&lt;=[.$L31]);[.AC$1];&quot;&quot;)">
            <text:p/>
          </table:table-cell>
          <table:table-cell table:style-name="ce13" table:formula="of:=IF(AND([.AD$1]&gt;=[.$M31];[.AD$1]&lt;=[.$L31]);[.AD$1];&quot;&quot;)">
            <text:p/>
          </table:table-cell>
          <table:table-cell table:style-name="ce16" table:formula="of:=IF(AND([.AE$1]&gt;=[.$M31];[.AE$1]&lt;=[.$L31]);[.AE$1];&quot;&quot;)">
            <text:p/>
          </table:table-cell>
          <table:table-cell table:style-name="ce18" table:formula="of:=IF(AND([.AF$1]&gt;=[.$M31];[.AF$1]&lt;=[.$L31]);[.AF$1];&quot;&quot;)">
            <text:p/>
          </table:table-cell>
          <table:table-cell table:style-name="ce18" table:formula="of:=IF(AND([.AG$1]&gt;=[.$M31];[.AG$1]&lt;=[.$L31]);[.AG$1];&quot;&quot;)">
            <text:p/>
          </table:table-cell>
          <table:table-cell table:style-name="ce18" table:formula="of:=IF(AND([.AH$1]&gt;=[.$M31];[.AH$1]&lt;=[.$L31]);[.AH$1];&quot;&quot;)">
            <text:p/>
          </table:table-cell>
          <table:table-cell table:style-name="ce18" table:formula="of:=IF(AND([.AI$1]&gt;=[.$M31];[.AI$1]&lt;=[.$L31]);[.AI$1];&quot;&quot;)">
            <text:p/>
          </table:table-cell>
          <table:table-cell table:style-name="ce18" table:formula="of:=IF(AND([.AJ$1]&gt;=[.$M31];[.AJ$1]&lt;=[.$L31]);[.AJ$1];&quot;&quot;)">
            <text:p/>
          </table:table-cell>
          <table:table-cell table:style-name="ce18" table:formula="of:=IF(AND([.AK$1]&gt;=[.$M31];[.AK$1]&lt;=[.$L31]);[.AK$1];&quot;&quot;)">
            <text:p/>
          </table:table-cell>
          <table:table-cell table:style-name="ce18" table:formula="of:=IF(AND([.AL$1]&gt;=[.$M31];[.AL$1]&lt;=[.$L31]);[.AL$1];&quot;&quot;)">
            <text:p/>
          </table:table-cell>
          <table:table-cell table:style-name="ce18" table:formula="of:=IF(AND([.AM$1]&gt;=[.$M31];[.AM$1]&lt;=[.$L31]);[.AM$1];&quot;&quot;)">
            <text:p/>
          </table:table-cell>
          <table:table-cell table:style-name="ce18" table:formula="of:=IF(AND([.AN$1]&gt;=[.$M31];[.AN$1]&lt;=[.$L31]);[.AN$1];&quot;&quot;)">
            <text:p/>
          </table:table-cell>
          <table:table-cell table:style-name="ce18" table:formula="of:=IF(AND([.AO$1]&gt;=[.$M31];[.AO$1]&lt;=[.$L31]);[.AO$1];&quot;&quot;)">
            <text:p/>
          </table:table-cell>
          <table:table-cell table:style-name="ce18" table:formula="of:=IF(AND([.AP$1]&gt;=[.$M31];[.AP$1]&lt;=[.$L31]);[.AP$1];&quot;&quot;)">
            <text:p/>
          </table:table-cell>
          <table:table-cell table:style-name="ce18" table:formula="of:=IF(AND([.AQ$1]&gt;=[.$M31];[.AQ$1]&lt;=[.$L31]);[.AQ$1];&quot;&quot;)">
            <text:p/>
          </table:table-cell>
          <table:table-cell table:style-name="ce18" table:formula="of:=IF(AND([.AR$1]&gt;=[.$M31];[.AR$1]&lt;=[.$L31]);[.AR$1];&quot;&quot;)">
            <text:p/>
          </table:table-cell>
          <table:table-cell table:style-name="ce20" table:formula="of:=IF(AND([.AS$1]&gt;=[.$M31];[.AS$1]&lt;=[.$L31]);[.AS$1];&quot;&quot;)">
            <text:p/>
          </table:table-cell>
          <table:table-cell table:style-name="ce24" table:formula="of:=IF(AND([.AT$1]&gt;=[.$M31];[.AT$1]&lt;=[.$L31]);[.AT$1];&quot;&quot;)">
            <text:p/>
          </table:table-cell>
          <table:table-cell table:style-name="ce26" table:formula="of:=IF(AND([.AU$1]&gt;=[.$M31];[.AU$1]&lt;=[.$L31]);[.AU$1];&quot;&quot;)">
            <text:p/>
          </table:table-cell>
          <table:table-cell table:style-name="ce26" table:formula="of:=IF(AND([.AV$1]&gt;=[.$M31];[.AV$1]&lt;=[.$L31]);[.AV$1];&quot;&quot;)">
            <text:p/>
          </table:table-cell>
          <table:table-cell table:style-name="ce28" table:formula="of:=IF(AND([.AW$1]&gt;=[.$M31];[.AW$1]&lt;=[.$L31]);[.AW$1];&quot;&quot;)">
            <text:p/>
          </table:table-cell>
          <table:table-cell table:style-name="ce30" table:formula="of:=IF(AND([.AX$1]&gt;=[.$M31];[.AX$1]&lt;=[.$L31]);[.AX$1];&quot;&quot;)">
            <text:p/>
          </table:table-cell>
          <table:table-cell table:style-name="ce32" table:formula="of:=IF(AND([.AY$1]&gt;=[.$M31];[.AY$1]&lt;=[.$L31]);[.AY$1];&quot;&quot;)">
            <text:p/>
          </table:table-cell>
          <table:table-cell table:style-name="ce34" table:formula="of:=IF(AND([.AZ$1]&gt;=[.$M31];[.AZ$1]&lt;=[.$L31]);[.AZ$1];&quot;&quot;)">
            <text:p/>
          </table:table-cell>
          <table:table-cell table:style-name="ce36" table:formula="of:=IF(AND([.BA$1]&gt;=[.$M31];[.BA$1]&lt;=[.$L31]);[.BA$1];&quot;&quot;)">
            <text:p/>
          </table:table-cell>
          <table:table-cell table:style-name="ce36" table:formula="of:=IF(AND([.BB$1]&gt;=[.$M31];[.BB$1]&lt;=[.$L31]);[.BB$1];&quot;&quot;)">
            <text:p/>
          </table:table-cell>
          <table:table-cell table:style-name="ce38" table:formula="of:=IF(AND([.BC$1]&gt;=[.$M31];[.BC$1]&lt;=[.$L31]);[.BC$1];&quot;&quot;)">
            <text:p/>
          </table:table-cell>
          <table:table-cell table:style-name="ce38" table:formula="of:=IF(AND([.BD$1]&gt;=[.$M31];[.BD$1]&lt;=[.$L31]);[.BD$1];&quot;&quot;)">
            <text:p/>
          </table:table-cell>
          <table:table-cell table:style-name="ce40" table:formula="of:=IF(AND([.BE$1]&gt;=[.$M31];[.BE$1]&lt;=[.$L31]);[.BE$1];&quot;&quot;)">
            <text:p/>
          </table:table-cell>
          <table:table-cell table:style-name="ce42" table:formula="of:=IF(AND([.BF$1]&gt;=[.$M31];[.BF$1]&lt;=[.$L31]);[.BF$1];&quot;&quot;)">
            <text:p/>
          </table:table-cell>
          <table:table-cell table:style-name="ce21" table:formula="of:=IF(AND([.BG$1]&gt;=[.$M31];[.BG$1]&lt;=[.$L31]);[.BG$1];&quot;&quot;)" office:value-type="float" office:value="45" calcext:value-type="float">
            <text:p>45</text:p>
          </table:table-cell>
          <table:table-cell table:style-name="ce21" table:formula="of:=IF(AND([.BH$1]&gt;=[.$M31];[.BH$1]&lt;=[.$L31]);[.BH$1];&quot;&quot;)" office:value-type="float" office:value="46" calcext:value-type="float">
            <text:p>46</text:p>
          </table:table-cell>
          <table:table-cell table:style-name="ce21" table:formula="of:=IF(AND([.BI$1]&gt;=[.$M31];[.BI$1]&lt;=[.$L31]);[.BI$1];&quot;&quot;)" office:value-type="float" office:value="47" calcext:value-type="float">
            <text:p>47</text:p>
          </table:table-cell>
          <table:table-cell table:style-name="ce21" table:formula="of:=IF(AND([.BJ$1]&gt;=[.$M31];[.BJ$1]&lt;=[.$L31]);[.BJ$1];&quot;&quot;)" office:value-type="float" office:value="48" calcext:value-type="float">
            <text:p>48</text:p>
          </table:table-cell>
          <table:table-cell table:style-name="ce48" table:formula="of:=IF(AND([.BK$1]&gt;=[.$M31];[.BK$1]&lt;=[.$L31]);[.BK$1];&quot;&quot;)">
            <text:p/>
          </table:table-cell>
          <table:table-cell table:style-name="ce48" table:formula="of:=IF(AND([.BL$1]&gt;=[.$M31];[.BL$1]&lt;=[.$L31]);[.BL$1];&quot;&quot;)">
            <text:p/>
          </table:table-cell>
          <table:table-cell table:style-name="ce50" table:formula="of:=IF(AND([.BM$1]&gt;=[.$M31];[.BM$1]&lt;=[.$L31]);[.BM$1];&quot;&quot;)">
            <text:p/>
          </table:table-cell>
          <table:table-cell table:style-name="ce50" table:formula="of:=IF(AND([.BN$1]&gt;=[.$M31];[.BN$1]&lt;=[.$L31]);[.BN$1];&quot;&quot;)">
            <text:p/>
          </table:table-cell>
          <table:table-cell table:style-name="ce50" table:formula="of:=IF(AND([.BO$1]&gt;=[.$M31];[.BO$1]&lt;=[.$L31]);[.BO$1];&quot;&quot;)">
            <text:p/>
          </table:table-cell>
          <table:table-cell table:style-name="ce52" table:formula="of:=IF(AND([.BP$1]&gt;=[.$M31];[.BP$1]&lt;=[.$L31]);[.BP$1];&quot;&quot;)">
            <text:p/>
          </table:table-cell>
          <table:table-cell table:style-name="ce54" table:formula="of:=IF(AND([.BQ$1]&gt;=[.$M31];[.BQ$1]&lt;=[.$L31]);[.BQ$1];&quot;&quot;)">
            <text:p/>
          </table:table-cell>
          <table:table-cell table:style-name="ce54" table:formula="of:=IF(AND([.BR$1]&gt;=[.$M31];[.BR$1]&lt;=[.$L31]);[.BR$1];&quot;&quot;)">
            <text:p/>
          </table:table-cell>
          <table:table-cell table:style-name="ce54" table:formula="of:=IF(AND([.BS$1]&gt;=[.$M31];[.BS$1]&lt;=[.$L31]);[.BS$1];&quot;&quot;)">
            <text:p/>
          </table:table-cell>
          <table:table-cell table:style-name="ce56" table:formula="of:=IF(AND([.BT$1]&gt;=[.$M31];[.BT$1]&lt;=[.$L31]);[.BT$1];&quot;&quot;)">
            <text:p/>
          </table:table-cell>
          <table:table-cell table:style-name="ce58" table:formula="of:=IF(AND([.BU$1]&gt;=[.$M31];[.BU$1]&lt;=[.$L31]);[.BU$1];&quot;&quot;)">
            <text:p/>
          </table:table-cell>
          <table:table-cell table:style-name="ce60" table:formula="of:=IF(AND([.BV$1]&gt;=[.$M31];[.BV$1]&lt;=[.$L31]);[.BV$1];&quot;&quot;)">
            <text:p/>
          </table:table-cell>
          <table:table-cell table:style-name="ce60" table:formula="of:=IF(AND([.BW$1]&gt;=[.$M31];[.BW$1]&lt;=[.$L31]);[.BW$1];&quot;&quot;)">
            <text:p/>
          </table:table-cell>
          <table:table-cell table:style-name="ce62" table:formula="of:=IF(AND([.BX$1]&gt;=[.$M31];[.BX$1]&lt;=[.$L31]);[.BX$1];&quot;&quot;)">
            <text:p/>
          </table:table-cell>
          <table:table-cell table:style-name="ce62" table:formula="of:=IF(AND([.BY$1]&gt;=[.$M31];[.BY$1]&lt;=[.$L31]);[.BY$1];&quot;&quot;)">
            <text:p/>
          </table:table-cell>
          <table:table-cell table:style-name="ce64" table:formula="of:=IF(AND([.BZ$1]&gt;=[.$M31];[.BZ$1]&lt;=[.$L31]);[.BZ$1];&quot;&quot;)">
            <text:p/>
          </table:table-cell>
          <table:table-cell table:style-name="ce66" table:formula="of:=IF(AND([.CA$1]&gt;=[.$M31];[.CA$1]&lt;=[.$L31]);[.CA$1];&quot;&quot;)">
            <text:p/>
          </table:table-cell>
          <table:table-cell table:style-name="ce68" table:formula="of:=IF(AND([.CB$1]&gt;=[.$M31];[.CB$1]&lt;=[.$L31]);[.CB$1];&quot;&quot;)">
            <text:p/>
          </table:table-cell>
          <table:table-cell table:style-name="ce68" table:formula="of:=IF(AND([.CC$1]&gt;=[.$M31];[.CC$1]&lt;=[.$L31]);[.CC$1];&quot;&quot;)">
            <text:p/>
          </table:table-cell>
          <table:table-cell table:style-name="ce68" table:formula="of:=IF(AND([.CD$1]&gt;=[.$M31];[.CD$1]&lt;=[.$L31]);[.CD$1];&quot;&quot;)">
            <text:p/>
          </table:table-cell>
          <table:table-cell table:style-name="ce68" table:formula="of:=IF(AND([.CE$1]&gt;=[.$M31];[.CE$1]&lt;=[.$L31]);[.CE$1];&quot;&quot;)">
            <text:p/>
          </table:table-cell>
          <table:table-cell table:style-name="ce68" table:formula="of:=IF(AND([.CF$1]&gt;=[.$M31];[.CF$1]&lt;=[.$L31]);[.CF$1];&quot;&quot;)">
            <text:p/>
          </table:table-cell>
          <table:table-cell table:style-name="ce68" table:formula="of:=IF(AND([.CG$1]&gt;=[.$M31];[.CG$1]&lt;=[.$L31]);[.CG$1];&quot;&quot;)">
            <text:p/>
          </table:table-cell>
          <table:table-cell table:style-name="ce70" table:formula="of:=IF(AND([.CH$1]&gt;=[.$M31];[.CH$1]&lt;=[.$L31]);[.CH$1];&quot;&quot;)">
            <text:p/>
          </table:table-cell>
          <table:table-cell table:style-name="ce70" table:formula="of:=IF(AND([.CI$1]&gt;=[.$M31];[.CI$1]&lt;=[.$L31]);[.CI$1];&quot;&quot;)">
            <text:p/>
          </table:table-cell>
          <table:table-cell table:style-name="ce70" table:formula="of:=IF(AND([.CJ$1]&gt;=[.$M31];[.CJ$1]&lt;=[.$L31]);[.CJ$1];&quot;&quot;)">
            <text:p/>
          </table:table-cell>
          <table:table-cell table:style-name="ce72" table:formula="of:=IF(AND([.CK$1]&gt;=[.$M31];[.CK$1]&lt;=[.$L31]);[.CK$1];&quot;&quot;)">
            <text:p/>
          </table:table-cell>
          <table:table-cell table:style-name="ce74" table:formula="of:=IF(AND([.CL$1]&gt;=[.$M31];[.CL$1]&lt;=[.$L31]);[.CL$1];&quot;&quot;)">
            <text:p/>
          </table:table-cell>
          <table:table-cell table:style-name="ce74" table:formula="of:=IF(AND([.CM$1]&gt;=[.$M31];[.CM$1]&lt;=[.$L31]);[.CM$1];&quot;&quot;)">
            <text:p/>
          </table:table-cell>
          <table:table-cell table:style-name="ce76" table:formula="of:=IF(AND([.CN$1]&gt;=[.$M31];[.CN$1]&lt;=[.$L31]);[.CN$1];&quot;&quot;)">
            <text:p/>
          </table:table-cell>
          <table:table-cell table:style-name="ce76" table:formula="of:=IF(AND([.CO$1]&gt;=[.$M31];[.CO$1]&lt;=[.$L31]);[.CO$1];&quot;&quot;)">
            <text:p/>
          </table:table-cell>
          <table:table-cell table:style-name="ce79" table:formula="of:=IF(AND([.CP$1]&gt;=[.$M31];[.CP$1]&lt;=[.$L31]);[.CP$1];&quot;&quot;)">
            <text:p/>
          </table:table-cell>
          <table:table-cell table:style-name="ce82" table:formula="of:=IF(AND([.CQ$1]&gt;=[.$M31];[.CQ$1]&lt;=[.$L31]);[.CQ$1];&quot;&quot;)">
            <text:p/>
          </table:table-cell>
          <table:table-cell table:style-name="ce82" table:formula="of:=IF(AND([.CR$1]&gt;=[.$M31];[.CR$1]&lt;=[.$L31]);[.CR$1];&quot;&quot;)">
            <text:p/>
          </table:table-cell>
          <table:table-cell table:style-name="ce82" table:formula="of:=IF(AND([.CS$1]&gt;=[.$M31];[.CS$1]&lt;=[.$L31]);[.CS$1];&quot;&quot;)">
            <text:p/>
          </table:table-cell>
          <table:table-cell table:style-name="ce82" table:formula="of:=IF(AND([.CT$1]&gt;=[.$M31];[.CT$1]&lt;=[.$L31]);[.CT$1];&quot;&quot;)">
            <text:p/>
          </table:table-cell>
          <table:table-cell table:style-name="ce82" table:formula="of:=IF(AND([.CU$1]&gt;=[.$M31];[.CU$1]&lt;=[.$L31]);[.CU$1];&quot;&quot;)">
            <text:p/>
          </table:table-cell>
          <table:table-cell table:style-name="ce82" table:formula="of:=IF(AND([.CV$1]&gt;=[.$M31];[.CV$1]&lt;=[.$L31]);[.CV$1];&quot;&quot;)">
            <text:p/>
          </table:table-cell>
          <table:table-cell table:style-name="ce82" table:formula="of:=IF(AND([.CW$1]&gt;=[.$M31];[.CW$1]&lt;=[.$L31]);[.CW$1];&quot;&quot;)">
            <text:p/>
          </table:table-cell>
          <table:table-cell table:style-name="ce82" table:formula="of:=IF(AND([.CX$1]&gt;=[.$M31];[.CX$1]&lt;=[.$L31]);[.CX$1];&quot;&quot;)">
            <text:p/>
          </table:table-cell>
          <table:table-cell table:style-name="ce82" table:formula="of:=IF(AND([.CY$1]&gt;=[.$M31];[.CY$1]&lt;=[.$L31]);[.CY$1];&quot;&quot;)">
            <text:p/>
          </table:table-cell>
          <table:table-cell table:style-name="ce82" table:formula="of:=IF(AND([.CZ$1]&gt;=[.$M31];[.CZ$1]&lt;=[.$L31]);[.CZ$1];&quot;&quot;)">
            <text:p/>
          </table:table-cell>
          <table:table-cell table:style-name="ce82" table:formula="of:=IF(AND([.DA$1]&gt;=[.$M31];[.DA$1]&lt;=[.$L31]);[.DA$1];&quot;&quot;)">
            <text:p/>
          </table:table-cell>
          <table:table-cell table:style-name="ce82" table:formula="of:=IF(AND([.DB$1]&gt;=[.$M31];[.DB$1]&lt;=[.$L31]);[.DB$1];&quot;&quot;)">
            <text:p/>
          </table:table-cell>
          <table:table-cell table:style-name="ce82" table:formula="of:=IF(AND([.DC$1]&gt;=[.$M31];[.DC$1]&lt;=[.$L31]);[.DC$1];&quot;&quot;)">
            <text:p/>
          </table:table-cell>
          <table:table-cell table:style-name="ce82" table:formula="of:=IF(AND([.DD$1]&gt;=[.$M31];[.DD$1]&lt;=[.$L31]);[.DD$1];&quot;&quot;)">
            <text:p/>
          </table:table-cell>
          <table:table-cell table:style-name="ce82" table:formula="of:=IF(AND([.DE$1]&gt;=[.$M31];[.DE$1]&lt;=[.$L31]);[.DE$1];&quot;&quot;)">
            <text:p/>
          </table:table-cell>
          <table:table-cell table:style-name="ce82" table:formula="of:=IF(AND([.DF$1]&gt;=[.$M31];[.DF$1]&lt;=[.$L31]);[.DF$1];&quot;&quot;)">
            <text:p/>
          </table:table-cell>
          <table:table-cell table:style-name="ce82" table:formula="of:=IF(AND([.DG$1]&gt;=[.$M31];[.DG$1]&lt;=[.$L31]);[.DG$1];&quot;&quot;)">
            <text:p/>
          </table:table-cell>
          <table:table-cell table:style-name="ce82" table:formula="of:=IF(AND([.DH$1]&gt;=[.$M31];[.DH$1]&lt;=[.$L31]);[.DH$1];&quot;&quot;)">
            <text:p/>
          </table:table-cell>
          <table:table-cell table:style-name="ce82" table:formula="of:=IF(AND([.DI$1]&gt;=[.$M31];[.DI$1]&lt;=[.$L31]);[.DI$1];&quot;&quot;)">
            <text:p/>
          </table:table-cell>
          <table:table-cell table:style-name="ce82" table:formula="of:=IF(AND([.DJ$1]&gt;=[.$M31];[.DJ$1]&lt;=[.$L31]);[.DJ$1];&quot;&quot;)">
            <text:p/>
          </table:table-cell>
          <table:table-cell table:style-name="ce82" table:formula="of:=IF(AND([.DK$1]&gt;=[.$M31];[.DK$1]&lt;=[.$L31]);[.DK$1];&quot;&quot;)">
            <text:p/>
          </table:table-cell>
          <table:table-cell table:style-name="ce82" table:formula="of:=IF(AND([.DL$1]&gt;=[.$M31];[.DL$1]&lt;=[.$L31]);[.DL$1];&quot;&quot;)">
            <text:p/>
          </table:table-cell>
          <table:table-cell table:style-name="ce82" table:formula="of:=IF(AND([.DM$1]&gt;=[.$M31];[.DM$1]&lt;=[.$L31]);[.DM$1];&quot;&quot;)">
            <text:p/>
          </table:table-cell>
          <table:table-cell table:style-name="ce82" table:formula="of:=IF(AND([.DN$1]&gt;=[.$M31];[.DN$1]&lt;=[.$L31]);[.DN$1];&quot;&quot;)">
            <text:p/>
          </table:table-cell>
          <table:table-cell table:style-name="ce82" table:formula="of:=IF(AND([.DO$1]&gt;=[.$M31];[.DO$1]&lt;=[.$L31]);[.DO$1];&quot;&quot;)">
            <text:p/>
          </table:table-cell>
          <table:table-cell table:style-name="ce82" table:formula="of:=IF(AND([.DP$1]&gt;=[.$M31];[.DP$1]&lt;=[.$L31]);[.DP$1];&quot;&quot;)">
            <text:p/>
          </table:table-cell>
          <table:table-cell table:style-name="ce82" table:formula="of:=IF(AND([.DQ$1]&gt;=[.$M31];[.DQ$1]&lt;=[.$L31]);[.DQ$1];&quot;&quot;)">
            <text:p/>
          </table:table-cell>
          <table:table-cell table:style-name="ce82" table:formula="of:=IF(AND([.DR$1]&gt;=[.$M31];[.DR$1]&lt;=[.$L31]);[.DR$1];&quot;&quot;)">
            <text:p/>
          </table:table-cell>
          <table:table-cell table:style-name="ce82" table:formula="of:=IF(AND([.DS$1]&gt;=[.$M31];[.DS$1]&lt;=[.$L31]);[.DS$1];&quot;&quot;)">
            <text:p/>
          </table:table-cell>
          <table:table-cell table:style-name="ce82" table:formula="of:=IF(AND([.DT$1]&gt;=[.$M31];[.DT$1]&lt;=[.$L31]);[.DT$1];&quot;&quot;)">
            <text:p/>
          </table:table-cell>
          <table:table-cell table:style-name="ce82" table:formula="of:=IF(AND([.DU$1]&gt;=[.$M31];[.DU$1]&lt;=[.$L31]);[.DU$1];&quot;&quot;)">
            <text:p/>
          </table:table-cell>
          <table:table-cell table:style-name="ce84" table:formula="of:=IF(AND([.DV$1]&gt;=[.$M31];[.DV$1]&lt;=[.$L31]);[.DV$1];&quot;&quot;)">
            <text:p/>
          </table:table-cell>
          <table:table-cell table:style-name="ce84" table:formula="of:=IF(AND([.DW$1]&gt;=[.$M31];[.DW$1]&lt;=[.$L31]);[.DW$1];&quot;&quot;)">
            <text:p/>
          </table:table-cell>
          <table:table-cell table:style-name="ce84" table:formula="of:=IF(AND([.DX$1]&gt;=[.$M31];[.DX$1]&lt;=[.$L31]);[.DX$1];&quot;&quot;)">
            <text:p/>
          </table:table-cell>
          <table:table-cell table:style-name="ce84" table:formula="of:=IF(AND([.DY$1]&gt;=[.$M31];[.DY$1]&lt;=[.$L31]);[.DY$1];&quot;&quot;)">
            <text:p/>
          </table:table-cell>
          <table:table-cell table:style-name="ce84" table:formula="of:=IF(AND([.DZ$1]&gt;=[.$M31];[.DZ$1]&lt;=[.$L31]);[.DZ$1];&quot;&quot;)">
            <text:p/>
          </table:table-cell>
          <table:table-cell table:style-name="ce84" table:formula="of:=IF(AND([.EA$1]&gt;=[.$M31];[.EA$1]&lt;=[.$L31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32];[.$A:.$L];12;0)" office:value-type="float" office:value="37" calcext:value-type="float">
            <text:p>37</text:p>
          </table:table-cell>
          <table:table-cell table:style-name="ce6" table:formula="of:=VLOOKUP([.D32];[.$A:.$L];12;0)" office:value-type="float" office:value="0" calcext:value-type="float">
            <text:p>0</text:p>
          </table:table-cell>
          <table:table-cell table:style-name="ce6" table:formula="of:=VLOOKUP([.E32];[.$A:.$L];12;0)" office:value-type="float" office:value="0" calcext:value-type="float">
            <text:p>0</text:p>
          </table:table-cell>
          <table:table-cell table:style-name="ce6" table:formula="of:=VLOOKUP([.F32];[.$A:.$L];12;0)" office:value-type="float" office:value="0" calcext:value-type="float">
            <text:p>0</text:p>
          </table:table-cell>
          <table:table-cell table:style-name="ce7" table:formula="of:=MAX([.H32:.K32])+[.B32]+[.N32]" office:value-type="float" office:value="40" calcext:value-type="float">
            <text:p>40</text:p>
          </table:table-cell>
          <table:table-cell table:style-name="ce8" table:formula="of:=[.L32]-[.B32]+1" office:value-type="float" office:value="38" calcext:value-type="float">
            <text:p>38</text:p>
          </table:table-cell>
          <table:table-cell table:style-name="ce9"/>
          <table:table-cell table:style-name="ce11" table:formula="of:=IF(AND([.O$1]&gt;=[.$M32];[.O$1]&lt;=[.$L32]);[.O$1];&quot;&quot;)">
            <text:p/>
          </table:table-cell>
          <table:table-cell table:style-name="ce11" table:formula="of:=IF(AND([.P$1]&gt;=[.$M32];[.P$1]&lt;=[.$L32]);[.P$1];&quot;&quot;)">
            <text:p/>
          </table:table-cell>
          <table:table-cell table:style-name="ce11" table:formula="of:=IF(AND([.Q$1]&gt;=[.$M32];[.Q$1]&lt;=[.$L32]);[.Q$1];&quot;&quot;)">
            <text:p/>
          </table:table-cell>
          <table:table-cell table:style-name="ce11" table:formula="of:=IF(AND([.R$1]&gt;=[.$M32];[.R$1]&lt;=[.$L32]);[.R$1];&quot;&quot;)">
            <text:p/>
          </table:table-cell>
          <table:table-cell table:style-name="ce13" table:formula="of:=IF(AND([.S$1]&gt;=[.$M32];[.S$1]&lt;=[.$L32]);[.S$1];&quot;&quot;)">
            <text:p/>
          </table:table-cell>
          <table:table-cell table:style-name="ce13" table:formula="of:=IF(AND([.T$1]&gt;=[.$M32];[.T$1]&lt;=[.$L32]);[.T$1];&quot;&quot;)">
            <text:p/>
          </table:table-cell>
          <table:table-cell table:style-name="ce13" table:formula="of:=IF(AND([.U$1]&gt;=[.$M32];[.U$1]&lt;=[.$L32]);[.U$1];&quot;&quot;)">
            <text:p/>
          </table:table-cell>
          <table:table-cell table:style-name="ce13" table:formula="of:=IF(AND([.V$1]&gt;=[.$M32];[.V$1]&lt;=[.$L32]);[.V$1];&quot;&quot;)">
            <text:p/>
          </table:table-cell>
          <table:table-cell table:style-name="ce13" table:formula="of:=IF(AND([.W$1]&gt;=[.$M32];[.W$1]&lt;=[.$L32]);[.W$1];&quot;&quot;)">
            <text:p/>
          </table:table-cell>
          <table:table-cell table:style-name="ce13" table:formula="of:=IF(AND([.X$1]&gt;=[.$M32];[.X$1]&lt;=[.$L32]);[.X$1];&quot;&quot;)">
            <text:p/>
          </table:table-cell>
          <table:table-cell table:style-name="ce13" table:formula="of:=IF(AND([.Y$1]&gt;=[.$M32];[.Y$1]&lt;=[.$L32]);[.Y$1];&quot;&quot;)">
            <text:p/>
          </table:table-cell>
          <table:table-cell table:style-name="ce13" table:formula="of:=IF(AND([.Z$1]&gt;=[.$M32];[.Z$1]&lt;=[.$L32]);[.Z$1];&quot;&quot;)">
            <text:p/>
          </table:table-cell>
          <table:table-cell table:style-name="ce13" table:formula="of:=IF(AND([.AA$1]&gt;=[.$M32];[.AA$1]&lt;=[.$L32]);[.AA$1];&quot;&quot;)">
            <text:p/>
          </table:table-cell>
          <table:table-cell table:style-name="ce13" table:formula="of:=IF(AND([.AB$1]&gt;=[.$M32];[.AB$1]&lt;=[.$L32]);[.AB$1];&quot;&quot;)">
            <text:p/>
          </table:table-cell>
          <table:table-cell table:style-name="ce13" table:formula="of:=IF(AND([.AC$1]&gt;=[.$M32];[.AC$1]&lt;=[.$L32]);[.AC$1];&quot;&quot;)">
            <text:p/>
          </table:table-cell>
          <table:table-cell table:style-name="ce13" table:formula="of:=IF(AND([.AD$1]&gt;=[.$M32];[.AD$1]&lt;=[.$L32]);[.AD$1];&quot;&quot;)">
            <text:p/>
          </table:table-cell>
          <table:table-cell table:style-name="ce16" table:formula="of:=IF(AND([.AE$1]&gt;=[.$M32];[.AE$1]&lt;=[.$L32]);[.AE$1];&quot;&quot;)">
            <text:p/>
          </table:table-cell>
          <table:table-cell table:style-name="ce18" table:formula="of:=IF(AND([.AF$1]&gt;=[.$M32];[.AF$1]&lt;=[.$L32]);[.AF$1];&quot;&quot;)">
            <text:p/>
          </table:table-cell>
          <table:table-cell table:style-name="ce18" table:formula="of:=IF(AND([.AG$1]&gt;=[.$M32];[.AG$1]&lt;=[.$L32]);[.AG$1];&quot;&quot;)">
            <text:p/>
          </table:table-cell>
          <table:table-cell table:style-name="ce18" table:formula="of:=IF(AND([.AH$1]&gt;=[.$M32];[.AH$1]&lt;=[.$L32]);[.AH$1];&quot;&quot;)">
            <text:p/>
          </table:table-cell>
          <table:table-cell table:style-name="ce18" table:formula="of:=IF(AND([.AI$1]&gt;=[.$M32];[.AI$1]&lt;=[.$L32]);[.AI$1];&quot;&quot;)">
            <text:p/>
          </table:table-cell>
          <table:table-cell table:style-name="ce18" table:formula="of:=IF(AND([.AJ$1]&gt;=[.$M32];[.AJ$1]&lt;=[.$L32]);[.AJ$1];&quot;&quot;)">
            <text:p/>
          </table:table-cell>
          <table:table-cell table:style-name="ce18" table:formula="of:=IF(AND([.AK$1]&gt;=[.$M32];[.AK$1]&lt;=[.$L32]);[.AK$1];&quot;&quot;)">
            <text:p/>
          </table:table-cell>
          <table:table-cell table:style-name="ce18" table:formula="of:=IF(AND([.AL$1]&gt;=[.$M32];[.AL$1]&lt;=[.$L32]);[.AL$1];&quot;&quot;)">
            <text:p/>
          </table:table-cell>
          <table:table-cell table:style-name="ce18" table:formula="of:=IF(AND([.AM$1]&gt;=[.$M32];[.AM$1]&lt;=[.$L32]);[.AM$1];&quot;&quot;)">
            <text:p/>
          </table:table-cell>
          <table:table-cell table:style-name="ce18" table:formula="of:=IF(AND([.AN$1]&gt;=[.$M32];[.AN$1]&lt;=[.$L32]);[.AN$1];&quot;&quot;)">
            <text:p/>
          </table:table-cell>
          <table:table-cell table:style-name="ce18" table:formula="of:=IF(AND([.AO$1]&gt;=[.$M32];[.AO$1]&lt;=[.$L32]);[.AO$1];&quot;&quot;)">
            <text:p/>
          </table:table-cell>
          <table:table-cell table:style-name="ce18" table:formula="of:=IF(AND([.AP$1]&gt;=[.$M32];[.AP$1]&lt;=[.$L32]);[.AP$1];&quot;&quot;)">
            <text:p/>
          </table:table-cell>
          <table:table-cell table:style-name="ce18" table:formula="of:=IF(AND([.AQ$1]&gt;=[.$M32];[.AQ$1]&lt;=[.$L32]);[.AQ$1];&quot;&quot;)">
            <text:p/>
          </table:table-cell>
          <table:table-cell table:style-name="ce18" table:formula="of:=IF(AND([.AR$1]&gt;=[.$M32];[.AR$1]&lt;=[.$L32]);[.AR$1];&quot;&quot;)">
            <text:p/>
          </table:table-cell>
          <table:table-cell table:style-name="ce20" table:formula="of:=IF(AND([.AS$1]&gt;=[.$M32];[.AS$1]&lt;=[.$L32]);[.AS$1];&quot;&quot;)">
            <text:p/>
          </table:table-cell>
          <table:table-cell table:style-name="ce24" table:formula="of:=IF(AND([.AT$1]&gt;=[.$M32];[.AT$1]&lt;=[.$L32]);[.AT$1];&quot;&quot;)">
            <text:p/>
          </table:table-cell>
          <table:table-cell table:style-name="ce26" table:formula="of:=IF(AND([.AU$1]&gt;=[.$M32];[.AU$1]&lt;=[.$L32]);[.AU$1];&quot;&quot;)">
            <text:p/>
          </table:table-cell>
          <table:table-cell table:style-name="ce26" table:formula="of:=IF(AND([.AV$1]&gt;=[.$M32];[.AV$1]&lt;=[.$L32]);[.AV$1];&quot;&quot;)">
            <text:p/>
          </table:table-cell>
          <table:table-cell table:style-name="ce28" table:formula="of:=IF(AND([.AW$1]&gt;=[.$M32];[.AW$1]&lt;=[.$L32]);[.AW$1];&quot;&quot;)">
            <text:p/>
          </table:table-cell>
          <table:table-cell table:style-name="ce30" table:formula="of:=IF(AND([.AX$1]&gt;=[.$M32];[.AX$1]&lt;=[.$L32]);[.AX$1];&quot;&quot;)">
            <text:p/>
          </table:table-cell>
          <table:table-cell table:style-name="ce32" table:formula="of:=IF(AND([.AY$1]&gt;=[.$M32];[.AY$1]&lt;=[.$L32]);[.AY$1];&quot;&quot;)">
            <text:p/>
          </table:table-cell>
          <table:table-cell table:style-name="ce21" table:formula="of:=IF(AND([.AZ$1]&gt;=[.$M32];[.AZ$1]&lt;=[.$L32]);[.AZ$1];&quot;&quot;)" office:value-type="float" office:value="38" calcext:value-type="float">
            <text:p>38</text:p>
          </table:table-cell>
          <table:table-cell table:style-name="ce21" table:formula="of:=IF(AND([.BA$1]&gt;=[.$M32];[.BA$1]&lt;=[.$L32]);[.BA$1];&quot;&quot;)" office:value-type="float" office:value="39" calcext:value-type="float">
            <text:p>39</text:p>
          </table:table-cell>
          <table:table-cell table:style-name="ce21" table:formula="of:=IF(AND([.BB$1]&gt;=[.$M32];[.BB$1]&lt;=[.$L32]);[.BB$1];&quot;&quot;)" office:value-type="float" office:value="40" calcext:value-type="float">
            <text:p>40</text:p>
          </table:table-cell>
          <table:table-cell table:style-name="ce38" table:formula="of:=IF(AND([.BC$1]&gt;=[.$M32];[.BC$1]&lt;=[.$L32]);[.BC$1];&quot;&quot;)">
            <text:p/>
          </table:table-cell>
          <table:table-cell table:style-name="ce38" table:formula="of:=IF(AND([.BD$1]&gt;=[.$M32];[.BD$1]&lt;=[.$L32]);[.BD$1];&quot;&quot;)">
            <text:p/>
          </table:table-cell>
          <table:table-cell table:style-name="ce40" table:formula="of:=IF(AND([.BE$1]&gt;=[.$M32];[.BE$1]&lt;=[.$L32]);[.BE$1];&quot;&quot;)">
            <text:p/>
          </table:table-cell>
          <table:table-cell table:style-name="ce42" table:formula="of:=IF(AND([.BF$1]&gt;=[.$M32];[.BF$1]&lt;=[.$L32]);[.BF$1];&quot;&quot;)">
            <text:p/>
          </table:table-cell>
          <table:table-cell table:style-name="ce44" table:formula="of:=IF(AND([.BG$1]&gt;=[.$M32];[.BG$1]&lt;=[.$L32]);[.BG$1];&quot;&quot;)">
            <text:p/>
          </table:table-cell>
          <table:table-cell table:style-name="ce44" table:formula="of:=IF(AND([.BH$1]&gt;=[.$M32];[.BH$1]&lt;=[.$L32]);[.BH$1];&quot;&quot;)">
            <text:p/>
          </table:table-cell>
          <table:table-cell table:style-name="ce44" table:formula="of:=IF(AND([.BI$1]&gt;=[.$M32];[.BI$1]&lt;=[.$L32]);[.BI$1];&quot;&quot;)">
            <text:p/>
          </table:table-cell>
          <table:table-cell table:style-name="ce46" table:formula="of:=IF(AND([.BJ$1]&gt;=[.$M32];[.BJ$1]&lt;=[.$L32]);[.BJ$1];&quot;&quot;)">
            <text:p/>
          </table:table-cell>
          <table:table-cell table:style-name="ce48" table:formula="of:=IF(AND([.BK$1]&gt;=[.$M32];[.BK$1]&lt;=[.$L32]);[.BK$1];&quot;&quot;)">
            <text:p/>
          </table:table-cell>
          <table:table-cell table:style-name="ce48" table:formula="of:=IF(AND([.BL$1]&gt;=[.$M32];[.BL$1]&lt;=[.$L32]);[.BL$1];&quot;&quot;)">
            <text:p/>
          </table:table-cell>
          <table:table-cell table:style-name="ce50" table:formula="of:=IF(AND([.BM$1]&gt;=[.$M32];[.BM$1]&lt;=[.$L32]);[.BM$1];&quot;&quot;)">
            <text:p/>
          </table:table-cell>
          <table:table-cell table:style-name="ce50" table:formula="of:=IF(AND([.BN$1]&gt;=[.$M32];[.BN$1]&lt;=[.$L32]);[.BN$1];&quot;&quot;)">
            <text:p/>
          </table:table-cell>
          <table:table-cell table:style-name="ce50" table:formula="of:=IF(AND([.BO$1]&gt;=[.$M32];[.BO$1]&lt;=[.$L32]);[.BO$1];&quot;&quot;)">
            <text:p/>
          </table:table-cell>
          <table:table-cell table:style-name="ce52" table:formula="of:=IF(AND([.BP$1]&gt;=[.$M32];[.BP$1]&lt;=[.$L32]);[.BP$1];&quot;&quot;)">
            <text:p/>
          </table:table-cell>
          <table:table-cell table:style-name="ce54" table:formula="of:=IF(AND([.BQ$1]&gt;=[.$M32];[.BQ$1]&lt;=[.$L32]);[.BQ$1];&quot;&quot;)">
            <text:p/>
          </table:table-cell>
          <table:table-cell table:style-name="ce54" table:formula="of:=IF(AND([.BR$1]&gt;=[.$M32];[.BR$1]&lt;=[.$L32]);[.BR$1];&quot;&quot;)">
            <text:p/>
          </table:table-cell>
          <table:table-cell table:style-name="ce54" table:formula="of:=IF(AND([.BS$1]&gt;=[.$M32];[.BS$1]&lt;=[.$L32]);[.BS$1];&quot;&quot;)">
            <text:p/>
          </table:table-cell>
          <table:table-cell table:style-name="ce56" table:formula="of:=IF(AND([.BT$1]&gt;=[.$M32];[.BT$1]&lt;=[.$L32]);[.BT$1];&quot;&quot;)">
            <text:p/>
          </table:table-cell>
          <table:table-cell table:style-name="ce58" table:formula="of:=IF(AND([.BU$1]&gt;=[.$M32];[.BU$1]&lt;=[.$L32]);[.BU$1];&quot;&quot;)">
            <text:p/>
          </table:table-cell>
          <table:table-cell table:style-name="ce60" table:formula="of:=IF(AND([.BV$1]&gt;=[.$M32];[.BV$1]&lt;=[.$L32]);[.BV$1];&quot;&quot;)">
            <text:p/>
          </table:table-cell>
          <table:table-cell table:style-name="ce60" table:formula="of:=IF(AND([.BW$1]&gt;=[.$M32];[.BW$1]&lt;=[.$L32]);[.BW$1];&quot;&quot;)">
            <text:p/>
          </table:table-cell>
          <table:table-cell table:style-name="ce62" table:formula="of:=IF(AND([.BX$1]&gt;=[.$M32];[.BX$1]&lt;=[.$L32]);[.BX$1];&quot;&quot;)">
            <text:p/>
          </table:table-cell>
          <table:table-cell table:style-name="ce62" table:formula="of:=IF(AND([.BY$1]&gt;=[.$M32];[.BY$1]&lt;=[.$L32]);[.BY$1];&quot;&quot;)">
            <text:p/>
          </table:table-cell>
          <table:table-cell table:style-name="ce64" table:formula="of:=IF(AND([.BZ$1]&gt;=[.$M32];[.BZ$1]&lt;=[.$L32]);[.BZ$1];&quot;&quot;)">
            <text:p/>
          </table:table-cell>
          <table:table-cell table:style-name="ce66" table:formula="of:=IF(AND([.CA$1]&gt;=[.$M32];[.CA$1]&lt;=[.$L32]);[.CA$1];&quot;&quot;)">
            <text:p/>
          </table:table-cell>
          <table:table-cell table:style-name="ce68" table:formula="of:=IF(AND([.CB$1]&gt;=[.$M32];[.CB$1]&lt;=[.$L32]);[.CB$1];&quot;&quot;)">
            <text:p/>
          </table:table-cell>
          <table:table-cell table:style-name="ce68" table:formula="of:=IF(AND([.CC$1]&gt;=[.$M32];[.CC$1]&lt;=[.$L32]);[.CC$1];&quot;&quot;)">
            <text:p/>
          </table:table-cell>
          <table:table-cell table:style-name="ce68" table:formula="of:=IF(AND([.CD$1]&gt;=[.$M32];[.CD$1]&lt;=[.$L32]);[.CD$1];&quot;&quot;)">
            <text:p/>
          </table:table-cell>
          <table:table-cell table:style-name="ce68" table:formula="of:=IF(AND([.CE$1]&gt;=[.$M32];[.CE$1]&lt;=[.$L32]);[.CE$1];&quot;&quot;)">
            <text:p/>
          </table:table-cell>
          <table:table-cell table:style-name="ce68" table:formula="of:=IF(AND([.CF$1]&gt;=[.$M32];[.CF$1]&lt;=[.$L32]);[.CF$1];&quot;&quot;)">
            <text:p/>
          </table:table-cell>
          <table:table-cell table:style-name="ce68" table:formula="of:=IF(AND([.CG$1]&gt;=[.$M32];[.CG$1]&lt;=[.$L32]);[.CG$1];&quot;&quot;)">
            <text:p/>
          </table:table-cell>
          <table:table-cell table:style-name="ce70" table:formula="of:=IF(AND([.CH$1]&gt;=[.$M32];[.CH$1]&lt;=[.$L32]);[.CH$1];&quot;&quot;)">
            <text:p/>
          </table:table-cell>
          <table:table-cell table:style-name="ce70" table:formula="of:=IF(AND([.CI$1]&gt;=[.$M32];[.CI$1]&lt;=[.$L32]);[.CI$1];&quot;&quot;)">
            <text:p/>
          </table:table-cell>
          <table:table-cell table:style-name="ce70" table:formula="of:=IF(AND([.CJ$1]&gt;=[.$M32];[.CJ$1]&lt;=[.$L32]);[.CJ$1];&quot;&quot;)">
            <text:p/>
          </table:table-cell>
          <table:table-cell table:style-name="ce72" table:formula="of:=IF(AND([.CK$1]&gt;=[.$M32];[.CK$1]&lt;=[.$L32]);[.CK$1];&quot;&quot;)">
            <text:p/>
          </table:table-cell>
          <table:table-cell table:style-name="ce74" table:formula="of:=IF(AND([.CL$1]&gt;=[.$M32];[.CL$1]&lt;=[.$L32]);[.CL$1];&quot;&quot;)">
            <text:p/>
          </table:table-cell>
          <table:table-cell table:style-name="ce74" table:formula="of:=IF(AND([.CM$1]&gt;=[.$M32];[.CM$1]&lt;=[.$L32]);[.CM$1];&quot;&quot;)">
            <text:p/>
          </table:table-cell>
          <table:table-cell table:style-name="ce76" table:formula="of:=IF(AND([.CN$1]&gt;=[.$M32];[.CN$1]&lt;=[.$L32]);[.CN$1];&quot;&quot;)">
            <text:p/>
          </table:table-cell>
          <table:table-cell table:style-name="ce76" table:formula="of:=IF(AND([.CO$1]&gt;=[.$M32];[.CO$1]&lt;=[.$L32]);[.CO$1];&quot;&quot;)">
            <text:p/>
          </table:table-cell>
          <table:table-cell table:style-name="ce79" table:formula="of:=IF(AND([.CP$1]&gt;=[.$M32];[.CP$1]&lt;=[.$L32]);[.CP$1];&quot;&quot;)">
            <text:p/>
          </table:table-cell>
          <table:table-cell table:style-name="ce82" table:formula="of:=IF(AND([.CQ$1]&gt;=[.$M32];[.CQ$1]&lt;=[.$L32]);[.CQ$1];&quot;&quot;)">
            <text:p/>
          </table:table-cell>
          <table:table-cell table:style-name="ce82" table:formula="of:=IF(AND([.CR$1]&gt;=[.$M32];[.CR$1]&lt;=[.$L32]);[.CR$1];&quot;&quot;)">
            <text:p/>
          </table:table-cell>
          <table:table-cell table:style-name="ce82" table:formula="of:=IF(AND([.CS$1]&gt;=[.$M32];[.CS$1]&lt;=[.$L32]);[.CS$1];&quot;&quot;)">
            <text:p/>
          </table:table-cell>
          <table:table-cell table:style-name="ce82" table:formula="of:=IF(AND([.CT$1]&gt;=[.$M32];[.CT$1]&lt;=[.$L32]);[.CT$1];&quot;&quot;)">
            <text:p/>
          </table:table-cell>
          <table:table-cell table:style-name="ce82" table:formula="of:=IF(AND([.CU$1]&gt;=[.$M32];[.CU$1]&lt;=[.$L32]);[.CU$1];&quot;&quot;)">
            <text:p/>
          </table:table-cell>
          <table:table-cell table:style-name="ce82" table:formula="of:=IF(AND([.CV$1]&gt;=[.$M32];[.CV$1]&lt;=[.$L32]);[.CV$1];&quot;&quot;)">
            <text:p/>
          </table:table-cell>
          <table:table-cell table:style-name="ce82" table:formula="of:=IF(AND([.CW$1]&gt;=[.$M32];[.CW$1]&lt;=[.$L32]);[.CW$1];&quot;&quot;)">
            <text:p/>
          </table:table-cell>
          <table:table-cell table:style-name="ce82" table:formula="of:=IF(AND([.CX$1]&gt;=[.$M32];[.CX$1]&lt;=[.$L32]);[.CX$1];&quot;&quot;)">
            <text:p/>
          </table:table-cell>
          <table:table-cell table:style-name="ce82" table:formula="of:=IF(AND([.CY$1]&gt;=[.$M32];[.CY$1]&lt;=[.$L32]);[.CY$1];&quot;&quot;)">
            <text:p/>
          </table:table-cell>
          <table:table-cell table:style-name="ce82" table:formula="of:=IF(AND([.CZ$1]&gt;=[.$M32];[.CZ$1]&lt;=[.$L32]);[.CZ$1];&quot;&quot;)">
            <text:p/>
          </table:table-cell>
          <table:table-cell table:style-name="ce82" table:formula="of:=IF(AND([.DA$1]&gt;=[.$M32];[.DA$1]&lt;=[.$L32]);[.DA$1];&quot;&quot;)">
            <text:p/>
          </table:table-cell>
          <table:table-cell table:style-name="ce82" table:formula="of:=IF(AND([.DB$1]&gt;=[.$M32];[.DB$1]&lt;=[.$L32]);[.DB$1];&quot;&quot;)">
            <text:p/>
          </table:table-cell>
          <table:table-cell table:style-name="ce82" table:formula="of:=IF(AND([.DC$1]&gt;=[.$M32];[.DC$1]&lt;=[.$L32]);[.DC$1];&quot;&quot;)">
            <text:p/>
          </table:table-cell>
          <table:table-cell table:style-name="ce82" table:formula="of:=IF(AND([.DD$1]&gt;=[.$M32];[.DD$1]&lt;=[.$L32]);[.DD$1];&quot;&quot;)">
            <text:p/>
          </table:table-cell>
          <table:table-cell table:style-name="ce82" table:formula="of:=IF(AND([.DE$1]&gt;=[.$M32];[.DE$1]&lt;=[.$L32]);[.DE$1];&quot;&quot;)">
            <text:p/>
          </table:table-cell>
          <table:table-cell table:style-name="ce82" table:formula="of:=IF(AND([.DF$1]&gt;=[.$M32];[.DF$1]&lt;=[.$L32]);[.DF$1];&quot;&quot;)">
            <text:p/>
          </table:table-cell>
          <table:table-cell table:style-name="ce82" table:formula="of:=IF(AND([.DG$1]&gt;=[.$M32];[.DG$1]&lt;=[.$L32]);[.DG$1];&quot;&quot;)">
            <text:p/>
          </table:table-cell>
          <table:table-cell table:style-name="ce82" table:formula="of:=IF(AND([.DH$1]&gt;=[.$M32];[.DH$1]&lt;=[.$L32]);[.DH$1];&quot;&quot;)">
            <text:p/>
          </table:table-cell>
          <table:table-cell table:style-name="ce82" table:formula="of:=IF(AND([.DI$1]&gt;=[.$M32];[.DI$1]&lt;=[.$L32]);[.DI$1];&quot;&quot;)">
            <text:p/>
          </table:table-cell>
          <table:table-cell table:style-name="ce82" table:formula="of:=IF(AND([.DJ$1]&gt;=[.$M32];[.DJ$1]&lt;=[.$L32]);[.DJ$1];&quot;&quot;)">
            <text:p/>
          </table:table-cell>
          <table:table-cell table:style-name="ce82" table:formula="of:=IF(AND([.DK$1]&gt;=[.$M32];[.DK$1]&lt;=[.$L32]);[.DK$1];&quot;&quot;)">
            <text:p/>
          </table:table-cell>
          <table:table-cell table:style-name="ce82" table:formula="of:=IF(AND([.DL$1]&gt;=[.$M32];[.DL$1]&lt;=[.$L32]);[.DL$1];&quot;&quot;)">
            <text:p/>
          </table:table-cell>
          <table:table-cell table:style-name="ce82" table:formula="of:=IF(AND([.DM$1]&gt;=[.$M32];[.DM$1]&lt;=[.$L32]);[.DM$1];&quot;&quot;)">
            <text:p/>
          </table:table-cell>
          <table:table-cell table:style-name="ce82" table:formula="of:=IF(AND([.DN$1]&gt;=[.$M32];[.DN$1]&lt;=[.$L32]);[.DN$1];&quot;&quot;)">
            <text:p/>
          </table:table-cell>
          <table:table-cell table:style-name="ce82" table:formula="of:=IF(AND([.DO$1]&gt;=[.$M32];[.DO$1]&lt;=[.$L32]);[.DO$1];&quot;&quot;)">
            <text:p/>
          </table:table-cell>
          <table:table-cell table:style-name="ce82" table:formula="of:=IF(AND([.DP$1]&gt;=[.$M32];[.DP$1]&lt;=[.$L32]);[.DP$1];&quot;&quot;)">
            <text:p/>
          </table:table-cell>
          <table:table-cell table:style-name="ce82" table:formula="of:=IF(AND([.DQ$1]&gt;=[.$M32];[.DQ$1]&lt;=[.$L32]);[.DQ$1];&quot;&quot;)">
            <text:p/>
          </table:table-cell>
          <table:table-cell table:style-name="ce82" table:formula="of:=IF(AND([.DR$1]&gt;=[.$M32];[.DR$1]&lt;=[.$L32]);[.DR$1];&quot;&quot;)">
            <text:p/>
          </table:table-cell>
          <table:table-cell table:style-name="ce82" table:formula="of:=IF(AND([.DS$1]&gt;=[.$M32];[.DS$1]&lt;=[.$L32]);[.DS$1];&quot;&quot;)">
            <text:p/>
          </table:table-cell>
          <table:table-cell table:style-name="ce82" table:formula="of:=IF(AND([.DT$1]&gt;=[.$M32];[.DT$1]&lt;=[.$L32]);[.DT$1];&quot;&quot;)">
            <text:p/>
          </table:table-cell>
          <table:table-cell table:style-name="ce82" table:formula="of:=IF(AND([.DU$1]&gt;=[.$M32];[.DU$1]&lt;=[.$L32]);[.DU$1];&quot;&quot;)">
            <text:p/>
          </table:table-cell>
          <table:table-cell table:style-name="ce84" table:formula="of:=IF(AND([.DV$1]&gt;=[.$M32];[.DV$1]&lt;=[.$L32]);[.DV$1];&quot;&quot;)">
            <text:p/>
          </table:table-cell>
          <table:table-cell table:style-name="ce84" table:formula="of:=IF(AND([.DW$1]&gt;=[.$M32];[.DW$1]&lt;=[.$L32]);[.DW$1];&quot;&quot;)">
            <text:p/>
          </table:table-cell>
          <table:table-cell table:style-name="ce84" table:formula="of:=IF(AND([.DX$1]&gt;=[.$M32];[.DX$1]&lt;=[.$L32]);[.DX$1];&quot;&quot;)">
            <text:p/>
          </table:table-cell>
          <table:table-cell table:style-name="ce84" table:formula="of:=IF(AND([.DY$1]&gt;=[.$M32];[.DY$1]&lt;=[.$L32]);[.DY$1];&quot;&quot;)">
            <text:p/>
          </table:table-cell>
          <table:table-cell table:style-name="ce84" table:formula="of:=IF(AND([.DZ$1]&gt;=[.$M32];[.DZ$1]&lt;=[.$L32]);[.DZ$1];&quot;&quot;)">
            <text:p/>
          </table:table-cell>
          <table:table-cell table:style-name="ce84" table:formula="of:=IF(AND([.EA$1]&gt;=[.$M32];[.EA$1]&lt;=[.$L32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33];[.$A:.$L];12;0)" office:value-type="float" office:value="48" calcext:value-type="float">
            <text:p>48</text:p>
          </table:table-cell>
          <table:table-cell table:style-name="ce6" table:formula="of:=VLOOKUP([.D33];[.$A:.$L];12;0)" office:value-type="float" office:value="0" calcext:value-type="float">
            <text:p>0</text:p>
          </table:table-cell>
          <table:table-cell table:style-name="ce6" table:formula="of:=VLOOKUP([.E33];[.$A:.$L];12;0)" office:value-type="float" office:value="0" calcext:value-type="float">
            <text:p>0</text:p>
          </table:table-cell>
          <table:table-cell table:style-name="ce6" table:formula="of:=VLOOKUP([.F33];[.$A:.$L];12;0)" office:value-type="float" office:value="0" calcext:value-type="float">
            <text:p>0</text:p>
          </table:table-cell>
          <table:table-cell table:style-name="ce7" table:formula="of:=MAX([.H33:.K33])+[.B33]+[.N33]" office:value-type="float" office:value="54" calcext:value-type="float">
            <text:p>54</text:p>
          </table:table-cell>
          <table:table-cell table:style-name="ce8" table:formula="of:=[.L33]-[.B33]+1" office:value-type="float" office:value="49" calcext:value-type="float">
            <text:p>49</text:p>
          </table:table-cell>
          <table:table-cell table:style-name="ce9"/>
          <table:table-cell table:style-name="ce11" table:formula="of:=IF(AND([.O$1]&gt;=[.$M33];[.O$1]&lt;=[.$L33]);[.O$1];&quot;&quot;)">
            <text:p/>
          </table:table-cell>
          <table:table-cell table:style-name="ce11" table:formula="of:=IF(AND([.P$1]&gt;=[.$M33];[.P$1]&lt;=[.$L33]);[.P$1];&quot;&quot;)">
            <text:p/>
          </table:table-cell>
          <table:table-cell table:style-name="ce11" table:formula="of:=IF(AND([.Q$1]&gt;=[.$M33];[.Q$1]&lt;=[.$L33]);[.Q$1];&quot;&quot;)">
            <text:p/>
          </table:table-cell>
          <table:table-cell table:style-name="ce11" table:formula="of:=IF(AND([.R$1]&gt;=[.$M33];[.R$1]&lt;=[.$L33]);[.R$1];&quot;&quot;)">
            <text:p/>
          </table:table-cell>
          <table:table-cell table:style-name="ce13" table:formula="of:=IF(AND([.S$1]&gt;=[.$M33];[.S$1]&lt;=[.$L33]);[.S$1];&quot;&quot;)">
            <text:p/>
          </table:table-cell>
          <table:table-cell table:style-name="ce13" table:formula="of:=IF(AND([.T$1]&gt;=[.$M33];[.T$1]&lt;=[.$L33]);[.T$1];&quot;&quot;)">
            <text:p/>
          </table:table-cell>
          <table:table-cell table:style-name="ce13" table:formula="of:=IF(AND([.U$1]&gt;=[.$M33];[.U$1]&lt;=[.$L33]);[.U$1];&quot;&quot;)">
            <text:p/>
          </table:table-cell>
          <table:table-cell table:style-name="ce13" table:formula="of:=IF(AND([.V$1]&gt;=[.$M33];[.V$1]&lt;=[.$L33]);[.V$1];&quot;&quot;)">
            <text:p/>
          </table:table-cell>
          <table:table-cell table:style-name="ce13" table:formula="of:=IF(AND([.W$1]&gt;=[.$M33];[.W$1]&lt;=[.$L33]);[.W$1];&quot;&quot;)">
            <text:p/>
          </table:table-cell>
          <table:table-cell table:style-name="ce13" table:formula="of:=IF(AND([.X$1]&gt;=[.$M33];[.X$1]&lt;=[.$L33]);[.X$1];&quot;&quot;)">
            <text:p/>
          </table:table-cell>
          <table:table-cell table:style-name="ce13" table:formula="of:=IF(AND([.Y$1]&gt;=[.$M33];[.Y$1]&lt;=[.$L33]);[.Y$1];&quot;&quot;)">
            <text:p/>
          </table:table-cell>
          <table:table-cell table:style-name="ce13" table:formula="of:=IF(AND([.Z$1]&gt;=[.$M33];[.Z$1]&lt;=[.$L33]);[.Z$1];&quot;&quot;)">
            <text:p/>
          </table:table-cell>
          <table:table-cell table:style-name="ce13" table:formula="of:=IF(AND([.AA$1]&gt;=[.$M33];[.AA$1]&lt;=[.$L33]);[.AA$1];&quot;&quot;)">
            <text:p/>
          </table:table-cell>
          <table:table-cell table:style-name="ce13" table:formula="of:=IF(AND([.AB$1]&gt;=[.$M33];[.AB$1]&lt;=[.$L33]);[.AB$1];&quot;&quot;)">
            <text:p/>
          </table:table-cell>
          <table:table-cell table:style-name="ce13" table:formula="of:=IF(AND([.AC$1]&gt;=[.$M33];[.AC$1]&lt;=[.$L33]);[.AC$1];&quot;&quot;)">
            <text:p/>
          </table:table-cell>
          <table:table-cell table:style-name="ce13" table:formula="of:=IF(AND([.AD$1]&gt;=[.$M33];[.AD$1]&lt;=[.$L33]);[.AD$1];&quot;&quot;)">
            <text:p/>
          </table:table-cell>
          <table:table-cell table:style-name="ce16" table:formula="of:=IF(AND([.AE$1]&gt;=[.$M33];[.AE$1]&lt;=[.$L33]);[.AE$1];&quot;&quot;)">
            <text:p/>
          </table:table-cell>
          <table:table-cell table:style-name="ce18" table:formula="of:=IF(AND([.AF$1]&gt;=[.$M33];[.AF$1]&lt;=[.$L33]);[.AF$1];&quot;&quot;)">
            <text:p/>
          </table:table-cell>
          <table:table-cell table:style-name="ce18" table:formula="of:=IF(AND([.AG$1]&gt;=[.$M33];[.AG$1]&lt;=[.$L33]);[.AG$1];&quot;&quot;)">
            <text:p/>
          </table:table-cell>
          <table:table-cell table:style-name="ce18" table:formula="of:=IF(AND([.AH$1]&gt;=[.$M33];[.AH$1]&lt;=[.$L33]);[.AH$1];&quot;&quot;)">
            <text:p/>
          </table:table-cell>
          <table:table-cell table:style-name="ce18" table:formula="of:=IF(AND([.AI$1]&gt;=[.$M33];[.AI$1]&lt;=[.$L33]);[.AI$1];&quot;&quot;)">
            <text:p/>
          </table:table-cell>
          <table:table-cell table:style-name="ce18" table:formula="of:=IF(AND([.AJ$1]&gt;=[.$M33];[.AJ$1]&lt;=[.$L33]);[.AJ$1];&quot;&quot;)">
            <text:p/>
          </table:table-cell>
          <table:table-cell table:style-name="ce18" table:formula="of:=IF(AND([.AK$1]&gt;=[.$M33];[.AK$1]&lt;=[.$L33]);[.AK$1];&quot;&quot;)">
            <text:p/>
          </table:table-cell>
          <table:table-cell table:style-name="ce18" table:formula="of:=IF(AND([.AL$1]&gt;=[.$M33];[.AL$1]&lt;=[.$L33]);[.AL$1];&quot;&quot;)">
            <text:p/>
          </table:table-cell>
          <table:table-cell table:style-name="ce18" table:formula="of:=IF(AND([.AM$1]&gt;=[.$M33];[.AM$1]&lt;=[.$L33]);[.AM$1];&quot;&quot;)">
            <text:p/>
          </table:table-cell>
          <table:table-cell table:style-name="ce18" table:formula="of:=IF(AND([.AN$1]&gt;=[.$M33];[.AN$1]&lt;=[.$L33]);[.AN$1];&quot;&quot;)">
            <text:p/>
          </table:table-cell>
          <table:table-cell table:style-name="ce18" table:formula="of:=IF(AND([.AO$1]&gt;=[.$M33];[.AO$1]&lt;=[.$L33]);[.AO$1];&quot;&quot;)">
            <text:p/>
          </table:table-cell>
          <table:table-cell table:style-name="ce18" table:formula="of:=IF(AND([.AP$1]&gt;=[.$M33];[.AP$1]&lt;=[.$L33]);[.AP$1];&quot;&quot;)">
            <text:p/>
          </table:table-cell>
          <table:table-cell table:style-name="ce18" table:formula="of:=IF(AND([.AQ$1]&gt;=[.$M33];[.AQ$1]&lt;=[.$L33]);[.AQ$1];&quot;&quot;)">
            <text:p/>
          </table:table-cell>
          <table:table-cell table:style-name="ce18" table:formula="of:=IF(AND([.AR$1]&gt;=[.$M33];[.AR$1]&lt;=[.$L33]);[.AR$1];&quot;&quot;)">
            <text:p/>
          </table:table-cell>
          <table:table-cell table:style-name="ce20" table:formula="of:=IF(AND([.AS$1]&gt;=[.$M33];[.AS$1]&lt;=[.$L33]);[.AS$1];&quot;&quot;)">
            <text:p/>
          </table:table-cell>
          <table:table-cell table:style-name="ce24" table:formula="of:=IF(AND([.AT$1]&gt;=[.$M33];[.AT$1]&lt;=[.$L33]);[.AT$1];&quot;&quot;)">
            <text:p/>
          </table:table-cell>
          <table:table-cell table:style-name="ce26" table:formula="of:=IF(AND([.AU$1]&gt;=[.$M33];[.AU$1]&lt;=[.$L33]);[.AU$1];&quot;&quot;)">
            <text:p/>
          </table:table-cell>
          <table:table-cell table:style-name="ce26" table:formula="of:=IF(AND([.AV$1]&gt;=[.$M33];[.AV$1]&lt;=[.$L33]);[.AV$1];&quot;&quot;)">
            <text:p/>
          </table:table-cell>
          <table:table-cell table:style-name="ce28" table:formula="of:=IF(AND([.AW$1]&gt;=[.$M33];[.AW$1]&lt;=[.$L33]);[.AW$1];&quot;&quot;)">
            <text:p/>
          </table:table-cell>
          <table:table-cell table:style-name="ce30" table:formula="of:=IF(AND([.AX$1]&gt;=[.$M33];[.AX$1]&lt;=[.$L33]);[.AX$1];&quot;&quot;)">
            <text:p/>
          </table:table-cell>
          <table:table-cell table:style-name="ce32" table:formula="of:=IF(AND([.AY$1]&gt;=[.$M33];[.AY$1]&lt;=[.$L33]);[.AY$1];&quot;&quot;)">
            <text:p/>
          </table:table-cell>
          <table:table-cell table:style-name="ce34" table:formula="of:=IF(AND([.AZ$1]&gt;=[.$M33];[.AZ$1]&lt;=[.$L33]);[.AZ$1];&quot;&quot;)">
            <text:p/>
          </table:table-cell>
          <table:table-cell table:style-name="ce36" table:formula="of:=IF(AND([.BA$1]&gt;=[.$M33];[.BA$1]&lt;=[.$L33]);[.BA$1];&quot;&quot;)">
            <text:p/>
          </table:table-cell>
          <table:table-cell table:style-name="ce36" table:formula="of:=IF(AND([.BB$1]&gt;=[.$M33];[.BB$1]&lt;=[.$L33]);[.BB$1];&quot;&quot;)">
            <text:p/>
          </table:table-cell>
          <table:table-cell table:style-name="ce38" table:formula="of:=IF(AND([.BC$1]&gt;=[.$M33];[.BC$1]&lt;=[.$L33]);[.BC$1];&quot;&quot;)">
            <text:p/>
          </table:table-cell>
          <table:table-cell table:style-name="ce38" table:formula="of:=IF(AND([.BD$1]&gt;=[.$M33];[.BD$1]&lt;=[.$L33]);[.BD$1];&quot;&quot;)">
            <text:p/>
          </table:table-cell>
          <table:table-cell table:style-name="ce40" table:formula="of:=IF(AND([.BE$1]&gt;=[.$M33];[.BE$1]&lt;=[.$L33]);[.BE$1];&quot;&quot;)">
            <text:p/>
          </table:table-cell>
          <table:table-cell table:style-name="ce42" table:formula="of:=IF(AND([.BF$1]&gt;=[.$M33];[.BF$1]&lt;=[.$L33]);[.BF$1];&quot;&quot;)">
            <text:p/>
          </table:table-cell>
          <table:table-cell table:style-name="ce44" table:formula="of:=IF(AND([.BG$1]&gt;=[.$M33];[.BG$1]&lt;=[.$L33]);[.BG$1];&quot;&quot;)">
            <text:p/>
          </table:table-cell>
          <table:table-cell table:style-name="ce44" table:formula="of:=IF(AND([.BH$1]&gt;=[.$M33];[.BH$1]&lt;=[.$L33]);[.BH$1];&quot;&quot;)">
            <text:p/>
          </table:table-cell>
          <table:table-cell table:style-name="ce44" table:formula="of:=IF(AND([.BI$1]&gt;=[.$M33];[.BI$1]&lt;=[.$L33]);[.BI$1];&quot;&quot;)">
            <text:p/>
          </table:table-cell>
          <table:table-cell table:style-name="ce46" table:formula="of:=IF(AND([.BJ$1]&gt;=[.$M33];[.BJ$1]&lt;=[.$L33]);[.BJ$1];&quot;&quot;)">
            <text:p/>
          </table:table-cell>
          <table:table-cell table:style-name="ce21" table:formula="of:=IF(AND([.BK$1]&gt;=[.$M33];[.BK$1]&lt;=[.$L33]);[.BK$1];&quot;&quot;)" office:value-type="float" office:value="49" calcext:value-type="float">
            <text:p>49</text:p>
          </table:table-cell>
          <table:table-cell table:style-name="ce21" table:formula="of:=IF(AND([.BL$1]&gt;=[.$M33];[.BL$1]&lt;=[.$L33]);[.BL$1];&quot;&quot;)" office:value-type="float" office:value="50" calcext:value-type="float">
            <text:p>50</text:p>
          </table:table-cell>
          <table:table-cell table:style-name="ce21" table:formula="of:=IF(AND([.BM$1]&gt;=[.$M33];[.BM$1]&lt;=[.$L33]);[.BM$1];&quot;&quot;)" office:value-type="float" office:value="51" calcext:value-type="float">
            <text:p>51</text:p>
          </table:table-cell>
          <table:table-cell table:style-name="ce21" table:formula="of:=IF(AND([.BN$1]&gt;=[.$M33];[.BN$1]&lt;=[.$L33]);[.BN$1];&quot;&quot;)" office:value-type="float" office:value="52" calcext:value-type="float">
            <text:p>52</text:p>
          </table:table-cell>
          <table:table-cell table:style-name="ce21" table:formula="of:=IF(AND([.BO$1]&gt;=[.$M33];[.BO$1]&lt;=[.$L33]);[.BO$1];&quot;&quot;)" office:value-type="float" office:value="53" calcext:value-type="float">
            <text:p>53</text:p>
          </table:table-cell>
          <table:table-cell table:style-name="ce21" table:formula="of:=IF(AND([.BP$1]&gt;=[.$M33];[.BP$1]&lt;=[.$L33]);[.BP$1];&quot;&quot;)" office:value-type="float" office:value="54" calcext:value-type="float">
            <text:p>54</text:p>
          </table:table-cell>
          <table:table-cell table:style-name="ce54" table:formula="of:=IF(AND([.BQ$1]&gt;=[.$M33];[.BQ$1]&lt;=[.$L33]);[.BQ$1];&quot;&quot;)">
            <text:p/>
          </table:table-cell>
          <table:table-cell table:style-name="ce54" table:formula="of:=IF(AND([.BR$1]&gt;=[.$M33];[.BR$1]&lt;=[.$L33]);[.BR$1];&quot;&quot;)">
            <text:p/>
          </table:table-cell>
          <table:table-cell table:style-name="ce54" table:formula="of:=IF(AND([.BS$1]&gt;=[.$M33];[.BS$1]&lt;=[.$L33]);[.BS$1];&quot;&quot;)">
            <text:p/>
          </table:table-cell>
          <table:table-cell table:style-name="ce56" table:formula="of:=IF(AND([.BT$1]&gt;=[.$M33];[.BT$1]&lt;=[.$L33]);[.BT$1];&quot;&quot;)">
            <text:p/>
          </table:table-cell>
          <table:table-cell table:style-name="ce58" table:formula="of:=IF(AND([.BU$1]&gt;=[.$M33];[.BU$1]&lt;=[.$L33]);[.BU$1];&quot;&quot;)">
            <text:p/>
          </table:table-cell>
          <table:table-cell table:style-name="ce60" table:formula="of:=IF(AND([.BV$1]&gt;=[.$M33];[.BV$1]&lt;=[.$L33]);[.BV$1];&quot;&quot;)">
            <text:p/>
          </table:table-cell>
          <table:table-cell table:style-name="ce60" table:formula="of:=IF(AND([.BW$1]&gt;=[.$M33];[.BW$1]&lt;=[.$L33]);[.BW$1];&quot;&quot;)">
            <text:p/>
          </table:table-cell>
          <table:table-cell table:style-name="ce62" table:formula="of:=IF(AND([.BX$1]&gt;=[.$M33];[.BX$1]&lt;=[.$L33]);[.BX$1];&quot;&quot;)">
            <text:p/>
          </table:table-cell>
          <table:table-cell table:style-name="ce62" table:formula="of:=IF(AND([.BY$1]&gt;=[.$M33];[.BY$1]&lt;=[.$L33]);[.BY$1];&quot;&quot;)">
            <text:p/>
          </table:table-cell>
          <table:table-cell table:style-name="ce64" table:formula="of:=IF(AND([.BZ$1]&gt;=[.$M33];[.BZ$1]&lt;=[.$L33]);[.BZ$1];&quot;&quot;)">
            <text:p/>
          </table:table-cell>
          <table:table-cell table:style-name="ce66" table:formula="of:=IF(AND([.CA$1]&gt;=[.$M33];[.CA$1]&lt;=[.$L33]);[.CA$1];&quot;&quot;)">
            <text:p/>
          </table:table-cell>
          <table:table-cell table:style-name="ce68" table:formula="of:=IF(AND([.CB$1]&gt;=[.$M33];[.CB$1]&lt;=[.$L33]);[.CB$1];&quot;&quot;)">
            <text:p/>
          </table:table-cell>
          <table:table-cell table:style-name="ce68" table:formula="of:=IF(AND([.CC$1]&gt;=[.$M33];[.CC$1]&lt;=[.$L33]);[.CC$1];&quot;&quot;)">
            <text:p/>
          </table:table-cell>
          <table:table-cell table:style-name="ce68" table:formula="of:=IF(AND([.CD$1]&gt;=[.$M33];[.CD$1]&lt;=[.$L33]);[.CD$1];&quot;&quot;)">
            <text:p/>
          </table:table-cell>
          <table:table-cell table:style-name="ce68" table:formula="of:=IF(AND([.CE$1]&gt;=[.$M33];[.CE$1]&lt;=[.$L33]);[.CE$1];&quot;&quot;)">
            <text:p/>
          </table:table-cell>
          <table:table-cell table:style-name="ce68" table:formula="of:=IF(AND([.CF$1]&gt;=[.$M33];[.CF$1]&lt;=[.$L33]);[.CF$1];&quot;&quot;)">
            <text:p/>
          </table:table-cell>
          <table:table-cell table:style-name="ce68" table:formula="of:=IF(AND([.CG$1]&gt;=[.$M33];[.CG$1]&lt;=[.$L33]);[.CG$1];&quot;&quot;)">
            <text:p/>
          </table:table-cell>
          <table:table-cell table:style-name="ce70" table:formula="of:=IF(AND([.CH$1]&gt;=[.$M33];[.CH$1]&lt;=[.$L33]);[.CH$1];&quot;&quot;)">
            <text:p/>
          </table:table-cell>
          <table:table-cell table:style-name="ce70" table:formula="of:=IF(AND([.CI$1]&gt;=[.$M33];[.CI$1]&lt;=[.$L33]);[.CI$1];&quot;&quot;)">
            <text:p/>
          </table:table-cell>
          <table:table-cell table:style-name="ce70" table:formula="of:=IF(AND([.CJ$1]&gt;=[.$M33];[.CJ$1]&lt;=[.$L33]);[.CJ$1];&quot;&quot;)">
            <text:p/>
          </table:table-cell>
          <table:table-cell table:style-name="ce72" table:formula="of:=IF(AND([.CK$1]&gt;=[.$M33];[.CK$1]&lt;=[.$L33]);[.CK$1];&quot;&quot;)">
            <text:p/>
          </table:table-cell>
          <table:table-cell table:style-name="ce74" table:formula="of:=IF(AND([.CL$1]&gt;=[.$M33];[.CL$1]&lt;=[.$L33]);[.CL$1];&quot;&quot;)">
            <text:p/>
          </table:table-cell>
          <table:table-cell table:style-name="ce74" table:formula="of:=IF(AND([.CM$1]&gt;=[.$M33];[.CM$1]&lt;=[.$L33]);[.CM$1];&quot;&quot;)">
            <text:p/>
          </table:table-cell>
          <table:table-cell table:style-name="ce76" table:formula="of:=IF(AND([.CN$1]&gt;=[.$M33];[.CN$1]&lt;=[.$L33]);[.CN$1];&quot;&quot;)">
            <text:p/>
          </table:table-cell>
          <table:table-cell table:style-name="ce76" table:formula="of:=IF(AND([.CO$1]&gt;=[.$M33];[.CO$1]&lt;=[.$L33]);[.CO$1];&quot;&quot;)">
            <text:p/>
          </table:table-cell>
          <table:table-cell table:style-name="ce79" table:formula="of:=IF(AND([.CP$1]&gt;=[.$M33];[.CP$1]&lt;=[.$L33]);[.CP$1];&quot;&quot;)">
            <text:p/>
          </table:table-cell>
          <table:table-cell table:style-name="ce82" table:formula="of:=IF(AND([.CQ$1]&gt;=[.$M33];[.CQ$1]&lt;=[.$L33]);[.CQ$1];&quot;&quot;)">
            <text:p/>
          </table:table-cell>
          <table:table-cell table:style-name="ce82" table:formula="of:=IF(AND([.CR$1]&gt;=[.$M33];[.CR$1]&lt;=[.$L33]);[.CR$1];&quot;&quot;)">
            <text:p/>
          </table:table-cell>
          <table:table-cell table:style-name="ce82" table:formula="of:=IF(AND([.CS$1]&gt;=[.$M33];[.CS$1]&lt;=[.$L33]);[.CS$1];&quot;&quot;)">
            <text:p/>
          </table:table-cell>
          <table:table-cell table:style-name="ce82" table:formula="of:=IF(AND([.CT$1]&gt;=[.$M33];[.CT$1]&lt;=[.$L33]);[.CT$1];&quot;&quot;)">
            <text:p/>
          </table:table-cell>
          <table:table-cell table:style-name="ce82" table:formula="of:=IF(AND([.CU$1]&gt;=[.$M33];[.CU$1]&lt;=[.$L33]);[.CU$1];&quot;&quot;)">
            <text:p/>
          </table:table-cell>
          <table:table-cell table:style-name="ce82" table:formula="of:=IF(AND([.CV$1]&gt;=[.$M33];[.CV$1]&lt;=[.$L33]);[.CV$1];&quot;&quot;)">
            <text:p/>
          </table:table-cell>
          <table:table-cell table:style-name="ce82" table:formula="of:=IF(AND([.CW$1]&gt;=[.$M33];[.CW$1]&lt;=[.$L33]);[.CW$1];&quot;&quot;)">
            <text:p/>
          </table:table-cell>
          <table:table-cell table:style-name="ce82" table:formula="of:=IF(AND([.CX$1]&gt;=[.$M33];[.CX$1]&lt;=[.$L33]);[.CX$1];&quot;&quot;)">
            <text:p/>
          </table:table-cell>
          <table:table-cell table:style-name="ce82" table:formula="of:=IF(AND([.CY$1]&gt;=[.$M33];[.CY$1]&lt;=[.$L33]);[.CY$1];&quot;&quot;)">
            <text:p/>
          </table:table-cell>
          <table:table-cell table:style-name="ce82" table:formula="of:=IF(AND([.CZ$1]&gt;=[.$M33];[.CZ$1]&lt;=[.$L33]);[.CZ$1];&quot;&quot;)">
            <text:p/>
          </table:table-cell>
          <table:table-cell table:style-name="ce82" table:formula="of:=IF(AND([.DA$1]&gt;=[.$M33];[.DA$1]&lt;=[.$L33]);[.DA$1];&quot;&quot;)">
            <text:p/>
          </table:table-cell>
          <table:table-cell table:style-name="ce82" table:formula="of:=IF(AND([.DB$1]&gt;=[.$M33];[.DB$1]&lt;=[.$L33]);[.DB$1];&quot;&quot;)">
            <text:p/>
          </table:table-cell>
          <table:table-cell table:style-name="ce82" table:formula="of:=IF(AND([.DC$1]&gt;=[.$M33];[.DC$1]&lt;=[.$L33]);[.DC$1];&quot;&quot;)">
            <text:p/>
          </table:table-cell>
          <table:table-cell table:style-name="ce82" table:formula="of:=IF(AND([.DD$1]&gt;=[.$M33];[.DD$1]&lt;=[.$L33]);[.DD$1];&quot;&quot;)">
            <text:p/>
          </table:table-cell>
          <table:table-cell table:style-name="ce82" table:formula="of:=IF(AND([.DE$1]&gt;=[.$M33];[.DE$1]&lt;=[.$L33]);[.DE$1];&quot;&quot;)">
            <text:p/>
          </table:table-cell>
          <table:table-cell table:style-name="ce82" table:formula="of:=IF(AND([.DF$1]&gt;=[.$M33];[.DF$1]&lt;=[.$L33]);[.DF$1];&quot;&quot;)">
            <text:p/>
          </table:table-cell>
          <table:table-cell table:style-name="ce82" table:formula="of:=IF(AND([.DG$1]&gt;=[.$M33];[.DG$1]&lt;=[.$L33]);[.DG$1];&quot;&quot;)">
            <text:p/>
          </table:table-cell>
          <table:table-cell table:style-name="ce82" table:formula="of:=IF(AND([.DH$1]&gt;=[.$M33];[.DH$1]&lt;=[.$L33]);[.DH$1];&quot;&quot;)">
            <text:p/>
          </table:table-cell>
          <table:table-cell table:style-name="ce82" table:formula="of:=IF(AND([.DI$1]&gt;=[.$M33];[.DI$1]&lt;=[.$L33]);[.DI$1];&quot;&quot;)">
            <text:p/>
          </table:table-cell>
          <table:table-cell table:style-name="ce82" table:formula="of:=IF(AND([.DJ$1]&gt;=[.$M33];[.DJ$1]&lt;=[.$L33]);[.DJ$1];&quot;&quot;)">
            <text:p/>
          </table:table-cell>
          <table:table-cell table:style-name="ce82" table:formula="of:=IF(AND([.DK$1]&gt;=[.$M33];[.DK$1]&lt;=[.$L33]);[.DK$1];&quot;&quot;)">
            <text:p/>
          </table:table-cell>
          <table:table-cell table:style-name="ce82" table:formula="of:=IF(AND([.DL$1]&gt;=[.$M33];[.DL$1]&lt;=[.$L33]);[.DL$1];&quot;&quot;)">
            <text:p/>
          </table:table-cell>
          <table:table-cell table:style-name="ce82" table:formula="of:=IF(AND([.DM$1]&gt;=[.$M33];[.DM$1]&lt;=[.$L33]);[.DM$1];&quot;&quot;)">
            <text:p/>
          </table:table-cell>
          <table:table-cell table:style-name="ce82" table:formula="of:=IF(AND([.DN$1]&gt;=[.$M33];[.DN$1]&lt;=[.$L33]);[.DN$1];&quot;&quot;)">
            <text:p/>
          </table:table-cell>
          <table:table-cell table:style-name="ce82" table:formula="of:=IF(AND([.DO$1]&gt;=[.$M33];[.DO$1]&lt;=[.$L33]);[.DO$1];&quot;&quot;)">
            <text:p/>
          </table:table-cell>
          <table:table-cell table:style-name="ce82" table:formula="of:=IF(AND([.DP$1]&gt;=[.$M33];[.DP$1]&lt;=[.$L33]);[.DP$1];&quot;&quot;)">
            <text:p/>
          </table:table-cell>
          <table:table-cell table:style-name="ce82" table:formula="of:=IF(AND([.DQ$1]&gt;=[.$M33];[.DQ$1]&lt;=[.$L33]);[.DQ$1];&quot;&quot;)">
            <text:p/>
          </table:table-cell>
          <table:table-cell table:style-name="ce82" table:formula="of:=IF(AND([.DR$1]&gt;=[.$M33];[.DR$1]&lt;=[.$L33]);[.DR$1];&quot;&quot;)">
            <text:p/>
          </table:table-cell>
          <table:table-cell table:style-name="ce82" table:formula="of:=IF(AND([.DS$1]&gt;=[.$M33];[.DS$1]&lt;=[.$L33]);[.DS$1];&quot;&quot;)">
            <text:p/>
          </table:table-cell>
          <table:table-cell table:style-name="ce82" table:formula="of:=IF(AND([.DT$1]&gt;=[.$M33];[.DT$1]&lt;=[.$L33]);[.DT$1];&quot;&quot;)">
            <text:p/>
          </table:table-cell>
          <table:table-cell table:style-name="ce82" table:formula="of:=IF(AND([.DU$1]&gt;=[.$M33];[.DU$1]&lt;=[.$L33]);[.DU$1];&quot;&quot;)">
            <text:p/>
          </table:table-cell>
          <table:table-cell table:style-name="ce84" table:formula="of:=IF(AND([.DV$1]&gt;=[.$M33];[.DV$1]&lt;=[.$L33]);[.DV$1];&quot;&quot;)">
            <text:p/>
          </table:table-cell>
          <table:table-cell table:style-name="ce84" table:formula="of:=IF(AND([.DW$1]&gt;=[.$M33];[.DW$1]&lt;=[.$L33]);[.DW$1];&quot;&quot;)">
            <text:p/>
          </table:table-cell>
          <table:table-cell table:style-name="ce84" table:formula="of:=IF(AND([.DX$1]&gt;=[.$M33];[.DX$1]&lt;=[.$L33]);[.DX$1];&quot;&quot;)">
            <text:p/>
          </table:table-cell>
          <table:table-cell table:style-name="ce84" table:formula="of:=IF(AND([.DY$1]&gt;=[.$M33];[.DY$1]&lt;=[.$L33]);[.DY$1];&quot;&quot;)">
            <text:p/>
          </table:table-cell>
          <table:table-cell table:style-name="ce84" table:formula="of:=IF(AND([.DZ$1]&gt;=[.$M33];[.DZ$1]&lt;=[.$L33]);[.DZ$1];&quot;&quot;)">
            <text:p/>
          </table:table-cell>
          <table:table-cell table:style-name="ce84" table:formula="of:=IF(AND([.EA$1]&gt;=[.$M33];[.EA$1]&lt;=[.$L33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34];[.$A:.$L];12;0)" office:value-type="float" office:value="40" calcext:value-type="float">
            <text:p>40</text:p>
          </table:table-cell>
          <table:table-cell table:style-name="ce6" table:formula="of:=VLOOKUP([.D34];[.$A:.$L];12;0)" office:value-type="float" office:value="0" calcext:value-type="float">
            <text:p>0</text:p>
          </table:table-cell>
          <table:table-cell table:style-name="ce6" table:formula="of:=VLOOKUP([.E34];[.$A:.$L];12;0)" office:value-type="float" office:value="0" calcext:value-type="float">
            <text:p>0</text:p>
          </table:table-cell>
          <table:table-cell table:style-name="ce6" table:formula="of:=VLOOKUP([.F34];[.$A:.$L];12;0)" office:value-type="float" office:value="0" calcext:value-type="float">
            <text:p>0</text:p>
          </table:table-cell>
          <table:table-cell table:style-name="ce7" table:formula="of:=MAX([.H34:.K34])+[.B34]+[.N34]" office:value-type="float" office:value="47" calcext:value-type="float">
            <text:p>47</text:p>
          </table:table-cell>
          <table:table-cell table:style-name="ce8" table:formula="of:=[.L34]-[.B34]+1" office:value-type="float" office:value="41" calcext:value-type="float">
            <text:p>41</text:p>
          </table:table-cell>
          <table:table-cell table:style-name="ce9"/>
          <table:table-cell table:style-name="ce11" table:formula="of:=IF(AND([.O$1]&gt;=[.$M34];[.O$1]&lt;=[.$L34]);[.O$1];&quot;&quot;)">
            <text:p/>
          </table:table-cell>
          <table:table-cell table:style-name="ce11" table:formula="of:=IF(AND([.P$1]&gt;=[.$M34];[.P$1]&lt;=[.$L34]);[.P$1];&quot;&quot;)">
            <text:p/>
          </table:table-cell>
          <table:table-cell table:style-name="ce11" table:formula="of:=IF(AND([.Q$1]&gt;=[.$M34];[.Q$1]&lt;=[.$L34]);[.Q$1];&quot;&quot;)">
            <text:p/>
          </table:table-cell>
          <table:table-cell table:style-name="ce11" table:formula="of:=IF(AND([.R$1]&gt;=[.$M34];[.R$1]&lt;=[.$L34]);[.R$1];&quot;&quot;)">
            <text:p/>
          </table:table-cell>
          <table:table-cell table:style-name="ce13" table:formula="of:=IF(AND([.S$1]&gt;=[.$M34];[.S$1]&lt;=[.$L34]);[.S$1];&quot;&quot;)">
            <text:p/>
          </table:table-cell>
          <table:table-cell table:style-name="ce13" table:formula="of:=IF(AND([.T$1]&gt;=[.$M34];[.T$1]&lt;=[.$L34]);[.T$1];&quot;&quot;)">
            <text:p/>
          </table:table-cell>
          <table:table-cell table:style-name="ce13" table:formula="of:=IF(AND([.U$1]&gt;=[.$M34];[.U$1]&lt;=[.$L34]);[.U$1];&quot;&quot;)">
            <text:p/>
          </table:table-cell>
          <table:table-cell table:style-name="ce13" table:formula="of:=IF(AND([.V$1]&gt;=[.$M34];[.V$1]&lt;=[.$L34]);[.V$1];&quot;&quot;)">
            <text:p/>
          </table:table-cell>
          <table:table-cell table:style-name="ce13" table:formula="of:=IF(AND([.W$1]&gt;=[.$M34];[.W$1]&lt;=[.$L34]);[.W$1];&quot;&quot;)">
            <text:p/>
          </table:table-cell>
          <table:table-cell table:style-name="ce13" table:formula="of:=IF(AND([.X$1]&gt;=[.$M34];[.X$1]&lt;=[.$L34]);[.X$1];&quot;&quot;)">
            <text:p/>
          </table:table-cell>
          <table:table-cell table:style-name="ce13" table:formula="of:=IF(AND([.Y$1]&gt;=[.$M34];[.Y$1]&lt;=[.$L34]);[.Y$1];&quot;&quot;)">
            <text:p/>
          </table:table-cell>
          <table:table-cell table:style-name="ce13" table:formula="of:=IF(AND([.Z$1]&gt;=[.$M34];[.Z$1]&lt;=[.$L34]);[.Z$1];&quot;&quot;)">
            <text:p/>
          </table:table-cell>
          <table:table-cell table:style-name="ce13" table:formula="of:=IF(AND([.AA$1]&gt;=[.$M34];[.AA$1]&lt;=[.$L34]);[.AA$1];&quot;&quot;)">
            <text:p/>
          </table:table-cell>
          <table:table-cell table:style-name="ce13" table:formula="of:=IF(AND([.AB$1]&gt;=[.$M34];[.AB$1]&lt;=[.$L34]);[.AB$1];&quot;&quot;)">
            <text:p/>
          </table:table-cell>
          <table:table-cell table:style-name="ce13" table:formula="of:=IF(AND([.AC$1]&gt;=[.$M34];[.AC$1]&lt;=[.$L34]);[.AC$1];&quot;&quot;)">
            <text:p/>
          </table:table-cell>
          <table:table-cell table:style-name="ce13" table:formula="of:=IF(AND([.AD$1]&gt;=[.$M34];[.AD$1]&lt;=[.$L34]);[.AD$1];&quot;&quot;)">
            <text:p/>
          </table:table-cell>
          <table:table-cell table:style-name="ce16" table:formula="of:=IF(AND([.AE$1]&gt;=[.$M34];[.AE$1]&lt;=[.$L34]);[.AE$1];&quot;&quot;)">
            <text:p/>
          </table:table-cell>
          <table:table-cell table:style-name="ce18" table:formula="of:=IF(AND([.AF$1]&gt;=[.$M34];[.AF$1]&lt;=[.$L34]);[.AF$1];&quot;&quot;)">
            <text:p/>
          </table:table-cell>
          <table:table-cell table:style-name="ce18" table:formula="of:=IF(AND([.AG$1]&gt;=[.$M34];[.AG$1]&lt;=[.$L34]);[.AG$1];&quot;&quot;)">
            <text:p/>
          </table:table-cell>
          <table:table-cell table:style-name="ce18" table:formula="of:=IF(AND([.AH$1]&gt;=[.$M34];[.AH$1]&lt;=[.$L34]);[.AH$1];&quot;&quot;)">
            <text:p/>
          </table:table-cell>
          <table:table-cell table:style-name="ce18" table:formula="of:=IF(AND([.AI$1]&gt;=[.$M34];[.AI$1]&lt;=[.$L34]);[.AI$1];&quot;&quot;)">
            <text:p/>
          </table:table-cell>
          <table:table-cell table:style-name="ce18" table:formula="of:=IF(AND([.AJ$1]&gt;=[.$M34];[.AJ$1]&lt;=[.$L34]);[.AJ$1];&quot;&quot;)">
            <text:p/>
          </table:table-cell>
          <table:table-cell table:style-name="ce18" table:formula="of:=IF(AND([.AK$1]&gt;=[.$M34];[.AK$1]&lt;=[.$L34]);[.AK$1];&quot;&quot;)">
            <text:p/>
          </table:table-cell>
          <table:table-cell table:style-name="ce18" table:formula="of:=IF(AND([.AL$1]&gt;=[.$M34];[.AL$1]&lt;=[.$L34]);[.AL$1];&quot;&quot;)">
            <text:p/>
          </table:table-cell>
          <table:table-cell table:style-name="ce18" table:formula="of:=IF(AND([.AM$1]&gt;=[.$M34];[.AM$1]&lt;=[.$L34]);[.AM$1];&quot;&quot;)">
            <text:p/>
          </table:table-cell>
          <table:table-cell table:style-name="ce18" table:formula="of:=IF(AND([.AN$1]&gt;=[.$M34];[.AN$1]&lt;=[.$L34]);[.AN$1];&quot;&quot;)">
            <text:p/>
          </table:table-cell>
          <table:table-cell table:style-name="ce18" table:formula="of:=IF(AND([.AO$1]&gt;=[.$M34];[.AO$1]&lt;=[.$L34]);[.AO$1];&quot;&quot;)">
            <text:p/>
          </table:table-cell>
          <table:table-cell table:style-name="ce18" table:formula="of:=IF(AND([.AP$1]&gt;=[.$M34];[.AP$1]&lt;=[.$L34]);[.AP$1];&quot;&quot;)">
            <text:p/>
          </table:table-cell>
          <table:table-cell table:style-name="ce18" table:formula="of:=IF(AND([.AQ$1]&gt;=[.$M34];[.AQ$1]&lt;=[.$L34]);[.AQ$1];&quot;&quot;)">
            <text:p/>
          </table:table-cell>
          <table:table-cell table:style-name="ce18" table:formula="of:=IF(AND([.AR$1]&gt;=[.$M34];[.AR$1]&lt;=[.$L34]);[.AR$1];&quot;&quot;)">
            <text:p/>
          </table:table-cell>
          <table:table-cell table:style-name="ce20" table:formula="of:=IF(AND([.AS$1]&gt;=[.$M34];[.AS$1]&lt;=[.$L34]);[.AS$1];&quot;&quot;)">
            <text:p/>
          </table:table-cell>
          <table:table-cell table:style-name="ce24" table:formula="of:=IF(AND([.AT$1]&gt;=[.$M34];[.AT$1]&lt;=[.$L34]);[.AT$1];&quot;&quot;)">
            <text:p/>
          </table:table-cell>
          <table:table-cell table:style-name="ce26" table:formula="of:=IF(AND([.AU$1]&gt;=[.$M34];[.AU$1]&lt;=[.$L34]);[.AU$1];&quot;&quot;)">
            <text:p/>
          </table:table-cell>
          <table:table-cell table:style-name="ce26" table:formula="of:=IF(AND([.AV$1]&gt;=[.$M34];[.AV$1]&lt;=[.$L34]);[.AV$1];&quot;&quot;)">
            <text:p/>
          </table:table-cell>
          <table:table-cell table:style-name="ce28" table:formula="of:=IF(AND([.AW$1]&gt;=[.$M34];[.AW$1]&lt;=[.$L34]);[.AW$1];&quot;&quot;)">
            <text:p/>
          </table:table-cell>
          <table:table-cell table:style-name="ce30" table:formula="of:=IF(AND([.AX$1]&gt;=[.$M34];[.AX$1]&lt;=[.$L34]);[.AX$1];&quot;&quot;)">
            <text:p/>
          </table:table-cell>
          <table:table-cell table:style-name="ce32" table:formula="of:=IF(AND([.AY$1]&gt;=[.$M34];[.AY$1]&lt;=[.$L34]);[.AY$1];&quot;&quot;)">
            <text:p/>
          </table:table-cell>
          <table:table-cell table:style-name="ce34" table:formula="of:=IF(AND([.AZ$1]&gt;=[.$M34];[.AZ$1]&lt;=[.$L34]);[.AZ$1];&quot;&quot;)">
            <text:p/>
          </table:table-cell>
          <table:table-cell table:style-name="ce36" table:formula="of:=IF(AND([.BA$1]&gt;=[.$M34];[.BA$1]&lt;=[.$L34]);[.BA$1];&quot;&quot;)">
            <text:p/>
          </table:table-cell>
          <table:table-cell table:style-name="ce36" table:formula="of:=IF(AND([.BB$1]&gt;=[.$M34];[.BB$1]&lt;=[.$L34]);[.BB$1];&quot;&quot;)">
            <text:p/>
          </table:table-cell>
          <table:table-cell table:style-name="ce21" table:formula="of:=IF(AND([.BC$1]&gt;=[.$M34];[.BC$1]&lt;=[.$L34]);[.BC$1];&quot;&quot;)" office:value-type="float" office:value="41" calcext:value-type="float">
            <text:p>41</text:p>
          </table:table-cell>
          <table:table-cell table:style-name="ce21" table:formula="of:=IF(AND([.BD$1]&gt;=[.$M34];[.BD$1]&lt;=[.$L34]);[.BD$1];&quot;&quot;)" office:value-type="float" office:value="42" calcext:value-type="float">
            <text:p>42</text:p>
          </table:table-cell>
          <table:table-cell table:style-name="ce21" table:formula="of:=IF(AND([.BE$1]&gt;=[.$M34];[.BE$1]&lt;=[.$L34]);[.BE$1];&quot;&quot;)" office:value-type="float" office:value="43" calcext:value-type="float">
            <text:p>43</text:p>
          </table:table-cell>
          <table:table-cell table:style-name="ce21" table:formula="of:=IF(AND([.BF$1]&gt;=[.$M34];[.BF$1]&lt;=[.$L34]);[.BF$1];&quot;&quot;)" office:value-type="float" office:value="44" calcext:value-type="float">
            <text:p>44</text:p>
          </table:table-cell>
          <table:table-cell table:style-name="ce21" table:formula="of:=IF(AND([.BG$1]&gt;=[.$M34];[.BG$1]&lt;=[.$L34]);[.BG$1];&quot;&quot;)" office:value-type="float" office:value="45" calcext:value-type="float">
            <text:p>45</text:p>
          </table:table-cell>
          <table:table-cell table:style-name="ce21" table:formula="of:=IF(AND([.BH$1]&gt;=[.$M34];[.BH$1]&lt;=[.$L34]);[.BH$1];&quot;&quot;)" office:value-type="float" office:value="46" calcext:value-type="float">
            <text:p>46</text:p>
          </table:table-cell>
          <table:table-cell table:style-name="ce21" table:formula="of:=IF(AND([.BI$1]&gt;=[.$M34];[.BI$1]&lt;=[.$L34]);[.BI$1];&quot;&quot;)" office:value-type="float" office:value="47" calcext:value-type="float">
            <text:p>47</text:p>
          </table:table-cell>
          <table:table-cell table:style-name="ce46" table:formula="of:=IF(AND([.BJ$1]&gt;=[.$M34];[.BJ$1]&lt;=[.$L34]);[.BJ$1];&quot;&quot;)">
            <text:p/>
          </table:table-cell>
          <table:table-cell table:style-name="ce48" table:formula="of:=IF(AND([.BK$1]&gt;=[.$M34];[.BK$1]&lt;=[.$L34]);[.BK$1];&quot;&quot;)">
            <text:p/>
          </table:table-cell>
          <table:table-cell table:style-name="ce48" table:formula="of:=IF(AND([.BL$1]&gt;=[.$M34];[.BL$1]&lt;=[.$L34]);[.BL$1];&quot;&quot;)">
            <text:p/>
          </table:table-cell>
          <table:table-cell table:style-name="ce50" table:formula="of:=IF(AND([.BM$1]&gt;=[.$M34];[.BM$1]&lt;=[.$L34]);[.BM$1];&quot;&quot;)">
            <text:p/>
          </table:table-cell>
          <table:table-cell table:style-name="ce50" table:formula="of:=IF(AND([.BN$1]&gt;=[.$M34];[.BN$1]&lt;=[.$L34]);[.BN$1];&quot;&quot;)">
            <text:p/>
          </table:table-cell>
          <table:table-cell table:style-name="ce50" table:formula="of:=IF(AND([.BO$1]&gt;=[.$M34];[.BO$1]&lt;=[.$L34]);[.BO$1];&quot;&quot;)">
            <text:p/>
          </table:table-cell>
          <table:table-cell table:style-name="ce52" table:formula="of:=IF(AND([.BP$1]&gt;=[.$M34];[.BP$1]&lt;=[.$L34]);[.BP$1];&quot;&quot;)">
            <text:p/>
          </table:table-cell>
          <table:table-cell table:style-name="ce54" table:formula="of:=IF(AND([.BQ$1]&gt;=[.$M34];[.BQ$1]&lt;=[.$L34]);[.BQ$1];&quot;&quot;)">
            <text:p/>
          </table:table-cell>
          <table:table-cell table:style-name="ce54" table:formula="of:=IF(AND([.BR$1]&gt;=[.$M34];[.BR$1]&lt;=[.$L34]);[.BR$1];&quot;&quot;)">
            <text:p/>
          </table:table-cell>
          <table:table-cell table:style-name="ce54" table:formula="of:=IF(AND([.BS$1]&gt;=[.$M34];[.BS$1]&lt;=[.$L34]);[.BS$1];&quot;&quot;)">
            <text:p/>
          </table:table-cell>
          <table:table-cell table:style-name="ce56" table:formula="of:=IF(AND([.BT$1]&gt;=[.$M34];[.BT$1]&lt;=[.$L34]);[.BT$1];&quot;&quot;)">
            <text:p/>
          </table:table-cell>
          <table:table-cell table:style-name="ce58" table:formula="of:=IF(AND([.BU$1]&gt;=[.$M34];[.BU$1]&lt;=[.$L34]);[.BU$1];&quot;&quot;)">
            <text:p/>
          </table:table-cell>
          <table:table-cell table:style-name="ce60" table:formula="of:=IF(AND([.BV$1]&gt;=[.$M34];[.BV$1]&lt;=[.$L34]);[.BV$1];&quot;&quot;)">
            <text:p/>
          </table:table-cell>
          <table:table-cell table:style-name="ce60" table:formula="of:=IF(AND([.BW$1]&gt;=[.$M34];[.BW$1]&lt;=[.$L34]);[.BW$1];&quot;&quot;)">
            <text:p/>
          </table:table-cell>
          <table:table-cell table:style-name="ce62" table:formula="of:=IF(AND([.BX$1]&gt;=[.$M34];[.BX$1]&lt;=[.$L34]);[.BX$1];&quot;&quot;)">
            <text:p/>
          </table:table-cell>
          <table:table-cell table:style-name="ce62" table:formula="of:=IF(AND([.BY$1]&gt;=[.$M34];[.BY$1]&lt;=[.$L34]);[.BY$1];&quot;&quot;)">
            <text:p/>
          </table:table-cell>
          <table:table-cell table:style-name="ce64" table:formula="of:=IF(AND([.BZ$1]&gt;=[.$M34];[.BZ$1]&lt;=[.$L34]);[.BZ$1];&quot;&quot;)">
            <text:p/>
          </table:table-cell>
          <table:table-cell table:style-name="ce66" table:formula="of:=IF(AND([.CA$1]&gt;=[.$M34];[.CA$1]&lt;=[.$L34]);[.CA$1];&quot;&quot;)">
            <text:p/>
          </table:table-cell>
          <table:table-cell table:style-name="ce68" table:formula="of:=IF(AND([.CB$1]&gt;=[.$M34];[.CB$1]&lt;=[.$L34]);[.CB$1];&quot;&quot;)">
            <text:p/>
          </table:table-cell>
          <table:table-cell table:style-name="ce68" table:formula="of:=IF(AND([.CC$1]&gt;=[.$M34];[.CC$1]&lt;=[.$L34]);[.CC$1];&quot;&quot;)">
            <text:p/>
          </table:table-cell>
          <table:table-cell table:style-name="ce68" table:formula="of:=IF(AND([.CD$1]&gt;=[.$M34];[.CD$1]&lt;=[.$L34]);[.CD$1];&quot;&quot;)">
            <text:p/>
          </table:table-cell>
          <table:table-cell table:style-name="ce68" table:formula="of:=IF(AND([.CE$1]&gt;=[.$M34];[.CE$1]&lt;=[.$L34]);[.CE$1];&quot;&quot;)">
            <text:p/>
          </table:table-cell>
          <table:table-cell table:style-name="ce68" table:formula="of:=IF(AND([.CF$1]&gt;=[.$M34];[.CF$1]&lt;=[.$L34]);[.CF$1];&quot;&quot;)">
            <text:p/>
          </table:table-cell>
          <table:table-cell table:style-name="ce68" table:formula="of:=IF(AND([.CG$1]&gt;=[.$M34];[.CG$1]&lt;=[.$L34]);[.CG$1];&quot;&quot;)">
            <text:p/>
          </table:table-cell>
          <table:table-cell table:style-name="ce70" table:formula="of:=IF(AND([.CH$1]&gt;=[.$M34];[.CH$1]&lt;=[.$L34]);[.CH$1];&quot;&quot;)">
            <text:p/>
          </table:table-cell>
          <table:table-cell table:style-name="ce70" table:formula="of:=IF(AND([.CI$1]&gt;=[.$M34];[.CI$1]&lt;=[.$L34]);[.CI$1];&quot;&quot;)">
            <text:p/>
          </table:table-cell>
          <table:table-cell table:style-name="ce70" table:formula="of:=IF(AND([.CJ$1]&gt;=[.$M34];[.CJ$1]&lt;=[.$L34]);[.CJ$1];&quot;&quot;)">
            <text:p/>
          </table:table-cell>
          <table:table-cell table:style-name="ce72" table:formula="of:=IF(AND([.CK$1]&gt;=[.$M34];[.CK$1]&lt;=[.$L34]);[.CK$1];&quot;&quot;)">
            <text:p/>
          </table:table-cell>
          <table:table-cell table:style-name="ce74" table:formula="of:=IF(AND([.CL$1]&gt;=[.$M34];[.CL$1]&lt;=[.$L34]);[.CL$1];&quot;&quot;)">
            <text:p/>
          </table:table-cell>
          <table:table-cell table:style-name="ce74" table:formula="of:=IF(AND([.CM$1]&gt;=[.$M34];[.CM$1]&lt;=[.$L34]);[.CM$1];&quot;&quot;)">
            <text:p/>
          </table:table-cell>
          <table:table-cell table:style-name="ce76" table:formula="of:=IF(AND([.CN$1]&gt;=[.$M34];[.CN$1]&lt;=[.$L34]);[.CN$1];&quot;&quot;)">
            <text:p/>
          </table:table-cell>
          <table:table-cell table:style-name="ce76" table:formula="of:=IF(AND([.CO$1]&gt;=[.$M34];[.CO$1]&lt;=[.$L34]);[.CO$1];&quot;&quot;)">
            <text:p/>
          </table:table-cell>
          <table:table-cell table:style-name="ce79" table:formula="of:=IF(AND([.CP$1]&gt;=[.$M34];[.CP$1]&lt;=[.$L34]);[.CP$1];&quot;&quot;)">
            <text:p/>
          </table:table-cell>
          <table:table-cell table:style-name="ce82" table:formula="of:=IF(AND([.CQ$1]&gt;=[.$M34];[.CQ$1]&lt;=[.$L34]);[.CQ$1];&quot;&quot;)">
            <text:p/>
          </table:table-cell>
          <table:table-cell table:style-name="ce82" table:formula="of:=IF(AND([.CR$1]&gt;=[.$M34];[.CR$1]&lt;=[.$L34]);[.CR$1];&quot;&quot;)">
            <text:p/>
          </table:table-cell>
          <table:table-cell table:style-name="ce82" table:formula="of:=IF(AND([.CS$1]&gt;=[.$M34];[.CS$1]&lt;=[.$L34]);[.CS$1];&quot;&quot;)">
            <text:p/>
          </table:table-cell>
          <table:table-cell table:style-name="ce82" table:formula="of:=IF(AND([.CT$1]&gt;=[.$M34];[.CT$1]&lt;=[.$L34]);[.CT$1];&quot;&quot;)">
            <text:p/>
          </table:table-cell>
          <table:table-cell table:style-name="ce82" table:formula="of:=IF(AND([.CU$1]&gt;=[.$M34];[.CU$1]&lt;=[.$L34]);[.CU$1];&quot;&quot;)">
            <text:p/>
          </table:table-cell>
          <table:table-cell table:style-name="ce82" table:formula="of:=IF(AND([.CV$1]&gt;=[.$M34];[.CV$1]&lt;=[.$L34]);[.CV$1];&quot;&quot;)">
            <text:p/>
          </table:table-cell>
          <table:table-cell table:style-name="ce82" table:formula="of:=IF(AND([.CW$1]&gt;=[.$M34];[.CW$1]&lt;=[.$L34]);[.CW$1];&quot;&quot;)">
            <text:p/>
          </table:table-cell>
          <table:table-cell table:style-name="ce82" table:formula="of:=IF(AND([.CX$1]&gt;=[.$M34];[.CX$1]&lt;=[.$L34]);[.CX$1];&quot;&quot;)">
            <text:p/>
          </table:table-cell>
          <table:table-cell table:style-name="ce82" table:formula="of:=IF(AND([.CY$1]&gt;=[.$M34];[.CY$1]&lt;=[.$L34]);[.CY$1];&quot;&quot;)">
            <text:p/>
          </table:table-cell>
          <table:table-cell table:style-name="ce82" table:formula="of:=IF(AND([.CZ$1]&gt;=[.$M34];[.CZ$1]&lt;=[.$L34]);[.CZ$1];&quot;&quot;)">
            <text:p/>
          </table:table-cell>
          <table:table-cell table:style-name="ce82" table:formula="of:=IF(AND([.DA$1]&gt;=[.$M34];[.DA$1]&lt;=[.$L34]);[.DA$1];&quot;&quot;)">
            <text:p/>
          </table:table-cell>
          <table:table-cell table:style-name="ce82" table:formula="of:=IF(AND([.DB$1]&gt;=[.$M34];[.DB$1]&lt;=[.$L34]);[.DB$1];&quot;&quot;)">
            <text:p/>
          </table:table-cell>
          <table:table-cell table:style-name="ce82" table:formula="of:=IF(AND([.DC$1]&gt;=[.$M34];[.DC$1]&lt;=[.$L34]);[.DC$1];&quot;&quot;)">
            <text:p/>
          </table:table-cell>
          <table:table-cell table:style-name="ce82" table:formula="of:=IF(AND([.DD$1]&gt;=[.$M34];[.DD$1]&lt;=[.$L34]);[.DD$1];&quot;&quot;)">
            <text:p/>
          </table:table-cell>
          <table:table-cell table:style-name="ce82" table:formula="of:=IF(AND([.DE$1]&gt;=[.$M34];[.DE$1]&lt;=[.$L34]);[.DE$1];&quot;&quot;)">
            <text:p/>
          </table:table-cell>
          <table:table-cell table:style-name="ce82" table:formula="of:=IF(AND([.DF$1]&gt;=[.$M34];[.DF$1]&lt;=[.$L34]);[.DF$1];&quot;&quot;)">
            <text:p/>
          </table:table-cell>
          <table:table-cell table:style-name="ce82" table:formula="of:=IF(AND([.DG$1]&gt;=[.$M34];[.DG$1]&lt;=[.$L34]);[.DG$1];&quot;&quot;)">
            <text:p/>
          </table:table-cell>
          <table:table-cell table:style-name="ce82" table:formula="of:=IF(AND([.DH$1]&gt;=[.$M34];[.DH$1]&lt;=[.$L34]);[.DH$1];&quot;&quot;)">
            <text:p/>
          </table:table-cell>
          <table:table-cell table:style-name="ce82" table:formula="of:=IF(AND([.DI$1]&gt;=[.$M34];[.DI$1]&lt;=[.$L34]);[.DI$1];&quot;&quot;)">
            <text:p/>
          </table:table-cell>
          <table:table-cell table:style-name="ce82" table:formula="of:=IF(AND([.DJ$1]&gt;=[.$M34];[.DJ$1]&lt;=[.$L34]);[.DJ$1];&quot;&quot;)">
            <text:p/>
          </table:table-cell>
          <table:table-cell table:style-name="ce82" table:formula="of:=IF(AND([.DK$1]&gt;=[.$M34];[.DK$1]&lt;=[.$L34]);[.DK$1];&quot;&quot;)">
            <text:p/>
          </table:table-cell>
          <table:table-cell table:style-name="ce82" table:formula="of:=IF(AND([.DL$1]&gt;=[.$M34];[.DL$1]&lt;=[.$L34]);[.DL$1];&quot;&quot;)">
            <text:p/>
          </table:table-cell>
          <table:table-cell table:style-name="ce82" table:formula="of:=IF(AND([.DM$1]&gt;=[.$M34];[.DM$1]&lt;=[.$L34]);[.DM$1];&quot;&quot;)">
            <text:p/>
          </table:table-cell>
          <table:table-cell table:style-name="ce82" table:formula="of:=IF(AND([.DN$1]&gt;=[.$M34];[.DN$1]&lt;=[.$L34]);[.DN$1];&quot;&quot;)">
            <text:p/>
          </table:table-cell>
          <table:table-cell table:style-name="ce82" table:formula="of:=IF(AND([.DO$1]&gt;=[.$M34];[.DO$1]&lt;=[.$L34]);[.DO$1];&quot;&quot;)">
            <text:p/>
          </table:table-cell>
          <table:table-cell table:style-name="ce82" table:formula="of:=IF(AND([.DP$1]&gt;=[.$M34];[.DP$1]&lt;=[.$L34]);[.DP$1];&quot;&quot;)">
            <text:p/>
          </table:table-cell>
          <table:table-cell table:style-name="ce82" table:formula="of:=IF(AND([.DQ$1]&gt;=[.$M34];[.DQ$1]&lt;=[.$L34]);[.DQ$1];&quot;&quot;)">
            <text:p/>
          </table:table-cell>
          <table:table-cell table:style-name="ce82" table:formula="of:=IF(AND([.DR$1]&gt;=[.$M34];[.DR$1]&lt;=[.$L34]);[.DR$1];&quot;&quot;)">
            <text:p/>
          </table:table-cell>
          <table:table-cell table:style-name="ce82" table:formula="of:=IF(AND([.DS$1]&gt;=[.$M34];[.DS$1]&lt;=[.$L34]);[.DS$1];&quot;&quot;)">
            <text:p/>
          </table:table-cell>
          <table:table-cell table:style-name="ce82" table:formula="of:=IF(AND([.DT$1]&gt;=[.$M34];[.DT$1]&lt;=[.$L34]);[.DT$1];&quot;&quot;)">
            <text:p/>
          </table:table-cell>
          <table:table-cell table:style-name="ce82" table:formula="of:=IF(AND([.DU$1]&gt;=[.$M34];[.DU$1]&lt;=[.$L34]);[.DU$1];&quot;&quot;)">
            <text:p/>
          </table:table-cell>
          <table:table-cell table:style-name="ce84" table:formula="of:=IF(AND([.DV$1]&gt;=[.$M34];[.DV$1]&lt;=[.$L34]);[.DV$1];&quot;&quot;)">
            <text:p/>
          </table:table-cell>
          <table:table-cell table:style-name="ce84" table:formula="of:=IF(AND([.DW$1]&gt;=[.$M34];[.DW$1]&lt;=[.$L34]);[.DW$1];&quot;&quot;)">
            <text:p/>
          </table:table-cell>
          <table:table-cell table:style-name="ce84" table:formula="of:=IF(AND([.DX$1]&gt;=[.$M34];[.DX$1]&lt;=[.$L34]);[.DX$1];&quot;&quot;)">
            <text:p/>
          </table:table-cell>
          <table:table-cell table:style-name="ce84" table:formula="of:=IF(AND([.DY$1]&gt;=[.$M34];[.DY$1]&lt;=[.$L34]);[.DY$1];&quot;&quot;)">
            <text:p/>
          </table:table-cell>
          <table:table-cell table:style-name="ce84" table:formula="of:=IF(AND([.DZ$1]&gt;=[.$M34];[.DZ$1]&lt;=[.$L34]);[.DZ$1];&quot;&quot;)">
            <text:p/>
          </table:table-cell>
          <table:table-cell table:style-name="ce84" table:formula="of:=IF(AND([.EA$1]&gt;=[.$M34];[.EA$1]&lt;=[.$L34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35];[.$A:.$L];12;0)" office:value-type="float" office:value="54" calcext:value-type="float">
            <text:p>54</text:p>
          </table:table-cell>
          <table:table-cell table:style-name="ce6" table:formula="of:=VLOOKUP([.D35];[.$A:.$L];12;0)" office:value-type="float" office:value="0" calcext:value-type="float">
            <text:p>0</text:p>
          </table:table-cell>
          <table:table-cell table:style-name="ce6" table:formula="of:=VLOOKUP([.E35];[.$A:.$L];12;0)" office:value-type="float" office:value="0" calcext:value-type="float">
            <text:p>0</text:p>
          </table:table-cell>
          <table:table-cell table:style-name="ce6" table:formula="of:=VLOOKUP([.F35];[.$A:.$L];12;0)" office:value-type="float" office:value="0" calcext:value-type="float">
            <text:p>0</text:p>
          </table:table-cell>
          <table:table-cell table:style-name="ce7" table:formula="of:=MAX([.H35:.K35])+[.B35]+[.N35]" office:value-type="float" office:value="58" calcext:value-type="float">
            <text:p>58</text:p>
          </table:table-cell>
          <table:table-cell table:style-name="ce8" table:formula="of:=[.L35]-[.B35]+1" office:value-type="float" office:value="55" calcext:value-type="float">
            <text:p>55</text:p>
          </table:table-cell>
          <table:table-cell table:style-name="ce9"/>
          <table:table-cell table:style-name="ce11" table:formula="of:=IF(AND([.O$1]&gt;=[.$M35];[.O$1]&lt;=[.$L35]);[.O$1];&quot;&quot;)">
            <text:p/>
          </table:table-cell>
          <table:table-cell table:style-name="ce11" table:formula="of:=IF(AND([.P$1]&gt;=[.$M35];[.P$1]&lt;=[.$L35]);[.P$1];&quot;&quot;)">
            <text:p/>
          </table:table-cell>
          <table:table-cell table:style-name="ce11" table:formula="of:=IF(AND([.Q$1]&gt;=[.$M35];[.Q$1]&lt;=[.$L35]);[.Q$1];&quot;&quot;)">
            <text:p/>
          </table:table-cell>
          <table:table-cell table:style-name="ce11" table:formula="of:=IF(AND([.R$1]&gt;=[.$M35];[.R$1]&lt;=[.$L35]);[.R$1];&quot;&quot;)">
            <text:p/>
          </table:table-cell>
          <table:table-cell table:style-name="ce13" table:formula="of:=IF(AND([.S$1]&gt;=[.$M35];[.S$1]&lt;=[.$L35]);[.S$1];&quot;&quot;)">
            <text:p/>
          </table:table-cell>
          <table:table-cell table:style-name="ce13" table:formula="of:=IF(AND([.T$1]&gt;=[.$M35];[.T$1]&lt;=[.$L35]);[.T$1];&quot;&quot;)">
            <text:p/>
          </table:table-cell>
          <table:table-cell table:style-name="ce13" table:formula="of:=IF(AND([.U$1]&gt;=[.$M35];[.U$1]&lt;=[.$L35]);[.U$1];&quot;&quot;)">
            <text:p/>
          </table:table-cell>
          <table:table-cell table:style-name="ce13" table:formula="of:=IF(AND([.V$1]&gt;=[.$M35];[.V$1]&lt;=[.$L35]);[.V$1];&quot;&quot;)">
            <text:p/>
          </table:table-cell>
          <table:table-cell table:style-name="ce13" table:formula="of:=IF(AND([.W$1]&gt;=[.$M35];[.W$1]&lt;=[.$L35]);[.W$1];&quot;&quot;)">
            <text:p/>
          </table:table-cell>
          <table:table-cell table:style-name="ce13" table:formula="of:=IF(AND([.X$1]&gt;=[.$M35];[.X$1]&lt;=[.$L35]);[.X$1];&quot;&quot;)">
            <text:p/>
          </table:table-cell>
          <table:table-cell table:style-name="ce13" table:formula="of:=IF(AND([.Y$1]&gt;=[.$M35];[.Y$1]&lt;=[.$L35]);[.Y$1];&quot;&quot;)">
            <text:p/>
          </table:table-cell>
          <table:table-cell table:style-name="ce13" table:formula="of:=IF(AND([.Z$1]&gt;=[.$M35];[.Z$1]&lt;=[.$L35]);[.Z$1];&quot;&quot;)">
            <text:p/>
          </table:table-cell>
          <table:table-cell table:style-name="ce13" table:formula="of:=IF(AND([.AA$1]&gt;=[.$M35];[.AA$1]&lt;=[.$L35]);[.AA$1];&quot;&quot;)">
            <text:p/>
          </table:table-cell>
          <table:table-cell table:style-name="ce13" table:formula="of:=IF(AND([.AB$1]&gt;=[.$M35];[.AB$1]&lt;=[.$L35]);[.AB$1];&quot;&quot;)">
            <text:p/>
          </table:table-cell>
          <table:table-cell table:style-name="ce13" table:formula="of:=IF(AND([.AC$1]&gt;=[.$M35];[.AC$1]&lt;=[.$L35]);[.AC$1];&quot;&quot;)">
            <text:p/>
          </table:table-cell>
          <table:table-cell table:style-name="ce13" table:formula="of:=IF(AND([.AD$1]&gt;=[.$M35];[.AD$1]&lt;=[.$L35]);[.AD$1];&quot;&quot;)">
            <text:p/>
          </table:table-cell>
          <table:table-cell table:style-name="ce16" table:formula="of:=IF(AND([.AE$1]&gt;=[.$M35];[.AE$1]&lt;=[.$L35]);[.AE$1];&quot;&quot;)">
            <text:p/>
          </table:table-cell>
          <table:table-cell table:style-name="ce18" table:formula="of:=IF(AND([.AF$1]&gt;=[.$M35];[.AF$1]&lt;=[.$L35]);[.AF$1];&quot;&quot;)">
            <text:p/>
          </table:table-cell>
          <table:table-cell table:style-name="ce18" table:formula="of:=IF(AND([.AG$1]&gt;=[.$M35];[.AG$1]&lt;=[.$L35]);[.AG$1];&quot;&quot;)">
            <text:p/>
          </table:table-cell>
          <table:table-cell table:style-name="ce18" table:formula="of:=IF(AND([.AH$1]&gt;=[.$M35];[.AH$1]&lt;=[.$L35]);[.AH$1];&quot;&quot;)">
            <text:p/>
          </table:table-cell>
          <table:table-cell table:style-name="ce18" table:formula="of:=IF(AND([.AI$1]&gt;=[.$M35];[.AI$1]&lt;=[.$L35]);[.AI$1];&quot;&quot;)">
            <text:p/>
          </table:table-cell>
          <table:table-cell table:style-name="ce18" table:formula="of:=IF(AND([.AJ$1]&gt;=[.$M35];[.AJ$1]&lt;=[.$L35]);[.AJ$1];&quot;&quot;)">
            <text:p/>
          </table:table-cell>
          <table:table-cell table:style-name="ce18" table:formula="of:=IF(AND([.AK$1]&gt;=[.$M35];[.AK$1]&lt;=[.$L35]);[.AK$1];&quot;&quot;)">
            <text:p/>
          </table:table-cell>
          <table:table-cell table:style-name="ce18" table:formula="of:=IF(AND([.AL$1]&gt;=[.$M35];[.AL$1]&lt;=[.$L35]);[.AL$1];&quot;&quot;)">
            <text:p/>
          </table:table-cell>
          <table:table-cell table:style-name="ce18" table:formula="of:=IF(AND([.AM$1]&gt;=[.$M35];[.AM$1]&lt;=[.$L35]);[.AM$1];&quot;&quot;)">
            <text:p/>
          </table:table-cell>
          <table:table-cell table:style-name="ce18" table:formula="of:=IF(AND([.AN$1]&gt;=[.$M35];[.AN$1]&lt;=[.$L35]);[.AN$1];&quot;&quot;)">
            <text:p/>
          </table:table-cell>
          <table:table-cell table:style-name="ce18" table:formula="of:=IF(AND([.AO$1]&gt;=[.$M35];[.AO$1]&lt;=[.$L35]);[.AO$1];&quot;&quot;)">
            <text:p/>
          </table:table-cell>
          <table:table-cell table:style-name="ce18" table:formula="of:=IF(AND([.AP$1]&gt;=[.$M35];[.AP$1]&lt;=[.$L35]);[.AP$1];&quot;&quot;)">
            <text:p/>
          </table:table-cell>
          <table:table-cell table:style-name="ce18" table:formula="of:=IF(AND([.AQ$1]&gt;=[.$M35];[.AQ$1]&lt;=[.$L35]);[.AQ$1];&quot;&quot;)">
            <text:p/>
          </table:table-cell>
          <table:table-cell table:style-name="ce18" table:formula="of:=IF(AND([.AR$1]&gt;=[.$M35];[.AR$1]&lt;=[.$L35]);[.AR$1];&quot;&quot;)">
            <text:p/>
          </table:table-cell>
          <table:table-cell table:style-name="ce20" table:formula="of:=IF(AND([.AS$1]&gt;=[.$M35];[.AS$1]&lt;=[.$L35]);[.AS$1];&quot;&quot;)">
            <text:p/>
          </table:table-cell>
          <table:table-cell table:style-name="ce24" table:formula="of:=IF(AND([.AT$1]&gt;=[.$M35];[.AT$1]&lt;=[.$L35]);[.AT$1];&quot;&quot;)">
            <text:p/>
          </table:table-cell>
          <table:table-cell table:style-name="ce26" table:formula="of:=IF(AND([.AU$1]&gt;=[.$M35];[.AU$1]&lt;=[.$L35]);[.AU$1];&quot;&quot;)">
            <text:p/>
          </table:table-cell>
          <table:table-cell table:style-name="ce26" table:formula="of:=IF(AND([.AV$1]&gt;=[.$M35];[.AV$1]&lt;=[.$L35]);[.AV$1];&quot;&quot;)">
            <text:p/>
          </table:table-cell>
          <table:table-cell table:style-name="ce28" table:formula="of:=IF(AND([.AW$1]&gt;=[.$M35];[.AW$1]&lt;=[.$L35]);[.AW$1];&quot;&quot;)">
            <text:p/>
          </table:table-cell>
          <table:table-cell table:style-name="ce30" table:formula="of:=IF(AND([.AX$1]&gt;=[.$M35];[.AX$1]&lt;=[.$L35]);[.AX$1];&quot;&quot;)">
            <text:p/>
          </table:table-cell>
          <table:table-cell table:style-name="ce32" table:formula="of:=IF(AND([.AY$1]&gt;=[.$M35];[.AY$1]&lt;=[.$L35]);[.AY$1];&quot;&quot;)">
            <text:p/>
          </table:table-cell>
          <table:table-cell table:style-name="ce34" table:formula="of:=IF(AND([.AZ$1]&gt;=[.$M35];[.AZ$1]&lt;=[.$L35]);[.AZ$1];&quot;&quot;)">
            <text:p/>
          </table:table-cell>
          <table:table-cell table:style-name="ce36" table:formula="of:=IF(AND([.BA$1]&gt;=[.$M35];[.BA$1]&lt;=[.$L35]);[.BA$1];&quot;&quot;)">
            <text:p/>
          </table:table-cell>
          <table:table-cell table:style-name="ce36" table:formula="of:=IF(AND([.BB$1]&gt;=[.$M35];[.BB$1]&lt;=[.$L35]);[.BB$1];&quot;&quot;)">
            <text:p/>
          </table:table-cell>
          <table:table-cell table:style-name="ce38" table:formula="of:=IF(AND([.BC$1]&gt;=[.$M35];[.BC$1]&lt;=[.$L35]);[.BC$1];&quot;&quot;)">
            <text:p/>
          </table:table-cell>
          <table:table-cell table:style-name="ce38" table:formula="of:=IF(AND([.BD$1]&gt;=[.$M35];[.BD$1]&lt;=[.$L35]);[.BD$1];&quot;&quot;)">
            <text:p/>
          </table:table-cell>
          <table:table-cell table:style-name="ce40" table:formula="of:=IF(AND([.BE$1]&gt;=[.$M35];[.BE$1]&lt;=[.$L35]);[.BE$1];&quot;&quot;)">
            <text:p/>
          </table:table-cell>
          <table:table-cell table:style-name="ce42" table:formula="of:=IF(AND([.BF$1]&gt;=[.$M35];[.BF$1]&lt;=[.$L35]);[.BF$1];&quot;&quot;)">
            <text:p/>
          </table:table-cell>
          <table:table-cell table:style-name="ce44" table:formula="of:=IF(AND([.BG$1]&gt;=[.$M35];[.BG$1]&lt;=[.$L35]);[.BG$1];&quot;&quot;)">
            <text:p/>
          </table:table-cell>
          <table:table-cell table:style-name="ce44" table:formula="of:=IF(AND([.BH$1]&gt;=[.$M35];[.BH$1]&lt;=[.$L35]);[.BH$1];&quot;&quot;)">
            <text:p/>
          </table:table-cell>
          <table:table-cell table:style-name="ce44" table:formula="of:=IF(AND([.BI$1]&gt;=[.$M35];[.BI$1]&lt;=[.$L35]);[.BI$1];&quot;&quot;)">
            <text:p/>
          </table:table-cell>
          <table:table-cell table:style-name="ce46" table:formula="of:=IF(AND([.BJ$1]&gt;=[.$M35];[.BJ$1]&lt;=[.$L35]);[.BJ$1];&quot;&quot;)">
            <text:p/>
          </table:table-cell>
          <table:table-cell table:style-name="ce48" table:formula="of:=IF(AND([.BK$1]&gt;=[.$M35];[.BK$1]&lt;=[.$L35]);[.BK$1];&quot;&quot;)">
            <text:p/>
          </table:table-cell>
          <table:table-cell table:style-name="ce48" table:formula="of:=IF(AND([.BL$1]&gt;=[.$M35];[.BL$1]&lt;=[.$L35]);[.BL$1];&quot;&quot;)">
            <text:p/>
          </table:table-cell>
          <table:table-cell table:style-name="ce50" table:formula="of:=IF(AND([.BM$1]&gt;=[.$M35];[.BM$1]&lt;=[.$L35]);[.BM$1];&quot;&quot;)">
            <text:p/>
          </table:table-cell>
          <table:table-cell table:style-name="ce50" table:formula="of:=IF(AND([.BN$1]&gt;=[.$M35];[.BN$1]&lt;=[.$L35]);[.BN$1];&quot;&quot;)">
            <text:p/>
          </table:table-cell>
          <table:table-cell table:style-name="ce50" table:formula="of:=IF(AND([.BO$1]&gt;=[.$M35];[.BO$1]&lt;=[.$L35]);[.BO$1];&quot;&quot;)">
            <text:p/>
          </table:table-cell>
          <table:table-cell table:style-name="ce52" table:formula="of:=IF(AND([.BP$1]&gt;=[.$M35];[.BP$1]&lt;=[.$L35]);[.BP$1];&quot;&quot;)">
            <text:p/>
          </table:table-cell>
          <table:table-cell table:style-name="ce21" table:formula="of:=IF(AND([.BQ$1]&gt;=[.$M35];[.BQ$1]&lt;=[.$L35]);[.BQ$1];&quot;&quot;)" office:value-type="float" office:value="55" calcext:value-type="float">
            <text:p>55</text:p>
          </table:table-cell>
          <table:table-cell table:style-name="ce21" table:formula="of:=IF(AND([.BR$1]&gt;=[.$M35];[.BR$1]&lt;=[.$L35]);[.BR$1];&quot;&quot;)" office:value-type="float" office:value="56" calcext:value-type="float">
            <text:p>56</text:p>
          </table:table-cell>
          <table:table-cell table:style-name="ce21" table:formula="of:=IF(AND([.BS$1]&gt;=[.$M35];[.BS$1]&lt;=[.$L35]);[.BS$1];&quot;&quot;)" office:value-type="float" office:value="57" calcext:value-type="float">
            <text:p>57</text:p>
          </table:table-cell>
          <table:table-cell table:style-name="ce21" table:formula="of:=IF(AND([.BT$1]&gt;=[.$M35];[.BT$1]&lt;=[.$L35]);[.BT$1];&quot;&quot;)" office:value-type="float" office:value="58" calcext:value-type="float">
            <text:p>58</text:p>
          </table:table-cell>
          <table:table-cell table:style-name="ce58" table:formula="of:=IF(AND([.BU$1]&gt;=[.$M35];[.BU$1]&lt;=[.$L35]);[.BU$1];&quot;&quot;)">
            <text:p/>
          </table:table-cell>
          <table:table-cell table:style-name="ce60" table:formula="of:=IF(AND([.BV$1]&gt;=[.$M35];[.BV$1]&lt;=[.$L35]);[.BV$1];&quot;&quot;)">
            <text:p/>
          </table:table-cell>
          <table:table-cell table:style-name="ce60" table:formula="of:=IF(AND([.BW$1]&gt;=[.$M35];[.BW$1]&lt;=[.$L35]);[.BW$1];&quot;&quot;)">
            <text:p/>
          </table:table-cell>
          <table:table-cell table:style-name="ce62" table:formula="of:=IF(AND([.BX$1]&gt;=[.$M35];[.BX$1]&lt;=[.$L35]);[.BX$1];&quot;&quot;)">
            <text:p/>
          </table:table-cell>
          <table:table-cell table:style-name="ce62" table:formula="of:=IF(AND([.BY$1]&gt;=[.$M35];[.BY$1]&lt;=[.$L35]);[.BY$1];&quot;&quot;)">
            <text:p/>
          </table:table-cell>
          <table:table-cell table:style-name="ce64" table:formula="of:=IF(AND([.BZ$1]&gt;=[.$M35];[.BZ$1]&lt;=[.$L35]);[.BZ$1];&quot;&quot;)">
            <text:p/>
          </table:table-cell>
          <table:table-cell table:style-name="ce66" table:formula="of:=IF(AND([.CA$1]&gt;=[.$M35];[.CA$1]&lt;=[.$L35]);[.CA$1];&quot;&quot;)">
            <text:p/>
          </table:table-cell>
          <table:table-cell table:style-name="ce68" table:formula="of:=IF(AND([.CB$1]&gt;=[.$M35];[.CB$1]&lt;=[.$L35]);[.CB$1];&quot;&quot;)">
            <text:p/>
          </table:table-cell>
          <table:table-cell table:style-name="ce68" table:formula="of:=IF(AND([.CC$1]&gt;=[.$M35];[.CC$1]&lt;=[.$L35]);[.CC$1];&quot;&quot;)">
            <text:p/>
          </table:table-cell>
          <table:table-cell table:style-name="ce68" table:formula="of:=IF(AND([.CD$1]&gt;=[.$M35];[.CD$1]&lt;=[.$L35]);[.CD$1];&quot;&quot;)">
            <text:p/>
          </table:table-cell>
          <table:table-cell table:style-name="ce68" table:formula="of:=IF(AND([.CE$1]&gt;=[.$M35];[.CE$1]&lt;=[.$L35]);[.CE$1];&quot;&quot;)">
            <text:p/>
          </table:table-cell>
          <table:table-cell table:style-name="ce68" table:formula="of:=IF(AND([.CF$1]&gt;=[.$M35];[.CF$1]&lt;=[.$L35]);[.CF$1];&quot;&quot;)">
            <text:p/>
          </table:table-cell>
          <table:table-cell table:style-name="ce68" table:formula="of:=IF(AND([.CG$1]&gt;=[.$M35];[.CG$1]&lt;=[.$L35]);[.CG$1];&quot;&quot;)">
            <text:p/>
          </table:table-cell>
          <table:table-cell table:style-name="ce70" table:formula="of:=IF(AND([.CH$1]&gt;=[.$M35];[.CH$1]&lt;=[.$L35]);[.CH$1];&quot;&quot;)">
            <text:p/>
          </table:table-cell>
          <table:table-cell table:style-name="ce70" table:formula="of:=IF(AND([.CI$1]&gt;=[.$M35];[.CI$1]&lt;=[.$L35]);[.CI$1];&quot;&quot;)">
            <text:p/>
          </table:table-cell>
          <table:table-cell table:style-name="ce70" table:formula="of:=IF(AND([.CJ$1]&gt;=[.$M35];[.CJ$1]&lt;=[.$L35]);[.CJ$1];&quot;&quot;)">
            <text:p/>
          </table:table-cell>
          <table:table-cell table:style-name="ce72" table:formula="of:=IF(AND([.CK$1]&gt;=[.$M35];[.CK$1]&lt;=[.$L35]);[.CK$1];&quot;&quot;)">
            <text:p/>
          </table:table-cell>
          <table:table-cell table:style-name="ce74" table:formula="of:=IF(AND([.CL$1]&gt;=[.$M35];[.CL$1]&lt;=[.$L35]);[.CL$1];&quot;&quot;)">
            <text:p/>
          </table:table-cell>
          <table:table-cell table:style-name="ce74" table:formula="of:=IF(AND([.CM$1]&gt;=[.$M35];[.CM$1]&lt;=[.$L35]);[.CM$1];&quot;&quot;)">
            <text:p/>
          </table:table-cell>
          <table:table-cell table:style-name="ce76" table:formula="of:=IF(AND([.CN$1]&gt;=[.$M35];[.CN$1]&lt;=[.$L35]);[.CN$1];&quot;&quot;)">
            <text:p/>
          </table:table-cell>
          <table:table-cell table:style-name="ce76" table:formula="of:=IF(AND([.CO$1]&gt;=[.$M35];[.CO$1]&lt;=[.$L35]);[.CO$1];&quot;&quot;)">
            <text:p/>
          </table:table-cell>
          <table:table-cell table:style-name="ce79" table:formula="of:=IF(AND([.CP$1]&gt;=[.$M35];[.CP$1]&lt;=[.$L35]);[.CP$1];&quot;&quot;)">
            <text:p/>
          </table:table-cell>
          <table:table-cell table:style-name="ce82" table:formula="of:=IF(AND([.CQ$1]&gt;=[.$M35];[.CQ$1]&lt;=[.$L35]);[.CQ$1];&quot;&quot;)">
            <text:p/>
          </table:table-cell>
          <table:table-cell table:style-name="ce82" table:formula="of:=IF(AND([.CR$1]&gt;=[.$M35];[.CR$1]&lt;=[.$L35]);[.CR$1];&quot;&quot;)">
            <text:p/>
          </table:table-cell>
          <table:table-cell table:style-name="ce82" table:formula="of:=IF(AND([.CS$1]&gt;=[.$M35];[.CS$1]&lt;=[.$L35]);[.CS$1];&quot;&quot;)">
            <text:p/>
          </table:table-cell>
          <table:table-cell table:style-name="ce82" table:formula="of:=IF(AND([.CT$1]&gt;=[.$M35];[.CT$1]&lt;=[.$L35]);[.CT$1];&quot;&quot;)">
            <text:p/>
          </table:table-cell>
          <table:table-cell table:style-name="ce82" table:formula="of:=IF(AND([.CU$1]&gt;=[.$M35];[.CU$1]&lt;=[.$L35]);[.CU$1];&quot;&quot;)">
            <text:p/>
          </table:table-cell>
          <table:table-cell table:style-name="ce82" table:formula="of:=IF(AND([.CV$1]&gt;=[.$M35];[.CV$1]&lt;=[.$L35]);[.CV$1];&quot;&quot;)">
            <text:p/>
          </table:table-cell>
          <table:table-cell table:style-name="ce82" table:formula="of:=IF(AND([.CW$1]&gt;=[.$M35];[.CW$1]&lt;=[.$L35]);[.CW$1];&quot;&quot;)">
            <text:p/>
          </table:table-cell>
          <table:table-cell table:style-name="ce82" table:formula="of:=IF(AND([.CX$1]&gt;=[.$M35];[.CX$1]&lt;=[.$L35]);[.CX$1];&quot;&quot;)">
            <text:p/>
          </table:table-cell>
          <table:table-cell table:style-name="ce82" table:formula="of:=IF(AND([.CY$1]&gt;=[.$M35];[.CY$1]&lt;=[.$L35]);[.CY$1];&quot;&quot;)">
            <text:p/>
          </table:table-cell>
          <table:table-cell table:style-name="ce82" table:formula="of:=IF(AND([.CZ$1]&gt;=[.$M35];[.CZ$1]&lt;=[.$L35]);[.CZ$1];&quot;&quot;)">
            <text:p/>
          </table:table-cell>
          <table:table-cell table:style-name="ce82" table:formula="of:=IF(AND([.DA$1]&gt;=[.$M35];[.DA$1]&lt;=[.$L35]);[.DA$1];&quot;&quot;)">
            <text:p/>
          </table:table-cell>
          <table:table-cell table:style-name="ce82" table:formula="of:=IF(AND([.DB$1]&gt;=[.$M35];[.DB$1]&lt;=[.$L35]);[.DB$1];&quot;&quot;)">
            <text:p/>
          </table:table-cell>
          <table:table-cell table:style-name="ce82" table:formula="of:=IF(AND([.DC$1]&gt;=[.$M35];[.DC$1]&lt;=[.$L35]);[.DC$1];&quot;&quot;)">
            <text:p/>
          </table:table-cell>
          <table:table-cell table:style-name="ce82" table:formula="of:=IF(AND([.DD$1]&gt;=[.$M35];[.DD$1]&lt;=[.$L35]);[.DD$1];&quot;&quot;)">
            <text:p/>
          </table:table-cell>
          <table:table-cell table:style-name="ce82" table:formula="of:=IF(AND([.DE$1]&gt;=[.$M35];[.DE$1]&lt;=[.$L35]);[.DE$1];&quot;&quot;)">
            <text:p/>
          </table:table-cell>
          <table:table-cell table:style-name="ce82" table:formula="of:=IF(AND([.DF$1]&gt;=[.$M35];[.DF$1]&lt;=[.$L35]);[.DF$1];&quot;&quot;)">
            <text:p/>
          </table:table-cell>
          <table:table-cell table:style-name="ce82" table:formula="of:=IF(AND([.DG$1]&gt;=[.$M35];[.DG$1]&lt;=[.$L35]);[.DG$1];&quot;&quot;)">
            <text:p/>
          </table:table-cell>
          <table:table-cell table:style-name="ce82" table:formula="of:=IF(AND([.DH$1]&gt;=[.$M35];[.DH$1]&lt;=[.$L35]);[.DH$1];&quot;&quot;)">
            <text:p/>
          </table:table-cell>
          <table:table-cell table:style-name="ce82" table:formula="of:=IF(AND([.DI$1]&gt;=[.$M35];[.DI$1]&lt;=[.$L35]);[.DI$1];&quot;&quot;)">
            <text:p/>
          </table:table-cell>
          <table:table-cell table:style-name="ce82" table:formula="of:=IF(AND([.DJ$1]&gt;=[.$M35];[.DJ$1]&lt;=[.$L35]);[.DJ$1];&quot;&quot;)">
            <text:p/>
          </table:table-cell>
          <table:table-cell table:style-name="ce82" table:formula="of:=IF(AND([.DK$1]&gt;=[.$M35];[.DK$1]&lt;=[.$L35]);[.DK$1];&quot;&quot;)">
            <text:p/>
          </table:table-cell>
          <table:table-cell table:style-name="ce82" table:formula="of:=IF(AND([.DL$1]&gt;=[.$M35];[.DL$1]&lt;=[.$L35]);[.DL$1];&quot;&quot;)">
            <text:p/>
          </table:table-cell>
          <table:table-cell table:style-name="ce82" table:formula="of:=IF(AND([.DM$1]&gt;=[.$M35];[.DM$1]&lt;=[.$L35]);[.DM$1];&quot;&quot;)">
            <text:p/>
          </table:table-cell>
          <table:table-cell table:style-name="ce82" table:formula="of:=IF(AND([.DN$1]&gt;=[.$M35];[.DN$1]&lt;=[.$L35]);[.DN$1];&quot;&quot;)">
            <text:p/>
          </table:table-cell>
          <table:table-cell table:style-name="ce82" table:formula="of:=IF(AND([.DO$1]&gt;=[.$M35];[.DO$1]&lt;=[.$L35]);[.DO$1];&quot;&quot;)">
            <text:p/>
          </table:table-cell>
          <table:table-cell table:style-name="ce82" table:formula="of:=IF(AND([.DP$1]&gt;=[.$M35];[.DP$1]&lt;=[.$L35]);[.DP$1];&quot;&quot;)">
            <text:p/>
          </table:table-cell>
          <table:table-cell table:style-name="ce82" table:formula="of:=IF(AND([.DQ$1]&gt;=[.$M35];[.DQ$1]&lt;=[.$L35]);[.DQ$1];&quot;&quot;)">
            <text:p/>
          </table:table-cell>
          <table:table-cell table:style-name="ce82" table:formula="of:=IF(AND([.DR$1]&gt;=[.$M35];[.DR$1]&lt;=[.$L35]);[.DR$1];&quot;&quot;)">
            <text:p/>
          </table:table-cell>
          <table:table-cell table:style-name="ce82" table:formula="of:=IF(AND([.DS$1]&gt;=[.$M35];[.DS$1]&lt;=[.$L35]);[.DS$1];&quot;&quot;)">
            <text:p/>
          </table:table-cell>
          <table:table-cell table:style-name="ce82" table:formula="of:=IF(AND([.DT$1]&gt;=[.$M35];[.DT$1]&lt;=[.$L35]);[.DT$1];&quot;&quot;)">
            <text:p/>
          </table:table-cell>
          <table:table-cell table:style-name="ce82" table:formula="of:=IF(AND([.DU$1]&gt;=[.$M35];[.DU$1]&lt;=[.$L35]);[.DU$1];&quot;&quot;)">
            <text:p/>
          </table:table-cell>
          <table:table-cell table:style-name="ce84" table:formula="of:=IF(AND([.DV$1]&gt;=[.$M35];[.DV$1]&lt;=[.$L35]);[.DV$1];&quot;&quot;)">
            <text:p/>
          </table:table-cell>
          <table:table-cell table:style-name="ce84" table:formula="of:=IF(AND([.DW$1]&gt;=[.$M35];[.DW$1]&lt;=[.$L35]);[.DW$1];&quot;&quot;)">
            <text:p/>
          </table:table-cell>
          <table:table-cell table:style-name="ce84" table:formula="of:=IF(AND([.DX$1]&gt;=[.$M35];[.DX$1]&lt;=[.$L35]);[.DX$1];&quot;&quot;)">
            <text:p/>
          </table:table-cell>
          <table:table-cell table:style-name="ce84" table:formula="of:=IF(AND([.DY$1]&gt;=[.$M35];[.DY$1]&lt;=[.$L35]);[.DY$1];&quot;&quot;)">
            <text:p/>
          </table:table-cell>
          <table:table-cell table:style-name="ce84" table:formula="of:=IF(AND([.DZ$1]&gt;=[.$M35];[.DZ$1]&lt;=[.$L35]);[.DZ$1];&quot;&quot;)">
            <text:p/>
          </table:table-cell>
          <table:table-cell table:style-name="ce84" table:formula="of:=IF(AND([.EA$1]&gt;=[.$M35];[.EA$1]&lt;=[.$L35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36];[.$A:.$L];12;0)" office:value-type="float" office:value="47" calcext:value-type="float">
            <text:p>47</text:p>
          </table:table-cell>
          <table:table-cell table:style-name="ce6" table:formula="of:=VLOOKUP([.D36];[.$A:.$L];12;0)" office:value-type="float" office:value="0" calcext:value-type="float">
            <text:p>0</text:p>
          </table:table-cell>
          <table:table-cell table:style-name="ce6" table:formula="of:=VLOOKUP([.E36];[.$A:.$L];12;0)" office:value-type="float" office:value="0" calcext:value-type="float">
            <text:p>0</text:p>
          </table:table-cell>
          <table:table-cell table:style-name="ce6" table:formula="of:=VLOOKUP([.F36];[.$A:.$L];12;0)" office:value-type="float" office:value="0" calcext:value-type="float">
            <text:p>0</text:p>
          </table:table-cell>
          <table:table-cell table:style-name="ce7" table:formula="of:=MAX([.H36:.K36])+[.B36]+[.N36]" office:value-type="float" office:value="50" calcext:value-type="float">
            <text:p>50</text:p>
          </table:table-cell>
          <table:table-cell table:style-name="ce8" table:formula="of:=[.L36]-[.B36]+1" office:value-type="float" office:value="48" calcext:value-type="float">
            <text:p>48</text:p>
          </table:table-cell>
          <table:table-cell table:style-name="ce9"/>
          <table:table-cell table:style-name="ce11" table:formula="of:=IF(AND([.O$1]&gt;=[.$M36];[.O$1]&lt;=[.$L36]);[.O$1];&quot;&quot;)">
            <text:p/>
          </table:table-cell>
          <table:table-cell table:style-name="ce11" table:formula="of:=IF(AND([.P$1]&gt;=[.$M36];[.P$1]&lt;=[.$L36]);[.P$1];&quot;&quot;)">
            <text:p/>
          </table:table-cell>
          <table:table-cell table:style-name="ce11" table:formula="of:=IF(AND([.Q$1]&gt;=[.$M36];[.Q$1]&lt;=[.$L36]);[.Q$1];&quot;&quot;)">
            <text:p/>
          </table:table-cell>
          <table:table-cell table:style-name="ce11" table:formula="of:=IF(AND([.R$1]&gt;=[.$M36];[.R$1]&lt;=[.$L36]);[.R$1];&quot;&quot;)">
            <text:p/>
          </table:table-cell>
          <table:table-cell table:style-name="ce13" table:formula="of:=IF(AND([.S$1]&gt;=[.$M36];[.S$1]&lt;=[.$L36]);[.S$1];&quot;&quot;)">
            <text:p/>
          </table:table-cell>
          <table:table-cell table:style-name="ce13" table:formula="of:=IF(AND([.T$1]&gt;=[.$M36];[.T$1]&lt;=[.$L36]);[.T$1];&quot;&quot;)">
            <text:p/>
          </table:table-cell>
          <table:table-cell table:style-name="ce13" table:formula="of:=IF(AND([.U$1]&gt;=[.$M36];[.U$1]&lt;=[.$L36]);[.U$1];&quot;&quot;)">
            <text:p/>
          </table:table-cell>
          <table:table-cell table:style-name="ce13" table:formula="of:=IF(AND([.V$1]&gt;=[.$M36];[.V$1]&lt;=[.$L36]);[.V$1];&quot;&quot;)">
            <text:p/>
          </table:table-cell>
          <table:table-cell table:style-name="ce13" table:formula="of:=IF(AND([.W$1]&gt;=[.$M36];[.W$1]&lt;=[.$L36]);[.W$1];&quot;&quot;)">
            <text:p/>
          </table:table-cell>
          <table:table-cell table:style-name="ce13" table:formula="of:=IF(AND([.X$1]&gt;=[.$M36];[.X$1]&lt;=[.$L36]);[.X$1];&quot;&quot;)">
            <text:p/>
          </table:table-cell>
          <table:table-cell table:style-name="ce13" table:formula="of:=IF(AND([.Y$1]&gt;=[.$M36];[.Y$1]&lt;=[.$L36]);[.Y$1];&quot;&quot;)">
            <text:p/>
          </table:table-cell>
          <table:table-cell table:style-name="ce13" table:formula="of:=IF(AND([.Z$1]&gt;=[.$M36];[.Z$1]&lt;=[.$L36]);[.Z$1];&quot;&quot;)">
            <text:p/>
          </table:table-cell>
          <table:table-cell table:style-name="ce13" table:formula="of:=IF(AND([.AA$1]&gt;=[.$M36];[.AA$1]&lt;=[.$L36]);[.AA$1];&quot;&quot;)">
            <text:p/>
          </table:table-cell>
          <table:table-cell table:style-name="ce13" table:formula="of:=IF(AND([.AB$1]&gt;=[.$M36];[.AB$1]&lt;=[.$L36]);[.AB$1];&quot;&quot;)">
            <text:p/>
          </table:table-cell>
          <table:table-cell table:style-name="ce13" table:formula="of:=IF(AND([.AC$1]&gt;=[.$M36];[.AC$1]&lt;=[.$L36]);[.AC$1];&quot;&quot;)">
            <text:p/>
          </table:table-cell>
          <table:table-cell table:style-name="ce13" table:formula="of:=IF(AND([.AD$1]&gt;=[.$M36];[.AD$1]&lt;=[.$L36]);[.AD$1];&quot;&quot;)">
            <text:p/>
          </table:table-cell>
          <table:table-cell table:style-name="ce16" table:formula="of:=IF(AND([.AE$1]&gt;=[.$M36];[.AE$1]&lt;=[.$L36]);[.AE$1];&quot;&quot;)">
            <text:p/>
          </table:table-cell>
          <table:table-cell table:style-name="ce18" table:formula="of:=IF(AND([.AF$1]&gt;=[.$M36];[.AF$1]&lt;=[.$L36]);[.AF$1];&quot;&quot;)">
            <text:p/>
          </table:table-cell>
          <table:table-cell table:style-name="ce18" table:formula="of:=IF(AND([.AG$1]&gt;=[.$M36];[.AG$1]&lt;=[.$L36]);[.AG$1];&quot;&quot;)">
            <text:p/>
          </table:table-cell>
          <table:table-cell table:style-name="ce18" table:formula="of:=IF(AND([.AH$1]&gt;=[.$M36];[.AH$1]&lt;=[.$L36]);[.AH$1];&quot;&quot;)">
            <text:p/>
          </table:table-cell>
          <table:table-cell table:style-name="ce18" table:formula="of:=IF(AND([.AI$1]&gt;=[.$M36];[.AI$1]&lt;=[.$L36]);[.AI$1];&quot;&quot;)">
            <text:p/>
          </table:table-cell>
          <table:table-cell table:style-name="ce18" table:formula="of:=IF(AND([.AJ$1]&gt;=[.$M36];[.AJ$1]&lt;=[.$L36]);[.AJ$1];&quot;&quot;)">
            <text:p/>
          </table:table-cell>
          <table:table-cell table:style-name="ce18" table:formula="of:=IF(AND([.AK$1]&gt;=[.$M36];[.AK$1]&lt;=[.$L36]);[.AK$1];&quot;&quot;)">
            <text:p/>
          </table:table-cell>
          <table:table-cell table:style-name="ce18" table:formula="of:=IF(AND([.AL$1]&gt;=[.$M36];[.AL$1]&lt;=[.$L36]);[.AL$1];&quot;&quot;)">
            <text:p/>
          </table:table-cell>
          <table:table-cell table:style-name="ce18" table:formula="of:=IF(AND([.AM$1]&gt;=[.$M36];[.AM$1]&lt;=[.$L36]);[.AM$1];&quot;&quot;)">
            <text:p/>
          </table:table-cell>
          <table:table-cell table:style-name="ce18" table:formula="of:=IF(AND([.AN$1]&gt;=[.$M36];[.AN$1]&lt;=[.$L36]);[.AN$1];&quot;&quot;)">
            <text:p/>
          </table:table-cell>
          <table:table-cell table:style-name="ce18" table:formula="of:=IF(AND([.AO$1]&gt;=[.$M36];[.AO$1]&lt;=[.$L36]);[.AO$1];&quot;&quot;)">
            <text:p/>
          </table:table-cell>
          <table:table-cell table:style-name="ce18" table:formula="of:=IF(AND([.AP$1]&gt;=[.$M36];[.AP$1]&lt;=[.$L36]);[.AP$1];&quot;&quot;)">
            <text:p/>
          </table:table-cell>
          <table:table-cell table:style-name="ce18" table:formula="of:=IF(AND([.AQ$1]&gt;=[.$M36];[.AQ$1]&lt;=[.$L36]);[.AQ$1];&quot;&quot;)">
            <text:p/>
          </table:table-cell>
          <table:table-cell table:style-name="ce18" table:formula="of:=IF(AND([.AR$1]&gt;=[.$M36];[.AR$1]&lt;=[.$L36]);[.AR$1];&quot;&quot;)">
            <text:p/>
          </table:table-cell>
          <table:table-cell table:style-name="ce20" table:formula="of:=IF(AND([.AS$1]&gt;=[.$M36];[.AS$1]&lt;=[.$L36]);[.AS$1];&quot;&quot;)">
            <text:p/>
          </table:table-cell>
          <table:table-cell table:style-name="ce24" table:formula="of:=IF(AND([.AT$1]&gt;=[.$M36];[.AT$1]&lt;=[.$L36]);[.AT$1];&quot;&quot;)">
            <text:p/>
          </table:table-cell>
          <table:table-cell table:style-name="ce26" table:formula="of:=IF(AND([.AU$1]&gt;=[.$M36];[.AU$1]&lt;=[.$L36]);[.AU$1];&quot;&quot;)">
            <text:p/>
          </table:table-cell>
          <table:table-cell table:style-name="ce26" table:formula="of:=IF(AND([.AV$1]&gt;=[.$M36];[.AV$1]&lt;=[.$L36]);[.AV$1];&quot;&quot;)">
            <text:p/>
          </table:table-cell>
          <table:table-cell table:style-name="ce28" table:formula="of:=IF(AND([.AW$1]&gt;=[.$M36];[.AW$1]&lt;=[.$L36]);[.AW$1];&quot;&quot;)">
            <text:p/>
          </table:table-cell>
          <table:table-cell table:style-name="ce30" table:formula="of:=IF(AND([.AX$1]&gt;=[.$M36];[.AX$1]&lt;=[.$L36]);[.AX$1];&quot;&quot;)">
            <text:p/>
          </table:table-cell>
          <table:table-cell table:style-name="ce32" table:formula="of:=IF(AND([.AY$1]&gt;=[.$M36];[.AY$1]&lt;=[.$L36]);[.AY$1];&quot;&quot;)">
            <text:p/>
          </table:table-cell>
          <table:table-cell table:style-name="ce34" table:formula="of:=IF(AND([.AZ$1]&gt;=[.$M36];[.AZ$1]&lt;=[.$L36]);[.AZ$1];&quot;&quot;)">
            <text:p/>
          </table:table-cell>
          <table:table-cell table:style-name="ce36" table:formula="of:=IF(AND([.BA$1]&gt;=[.$M36];[.BA$1]&lt;=[.$L36]);[.BA$1];&quot;&quot;)">
            <text:p/>
          </table:table-cell>
          <table:table-cell table:style-name="ce36" table:formula="of:=IF(AND([.BB$1]&gt;=[.$M36];[.BB$1]&lt;=[.$L36]);[.BB$1];&quot;&quot;)">
            <text:p/>
          </table:table-cell>
          <table:table-cell table:style-name="ce38" table:formula="of:=IF(AND([.BC$1]&gt;=[.$M36];[.BC$1]&lt;=[.$L36]);[.BC$1];&quot;&quot;)">
            <text:p/>
          </table:table-cell>
          <table:table-cell table:style-name="ce38" table:formula="of:=IF(AND([.BD$1]&gt;=[.$M36];[.BD$1]&lt;=[.$L36]);[.BD$1];&quot;&quot;)">
            <text:p/>
          </table:table-cell>
          <table:table-cell table:style-name="ce40" table:formula="of:=IF(AND([.BE$1]&gt;=[.$M36];[.BE$1]&lt;=[.$L36]);[.BE$1];&quot;&quot;)">
            <text:p/>
          </table:table-cell>
          <table:table-cell table:style-name="ce42" table:formula="of:=IF(AND([.BF$1]&gt;=[.$M36];[.BF$1]&lt;=[.$L36]);[.BF$1];&quot;&quot;)">
            <text:p/>
          </table:table-cell>
          <table:table-cell table:style-name="ce44" table:formula="of:=IF(AND([.BG$1]&gt;=[.$M36];[.BG$1]&lt;=[.$L36]);[.BG$1];&quot;&quot;)">
            <text:p/>
          </table:table-cell>
          <table:table-cell table:style-name="ce44" table:formula="of:=IF(AND([.BH$1]&gt;=[.$M36];[.BH$1]&lt;=[.$L36]);[.BH$1];&quot;&quot;)">
            <text:p/>
          </table:table-cell>
          <table:table-cell table:style-name="ce44" table:formula="of:=IF(AND([.BI$1]&gt;=[.$M36];[.BI$1]&lt;=[.$L36]);[.BI$1];&quot;&quot;)">
            <text:p/>
          </table:table-cell>
          <table:table-cell table:style-name="ce21" table:formula="of:=IF(AND([.BJ$1]&gt;=[.$M36];[.BJ$1]&lt;=[.$L36]);[.BJ$1];&quot;&quot;)" office:value-type="float" office:value="48" calcext:value-type="float">
            <text:p>48</text:p>
          </table:table-cell>
          <table:table-cell table:style-name="ce21" table:formula="of:=IF(AND([.BK$1]&gt;=[.$M36];[.BK$1]&lt;=[.$L36]);[.BK$1];&quot;&quot;)" office:value-type="float" office:value="49" calcext:value-type="float">
            <text:p>49</text:p>
          </table:table-cell>
          <table:table-cell table:style-name="ce21" table:formula="of:=IF(AND([.BL$1]&gt;=[.$M36];[.BL$1]&lt;=[.$L36]);[.BL$1];&quot;&quot;)" office:value-type="float" office:value="50" calcext:value-type="float">
            <text:p>50</text:p>
          </table:table-cell>
          <table:table-cell table:style-name="ce50" table:formula="of:=IF(AND([.BM$1]&gt;=[.$M36];[.BM$1]&lt;=[.$L36]);[.BM$1];&quot;&quot;)">
            <text:p/>
          </table:table-cell>
          <table:table-cell table:style-name="ce50" table:formula="of:=IF(AND([.BN$1]&gt;=[.$M36];[.BN$1]&lt;=[.$L36]);[.BN$1];&quot;&quot;)">
            <text:p/>
          </table:table-cell>
          <table:table-cell table:style-name="ce50" table:formula="of:=IF(AND([.BO$1]&gt;=[.$M36];[.BO$1]&lt;=[.$L36]);[.BO$1];&quot;&quot;)">
            <text:p/>
          </table:table-cell>
          <table:table-cell table:style-name="ce52" table:formula="of:=IF(AND([.BP$1]&gt;=[.$M36];[.BP$1]&lt;=[.$L36]);[.BP$1];&quot;&quot;)">
            <text:p/>
          </table:table-cell>
          <table:table-cell table:style-name="ce54" table:formula="of:=IF(AND([.BQ$1]&gt;=[.$M36];[.BQ$1]&lt;=[.$L36]);[.BQ$1];&quot;&quot;)">
            <text:p/>
          </table:table-cell>
          <table:table-cell table:style-name="ce54" table:formula="of:=IF(AND([.BR$1]&gt;=[.$M36];[.BR$1]&lt;=[.$L36]);[.BR$1];&quot;&quot;)">
            <text:p/>
          </table:table-cell>
          <table:table-cell table:style-name="ce54" table:formula="of:=IF(AND([.BS$1]&gt;=[.$M36];[.BS$1]&lt;=[.$L36]);[.BS$1];&quot;&quot;)">
            <text:p/>
          </table:table-cell>
          <table:table-cell table:style-name="ce56" table:formula="of:=IF(AND([.BT$1]&gt;=[.$M36];[.BT$1]&lt;=[.$L36]);[.BT$1];&quot;&quot;)">
            <text:p/>
          </table:table-cell>
          <table:table-cell table:style-name="ce58" table:formula="of:=IF(AND([.BU$1]&gt;=[.$M36];[.BU$1]&lt;=[.$L36]);[.BU$1];&quot;&quot;)">
            <text:p/>
          </table:table-cell>
          <table:table-cell table:style-name="ce60" table:formula="of:=IF(AND([.BV$1]&gt;=[.$M36];[.BV$1]&lt;=[.$L36]);[.BV$1];&quot;&quot;)">
            <text:p/>
          </table:table-cell>
          <table:table-cell table:style-name="ce60" table:formula="of:=IF(AND([.BW$1]&gt;=[.$M36];[.BW$1]&lt;=[.$L36]);[.BW$1];&quot;&quot;)">
            <text:p/>
          </table:table-cell>
          <table:table-cell table:style-name="ce62" table:formula="of:=IF(AND([.BX$1]&gt;=[.$M36];[.BX$1]&lt;=[.$L36]);[.BX$1];&quot;&quot;)">
            <text:p/>
          </table:table-cell>
          <table:table-cell table:style-name="ce62" table:formula="of:=IF(AND([.BY$1]&gt;=[.$M36];[.BY$1]&lt;=[.$L36]);[.BY$1];&quot;&quot;)">
            <text:p/>
          </table:table-cell>
          <table:table-cell table:style-name="ce64" table:formula="of:=IF(AND([.BZ$1]&gt;=[.$M36];[.BZ$1]&lt;=[.$L36]);[.BZ$1];&quot;&quot;)">
            <text:p/>
          </table:table-cell>
          <table:table-cell table:style-name="ce66" table:formula="of:=IF(AND([.CA$1]&gt;=[.$M36];[.CA$1]&lt;=[.$L36]);[.CA$1];&quot;&quot;)">
            <text:p/>
          </table:table-cell>
          <table:table-cell table:style-name="ce68" table:formula="of:=IF(AND([.CB$1]&gt;=[.$M36];[.CB$1]&lt;=[.$L36]);[.CB$1];&quot;&quot;)">
            <text:p/>
          </table:table-cell>
          <table:table-cell table:style-name="ce68" table:formula="of:=IF(AND([.CC$1]&gt;=[.$M36];[.CC$1]&lt;=[.$L36]);[.CC$1];&quot;&quot;)">
            <text:p/>
          </table:table-cell>
          <table:table-cell table:style-name="ce68" table:formula="of:=IF(AND([.CD$1]&gt;=[.$M36];[.CD$1]&lt;=[.$L36]);[.CD$1];&quot;&quot;)">
            <text:p/>
          </table:table-cell>
          <table:table-cell table:style-name="ce68" table:formula="of:=IF(AND([.CE$1]&gt;=[.$M36];[.CE$1]&lt;=[.$L36]);[.CE$1];&quot;&quot;)">
            <text:p/>
          </table:table-cell>
          <table:table-cell table:style-name="ce68" table:formula="of:=IF(AND([.CF$1]&gt;=[.$M36];[.CF$1]&lt;=[.$L36]);[.CF$1];&quot;&quot;)">
            <text:p/>
          </table:table-cell>
          <table:table-cell table:style-name="ce68" table:formula="of:=IF(AND([.CG$1]&gt;=[.$M36];[.CG$1]&lt;=[.$L36]);[.CG$1];&quot;&quot;)">
            <text:p/>
          </table:table-cell>
          <table:table-cell table:style-name="ce70" table:formula="of:=IF(AND([.CH$1]&gt;=[.$M36];[.CH$1]&lt;=[.$L36]);[.CH$1];&quot;&quot;)">
            <text:p/>
          </table:table-cell>
          <table:table-cell table:style-name="ce70" table:formula="of:=IF(AND([.CI$1]&gt;=[.$M36];[.CI$1]&lt;=[.$L36]);[.CI$1];&quot;&quot;)">
            <text:p/>
          </table:table-cell>
          <table:table-cell table:style-name="ce70" table:formula="of:=IF(AND([.CJ$1]&gt;=[.$M36];[.CJ$1]&lt;=[.$L36]);[.CJ$1];&quot;&quot;)">
            <text:p/>
          </table:table-cell>
          <table:table-cell table:style-name="ce72" table:formula="of:=IF(AND([.CK$1]&gt;=[.$M36];[.CK$1]&lt;=[.$L36]);[.CK$1];&quot;&quot;)">
            <text:p/>
          </table:table-cell>
          <table:table-cell table:style-name="ce74" table:formula="of:=IF(AND([.CL$1]&gt;=[.$M36];[.CL$1]&lt;=[.$L36]);[.CL$1];&quot;&quot;)">
            <text:p/>
          </table:table-cell>
          <table:table-cell table:style-name="ce74" table:formula="of:=IF(AND([.CM$1]&gt;=[.$M36];[.CM$1]&lt;=[.$L36]);[.CM$1];&quot;&quot;)">
            <text:p/>
          </table:table-cell>
          <table:table-cell table:style-name="ce76" table:formula="of:=IF(AND([.CN$1]&gt;=[.$M36];[.CN$1]&lt;=[.$L36]);[.CN$1];&quot;&quot;)">
            <text:p/>
          </table:table-cell>
          <table:table-cell table:style-name="ce76" table:formula="of:=IF(AND([.CO$1]&gt;=[.$M36];[.CO$1]&lt;=[.$L36]);[.CO$1];&quot;&quot;)">
            <text:p/>
          </table:table-cell>
          <table:table-cell table:style-name="ce79" table:formula="of:=IF(AND([.CP$1]&gt;=[.$M36];[.CP$1]&lt;=[.$L36]);[.CP$1];&quot;&quot;)">
            <text:p/>
          </table:table-cell>
          <table:table-cell table:style-name="ce82" table:formula="of:=IF(AND([.CQ$1]&gt;=[.$M36];[.CQ$1]&lt;=[.$L36]);[.CQ$1];&quot;&quot;)">
            <text:p/>
          </table:table-cell>
          <table:table-cell table:style-name="ce82" table:formula="of:=IF(AND([.CR$1]&gt;=[.$M36];[.CR$1]&lt;=[.$L36]);[.CR$1];&quot;&quot;)">
            <text:p/>
          </table:table-cell>
          <table:table-cell table:style-name="ce82" table:formula="of:=IF(AND([.CS$1]&gt;=[.$M36];[.CS$1]&lt;=[.$L36]);[.CS$1];&quot;&quot;)">
            <text:p/>
          </table:table-cell>
          <table:table-cell table:style-name="ce82" table:formula="of:=IF(AND([.CT$1]&gt;=[.$M36];[.CT$1]&lt;=[.$L36]);[.CT$1];&quot;&quot;)">
            <text:p/>
          </table:table-cell>
          <table:table-cell table:style-name="ce82" table:formula="of:=IF(AND([.CU$1]&gt;=[.$M36];[.CU$1]&lt;=[.$L36]);[.CU$1];&quot;&quot;)">
            <text:p/>
          </table:table-cell>
          <table:table-cell table:style-name="ce82" table:formula="of:=IF(AND([.CV$1]&gt;=[.$M36];[.CV$1]&lt;=[.$L36]);[.CV$1];&quot;&quot;)">
            <text:p/>
          </table:table-cell>
          <table:table-cell table:style-name="ce82" table:formula="of:=IF(AND([.CW$1]&gt;=[.$M36];[.CW$1]&lt;=[.$L36]);[.CW$1];&quot;&quot;)">
            <text:p/>
          </table:table-cell>
          <table:table-cell table:style-name="ce82" table:formula="of:=IF(AND([.CX$1]&gt;=[.$M36];[.CX$1]&lt;=[.$L36]);[.CX$1];&quot;&quot;)">
            <text:p/>
          </table:table-cell>
          <table:table-cell table:style-name="ce82" table:formula="of:=IF(AND([.CY$1]&gt;=[.$M36];[.CY$1]&lt;=[.$L36]);[.CY$1];&quot;&quot;)">
            <text:p/>
          </table:table-cell>
          <table:table-cell table:style-name="ce82" table:formula="of:=IF(AND([.CZ$1]&gt;=[.$M36];[.CZ$1]&lt;=[.$L36]);[.CZ$1];&quot;&quot;)">
            <text:p/>
          </table:table-cell>
          <table:table-cell table:style-name="ce82" table:formula="of:=IF(AND([.DA$1]&gt;=[.$M36];[.DA$1]&lt;=[.$L36]);[.DA$1];&quot;&quot;)">
            <text:p/>
          </table:table-cell>
          <table:table-cell table:style-name="ce82" table:formula="of:=IF(AND([.DB$1]&gt;=[.$M36];[.DB$1]&lt;=[.$L36]);[.DB$1];&quot;&quot;)">
            <text:p/>
          </table:table-cell>
          <table:table-cell table:style-name="ce82" table:formula="of:=IF(AND([.DC$1]&gt;=[.$M36];[.DC$1]&lt;=[.$L36]);[.DC$1];&quot;&quot;)">
            <text:p/>
          </table:table-cell>
          <table:table-cell table:style-name="ce82" table:formula="of:=IF(AND([.DD$1]&gt;=[.$M36];[.DD$1]&lt;=[.$L36]);[.DD$1];&quot;&quot;)">
            <text:p/>
          </table:table-cell>
          <table:table-cell table:style-name="ce82" table:formula="of:=IF(AND([.DE$1]&gt;=[.$M36];[.DE$1]&lt;=[.$L36]);[.DE$1];&quot;&quot;)">
            <text:p/>
          </table:table-cell>
          <table:table-cell table:style-name="ce82" table:formula="of:=IF(AND([.DF$1]&gt;=[.$M36];[.DF$1]&lt;=[.$L36]);[.DF$1];&quot;&quot;)">
            <text:p/>
          </table:table-cell>
          <table:table-cell table:style-name="ce82" table:formula="of:=IF(AND([.DG$1]&gt;=[.$M36];[.DG$1]&lt;=[.$L36]);[.DG$1];&quot;&quot;)">
            <text:p/>
          </table:table-cell>
          <table:table-cell table:style-name="ce82" table:formula="of:=IF(AND([.DH$1]&gt;=[.$M36];[.DH$1]&lt;=[.$L36]);[.DH$1];&quot;&quot;)">
            <text:p/>
          </table:table-cell>
          <table:table-cell table:style-name="ce82" table:formula="of:=IF(AND([.DI$1]&gt;=[.$M36];[.DI$1]&lt;=[.$L36]);[.DI$1];&quot;&quot;)">
            <text:p/>
          </table:table-cell>
          <table:table-cell table:style-name="ce82" table:formula="of:=IF(AND([.DJ$1]&gt;=[.$M36];[.DJ$1]&lt;=[.$L36]);[.DJ$1];&quot;&quot;)">
            <text:p/>
          </table:table-cell>
          <table:table-cell table:style-name="ce82" table:formula="of:=IF(AND([.DK$1]&gt;=[.$M36];[.DK$1]&lt;=[.$L36]);[.DK$1];&quot;&quot;)">
            <text:p/>
          </table:table-cell>
          <table:table-cell table:style-name="ce82" table:formula="of:=IF(AND([.DL$1]&gt;=[.$M36];[.DL$1]&lt;=[.$L36]);[.DL$1];&quot;&quot;)">
            <text:p/>
          </table:table-cell>
          <table:table-cell table:style-name="ce82" table:formula="of:=IF(AND([.DM$1]&gt;=[.$M36];[.DM$1]&lt;=[.$L36]);[.DM$1];&quot;&quot;)">
            <text:p/>
          </table:table-cell>
          <table:table-cell table:style-name="ce82" table:formula="of:=IF(AND([.DN$1]&gt;=[.$M36];[.DN$1]&lt;=[.$L36]);[.DN$1];&quot;&quot;)">
            <text:p/>
          </table:table-cell>
          <table:table-cell table:style-name="ce82" table:formula="of:=IF(AND([.DO$1]&gt;=[.$M36];[.DO$1]&lt;=[.$L36]);[.DO$1];&quot;&quot;)">
            <text:p/>
          </table:table-cell>
          <table:table-cell table:style-name="ce82" table:formula="of:=IF(AND([.DP$1]&gt;=[.$M36];[.DP$1]&lt;=[.$L36]);[.DP$1];&quot;&quot;)">
            <text:p/>
          </table:table-cell>
          <table:table-cell table:style-name="ce82" table:formula="of:=IF(AND([.DQ$1]&gt;=[.$M36];[.DQ$1]&lt;=[.$L36]);[.DQ$1];&quot;&quot;)">
            <text:p/>
          </table:table-cell>
          <table:table-cell table:style-name="ce82" table:formula="of:=IF(AND([.DR$1]&gt;=[.$M36];[.DR$1]&lt;=[.$L36]);[.DR$1];&quot;&quot;)">
            <text:p/>
          </table:table-cell>
          <table:table-cell table:style-name="ce82" table:formula="of:=IF(AND([.DS$1]&gt;=[.$M36];[.DS$1]&lt;=[.$L36]);[.DS$1];&quot;&quot;)">
            <text:p/>
          </table:table-cell>
          <table:table-cell table:style-name="ce82" table:formula="of:=IF(AND([.DT$1]&gt;=[.$M36];[.DT$1]&lt;=[.$L36]);[.DT$1];&quot;&quot;)">
            <text:p/>
          </table:table-cell>
          <table:table-cell table:style-name="ce82" table:formula="of:=IF(AND([.DU$1]&gt;=[.$M36];[.DU$1]&lt;=[.$L36]);[.DU$1];&quot;&quot;)">
            <text:p/>
          </table:table-cell>
          <table:table-cell table:style-name="ce84" table:formula="of:=IF(AND([.DV$1]&gt;=[.$M36];[.DV$1]&lt;=[.$L36]);[.DV$1];&quot;&quot;)">
            <text:p/>
          </table:table-cell>
          <table:table-cell table:style-name="ce84" table:formula="of:=IF(AND([.DW$1]&gt;=[.$M36];[.DW$1]&lt;=[.$L36]);[.DW$1];&quot;&quot;)">
            <text:p/>
          </table:table-cell>
          <table:table-cell table:style-name="ce84" table:formula="of:=IF(AND([.DX$1]&gt;=[.$M36];[.DX$1]&lt;=[.$L36]);[.DX$1];&quot;&quot;)">
            <text:p/>
          </table:table-cell>
          <table:table-cell table:style-name="ce84" table:formula="of:=IF(AND([.DY$1]&gt;=[.$M36];[.DY$1]&lt;=[.$L36]);[.DY$1];&quot;&quot;)">
            <text:p/>
          </table:table-cell>
          <table:table-cell table:style-name="ce84" table:formula="of:=IF(AND([.DZ$1]&gt;=[.$M36];[.DZ$1]&lt;=[.$L36]);[.DZ$1];&quot;&quot;)">
            <text:p/>
          </table:table-cell>
          <table:table-cell table:style-name="ce84" table:formula="of:=IF(AND([.EA$1]&gt;=[.$M36];[.EA$1]&lt;=[.$L36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37];[.$A:.$L];12;0)" office:value-type="float" office:value="58" calcext:value-type="float">
            <text:p>58</text:p>
          </table:table-cell>
          <table:table-cell table:style-name="ce6" table:formula="of:=VLOOKUP([.D37];[.$A:.$L];12;0)" office:value-type="float" office:value="0" calcext:value-type="float">
            <text:p>0</text:p>
          </table:table-cell>
          <table:table-cell table:style-name="ce6" table:formula="of:=VLOOKUP([.E37];[.$A:.$L];12;0)" office:value-type="float" office:value="0" calcext:value-type="float">
            <text:p>0</text:p>
          </table:table-cell>
          <table:table-cell table:style-name="ce6" table:formula="of:=VLOOKUP([.F37];[.$A:.$L];12;0)" office:value-type="float" office:value="0" calcext:value-type="float">
            <text:p>0</text:p>
          </table:table-cell>
          <table:table-cell table:style-name="ce7" table:formula="of:=MAX([.H37:.K37])+[.B37]+[.N37]" office:value-type="float" office:value="59" calcext:value-type="float">
            <text:p>59</text:p>
          </table:table-cell>
          <table:table-cell table:style-name="ce8" table:formula="of:=[.L37]-[.B37]+1" office:value-type="float" office:value="59" calcext:value-type="float">
            <text:p>59</text:p>
          </table:table-cell>
          <table:table-cell table:style-name="ce9"/>
          <table:table-cell table:style-name="ce11" table:formula="of:=IF(AND([.O$1]&gt;=[.$M37];[.O$1]&lt;=[.$L37]);[.O$1];&quot;&quot;)">
            <text:p/>
          </table:table-cell>
          <table:table-cell table:style-name="ce11" table:formula="of:=IF(AND([.P$1]&gt;=[.$M37];[.P$1]&lt;=[.$L37]);[.P$1];&quot;&quot;)">
            <text:p/>
          </table:table-cell>
          <table:table-cell table:style-name="ce11" table:formula="of:=IF(AND([.Q$1]&gt;=[.$M37];[.Q$1]&lt;=[.$L37]);[.Q$1];&quot;&quot;)">
            <text:p/>
          </table:table-cell>
          <table:table-cell table:style-name="ce11" table:formula="of:=IF(AND([.R$1]&gt;=[.$M37];[.R$1]&lt;=[.$L37]);[.R$1];&quot;&quot;)">
            <text:p/>
          </table:table-cell>
          <table:table-cell table:style-name="ce13" table:formula="of:=IF(AND([.S$1]&gt;=[.$M37];[.S$1]&lt;=[.$L37]);[.S$1];&quot;&quot;)">
            <text:p/>
          </table:table-cell>
          <table:table-cell table:style-name="ce13" table:formula="of:=IF(AND([.T$1]&gt;=[.$M37];[.T$1]&lt;=[.$L37]);[.T$1];&quot;&quot;)">
            <text:p/>
          </table:table-cell>
          <table:table-cell table:style-name="ce13" table:formula="of:=IF(AND([.U$1]&gt;=[.$M37];[.U$1]&lt;=[.$L37]);[.U$1];&quot;&quot;)">
            <text:p/>
          </table:table-cell>
          <table:table-cell table:style-name="ce13" table:formula="of:=IF(AND([.V$1]&gt;=[.$M37];[.V$1]&lt;=[.$L37]);[.V$1];&quot;&quot;)">
            <text:p/>
          </table:table-cell>
          <table:table-cell table:style-name="ce13" table:formula="of:=IF(AND([.W$1]&gt;=[.$M37];[.W$1]&lt;=[.$L37]);[.W$1];&quot;&quot;)">
            <text:p/>
          </table:table-cell>
          <table:table-cell table:style-name="ce13" table:formula="of:=IF(AND([.X$1]&gt;=[.$M37];[.X$1]&lt;=[.$L37]);[.X$1];&quot;&quot;)">
            <text:p/>
          </table:table-cell>
          <table:table-cell table:style-name="ce13" table:formula="of:=IF(AND([.Y$1]&gt;=[.$M37];[.Y$1]&lt;=[.$L37]);[.Y$1];&quot;&quot;)">
            <text:p/>
          </table:table-cell>
          <table:table-cell table:style-name="ce13" table:formula="of:=IF(AND([.Z$1]&gt;=[.$M37];[.Z$1]&lt;=[.$L37]);[.Z$1];&quot;&quot;)">
            <text:p/>
          </table:table-cell>
          <table:table-cell table:style-name="ce13" table:formula="of:=IF(AND([.AA$1]&gt;=[.$M37];[.AA$1]&lt;=[.$L37]);[.AA$1];&quot;&quot;)">
            <text:p/>
          </table:table-cell>
          <table:table-cell table:style-name="ce13" table:formula="of:=IF(AND([.AB$1]&gt;=[.$M37];[.AB$1]&lt;=[.$L37]);[.AB$1];&quot;&quot;)">
            <text:p/>
          </table:table-cell>
          <table:table-cell table:style-name="ce13" table:formula="of:=IF(AND([.AC$1]&gt;=[.$M37];[.AC$1]&lt;=[.$L37]);[.AC$1];&quot;&quot;)">
            <text:p/>
          </table:table-cell>
          <table:table-cell table:style-name="ce13" table:formula="of:=IF(AND([.AD$1]&gt;=[.$M37];[.AD$1]&lt;=[.$L37]);[.AD$1];&quot;&quot;)">
            <text:p/>
          </table:table-cell>
          <table:table-cell table:style-name="ce16" table:formula="of:=IF(AND([.AE$1]&gt;=[.$M37];[.AE$1]&lt;=[.$L37]);[.AE$1];&quot;&quot;)">
            <text:p/>
          </table:table-cell>
          <table:table-cell table:style-name="ce18" table:formula="of:=IF(AND([.AF$1]&gt;=[.$M37];[.AF$1]&lt;=[.$L37]);[.AF$1];&quot;&quot;)">
            <text:p/>
          </table:table-cell>
          <table:table-cell table:style-name="ce18" table:formula="of:=IF(AND([.AG$1]&gt;=[.$M37];[.AG$1]&lt;=[.$L37]);[.AG$1];&quot;&quot;)">
            <text:p/>
          </table:table-cell>
          <table:table-cell table:style-name="ce18" table:formula="of:=IF(AND([.AH$1]&gt;=[.$M37];[.AH$1]&lt;=[.$L37]);[.AH$1];&quot;&quot;)">
            <text:p/>
          </table:table-cell>
          <table:table-cell table:style-name="ce18" table:formula="of:=IF(AND([.AI$1]&gt;=[.$M37];[.AI$1]&lt;=[.$L37]);[.AI$1];&quot;&quot;)">
            <text:p/>
          </table:table-cell>
          <table:table-cell table:style-name="ce18" table:formula="of:=IF(AND([.AJ$1]&gt;=[.$M37];[.AJ$1]&lt;=[.$L37]);[.AJ$1];&quot;&quot;)">
            <text:p/>
          </table:table-cell>
          <table:table-cell table:style-name="ce18" table:formula="of:=IF(AND([.AK$1]&gt;=[.$M37];[.AK$1]&lt;=[.$L37]);[.AK$1];&quot;&quot;)">
            <text:p/>
          </table:table-cell>
          <table:table-cell table:style-name="ce18" table:formula="of:=IF(AND([.AL$1]&gt;=[.$M37];[.AL$1]&lt;=[.$L37]);[.AL$1];&quot;&quot;)">
            <text:p/>
          </table:table-cell>
          <table:table-cell table:style-name="ce18" table:formula="of:=IF(AND([.AM$1]&gt;=[.$M37];[.AM$1]&lt;=[.$L37]);[.AM$1];&quot;&quot;)">
            <text:p/>
          </table:table-cell>
          <table:table-cell table:style-name="ce18" table:formula="of:=IF(AND([.AN$1]&gt;=[.$M37];[.AN$1]&lt;=[.$L37]);[.AN$1];&quot;&quot;)">
            <text:p/>
          </table:table-cell>
          <table:table-cell table:style-name="ce18" table:formula="of:=IF(AND([.AO$1]&gt;=[.$M37];[.AO$1]&lt;=[.$L37]);[.AO$1];&quot;&quot;)">
            <text:p/>
          </table:table-cell>
          <table:table-cell table:style-name="ce18" table:formula="of:=IF(AND([.AP$1]&gt;=[.$M37];[.AP$1]&lt;=[.$L37]);[.AP$1];&quot;&quot;)">
            <text:p/>
          </table:table-cell>
          <table:table-cell table:style-name="ce18" table:formula="of:=IF(AND([.AQ$1]&gt;=[.$M37];[.AQ$1]&lt;=[.$L37]);[.AQ$1];&quot;&quot;)">
            <text:p/>
          </table:table-cell>
          <table:table-cell table:style-name="ce18" table:formula="of:=IF(AND([.AR$1]&gt;=[.$M37];[.AR$1]&lt;=[.$L37]);[.AR$1];&quot;&quot;)">
            <text:p/>
          </table:table-cell>
          <table:table-cell table:style-name="ce20" table:formula="of:=IF(AND([.AS$1]&gt;=[.$M37];[.AS$1]&lt;=[.$L37]);[.AS$1];&quot;&quot;)">
            <text:p/>
          </table:table-cell>
          <table:table-cell table:style-name="ce24" table:formula="of:=IF(AND([.AT$1]&gt;=[.$M37];[.AT$1]&lt;=[.$L37]);[.AT$1];&quot;&quot;)">
            <text:p/>
          </table:table-cell>
          <table:table-cell table:style-name="ce26" table:formula="of:=IF(AND([.AU$1]&gt;=[.$M37];[.AU$1]&lt;=[.$L37]);[.AU$1];&quot;&quot;)">
            <text:p/>
          </table:table-cell>
          <table:table-cell table:style-name="ce26" table:formula="of:=IF(AND([.AV$1]&gt;=[.$M37];[.AV$1]&lt;=[.$L37]);[.AV$1];&quot;&quot;)">
            <text:p/>
          </table:table-cell>
          <table:table-cell table:style-name="ce28" table:formula="of:=IF(AND([.AW$1]&gt;=[.$M37];[.AW$1]&lt;=[.$L37]);[.AW$1];&quot;&quot;)">
            <text:p/>
          </table:table-cell>
          <table:table-cell table:style-name="ce30" table:formula="of:=IF(AND([.AX$1]&gt;=[.$M37];[.AX$1]&lt;=[.$L37]);[.AX$1];&quot;&quot;)">
            <text:p/>
          </table:table-cell>
          <table:table-cell table:style-name="ce32" table:formula="of:=IF(AND([.AY$1]&gt;=[.$M37];[.AY$1]&lt;=[.$L37]);[.AY$1];&quot;&quot;)">
            <text:p/>
          </table:table-cell>
          <table:table-cell table:style-name="ce34" table:formula="of:=IF(AND([.AZ$1]&gt;=[.$M37];[.AZ$1]&lt;=[.$L37]);[.AZ$1];&quot;&quot;)">
            <text:p/>
          </table:table-cell>
          <table:table-cell table:style-name="ce36" table:formula="of:=IF(AND([.BA$1]&gt;=[.$M37];[.BA$1]&lt;=[.$L37]);[.BA$1];&quot;&quot;)">
            <text:p/>
          </table:table-cell>
          <table:table-cell table:style-name="ce36" table:formula="of:=IF(AND([.BB$1]&gt;=[.$M37];[.BB$1]&lt;=[.$L37]);[.BB$1];&quot;&quot;)">
            <text:p/>
          </table:table-cell>
          <table:table-cell table:style-name="ce38" table:formula="of:=IF(AND([.BC$1]&gt;=[.$M37];[.BC$1]&lt;=[.$L37]);[.BC$1];&quot;&quot;)">
            <text:p/>
          </table:table-cell>
          <table:table-cell table:style-name="ce38" table:formula="of:=IF(AND([.BD$1]&gt;=[.$M37];[.BD$1]&lt;=[.$L37]);[.BD$1];&quot;&quot;)">
            <text:p/>
          </table:table-cell>
          <table:table-cell table:style-name="ce40" table:formula="of:=IF(AND([.BE$1]&gt;=[.$M37];[.BE$1]&lt;=[.$L37]);[.BE$1];&quot;&quot;)">
            <text:p/>
          </table:table-cell>
          <table:table-cell table:style-name="ce42" table:formula="of:=IF(AND([.BF$1]&gt;=[.$M37];[.BF$1]&lt;=[.$L37]);[.BF$1];&quot;&quot;)">
            <text:p/>
          </table:table-cell>
          <table:table-cell table:style-name="ce44" table:formula="of:=IF(AND([.BG$1]&gt;=[.$M37];[.BG$1]&lt;=[.$L37]);[.BG$1];&quot;&quot;)">
            <text:p/>
          </table:table-cell>
          <table:table-cell table:style-name="ce44" table:formula="of:=IF(AND([.BH$1]&gt;=[.$M37];[.BH$1]&lt;=[.$L37]);[.BH$1];&quot;&quot;)">
            <text:p/>
          </table:table-cell>
          <table:table-cell table:style-name="ce44" table:formula="of:=IF(AND([.BI$1]&gt;=[.$M37];[.BI$1]&lt;=[.$L37]);[.BI$1];&quot;&quot;)">
            <text:p/>
          </table:table-cell>
          <table:table-cell table:style-name="ce46" table:formula="of:=IF(AND([.BJ$1]&gt;=[.$M37];[.BJ$1]&lt;=[.$L37]);[.BJ$1];&quot;&quot;)">
            <text:p/>
          </table:table-cell>
          <table:table-cell table:style-name="ce48" table:formula="of:=IF(AND([.BK$1]&gt;=[.$M37];[.BK$1]&lt;=[.$L37]);[.BK$1];&quot;&quot;)">
            <text:p/>
          </table:table-cell>
          <table:table-cell table:style-name="ce48" table:formula="of:=IF(AND([.BL$1]&gt;=[.$M37];[.BL$1]&lt;=[.$L37]);[.BL$1];&quot;&quot;)">
            <text:p/>
          </table:table-cell>
          <table:table-cell table:style-name="ce50" table:formula="of:=IF(AND([.BM$1]&gt;=[.$M37];[.BM$1]&lt;=[.$L37]);[.BM$1];&quot;&quot;)">
            <text:p/>
          </table:table-cell>
          <table:table-cell table:style-name="ce50" table:formula="of:=IF(AND([.BN$1]&gt;=[.$M37];[.BN$1]&lt;=[.$L37]);[.BN$1];&quot;&quot;)">
            <text:p/>
          </table:table-cell>
          <table:table-cell table:style-name="ce50" table:formula="of:=IF(AND([.BO$1]&gt;=[.$M37];[.BO$1]&lt;=[.$L37]);[.BO$1];&quot;&quot;)">
            <text:p/>
          </table:table-cell>
          <table:table-cell table:style-name="ce52" table:formula="of:=IF(AND([.BP$1]&gt;=[.$M37];[.BP$1]&lt;=[.$L37]);[.BP$1];&quot;&quot;)">
            <text:p/>
          </table:table-cell>
          <table:table-cell table:style-name="ce54" table:formula="of:=IF(AND([.BQ$1]&gt;=[.$M37];[.BQ$1]&lt;=[.$L37]);[.BQ$1];&quot;&quot;)">
            <text:p/>
          </table:table-cell>
          <table:table-cell table:style-name="ce54" table:formula="of:=IF(AND([.BR$1]&gt;=[.$M37];[.BR$1]&lt;=[.$L37]);[.BR$1];&quot;&quot;)">
            <text:p/>
          </table:table-cell>
          <table:table-cell table:style-name="ce54" table:formula="of:=IF(AND([.BS$1]&gt;=[.$M37];[.BS$1]&lt;=[.$L37]);[.BS$1];&quot;&quot;)">
            <text:p/>
          </table:table-cell>
          <table:table-cell table:style-name="ce56" table:formula="of:=IF(AND([.BT$1]&gt;=[.$M37];[.BT$1]&lt;=[.$L37]);[.BT$1];&quot;&quot;)">
            <text:p/>
          </table:table-cell>
          <table:table-cell table:style-name="ce21" table:formula="of:=IF(AND([.BU$1]&gt;=[.$M37];[.BU$1]&lt;=[.$L37]);[.BU$1];&quot;&quot;)" office:value-type="float" office:value="59" calcext:value-type="float">
            <text:p>59</text:p>
          </table:table-cell>
          <table:table-cell table:style-name="ce60" table:formula="of:=IF(AND([.BV$1]&gt;=[.$M37];[.BV$1]&lt;=[.$L37]);[.BV$1];&quot;&quot;)">
            <text:p/>
          </table:table-cell>
          <table:table-cell table:style-name="ce60" table:formula="of:=IF(AND([.BW$1]&gt;=[.$M37];[.BW$1]&lt;=[.$L37]);[.BW$1];&quot;&quot;)">
            <text:p/>
          </table:table-cell>
          <table:table-cell table:style-name="ce62" table:formula="of:=IF(AND([.BX$1]&gt;=[.$M37];[.BX$1]&lt;=[.$L37]);[.BX$1];&quot;&quot;)">
            <text:p/>
          </table:table-cell>
          <table:table-cell table:style-name="ce62" table:formula="of:=IF(AND([.BY$1]&gt;=[.$M37];[.BY$1]&lt;=[.$L37]);[.BY$1];&quot;&quot;)">
            <text:p/>
          </table:table-cell>
          <table:table-cell table:style-name="ce64" table:formula="of:=IF(AND([.BZ$1]&gt;=[.$M37];[.BZ$1]&lt;=[.$L37]);[.BZ$1];&quot;&quot;)">
            <text:p/>
          </table:table-cell>
          <table:table-cell table:style-name="ce66" table:formula="of:=IF(AND([.CA$1]&gt;=[.$M37];[.CA$1]&lt;=[.$L37]);[.CA$1];&quot;&quot;)">
            <text:p/>
          </table:table-cell>
          <table:table-cell table:style-name="ce68" table:formula="of:=IF(AND([.CB$1]&gt;=[.$M37];[.CB$1]&lt;=[.$L37]);[.CB$1];&quot;&quot;)">
            <text:p/>
          </table:table-cell>
          <table:table-cell table:style-name="ce68" table:formula="of:=IF(AND([.CC$1]&gt;=[.$M37];[.CC$1]&lt;=[.$L37]);[.CC$1];&quot;&quot;)">
            <text:p/>
          </table:table-cell>
          <table:table-cell table:style-name="ce68" table:formula="of:=IF(AND([.CD$1]&gt;=[.$M37];[.CD$1]&lt;=[.$L37]);[.CD$1];&quot;&quot;)">
            <text:p/>
          </table:table-cell>
          <table:table-cell table:style-name="ce68" table:formula="of:=IF(AND([.CE$1]&gt;=[.$M37];[.CE$1]&lt;=[.$L37]);[.CE$1];&quot;&quot;)">
            <text:p/>
          </table:table-cell>
          <table:table-cell table:style-name="ce68" table:formula="of:=IF(AND([.CF$1]&gt;=[.$M37];[.CF$1]&lt;=[.$L37]);[.CF$1];&quot;&quot;)">
            <text:p/>
          </table:table-cell>
          <table:table-cell table:style-name="ce68" table:formula="of:=IF(AND([.CG$1]&gt;=[.$M37];[.CG$1]&lt;=[.$L37]);[.CG$1];&quot;&quot;)">
            <text:p/>
          </table:table-cell>
          <table:table-cell table:style-name="ce70" table:formula="of:=IF(AND([.CH$1]&gt;=[.$M37];[.CH$1]&lt;=[.$L37]);[.CH$1];&quot;&quot;)">
            <text:p/>
          </table:table-cell>
          <table:table-cell table:style-name="ce70" table:formula="of:=IF(AND([.CI$1]&gt;=[.$M37];[.CI$1]&lt;=[.$L37]);[.CI$1];&quot;&quot;)">
            <text:p/>
          </table:table-cell>
          <table:table-cell table:style-name="ce70" table:formula="of:=IF(AND([.CJ$1]&gt;=[.$M37];[.CJ$1]&lt;=[.$L37]);[.CJ$1];&quot;&quot;)">
            <text:p/>
          </table:table-cell>
          <table:table-cell table:style-name="ce72" table:formula="of:=IF(AND([.CK$1]&gt;=[.$M37];[.CK$1]&lt;=[.$L37]);[.CK$1];&quot;&quot;)">
            <text:p/>
          </table:table-cell>
          <table:table-cell table:style-name="ce74" table:formula="of:=IF(AND([.CL$1]&gt;=[.$M37];[.CL$1]&lt;=[.$L37]);[.CL$1];&quot;&quot;)">
            <text:p/>
          </table:table-cell>
          <table:table-cell table:style-name="ce74" table:formula="of:=IF(AND([.CM$1]&gt;=[.$M37];[.CM$1]&lt;=[.$L37]);[.CM$1];&quot;&quot;)">
            <text:p/>
          </table:table-cell>
          <table:table-cell table:style-name="ce76" table:formula="of:=IF(AND([.CN$1]&gt;=[.$M37];[.CN$1]&lt;=[.$L37]);[.CN$1];&quot;&quot;)">
            <text:p/>
          </table:table-cell>
          <table:table-cell table:style-name="ce76" table:formula="of:=IF(AND([.CO$1]&gt;=[.$M37];[.CO$1]&lt;=[.$L37]);[.CO$1];&quot;&quot;)">
            <text:p/>
          </table:table-cell>
          <table:table-cell table:style-name="ce79" table:formula="of:=IF(AND([.CP$1]&gt;=[.$M37];[.CP$1]&lt;=[.$L37]);[.CP$1];&quot;&quot;)">
            <text:p/>
          </table:table-cell>
          <table:table-cell table:style-name="ce82" table:formula="of:=IF(AND([.CQ$1]&gt;=[.$M37];[.CQ$1]&lt;=[.$L37]);[.CQ$1];&quot;&quot;)">
            <text:p/>
          </table:table-cell>
          <table:table-cell table:style-name="ce82" table:formula="of:=IF(AND([.CR$1]&gt;=[.$M37];[.CR$1]&lt;=[.$L37]);[.CR$1];&quot;&quot;)">
            <text:p/>
          </table:table-cell>
          <table:table-cell table:style-name="ce82" table:formula="of:=IF(AND([.CS$1]&gt;=[.$M37];[.CS$1]&lt;=[.$L37]);[.CS$1];&quot;&quot;)">
            <text:p/>
          </table:table-cell>
          <table:table-cell table:style-name="ce82" table:formula="of:=IF(AND([.CT$1]&gt;=[.$M37];[.CT$1]&lt;=[.$L37]);[.CT$1];&quot;&quot;)">
            <text:p/>
          </table:table-cell>
          <table:table-cell table:style-name="ce82" table:formula="of:=IF(AND([.CU$1]&gt;=[.$M37];[.CU$1]&lt;=[.$L37]);[.CU$1];&quot;&quot;)">
            <text:p/>
          </table:table-cell>
          <table:table-cell table:style-name="ce82" table:formula="of:=IF(AND([.CV$1]&gt;=[.$M37];[.CV$1]&lt;=[.$L37]);[.CV$1];&quot;&quot;)">
            <text:p/>
          </table:table-cell>
          <table:table-cell table:style-name="ce82" table:formula="of:=IF(AND([.CW$1]&gt;=[.$M37];[.CW$1]&lt;=[.$L37]);[.CW$1];&quot;&quot;)">
            <text:p/>
          </table:table-cell>
          <table:table-cell table:style-name="ce82" table:formula="of:=IF(AND([.CX$1]&gt;=[.$M37];[.CX$1]&lt;=[.$L37]);[.CX$1];&quot;&quot;)">
            <text:p/>
          </table:table-cell>
          <table:table-cell table:style-name="ce82" table:formula="of:=IF(AND([.CY$1]&gt;=[.$M37];[.CY$1]&lt;=[.$L37]);[.CY$1];&quot;&quot;)">
            <text:p/>
          </table:table-cell>
          <table:table-cell table:style-name="ce82" table:formula="of:=IF(AND([.CZ$1]&gt;=[.$M37];[.CZ$1]&lt;=[.$L37]);[.CZ$1];&quot;&quot;)">
            <text:p/>
          </table:table-cell>
          <table:table-cell table:style-name="ce82" table:formula="of:=IF(AND([.DA$1]&gt;=[.$M37];[.DA$1]&lt;=[.$L37]);[.DA$1];&quot;&quot;)">
            <text:p/>
          </table:table-cell>
          <table:table-cell table:style-name="ce82" table:formula="of:=IF(AND([.DB$1]&gt;=[.$M37];[.DB$1]&lt;=[.$L37]);[.DB$1];&quot;&quot;)">
            <text:p/>
          </table:table-cell>
          <table:table-cell table:style-name="ce82" table:formula="of:=IF(AND([.DC$1]&gt;=[.$M37];[.DC$1]&lt;=[.$L37]);[.DC$1];&quot;&quot;)">
            <text:p/>
          </table:table-cell>
          <table:table-cell table:style-name="ce82" table:formula="of:=IF(AND([.DD$1]&gt;=[.$M37];[.DD$1]&lt;=[.$L37]);[.DD$1];&quot;&quot;)">
            <text:p/>
          </table:table-cell>
          <table:table-cell table:style-name="ce82" table:formula="of:=IF(AND([.DE$1]&gt;=[.$M37];[.DE$1]&lt;=[.$L37]);[.DE$1];&quot;&quot;)">
            <text:p/>
          </table:table-cell>
          <table:table-cell table:style-name="ce82" table:formula="of:=IF(AND([.DF$1]&gt;=[.$M37];[.DF$1]&lt;=[.$L37]);[.DF$1];&quot;&quot;)">
            <text:p/>
          </table:table-cell>
          <table:table-cell table:style-name="ce82" table:formula="of:=IF(AND([.DG$1]&gt;=[.$M37];[.DG$1]&lt;=[.$L37]);[.DG$1];&quot;&quot;)">
            <text:p/>
          </table:table-cell>
          <table:table-cell table:style-name="ce82" table:formula="of:=IF(AND([.DH$1]&gt;=[.$M37];[.DH$1]&lt;=[.$L37]);[.DH$1];&quot;&quot;)">
            <text:p/>
          </table:table-cell>
          <table:table-cell table:style-name="ce82" table:formula="of:=IF(AND([.DI$1]&gt;=[.$M37];[.DI$1]&lt;=[.$L37]);[.DI$1];&quot;&quot;)">
            <text:p/>
          </table:table-cell>
          <table:table-cell table:style-name="ce82" table:formula="of:=IF(AND([.DJ$1]&gt;=[.$M37];[.DJ$1]&lt;=[.$L37]);[.DJ$1];&quot;&quot;)">
            <text:p/>
          </table:table-cell>
          <table:table-cell table:style-name="ce82" table:formula="of:=IF(AND([.DK$1]&gt;=[.$M37];[.DK$1]&lt;=[.$L37]);[.DK$1];&quot;&quot;)">
            <text:p/>
          </table:table-cell>
          <table:table-cell table:style-name="ce82" table:formula="of:=IF(AND([.DL$1]&gt;=[.$M37];[.DL$1]&lt;=[.$L37]);[.DL$1];&quot;&quot;)">
            <text:p/>
          </table:table-cell>
          <table:table-cell table:style-name="ce82" table:formula="of:=IF(AND([.DM$1]&gt;=[.$M37];[.DM$1]&lt;=[.$L37]);[.DM$1];&quot;&quot;)">
            <text:p/>
          </table:table-cell>
          <table:table-cell table:style-name="ce82" table:formula="of:=IF(AND([.DN$1]&gt;=[.$M37];[.DN$1]&lt;=[.$L37]);[.DN$1];&quot;&quot;)">
            <text:p/>
          </table:table-cell>
          <table:table-cell table:style-name="ce82" table:formula="of:=IF(AND([.DO$1]&gt;=[.$M37];[.DO$1]&lt;=[.$L37]);[.DO$1];&quot;&quot;)">
            <text:p/>
          </table:table-cell>
          <table:table-cell table:style-name="ce82" table:formula="of:=IF(AND([.DP$1]&gt;=[.$M37];[.DP$1]&lt;=[.$L37]);[.DP$1];&quot;&quot;)">
            <text:p/>
          </table:table-cell>
          <table:table-cell table:style-name="ce82" table:formula="of:=IF(AND([.DQ$1]&gt;=[.$M37];[.DQ$1]&lt;=[.$L37]);[.DQ$1];&quot;&quot;)">
            <text:p/>
          </table:table-cell>
          <table:table-cell table:style-name="ce82" table:formula="of:=IF(AND([.DR$1]&gt;=[.$M37];[.DR$1]&lt;=[.$L37]);[.DR$1];&quot;&quot;)">
            <text:p/>
          </table:table-cell>
          <table:table-cell table:style-name="ce82" table:formula="of:=IF(AND([.DS$1]&gt;=[.$M37];[.DS$1]&lt;=[.$L37]);[.DS$1];&quot;&quot;)">
            <text:p/>
          </table:table-cell>
          <table:table-cell table:style-name="ce82" table:formula="of:=IF(AND([.DT$1]&gt;=[.$M37];[.DT$1]&lt;=[.$L37]);[.DT$1];&quot;&quot;)">
            <text:p/>
          </table:table-cell>
          <table:table-cell table:style-name="ce82" table:formula="of:=IF(AND([.DU$1]&gt;=[.$M37];[.DU$1]&lt;=[.$L37]);[.DU$1];&quot;&quot;)">
            <text:p/>
          </table:table-cell>
          <table:table-cell table:style-name="ce84" table:formula="of:=IF(AND([.DV$1]&gt;=[.$M37];[.DV$1]&lt;=[.$L37]);[.DV$1];&quot;&quot;)">
            <text:p/>
          </table:table-cell>
          <table:table-cell table:style-name="ce84" table:formula="of:=IF(AND([.DW$1]&gt;=[.$M37];[.DW$1]&lt;=[.$L37]);[.DW$1];&quot;&quot;)">
            <text:p/>
          </table:table-cell>
          <table:table-cell table:style-name="ce84" table:formula="of:=IF(AND([.DX$1]&gt;=[.$M37];[.DX$1]&lt;=[.$L37]);[.DX$1];&quot;&quot;)">
            <text:p/>
          </table:table-cell>
          <table:table-cell table:style-name="ce84" table:formula="of:=IF(AND([.DY$1]&gt;=[.$M37];[.DY$1]&lt;=[.$L37]);[.DY$1];&quot;&quot;)">
            <text:p/>
          </table:table-cell>
          <table:table-cell table:style-name="ce84" table:formula="of:=IF(AND([.DZ$1]&gt;=[.$M37];[.DZ$1]&lt;=[.$L37]);[.DZ$1];&quot;&quot;)">
            <text:p/>
          </table:table-cell>
          <table:table-cell table:style-name="ce84" table:formula="of:=IF(AND([.EA$1]&gt;=[.$M37];[.EA$1]&lt;=[.$L37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38];[.$A:.$L];12;0)" office:value-type="float" office:value="50" calcext:value-type="float">
            <text:p>50</text:p>
          </table:table-cell>
          <table:table-cell table:style-name="ce6" table:formula="of:=VLOOKUP([.D38];[.$A:.$L];12;0)" office:value-type="float" office:value="0" calcext:value-type="float">
            <text:p>0</text:p>
          </table:table-cell>
          <table:table-cell table:style-name="ce6" table:formula="of:=VLOOKUP([.E38];[.$A:.$L];12;0)" office:value-type="float" office:value="0" calcext:value-type="float">
            <text:p>0</text:p>
          </table:table-cell>
          <table:table-cell table:style-name="ce6" table:formula="of:=VLOOKUP([.F38];[.$A:.$L];12;0)" office:value-type="float" office:value="0" calcext:value-type="float">
            <text:p>0</text:p>
          </table:table-cell>
          <table:table-cell table:style-name="ce7" table:formula="of:=MAX([.H38:.K38])+[.B38]+[.N38]" office:value-type="float" office:value="57" calcext:value-type="float">
            <text:p>57</text:p>
          </table:table-cell>
          <table:table-cell table:style-name="ce8" table:formula="of:=[.L38]-[.B38]+1" office:value-type="float" office:value="51" calcext:value-type="float">
            <text:p>51</text:p>
          </table:table-cell>
          <table:table-cell table:style-name="ce9"/>
          <table:table-cell table:style-name="ce11" table:formula="of:=IF(AND([.O$1]&gt;=[.$M38];[.O$1]&lt;=[.$L38]);[.O$1];&quot;&quot;)">
            <text:p/>
          </table:table-cell>
          <table:table-cell table:style-name="ce11" table:formula="of:=IF(AND([.P$1]&gt;=[.$M38];[.P$1]&lt;=[.$L38]);[.P$1];&quot;&quot;)">
            <text:p/>
          </table:table-cell>
          <table:table-cell table:style-name="ce11" table:formula="of:=IF(AND([.Q$1]&gt;=[.$M38];[.Q$1]&lt;=[.$L38]);[.Q$1];&quot;&quot;)">
            <text:p/>
          </table:table-cell>
          <table:table-cell table:style-name="ce11" table:formula="of:=IF(AND([.R$1]&gt;=[.$M38];[.R$1]&lt;=[.$L38]);[.R$1];&quot;&quot;)">
            <text:p/>
          </table:table-cell>
          <table:table-cell table:style-name="ce13" table:formula="of:=IF(AND([.S$1]&gt;=[.$M38];[.S$1]&lt;=[.$L38]);[.S$1];&quot;&quot;)">
            <text:p/>
          </table:table-cell>
          <table:table-cell table:style-name="ce13" table:formula="of:=IF(AND([.T$1]&gt;=[.$M38];[.T$1]&lt;=[.$L38]);[.T$1];&quot;&quot;)">
            <text:p/>
          </table:table-cell>
          <table:table-cell table:style-name="ce13" table:formula="of:=IF(AND([.U$1]&gt;=[.$M38];[.U$1]&lt;=[.$L38]);[.U$1];&quot;&quot;)">
            <text:p/>
          </table:table-cell>
          <table:table-cell table:style-name="ce13" table:formula="of:=IF(AND([.V$1]&gt;=[.$M38];[.V$1]&lt;=[.$L38]);[.V$1];&quot;&quot;)">
            <text:p/>
          </table:table-cell>
          <table:table-cell table:style-name="ce13" table:formula="of:=IF(AND([.W$1]&gt;=[.$M38];[.W$1]&lt;=[.$L38]);[.W$1];&quot;&quot;)">
            <text:p/>
          </table:table-cell>
          <table:table-cell table:style-name="ce13" table:formula="of:=IF(AND([.X$1]&gt;=[.$M38];[.X$1]&lt;=[.$L38]);[.X$1];&quot;&quot;)">
            <text:p/>
          </table:table-cell>
          <table:table-cell table:style-name="ce13" table:formula="of:=IF(AND([.Y$1]&gt;=[.$M38];[.Y$1]&lt;=[.$L38]);[.Y$1];&quot;&quot;)">
            <text:p/>
          </table:table-cell>
          <table:table-cell table:style-name="ce13" table:formula="of:=IF(AND([.Z$1]&gt;=[.$M38];[.Z$1]&lt;=[.$L38]);[.Z$1];&quot;&quot;)">
            <text:p/>
          </table:table-cell>
          <table:table-cell table:style-name="ce13" table:formula="of:=IF(AND([.AA$1]&gt;=[.$M38];[.AA$1]&lt;=[.$L38]);[.AA$1];&quot;&quot;)">
            <text:p/>
          </table:table-cell>
          <table:table-cell table:style-name="ce13" table:formula="of:=IF(AND([.AB$1]&gt;=[.$M38];[.AB$1]&lt;=[.$L38]);[.AB$1];&quot;&quot;)">
            <text:p/>
          </table:table-cell>
          <table:table-cell table:style-name="ce13" table:formula="of:=IF(AND([.AC$1]&gt;=[.$M38];[.AC$1]&lt;=[.$L38]);[.AC$1];&quot;&quot;)">
            <text:p/>
          </table:table-cell>
          <table:table-cell table:style-name="ce13" table:formula="of:=IF(AND([.AD$1]&gt;=[.$M38];[.AD$1]&lt;=[.$L38]);[.AD$1];&quot;&quot;)">
            <text:p/>
          </table:table-cell>
          <table:table-cell table:style-name="ce16" table:formula="of:=IF(AND([.AE$1]&gt;=[.$M38];[.AE$1]&lt;=[.$L38]);[.AE$1];&quot;&quot;)">
            <text:p/>
          </table:table-cell>
          <table:table-cell table:style-name="ce18" table:formula="of:=IF(AND([.AF$1]&gt;=[.$M38];[.AF$1]&lt;=[.$L38]);[.AF$1];&quot;&quot;)">
            <text:p/>
          </table:table-cell>
          <table:table-cell table:style-name="ce18" table:formula="of:=IF(AND([.AG$1]&gt;=[.$M38];[.AG$1]&lt;=[.$L38]);[.AG$1];&quot;&quot;)">
            <text:p/>
          </table:table-cell>
          <table:table-cell table:style-name="ce18" table:formula="of:=IF(AND([.AH$1]&gt;=[.$M38];[.AH$1]&lt;=[.$L38]);[.AH$1];&quot;&quot;)">
            <text:p/>
          </table:table-cell>
          <table:table-cell table:style-name="ce18" table:formula="of:=IF(AND([.AI$1]&gt;=[.$M38];[.AI$1]&lt;=[.$L38]);[.AI$1];&quot;&quot;)">
            <text:p/>
          </table:table-cell>
          <table:table-cell table:style-name="ce18" table:formula="of:=IF(AND([.AJ$1]&gt;=[.$M38];[.AJ$1]&lt;=[.$L38]);[.AJ$1];&quot;&quot;)">
            <text:p/>
          </table:table-cell>
          <table:table-cell table:style-name="ce18" table:formula="of:=IF(AND([.AK$1]&gt;=[.$M38];[.AK$1]&lt;=[.$L38]);[.AK$1];&quot;&quot;)">
            <text:p/>
          </table:table-cell>
          <table:table-cell table:style-name="ce18" table:formula="of:=IF(AND([.AL$1]&gt;=[.$M38];[.AL$1]&lt;=[.$L38]);[.AL$1];&quot;&quot;)">
            <text:p/>
          </table:table-cell>
          <table:table-cell table:style-name="ce18" table:formula="of:=IF(AND([.AM$1]&gt;=[.$M38];[.AM$1]&lt;=[.$L38]);[.AM$1];&quot;&quot;)">
            <text:p/>
          </table:table-cell>
          <table:table-cell table:style-name="ce18" table:formula="of:=IF(AND([.AN$1]&gt;=[.$M38];[.AN$1]&lt;=[.$L38]);[.AN$1];&quot;&quot;)">
            <text:p/>
          </table:table-cell>
          <table:table-cell table:style-name="ce18" table:formula="of:=IF(AND([.AO$1]&gt;=[.$M38];[.AO$1]&lt;=[.$L38]);[.AO$1];&quot;&quot;)">
            <text:p/>
          </table:table-cell>
          <table:table-cell table:style-name="ce18" table:formula="of:=IF(AND([.AP$1]&gt;=[.$M38];[.AP$1]&lt;=[.$L38]);[.AP$1];&quot;&quot;)">
            <text:p/>
          </table:table-cell>
          <table:table-cell table:style-name="ce18" table:formula="of:=IF(AND([.AQ$1]&gt;=[.$M38];[.AQ$1]&lt;=[.$L38]);[.AQ$1];&quot;&quot;)">
            <text:p/>
          </table:table-cell>
          <table:table-cell table:style-name="ce18" table:formula="of:=IF(AND([.AR$1]&gt;=[.$M38];[.AR$1]&lt;=[.$L38]);[.AR$1];&quot;&quot;)">
            <text:p/>
          </table:table-cell>
          <table:table-cell table:style-name="ce20" table:formula="of:=IF(AND([.AS$1]&gt;=[.$M38];[.AS$1]&lt;=[.$L38]);[.AS$1];&quot;&quot;)">
            <text:p/>
          </table:table-cell>
          <table:table-cell table:style-name="ce24" table:formula="of:=IF(AND([.AT$1]&gt;=[.$M38];[.AT$1]&lt;=[.$L38]);[.AT$1];&quot;&quot;)">
            <text:p/>
          </table:table-cell>
          <table:table-cell table:style-name="ce26" table:formula="of:=IF(AND([.AU$1]&gt;=[.$M38];[.AU$1]&lt;=[.$L38]);[.AU$1];&quot;&quot;)">
            <text:p/>
          </table:table-cell>
          <table:table-cell table:style-name="ce26" table:formula="of:=IF(AND([.AV$1]&gt;=[.$M38];[.AV$1]&lt;=[.$L38]);[.AV$1];&quot;&quot;)">
            <text:p/>
          </table:table-cell>
          <table:table-cell table:style-name="ce28" table:formula="of:=IF(AND([.AW$1]&gt;=[.$M38];[.AW$1]&lt;=[.$L38]);[.AW$1];&quot;&quot;)">
            <text:p/>
          </table:table-cell>
          <table:table-cell table:style-name="ce30" table:formula="of:=IF(AND([.AX$1]&gt;=[.$M38];[.AX$1]&lt;=[.$L38]);[.AX$1];&quot;&quot;)">
            <text:p/>
          </table:table-cell>
          <table:table-cell table:style-name="ce32" table:formula="of:=IF(AND([.AY$1]&gt;=[.$M38];[.AY$1]&lt;=[.$L38]);[.AY$1];&quot;&quot;)">
            <text:p/>
          </table:table-cell>
          <table:table-cell table:style-name="ce34" table:formula="of:=IF(AND([.AZ$1]&gt;=[.$M38];[.AZ$1]&lt;=[.$L38]);[.AZ$1];&quot;&quot;)">
            <text:p/>
          </table:table-cell>
          <table:table-cell table:style-name="ce36" table:formula="of:=IF(AND([.BA$1]&gt;=[.$M38];[.BA$1]&lt;=[.$L38]);[.BA$1];&quot;&quot;)">
            <text:p/>
          </table:table-cell>
          <table:table-cell table:style-name="ce36" table:formula="of:=IF(AND([.BB$1]&gt;=[.$M38];[.BB$1]&lt;=[.$L38]);[.BB$1];&quot;&quot;)">
            <text:p/>
          </table:table-cell>
          <table:table-cell table:style-name="ce38" table:formula="of:=IF(AND([.BC$1]&gt;=[.$M38];[.BC$1]&lt;=[.$L38]);[.BC$1];&quot;&quot;)">
            <text:p/>
          </table:table-cell>
          <table:table-cell table:style-name="ce38" table:formula="of:=IF(AND([.BD$1]&gt;=[.$M38];[.BD$1]&lt;=[.$L38]);[.BD$1];&quot;&quot;)">
            <text:p/>
          </table:table-cell>
          <table:table-cell table:style-name="ce40" table:formula="of:=IF(AND([.BE$1]&gt;=[.$M38];[.BE$1]&lt;=[.$L38]);[.BE$1];&quot;&quot;)">
            <text:p/>
          </table:table-cell>
          <table:table-cell table:style-name="ce42" table:formula="of:=IF(AND([.BF$1]&gt;=[.$M38];[.BF$1]&lt;=[.$L38]);[.BF$1];&quot;&quot;)">
            <text:p/>
          </table:table-cell>
          <table:table-cell table:style-name="ce44" table:formula="of:=IF(AND([.BG$1]&gt;=[.$M38];[.BG$1]&lt;=[.$L38]);[.BG$1];&quot;&quot;)">
            <text:p/>
          </table:table-cell>
          <table:table-cell table:style-name="ce44" table:formula="of:=IF(AND([.BH$1]&gt;=[.$M38];[.BH$1]&lt;=[.$L38]);[.BH$1];&quot;&quot;)">
            <text:p/>
          </table:table-cell>
          <table:table-cell table:style-name="ce44" table:formula="of:=IF(AND([.BI$1]&gt;=[.$M38];[.BI$1]&lt;=[.$L38]);[.BI$1];&quot;&quot;)">
            <text:p/>
          </table:table-cell>
          <table:table-cell table:style-name="ce46" table:formula="of:=IF(AND([.BJ$1]&gt;=[.$M38];[.BJ$1]&lt;=[.$L38]);[.BJ$1];&quot;&quot;)">
            <text:p/>
          </table:table-cell>
          <table:table-cell table:style-name="ce48" table:formula="of:=IF(AND([.BK$1]&gt;=[.$M38];[.BK$1]&lt;=[.$L38]);[.BK$1];&quot;&quot;)">
            <text:p/>
          </table:table-cell>
          <table:table-cell table:style-name="ce48" table:formula="of:=IF(AND([.BL$1]&gt;=[.$M38];[.BL$1]&lt;=[.$L38]);[.BL$1];&quot;&quot;)">
            <text:p/>
          </table:table-cell>
          <table:table-cell table:style-name="ce22" table:formula="of:=IF(AND([.BM$1]&gt;=[.$M38];[.BM$1]&lt;=[.$L38]);[.BM$1];&quot;&quot;)" office:value-type="float" office:value="51" calcext:value-type="float">
            <text:p>51</text:p>
          </table:table-cell>
          <table:table-cell table:style-name="ce22" table:formula="of:=IF(AND([.BN$1]&gt;=[.$M38];[.BN$1]&lt;=[.$L38]);[.BN$1];&quot;&quot;)" office:value-type="float" office:value="52" calcext:value-type="float">
            <text:p>52</text:p>
          </table:table-cell>
          <table:table-cell table:style-name="ce22" table:formula="of:=IF(AND([.BO$1]&gt;=[.$M38];[.BO$1]&lt;=[.$L38]);[.BO$1];&quot;&quot;)" office:value-type="float" office:value="53" calcext:value-type="float">
            <text:p>53</text:p>
          </table:table-cell>
          <table:table-cell table:style-name="ce22" table:formula="of:=IF(AND([.BP$1]&gt;=[.$M38];[.BP$1]&lt;=[.$L38]);[.BP$1];&quot;&quot;)" office:value-type="float" office:value="54" calcext:value-type="float">
            <text:p>54</text:p>
          </table:table-cell>
          <table:table-cell table:style-name="ce22" table:formula="of:=IF(AND([.BQ$1]&gt;=[.$M38];[.BQ$1]&lt;=[.$L38]);[.BQ$1];&quot;&quot;)" office:value-type="float" office:value="55" calcext:value-type="float">
            <text:p>55</text:p>
          </table:table-cell>
          <table:table-cell table:style-name="ce22" table:formula="of:=IF(AND([.BR$1]&gt;=[.$M38];[.BR$1]&lt;=[.$L38]);[.BR$1];&quot;&quot;)" office:value-type="float" office:value="56" calcext:value-type="float">
            <text:p>56</text:p>
          </table:table-cell>
          <table:table-cell table:style-name="ce22" table:formula="of:=IF(AND([.BS$1]&gt;=[.$M38];[.BS$1]&lt;=[.$L38]);[.BS$1];&quot;&quot;)" office:value-type="float" office:value="57" calcext:value-type="float">
            <text:p>57</text:p>
          </table:table-cell>
          <table:table-cell table:style-name="ce56" table:formula="of:=IF(AND([.BT$1]&gt;=[.$M38];[.BT$1]&lt;=[.$L38]);[.BT$1];&quot;&quot;)">
            <text:p/>
          </table:table-cell>
          <table:table-cell table:style-name="ce58" table:formula="of:=IF(AND([.BU$1]&gt;=[.$M38];[.BU$1]&lt;=[.$L38]);[.BU$1];&quot;&quot;)">
            <text:p/>
          </table:table-cell>
          <table:table-cell table:style-name="ce60" table:formula="of:=IF(AND([.BV$1]&gt;=[.$M38];[.BV$1]&lt;=[.$L38]);[.BV$1];&quot;&quot;)">
            <text:p/>
          </table:table-cell>
          <table:table-cell table:style-name="ce60" table:formula="of:=IF(AND([.BW$1]&gt;=[.$M38];[.BW$1]&lt;=[.$L38]);[.BW$1];&quot;&quot;)">
            <text:p/>
          </table:table-cell>
          <table:table-cell table:style-name="ce62" table:formula="of:=IF(AND([.BX$1]&gt;=[.$M38];[.BX$1]&lt;=[.$L38]);[.BX$1];&quot;&quot;)">
            <text:p/>
          </table:table-cell>
          <table:table-cell table:style-name="ce62" table:formula="of:=IF(AND([.BY$1]&gt;=[.$M38];[.BY$1]&lt;=[.$L38]);[.BY$1];&quot;&quot;)">
            <text:p/>
          </table:table-cell>
          <table:table-cell table:style-name="ce64" table:formula="of:=IF(AND([.BZ$1]&gt;=[.$M38];[.BZ$1]&lt;=[.$L38]);[.BZ$1];&quot;&quot;)">
            <text:p/>
          </table:table-cell>
          <table:table-cell table:style-name="ce66" table:formula="of:=IF(AND([.CA$1]&gt;=[.$M38];[.CA$1]&lt;=[.$L38]);[.CA$1];&quot;&quot;)">
            <text:p/>
          </table:table-cell>
          <table:table-cell table:style-name="ce68" table:formula="of:=IF(AND([.CB$1]&gt;=[.$M38];[.CB$1]&lt;=[.$L38]);[.CB$1];&quot;&quot;)">
            <text:p/>
          </table:table-cell>
          <table:table-cell table:style-name="ce68" table:formula="of:=IF(AND([.CC$1]&gt;=[.$M38];[.CC$1]&lt;=[.$L38]);[.CC$1];&quot;&quot;)">
            <text:p/>
          </table:table-cell>
          <table:table-cell table:style-name="ce68" table:formula="of:=IF(AND([.CD$1]&gt;=[.$M38];[.CD$1]&lt;=[.$L38]);[.CD$1];&quot;&quot;)">
            <text:p/>
          </table:table-cell>
          <table:table-cell table:style-name="ce68" table:formula="of:=IF(AND([.CE$1]&gt;=[.$M38];[.CE$1]&lt;=[.$L38]);[.CE$1];&quot;&quot;)">
            <text:p/>
          </table:table-cell>
          <table:table-cell table:style-name="ce68" table:formula="of:=IF(AND([.CF$1]&gt;=[.$M38];[.CF$1]&lt;=[.$L38]);[.CF$1];&quot;&quot;)">
            <text:p/>
          </table:table-cell>
          <table:table-cell table:style-name="ce68" table:formula="of:=IF(AND([.CG$1]&gt;=[.$M38];[.CG$1]&lt;=[.$L38]);[.CG$1];&quot;&quot;)">
            <text:p/>
          </table:table-cell>
          <table:table-cell table:style-name="ce70" table:formula="of:=IF(AND([.CH$1]&gt;=[.$M38];[.CH$1]&lt;=[.$L38]);[.CH$1];&quot;&quot;)">
            <text:p/>
          </table:table-cell>
          <table:table-cell table:style-name="ce70" table:formula="of:=IF(AND([.CI$1]&gt;=[.$M38];[.CI$1]&lt;=[.$L38]);[.CI$1];&quot;&quot;)">
            <text:p/>
          </table:table-cell>
          <table:table-cell table:style-name="ce70" table:formula="of:=IF(AND([.CJ$1]&gt;=[.$M38];[.CJ$1]&lt;=[.$L38]);[.CJ$1];&quot;&quot;)">
            <text:p/>
          </table:table-cell>
          <table:table-cell table:style-name="ce72" table:formula="of:=IF(AND([.CK$1]&gt;=[.$M38];[.CK$1]&lt;=[.$L38]);[.CK$1];&quot;&quot;)">
            <text:p/>
          </table:table-cell>
          <table:table-cell table:style-name="ce74" table:formula="of:=IF(AND([.CL$1]&gt;=[.$M38];[.CL$1]&lt;=[.$L38]);[.CL$1];&quot;&quot;)">
            <text:p/>
          </table:table-cell>
          <table:table-cell table:style-name="ce74" table:formula="of:=IF(AND([.CM$1]&gt;=[.$M38];[.CM$1]&lt;=[.$L38]);[.CM$1];&quot;&quot;)">
            <text:p/>
          </table:table-cell>
          <table:table-cell table:style-name="ce76" table:formula="of:=IF(AND([.CN$1]&gt;=[.$M38];[.CN$1]&lt;=[.$L38]);[.CN$1];&quot;&quot;)">
            <text:p/>
          </table:table-cell>
          <table:table-cell table:style-name="ce76" table:formula="of:=IF(AND([.CO$1]&gt;=[.$M38];[.CO$1]&lt;=[.$L38]);[.CO$1];&quot;&quot;)">
            <text:p/>
          </table:table-cell>
          <table:table-cell table:style-name="ce79" table:formula="of:=IF(AND([.CP$1]&gt;=[.$M38];[.CP$1]&lt;=[.$L38]);[.CP$1];&quot;&quot;)">
            <text:p/>
          </table:table-cell>
          <table:table-cell table:style-name="ce82" table:formula="of:=IF(AND([.CQ$1]&gt;=[.$M38];[.CQ$1]&lt;=[.$L38]);[.CQ$1];&quot;&quot;)">
            <text:p/>
          </table:table-cell>
          <table:table-cell table:style-name="ce82" table:formula="of:=IF(AND([.CR$1]&gt;=[.$M38];[.CR$1]&lt;=[.$L38]);[.CR$1];&quot;&quot;)">
            <text:p/>
          </table:table-cell>
          <table:table-cell table:style-name="ce82" table:formula="of:=IF(AND([.CS$1]&gt;=[.$M38];[.CS$1]&lt;=[.$L38]);[.CS$1];&quot;&quot;)">
            <text:p/>
          </table:table-cell>
          <table:table-cell table:style-name="ce82" table:formula="of:=IF(AND([.CT$1]&gt;=[.$M38];[.CT$1]&lt;=[.$L38]);[.CT$1];&quot;&quot;)">
            <text:p/>
          </table:table-cell>
          <table:table-cell table:style-name="ce82" table:formula="of:=IF(AND([.CU$1]&gt;=[.$M38];[.CU$1]&lt;=[.$L38]);[.CU$1];&quot;&quot;)">
            <text:p/>
          </table:table-cell>
          <table:table-cell table:style-name="ce82" table:formula="of:=IF(AND([.CV$1]&gt;=[.$M38];[.CV$1]&lt;=[.$L38]);[.CV$1];&quot;&quot;)">
            <text:p/>
          </table:table-cell>
          <table:table-cell table:style-name="ce82" table:formula="of:=IF(AND([.CW$1]&gt;=[.$M38];[.CW$1]&lt;=[.$L38]);[.CW$1];&quot;&quot;)">
            <text:p/>
          </table:table-cell>
          <table:table-cell table:style-name="ce82" table:formula="of:=IF(AND([.CX$1]&gt;=[.$M38];[.CX$1]&lt;=[.$L38]);[.CX$1];&quot;&quot;)">
            <text:p/>
          </table:table-cell>
          <table:table-cell table:style-name="ce82" table:formula="of:=IF(AND([.CY$1]&gt;=[.$M38];[.CY$1]&lt;=[.$L38]);[.CY$1];&quot;&quot;)">
            <text:p/>
          </table:table-cell>
          <table:table-cell table:style-name="ce82" table:formula="of:=IF(AND([.CZ$1]&gt;=[.$M38];[.CZ$1]&lt;=[.$L38]);[.CZ$1];&quot;&quot;)">
            <text:p/>
          </table:table-cell>
          <table:table-cell table:style-name="ce82" table:formula="of:=IF(AND([.DA$1]&gt;=[.$M38];[.DA$1]&lt;=[.$L38]);[.DA$1];&quot;&quot;)">
            <text:p/>
          </table:table-cell>
          <table:table-cell table:style-name="ce82" table:formula="of:=IF(AND([.DB$1]&gt;=[.$M38];[.DB$1]&lt;=[.$L38]);[.DB$1];&quot;&quot;)">
            <text:p/>
          </table:table-cell>
          <table:table-cell table:style-name="ce82" table:formula="of:=IF(AND([.DC$1]&gt;=[.$M38];[.DC$1]&lt;=[.$L38]);[.DC$1];&quot;&quot;)">
            <text:p/>
          </table:table-cell>
          <table:table-cell table:style-name="ce82" table:formula="of:=IF(AND([.DD$1]&gt;=[.$M38];[.DD$1]&lt;=[.$L38]);[.DD$1];&quot;&quot;)">
            <text:p/>
          </table:table-cell>
          <table:table-cell table:style-name="ce82" table:formula="of:=IF(AND([.DE$1]&gt;=[.$M38];[.DE$1]&lt;=[.$L38]);[.DE$1];&quot;&quot;)">
            <text:p/>
          </table:table-cell>
          <table:table-cell table:style-name="ce82" table:formula="of:=IF(AND([.DF$1]&gt;=[.$M38];[.DF$1]&lt;=[.$L38]);[.DF$1];&quot;&quot;)">
            <text:p/>
          </table:table-cell>
          <table:table-cell table:style-name="ce82" table:formula="of:=IF(AND([.DG$1]&gt;=[.$M38];[.DG$1]&lt;=[.$L38]);[.DG$1];&quot;&quot;)">
            <text:p/>
          </table:table-cell>
          <table:table-cell table:style-name="ce82" table:formula="of:=IF(AND([.DH$1]&gt;=[.$M38];[.DH$1]&lt;=[.$L38]);[.DH$1];&quot;&quot;)">
            <text:p/>
          </table:table-cell>
          <table:table-cell table:style-name="ce82" table:formula="of:=IF(AND([.DI$1]&gt;=[.$M38];[.DI$1]&lt;=[.$L38]);[.DI$1];&quot;&quot;)">
            <text:p/>
          </table:table-cell>
          <table:table-cell table:style-name="ce82" table:formula="of:=IF(AND([.DJ$1]&gt;=[.$M38];[.DJ$1]&lt;=[.$L38]);[.DJ$1];&quot;&quot;)">
            <text:p/>
          </table:table-cell>
          <table:table-cell table:style-name="ce82" table:formula="of:=IF(AND([.DK$1]&gt;=[.$M38];[.DK$1]&lt;=[.$L38]);[.DK$1];&quot;&quot;)">
            <text:p/>
          </table:table-cell>
          <table:table-cell table:style-name="ce82" table:formula="of:=IF(AND([.DL$1]&gt;=[.$M38];[.DL$1]&lt;=[.$L38]);[.DL$1];&quot;&quot;)">
            <text:p/>
          </table:table-cell>
          <table:table-cell table:style-name="ce82" table:formula="of:=IF(AND([.DM$1]&gt;=[.$M38];[.DM$1]&lt;=[.$L38]);[.DM$1];&quot;&quot;)">
            <text:p/>
          </table:table-cell>
          <table:table-cell table:style-name="ce82" table:formula="of:=IF(AND([.DN$1]&gt;=[.$M38];[.DN$1]&lt;=[.$L38]);[.DN$1];&quot;&quot;)">
            <text:p/>
          </table:table-cell>
          <table:table-cell table:style-name="ce82" table:formula="of:=IF(AND([.DO$1]&gt;=[.$M38];[.DO$1]&lt;=[.$L38]);[.DO$1];&quot;&quot;)">
            <text:p/>
          </table:table-cell>
          <table:table-cell table:style-name="ce82" table:formula="of:=IF(AND([.DP$1]&gt;=[.$M38];[.DP$1]&lt;=[.$L38]);[.DP$1];&quot;&quot;)">
            <text:p/>
          </table:table-cell>
          <table:table-cell table:style-name="ce82" table:formula="of:=IF(AND([.DQ$1]&gt;=[.$M38];[.DQ$1]&lt;=[.$L38]);[.DQ$1];&quot;&quot;)">
            <text:p/>
          </table:table-cell>
          <table:table-cell table:style-name="ce82" table:formula="of:=IF(AND([.DR$1]&gt;=[.$M38];[.DR$1]&lt;=[.$L38]);[.DR$1];&quot;&quot;)">
            <text:p/>
          </table:table-cell>
          <table:table-cell table:style-name="ce82" table:formula="of:=IF(AND([.DS$1]&gt;=[.$M38];[.DS$1]&lt;=[.$L38]);[.DS$1];&quot;&quot;)">
            <text:p/>
          </table:table-cell>
          <table:table-cell table:style-name="ce82" table:formula="of:=IF(AND([.DT$1]&gt;=[.$M38];[.DT$1]&lt;=[.$L38]);[.DT$1];&quot;&quot;)">
            <text:p/>
          </table:table-cell>
          <table:table-cell table:style-name="ce82" table:formula="of:=IF(AND([.DU$1]&gt;=[.$M38];[.DU$1]&lt;=[.$L38]);[.DU$1];&quot;&quot;)">
            <text:p/>
          </table:table-cell>
          <table:table-cell table:style-name="ce84" table:formula="of:=IF(AND([.DV$1]&gt;=[.$M38];[.DV$1]&lt;=[.$L38]);[.DV$1];&quot;&quot;)">
            <text:p/>
          </table:table-cell>
          <table:table-cell table:style-name="ce84" table:formula="of:=IF(AND([.DW$1]&gt;=[.$M38];[.DW$1]&lt;=[.$L38]);[.DW$1];&quot;&quot;)">
            <text:p/>
          </table:table-cell>
          <table:table-cell table:style-name="ce84" table:formula="of:=IF(AND([.DX$1]&gt;=[.$M38];[.DX$1]&lt;=[.$L38]);[.DX$1];&quot;&quot;)">
            <text:p/>
          </table:table-cell>
          <table:table-cell table:style-name="ce84" table:formula="of:=IF(AND([.DY$1]&gt;=[.$M38];[.DY$1]&lt;=[.$L38]);[.DY$1];&quot;&quot;)">
            <text:p/>
          </table:table-cell>
          <table:table-cell table:style-name="ce84" table:formula="of:=IF(AND([.DZ$1]&gt;=[.$M38];[.DZ$1]&lt;=[.$L38]);[.DZ$1];&quot;&quot;)">
            <text:p/>
          </table:table-cell>
          <table:table-cell table:style-name="ce84" table:formula="of:=IF(AND([.EA$1]&gt;=[.$M38];[.EA$1]&lt;=[.$L38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6" table:formula="of:=VLOOKUP([.C39];[.$A:.$L];12;0)" office:value-type="float" office:value="48" calcext:value-type="float">
            <text:p>48</text:p>
          </table:table-cell>
          <table:table-cell table:style-name="ce6" table:formula="of:=VLOOKUP([.D39];[.$A:.$L];12;0)" office:value-type="float" office:value="54" calcext:value-type="float">
            <text:p>54</text:p>
          </table:table-cell>
          <table:table-cell table:style-name="ce6" table:formula="of:=VLOOKUP([.E39];[.$A:.$L];12;0)" office:value-type="float" office:value="58" calcext:value-type="float">
            <text:p>58</text:p>
          </table:table-cell>
          <table:table-cell table:style-name="ce6" table:formula="of:=VLOOKUP([.F39];[.$A:.$L];12;0)" office:value-type="float" office:value="0" calcext:value-type="float">
            <text:p>0</text:p>
          </table:table-cell>
          <table:table-cell table:style-name="ce7" table:formula="of:=MAX([.H39:.K39])+[.B39]+[.N39]" office:value-type="float" office:value="64" calcext:value-type="float">
            <text:p>64</text:p>
          </table:table-cell>
          <table:table-cell table:style-name="ce8" table:formula="of:=[.L39]-[.B39]+1" office:value-type="float" office:value="59" calcext:value-type="float">
            <text:p>59</text:p>
          </table:table-cell>
          <table:table-cell table:style-name="ce9"/>
          <table:table-cell table:style-name="ce11" table:formula="of:=IF(AND([.O$1]&gt;=[.$M39];[.O$1]&lt;=[.$L39]);[.O$1];&quot;&quot;)">
            <text:p/>
          </table:table-cell>
          <table:table-cell table:style-name="ce11" table:formula="of:=IF(AND([.P$1]&gt;=[.$M39];[.P$1]&lt;=[.$L39]);[.P$1];&quot;&quot;)">
            <text:p/>
          </table:table-cell>
          <table:table-cell table:style-name="ce11" table:formula="of:=IF(AND([.Q$1]&gt;=[.$M39];[.Q$1]&lt;=[.$L39]);[.Q$1];&quot;&quot;)">
            <text:p/>
          </table:table-cell>
          <table:table-cell table:style-name="ce11" table:formula="of:=IF(AND([.R$1]&gt;=[.$M39];[.R$1]&lt;=[.$L39]);[.R$1];&quot;&quot;)">
            <text:p/>
          </table:table-cell>
          <table:table-cell table:style-name="ce13" table:formula="of:=IF(AND([.S$1]&gt;=[.$M39];[.S$1]&lt;=[.$L39]);[.S$1];&quot;&quot;)">
            <text:p/>
          </table:table-cell>
          <table:table-cell table:style-name="ce13" table:formula="of:=IF(AND([.T$1]&gt;=[.$M39];[.T$1]&lt;=[.$L39]);[.T$1];&quot;&quot;)">
            <text:p/>
          </table:table-cell>
          <table:table-cell table:style-name="ce13" table:formula="of:=IF(AND([.U$1]&gt;=[.$M39];[.U$1]&lt;=[.$L39]);[.U$1];&quot;&quot;)">
            <text:p/>
          </table:table-cell>
          <table:table-cell table:style-name="ce13" table:formula="of:=IF(AND([.V$1]&gt;=[.$M39];[.V$1]&lt;=[.$L39]);[.V$1];&quot;&quot;)">
            <text:p/>
          </table:table-cell>
          <table:table-cell table:style-name="ce13" table:formula="of:=IF(AND([.W$1]&gt;=[.$M39];[.W$1]&lt;=[.$L39]);[.W$1];&quot;&quot;)">
            <text:p/>
          </table:table-cell>
          <table:table-cell table:style-name="ce13" table:formula="of:=IF(AND([.X$1]&gt;=[.$M39];[.X$1]&lt;=[.$L39]);[.X$1];&quot;&quot;)">
            <text:p/>
          </table:table-cell>
          <table:table-cell table:style-name="ce13" table:formula="of:=IF(AND([.Y$1]&gt;=[.$M39];[.Y$1]&lt;=[.$L39]);[.Y$1];&quot;&quot;)">
            <text:p/>
          </table:table-cell>
          <table:table-cell table:style-name="ce13" table:formula="of:=IF(AND([.Z$1]&gt;=[.$M39];[.Z$1]&lt;=[.$L39]);[.Z$1];&quot;&quot;)">
            <text:p/>
          </table:table-cell>
          <table:table-cell table:style-name="ce13" table:formula="of:=IF(AND([.AA$1]&gt;=[.$M39];[.AA$1]&lt;=[.$L39]);[.AA$1];&quot;&quot;)">
            <text:p/>
          </table:table-cell>
          <table:table-cell table:style-name="ce13" table:formula="of:=IF(AND([.AB$1]&gt;=[.$M39];[.AB$1]&lt;=[.$L39]);[.AB$1];&quot;&quot;)">
            <text:p/>
          </table:table-cell>
          <table:table-cell table:style-name="ce13" table:formula="of:=IF(AND([.AC$1]&gt;=[.$M39];[.AC$1]&lt;=[.$L39]);[.AC$1];&quot;&quot;)">
            <text:p/>
          </table:table-cell>
          <table:table-cell table:style-name="ce13" table:formula="of:=IF(AND([.AD$1]&gt;=[.$M39];[.AD$1]&lt;=[.$L39]);[.AD$1];&quot;&quot;)">
            <text:p/>
          </table:table-cell>
          <table:table-cell table:style-name="ce16" table:formula="of:=IF(AND([.AE$1]&gt;=[.$M39];[.AE$1]&lt;=[.$L39]);[.AE$1];&quot;&quot;)">
            <text:p/>
          </table:table-cell>
          <table:table-cell table:style-name="ce18" table:formula="of:=IF(AND([.AF$1]&gt;=[.$M39];[.AF$1]&lt;=[.$L39]);[.AF$1];&quot;&quot;)">
            <text:p/>
          </table:table-cell>
          <table:table-cell table:style-name="ce18" table:formula="of:=IF(AND([.AG$1]&gt;=[.$M39];[.AG$1]&lt;=[.$L39]);[.AG$1];&quot;&quot;)">
            <text:p/>
          </table:table-cell>
          <table:table-cell table:style-name="ce18" table:formula="of:=IF(AND([.AH$1]&gt;=[.$M39];[.AH$1]&lt;=[.$L39]);[.AH$1];&quot;&quot;)">
            <text:p/>
          </table:table-cell>
          <table:table-cell table:style-name="ce18" table:formula="of:=IF(AND([.AI$1]&gt;=[.$M39];[.AI$1]&lt;=[.$L39]);[.AI$1];&quot;&quot;)">
            <text:p/>
          </table:table-cell>
          <table:table-cell table:style-name="ce18" table:formula="of:=IF(AND([.AJ$1]&gt;=[.$M39];[.AJ$1]&lt;=[.$L39]);[.AJ$1];&quot;&quot;)">
            <text:p/>
          </table:table-cell>
          <table:table-cell table:style-name="ce18" table:formula="of:=IF(AND([.AK$1]&gt;=[.$M39];[.AK$1]&lt;=[.$L39]);[.AK$1];&quot;&quot;)">
            <text:p/>
          </table:table-cell>
          <table:table-cell table:style-name="ce18" table:formula="of:=IF(AND([.AL$1]&gt;=[.$M39];[.AL$1]&lt;=[.$L39]);[.AL$1];&quot;&quot;)">
            <text:p/>
          </table:table-cell>
          <table:table-cell table:style-name="ce18" table:formula="of:=IF(AND([.AM$1]&gt;=[.$M39];[.AM$1]&lt;=[.$L39]);[.AM$1];&quot;&quot;)">
            <text:p/>
          </table:table-cell>
          <table:table-cell table:style-name="ce18" table:formula="of:=IF(AND([.AN$1]&gt;=[.$M39];[.AN$1]&lt;=[.$L39]);[.AN$1];&quot;&quot;)">
            <text:p/>
          </table:table-cell>
          <table:table-cell table:style-name="ce18" table:formula="of:=IF(AND([.AO$1]&gt;=[.$M39];[.AO$1]&lt;=[.$L39]);[.AO$1];&quot;&quot;)">
            <text:p/>
          </table:table-cell>
          <table:table-cell table:style-name="ce18" table:formula="of:=IF(AND([.AP$1]&gt;=[.$M39];[.AP$1]&lt;=[.$L39]);[.AP$1];&quot;&quot;)">
            <text:p/>
          </table:table-cell>
          <table:table-cell table:style-name="ce18" table:formula="of:=IF(AND([.AQ$1]&gt;=[.$M39];[.AQ$1]&lt;=[.$L39]);[.AQ$1];&quot;&quot;)">
            <text:p/>
          </table:table-cell>
          <table:table-cell table:style-name="ce18" table:formula="of:=IF(AND([.AR$1]&gt;=[.$M39];[.AR$1]&lt;=[.$L39]);[.AR$1];&quot;&quot;)">
            <text:p/>
          </table:table-cell>
          <table:table-cell table:style-name="ce22" table:formula="of:=IF(AND([.AS$1]&gt;=[.$M39];[.AS$1]&lt;=[.$L39]);[.AS$1];&quot;&quot;)">
            <text:p/>
          </table:table-cell>
          <table:table-cell table:style-name="ce22" table:formula="of:=IF(AND([.AT$1]&gt;=[.$M39];[.AT$1]&lt;=[.$L39]);[.AT$1];&quot;&quot;)">
            <text:p/>
          </table:table-cell>
          <table:table-cell table:style-name="ce22" table:formula="of:=IF(AND([.AU$1]&gt;=[.$M39];[.AU$1]&lt;=[.$L39]);[.AU$1];&quot;&quot;)">
            <text:p/>
          </table:table-cell>
          <table:table-cell table:style-name="ce22" table:formula="of:=IF(AND([.AV$1]&gt;=[.$M39];[.AV$1]&lt;=[.$L39]);[.AV$1];&quot;&quot;)">
            <text:p/>
          </table:table-cell>
          <table:table-cell table:style-name="ce22" table:formula="of:=IF(AND([.AW$1]&gt;=[.$M39];[.AW$1]&lt;=[.$L39]);[.AW$1];&quot;&quot;)">
            <text:p/>
          </table:table-cell>
          <table:table-cell table:style-name="ce22" table:formula="of:=IF(AND([.AX$1]&gt;=[.$M39];[.AX$1]&lt;=[.$L39]);[.AX$1];&quot;&quot;)">
            <text:p/>
          </table:table-cell>
          <table:table-cell table:style-name="ce22" table:formula="of:=IF(AND([.AY$1]&gt;=[.$M39];[.AY$1]&lt;=[.$L39]);[.AY$1];&quot;&quot;)">
            <text:p/>
          </table:table-cell>
          <table:table-cell table:style-name="ce22" table:formula="of:=IF(AND([.AZ$1]&gt;=[.$M39];[.AZ$1]&lt;=[.$L39]);[.AZ$1];&quot;&quot;)">
            <text:p/>
          </table:table-cell>
          <table:table-cell table:style-name="ce22" table:formula="of:=IF(AND([.BA$1]&gt;=[.$M39];[.BA$1]&lt;=[.$L39]);[.BA$1];&quot;&quot;)">
            <text:p/>
          </table:table-cell>
          <table:table-cell table:style-name="ce22" table:formula="of:=IF(AND([.BB$1]&gt;=[.$M39];[.BB$1]&lt;=[.$L39]);[.BB$1];&quot;&quot;)">
            <text:p/>
          </table:table-cell>
          <table:table-cell table:style-name="ce22" table:formula="of:=IF(AND([.BC$1]&gt;=[.$M39];[.BC$1]&lt;=[.$L39]);[.BC$1];&quot;&quot;)">
            <text:p/>
          </table:table-cell>
          <table:table-cell table:style-name="ce22" table:formula="of:=IF(AND([.BD$1]&gt;=[.$M39];[.BD$1]&lt;=[.$L39]);[.BD$1];&quot;&quot;)">
            <text:p/>
          </table:table-cell>
          <table:table-cell table:style-name="ce22" table:formula="of:=IF(AND([.BE$1]&gt;=[.$M39];[.BE$1]&lt;=[.$L39]);[.BE$1];&quot;&quot;)">
            <text:p/>
          </table:table-cell>
          <table:table-cell table:style-name="ce22" table:formula="of:=IF(AND([.BF$1]&gt;=[.$M39];[.BF$1]&lt;=[.$L39]);[.BF$1];&quot;&quot;)">
            <text:p/>
          </table:table-cell>
          <table:table-cell table:style-name="ce22" table:formula="of:=IF(AND([.BG$1]&gt;=[.$M39];[.BG$1]&lt;=[.$L39]);[.BG$1];&quot;&quot;)">
            <text:p/>
          </table:table-cell>
          <table:table-cell table:style-name="ce22" table:formula="of:=IF(AND([.BH$1]&gt;=[.$M39];[.BH$1]&lt;=[.$L39]);[.BH$1];&quot;&quot;)">
            <text:p/>
          </table:table-cell>
          <table:table-cell table:style-name="ce22" table:formula="of:=IF(AND([.BI$1]&gt;=[.$M39];[.BI$1]&lt;=[.$L39]);[.BI$1];&quot;&quot;)">
            <text:p/>
          </table:table-cell>
          <table:table-cell table:style-name="ce22" table:formula="of:=IF(AND([.BJ$1]&gt;=[.$M39];[.BJ$1]&lt;=[.$L39]);[.BJ$1];&quot;&quot;)">
            <text:p/>
          </table:table-cell>
          <table:table-cell table:style-name="ce22" table:formula="of:=IF(AND([.BK$1]&gt;=[.$M39];[.BK$1]&lt;=[.$L39]);[.BK$1];&quot;&quot;)">
            <text:p/>
          </table:table-cell>
          <table:table-cell table:style-name="ce22" table:formula="of:=IF(AND([.BL$1]&gt;=[.$M39];[.BL$1]&lt;=[.$L39]);[.BL$1];&quot;&quot;)">
            <text:p/>
          </table:table-cell>
          <table:table-cell table:style-name="ce22" table:formula="of:=IF(AND([.BM$1]&gt;=[.$M39];[.BM$1]&lt;=[.$L39]);[.BM$1];&quot;&quot;)">
            <text:p/>
          </table:table-cell>
          <table:table-cell table:style-name="ce22" table:formula="of:=IF(AND([.BN$1]&gt;=[.$M39];[.BN$1]&lt;=[.$L39]);[.BN$1];&quot;&quot;)">
            <text:p/>
          </table:table-cell>
          <table:table-cell table:style-name="ce22" table:formula="of:=IF(AND([.BO$1]&gt;=[.$M39];[.BO$1]&lt;=[.$L39]);[.BO$1];&quot;&quot;)">
            <text:p/>
          </table:table-cell>
          <table:table-cell table:style-name="ce22" table:formula="of:=IF(AND([.BP$1]&gt;=[.$M39];[.BP$1]&lt;=[.$L39]);[.BP$1];&quot;&quot;)">
            <text:p/>
          </table:table-cell>
          <table:table-cell table:style-name="ce22" table:formula="of:=IF(AND([.BQ$1]&gt;=[.$M39];[.BQ$1]&lt;=[.$L39]);[.BQ$1];&quot;&quot;)">
            <text:p/>
          </table:table-cell>
          <table:table-cell table:style-name="ce22" table:formula="of:=IF(AND([.BR$1]&gt;=[.$M39];[.BR$1]&lt;=[.$L39]);[.BR$1];&quot;&quot;)">
            <text:p/>
          </table:table-cell>
          <table:table-cell table:style-name="ce22" table:formula="of:=IF(AND([.BS$1]&gt;=[.$M39];[.BS$1]&lt;=[.$L39]);[.BS$1];&quot;&quot;)">
            <text:p/>
          </table:table-cell>
          <table:table-cell table:style-name="ce22" table:formula="of:=IF(AND([.BT$1]&gt;=[.$M39];[.BT$1]&lt;=[.$L39]);[.BT$1];&quot;&quot;)">
            <text:p/>
          </table:table-cell>
          <table:table-cell table:style-name="ce22" table:formula="of:=IF(AND([.BU$1]&gt;=[.$M39];[.BU$1]&lt;=[.$L39]);[.BU$1];&quot;&quot;)" office:value-type="float" office:value="59" calcext:value-type="float">
            <text:p>59</text:p>
          </table:table-cell>
          <table:table-cell table:style-name="ce22" table:formula="of:=IF(AND([.BV$1]&gt;=[.$M39];[.BV$1]&lt;=[.$L39]);[.BV$1];&quot;&quot;)" office:value-type="float" office:value="60" calcext:value-type="float">
            <text:p>60</text:p>
          </table:table-cell>
          <table:table-cell table:style-name="ce22" table:formula="of:=IF(AND([.BW$1]&gt;=[.$M39];[.BW$1]&lt;=[.$L39]);[.BW$1];&quot;&quot;)" office:value-type="float" office:value="61" calcext:value-type="float">
            <text:p>61</text:p>
          </table:table-cell>
          <table:table-cell table:style-name="ce22" table:formula="of:=IF(AND([.BX$1]&gt;=[.$M39];[.BX$1]&lt;=[.$L39]);[.BX$1];&quot;&quot;)" office:value-type="float" office:value="62" calcext:value-type="float">
            <text:p>62</text:p>
          </table:table-cell>
          <table:table-cell table:style-name="ce22" table:formula="of:=IF(AND([.BY$1]&gt;=[.$M39];[.BY$1]&lt;=[.$L39]);[.BY$1];&quot;&quot;)" office:value-type="float" office:value="63" calcext:value-type="float">
            <text:p>63</text:p>
          </table:table-cell>
          <table:table-cell table:style-name="ce22" table:formula="of:=IF(AND([.BZ$1]&gt;=[.$M39];[.BZ$1]&lt;=[.$L39]);[.BZ$1];&quot;&quot;)" office:value-type="float" office:value="64" calcext:value-type="float">
            <text:p>64</text:p>
          </table:table-cell>
          <table:table-cell table:style-name="ce66" table:formula="of:=IF(AND([.CA$1]&gt;=[.$M39];[.CA$1]&lt;=[.$L39]);[.CA$1];&quot;&quot;)">
            <text:p/>
          </table:table-cell>
          <table:table-cell table:style-name="ce68" table:formula="of:=IF(AND([.CB$1]&gt;=[.$M39];[.CB$1]&lt;=[.$L39]);[.CB$1];&quot;&quot;)">
            <text:p/>
          </table:table-cell>
          <table:table-cell table:style-name="ce68" table:formula="of:=IF(AND([.CC$1]&gt;=[.$M39];[.CC$1]&lt;=[.$L39]);[.CC$1];&quot;&quot;)">
            <text:p/>
          </table:table-cell>
          <table:table-cell table:style-name="ce68" table:formula="of:=IF(AND([.CD$1]&gt;=[.$M39];[.CD$1]&lt;=[.$L39]);[.CD$1];&quot;&quot;)">
            <text:p/>
          </table:table-cell>
          <table:table-cell table:style-name="ce68" table:formula="of:=IF(AND([.CE$1]&gt;=[.$M39];[.CE$1]&lt;=[.$L39]);[.CE$1];&quot;&quot;)">
            <text:p/>
          </table:table-cell>
          <table:table-cell table:style-name="ce68" table:formula="of:=IF(AND([.CF$1]&gt;=[.$M39];[.CF$1]&lt;=[.$L39]);[.CF$1];&quot;&quot;)">
            <text:p/>
          </table:table-cell>
          <table:table-cell table:style-name="ce68" table:formula="of:=IF(AND([.CG$1]&gt;=[.$M39];[.CG$1]&lt;=[.$L39]);[.CG$1];&quot;&quot;)">
            <text:p/>
          </table:table-cell>
          <table:table-cell table:style-name="ce70" table:formula="of:=IF(AND([.CH$1]&gt;=[.$M39];[.CH$1]&lt;=[.$L39]);[.CH$1];&quot;&quot;)">
            <text:p/>
          </table:table-cell>
          <table:table-cell table:style-name="ce70" table:formula="of:=IF(AND([.CI$1]&gt;=[.$M39];[.CI$1]&lt;=[.$L39]);[.CI$1];&quot;&quot;)">
            <text:p/>
          </table:table-cell>
          <table:table-cell table:style-name="ce70" table:formula="of:=IF(AND([.CJ$1]&gt;=[.$M39];[.CJ$1]&lt;=[.$L39]);[.CJ$1];&quot;&quot;)">
            <text:p/>
          </table:table-cell>
          <table:table-cell table:style-name="ce72" table:formula="of:=IF(AND([.CK$1]&gt;=[.$M39];[.CK$1]&lt;=[.$L39]);[.CK$1];&quot;&quot;)">
            <text:p/>
          </table:table-cell>
          <table:table-cell table:style-name="ce74" table:formula="of:=IF(AND([.CL$1]&gt;=[.$M39];[.CL$1]&lt;=[.$L39]);[.CL$1];&quot;&quot;)">
            <text:p/>
          </table:table-cell>
          <table:table-cell table:style-name="ce74" table:formula="of:=IF(AND([.CM$1]&gt;=[.$M39];[.CM$1]&lt;=[.$L39]);[.CM$1];&quot;&quot;)">
            <text:p/>
          </table:table-cell>
          <table:table-cell table:style-name="ce76" table:formula="of:=IF(AND([.CN$1]&gt;=[.$M39];[.CN$1]&lt;=[.$L39]);[.CN$1];&quot;&quot;)">
            <text:p/>
          </table:table-cell>
          <table:table-cell table:style-name="ce76" table:formula="of:=IF(AND([.CO$1]&gt;=[.$M39];[.CO$1]&lt;=[.$L39]);[.CO$1];&quot;&quot;)">
            <text:p/>
          </table:table-cell>
          <table:table-cell table:style-name="ce79" table:formula="of:=IF(AND([.CP$1]&gt;=[.$M39];[.CP$1]&lt;=[.$L39]);[.CP$1];&quot;&quot;)">
            <text:p/>
          </table:table-cell>
          <table:table-cell table:style-name="ce82" table:formula="of:=IF(AND([.CQ$1]&gt;=[.$M39];[.CQ$1]&lt;=[.$L39]);[.CQ$1];&quot;&quot;)">
            <text:p/>
          </table:table-cell>
          <table:table-cell table:style-name="ce82" table:formula="of:=IF(AND([.CR$1]&gt;=[.$M39];[.CR$1]&lt;=[.$L39]);[.CR$1];&quot;&quot;)">
            <text:p/>
          </table:table-cell>
          <table:table-cell table:style-name="ce82" table:formula="of:=IF(AND([.CS$1]&gt;=[.$M39];[.CS$1]&lt;=[.$L39]);[.CS$1];&quot;&quot;)">
            <text:p/>
          </table:table-cell>
          <table:table-cell table:style-name="ce82" table:formula="of:=IF(AND([.CT$1]&gt;=[.$M39];[.CT$1]&lt;=[.$L39]);[.CT$1];&quot;&quot;)">
            <text:p/>
          </table:table-cell>
          <table:table-cell table:style-name="ce82" table:formula="of:=IF(AND([.CU$1]&gt;=[.$M39];[.CU$1]&lt;=[.$L39]);[.CU$1];&quot;&quot;)">
            <text:p/>
          </table:table-cell>
          <table:table-cell table:style-name="ce82" table:formula="of:=IF(AND([.CV$1]&gt;=[.$M39];[.CV$1]&lt;=[.$L39]);[.CV$1];&quot;&quot;)">
            <text:p/>
          </table:table-cell>
          <table:table-cell table:style-name="ce82" table:formula="of:=IF(AND([.CW$1]&gt;=[.$M39];[.CW$1]&lt;=[.$L39]);[.CW$1];&quot;&quot;)">
            <text:p/>
          </table:table-cell>
          <table:table-cell table:style-name="ce82" table:formula="of:=IF(AND([.CX$1]&gt;=[.$M39];[.CX$1]&lt;=[.$L39]);[.CX$1];&quot;&quot;)">
            <text:p/>
          </table:table-cell>
          <table:table-cell table:style-name="ce82" table:formula="of:=IF(AND([.CY$1]&gt;=[.$M39];[.CY$1]&lt;=[.$L39]);[.CY$1];&quot;&quot;)">
            <text:p/>
          </table:table-cell>
          <table:table-cell table:style-name="ce82" table:formula="of:=IF(AND([.CZ$1]&gt;=[.$M39];[.CZ$1]&lt;=[.$L39]);[.CZ$1];&quot;&quot;)">
            <text:p/>
          </table:table-cell>
          <table:table-cell table:style-name="ce82" table:formula="of:=IF(AND([.DA$1]&gt;=[.$M39];[.DA$1]&lt;=[.$L39]);[.DA$1];&quot;&quot;)">
            <text:p/>
          </table:table-cell>
          <table:table-cell table:style-name="ce82" table:formula="of:=IF(AND([.DB$1]&gt;=[.$M39];[.DB$1]&lt;=[.$L39]);[.DB$1];&quot;&quot;)">
            <text:p/>
          </table:table-cell>
          <table:table-cell table:style-name="ce82" table:formula="of:=IF(AND([.DC$1]&gt;=[.$M39];[.DC$1]&lt;=[.$L39]);[.DC$1];&quot;&quot;)">
            <text:p/>
          </table:table-cell>
          <table:table-cell table:style-name="ce82" table:formula="of:=IF(AND([.DD$1]&gt;=[.$M39];[.DD$1]&lt;=[.$L39]);[.DD$1];&quot;&quot;)">
            <text:p/>
          </table:table-cell>
          <table:table-cell table:style-name="ce82" table:formula="of:=IF(AND([.DE$1]&gt;=[.$M39];[.DE$1]&lt;=[.$L39]);[.DE$1];&quot;&quot;)">
            <text:p/>
          </table:table-cell>
          <table:table-cell table:style-name="ce82" table:formula="of:=IF(AND([.DF$1]&gt;=[.$M39];[.DF$1]&lt;=[.$L39]);[.DF$1];&quot;&quot;)">
            <text:p/>
          </table:table-cell>
          <table:table-cell table:style-name="ce82" table:formula="of:=IF(AND([.DG$1]&gt;=[.$M39];[.DG$1]&lt;=[.$L39]);[.DG$1];&quot;&quot;)">
            <text:p/>
          </table:table-cell>
          <table:table-cell table:style-name="ce82" table:formula="of:=IF(AND([.DH$1]&gt;=[.$M39];[.DH$1]&lt;=[.$L39]);[.DH$1];&quot;&quot;)">
            <text:p/>
          </table:table-cell>
          <table:table-cell table:style-name="ce82" table:formula="of:=IF(AND([.DI$1]&gt;=[.$M39];[.DI$1]&lt;=[.$L39]);[.DI$1];&quot;&quot;)">
            <text:p/>
          </table:table-cell>
          <table:table-cell table:style-name="ce82" table:formula="of:=IF(AND([.DJ$1]&gt;=[.$M39];[.DJ$1]&lt;=[.$L39]);[.DJ$1];&quot;&quot;)">
            <text:p/>
          </table:table-cell>
          <table:table-cell table:style-name="ce82" table:formula="of:=IF(AND([.DK$1]&gt;=[.$M39];[.DK$1]&lt;=[.$L39]);[.DK$1];&quot;&quot;)">
            <text:p/>
          </table:table-cell>
          <table:table-cell table:style-name="ce82" table:formula="of:=IF(AND([.DL$1]&gt;=[.$M39];[.DL$1]&lt;=[.$L39]);[.DL$1];&quot;&quot;)">
            <text:p/>
          </table:table-cell>
          <table:table-cell table:style-name="ce82" table:formula="of:=IF(AND([.DM$1]&gt;=[.$M39];[.DM$1]&lt;=[.$L39]);[.DM$1];&quot;&quot;)">
            <text:p/>
          </table:table-cell>
          <table:table-cell table:style-name="ce82" table:formula="of:=IF(AND([.DN$1]&gt;=[.$M39];[.DN$1]&lt;=[.$L39]);[.DN$1];&quot;&quot;)">
            <text:p/>
          </table:table-cell>
          <table:table-cell table:style-name="ce82" table:formula="of:=IF(AND([.DO$1]&gt;=[.$M39];[.DO$1]&lt;=[.$L39]);[.DO$1];&quot;&quot;)">
            <text:p/>
          </table:table-cell>
          <table:table-cell table:style-name="ce82" table:formula="of:=IF(AND([.DP$1]&gt;=[.$M39];[.DP$1]&lt;=[.$L39]);[.DP$1];&quot;&quot;)">
            <text:p/>
          </table:table-cell>
          <table:table-cell table:style-name="ce82" table:formula="of:=IF(AND([.DQ$1]&gt;=[.$M39];[.DQ$1]&lt;=[.$L39]);[.DQ$1];&quot;&quot;)">
            <text:p/>
          </table:table-cell>
          <table:table-cell table:style-name="ce82" table:formula="of:=IF(AND([.DR$1]&gt;=[.$M39];[.DR$1]&lt;=[.$L39]);[.DR$1];&quot;&quot;)">
            <text:p/>
          </table:table-cell>
          <table:table-cell table:style-name="ce82" table:formula="of:=IF(AND([.DS$1]&gt;=[.$M39];[.DS$1]&lt;=[.$L39]);[.DS$1];&quot;&quot;)">
            <text:p/>
          </table:table-cell>
          <table:table-cell table:style-name="ce82" table:formula="of:=IF(AND([.DT$1]&gt;=[.$M39];[.DT$1]&lt;=[.$L39]);[.DT$1];&quot;&quot;)">
            <text:p/>
          </table:table-cell>
          <table:table-cell table:style-name="ce82" table:formula="of:=IF(AND([.DU$1]&gt;=[.$M39];[.DU$1]&lt;=[.$L39]);[.DU$1];&quot;&quot;)">
            <text:p/>
          </table:table-cell>
          <table:table-cell table:style-name="ce84" table:formula="of:=IF(AND([.DV$1]&gt;=[.$M39];[.DV$1]&lt;=[.$L39]);[.DV$1];&quot;&quot;)">
            <text:p/>
          </table:table-cell>
          <table:table-cell table:style-name="ce84" table:formula="of:=IF(AND([.DW$1]&gt;=[.$M39];[.DW$1]&lt;=[.$L39]);[.DW$1];&quot;&quot;)">
            <text:p/>
          </table:table-cell>
          <table:table-cell table:style-name="ce84" table:formula="of:=IF(AND([.DX$1]&gt;=[.$M39];[.DX$1]&lt;=[.$L39]);[.DX$1];&quot;&quot;)">
            <text:p/>
          </table:table-cell>
          <table:table-cell table:style-name="ce84" table:formula="of:=IF(AND([.DY$1]&gt;=[.$M39];[.DY$1]&lt;=[.$L39]);[.DY$1];&quot;&quot;)">
            <text:p/>
          </table:table-cell>
          <table:table-cell table:style-name="ce84" table:formula="of:=IF(AND([.DZ$1]&gt;=[.$M39];[.DZ$1]&lt;=[.$L39]);[.DZ$1];&quot;&quot;)">
            <text:p/>
          </table:table-cell>
          <table:table-cell table:style-name="ce84" table:formula="of:=IF(AND([.EA$1]&gt;=[.$M39];[.EA$1]&lt;=[.$L39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40];[.$A:.$L];12;0)" office:value-type="float" office:value="38" calcext:value-type="float">
            <text:p>38</text:p>
          </table:table-cell>
          <table:table-cell table:style-name="ce6" table:formula="of:=VLOOKUP([.D40];[.$A:.$L];12;0)" office:value-type="float" office:value="44" calcext:value-type="float">
            <text:p>44</text:p>
          </table:table-cell>
          <table:table-cell table:style-name="ce6" table:formula="of:=VLOOKUP([.E40];[.$A:.$L];12;0)" office:value-type="float" office:value="48" calcext:value-type="float">
            <text:p>48</text:p>
          </table:table-cell>
          <table:table-cell table:style-name="ce6" table:formula="of:=VLOOKUP([.F40];[.$A:.$L];12;0)" office:value-type="float" office:value="50" calcext:value-type="float">
            <text:p>50</text:p>
          </table:table-cell>
          <table:table-cell table:style-name="ce7" table:formula="of:=MAX([.H40:.K40])+[.B40]+[.N40]" office:value-type="float" office:value="53" calcext:value-type="float">
            <text:p>53</text:p>
          </table:table-cell>
          <table:table-cell table:style-name="ce8" table:formula="of:=[.L40]-[.B40]+1" office:value-type="float" office:value="51" calcext:value-type="float">
            <text:p>51</text:p>
          </table:table-cell>
          <table:table-cell table:style-name="ce9"/>
          <table:table-cell table:style-name="ce11" table:formula="of:=IF(AND([.O$1]&gt;=[.$M40];[.O$1]&lt;=[.$L40]);[.O$1];&quot;&quot;)">
            <text:p/>
          </table:table-cell>
          <table:table-cell table:style-name="ce11" table:formula="of:=IF(AND([.P$1]&gt;=[.$M40];[.P$1]&lt;=[.$L40]);[.P$1];&quot;&quot;)">
            <text:p/>
          </table:table-cell>
          <table:table-cell table:style-name="ce11" table:formula="of:=IF(AND([.Q$1]&gt;=[.$M40];[.Q$1]&lt;=[.$L40]);[.Q$1];&quot;&quot;)">
            <text:p/>
          </table:table-cell>
          <table:table-cell table:style-name="ce11" table:formula="of:=IF(AND([.R$1]&gt;=[.$M40];[.R$1]&lt;=[.$L40]);[.R$1];&quot;&quot;)">
            <text:p/>
          </table:table-cell>
          <table:table-cell table:style-name="ce13" table:formula="of:=IF(AND([.S$1]&gt;=[.$M40];[.S$1]&lt;=[.$L40]);[.S$1];&quot;&quot;)">
            <text:p/>
          </table:table-cell>
          <table:table-cell table:style-name="ce13" table:formula="of:=IF(AND([.T$1]&gt;=[.$M40];[.T$1]&lt;=[.$L40]);[.T$1];&quot;&quot;)">
            <text:p/>
          </table:table-cell>
          <table:table-cell table:style-name="ce13" table:formula="of:=IF(AND([.U$1]&gt;=[.$M40];[.U$1]&lt;=[.$L40]);[.U$1];&quot;&quot;)">
            <text:p/>
          </table:table-cell>
          <table:table-cell table:style-name="ce13" table:formula="of:=IF(AND([.V$1]&gt;=[.$M40];[.V$1]&lt;=[.$L40]);[.V$1];&quot;&quot;)">
            <text:p/>
          </table:table-cell>
          <table:table-cell table:style-name="ce13" table:formula="of:=IF(AND([.W$1]&gt;=[.$M40];[.W$1]&lt;=[.$L40]);[.W$1];&quot;&quot;)">
            <text:p/>
          </table:table-cell>
          <table:table-cell table:style-name="ce13" table:formula="of:=IF(AND([.X$1]&gt;=[.$M40];[.X$1]&lt;=[.$L40]);[.X$1];&quot;&quot;)">
            <text:p/>
          </table:table-cell>
          <table:table-cell table:style-name="ce13" table:formula="of:=IF(AND([.Y$1]&gt;=[.$M40];[.Y$1]&lt;=[.$L40]);[.Y$1];&quot;&quot;)">
            <text:p/>
          </table:table-cell>
          <table:table-cell table:style-name="ce13" table:formula="of:=IF(AND([.Z$1]&gt;=[.$M40];[.Z$1]&lt;=[.$L40]);[.Z$1];&quot;&quot;)">
            <text:p/>
          </table:table-cell>
          <table:table-cell table:style-name="ce13" table:formula="of:=IF(AND([.AA$1]&gt;=[.$M40];[.AA$1]&lt;=[.$L40]);[.AA$1];&quot;&quot;)">
            <text:p/>
          </table:table-cell>
          <table:table-cell table:style-name="ce13" table:formula="of:=IF(AND([.AB$1]&gt;=[.$M40];[.AB$1]&lt;=[.$L40]);[.AB$1];&quot;&quot;)">
            <text:p/>
          </table:table-cell>
          <table:table-cell table:style-name="ce13" table:formula="of:=IF(AND([.AC$1]&gt;=[.$M40];[.AC$1]&lt;=[.$L40]);[.AC$1];&quot;&quot;)">
            <text:p/>
          </table:table-cell>
          <table:table-cell table:style-name="ce13" table:formula="of:=IF(AND([.AD$1]&gt;=[.$M40];[.AD$1]&lt;=[.$L40]);[.AD$1];&quot;&quot;)">
            <text:p/>
          </table:table-cell>
          <table:table-cell table:style-name="ce16" table:formula="of:=IF(AND([.AE$1]&gt;=[.$M40];[.AE$1]&lt;=[.$L40]);[.AE$1];&quot;&quot;)">
            <text:p/>
          </table:table-cell>
          <table:table-cell table:style-name="ce18" table:formula="of:=IF(AND([.AF$1]&gt;=[.$M40];[.AF$1]&lt;=[.$L40]);[.AF$1];&quot;&quot;)">
            <text:p/>
          </table:table-cell>
          <table:table-cell table:style-name="ce18" table:formula="of:=IF(AND([.AG$1]&gt;=[.$M40];[.AG$1]&lt;=[.$L40]);[.AG$1];&quot;&quot;)">
            <text:p/>
          </table:table-cell>
          <table:table-cell table:style-name="ce18" table:formula="of:=IF(AND([.AH$1]&gt;=[.$M40];[.AH$1]&lt;=[.$L40]);[.AH$1];&quot;&quot;)">
            <text:p/>
          </table:table-cell>
          <table:table-cell table:style-name="ce18" table:formula="of:=IF(AND([.AI$1]&gt;=[.$M40];[.AI$1]&lt;=[.$L40]);[.AI$1];&quot;&quot;)">
            <text:p/>
          </table:table-cell>
          <table:table-cell table:style-name="ce18" table:formula="of:=IF(AND([.AJ$1]&gt;=[.$M40];[.AJ$1]&lt;=[.$L40]);[.AJ$1];&quot;&quot;)">
            <text:p/>
          </table:table-cell>
          <table:table-cell table:style-name="ce18" table:formula="of:=IF(AND([.AK$1]&gt;=[.$M40];[.AK$1]&lt;=[.$L40]);[.AK$1];&quot;&quot;)">
            <text:p/>
          </table:table-cell>
          <table:table-cell table:style-name="ce18" table:formula="of:=IF(AND([.AL$1]&gt;=[.$M40];[.AL$1]&lt;=[.$L40]);[.AL$1];&quot;&quot;)">
            <text:p/>
          </table:table-cell>
          <table:table-cell table:style-name="ce18" table:formula="of:=IF(AND([.AM$1]&gt;=[.$M40];[.AM$1]&lt;=[.$L40]);[.AM$1];&quot;&quot;)">
            <text:p/>
          </table:table-cell>
          <table:table-cell table:style-name="ce18" table:formula="of:=IF(AND([.AN$1]&gt;=[.$M40];[.AN$1]&lt;=[.$L40]);[.AN$1];&quot;&quot;)">
            <text:p/>
          </table:table-cell>
          <table:table-cell table:style-name="ce18" table:formula="of:=IF(AND([.AO$1]&gt;=[.$M40];[.AO$1]&lt;=[.$L40]);[.AO$1];&quot;&quot;)">
            <text:p/>
          </table:table-cell>
          <table:table-cell table:style-name="ce18" table:formula="of:=IF(AND([.AP$1]&gt;=[.$M40];[.AP$1]&lt;=[.$L40]);[.AP$1];&quot;&quot;)">
            <text:p/>
          </table:table-cell>
          <table:table-cell table:style-name="ce18" table:formula="of:=IF(AND([.AQ$1]&gt;=[.$M40];[.AQ$1]&lt;=[.$L40]);[.AQ$1];&quot;&quot;)">
            <text:p/>
          </table:table-cell>
          <table:table-cell table:style-name="ce18" table:formula="of:=IF(AND([.AR$1]&gt;=[.$M40];[.AR$1]&lt;=[.$L40]);[.AR$1];&quot;&quot;)">
            <text:p/>
          </table:table-cell>
          <table:table-cell table:style-name="ce22" table:formula="of:=IF(AND([.AS$1]&gt;=[.$M40];[.AS$1]&lt;=[.$L40]);[.AS$1];&quot;&quot;)">
            <text:p/>
          </table:table-cell>
          <table:table-cell table:style-name="ce22" table:formula="of:=IF(AND([.AT$1]&gt;=[.$M40];[.AT$1]&lt;=[.$L40]);[.AT$1];&quot;&quot;)">
            <text:p/>
          </table:table-cell>
          <table:table-cell table:style-name="ce22" table:formula="of:=IF(AND([.AU$1]&gt;=[.$M40];[.AU$1]&lt;=[.$L40]);[.AU$1];&quot;&quot;)">
            <text:p/>
          </table:table-cell>
          <table:table-cell table:style-name="ce22" table:formula="of:=IF(AND([.AV$1]&gt;=[.$M40];[.AV$1]&lt;=[.$L40]);[.AV$1];&quot;&quot;)">
            <text:p/>
          </table:table-cell>
          <table:table-cell table:style-name="ce22" table:formula="of:=IF(AND([.AW$1]&gt;=[.$M40];[.AW$1]&lt;=[.$L40]);[.AW$1];&quot;&quot;)">
            <text:p/>
          </table:table-cell>
          <table:table-cell table:style-name="ce22" table:formula="of:=IF(AND([.AX$1]&gt;=[.$M40];[.AX$1]&lt;=[.$L40]);[.AX$1];&quot;&quot;)">
            <text:p/>
          </table:table-cell>
          <table:table-cell table:style-name="ce22" table:formula="of:=IF(AND([.AY$1]&gt;=[.$M40];[.AY$1]&lt;=[.$L40]);[.AY$1];&quot;&quot;)">
            <text:p/>
          </table:table-cell>
          <table:table-cell table:style-name="ce22" table:formula="of:=IF(AND([.AZ$1]&gt;=[.$M40];[.AZ$1]&lt;=[.$L40]);[.AZ$1];&quot;&quot;)">
            <text:p/>
          </table:table-cell>
          <table:table-cell table:style-name="ce22" table:formula="of:=IF(AND([.BA$1]&gt;=[.$M40];[.BA$1]&lt;=[.$L40]);[.BA$1];&quot;&quot;)">
            <text:p/>
          </table:table-cell>
          <table:table-cell table:style-name="ce22" table:formula="of:=IF(AND([.BB$1]&gt;=[.$M40];[.BB$1]&lt;=[.$L40]);[.BB$1];&quot;&quot;)">
            <text:p/>
          </table:table-cell>
          <table:table-cell table:style-name="ce22" table:formula="of:=IF(AND([.BC$1]&gt;=[.$M40];[.BC$1]&lt;=[.$L40]);[.BC$1];&quot;&quot;)">
            <text:p/>
          </table:table-cell>
          <table:table-cell table:style-name="ce22" table:formula="of:=IF(AND([.BD$1]&gt;=[.$M40];[.BD$1]&lt;=[.$L40]);[.BD$1];&quot;&quot;)">
            <text:p/>
          </table:table-cell>
          <table:table-cell table:style-name="ce22" table:formula="of:=IF(AND([.BE$1]&gt;=[.$M40];[.BE$1]&lt;=[.$L40]);[.BE$1];&quot;&quot;)">
            <text:p/>
          </table:table-cell>
          <table:table-cell table:style-name="ce22" table:formula="of:=IF(AND([.BF$1]&gt;=[.$M40];[.BF$1]&lt;=[.$L40]);[.BF$1];&quot;&quot;)">
            <text:p/>
          </table:table-cell>
          <table:table-cell table:style-name="ce22" table:formula="of:=IF(AND([.BG$1]&gt;=[.$M40];[.BG$1]&lt;=[.$L40]);[.BG$1];&quot;&quot;)">
            <text:p/>
          </table:table-cell>
          <table:table-cell table:style-name="ce22" table:formula="of:=IF(AND([.BH$1]&gt;=[.$M40];[.BH$1]&lt;=[.$L40]);[.BH$1];&quot;&quot;)">
            <text:p/>
          </table:table-cell>
          <table:table-cell table:style-name="ce22" table:formula="of:=IF(AND([.BI$1]&gt;=[.$M40];[.BI$1]&lt;=[.$L40]);[.BI$1];&quot;&quot;)">
            <text:p/>
          </table:table-cell>
          <table:table-cell table:style-name="ce22" table:formula="of:=IF(AND([.BJ$1]&gt;=[.$M40];[.BJ$1]&lt;=[.$L40]);[.BJ$1];&quot;&quot;)">
            <text:p/>
          </table:table-cell>
          <table:table-cell table:style-name="ce22" table:formula="of:=IF(AND([.BK$1]&gt;=[.$M40];[.BK$1]&lt;=[.$L40]);[.BK$1];&quot;&quot;)">
            <text:p/>
          </table:table-cell>
          <table:table-cell table:style-name="ce22" table:formula="of:=IF(AND([.BL$1]&gt;=[.$M40];[.BL$1]&lt;=[.$L40]);[.BL$1];&quot;&quot;)">
            <text:p/>
          </table:table-cell>
          <table:table-cell table:style-name="ce22" table:formula="of:=IF(AND([.BM$1]&gt;=[.$M40];[.BM$1]&lt;=[.$L40]);[.BM$1];&quot;&quot;)" office:value-type="float" office:value="51" calcext:value-type="float">
            <text:p>51</text:p>
          </table:table-cell>
          <table:table-cell table:style-name="ce22" table:formula="of:=IF(AND([.BN$1]&gt;=[.$M40];[.BN$1]&lt;=[.$L40]);[.BN$1];&quot;&quot;)" office:value-type="float" office:value="52" calcext:value-type="float">
            <text:p>52</text:p>
          </table:table-cell>
          <table:table-cell table:style-name="ce22" table:formula="of:=IF(AND([.BO$1]&gt;=[.$M40];[.BO$1]&lt;=[.$L40]);[.BO$1];&quot;&quot;)" office:value-type="float" office:value="53" calcext:value-type="float">
            <text:p>53</text:p>
          </table:table-cell>
          <table:table-cell table:style-name="ce52" table:formula="of:=IF(AND([.BP$1]&gt;=[.$M40];[.BP$1]&lt;=[.$L40]);[.BP$1];&quot;&quot;)">
            <text:p/>
          </table:table-cell>
          <table:table-cell table:style-name="ce54" table:formula="of:=IF(AND([.BQ$1]&gt;=[.$M40];[.BQ$1]&lt;=[.$L40]);[.BQ$1];&quot;&quot;)">
            <text:p/>
          </table:table-cell>
          <table:table-cell table:style-name="ce54" table:formula="of:=IF(AND([.BR$1]&gt;=[.$M40];[.BR$1]&lt;=[.$L40]);[.BR$1];&quot;&quot;)">
            <text:p/>
          </table:table-cell>
          <table:table-cell table:style-name="ce54" table:formula="of:=IF(AND([.BS$1]&gt;=[.$M40];[.BS$1]&lt;=[.$L40]);[.BS$1];&quot;&quot;)">
            <text:p/>
          </table:table-cell>
          <table:table-cell table:style-name="ce56" table:formula="of:=IF(AND([.BT$1]&gt;=[.$M40];[.BT$1]&lt;=[.$L40]);[.BT$1];&quot;&quot;)">
            <text:p/>
          </table:table-cell>
          <table:table-cell table:style-name="ce58" table:formula="of:=IF(AND([.BU$1]&gt;=[.$M40];[.BU$1]&lt;=[.$L40]);[.BU$1];&quot;&quot;)">
            <text:p/>
          </table:table-cell>
          <table:table-cell table:style-name="ce60" table:formula="of:=IF(AND([.BV$1]&gt;=[.$M40];[.BV$1]&lt;=[.$L40]);[.BV$1];&quot;&quot;)">
            <text:p/>
          </table:table-cell>
          <table:table-cell table:style-name="ce60" table:formula="of:=IF(AND([.BW$1]&gt;=[.$M40];[.BW$1]&lt;=[.$L40]);[.BW$1];&quot;&quot;)">
            <text:p/>
          </table:table-cell>
          <table:table-cell table:style-name="ce62" table:formula="of:=IF(AND([.BX$1]&gt;=[.$M40];[.BX$1]&lt;=[.$L40]);[.BX$1];&quot;&quot;)">
            <text:p/>
          </table:table-cell>
          <table:table-cell table:style-name="ce62" table:formula="of:=IF(AND([.BY$1]&gt;=[.$M40];[.BY$1]&lt;=[.$L40]);[.BY$1];&quot;&quot;)">
            <text:p/>
          </table:table-cell>
          <table:table-cell table:style-name="ce64" table:formula="of:=IF(AND([.BZ$1]&gt;=[.$M40];[.BZ$1]&lt;=[.$L40]);[.BZ$1];&quot;&quot;)">
            <text:p/>
          </table:table-cell>
          <table:table-cell table:style-name="ce66" table:formula="of:=IF(AND([.CA$1]&gt;=[.$M40];[.CA$1]&lt;=[.$L40]);[.CA$1];&quot;&quot;)">
            <text:p/>
          </table:table-cell>
          <table:table-cell table:style-name="ce68" table:formula="of:=IF(AND([.CB$1]&gt;=[.$M40];[.CB$1]&lt;=[.$L40]);[.CB$1];&quot;&quot;)">
            <text:p/>
          </table:table-cell>
          <table:table-cell table:style-name="ce68" table:formula="of:=IF(AND([.CC$1]&gt;=[.$M40];[.CC$1]&lt;=[.$L40]);[.CC$1];&quot;&quot;)">
            <text:p/>
          </table:table-cell>
          <table:table-cell table:style-name="ce68" table:formula="of:=IF(AND([.CD$1]&gt;=[.$M40];[.CD$1]&lt;=[.$L40]);[.CD$1];&quot;&quot;)">
            <text:p/>
          </table:table-cell>
          <table:table-cell table:style-name="ce68" table:formula="of:=IF(AND([.CE$1]&gt;=[.$M40];[.CE$1]&lt;=[.$L40]);[.CE$1];&quot;&quot;)">
            <text:p/>
          </table:table-cell>
          <table:table-cell table:style-name="ce68" table:formula="of:=IF(AND([.CF$1]&gt;=[.$M40];[.CF$1]&lt;=[.$L40]);[.CF$1];&quot;&quot;)">
            <text:p/>
          </table:table-cell>
          <table:table-cell table:style-name="ce68" table:formula="of:=IF(AND([.CG$1]&gt;=[.$M40];[.CG$1]&lt;=[.$L40]);[.CG$1];&quot;&quot;)">
            <text:p/>
          </table:table-cell>
          <table:table-cell table:style-name="ce70" table:formula="of:=IF(AND([.CH$1]&gt;=[.$M40];[.CH$1]&lt;=[.$L40]);[.CH$1];&quot;&quot;)">
            <text:p/>
          </table:table-cell>
          <table:table-cell table:style-name="ce70" table:formula="of:=IF(AND([.CI$1]&gt;=[.$M40];[.CI$1]&lt;=[.$L40]);[.CI$1];&quot;&quot;)">
            <text:p/>
          </table:table-cell>
          <table:table-cell table:style-name="ce70" table:formula="of:=IF(AND([.CJ$1]&gt;=[.$M40];[.CJ$1]&lt;=[.$L40]);[.CJ$1];&quot;&quot;)">
            <text:p/>
          </table:table-cell>
          <table:table-cell table:style-name="ce72" table:formula="of:=IF(AND([.CK$1]&gt;=[.$M40];[.CK$1]&lt;=[.$L40]);[.CK$1];&quot;&quot;)">
            <text:p/>
          </table:table-cell>
          <table:table-cell table:style-name="ce74" table:formula="of:=IF(AND([.CL$1]&gt;=[.$M40];[.CL$1]&lt;=[.$L40]);[.CL$1];&quot;&quot;)">
            <text:p/>
          </table:table-cell>
          <table:table-cell table:style-name="ce74" table:formula="of:=IF(AND([.CM$1]&gt;=[.$M40];[.CM$1]&lt;=[.$L40]);[.CM$1];&quot;&quot;)">
            <text:p/>
          </table:table-cell>
          <table:table-cell table:style-name="ce76" table:formula="of:=IF(AND([.CN$1]&gt;=[.$M40];[.CN$1]&lt;=[.$L40]);[.CN$1];&quot;&quot;)">
            <text:p/>
          </table:table-cell>
          <table:table-cell table:style-name="ce76" table:formula="of:=IF(AND([.CO$1]&gt;=[.$M40];[.CO$1]&lt;=[.$L40]);[.CO$1];&quot;&quot;)">
            <text:p/>
          </table:table-cell>
          <table:table-cell table:style-name="ce79" table:formula="of:=IF(AND([.CP$1]&gt;=[.$M40];[.CP$1]&lt;=[.$L40]);[.CP$1];&quot;&quot;)">
            <text:p/>
          </table:table-cell>
          <table:table-cell table:style-name="ce82" table:formula="of:=IF(AND([.CQ$1]&gt;=[.$M40];[.CQ$1]&lt;=[.$L40]);[.CQ$1];&quot;&quot;)">
            <text:p/>
          </table:table-cell>
          <table:table-cell table:style-name="ce82" table:formula="of:=IF(AND([.CR$1]&gt;=[.$M40];[.CR$1]&lt;=[.$L40]);[.CR$1];&quot;&quot;)">
            <text:p/>
          </table:table-cell>
          <table:table-cell table:style-name="ce82" table:formula="of:=IF(AND([.CS$1]&gt;=[.$M40];[.CS$1]&lt;=[.$L40]);[.CS$1];&quot;&quot;)">
            <text:p/>
          </table:table-cell>
          <table:table-cell table:style-name="ce82" table:formula="of:=IF(AND([.CT$1]&gt;=[.$M40];[.CT$1]&lt;=[.$L40]);[.CT$1];&quot;&quot;)">
            <text:p/>
          </table:table-cell>
          <table:table-cell table:style-name="ce82" table:formula="of:=IF(AND([.CU$1]&gt;=[.$M40];[.CU$1]&lt;=[.$L40]);[.CU$1];&quot;&quot;)">
            <text:p/>
          </table:table-cell>
          <table:table-cell table:style-name="ce82" table:formula="of:=IF(AND([.CV$1]&gt;=[.$M40];[.CV$1]&lt;=[.$L40]);[.CV$1];&quot;&quot;)">
            <text:p/>
          </table:table-cell>
          <table:table-cell table:style-name="ce82" table:formula="of:=IF(AND([.CW$1]&gt;=[.$M40];[.CW$1]&lt;=[.$L40]);[.CW$1];&quot;&quot;)">
            <text:p/>
          </table:table-cell>
          <table:table-cell table:style-name="ce82" table:formula="of:=IF(AND([.CX$1]&gt;=[.$M40];[.CX$1]&lt;=[.$L40]);[.CX$1];&quot;&quot;)">
            <text:p/>
          </table:table-cell>
          <table:table-cell table:style-name="ce82" table:formula="of:=IF(AND([.CY$1]&gt;=[.$M40];[.CY$1]&lt;=[.$L40]);[.CY$1];&quot;&quot;)">
            <text:p/>
          </table:table-cell>
          <table:table-cell table:style-name="ce82" table:formula="of:=IF(AND([.CZ$1]&gt;=[.$M40];[.CZ$1]&lt;=[.$L40]);[.CZ$1];&quot;&quot;)">
            <text:p/>
          </table:table-cell>
          <table:table-cell table:style-name="ce82" table:formula="of:=IF(AND([.DA$1]&gt;=[.$M40];[.DA$1]&lt;=[.$L40]);[.DA$1];&quot;&quot;)">
            <text:p/>
          </table:table-cell>
          <table:table-cell table:style-name="ce82" table:formula="of:=IF(AND([.DB$1]&gt;=[.$M40];[.DB$1]&lt;=[.$L40]);[.DB$1];&quot;&quot;)">
            <text:p/>
          </table:table-cell>
          <table:table-cell table:style-name="ce82" table:formula="of:=IF(AND([.DC$1]&gt;=[.$M40];[.DC$1]&lt;=[.$L40]);[.DC$1];&quot;&quot;)">
            <text:p/>
          </table:table-cell>
          <table:table-cell table:style-name="ce82" table:formula="of:=IF(AND([.DD$1]&gt;=[.$M40];[.DD$1]&lt;=[.$L40]);[.DD$1];&quot;&quot;)">
            <text:p/>
          </table:table-cell>
          <table:table-cell table:style-name="ce82" table:formula="of:=IF(AND([.DE$1]&gt;=[.$M40];[.DE$1]&lt;=[.$L40]);[.DE$1];&quot;&quot;)">
            <text:p/>
          </table:table-cell>
          <table:table-cell table:style-name="ce82" table:formula="of:=IF(AND([.DF$1]&gt;=[.$M40];[.DF$1]&lt;=[.$L40]);[.DF$1];&quot;&quot;)">
            <text:p/>
          </table:table-cell>
          <table:table-cell table:style-name="ce82" table:formula="of:=IF(AND([.DG$1]&gt;=[.$M40];[.DG$1]&lt;=[.$L40]);[.DG$1];&quot;&quot;)">
            <text:p/>
          </table:table-cell>
          <table:table-cell table:style-name="ce82" table:formula="of:=IF(AND([.DH$1]&gt;=[.$M40];[.DH$1]&lt;=[.$L40]);[.DH$1];&quot;&quot;)">
            <text:p/>
          </table:table-cell>
          <table:table-cell table:style-name="ce82" table:formula="of:=IF(AND([.DI$1]&gt;=[.$M40];[.DI$1]&lt;=[.$L40]);[.DI$1];&quot;&quot;)">
            <text:p/>
          </table:table-cell>
          <table:table-cell table:style-name="ce82" table:formula="of:=IF(AND([.DJ$1]&gt;=[.$M40];[.DJ$1]&lt;=[.$L40]);[.DJ$1];&quot;&quot;)">
            <text:p/>
          </table:table-cell>
          <table:table-cell table:style-name="ce82" table:formula="of:=IF(AND([.DK$1]&gt;=[.$M40];[.DK$1]&lt;=[.$L40]);[.DK$1];&quot;&quot;)">
            <text:p/>
          </table:table-cell>
          <table:table-cell table:style-name="ce82" table:formula="of:=IF(AND([.DL$1]&gt;=[.$M40];[.DL$1]&lt;=[.$L40]);[.DL$1];&quot;&quot;)">
            <text:p/>
          </table:table-cell>
          <table:table-cell table:style-name="ce82" table:formula="of:=IF(AND([.DM$1]&gt;=[.$M40];[.DM$1]&lt;=[.$L40]);[.DM$1];&quot;&quot;)">
            <text:p/>
          </table:table-cell>
          <table:table-cell table:style-name="ce82" table:formula="of:=IF(AND([.DN$1]&gt;=[.$M40];[.DN$1]&lt;=[.$L40]);[.DN$1];&quot;&quot;)">
            <text:p/>
          </table:table-cell>
          <table:table-cell table:style-name="ce82" table:formula="of:=IF(AND([.DO$1]&gt;=[.$M40];[.DO$1]&lt;=[.$L40]);[.DO$1];&quot;&quot;)">
            <text:p/>
          </table:table-cell>
          <table:table-cell table:style-name="ce82" table:formula="of:=IF(AND([.DP$1]&gt;=[.$M40];[.DP$1]&lt;=[.$L40]);[.DP$1];&quot;&quot;)">
            <text:p/>
          </table:table-cell>
          <table:table-cell table:style-name="ce82" table:formula="of:=IF(AND([.DQ$1]&gt;=[.$M40];[.DQ$1]&lt;=[.$L40]);[.DQ$1];&quot;&quot;)">
            <text:p/>
          </table:table-cell>
          <table:table-cell table:style-name="ce82" table:formula="of:=IF(AND([.DR$1]&gt;=[.$M40];[.DR$1]&lt;=[.$L40]);[.DR$1];&quot;&quot;)">
            <text:p/>
          </table:table-cell>
          <table:table-cell table:style-name="ce82" table:formula="of:=IF(AND([.DS$1]&gt;=[.$M40];[.DS$1]&lt;=[.$L40]);[.DS$1];&quot;&quot;)">
            <text:p/>
          </table:table-cell>
          <table:table-cell table:style-name="ce82" table:formula="of:=IF(AND([.DT$1]&gt;=[.$M40];[.DT$1]&lt;=[.$L40]);[.DT$1];&quot;&quot;)">
            <text:p/>
          </table:table-cell>
          <table:table-cell table:style-name="ce82" table:formula="of:=IF(AND([.DU$1]&gt;=[.$M40];[.DU$1]&lt;=[.$L40]);[.DU$1];&quot;&quot;)">
            <text:p/>
          </table:table-cell>
          <table:table-cell table:style-name="ce84" table:formula="of:=IF(AND([.DV$1]&gt;=[.$M40];[.DV$1]&lt;=[.$L40]);[.DV$1];&quot;&quot;)">
            <text:p/>
          </table:table-cell>
          <table:table-cell table:style-name="ce84" table:formula="of:=IF(AND([.DW$1]&gt;=[.$M40];[.DW$1]&lt;=[.$L40]);[.DW$1];&quot;&quot;)">
            <text:p/>
          </table:table-cell>
          <table:table-cell table:style-name="ce84" table:formula="of:=IF(AND([.DX$1]&gt;=[.$M40];[.DX$1]&lt;=[.$L40]);[.DX$1];&quot;&quot;)">
            <text:p/>
          </table:table-cell>
          <table:table-cell table:style-name="ce84" table:formula="of:=IF(AND([.DY$1]&gt;=[.$M40];[.DY$1]&lt;=[.$L40]);[.DY$1];&quot;&quot;)">
            <text:p/>
          </table:table-cell>
          <table:table-cell table:style-name="ce84" table:formula="of:=IF(AND([.DZ$1]&gt;=[.$M40];[.DZ$1]&lt;=[.$L40]);[.DZ$1];&quot;&quot;)">
            <text:p/>
          </table:table-cell>
          <table:table-cell table:style-name="ce84" table:formula="of:=IF(AND([.EA$1]&gt;=[.$M40];[.EA$1]&lt;=[.$L40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6" table:formula="of:=VLOOKUP([.C41];[.$A:.$L];12;0)" office:value-type="float" office:value="8" calcext:value-type="float">
            <text:p>8</text:p>
          </table:table-cell>
          <table:table-cell table:style-name="ce6" table:formula="of:=VLOOKUP([.D41];[.$A:.$L];12;0)" office:value-type="float" office:value="32" calcext:value-type="float">
            <text:p>32</text:p>
          </table:table-cell>
          <table:table-cell table:style-name="ce6" table:formula="of:=VLOOKUP([.E41];[.$A:.$L];12;0)" office:value-type="float" office:value="42" calcext:value-type="float">
            <text:p>42</text:p>
          </table:table-cell>
          <table:table-cell table:style-name="ce6" table:formula="of:=VLOOKUP([.F41];[.$A:.$L];12;0)" office:value-type="float" office:value="28" calcext:value-type="float">
            <text:p>28</text:p>
          </table:table-cell>
          <table:table-cell table:style-name="ce7" table:formula="of:=MAX([.H41:.K41])+[.B41]+[.N41]" office:value-type="float" office:value="43" calcext:value-type="float">
            <text:p>43</text:p>
          </table:table-cell>
          <table:table-cell table:style-name="ce8" table:formula="of:=[.L41]-[.B41]+1" office:value-type="float" office:value="43" calcext:value-type="float">
            <text:p>43</text:p>
          </table:table-cell>
          <table:table-cell table:style-name="ce9"/>
          <table:table-cell table:style-name="ce11" table:formula="of:=IF(AND([.O$1]&gt;=[.$M41];[.O$1]&lt;=[.$L41]);[.O$1];&quot;&quot;)">
            <text:p/>
          </table:table-cell>
          <table:table-cell table:style-name="ce11" table:formula="of:=IF(AND([.P$1]&gt;=[.$M41];[.P$1]&lt;=[.$L41]);[.P$1];&quot;&quot;)">
            <text:p/>
          </table:table-cell>
          <table:table-cell table:style-name="ce11" table:formula="of:=IF(AND([.Q$1]&gt;=[.$M41];[.Q$1]&lt;=[.$L41]);[.Q$1];&quot;&quot;)">
            <text:p/>
          </table:table-cell>
          <table:table-cell table:style-name="ce11" table:formula="of:=IF(AND([.R$1]&gt;=[.$M41];[.R$1]&lt;=[.$L41]);[.R$1];&quot;&quot;)">
            <text:p/>
          </table:table-cell>
          <table:table-cell table:style-name="ce13" table:formula="of:=IF(AND([.S$1]&gt;=[.$M41];[.S$1]&lt;=[.$L41]);[.S$1];&quot;&quot;)">
            <text:p/>
          </table:table-cell>
          <table:table-cell table:style-name="ce13" table:formula="of:=IF(AND([.T$1]&gt;=[.$M41];[.T$1]&lt;=[.$L41]);[.T$1];&quot;&quot;)">
            <text:p/>
          </table:table-cell>
          <table:table-cell table:style-name="ce13" table:formula="of:=IF(AND([.U$1]&gt;=[.$M41];[.U$1]&lt;=[.$L41]);[.U$1];&quot;&quot;)">
            <text:p/>
          </table:table-cell>
          <table:table-cell table:style-name="ce13" table:formula="of:=IF(AND([.V$1]&gt;=[.$M41];[.V$1]&lt;=[.$L41]);[.V$1];&quot;&quot;)">
            <text:p/>
          </table:table-cell>
          <table:table-cell table:style-name="ce13" table:formula="of:=IF(AND([.W$1]&gt;=[.$M41];[.W$1]&lt;=[.$L41]);[.W$1];&quot;&quot;)">
            <text:p/>
          </table:table-cell>
          <table:table-cell table:style-name="ce13" table:formula="of:=IF(AND([.X$1]&gt;=[.$M41];[.X$1]&lt;=[.$L41]);[.X$1];&quot;&quot;)">
            <text:p/>
          </table:table-cell>
          <table:table-cell table:style-name="ce13" table:formula="of:=IF(AND([.Y$1]&gt;=[.$M41];[.Y$1]&lt;=[.$L41]);[.Y$1];&quot;&quot;)">
            <text:p/>
          </table:table-cell>
          <table:table-cell table:style-name="ce13" table:formula="of:=IF(AND([.Z$1]&gt;=[.$M41];[.Z$1]&lt;=[.$L41]);[.Z$1];&quot;&quot;)">
            <text:p/>
          </table:table-cell>
          <table:table-cell table:style-name="ce13" table:formula="of:=IF(AND([.AA$1]&gt;=[.$M41];[.AA$1]&lt;=[.$L41]);[.AA$1];&quot;&quot;)">
            <text:p/>
          </table:table-cell>
          <table:table-cell table:style-name="ce13" table:formula="of:=IF(AND([.AB$1]&gt;=[.$M41];[.AB$1]&lt;=[.$L41]);[.AB$1];&quot;&quot;)">
            <text:p/>
          </table:table-cell>
          <table:table-cell table:style-name="ce13" table:formula="of:=IF(AND([.AC$1]&gt;=[.$M41];[.AC$1]&lt;=[.$L41]);[.AC$1];&quot;&quot;)">
            <text:p/>
          </table:table-cell>
          <table:table-cell table:style-name="ce13" table:formula="of:=IF(AND([.AD$1]&gt;=[.$M41];[.AD$1]&lt;=[.$L41]);[.AD$1];&quot;&quot;)">
            <text:p/>
          </table:table-cell>
          <table:table-cell table:style-name="ce16" table:formula="of:=IF(AND([.AE$1]&gt;=[.$M41];[.AE$1]&lt;=[.$L41]);[.AE$1];&quot;&quot;)">
            <text:p/>
          </table:table-cell>
          <table:table-cell table:style-name="ce18" table:formula="of:=IF(AND([.AF$1]&gt;=[.$M41];[.AF$1]&lt;=[.$L41]);[.AF$1];&quot;&quot;)">
            <text:p/>
          </table:table-cell>
          <table:table-cell table:style-name="ce18" table:formula="of:=IF(AND([.AG$1]&gt;=[.$M41];[.AG$1]&lt;=[.$L41]);[.AG$1];&quot;&quot;)">
            <text:p/>
          </table:table-cell>
          <table:table-cell table:style-name="ce18" table:formula="of:=IF(AND([.AH$1]&gt;=[.$M41];[.AH$1]&lt;=[.$L41]);[.AH$1];&quot;&quot;)">
            <text:p/>
          </table:table-cell>
          <table:table-cell table:style-name="ce18" table:formula="of:=IF(AND([.AI$1]&gt;=[.$M41];[.AI$1]&lt;=[.$L41]);[.AI$1];&quot;&quot;)">
            <text:p/>
          </table:table-cell>
          <table:table-cell table:style-name="ce18" table:formula="of:=IF(AND([.AJ$1]&gt;=[.$M41];[.AJ$1]&lt;=[.$L41]);[.AJ$1];&quot;&quot;)">
            <text:p/>
          </table:table-cell>
          <table:table-cell table:style-name="ce18" table:formula="of:=IF(AND([.AK$1]&gt;=[.$M41];[.AK$1]&lt;=[.$L41]);[.AK$1];&quot;&quot;)">
            <text:p/>
          </table:table-cell>
          <table:table-cell table:style-name="ce18" table:formula="of:=IF(AND([.AL$1]&gt;=[.$M41];[.AL$1]&lt;=[.$L41]);[.AL$1];&quot;&quot;)">
            <text:p/>
          </table:table-cell>
          <table:table-cell table:style-name="ce18" table:formula="of:=IF(AND([.AM$1]&gt;=[.$M41];[.AM$1]&lt;=[.$L41]);[.AM$1];&quot;&quot;)">
            <text:p/>
          </table:table-cell>
          <table:table-cell table:style-name="ce18" table:formula="of:=IF(AND([.AN$1]&gt;=[.$M41];[.AN$1]&lt;=[.$L41]);[.AN$1];&quot;&quot;)">
            <text:p/>
          </table:table-cell>
          <table:table-cell table:style-name="ce18" table:formula="of:=IF(AND([.AO$1]&gt;=[.$M41];[.AO$1]&lt;=[.$L41]);[.AO$1];&quot;&quot;)">
            <text:p/>
          </table:table-cell>
          <table:table-cell table:style-name="ce18" table:formula="of:=IF(AND([.AP$1]&gt;=[.$M41];[.AP$1]&lt;=[.$L41]);[.AP$1];&quot;&quot;)">
            <text:p/>
          </table:table-cell>
          <table:table-cell table:style-name="ce18" table:formula="of:=IF(AND([.AQ$1]&gt;=[.$M41];[.AQ$1]&lt;=[.$L41]);[.AQ$1];&quot;&quot;)">
            <text:p/>
          </table:table-cell>
          <table:table-cell table:style-name="ce18" table:formula="of:=IF(AND([.AR$1]&gt;=[.$M41];[.AR$1]&lt;=[.$L41]);[.AR$1];&quot;&quot;)">
            <text:p/>
          </table:table-cell>
          <table:table-cell table:style-name="ce22" table:formula="of:=IF(AND([.AS$1]&gt;=[.$M41];[.AS$1]&lt;=[.$L41]);[.AS$1];&quot;&quot;)">
            <text:p/>
          </table:table-cell>
          <table:table-cell table:style-name="ce22" table:formula="of:=IF(AND([.AT$1]&gt;=[.$M41];[.AT$1]&lt;=[.$L41]);[.AT$1];&quot;&quot;)">
            <text:p/>
          </table:table-cell>
          <table:table-cell table:style-name="ce22" table:formula="of:=IF(AND([.AU$1]&gt;=[.$M41];[.AU$1]&lt;=[.$L41]);[.AU$1];&quot;&quot;)">
            <text:p/>
          </table:table-cell>
          <table:table-cell table:style-name="ce22" table:formula="of:=IF(AND([.AV$1]&gt;=[.$M41];[.AV$1]&lt;=[.$L41]);[.AV$1];&quot;&quot;)">
            <text:p/>
          </table:table-cell>
          <table:table-cell table:style-name="ce28" table:formula="of:=IF(AND([.AW$1]&gt;=[.$M41];[.AW$1]&lt;=[.$L41]);[.AW$1];&quot;&quot;)">
            <text:p/>
          </table:table-cell>
          <table:table-cell table:style-name="ce30" table:formula="of:=IF(AND([.AX$1]&gt;=[.$M41];[.AX$1]&lt;=[.$L41]);[.AX$1];&quot;&quot;)">
            <text:p/>
          </table:table-cell>
          <table:table-cell table:style-name="ce32" table:formula="of:=IF(AND([.AY$1]&gt;=[.$M41];[.AY$1]&lt;=[.$L41]);[.AY$1];&quot;&quot;)">
            <text:p/>
          </table:table-cell>
          <table:table-cell table:style-name="ce34" table:formula="of:=IF(AND([.AZ$1]&gt;=[.$M41];[.AZ$1]&lt;=[.$L41]);[.AZ$1];&quot;&quot;)">
            <text:p/>
          </table:table-cell>
          <table:table-cell table:style-name="ce36" table:formula="of:=IF(AND([.BA$1]&gt;=[.$M41];[.BA$1]&lt;=[.$L41]);[.BA$1];&quot;&quot;)">
            <text:p/>
          </table:table-cell>
          <table:table-cell table:style-name="ce36" table:formula="of:=IF(AND([.BB$1]&gt;=[.$M41];[.BB$1]&lt;=[.$L41]);[.BB$1];&quot;&quot;)">
            <text:p/>
          </table:table-cell>
          <table:table-cell table:style-name="ce38" table:formula="of:=IF(AND([.BC$1]&gt;=[.$M41];[.BC$1]&lt;=[.$L41]);[.BC$1];&quot;&quot;)">
            <text:p/>
          </table:table-cell>
          <table:table-cell table:style-name="ce38" table:formula="of:=IF(AND([.BD$1]&gt;=[.$M41];[.BD$1]&lt;=[.$L41]);[.BD$1];&quot;&quot;)">
            <text:p/>
          </table:table-cell>
          <table:table-cell table:style-name="ce40" table:formula="of:=IF(AND([.BE$1]&gt;=[.$M41];[.BE$1]&lt;=[.$L41]);[.BE$1];&quot;&quot;)" office:value-type="float" office:value="43" calcext:value-type="float">
            <text:p>43</text:p>
          </table:table-cell>
          <table:table-cell table:style-name="ce42" table:formula="of:=IF(AND([.BF$1]&gt;=[.$M41];[.BF$1]&lt;=[.$L41]);[.BF$1];&quot;&quot;)">
            <text:p/>
          </table:table-cell>
          <table:table-cell table:style-name="ce44" table:formula="of:=IF(AND([.BG$1]&gt;=[.$M41];[.BG$1]&lt;=[.$L41]);[.BG$1];&quot;&quot;)">
            <text:p/>
          </table:table-cell>
          <table:table-cell table:style-name="ce44" table:formula="of:=IF(AND([.BH$1]&gt;=[.$M41];[.BH$1]&lt;=[.$L41]);[.BH$1];&quot;&quot;)">
            <text:p/>
          </table:table-cell>
          <table:table-cell table:style-name="ce44" table:formula="of:=IF(AND([.BI$1]&gt;=[.$M41];[.BI$1]&lt;=[.$L41]);[.BI$1];&quot;&quot;)">
            <text:p/>
          </table:table-cell>
          <table:table-cell table:style-name="ce46" table:formula="of:=IF(AND([.BJ$1]&gt;=[.$M41];[.BJ$1]&lt;=[.$L41]);[.BJ$1];&quot;&quot;)">
            <text:p/>
          </table:table-cell>
          <table:table-cell table:style-name="ce48" table:formula="of:=IF(AND([.BK$1]&gt;=[.$M41];[.BK$1]&lt;=[.$L41]);[.BK$1];&quot;&quot;)">
            <text:p/>
          </table:table-cell>
          <table:table-cell table:style-name="ce48" table:formula="of:=IF(AND([.BL$1]&gt;=[.$M41];[.BL$1]&lt;=[.$L41]);[.BL$1];&quot;&quot;)">
            <text:p/>
          </table:table-cell>
          <table:table-cell table:style-name="ce50" table:formula="of:=IF(AND([.BM$1]&gt;=[.$M41];[.BM$1]&lt;=[.$L41]);[.BM$1];&quot;&quot;)">
            <text:p/>
          </table:table-cell>
          <table:table-cell table:style-name="ce50" table:formula="of:=IF(AND([.BN$1]&gt;=[.$M41];[.BN$1]&lt;=[.$L41]);[.BN$1];&quot;&quot;)">
            <text:p/>
          </table:table-cell>
          <table:table-cell table:style-name="ce50" table:formula="of:=IF(AND([.BO$1]&gt;=[.$M41];[.BO$1]&lt;=[.$L41]);[.BO$1];&quot;&quot;)">
            <text:p/>
          </table:table-cell>
          <table:table-cell table:style-name="ce52" table:formula="of:=IF(AND([.BP$1]&gt;=[.$M41];[.BP$1]&lt;=[.$L41]);[.BP$1];&quot;&quot;)">
            <text:p/>
          </table:table-cell>
          <table:table-cell table:style-name="ce54" table:formula="of:=IF(AND([.BQ$1]&gt;=[.$M41];[.BQ$1]&lt;=[.$L41]);[.BQ$1];&quot;&quot;)">
            <text:p/>
          </table:table-cell>
          <table:table-cell table:style-name="ce54" table:formula="of:=IF(AND([.BR$1]&gt;=[.$M41];[.BR$1]&lt;=[.$L41]);[.BR$1];&quot;&quot;)">
            <text:p/>
          </table:table-cell>
          <table:table-cell table:style-name="ce54" table:formula="of:=IF(AND([.BS$1]&gt;=[.$M41];[.BS$1]&lt;=[.$L41]);[.BS$1];&quot;&quot;)">
            <text:p/>
          </table:table-cell>
          <table:table-cell table:style-name="ce56" table:formula="of:=IF(AND([.BT$1]&gt;=[.$M41];[.BT$1]&lt;=[.$L41]);[.BT$1];&quot;&quot;)">
            <text:p/>
          </table:table-cell>
          <table:table-cell table:style-name="ce58" table:formula="of:=IF(AND([.BU$1]&gt;=[.$M41];[.BU$1]&lt;=[.$L41]);[.BU$1];&quot;&quot;)">
            <text:p/>
          </table:table-cell>
          <table:table-cell table:style-name="ce60" table:formula="of:=IF(AND([.BV$1]&gt;=[.$M41];[.BV$1]&lt;=[.$L41]);[.BV$1];&quot;&quot;)">
            <text:p/>
          </table:table-cell>
          <table:table-cell table:style-name="ce60" table:formula="of:=IF(AND([.BW$1]&gt;=[.$M41];[.BW$1]&lt;=[.$L41]);[.BW$1];&quot;&quot;)">
            <text:p/>
          </table:table-cell>
          <table:table-cell table:style-name="ce62" table:formula="of:=IF(AND([.BX$1]&gt;=[.$M41];[.BX$1]&lt;=[.$L41]);[.BX$1];&quot;&quot;)">
            <text:p/>
          </table:table-cell>
          <table:table-cell table:style-name="ce62" table:formula="of:=IF(AND([.BY$1]&gt;=[.$M41];[.BY$1]&lt;=[.$L41]);[.BY$1];&quot;&quot;)">
            <text:p/>
          </table:table-cell>
          <table:table-cell table:style-name="ce64" table:formula="of:=IF(AND([.BZ$1]&gt;=[.$M41];[.BZ$1]&lt;=[.$L41]);[.BZ$1];&quot;&quot;)">
            <text:p/>
          </table:table-cell>
          <table:table-cell table:style-name="ce66" table:formula="of:=IF(AND([.CA$1]&gt;=[.$M41];[.CA$1]&lt;=[.$L41]);[.CA$1];&quot;&quot;)">
            <text:p/>
          </table:table-cell>
          <table:table-cell table:style-name="ce68" table:formula="of:=IF(AND([.CB$1]&gt;=[.$M41];[.CB$1]&lt;=[.$L41]);[.CB$1];&quot;&quot;)">
            <text:p/>
          </table:table-cell>
          <table:table-cell table:style-name="ce68" table:formula="of:=IF(AND([.CC$1]&gt;=[.$M41];[.CC$1]&lt;=[.$L41]);[.CC$1];&quot;&quot;)">
            <text:p/>
          </table:table-cell>
          <table:table-cell table:style-name="ce68" table:formula="of:=IF(AND([.CD$1]&gt;=[.$M41];[.CD$1]&lt;=[.$L41]);[.CD$1];&quot;&quot;)">
            <text:p/>
          </table:table-cell>
          <table:table-cell table:style-name="ce68" table:formula="of:=IF(AND([.CE$1]&gt;=[.$M41];[.CE$1]&lt;=[.$L41]);[.CE$1];&quot;&quot;)">
            <text:p/>
          </table:table-cell>
          <table:table-cell table:style-name="ce68" table:formula="of:=IF(AND([.CF$1]&gt;=[.$M41];[.CF$1]&lt;=[.$L41]);[.CF$1];&quot;&quot;)">
            <text:p/>
          </table:table-cell>
          <table:table-cell table:style-name="ce68" table:formula="of:=IF(AND([.CG$1]&gt;=[.$M41];[.CG$1]&lt;=[.$L41]);[.CG$1];&quot;&quot;)">
            <text:p/>
          </table:table-cell>
          <table:table-cell table:style-name="ce70" table:formula="of:=IF(AND([.CH$1]&gt;=[.$M41];[.CH$1]&lt;=[.$L41]);[.CH$1];&quot;&quot;)">
            <text:p/>
          </table:table-cell>
          <table:table-cell table:style-name="ce70" table:formula="of:=IF(AND([.CI$1]&gt;=[.$M41];[.CI$1]&lt;=[.$L41]);[.CI$1];&quot;&quot;)">
            <text:p/>
          </table:table-cell>
          <table:table-cell table:style-name="ce70" table:formula="of:=IF(AND([.CJ$1]&gt;=[.$M41];[.CJ$1]&lt;=[.$L41]);[.CJ$1];&quot;&quot;)">
            <text:p/>
          </table:table-cell>
          <table:table-cell table:style-name="ce72" table:formula="of:=IF(AND([.CK$1]&gt;=[.$M41];[.CK$1]&lt;=[.$L41]);[.CK$1];&quot;&quot;)">
            <text:p/>
          </table:table-cell>
          <table:table-cell table:style-name="ce74" table:formula="of:=IF(AND([.CL$1]&gt;=[.$M41];[.CL$1]&lt;=[.$L41]);[.CL$1];&quot;&quot;)">
            <text:p/>
          </table:table-cell>
          <table:table-cell table:style-name="ce74" table:formula="of:=IF(AND([.CM$1]&gt;=[.$M41];[.CM$1]&lt;=[.$L41]);[.CM$1];&quot;&quot;)">
            <text:p/>
          </table:table-cell>
          <table:table-cell table:style-name="ce76" table:formula="of:=IF(AND([.CN$1]&gt;=[.$M41];[.CN$1]&lt;=[.$L41]);[.CN$1];&quot;&quot;)">
            <text:p/>
          </table:table-cell>
          <table:table-cell table:style-name="ce76" table:formula="of:=IF(AND([.CO$1]&gt;=[.$M41];[.CO$1]&lt;=[.$L41]);[.CO$1];&quot;&quot;)">
            <text:p/>
          </table:table-cell>
          <table:table-cell table:style-name="ce79" table:formula="of:=IF(AND([.CP$1]&gt;=[.$M41];[.CP$1]&lt;=[.$L41]);[.CP$1];&quot;&quot;)">
            <text:p/>
          </table:table-cell>
          <table:table-cell table:style-name="ce82" table:formula="of:=IF(AND([.CQ$1]&gt;=[.$M41];[.CQ$1]&lt;=[.$L41]);[.CQ$1];&quot;&quot;)">
            <text:p/>
          </table:table-cell>
          <table:table-cell table:style-name="ce82" table:formula="of:=IF(AND([.CR$1]&gt;=[.$M41];[.CR$1]&lt;=[.$L41]);[.CR$1];&quot;&quot;)">
            <text:p/>
          </table:table-cell>
          <table:table-cell table:style-name="ce82" table:formula="of:=IF(AND([.CS$1]&gt;=[.$M41];[.CS$1]&lt;=[.$L41]);[.CS$1];&quot;&quot;)">
            <text:p/>
          </table:table-cell>
          <table:table-cell table:style-name="ce82" table:formula="of:=IF(AND([.CT$1]&gt;=[.$M41];[.CT$1]&lt;=[.$L41]);[.CT$1];&quot;&quot;)">
            <text:p/>
          </table:table-cell>
          <table:table-cell table:style-name="ce82" table:formula="of:=IF(AND([.CU$1]&gt;=[.$M41];[.CU$1]&lt;=[.$L41]);[.CU$1];&quot;&quot;)">
            <text:p/>
          </table:table-cell>
          <table:table-cell table:style-name="ce82" table:formula="of:=IF(AND([.CV$1]&gt;=[.$M41];[.CV$1]&lt;=[.$L41]);[.CV$1];&quot;&quot;)">
            <text:p/>
          </table:table-cell>
          <table:table-cell table:style-name="ce82" table:formula="of:=IF(AND([.CW$1]&gt;=[.$M41];[.CW$1]&lt;=[.$L41]);[.CW$1];&quot;&quot;)">
            <text:p/>
          </table:table-cell>
          <table:table-cell table:style-name="ce82" table:formula="of:=IF(AND([.CX$1]&gt;=[.$M41];[.CX$1]&lt;=[.$L41]);[.CX$1];&quot;&quot;)">
            <text:p/>
          </table:table-cell>
          <table:table-cell table:style-name="ce82" table:formula="of:=IF(AND([.CY$1]&gt;=[.$M41];[.CY$1]&lt;=[.$L41]);[.CY$1];&quot;&quot;)">
            <text:p/>
          </table:table-cell>
          <table:table-cell table:style-name="ce82" table:formula="of:=IF(AND([.CZ$1]&gt;=[.$M41];[.CZ$1]&lt;=[.$L41]);[.CZ$1];&quot;&quot;)">
            <text:p/>
          </table:table-cell>
          <table:table-cell table:style-name="ce82" table:formula="of:=IF(AND([.DA$1]&gt;=[.$M41];[.DA$1]&lt;=[.$L41]);[.DA$1];&quot;&quot;)">
            <text:p/>
          </table:table-cell>
          <table:table-cell table:style-name="ce82" table:formula="of:=IF(AND([.DB$1]&gt;=[.$M41];[.DB$1]&lt;=[.$L41]);[.DB$1];&quot;&quot;)">
            <text:p/>
          </table:table-cell>
          <table:table-cell table:style-name="ce82" table:formula="of:=IF(AND([.DC$1]&gt;=[.$M41];[.DC$1]&lt;=[.$L41]);[.DC$1];&quot;&quot;)">
            <text:p/>
          </table:table-cell>
          <table:table-cell table:style-name="ce82" table:formula="of:=IF(AND([.DD$1]&gt;=[.$M41];[.DD$1]&lt;=[.$L41]);[.DD$1];&quot;&quot;)">
            <text:p/>
          </table:table-cell>
          <table:table-cell table:style-name="ce82" table:formula="of:=IF(AND([.DE$1]&gt;=[.$M41];[.DE$1]&lt;=[.$L41]);[.DE$1];&quot;&quot;)">
            <text:p/>
          </table:table-cell>
          <table:table-cell table:style-name="ce82" table:formula="of:=IF(AND([.DF$1]&gt;=[.$M41];[.DF$1]&lt;=[.$L41]);[.DF$1];&quot;&quot;)">
            <text:p/>
          </table:table-cell>
          <table:table-cell table:style-name="ce82" table:formula="of:=IF(AND([.DG$1]&gt;=[.$M41];[.DG$1]&lt;=[.$L41]);[.DG$1];&quot;&quot;)">
            <text:p/>
          </table:table-cell>
          <table:table-cell table:style-name="ce82" table:formula="of:=IF(AND([.DH$1]&gt;=[.$M41];[.DH$1]&lt;=[.$L41]);[.DH$1];&quot;&quot;)">
            <text:p/>
          </table:table-cell>
          <table:table-cell table:style-name="ce82" table:formula="of:=IF(AND([.DI$1]&gt;=[.$M41];[.DI$1]&lt;=[.$L41]);[.DI$1];&quot;&quot;)">
            <text:p/>
          </table:table-cell>
          <table:table-cell table:style-name="ce82" table:formula="of:=IF(AND([.DJ$1]&gt;=[.$M41];[.DJ$1]&lt;=[.$L41]);[.DJ$1];&quot;&quot;)">
            <text:p/>
          </table:table-cell>
          <table:table-cell table:style-name="ce82" table:formula="of:=IF(AND([.DK$1]&gt;=[.$M41];[.DK$1]&lt;=[.$L41]);[.DK$1];&quot;&quot;)">
            <text:p/>
          </table:table-cell>
          <table:table-cell table:style-name="ce82" table:formula="of:=IF(AND([.DL$1]&gt;=[.$M41];[.DL$1]&lt;=[.$L41]);[.DL$1];&quot;&quot;)">
            <text:p/>
          </table:table-cell>
          <table:table-cell table:style-name="ce82" table:formula="of:=IF(AND([.DM$1]&gt;=[.$M41];[.DM$1]&lt;=[.$L41]);[.DM$1];&quot;&quot;)">
            <text:p/>
          </table:table-cell>
          <table:table-cell table:style-name="ce82" table:formula="of:=IF(AND([.DN$1]&gt;=[.$M41];[.DN$1]&lt;=[.$L41]);[.DN$1];&quot;&quot;)">
            <text:p/>
          </table:table-cell>
          <table:table-cell table:style-name="ce82" table:formula="of:=IF(AND([.DO$1]&gt;=[.$M41];[.DO$1]&lt;=[.$L41]);[.DO$1];&quot;&quot;)">
            <text:p/>
          </table:table-cell>
          <table:table-cell table:style-name="ce82" table:formula="of:=IF(AND([.DP$1]&gt;=[.$M41];[.DP$1]&lt;=[.$L41]);[.DP$1];&quot;&quot;)">
            <text:p/>
          </table:table-cell>
          <table:table-cell table:style-name="ce82" table:formula="of:=IF(AND([.DQ$1]&gt;=[.$M41];[.DQ$1]&lt;=[.$L41]);[.DQ$1];&quot;&quot;)">
            <text:p/>
          </table:table-cell>
          <table:table-cell table:style-name="ce82" table:formula="of:=IF(AND([.DR$1]&gt;=[.$M41];[.DR$1]&lt;=[.$L41]);[.DR$1];&quot;&quot;)">
            <text:p/>
          </table:table-cell>
          <table:table-cell table:style-name="ce82" table:formula="of:=IF(AND([.DS$1]&gt;=[.$M41];[.DS$1]&lt;=[.$L41]);[.DS$1];&quot;&quot;)">
            <text:p/>
          </table:table-cell>
          <table:table-cell table:style-name="ce82" table:formula="of:=IF(AND([.DT$1]&gt;=[.$M41];[.DT$1]&lt;=[.$L41]);[.DT$1];&quot;&quot;)">
            <text:p/>
          </table:table-cell>
          <table:table-cell table:style-name="ce82" table:formula="of:=IF(AND([.DU$1]&gt;=[.$M41];[.DU$1]&lt;=[.$L41]);[.DU$1];&quot;&quot;)">
            <text:p/>
          </table:table-cell>
          <table:table-cell table:style-name="ce84" table:formula="of:=IF(AND([.DV$1]&gt;=[.$M41];[.DV$1]&lt;=[.$L41]);[.DV$1];&quot;&quot;)">
            <text:p/>
          </table:table-cell>
          <table:table-cell table:style-name="ce84" table:formula="of:=IF(AND([.DW$1]&gt;=[.$M41];[.DW$1]&lt;=[.$L41]);[.DW$1];&quot;&quot;)">
            <text:p/>
          </table:table-cell>
          <table:table-cell table:style-name="ce84" table:formula="of:=IF(AND([.DX$1]&gt;=[.$M41];[.DX$1]&lt;=[.$L41]);[.DX$1];&quot;&quot;)">
            <text:p/>
          </table:table-cell>
          <table:table-cell table:style-name="ce84" table:formula="of:=IF(AND([.DY$1]&gt;=[.$M41];[.DY$1]&lt;=[.$L41]);[.DY$1];&quot;&quot;)">
            <text:p/>
          </table:table-cell>
          <table:table-cell table:style-name="ce84" table:formula="of:=IF(AND([.DZ$1]&gt;=[.$M41];[.DZ$1]&lt;=[.$L41]);[.DZ$1];&quot;&quot;)">
            <text:p/>
          </table:table-cell>
          <table:table-cell table:style-name="ce84" table:formula="of:=IF(AND([.EA$1]&gt;=[.$M41];[.EA$1]&lt;=[.$L41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6" table:formula="of:=VLOOKUP([.C42];[.$A:.$L];12;0)" office:value-type="float" office:value="38" calcext:value-type="float">
            <text:p>38</text:p>
          </table:table-cell>
          <table:table-cell table:style-name="ce6" table:formula="of:=VLOOKUP([.D42];[.$A:.$L];12;0)" office:value-type="float" office:value="48" calcext:value-type="float">
            <text:p>48</text:p>
          </table:table-cell>
          <table:table-cell table:style-name="ce6" table:formula="of:=VLOOKUP([.E42];[.$A:.$L];12;0)" office:value-type="float" office:value="40" calcext:value-type="float">
            <text:p>40</text:p>
          </table:table-cell>
          <table:table-cell table:style-name="ce6" table:formula="of:=VLOOKUP([.F42];[.$A:.$L];12;0)" office:value-type="float" office:value="0" calcext:value-type="float">
            <text:p>0</text:p>
          </table:table-cell>
          <table:table-cell table:style-name="ce7" table:formula="of:=MAX([.H42:.K42])+[.B42]+[.N42]" office:value-type="float" office:value="50" calcext:value-type="float">
            <text:p>50</text:p>
          </table:table-cell>
          <table:table-cell table:style-name="ce8" table:formula="of:=[.L42]-[.B42]+1" office:value-type="float" office:value="49" calcext:value-type="float">
            <text:p>49</text:p>
          </table:table-cell>
          <table:table-cell table:style-name="ce9"/>
          <table:table-cell table:style-name="ce11" table:formula="of:=IF(AND([.O$1]&gt;=[.$M42];[.O$1]&lt;=[.$L42]);[.O$1];&quot;&quot;)">
            <text:p/>
          </table:table-cell>
          <table:table-cell table:style-name="ce11" table:formula="of:=IF(AND([.P$1]&gt;=[.$M42];[.P$1]&lt;=[.$L42]);[.P$1];&quot;&quot;)">
            <text:p/>
          </table:table-cell>
          <table:table-cell table:style-name="ce11" table:formula="of:=IF(AND([.Q$1]&gt;=[.$M42];[.Q$1]&lt;=[.$L42]);[.Q$1];&quot;&quot;)">
            <text:p/>
          </table:table-cell>
          <table:table-cell table:style-name="ce11" table:formula="of:=IF(AND([.R$1]&gt;=[.$M42];[.R$1]&lt;=[.$L42]);[.R$1];&quot;&quot;)">
            <text:p/>
          </table:table-cell>
          <table:table-cell table:style-name="ce13" table:formula="of:=IF(AND([.S$1]&gt;=[.$M42];[.S$1]&lt;=[.$L42]);[.S$1];&quot;&quot;)">
            <text:p/>
          </table:table-cell>
          <table:table-cell table:style-name="ce13" table:formula="of:=IF(AND([.T$1]&gt;=[.$M42];[.T$1]&lt;=[.$L42]);[.T$1];&quot;&quot;)">
            <text:p/>
          </table:table-cell>
          <table:table-cell table:style-name="ce13" table:formula="of:=IF(AND([.U$1]&gt;=[.$M42];[.U$1]&lt;=[.$L42]);[.U$1];&quot;&quot;)">
            <text:p/>
          </table:table-cell>
          <table:table-cell table:style-name="ce13" table:formula="of:=IF(AND([.V$1]&gt;=[.$M42];[.V$1]&lt;=[.$L42]);[.V$1];&quot;&quot;)">
            <text:p/>
          </table:table-cell>
          <table:table-cell table:style-name="ce13" table:formula="of:=IF(AND([.W$1]&gt;=[.$M42];[.W$1]&lt;=[.$L42]);[.W$1];&quot;&quot;)">
            <text:p/>
          </table:table-cell>
          <table:table-cell table:style-name="ce13" table:formula="of:=IF(AND([.X$1]&gt;=[.$M42];[.X$1]&lt;=[.$L42]);[.X$1];&quot;&quot;)">
            <text:p/>
          </table:table-cell>
          <table:table-cell table:style-name="ce13" table:formula="of:=IF(AND([.Y$1]&gt;=[.$M42];[.Y$1]&lt;=[.$L42]);[.Y$1];&quot;&quot;)">
            <text:p/>
          </table:table-cell>
          <table:table-cell table:style-name="ce13" table:formula="of:=IF(AND([.Z$1]&gt;=[.$M42];[.Z$1]&lt;=[.$L42]);[.Z$1];&quot;&quot;)">
            <text:p/>
          </table:table-cell>
          <table:table-cell table:style-name="ce13" table:formula="of:=IF(AND([.AA$1]&gt;=[.$M42];[.AA$1]&lt;=[.$L42]);[.AA$1];&quot;&quot;)">
            <text:p/>
          </table:table-cell>
          <table:table-cell table:style-name="ce13" table:formula="of:=IF(AND([.AB$1]&gt;=[.$M42];[.AB$1]&lt;=[.$L42]);[.AB$1];&quot;&quot;)">
            <text:p/>
          </table:table-cell>
          <table:table-cell table:style-name="ce13" table:formula="of:=IF(AND([.AC$1]&gt;=[.$M42];[.AC$1]&lt;=[.$L42]);[.AC$1];&quot;&quot;)">
            <text:p/>
          </table:table-cell>
          <table:table-cell table:style-name="ce13" table:formula="of:=IF(AND([.AD$1]&gt;=[.$M42];[.AD$1]&lt;=[.$L42]);[.AD$1];&quot;&quot;)">
            <text:p/>
          </table:table-cell>
          <table:table-cell table:style-name="ce16" table:formula="of:=IF(AND([.AE$1]&gt;=[.$M42];[.AE$1]&lt;=[.$L42]);[.AE$1];&quot;&quot;)">
            <text:p/>
          </table:table-cell>
          <table:table-cell table:style-name="ce18" table:formula="of:=IF(AND([.AF$1]&gt;=[.$M42];[.AF$1]&lt;=[.$L42]);[.AF$1];&quot;&quot;)">
            <text:p/>
          </table:table-cell>
          <table:table-cell table:style-name="ce18" table:formula="of:=IF(AND([.AG$1]&gt;=[.$M42];[.AG$1]&lt;=[.$L42]);[.AG$1];&quot;&quot;)">
            <text:p/>
          </table:table-cell>
          <table:table-cell table:style-name="ce18" table:formula="of:=IF(AND([.AH$1]&gt;=[.$M42];[.AH$1]&lt;=[.$L42]);[.AH$1];&quot;&quot;)">
            <text:p/>
          </table:table-cell>
          <table:table-cell table:style-name="ce18" table:formula="of:=IF(AND([.AI$1]&gt;=[.$M42];[.AI$1]&lt;=[.$L42]);[.AI$1];&quot;&quot;)">
            <text:p/>
          </table:table-cell>
          <table:table-cell table:style-name="ce18" table:formula="of:=IF(AND([.AJ$1]&gt;=[.$M42];[.AJ$1]&lt;=[.$L42]);[.AJ$1];&quot;&quot;)">
            <text:p/>
          </table:table-cell>
          <table:table-cell table:style-name="ce18" table:formula="of:=IF(AND([.AK$1]&gt;=[.$M42];[.AK$1]&lt;=[.$L42]);[.AK$1];&quot;&quot;)">
            <text:p/>
          </table:table-cell>
          <table:table-cell table:style-name="ce18" table:formula="of:=IF(AND([.AL$1]&gt;=[.$M42];[.AL$1]&lt;=[.$L42]);[.AL$1];&quot;&quot;)">
            <text:p/>
          </table:table-cell>
          <table:table-cell table:style-name="ce18" table:formula="of:=IF(AND([.AM$1]&gt;=[.$M42];[.AM$1]&lt;=[.$L42]);[.AM$1];&quot;&quot;)">
            <text:p/>
          </table:table-cell>
          <table:table-cell table:style-name="ce18" table:formula="of:=IF(AND([.AN$1]&gt;=[.$M42];[.AN$1]&lt;=[.$L42]);[.AN$1];&quot;&quot;)">
            <text:p/>
          </table:table-cell>
          <table:table-cell table:style-name="ce18" table:formula="of:=IF(AND([.AO$1]&gt;=[.$M42];[.AO$1]&lt;=[.$L42]);[.AO$1];&quot;&quot;)">
            <text:p/>
          </table:table-cell>
          <table:table-cell table:style-name="ce18" table:formula="of:=IF(AND([.AP$1]&gt;=[.$M42];[.AP$1]&lt;=[.$L42]);[.AP$1];&quot;&quot;)">
            <text:p/>
          </table:table-cell>
          <table:table-cell table:style-name="ce18" table:formula="of:=IF(AND([.AQ$1]&gt;=[.$M42];[.AQ$1]&lt;=[.$L42]);[.AQ$1];&quot;&quot;)">
            <text:p/>
          </table:table-cell>
          <table:table-cell table:style-name="ce18" table:formula="of:=IF(AND([.AR$1]&gt;=[.$M42];[.AR$1]&lt;=[.$L42]);[.AR$1];&quot;&quot;)">
            <text:p/>
          </table:table-cell>
          <table:table-cell table:style-name="ce22" table:formula="of:=IF(AND([.AS$1]&gt;=[.$M42];[.AS$1]&lt;=[.$L42]);[.AS$1];&quot;&quot;)">
            <text:p/>
          </table:table-cell>
          <table:table-cell table:style-name="ce22" table:formula="of:=IF(AND([.AT$1]&gt;=[.$M42];[.AT$1]&lt;=[.$L42]);[.AT$1];&quot;&quot;)">
            <text:p/>
          </table:table-cell>
          <table:table-cell table:style-name="ce22" table:formula="of:=IF(AND([.AU$1]&gt;=[.$M42];[.AU$1]&lt;=[.$L42]);[.AU$1];&quot;&quot;)">
            <text:p/>
          </table:table-cell>
          <table:table-cell table:style-name="ce22" table:formula="of:=IF(AND([.AV$1]&gt;=[.$M42];[.AV$1]&lt;=[.$L42]);[.AV$1];&quot;&quot;)">
            <text:p/>
          </table:table-cell>
          <table:table-cell table:style-name="ce22" table:formula="of:=IF(AND([.AW$1]&gt;=[.$M42];[.AW$1]&lt;=[.$L42]);[.AW$1];&quot;&quot;)">
            <text:p/>
          </table:table-cell>
          <table:table-cell table:style-name="ce22" table:formula="of:=IF(AND([.AX$1]&gt;=[.$M42];[.AX$1]&lt;=[.$L42]);[.AX$1];&quot;&quot;)">
            <text:p/>
          </table:table-cell>
          <table:table-cell table:style-name="ce22" table:formula="of:=IF(AND([.AY$1]&gt;=[.$M42];[.AY$1]&lt;=[.$L42]);[.AY$1];&quot;&quot;)">
            <text:p/>
          </table:table-cell>
          <table:table-cell table:style-name="ce22" table:formula="of:=IF(AND([.AZ$1]&gt;=[.$M42];[.AZ$1]&lt;=[.$L42]);[.AZ$1];&quot;&quot;)">
            <text:p/>
          </table:table-cell>
          <table:table-cell table:style-name="ce22" table:formula="of:=IF(AND([.BA$1]&gt;=[.$M42];[.BA$1]&lt;=[.$L42]);[.BA$1];&quot;&quot;)">
            <text:p/>
          </table:table-cell>
          <table:table-cell table:style-name="ce22" table:formula="of:=IF(AND([.BB$1]&gt;=[.$M42];[.BB$1]&lt;=[.$L42]);[.BB$1];&quot;&quot;)">
            <text:p/>
          </table:table-cell>
          <table:table-cell table:style-name="ce22" table:formula="of:=IF(AND([.BC$1]&gt;=[.$M42];[.BC$1]&lt;=[.$L42]);[.BC$1];&quot;&quot;)">
            <text:p/>
          </table:table-cell>
          <table:table-cell table:style-name="ce22" table:formula="of:=IF(AND([.BD$1]&gt;=[.$M42];[.BD$1]&lt;=[.$L42]);[.BD$1];&quot;&quot;)">
            <text:p/>
          </table:table-cell>
          <table:table-cell table:style-name="ce22" table:formula="of:=IF(AND([.BE$1]&gt;=[.$M42];[.BE$1]&lt;=[.$L42]);[.BE$1];&quot;&quot;)">
            <text:p/>
          </table:table-cell>
          <table:table-cell table:style-name="ce22" table:formula="of:=IF(AND([.BF$1]&gt;=[.$M42];[.BF$1]&lt;=[.$L42]);[.BF$1];&quot;&quot;)">
            <text:p/>
          </table:table-cell>
          <table:table-cell table:style-name="ce22" table:formula="of:=IF(AND([.BG$1]&gt;=[.$M42];[.BG$1]&lt;=[.$L42]);[.BG$1];&quot;&quot;)">
            <text:p/>
          </table:table-cell>
          <table:table-cell table:style-name="ce22" table:formula="of:=IF(AND([.BH$1]&gt;=[.$M42];[.BH$1]&lt;=[.$L42]);[.BH$1];&quot;&quot;)">
            <text:p/>
          </table:table-cell>
          <table:table-cell table:style-name="ce22" table:formula="of:=IF(AND([.BI$1]&gt;=[.$M42];[.BI$1]&lt;=[.$L42]);[.BI$1];&quot;&quot;)">
            <text:p/>
          </table:table-cell>
          <table:table-cell table:style-name="ce22" table:formula="of:=IF(AND([.BJ$1]&gt;=[.$M42];[.BJ$1]&lt;=[.$L42]);[.BJ$1];&quot;&quot;)">
            <text:p/>
          </table:table-cell>
          <table:table-cell table:style-name="ce22" table:formula="of:=IF(AND([.BK$1]&gt;=[.$M42];[.BK$1]&lt;=[.$L42]);[.BK$1];&quot;&quot;)" office:value-type="float" office:value="49" calcext:value-type="float">
            <text:p>49</text:p>
          </table:table-cell>
          <table:table-cell table:style-name="ce22" table:formula="of:=IF(AND([.BL$1]&gt;=[.$M42];[.BL$1]&lt;=[.$L42]);[.BL$1];&quot;&quot;)" office:value-type="float" office:value="50" calcext:value-type="float">
            <text:p>50</text:p>
          </table:table-cell>
          <table:table-cell table:style-name="ce50" table:formula="of:=IF(AND([.BM$1]&gt;=[.$M42];[.BM$1]&lt;=[.$L42]);[.BM$1];&quot;&quot;)">
            <text:p/>
          </table:table-cell>
          <table:table-cell table:style-name="ce50" table:formula="of:=IF(AND([.BN$1]&gt;=[.$M42];[.BN$1]&lt;=[.$L42]);[.BN$1];&quot;&quot;)">
            <text:p/>
          </table:table-cell>
          <table:table-cell table:style-name="ce50" table:formula="of:=IF(AND([.BO$1]&gt;=[.$M42];[.BO$1]&lt;=[.$L42]);[.BO$1];&quot;&quot;)">
            <text:p/>
          </table:table-cell>
          <table:table-cell table:style-name="ce52" table:formula="of:=IF(AND([.BP$1]&gt;=[.$M42];[.BP$1]&lt;=[.$L42]);[.BP$1];&quot;&quot;)">
            <text:p/>
          </table:table-cell>
          <table:table-cell table:style-name="ce54" table:formula="of:=IF(AND([.BQ$1]&gt;=[.$M42];[.BQ$1]&lt;=[.$L42]);[.BQ$1];&quot;&quot;)">
            <text:p/>
          </table:table-cell>
          <table:table-cell table:style-name="ce54" table:formula="of:=IF(AND([.BR$1]&gt;=[.$M42];[.BR$1]&lt;=[.$L42]);[.BR$1];&quot;&quot;)">
            <text:p/>
          </table:table-cell>
          <table:table-cell table:style-name="ce54" table:formula="of:=IF(AND([.BS$1]&gt;=[.$M42];[.BS$1]&lt;=[.$L42]);[.BS$1];&quot;&quot;)">
            <text:p/>
          </table:table-cell>
          <table:table-cell table:style-name="ce56" table:formula="of:=IF(AND([.BT$1]&gt;=[.$M42];[.BT$1]&lt;=[.$L42]);[.BT$1];&quot;&quot;)">
            <text:p/>
          </table:table-cell>
          <table:table-cell table:style-name="ce58" table:formula="of:=IF(AND([.BU$1]&gt;=[.$M42];[.BU$1]&lt;=[.$L42]);[.BU$1];&quot;&quot;)">
            <text:p/>
          </table:table-cell>
          <table:table-cell table:style-name="ce60" table:formula="of:=IF(AND([.BV$1]&gt;=[.$M42];[.BV$1]&lt;=[.$L42]);[.BV$1];&quot;&quot;)">
            <text:p/>
          </table:table-cell>
          <table:table-cell table:style-name="ce60" table:formula="of:=IF(AND([.BW$1]&gt;=[.$M42];[.BW$1]&lt;=[.$L42]);[.BW$1];&quot;&quot;)">
            <text:p/>
          </table:table-cell>
          <table:table-cell table:style-name="ce62" table:formula="of:=IF(AND([.BX$1]&gt;=[.$M42];[.BX$1]&lt;=[.$L42]);[.BX$1];&quot;&quot;)">
            <text:p/>
          </table:table-cell>
          <table:table-cell table:style-name="ce62" table:formula="of:=IF(AND([.BY$1]&gt;=[.$M42];[.BY$1]&lt;=[.$L42]);[.BY$1];&quot;&quot;)">
            <text:p/>
          </table:table-cell>
          <table:table-cell table:style-name="ce64" table:formula="of:=IF(AND([.BZ$1]&gt;=[.$M42];[.BZ$1]&lt;=[.$L42]);[.BZ$1];&quot;&quot;)">
            <text:p/>
          </table:table-cell>
          <table:table-cell table:style-name="ce66" table:formula="of:=IF(AND([.CA$1]&gt;=[.$M42];[.CA$1]&lt;=[.$L42]);[.CA$1];&quot;&quot;)">
            <text:p/>
          </table:table-cell>
          <table:table-cell table:style-name="ce68" table:formula="of:=IF(AND([.CB$1]&gt;=[.$M42];[.CB$1]&lt;=[.$L42]);[.CB$1];&quot;&quot;)">
            <text:p/>
          </table:table-cell>
          <table:table-cell table:style-name="ce68" table:formula="of:=IF(AND([.CC$1]&gt;=[.$M42];[.CC$1]&lt;=[.$L42]);[.CC$1];&quot;&quot;)">
            <text:p/>
          </table:table-cell>
          <table:table-cell table:style-name="ce68" table:formula="of:=IF(AND([.CD$1]&gt;=[.$M42];[.CD$1]&lt;=[.$L42]);[.CD$1];&quot;&quot;)">
            <text:p/>
          </table:table-cell>
          <table:table-cell table:style-name="ce68" table:formula="of:=IF(AND([.CE$1]&gt;=[.$M42];[.CE$1]&lt;=[.$L42]);[.CE$1];&quot;&quot;)">
            <text:p/>
          </table:table-cell>
          <table:table-cell table:style-name="ce68" table:formula="of:=IF(AND([.CF$1]&gt;=[.$M42];[.CF$1]&lt;=[.$L42]);[.CF$1];&quot;&quot;)">
            <text:p/>
          </table:table-cell>
          <table:table-cell table:style-name="ce68" table:formula="of:=IF(AND([.CG$1]&gt;=[.$M42];[.CG$1]&lt;=[.$L42]);[.CG$1];&quot;&quot;)">
            <text:p/>
          </table:table-cell>
          <table:table-cell table:style-name="ce70" table:formula="of:=IF(AND([.CH$1]&gt;=[.$M42];[.CH$1]&lt;=[.$L42]);[.CH$1];&quot;&quot;)">
            <text:p/>
          </table:table-cell>
          <table:table-cell table:style-name="ce70" table:formula="of:=IF(AND([.CI$1]&gt;=[.$M42];[.CI$1]&lt;=[.$L42]);[.CI$1];&quot;&quot;)">
            <text:p/>
          </table:table-cell>
          <table:table-cell table:style-name="ce70" table:formula="of:=IF(AND([.CJ$1]&gt;=[.$M42];[.CJ$1]&lt;=[.$L42]);[.CJ$1];&quot;&quot;)">
            <text:p/>
          </table:table-cell>
          <table:table-cell table:style-name="ce72" table:formula="of:=IF(AND([.CK$1]&gt;=[.$M42];[.CK$1]&lt;=[.$L42]);[.CK$1];&quot;&quot;)">
            <text:p/>
          </table:table-cell>
          <table:table-cell table:style-name="ce74" table:formula="of:=IF(AND([.CL$1]&gt;=[.$M42];[.CL$1]&lt;=[.$L42]);[.CL$1];&quot;&quot;)">
            <text:p/>
          </table:table-cell>
          <table:table-cell table:style-name="ce74" table:formula="of:=IF(AND([.CM$1]&gt;=[.$M42];[.CM$1]&lt;=[.$L42]);[.CM$1];&quot;&quot;)">
            <text:p/>
          </table:table-cell>
          <table:table-cell table:style-name="ce76" table:formula="of:=IF(AND([.CN$1]&gt;=[.$M42];[.CN$1]&lt;=[.$L42]);[.CN$1];&quot;&quot;)">
            <text:p/>
          </table:table-cell>
          <table:table-cell table:style-name="ce76" table:formula="of:=IF(AND([.CO$1]&gt;=[.$M42];[.CO$1]&lt;=[.$L42]);[.CO$1];&quot;&quot;)">
            <text:p/>
          </table:table-cell>
          <table:table-cell table:style-name="ce79" table:formula="of:=IF(AND([.CP$1]&gt;=[.$M42];[.CP$1]&lt;=[.$L42]);[.CP$1];&quot;&quot;)">
            <text:p/>
          </table:table-cell>
          <table:table-cell table:style-name="ce82" table:formula="of:=IF(AND([.CQ$1]&gt;=[.$M42];[.CQ$1]&lt;=[.$L42]);[.CQ$1];&quot;&quot;)">
            <text:p/>
          </table:table-cell>
          <table:table-cell table:style-name="ce82" table:formula="of:=IF(AND([.CR$1]&gt;=[.$M42];[.CR$1]&lt;=[.$L42]);[.CR$1];&quot;&quot;)">
            <text:p/>
          </table:table-cell>
          <table:table-cell table:style-name="ce82" table:formula="of:=IF(AND([.CS$1]&gt;=[.$M42];[.CS$1]&lt;=[.$L42]);[.CS$1];&quot;&quot;)">
            <text:p/>
          </table:table-cell>
          <table:table-cell table:style-name="ce82" table:formula="of:=IF(AND([.CT$1]&gt;=[.$M42];[.CT$1]&lt;=[.$L42]);[.CT$1];&quot;&quot;)">
            <text:p/>
          </table:table-cell>
          <table:table-cell table:style-name="ce82" table:formula="of:=IF(AND([.CU$1]&gt;=[.$M42];[.CU$1]&lt;=[.$L42]);[.CU$1];&quot;&quot;)">
            <text:p/>
          </table:table-cell>
          <table:table-cell table:style-name="ce82" table:formula="of:=IF(AND([.CV$1]&gt;=[.$M42];[.CV$1]&lt;=[.$L42]);[.CV$1];&quot;&quot;)">
            <text:p/>
          </table:table-cell>
          <table:table-cell table:style-name="ce82" table:formula="of:=IF(AND([.CW$1]&gt;=[.$M42];[.CW$1]&lt;=[.$L42]);[.CW$1];&quot;&quot;)">
            <text:p/>
          </table:table-cell>
          <table:table-cell table:style-name="ce82" table:formula="of:=IF(AND([.CX$1]&gt;=[.$M42];[.CX$1]&lt;=[.$L42]);[.CX$1];&quot;&quot;)">
            <text:p/>
          </table:table-cell>
          <table:table-cell table:style-name="ce82" table:formula="of:=IF(AND([.CY$1]&gt;=[.$M42];[.CY$1]&lt;=[.$L42]);[.CY$1];&quot;&quot;)">
            <text:p/>
          </table:table-cell>
          <table:table-cell table:style-name="ce82" table:formula="of:=IF(AND([.CZ$1]&gt;=[.$M42];[.CZ$1]&lt;=[.$L42]);[.CZ$1];&quot;&quot;)">
            <text:p/>
          </table:table-cell>
          <table:table-cell table:style-name="ce82" table:formula="of:=IF(AND([.DA$1]&gt;=[.$M42];[.DA$1]&lt;=[.$L42]);[.DA$1];&quot;&quot;)">
            <text:p/>
          </table:table-cell>
          <table:table-cell table:style-name="ce82" table:formula="of:=IF(AND([.DB$1]&gt;=[.$M42];[.DB$1]&lt;=[.$L42]);[.DB$1];&quot;&quot;)">
            <text:p/>
          </table:table-cell>
          <table:table-cell table:style-name="ce82" table:formula="of:=IF(AND([.DC$1]&gt;=[.$M42];[.DC$1]&lt;=[.$L42]);[.DC$1];&quot;&quot;)">
            <text:p/>
          </table:table-cell>
          <table:table-cell table:style-name="ce82" table:formula="of:=IF(AND([.DD$1]&gt;=[.$M42];[.DD$1]&lt;=[.$L42]);[.DD$1];&quot;&quot;)">
            <text:p/>
          </table:table-cell>
          <table:table-cell table:style-name="ce82" table:formula="of:=IF(AND([.DE$1]&gt;=[.$M42];[.DE$1]&lt;=[.$L42]);[.DE$1];&quot;&quot;)">
            <text:p/>
          </table:table-cell>
          <table:table-cell table:style-name="ce82" table:formula="of:=IF(AND([.DF$1]&gt;=[.$M42];[.DF$1]&lt;=[.$L42]);[.DF$1];&quot;&quot;)">
            <text:p/>
          </table:table-cell>
          <table:table-cell table:style-name="ce82" table:formula="of:=IF(AND([.DG$1]&gt;=[.$M42];[.DG$1]&lt;=[.$L42]);[.DG$1];&quot;&quot;)">
            <text:p/>
          </table:table-cell>
          <table:table-cell table:style-name="ce82" table:formula="of:=IF(AND([.DH$1]&gt;=[.$M42];[.DH$1]&lt;=[.$L42]);[.DH$1];&quot;&quot;)">
            <text:p/>
          </table:table-cell>
          <table:table-cell table:style-name="ce82" table:formula="of:=IF(AND([.DI$1]&gt;=[.$M42];[.DI$1]&lt;=[.$L42]);[.DI$1];&quot;&quot;)">
            <text:p/>
          </table:table-cell>
          <table:table-cell table:style-name="ce82" table:formula="of:=IF(AND([.DJ$1]&gt;=[.$M42];[.DJ$1]&lt;=[.$L42]);[.DJ$1];&quot;&quot;)">
            <text:p/>
          </table:table-cell>
          <table:table-cell table:style-name="ce82" table:formula="of:=IF(AND([.DK$1]&gt;=[.$M42];[.DK$1]&lt;=[.$L42]);[.DK$1];&quot;&quot;)">
            <text:p/>
          </table:table-cell>
          <table:table-cell table:style-name="ce82" table:formula="of:=IF(AND([.DL$1]&gt;=[.$M42];[.DL$1]&lt;=[.$L42]);[.DL$1];&quot;&quot;)">
            <text:p/>
          </table:table-cell>
          <table:table-cell table:style-name="ce82" table:formula="of:=IF(AND([.DM$1]&gt;=[.$M42];[.DM$1]&lt;=[.$L42]);[.DM$1];&quot;&quot;)">
            <text:p/>
          </table:table-cell>
          <table:table-cell table:style-name="ce82" table:formula="of:=IF(AND([.DN$1]&gt;=[.$M42];[.DN$1]&lt;=[.$L42]);[.DN$1];&quot;&quot;)">
            <text:p/>
          </table:table-cell>
          <table:table-cell table:style-name="ce82" table:formula="of:=IF(AND([.DO$1]&gt;=[.$M42];[.DO$1]&lt;=[.$L42]);[.DO$1];&quot;&quot;)">
            <text:p/>
          </table:table-cell>
          <table:table-cell table:style-name="ce82" table:formula="of:=IF(AND([.DP$1]&gt;=[.$M42];[.DP$1]&lt;=[.$L42]);[.DP$1];&quot;&quot;)">
            <text:p/>
          </table:table-cell>
          <table:table-cell table:style-name="ce82" table:formula="of:=IF(AND([.DQ$1]&gt;=[.$M42];[.DQ$1]&lt;=[.$L42]);[.DQ$1];&quot;&quot;)">
            <text:p/>
          </table:table-cell>
          <table:table-cell table:style-name="ce82" table:formula="of:=IF(AND([.DR$1]&gt;=[.$M42];[.DR$1]&lt;=[.$L42]);[.DR$1];&quot;&quot;)">
            <text:p/>
          </table:table-cell>
          <table:table-cell table:style-name="ce82" table:formula="of:=IF(AND([.DS$1]&gt;=[.$M42];[.DS$1]&lt;=[.$L42]);[.DS$1];&quot;&quot;)">
            <text:p/>
          </table:table-cell>
          <table:table-cell table:style-name="ce82" table:formula="of:=IF(AND([.DT$1]&gt;=[.$M42];[.DT$1]&lt;=[.$L42]);[.DT$1];&quot;&quot;)">
            <text:p/>
          </table:table-cell>
          <table:table-cell table:style-name="ce82" table:formula="of:=IF(AND([.DU$1]&gt;=[.$M42];[.DU$1]&lt;=[.$L42]);[.DU$1];&quot;&quot;)">
            <text:p/>
          </table:table-cell>
          <table:table-cell table:style-name="ce84" table:formula="of:=IF(AND([.DV$1]&gt;=[.$M42];[.DV$1]&lt;=[.$L42]);[.DV$1];&quot;&quot;)">
            <text:p/>
          </table:table-cell>
          <table:table-cell table:style-name="ce84" table:formula="of:=IF(AND([.DW$1]&gt;=[.$M42];[.DW$1]&lt;=[.$L42]);[.DW$1];&quot;&quot;)">
            <text:p/>
          </table:table-cell>
          <table:table-cell table:style-name="ce84" table:formula="of:=IF(AND([.DX$1]&gt;=[.$M42];[.DX$1]&lt;=[.$L42]);[.DX$1];&quot;&quot;)">
            <text:p/>
          </table:table-cell>
          <table:table-cell table:style-name="ce84" table:formula="of:=IF(AND([.DY$1]&gt;=[.$M42];[.DY$1]&lt;=[.$L42]);[.DY$1];&quot;&quot;)">
            <text:p/>
          </table:table-cell>
          <table:table-cell table:style-name="ce84" table:formula="of:=IF(AND([.DZ$1]&gt;=[.$M42];[.DZ$1]&lt;=[.$L42]);[.DZ$1];&quot;&quot;)">
            <text:p/>
          </table:table-cell>
          <table:table-cell table:style-name="ce84" table:formula="of:=IF(AND([.EA$1]&gt;=[.$M42];[.EA$1]&lt;=[.$L42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6" table:formula="of:=VLOOKUP([.C43];[.$A:.$L];12;0)" office:value-type="float" office:value="54" calcext:value-type="float">
            <text:p>54</text:p>
          </table:table-cell>
          <table:table-cell table:style-name="ce6" table:formula="of:=VLOOKUP([.D43];[.$A:.$L];12;0)" office:value-type="float" office:value="58" calcext:value-type="float">
            <text:p>58</text:p>
          </table:table-cell>
          <table:table-cell table:style-name="ce6" table:formula="of:=VLOOKUP([.E43];[.$A:.$L];12;0)" office:value-type="float" office:value="0" calcext:value-type="float">
            <text:p>0</text:p>
          </table:table-cell>
          <table:table-cell table:style-name="ce6" table:formula="of:=VLOOKUP([.F43];[.$A:.$L];12;0)" office:value-type="float" office:value="0" calcext:value-type="float">
            <text:p>0</text:p>
          </table:table-cell>
          <table:table-cell table:style-name="ce7" table:formula="of:=MAX([.H43:.K43])+[.B43]+[.N43]" office:value-type="float" office:value="65" calcext:value-type="float">
            <text:p>65</text:p>
          </table:table-cell>
          <table:table-cell table:style-name="ce8" table:formula="of:=[.L43]-[.B43]+1" office:value-type="float" office:value="59" calcext:value-type="float">
            <text:p>59</text:p>
          </table:table-cell>
          <table:table-cell table:style-name="ce9"/>
          <table:table-cell table:style-name="ce11" table:formula="of:=IF(AND([.O$1]&gt;=[.$M43];[.O$1]&lt;=[.$L43]);[.O$1];&quot;&quot;)">
            <text:p/>
          </table:table-cell>
          <table:table-cell table:style-name="ce11" table:formula="of:=IF(AND([.P$1]&gt;=[.$M43];[.P$1]&lt;=[.$L43]);[.P$1];&quot;&quot;)">
            <text:p/>
          </table:table-cell>
          <table:table-cell table:style-name="ce11" table:formula="of:=IF(AND([.Q$1]&gt;=[.$M43];[.Q$1]&lt;=[.$L43]);[.Q$1];&quot;&quot;)">
            <text:p/>
          </table:table-cell>
          <table:table-cell table:style-name="ce11" table:formula="of:=IF(AND([.R$1]&gt;=[.$M43];[.R$1]&lt;=[.$L43]);[.R$1];&quot;&quot;)">
            <text:p/>
          </table:table-cell>
          <table:table-cell table:style-name="ce13" table:formula="of:=IF(AND([.S$1]&gt;=[.$M43];[.S$1]&lt;=[.$L43]);[.S$1];&quot;&quot;)">
            <text:p/>
          </table:table-cell>
          <table:table-cell table:style-name="ce13" table:formula="of:=IF(AND([.T$1]&gt;=[.$M43];[.T$1]&lt;=[.$L43]);[.T$1];&quot;&quot;)">
            <text:p/>
          </table:table-cell>
          <table:table-cell table:style-name="ce13" table:formula="of:=IF(AND([.U$1]&gt;=[.$M43];[.U$1]&lt;=[.$L43]);[.U$1];&quot;&quot;)">
            <text:p/>
          </table:table-cell>
          <table:table-cell table:style-name="ce13" table:formula="of:=IF(AND([.V$1]&gt;=[.$M43];[.V$1]&lt;=[.$L43]);[.V$1];&quot;&quot;)">
            <text:p/>
          </table:table-cell>
          <table:table-cell table:style-name="ce13" table:formula="of:=IF(AND([.W$1]&gt;=[.$M43];[.W$1]&lt;=[.$L43]);[.W$1];&quot;&quot;)">
            <text:p/>
          </table:table-cell>
          <table:table-cell table:style-name="ce13" table:formula="of:=IF(AND([.X$1]&gt;=[.$M43];[.X$1]&lt;=[.$L43]);[.X$1];&quot;&quot;)">
            <text:p/>
          </table:table-cell>
          <table:table-cell table:style-name="ce13" table:formula="of:=IF(AND([.Y$1]&gt;=[.$M43];[.Y$1]&lt;=[.$L43]);[.Y$1];&quot;&quot;)">
            <text:p/>
          </table:table-cell>
          <table:table-cell table:style-name="ce13" table:formula="of:=IF(AND([.Z$1]&gt;=[.$M43];[.Z$1]&lt;=[.$L43]);[.Z$1];&quot;&quot;)">
            <text:p/>
          </table:table-cell>
          <table:table-cell table:style-name="ce13" table:formula="of:=IF(AND([.AA$1]&gt;=[.$M43];[.AA$1]&lt;=[.$L43]);[.AA$1];&quot;&quot;)">
            <text:p/>
          </table:table-cell>
          <table:table-cell table:style-name="ce13" table:formula="of:=IF(AND([.AB$1]&gt;=[.$M43];[.AB$1]&lt;=[.$L43]);[.AB$1];&quot;&quot;)">
            <text:p/>
          </table:table-cell>
          <table:table-cell table:style-name="ce13" table:formula="of:=IF(AND([.AC$1]&gt;=[.$M43];[.AC$1]&lt;=[.$L43]);[.AC$1];&quot;&quot;)">
            <text:p/>
          </table:table-cell>
          <table:table-cell table:style-name="ce13" table:formula="of:=IF(AND([.AD$1]&gt;=[.$M43];[.AD$1]&lt;=[.$L43]);[.AD$1];&quot;&quot;)">
            <text:p/>
          </table:table-cell>
          <table:table-cell table:style-name="ce16" table:formula="of:=IF(AND([.AE$1]&gt;=[.$M43];[.AE$1]&lt;=[.$L43]);[.AE$1];&quot;&quot;)">
            <text:p/>
          </table:table-cell>
          <table:table-cell table:style-name="ce18" table:formula="of:=IF(AND([.AF$1]&gt;=[.$M43];[.AF$1]&lt;=[.$L43]);[.AF$1];&quot;&quot;)">
            <text:p/>
          </table:table-cell>
          <table:table-cell table:style-name="ce18" table:formula="of:=IF(AND([.AG$1]&gt;=[.$M43];[.AG$1]&lt;=[.$L43]);[.AG$1];&quot;&quot;)">
            <text:p/>
          </table:table-cell>
          <table:table-cell table:style-name="ce18" table:formula="of:=IF(AND([.AH$1]&gt;=[.$M43];[.AH$1]&lt;=[.$L43]);[.AH$1];&quot;&quot;)">
            <text:p/>
          </table:table-cell>
          <table:table-cell table:style-name="ce18" table:formula="of:=IF(AND([.AI$1]&gt;=[.$M43];[.AI$1]&lt;=[.$L43]);[.AI$1];&quot;&quot;)">
            <text:p/>
          </table:table-cell>
          <table:table-cell table:style-name="ce18" table:formula="of:=IF(AND([.AJ$1]&gt;=[.$M43];[.AJ$1]&lt;=[.$L43]);[.AJ$1];&quot;&quot;)">
            <text:p/>
          </table:table-cell>
          <table:table-cell table:style-name="ce18" table:formula="of:=IF(AND([.AK$1]&gt;=[.$M43];[.AK$1]&lt;=[.$L43]);[.AK$1];&quot;&quot;)">
            <text:p/>
          </table:table-cell>
          <table:table-cell table:style-name="ce18" table:formula="of:=IF(AND([.AL$1]&gt;=[.$M43];[.AL$1]&lt;=[.$L43]);[.AL$1];&quot;&quot;)">
            <text:p/>
          </table:table-cell>
          <table:table-cell table:style-name="ce18" table:formula="of:=IF(AND([.AM$1]&gt;=[.$M43];[.AM$1]&lt;=[.$L43]);[.AM$1];&quot;&quot;)">
            <text:p/>
          </table:table-cell>
          <table:table-cell table:style-name="ce18" table:formula="of:=IF(AND([.AN$1]&gt;=[.$M43];[.AN$1]&lt;=[.$L43]);[.AN$1];&quot;&quot;)">
            <text:p/>
          </table:table-cell>
          <table:table-cell table:style-name="ce18" table:formula="of:=IF(AND([.AO$1]&gt;=[.$M43];[.AO$1]&lt;=[.$L43]);[.AO$1];&quot;&quot;)">
            <text:p/>
          </table:table-cell>
          <table:table-cell table:style-name="ce18" table:formula="of:=IF(AND([.AP$1]&gt;=[.$M43];[.AP$1]&lt;=[.$L43]);[.AP$1];&quot;&quot;)">
            <text:p/>
          </table:table-cell>
          <table:table-cell table:style-name="ce18" table:formula="of:=IF(AND([.AQ$1]&gt;=[.$M43];[.AQ$1]&lt;=[.$L43]);[.AQ$1];&quot;&quot;)">
            <text:p/>
          </table:table-cell>
          <table:table-cell table:style-name="ce18" table:formula="of:=IF(AND([.AR$1]&gt;=[.$M43];[.AR$1]&lt;=[.$L43]);[.AR$1];&quot;&quot;)">
            <text:p/>
          </table:table-cell>
          <table:table-cell table:style-name="ce20" table:formula="of:=IF(AND([.AS$1]&gt;=[.$M43];[.AS$1]&lt;=[.$L43]);[.AS$1];&quot;&quot;)">
            <text:p/>
          </table:table-cell>
          <table:table-cell table:style-name="ce24" table:formula="of:=IF(AND([.AT$1]&gt;=[.$M43];[.AT$1]&lt;=[.$L43]);[.AT$1];&quot;&quot;)">
            <text:p/>
          </table:table-cell>
          <table:table-cell table:style-name="ce26" table:formula="of:=IF(AND([.AU$1]&gt;=[.$M43];[.AU$1]&lt;=[.$L43]);[.AU$1];&quot;&quot;)">
            <text:p/>
          </table:table-cell>
          <table:table-cell table:style-name="ce26" table:formula="of:=IF(AND([.AV$1]&gt;=[.$M43];[.AV$1]&lt;=[.$L43]);[.AV$1];&quot;&quot;)">
            <text:p/>
          </table:table-cell>
          <table:table-cell table:style-name="ce28" table:formula="of:=IF(AND([.AW$1]&gt;=[.$M43];[.AW$1]&lt;=[.$L43]);[.AW$1];&quot;&quot;)">
            <text:p/>
          </table:table-cell>
          <table:table-cell table:style-name="ce30" table:formula="of:=IF(AND([.AX$1]&gt;=[.$M43];[.AX$1]&lt;=[.$L43]);[.AX$1];&quot;&quot;)">
            <text:p/>
          </table:table-cell>
          <table:table-cell table:style-name="ce32" table:formula="of:=IF(AND([.AY$1]&gt;=[.$M43];[.AY$1]&lt;=[.$L43]);[.AY$1];&quot;&quot;)">
            <text:p/>
          </table:table-cell>
          <table:table-cell table:style-name="ce34" table:formula="of:=IF(AND([.AZ$1]&gt;=[.$M43];[.AZ$1]&lt;=[.$L43]);[.AZ$1];&quot;&quot;)">
            <text:p/>
          </table:table-cell>
          <table:table-cell table:style-name="ce36" table:formula="of:=IF(AND([.BA$1]&gt;=[.$M43];[.BA$1]&lt;=[.$L43]);[.BA$1];&quot;&quot;)">
            <text:p/>
          </table:table-cell>
          <table:table-cell table:style-name="ce36" table:formula="of:=IF(AND([.BB$1]&gt;=[.$M43];[.BB$1]&lt;=[.$L43]);[.BB$1];&quot;&quot;)">
            <text:p/>
          </table:table-cell>
          <table:table-cell table:style-name="ce38" table:formula="of:=IF(AND([.BC$1]&gt;=[.$M43];[.BC$1]&lt;=[.$L43]);[.BC$1];&quot;&quot;)">
            <text:p/>
          </table:table-cell>
          <table:table-cell table:style-name="ce38" table:formula="of:=IF(AND([.BD$1]&gt;=[.$M43];[.BD$1]&lt;=[.$L43]);[.BD$1];&quot;&quot;)">
            <text:p/>
          </table:table-cell>
          <table:table-cell table:style-name="ce40" table:formula="of:=IF(AND([.BE$1]&gt;=[.$M43];[.BE$1]&lt;=[.$L43]);[.BE$1];&quot;&quot;)">
            <text:p/>
          </table:table-cell>
          <table:table-cell table:style-name="ce42" table:formula="of:=IF(AND([.BF$1]&gt;=[.$M43];[.BF$1]&lt;=[.$L43]);[.BF$1];&quot;&quot;)">
            <text:p/>
          </table:table-cell>
          <table:table-cell table:style-name="ce44" table:formula="of:=IF(AND([.BG$1]&gt;=[.$M43];[.BG$1]&lt;=[.$L43]);[.BG$1];&quot;&quot;)">
            <text:p/>
          </table:table-cell>
          <table:table-cell table:style-name="ce44" table:formula="of:=IF(AND([.BH$1]&gt;=[.$M43];[.BH$1]&lt;=[.$L43]);[.BH$1];&quot;&quot;)">
            <text:p/>
          </table:table-cell>
          <table:table-cell table:style-name="ce44" table:formula="of:=IF(AND([.BI$1]&gt;=[.$M43];[.BI$1]&lt;=[.$L43]);[.BI$1];&quot;&quot;)">
            <text:p/>
          </table:table-cell>
          <table:table-cell table:style-name="ce46" table:formula="of:=IF(AND([.BJ$1]&gt;=[.$M43];[.BJ$1]&lt;=[.$L43]);[.BJ$1];&quot;&quot;)">
            <text:p/>
          </table:table-cell>
          <table:table-cell table:style-name="ce48" table:formula="of:=IF(AND([.BK$1]&gt;=[.$M43];[.BK$1]&lt;=[.$L43]);[.BK$1];&quot;&quot;)">
            <text:p/>
          </table:table-cell>
          <table:table-cell table:style-name="ce48" table:formula="of:=IF(AND([.BL$1]&gt;=[.$M43];[.BL$1]&lt;=[.$L43]);[.BL$1];&quot;&quot;)">
            <text:p/>
          </table:table-cell>
          <table:table-cell table:style-name="ce50" table:formula="of:=IF(AND([.BM$1]&gt;=[.$M43];[.BM$1]&lt;=[.$L43]);[.BM$1];&quot;&quot;)">
            <text:p/>
          </table:table-cell>
          <table:table-cell table:style-name="ce50" table:formula="of:=IF(AND([.BN$1]&gt;=[.$M43];[.BN$1]&lt;=[.$L43]);[.BN$1];&quot;&quot;)">
            <text:p/>
          </table:table-cell>
          <table:table-cell table:style-name="ce50" table:formula="of:=IF(AND([.BO$1]&gt;=[.$M43];[.BO$1]&lt;=[.$L43]);[.BO$1];&quot;&quot;)">
            <text:p/>
          </table:table-cell>
          <table:table-cell table:style-name="ce52" table:formula="of:=IF(AND([.BP$1]&gt;=[.$M43];[.BP$1]&lt;=[.$L43]);[.BP$1];&quot;&quot;)">
            <text:p/>
          </table:table-cell>
          <table:table-cell table:style-name="ce54" table:formula="of:=IF(AND([.BQ$1]&gt;=[.$M43];[.BQ$1]&lt;=[.$L43]);[.BQ$1];&quot;&quot;)">
            <text:p/>
          </table:table-cell>
          <table:table-cell table:style-name="ce54" table:formula="of:=IF(AND([.BR$1]&gt;=[.$M43];[.BR$1]&lt;=[.$L43]);[.BR$1];&quot;&quot;)">
            <text:p/>
          </table:table-cell>
          <table:table-cell table:style-name="ce54" table:formula="of:=IF(AND([.BS$1]&gt;=[.$M43];[.BS$1]&lt;=[.$L43]);[.BS$1];&quot;&quot;)">
            <text:p/>
          </table:table-cell>
          <table:table-cell table:style-name="ce56" table:formula="of:=IF(AND([.BT$1]&gt;=[.$M43];[.BT$1]&lt;=[.$L43]);[.BT$1];&quot;&quot;)">
            <text:p/>
          </table:table-cell>
          <table:table-cell table:style-name="ce21" table:formula="of:=IF(AND([.BU$1]&gt;=[.$M43];[.BU$1]&lt;=[.$L43]);[.BU$1];&quot;&quot;)" office:value-type="float" office:value="59" calcext:value-type="float">
            <text:p>59</text:p>
          </table:table-cell>
          <table:table-cell table:style-name="ce21" table:formula="of:=IF(AND([.BV$1]&gt;=[.$M43];[.BV$1]&lt;=[.$L43]);[.BV$1];&quot;&quot;)" office:value-type="float" office:value="60" calcext:value-type="float">
            <text:p>60</text:p>
          </table:table-cell>
          <table:table-cell table:style-name="ce21" table:formula="of:=IF(AND([.BW$1]&gt;=[.$M43];[.BW$1]&lt;=[.$L43]);[.BW$1];&quot;&quot;)" office:value-type="float" office:value="61" calcext:value-type="float">
            <text:p>61</text:p>
          </table:table-cell>
          <table:table-cell table:style-name="ce21" table:formula="of:=IF(AND([.BX$1]&gt;=[.$M43];[.BX$1]&lt;=[.$L43]);[.BX$1];&quot;&quot;)" office:value-type="float" office:value="62" calcext:value-type="float">
            <text:p>62</text:p>
          </table:table-cell>
          <table:table-cell table:style-name="ce21" table:formula="of:=IF(AND([.BY$1]&gt;=[.$M43];[.BY$1]&lt;=[.$L43]);[.BY$1];&quot;&quot;)" office:value-type="float" office:value="63" calcext:value-type="float">
            <text:p>63</text:p>
          </table:table-cell>
          <table:table-cell table:style-name="ce21" table:formula="of:=IF(AND([.BZ$1]&gt;=[.$M43];[.BZ$1]&lt;=[.$L43]);[.BZ$1];&quot;&quot;)" office:value-type="float" office:value="64" calcext:value-type="float">
            <text:p>64</text:p>
          </table:table-cell>
          <table:table-cell table:style-name="ce21" table:formula="of:=IF(AND([.CA$1]&gt;=[.$M43];[.CA$1]&lt;=[.$L43]);[.CA$1];&quot;&quot;)" office:value-type="float" office:value="65" calcext:value-type="float">
            <text:p>65</text:p>
          </table:table-cell>
          <table:table-cell table:style-name="ce68" table:formula="of:=IF(AND([.CB$1]&gt;=[.$M43];[.CB$1]&lt;=[.$L43]);[.CB$1];&quot;&quot;)">
            <text:p/>
          </table:table-cell>
          <table:table-cell table:style-name="ce68" table:formula="of:=IF(AND([.CC$1]&gt;=[.$M43];[.CC$1]&lt;=[.$L43]);[.CC$1];&quot;&quot;)">
            <text:p/>
          </table:table-cell>
          <table:table-cell table:style-name="ce68" table:formula="of:=IF(AND([.CD$1]&gt;=[.$M43];[.CD$1]&lt;=[.$L43]);[.CD$1];&quot;&quot;)">
            <text:p/>
          </table:table-cell>
          <table:table-cell table:style-name="ce68" table:formula="of:=IF(AND([.CE$1]&gt;=[.$M43];[.CE$1]&lt;=[.$L43]);[.CE$1];&quot;&quot;)">
            <text:p/>
          </table:table-cell>
          <table:table-cell table:style-name="ce68" table:formula="of:=IF(AND([.CF$1]&gt;=[.$M43];[.CF$1]&lt;=[.$L43]);[.CF$1];&quot;&quot;)">
            <text:p/>
          </table:table-cell>
          <table:table-cell table:style-name="ce68" table:formula="of:=IF(AND([.CG$1]&gt;=[.$M43];[.CG$1]&lt;=[.$L43]);[.CG$1];&quot;&quot;)">
            <text:p/>
          </table:table-cell>
          <table:table-cell table:style-name="ce70" table:formula="of:=IF(AND([.CH$1]&gt;=[.$M43];[.CH$1]&lt;=[.$L43]);[.CH$1];&quot;&quot;)">
            <text:p/>
          </table:table-cell>
          <table:table-cell table:style-name="ce70" table:formula="of:=IF(AND([.CI$1]&gt;=[.$M43];[.CI$1]&lt;=[.$L43]);[.CI$1];&quot;&quot;)">
            <text:p/>
          </table:table-cell>
          <table:table-cell table:style-name="ce70" table:formula="of:=IF(AND([.CJ$1]&gt;=[.$M43];[.CJ$1]&lt;=[.$L43]);[.CJ$1];&quot;&quot;)">
            <text:p/>
          </table:table-cell>
          <table:table-cell table:style-name="ce72" table:formula="of:=IF(AND([.CK$1]&gt;=[.$M43];[.CK$1]&lt;=[.$L43]);[.CK$1];&quot;&quot;)">
            <text:p/>
          </table:table-cell>
          <table:table-cell table:style-name="ce74" table:formula="of:=IF(AND([.CL$1]&gt;=[.$M43];[.CL$1]&lt;=[.$L43]);[.CL$1];&quot;&quot;)">
            <text:p/>
          </table:table-cell>
          <table:table-cell table:style-name="ce74" table:formula="of:=IF(AND([.CM$1]&gt;=[.$M43];[.CM$1]&lt;=[.$L43]);[.CM$1];&quot;&quot;)">
            <text:p/>
          </table:table-cell>
          <table:table-cell table:style-name="ce76" table:formula="of:=IF(AND([.CN$1]&gt;=[.$M43];[.CN$1]&lt;=[.$L43]);[.CN$1];&quot;&quot;)">
            <text:p/>
          </table:table-cell>
          <table:table-cell table:style-name="ce76" table:formula="of:=IF(AND([.CO$1]&gt;=[.$M43];[.CO$1]&lt;=[.$L43]);[.CO$1];&quot;&quot;)">
            <text:p/>
          </table:table-cell>
          <table:table-cell table:style-name="ce79" table:formula="of:=IF(AND([.CP$1]&gt;=[.$M43];[.CP$1]&lt;=[.$L43]);[.CP$1];&quot;&quot;)">
            <text:p/>
          </table:table-cell>
          <table:table-cell table:style-name="ce82" table:formula="of:=IF(AND([.CQ$1]&gt;=[.$M43];[.CQ$1]&lt;=[.$L43]);[.CQ$1];&quot;&quot;)">
            <text:p/>
          </table:table-cell>
          <table:table-cell table:style-name="ce82" table:formula="of:=IF(AND([.CR$1]&gt;=[.$M43];[.CR$1]&lt;=[.$L43]);[.CR$1];&quot;&quot;)">
            <text:p/>
          </table:table-cell>
          <table:table-cell table:style-name="ce82" table:formula="of:=IF(AND([.CS$1]&gt;=[.$M43];[.CS$1]&lt;=[.$L43]);[.CS$1];&quot;&quot;)">
            <text:p/>
          </table:table-cell>
          <table:table-cell table:style-name="ce82" table:formula="of:=IF(AND([.CT$1]&gt;=[.$M43];[.CT$1]&lt;=[.$L43]);[.CT$1];&quot;&quot;)">
            <text:p/>
          </table:table-cell>
          <table:table-cell table:style-name="ce82" table:formula="of:=IF(AND([.CU$1]&gt;=[.$M43];[.CU$1]&lt;=[.$L43]);[.CU$1];&quot;&quot;)">
            <text:p/>
          </table:table-cell>
          <table:table-cell table:style-name="ce82" table:formula="of:=IF(AND([.CV$1]&gt;=[.$M43];[.CV$1]&lt;=[.$L43]);[.CV$1];&quot;&quot;)">
            <text:p/>
          </table:table-cell>
          <table:table-cell table:style-name="ce82" table:formula="of:=IF(AND([.CW$1]&gt;=[.$M43];[.CW$1]&lt;=[.$L43]);[.CW$1];&quot;&quot;)">
            <text:p/>
          </table:table-cell>
          <table:table-cell table:style-name="ce82" table:formula="of:=IF(AND([.CX$1]&gt;=[.$M43];[.CX$1]&lt;=[.$L43]);[.CX$1];&quot;&quot;)">
            <text:p/>
          </table:table-cell>
          <table:table-cell table:style-name="ce82" table:formula="of:=IF(AND([.CY$1]&gt;=[.$M43];[.CY$1]&lt;=[.$L43]);[.CY$1];&quot;&quot;)">
            <text:p/>
          </table:table-cell>
          <table:table-cell table:style-name="ce82" table:formula="of:=IF(AND([.CZ$1]&gt;=[.$M43];[.CZ$1]&lt;=[.$L43]);[.CZ$1];&quot;&quot;)">
            <text:p/>
          </table:table-cell>
          <table:table-cell table:style-name="ce82" table:formula="of:=IF(AND([.DA$1]&gt;=[.$M43];[.DA$1]&lt;=[.$L43]);[.DA$1];&quot;&quot;)">
            <text:p/>
          </table:table-cell>
          <table:table-cell table:style-name="ce82" table:formula="of:=IF(AND([.DB$1]&gt;=[.$M43];[.DB$1]&lt;=[.$L43]);[.DB$1];&quot;&quot;)">
            <text:p/>
          </table:table-cell>
          <table:table-cell table:style-name="ce82" table:formula="of:=IF(AND([.DC$1]&gt;=[.$M43];[.DC$1]&lt;=[.$L43]);[.DC$1];&quot;&quot;)">
            <text:p/>
          </table:table-cell>
          <table:table-cell table:style-name="ce82" table:formula="of:=IF(AND([.DD$1]&gt;=[.$M43];[.DD$1]&lt;=[.$L43]);[.DD$1];&quot;&quot;)">
            <text:p/>
          </table:table-cell>
          <table:table-cell table:style-name="ce82" table:formula="of:=IF(AND([.DE$1]&gt;=[.$M43];[.DE$1]&lt;=[.$L43]);[.DE$1];&quot;&quot;)">
            <text:p/>
          </table:table-cell>
          <table:table-cell table:style-name="ce82" table:formula="of:=IF(AND([.DF$1]&gt;=[.$M43];[.DF$1]&lt;=[.$L43]);[.DF$1];&quot;&quot;)">
            <text:p/>
          </table:table-cell>
          <table:table-cell table:style-name="ce82" table:formula="of:=IF(AND([.DG$1]&gt;=[.$M43];[.DG$1]&lt;=[.$L43]);[.DG$1];&quot;&quot;)">
            <text:p/>
          </table:table-cell>
          <table:table-cell table:style-name="ce82" table:formula="of:=IF(AND([.DH$1]&gt;=[.$M43];[.DH$1]&lt;=[.$L43]);[.DH$1];&quot;&quot;)">
            <text:p/>
          </table:table-cell>
          <table:table-cell table:style-name="ce82" table:formula="of:=IF(AND([.DI$1]&gt;=[.$M43];[.DI$1]&lt;=[.$L43]);[.DI$1];&quot;&quot;)">
            <text:p/>
          </table:table-cell>
          <table:table-cell table:style-name="ce82" table:formula="of:=IF(AND([.DJ$1]&gt;=[.$M43];[.DJ$1]&lt;=[.$L43]);[.DJ$1];&quot;&quot;)">
            <text:p/>
          </table:table-cell>
          <table:table-cell table:style-name="ce82" table:formula="of:=IF(AND([.DK$1]&gt;=[.$M43];[.DK$1]&lt;=[.$L43]);[.DK$1];&quot;&quot;)">
            <text:p/>
          </table:table-cell>
          <table:table-cell table:style-name="ce82" table:formula="of:=IF(AND([.DL$1]&gt;=[.$M43];[.DL$1]&lt;=[.$L43]);[.DL$1];&quot;&quot;)">
            <text:p/>
          </table:table-cell>
          <table:table-cell table:style-name="ce82" table:formula="of:=IF(AND([.DM$1]&gt;=[.$M43];[.DM$1]&lt;=[.$L43]);[.DM$1];&quot;&quot;)">
            <text:p/>
          </table:table-cell>
          <table:table-cell table:style-name="ce82" table:formula="of:=IF(AND([.DN$1]&gt;=[.$M43];[.DN$1]&lt;=[.$L43]);[.DN$1];&quot;&quot;)">
            <text:p/>
          </table:table-cell>
          <table:table-cell table:style-name="ce82" table:formula="of:=IF(AND([.DO$1]&gt;=[.$M43];[.DO$1]&lt;=[.$L43]);[.DO$1];&quot;&quot;)">
            <text:p/>
          </table:table-cell>
          <table:table-cell table:style-name="ce82" table:formula="of:=IF(AND([.DP$1]&gt;=[.$M43];[.DP$1]&lt;=[.$L43]);[.DP$1];&quot;&quot;)">
            <text:p/>
          </table:table-cell>
          <table:table-cell table:style-name="ce82" table:formula="of:=IF(AND([.DQ$1]&gt;=[.$M43];[.DQ$1]&lt;=[.$L43]);[.DQ$1];&quot;&quot;)">
            <text:p/>
          </table:table-cell>
          <table:table-cell table:style-name="ce82" table:formula="of:=IF(AND([.DR$1]&gt;=[.$M43];[.DR$1]&lt;=[.$L43]);[.DR$1];&quot;&quot;)">
            <text:p/>
          </table:table-cell>
          <table:table-cell table:style-name="ce82" table:formula="of:=IF(AND([.DS$1]&gt;=[.$M43];[.DS$1]&lt;=[.$L43]);[.DS$1];&quot;&quot;)">
            <text:p/>
          </table:table-cell>
          <table:table-cell table:style-name="ce82" table:formula="of:=IF(AND([.DT$1]&gt;=[.$M43];[.DT$1]&lt;=[.$L43]);[.DT$1];&quot;&quot;)">
            <text:p/>
          </table:table-cell>
          <table:table-cell table:style-name="ce82" table:formula="of:=IF(AND([.DU$1]&gt;=[.$M43];[.DU$1]&lt;=[.$L43]);[.DU$1];&quot;&quot;)">
            <text:p/>
          </table:table-cell>
          <table:table-cell table:style-name="ce84" table:formula="of:=IF(AND([.DV$1]&gt;=[.$M43];[.DV$1]&lt;=[.$L43]);[.DV$1];&quot;&quot;)">
            <text:p/>
          </table:table-cell>
          <table:table-cell table:style-name="ce84" table:formula="of:=IF(AND([.DW$1]&gt;=[.$M43];[.DW$1]&lt;=[.$L43]);[.DW$1];&quot;&quot;)">
            <text:p/>
          </table:table-cell>
          <table:table-cell table:style-name="ce84" table:formula="of:=IF(AND([.DX$1]&gt;=[.$M43];[.DX$1]&lt;=[.$L43]);[.DX$1];&quot;&quot;)">
            <text:p/>
          </table:table-cell>
          <table:table-cell table:style-name="ce84" table:formula="of:=IF(AND([.DY$1]&gt;=[.$M43];[.DY$1]&lt;=[.$L43]);[.DY$1];&quot;&quot;)">
            <text:p/>
          </table:table-cell>
          <table:table-cell table:style-name="ce84" table:formula="of:=IF(AND([.DZ$1]&gt;=[.$M43];[.DZ$1]&lt;=[.$L43]);[.DZ$1];&quot;&quot;)">
            <text:p/>
          </table:table-cell>
          <table:table-cell table:style-name="ce84" table:formula="of:=IF(AND([.EA$1]&gt;=[.$M43];[.EA$1]&lt;=[.$L43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6" table:formula="of:=VLOOKUP([.C44];[.$A:.$L];12;0)" office:value-type="float" office:value="57" calcext:value-type="float">
            <text:p>57</text:p>
          </table:table-cell>
          <table:table-cell table:style-name="ce6" table:formula="of:=VLOOKUP([.D44];[.$A:.$L];12;0)" office:value-type="float" office:value="43" calcext:value-type="float">
            <text:p>43</text:p>
          </table:table-cell>
          <table:table-cell table:style-name="ce6" table:formula="of:=VLOOKUP([.E44];[.$A:.$L];12;0)" office:value-type="float" office:value="0" calcext:value-type="float">
            <text:p>0</text:p>
          </table:table-cell>
          <table:table-cell table:style-name="ce6" table:formula="of:=VLOOKUP([.F44];[.$A:.$L];12;0)" office:value-type="float" office:value="0" calcext:value-type="float">
            <text:p>0</text:p>
          </table:table-cell>
          <table:table-cell table:style-name="ce7" table:formula="of:=MAX([.H44:.K44])+[.B44]+[.N44]" office:value-type="float" office:value="65" calcext:value-type="float">
            <text:p>65</text:p>
          </table:table-cell>
          <table:table-cell table:style-name="ce8" table:formula="of:=[.L44]-[.B44]+1" office:value-type="float" office:value="58" calcext:value-type="float">
            <text:p>58</text:p>
          </table:table-cell>
          <table:table-cell table:style-name="ce9"/>
          <table:table-cell table:style-name="ce11" table:formula="of:=IF(AND([.O$1]&gt;=[.$M44];[.O$1]&lt;=[.$L44]);[.O$1];&quot;&quot;)">
            <text:p/>
          </table:table-cell>
          <table:table-cell table:style-name="ce11" table:formula="of:=IF(AND([.P$1]&gt;=[.$M44];[.P$1]&lt;=[.$L44]);[.P$1];&quot;&quot;)">
            <text:p/>
          </table:table-cell>
          <table:table-cell table:style-name="ce11" table:formula="of:=IF(AND([.Q$1]&gt;=[.$M44];[.Q$1]&lt;=[.$L44]);[.Q$1];&quot;&quot;)">
            <text:p/>
          </table:table-cell>
          <table:table-cell table:style-name="ce11" table:formula="of:=IF(AND([.R$1]&gt;=[.$M44];[.R$1]&lt;=[.$L44]);[.R$1];&quot;&quot;)">
            <text:p/>
          </table:table-cell>
          <table:table-cell table:style-name="ce13" table:formula="of:=IF(AND([.S$1]&gt;=[.$M44];[.S$1]&lt;=[.$L44]);[.S$1];&quot;&quot;)">
            <text:p/>
          </table:table-cell>
          <table:table-cell table:style-name="ce13" table:formula="of:=IF(AND([.T$1]&gt;=[.$M44];[.T$1]&lt;=[.$L44]);[.T$1];&quot;&quot;)">
            <text:p/>
          </table:table-cell>
          <table:table-cell table:style-name="ce13" table:formula="of:=IF(AND([.U$1]&gt;=[.$M44];[.U$1]&lt;=[.$L44]);[.U$1];&quot;&quot;)">
            <text:p/>
          </table:table-cell>
          <table:table-cell table:style-name="ce13" table:formula="of:=IF(AND([.V$1]&gt;=[.$M44];[.V$1]&lt;=[.$L44]);[.V$1];&quot;&quot;)">
            <text:p/>
          </table:table-cell>
          <table:table-cell table:style-name="ce13" table:formula="of:=IF(AND([.W$1]&gt;=[.$M44];[.W$1]&lt;=[.$L44]);[.W$1];&quot;&quot;)">
            <text:p/>
          </table:table-cell>
          <table:table-cell table:style-name="ce13" table:formula="of:=IF(AND([.X$1]&gt;=[.$M44];[.X$1]&lt;=[.$L44]);[.X$1];&quot;&quot;)">
            <text:p/>
          </table:table-cell>
          <table:table-cell table:style-name="ce13" table:formula="of:=IF(AND([.Y$1]&gt;=[.$M44];[.Y$1]&lt;=[.$L44]);[.Y$1];&quot;&quot;)">
            <text:p/>
          </table:table-cell>
          <table:table-cell table:style-name="ce13" table:formula="of:=IF(AND([.Z$1]&gt;=[.$M44];[.Z$1]&lt;=[.$L44]);[.Z$1];&quot;&quot;)">
            <text:p/>
          </table:table-cell>
          <table:table-cell table:style-name="ce13" table:formula="of:=IF(AND([.AA$1]&gt;=[.$M44];[.AA$1]&lt;=[.$L44]);[.AA$1];&quot;&quot;)">
            <text:p/>
          </table:table-cell>
          <table:table-cell table:style-name="ce13" table:formula="of:=IF(AND([.AB$1]&gt;=[.$M44];[.AB$1]&lt;=[.$L44]);[.AB$1];&quot;&quot;)">
            <text:p/>
          </table:table-cell>
          <table:table-cell table:style-name="ce13" table:formula="of:=IF(AND([.AC$1]&gt;=[.$M44];[.AC$1]&lt;=[.$L44]);[.AC$1];&quot;&quot;)">
            <text:p/>
          </table:table-cell>
          <table:table-cell table:style-name="ce13" table:formula="of:=IF(AND([.AD$1]&gt;=[.$M44];[.AD$1]&lt;=[.$L44]);[.AD$1];&quot;&quot;)">
            <text:p/>
          </table:table-cell>
          <table:table-cell table:style-name="ce16" table:formula="of:=IF(AND([.AE$1]&gt;=[.$M44];[.AE$1]&lt;=[.$L44]);[.AE$1];&quot;&quot;)">
            <text:p/>
          </table:table-cell>
          <table:table-cell table:style-name="ce18" table:formula="of:=IF(AND([.AF$1]&gt;=[.$M44];[.AF$1]&lt;=[.$L44]);[.AF$1];&quot;&quot;)">
            <text:p/>
          </table:table-cell>
          <table:table-cell table:style-name="ce18" table:formula="of:=IF(AND([.AG$1]&gt;=[.$M44];[.AG$1]&lt;=[.$L44]);[.AG$1];&quot;&quot;)">
            <text:p/>
          </table:table-cell>
          <table:table-cell table:style-name="ce18" table:formula="of:=IF(AND([.AH$1]&gt;=[.$M44];[.AH$1]&lt;=[.$L44]);[.AH$1];&quot;&quot;)">
            <text:p/>
          </table:table-cell>
          <table:table-cell table:style-name="ce18" table:formula="of:=IF(AND([.AI$1]&gt;=[.$M44];[.AI$1]&lt;=[.$L44]);[.AI$1];&quot;&quot;)">
            <text:p/>
          </table:table-cell>
          <table:table-cell table:style-name="ce18" table:formula="of:=IF(AND([.AJ$1]&gt;=[.$M44];[.AJ$1]&lt;=[.$L44]);[.AJ$1];&quot;&quot;)">
            <text:p/>
          </table:table-cell>
          <table:table-cell table:style-name="ce18" table:formula="of:=IF(AND([.AK$1]&gt;=[.$M44];[.AK$1]&lt;=[.$L44]);[.AK$1];&quot;&quot;)">
            <text:p/>
          </table:table-cell>
          <table:table-cell table:style-name="ce18" table:formula="of:=IF(AND([.AL$1]&gt;=[.$M44];[.AL$1]&lt;=[.$L44]);[.AL$1];&quot;&quot;)">
            <text:p/>
          </table:table-cell>
          <table:table-cell table:style-name="ce18" table:formula="of:=IF(AND([.AM$1]&gt;=[.$M44];[.AM$1]&lt;=[.$L44]);[.AM$1];&quot;&quot;)">
            <text:p/>
          </table:table-cell>
          <table:table-cell table:style-name="ce18" table:formula="of:=IF(AND([.AN$1]&gt;=[.$M44];[.AN$1]&lt;=[.$L44]);[.AN$1];&quot;&quot;)">
            <text:p/>
          </table:table-cell>
          <table:table-cell table:style-name="ce18" table:formula="of:=IF(AND([.AO$1]&gt;=[.$M44];[.AO$1]&lt;=[.$L44]);[.AO$1];&quot;&quot;)">
            <text:p/>
          </table:table-cell>
          <table:table-cell table:style-name="ce18" table:formula="of:=IF(AND([.AP$1]&gt;=[.$M44];[.AP$1]&lt;=[.$L44]);[.AP$1];&quot;&quot;)">
            <text:p/>
          </table:table-cell>
          <table:table-cell table:style-name="ce18" table:formula="of:=IF(AND([.AQ$1]&gt;=[.$M44];[.AQ$1]&lt;=[.$L44]);[.AQ$1];&quot;&quot;)">
            <text:p/>
          </table:table-cell>
          <table:table-cell table:style-name="ce18" table:formula="of:=IF(AND([.AR$1]&gt;=[.$M44];[.AR$1]&lt;=[.$L44]);[.AR$1];&quot;&quot;)">
            <text:p/>
          </table:table-cell>
          <table:table-cell table:style-name="ce20" table:formula="of:=IF(AND([.AS$1]&gt;=[.$M44];[.AS$1]&lt;=[.$L44]);[.AS$1];&quot;&quot;)">
            <text:p/>
          </table:table-cell>
          <table:table-cell table:style-name="ce24" table:formula="of:=IF(AND([.AT$1]&gt;=[.$M44];[.AT$1]&lt;=[.$L44]);[.AT$1];&quot;&quot;)">
            <text:p/>
          </table:table-cell>
          <table:table-cell table:style-name="ce26" table:formula="of:=IF(AND([.AU$1]&gt;=[.$M44];[.AU$1]&lt;=[.$L44]);[.AU$1];&quot;&quot;)">
            <text:p/>
          </table:table-cell>
          <table:table-cell table:style-name="ce26" table:formula="of:=IF(AND([.AV$1]&gt;=[.$M44];[.AV$1]&lt;=[.$L44]);[.AV$1];&quot;&quot;)">
            <text:p/>
          </table:table-cell>
          <table:table-cell table:style-name="ce28" table:formula="of:=IF(AND([.AW$1]&gt;=[.$M44];[.AW$1]&lt;=[.$L44]);[.AW$1];&quot;&quot;)">
            <text:p/>
          </table:table-cell>
          <table:table-cell table:style-name="ce30" table:formula="of:=IF(AND([.AX$1]&gt;=[.$M44];[.AX$1]&lt;=[.$L44]);[.AX$1];&quot;&quot;)">
            <text:p/>
          </table:table-cell>
          <table:table-cell table:style-name="ce32" table:formula="of:=IF(AND([.AY$1]&gt;=[.$M44];[.AY$1]&lt;=[.$L44]);[.AY$1];&quot;&quot;)">
            <text:p/>
          </table:table-cell>
          <table:table-cell table:style-name="ce34" table:formula="of:=IF(AND([.AZ$1]&gt;=[.$M44];[.AZ$1]&lt;=[.$L44]);[.AZ$1];&quot;&quot;)">
            <text:p/>
          </table:table-cell>
          <table:table-cell table:style-name="ce36" table:formula="of:=IF(AND([.BA$1]&gt;=[.$M44];[.BA$1]&lt;=[.$L44]);[.BA$1];&quot;&quot;)">
            <text:p/>
          </table:table-cell>
          <table:table-cell table:style-name="ce36" table:formula="of:=IF(AND([.BB$1]&gt;=[.$M44];[.BB$1]&lt;=[.$L44]);[.BB$1];&quot;&quot;)">
            <text:p/>
          </table:table-cell>
          <table:table-cell table:style-name="ce38" table:formula="of:=IF(AND([.BC$1]&gt;=[.$M44];[.BC$1]&lt;=[.$L44]);[.BC$1];&quot;&quot;)">
            <text:p/>
          </table:table-cell>
          <table:table-cell table:style-name="ce38" table:formula="of:=IF(AND([.BD$1]&gt;=[.$M44];[.BD$1]&lt;=[.$L44]);[.BD$1];&quot;&quot;)">
            <text:p/>
          </table:table-cell>
          <table:table-cell table:style-name="ce40" table:formula="of:=IF(AND([.BE$1]&gt;=[.$M44];[.BE$1]&lt;=[.$L44]);[.BE$1];&quot;&quot;)">
            <text:p/>
          </table:table-cell>
          <table:table-cell table:style-name="ce42" table:formula="of:=IF(AND([.BF$1]&gt;=[.$M44];[.BF$1]&lt;=[.$L44]);[.BF$1];&quot;&quot;)">
            <text:p/>
          </table:table-cell>
          <table:table-cell table:style-name="ce44" table:formula="of:=IF(AND([.BG$1]&gt;=[.$M44];[.BG$1]&lt;=[.$L44]);[.BG$1];&quot;&quot;)">
            <text:p/>
          </table:table-cell>
          <table:table-cell table:style-name="ce44" table:formula="of:=IF(AND([.BH$1]&gt;=[.$M44];[.BH$1]&lt;=[.$L44]);[.BH$1];&quot;&quot;)">
            <text:p/>
          </table:table-cell>
          <table:table-cell table:style-name="ce44" table:formula="of:=IF(AND([.BI$1]&gt;=[.$M44];[.BI$1]&lt;=[.$L44]);[.BI$1];&quot;&quot;)">
            <text:p/>
          </table:table-cell>
          <table:table-cell table:style-name="ce46" table:formula="of:=IF(AND([.BJ$1]&gt;=[.$M44];[.BJ$1]&lt;=[.$L44]);[.BJ$1];&quot;&quot;)">
            <text:p/>
          </table:table-cell>
          <table:table-cell table:style-name="ce48" table:formula="of:=IF(AND([.BK$1]&gt;=[.$M44];[.BK$1]&lt;=[.$L44]);[.BK$1];&quot;&quot;)">
            <text:p/>
          </table:table-cell>
          <table:table-cell table:style-name="ce48" table:formula="of:=IF(AND([.BL$1]&gt;=[.$M44];[.BL$1]&lt;=[.$L44]);[.BL$1];&quot;&quot;)">
            <text:p/>
          </table:table-cell>
          <table:table-cell table:style-name="ce50" table:formula="of:=IF(AND([.BM$1]&gt;=[.$M44];[.BM$1]&lt;=[.$L44]);[.BM$1];&quot;&quot;)">
            <text:p/>
          </table:table-cell>
          <table:table-cell table:style-name="ce50" table:formula="of:=IF(AND([.BN$1]&gt;=[.$M44];[.BN$1]&lt;=[.$L44]);[.BN$1];&quot;&quot;)">
            <text:p/>
          </table:table-cell>
          <table:table-cell table:style-name="ce50" table:formula="of:=IF(AND([.BO$1]&gt;=[.$M44];[.BO$1]&lt;=[.$L44]);[.BO$1];&quot;&quot;)">
            <text:p/>
          </table:table-cell>
          <table:table-cell table:style-name="ce52" table:formula="of:=IF(AND([.BP$1]&gt;=[.$M44];[.BP$1]&lt;=[.$L44]);[.BP$1];&quot;&quot;)">
            <text:p/>
          </table:table-cell>
          <table:table-cell table:style-name="ce54" table:formula="of:=IF(AND([.BQ$1]&gt;=[.$M44];[.BQ$1]&lt;=[.$L44]);[.BQ$1];&quot;&quot;)">
            <text:p/>
          </table:table-cell>
          <table:table-cell table:style-name="ce54" table:formula="of:=IF(AND([.BR$1]&gt;=[.$M44];[.BR$1]&lt;=[.$L44]);[.BR$1];&quot;&quot;)">
            <text:p/>
          </table:table-cell>
          <table:table-cell table:style-name="ce54" table:formula="of:=IF(AND([.BS$1]&gt;=[.$M44];[.BS$1]&lt;=[.$L44]);[.BS$1];&quot;&quot;)">
            <text:p/>
          </table:table-cell>
          <table:table-cell table:style-name="ce22" table:formula="of:=IF(AND([.BT$1]&gt;=[.$M44];[.BT$1]&lt;=[.$L44]);[.BT$1];&quot;&quot;)" office:value-type="float" office:value="58" calcext:value-type="float">
            <text:p>58</text:p>
          </table:table-cell>
          <table:table-cell table:style-name="ce21" table:formula="of:=IF(AND([.BU$1]&gt;=[.$M44];[.BU$1]&lt;=[.$L44]);[.BU$1];&quot;&quot;)" office:value-type="float" office:value="59" calcext:value-type="float">
            <text:p>59</text:p>
          </table:table-cell>
          <table:table-cell table:style-name="ce21" table:formula="of:=IF(AND([.BV$1]&gt;=[.$M44];[.BV$1]&lt;=[.$L44]);[.BV$1];&quot;&quot;)" office:value-type="float" office:value="60" calcext:value-type="float">
            <text:p>60</text:p>
          </table:table-cell>
          <table:table-cell table:style-name="ce21" table:formula="of:=IF(AND([.BW$1]&gt;=[.$M44];[.BW$1]&lt;=[.$L44]);[.BW$1];&quot;&quot;)" office:value-type="float" office:value="61" calcext:value-type="float">
            <text:p>61</text:p>
          </table:table-cell>
          <table:table-cell table:style-name="ce21" table:formula="of:=IF(AND([.BX$1]&gt;=[.$M44];[.BX$1]&lt;=[.$L44]);[.BX$1];&quot;&quot;)" office:value-type="float" office:value="62" calcext:value-type="float">
            <text:p>62</text:p>
          </table:table-cell>
          <table:table-cell table:style-name="ce21" table:formula="of:=IF(AND([.BY$1]&gt;=[.$M44];[.BY$1]&lt;=[.$L44]);[.BY$1];&quot;&quot;)" office:value-type="float" office:value="63" calcext:value-type="float">
            <text:p>63</text:p>
          </table:table-cell>
          <table:table-cell table:style-name="ce21" table:formula="of:=IF(AND([.BZ$1]&gt;=[.$M44];[.BZ$1]&lt;=[.$L44]);[.BZ$1];&quot;&quot;)" office:value-type="float" office:value="64" calcext:value-type="float">
            <text:p>64</text:p>
          </table:table-cell>
          <table:table-cell table:style-name="ce21" table:formula="of:=IF(AND([.CA$1]&gt;=[.$M44];[.CA$1]&lt;=[.$L44]);[.CA$1];&quot;&quot;)" office:value-type="float" office:value="65" calcext:value-type="float">
            <text:p>65</text:p>
          </table:table-cell>
          <table:table-cell table:style-name="ce68" table:formula="of:=IF(AND([.CB$1]&gt;=[.$M44];[.CB$1]&lt;=[.$L44]);[.CB$1];&quot;&quot;)">
            <text:p/>
          </table:table-cell>
          <table:table-cell table:style-name="ce68" table:formula="of:=IF(AND([.CC$1]&gt;=[.$M44];[.CC$1]&lt;=[.$L44]);[.CC$1];&quot;&quot;)">
            <text:p/>
          </table:table-cell>
          <table:table-cell table:style-name="ce68" table:formula="of:=IF(AND([.CD$1]&gt;=[.$M44];[.CD$1]&lt;=[.$L44]);[.CD$1];&quot;&quot;)">
            <text:p/>
          </table:table-cell>
          <table:table-cell table:style-name="ce68" table:formula="of:=IF(AND([.CE$1]&gt;=[.$M44];[.CE$1]&lt;=[.$L44]);[.CE$1];&quot;&quot;)">
            <text:p/>
          </table:table-cell>
          <table:table-cell table:style-name="ce68" table:formula="of:=IF(AND([.CF$1]&gt;=[.$M44];[.CF$1]&lt;=[.$L44]);[.CF$1];&quot;&quot;)">
            <text:p/>
          </table:table-cell>
          <table:table-cell table:style-name="ce68" table:formula="of:=IF(AND([.CG$1]&gt;=[.$M44];[.CG$1]&lt;=[.$L44]);[.CG$1];&quot;&quot;)">
            <text:p/>
          </table:table-cell>
          <table:table-cell table:style-name="ce70" table:formula="of:=IF(AND([.CH$1]&gt;=[.$M44];[.CH$1]&lt;=[.$L44]);[.CH$1];&quot;&quot;)">
            <text:p/>
          </table:table-cell>
          <table:table-cell table:style-name="ce70" table:formula="of:=IF(AND([.CI$1]&gt;=[.$M44];[.CI$1]&lt;=[.$L44]);[.CI$1];&quot;&quot;)">
            <text:p/>
          </table:table-cell>
          <table:table-cell table:style-name="ce70" table:formula="of:=IF(AND([.CJ$1]&gt;=[.$M44];[.CJ$1]&lt;=[.$L44]);[.CJ$1];&quot;&quot;)">
            <text:p/>
          </table:table-cell>
          <table:table-cell table:style-name="ce72" table:formula="of:=IF(AND([.CK$1]&gt;=[.$M44];[.CK$1]&lt;=[.$L44]);[.CK$1];&quot;&quot;)">
            <text:p/>
          </table:table-cell>
          <table:table-cell table:style-name="ce74" table:formula="of:=IF(AND([.CL$1]&gt;=[.$M44];[.CL$1]&lt;=[.$L44]);[.CL$1];&quot;&quot;)">
            <text:p/>
          </table:table-cell>
          <table:table-cell table:style-name="ce74" table:formula="of:=IF(AND([.CM$1]&gt;=[.$M44];[.CM$1]&lt;=[.$L44]);[.CM$1];&quot;&quot;)">
            <text:p/>
          </table:table-cell>
          <table:table-cell table:style-name="ce76" table:formula="of:=IF(AND([.CN$1]&gt;=[.$M44];[.CN$1]&lt;=[.$L44]);[.CN$1];&quot;&quot;)">
            <text:p/>
          </table:table-cell>
          <table:table-cell table:style-name="ce76" table:formula="of:=IF(AND([.CO$1]&gt;=[.$M44];[.CO$1]&lt;=[.$L44]);[.CO$1];&quot;&quot;)">
            <text:p/>
          </table:table-cell>
          <table:table-cell table:style-name="ce79" table:formula="of:=IF(AND([.CP$1]&gt;=[.$M44];[.CP$1]&lt;=[.$L44]);[.CP$1];&quot;&quot;)">
            <text:p/>
          </table:table-cell>
          <table:table-cell table:style-name="ce82" table:formula="of:=IF(AND([.CQ$1]&gt;=[.$M44];[.CQ$1]&lt;=[.$L44]);[.CQ$1];&quot;&quot;)">
            <text:p/>
          </table:table-cell>
          <table:table-cell table:style-name="ce82" table:formula="of:=IF(AND([.CR$1]&gt;=[.$M44];[.CR$1]&lt;=[.$L44]);[.CR$1];&quot;&quot;)">
            <text:p/>
          </table:table-cell>
          <table:table-cell table:style-name="ce82" table:formula="of:=IF(AND([.CS$1]&gt;=[.$M44];[.CS$1]&lt;=[.$L44]);[.CS$1];&quot;&quot;)">
            <text:p/>
          </table:table-cell>
          <table:table-cell table:style-name="ce82" table:formula="of:=IF(AND([.CT$1]&gt;=[.$M44];[.CT$1]&lt;=[.$L44]);[.CT$1];&quot;&quot;)">
            <text:p/>
          </table:table-cell>
          <table:table-cell table:style-name="ce82" table:formula="of:=IF(AND([.CU$1]&gt;=[.$M44];[.CU$1]&lt;=[.$L44]);[.CU$1];&quot;&quot;)">
            <text:p/>
          </table:table-cell>
          <table:table-cell table:style-name="ce82" table:formula="of:=IF(AND([.CV$1]&gt;=[.$M44];[.CV$1]&lt;=[.$L44]);[.CV$1];&quot;&quot;)">
            <text:p/>
          </table:table-cell>
          <table:table-cell table:style-name="ce82" table:formula="of:=IF(AND([.CW$1]&gt;=[.$M44];[.CW$1]&lt;=[.$L44]);[.CW$1];&quot;&quot;)">
            <text:p/>
          </table:table-cell>
          <table:table-cell table:style-name="ce82" table:formula="of:=IF(AND([.CX$1]&gt;=[.$M44];[.CX$1]&lt;=[.$L44]);[.CX$1];&quot;&quot;)">
            <text:p/>
          </table:table-cell>
          <table:table-cell table:style-name="ce82" table:formula="of:=IF(AND([.CY$1]&gt;=[.$M44];[.CY$1]&lt;=[.$L44]);[.CY$1];&quot;&quot;)">
            <text:p/>
          </table:table-cell>
          <table:table-cell table:style-name="ce82" table:formula="of:=IF(AND([.CZ$1]&gt;=[.$M44];[.CZ$1]&lt;=[.$L44]);[.CZ$1];&quot;&quot;)">
            <text:p/>
          </table:table-cell>
          <table:table-cell table:style-name="ce82" table:formula="of:=IF(AND([.DA$1]&gt;=[.$M44];[.DA$1]&lt;=[.$L44]);[.DA$1];&quot;&quot;)">
            <text:p/>
          </table:table-cell>
          <table:table-cell table:style-name="ce82" table:formula="of:=IF(AND([.DB$1]&gt;=[.$M44];[.DB$1]&lt;=[.$L44]);[.DB$1];&quot;&quot;)">
            <text:p/>
          </table:table-cell>
          <table:table-cell table:style-name="ce82" table:formula="of:=IF(AND([.DC$1]&gt;=[.$M44];[.DC$1]&lt;=[.$L44]);[.DC$1];&quot;&quot;)">
            <text:p/>
          </table:table-cell>
          <table:table-cell table:style-name="ce82" table:formula="of:=IF(AND([.DD$1]&gt;=[.$M44];[.DD$1]&lt;=[.$L44]);[.DD$1];&quot;&quot;)">
            <text:p/>
          </table:table-cell>
          <table:table-cell table:style-name="ce82" table:formula="of:=IF(AND([.DE$1]&gt;=[.$M44];[.DE$1]&lt;=[.$L44]);[.DE$1];&quot;&quot;)">
            <text:p/>
          </table:table-cell>
          <table:table-cell table:style-name="ce82" table:formula="of:=IF(AND([.DF$1]&gt;=[.$M44];[.DF$1]&lt;=[.$L44]);[.DF$1];&quot;&quot;)">
            <text:p/>
          </table:table-cell>
          <table:table-cell table:style-name="ce82" table:formula="of:=IF(AND([.DG$1]&gt;=[.$M44];[.DG$1]&lt;=[.$L44]);[.DG$1];&quot;&quot;)">
            <text:p/>
          </table:table-cell>
          <table:table-cell table:style-name="ce82" table:formula="of:=IF(AND([.DH$1]&gt;=[.$M44];[.DH$1]&lt;=[.$L44]);[.DH$1];&quot;&quot;)">
            <text:p/>
          </table:table-cell>
          <table:table-cell table:style-name="ce82" table:formula="of:=IF(AND([.DI$1]&gt;=[.$M44];[.DI$1]&lt;=[.$L44]);[.DI$1];&quot;&quot;)">
            <text:p/>
          </table:table-cell>
          <table:table-cell table:style-name="ce82" table:formula="of:=IF(AND([.DJ$1]&gt;=[.$M44];[.DJ$1]&lt;=[.$L44]);[.DJ$1];&quot;&quot;)">
            <text:p/>
          </table:table-cell>
          <table:table-cell table:style-name="ce82" table:formula="of:=IF(AND([.DK$1]&gt;=[.$M44];[.DK$1]&lt;=[.$L44]);[.DK$1];&quot;&quot;)">
            <text:p/>
          </table:table-cell>
          <table:table-cell table:style-name="ce82" table:formula="of:=IF(AND([.DL$1]&gt;=[.$M44];[.DL$1]&lt;=[.$L44]);[.DL$1];&quot;&quot;)">
            <text:p/>
          </table:table-cell>
          <table:table-cell table:style-name="ce82" table:formula="of:=IF(AND([.DM$1]&gt;=[.$M44];[.DM$1]&lt;=[.$L44]);[.DM$1];&quot;&quot;)">
            <text:p/>
          </table:table-cell>
          <table:table-cell table:style-name="ce82" table:formula="of:=IF(AND([.DN$1]&gt;=[.$M44];[.DN$1]&lt;=[.$L44]);[.DN$1];&quot;&quot;)">
            <text:p/>
          </table:table-cell>
          <table:table-cell table:style-name="ce82" table:formula="of:=IF(AND([.DO$1]&gt;=[.$M44];[.DO$1]&lt;=[.$L44]);[.DO$1];&quot;&quot;)">
            <text:p/>
          </table:table-cell>
          <table:table-cell table:style-name="ce82" table:formula="of:=IF(AND([.DP$1]&gt;=[.$M44];[.DP$1]&lt;=[.$L44]);[.DP$1];&quot;&quot;)">
            <text:p/>
          </table:table-cell>
          <table:table-cell table:style-name="ce82" table:formula="of:=IF(AND([.DQ$1]&gt;=[.$M44];[.DQ$1]&lt;=[.$L44]);[.DQ$1];&quot;&quot;)">
            <text:p/>
          </table:table-cell>
          <table:table-cell table:style-name="ce82" table:formula="of:=IF(AND([.DR$1]&gt;=[.$M44];[.DR$1]&lt;=[.$L44]);[.DR$1];&quot;&quot;)">
            <text:p/>
          </table:table-cell>
          <table:table-cell table:style-name="ce82" table:formula="of:=IF(AND([.DS$1]&gt;=[.$M44];[.DS$1]&lt;=[.$L44]);[.DS$1];&quot;&quot;)">
            <text:p/>
          </table:table-cell>
          <table:table-cell table:style-name="ce82" table:formula="of:=IF(AND([.DT$1]&gt;=[.$M44];[.DT$1]&lt;=[.$L44]);[.DT$1];&quot;&quot;)">
            <text:p/>
          </table:table-cell>
          <table:table-cell table:style-name="ce82" table:formula="of:=IF(AND([.DU$1]&gt;=[.$M44];[.DU$1]&lt;=[.$L44]);[.DU$1];&quot;&quot;)">
            <text:p/>
          </table:table-cell>
          <table:table-cell table:style-name="ce84" table:formula="of:=IF(AND([.DV$1]&gt;=[.$M44];[.DV$1]&lt;=[.$L44]);[.DV$1];&quot;&quot;)">
            <text:p/>
          </table:table-cell>
          <table:table-cell table:style-name="ce84" table:formula="of:=IF(AND([.DW$1]&gt;=[.$M44];[.DW$1]&lt;=[.$L44]);[.DW$1];&quot;&quot;)">
            <text:p/>
          </table:table-cell>
          <table:table-cell table:style-name="ce84" table:formula="of:=IF(AND([.DX$1]&gt;=[.$M44];[.DX$1]&lt;=[.$L44]);[.DX$1];&quot;&quot;)">
            <text:p/>
          </table:table-cell>
          <table:table-cell table:style-name="ce84" table:formula="of:=IF(AND([.DY$1]&gt;=[.$M44];[.DY$1]&lt;=[.$L44]);[.DY$1];&quot;&quot;)">
            <text:p/>
          </table:table-cell>
          <table:table-cell table:style-name="ce84" table:formula="of:=IF(AND([.DZ$1]&gt;=[.$M44];[.DZ$1]&lt;=[.$L44]);[.DZ$1];&quot;&quot;)">
            <text:p/>
          </table:table-cell>
          <table:table-cell table:style-name="ce84" table:formula="of:=IF(AND([.EA$1]&gt;=[.$M44];[.EA$1]&lt;=[.$L44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45];[.$A:.$L];12;0)" office:value-type="float" office:value="59" calcext:value-type="float">
            <text:p>59</text:p>
          </table:table-cell>
          <table:table-cell table:style-name="ce6" table:formula="of:=VLOOKUP([.D45];[.$A:.$L];12;0)" office:value-type="float" office:value="57" calcext:value-type="float">
            <text:p>57</text:p>
          </table:table-cell>
          <table:table-cell table:style-name="ce6" table:formula="of:=VLOOKUP([.E45];[.$A:.$L];12;0)" office:value-type="float" office:value="43" calcext:value-type="float">
            <text:p>43</text:p>
          </table:table-cell>
          <table:table-cell table:style-name="ce6" table:formula="of:=VLOOKUP([.F45];[.$A:.$L];12;0)" office:value-type="float" office:value="65" calcext:value-type="float">
            <text:p>65</text:p>
          </table:table-cell>
          <table:table-cell table:style-name="ce7" table:formula="of:=MAX([.H45:.K45])+[.B45]+[.N45]" office:value-type="float" office:value="71" calcext:value-type="float">
            <text:p>71</text:p>
          </table:table-cell>
          <table:table-cell table:style-name="ce8" table:formula="of:=[.L45]-[.B45]+1" office:value-type="float" office:value="66" calcext:value-type="float">
            <text:p>66</text:p>
          </table:table-cell>
          <table:table-cell table:style-name="ce9"/>
          <table:table-cell table:style-name="ce11" table:formula="of:=IF(AND([.O$1]&gt;=[.$M45];[.O$1]&lt;=[.$L45]);[.O$1];&quot;&quot;)">
            <text:p/>
          </table:table-cell>
          <table:table-cell table:style-name="ce11" table:formula="of:=IF(AND([.P$1]&gt;=[.$M45];[.P$1]&lt;=[.$L45]);[.P$1];&quot;&quot;)">
            <text:p/>
          </table:table-cell>
          <table:table-cell table:style-name="ce11" table:formula="of:=IF(AND([.Q$1]&gt;=[.$M45];[.Q$1]&lt;=[.$L45]);[.Q$1];&quot;&quot;)">
            <text:p/>
          </table:table-cell>
          <table:table-cell table:style-name="ce11" table:formula="of:=IF(AND([.R$1]&gt;=[.$M45];[.R$1]&lt;=[.$L45]);[.R$1];&quot;&quot;)">
            <text:p/>
          </table:table-cell>
          <table:table-cell table:style-name="ce13" table:formula="of:=IF(AND([.S$1]&gt;=[.$M45];[.S$1]&lt;=[.$L45]);[.S$1];&quot;&quot;)">
            <text:p/>
          </table:table-cell>
          <table:table-cell table:style-name="ce13" table:formula="of:=IF(AND([.T$1]&gt;=[.$M45];[.T$1]&lt;=[.$L45]);[.T$1];&quot;&quot;)">
            <text:p/>
          </table:table-cell>
          <table:table-cell table:style-name="ce13" table:formula="of:=IF(AND([.U$1]&gt;=[.$M45];[.U$1]&lt;=[.$L45]);[.U$1];&quot;&quot;)">
            <text:p/>
          </table:table-cell>
          <table:table-cell table:style-name="ce13" table:formula="of:=IF(AND([.V$1]&gt;=[.$M45];[.V$1]&lt;=[.$L45]);[.V$1];&quot;&quot;)">
            <text:p/>
          </table:table-cell>
          <table:table-cell table:style-name="ce13" table:formula="of:=IF(AND([.W$1]&gt;=[.$M45];[.W$1]&lt;=[.$L45]);[.W$1];&quot;&quot;)">
            <text:p/>
          </table:table-cell>
          <table:table-cell table:style-name="ce13" table:formula="of:=IF(AND([.X$1]&gt;=[.$M45];[.X$1]&lt;=[.$L45]);[.X$1];&quot;&quot;)">
            <text:p/>
          </table:table-cell>
          <table:table-cell table:style-name="ce13" table:formula="of:=IF(AND([.Y$1]&gt;=[.$M45];[.Y$1]&lt;=[.$L45]);[.Y$1];&quot;&quot;)">
            <text:p/>
          </table:table-cell>
          <table:table-cell table:style-name="ce13" table:formula="of:=IF(AND([.Z$1]&gt;=[.$M45];[.Z$1]&lt;=[.$L45]);[.Z$1];&quot;&quot;)">
            <text:p/>
          </table:table-cell>
          <table:table-cell table:style-name="ce13" table:formula="of:=IF(AND([.AA$1]&gt;=[.$M45];[.AA$1]&lt;=[.$L45]);[.AA$1];&quot;&quot;)">
            <text:p/>
          </table:table-cell>
          <table:table-cell table:style-name="ce13" table:formula="of:=IF(AND([.AB$1]&gt;=[.$M45];[.AB$1]&lt;=[.$L45]);[.AB$1];&quot;&quot;)">
            <text:p/>
          </table:table-cell>
          <table:table-cell table:style-name="ce13" table:formula="of:=IF(AND([.AC$1]&gt;=[.$M45];[.AC$1]&lt;=[.$L45]);[.AC$1];&quot;&quot;)">
            <text:p/>
          </table:table-cell>
          <table:table-cell table:style-name="ce13" table:formula="of:=IF(AND([.AD$1]&gt;=[.$M45];[.AD$1]&lt;=[.$L45]);[.AD$1];&quot;&quot;)">
            <text:p/>
          </table:table-cell>
          <table:table-cell table:style-name="ce16" table:formula="of:=IF(AND([.AE$1]&gt;=[.$M45];[.AE$1]&lt;=[.$L45]);[.AE$1];&quot;&quot;)">
            <text:p/>
          </table:table-cell>
          <table:table-cell table:style-name="ce18" table:formula="of:=IF(AND([.AF$1]&gt;=[.$M45];[.AF$1]&lt;=[.$L45]);[.AF$1];&quot;&quot;)">
            <text:p/>
          </table:table-cell>
          <table:table-cell table:style-name="ce18" table:formula="of:=IF(AND([.AG$1]&gt;=[.$M45];[.AG$1]&lt;=[.$L45]);[.AG$1];&quot;&quot;)">
            <text:p/>
          </table:table-cell>
          <table:table-cell table:style-name="ce18" table:formula="of:=IF(AND([.AH$1]&gt;=[.$M45];[.AH$1]&lt;=[.$L45]);[.AH$1];&quot;&quot;)">
            <text:p/>
          </table:table-cell>
          <table:table-cell table:style-name="ce18" table:formula="of:=IF(AND([.AI$1]&gt;=[.$M45];[.AI$1]&lt;=[.$L45]);[.AI$1];&quot;&quot;)">
            <text:p/>
          </table:table-cell>
          <table:table-cell table:style-name="ce18" table:formula="of:=IF(AND([.AJ$1]&gt;=[.$M45];[.AJ$1]&lt;=[.$L45]);[.AJ$1];&quot;&quot;)">
            <text:p/>
          </table:table-cell>
          <table:table-cell table:style-name="ce18" table:formula="of:=IF(AND([.AK$1]&gt;=[.$M45];[.AK$1]&lt;=[.$L45]);[.AK$1];&quot;&quot;)">
            <text:p/>
          </table:table-cell>
          <table:table-cell table:style-name="ce18" table:formula="of:=IF(AND([.AL$1]&gt;=[.$M45];[.AL$1]&lt;=[.$L45]);[.AL$1];&quot;&quot;)">
            <text:p/>
          </table:table-cell>
          <table:table-cell table:style-name="ce18" table:formula="of:=IF(AND([.AM$1]&gt;=[.$M45];[.AM$1]&lt;=[.$L45]);[.AM$1];&quot;&quot;)">
            <text:p/>
          </table:table-cell>
          <table:table-cell table:style-name="ce18" table:formula="of:=IF(AND([.AN$1]&gt;=[.$M45];[.AN$1]&lt;=[.$L45]);[.AN$1];&quot;&quot;)">
            <text:p/>
          </table:table-cell>
          <table:table-cell table:style-name="ce18" table:formula="of:=IF(AND([.AO$1]&gt;=[.$M45];[.AO$1]&lt;=[.$L45]);[.AO$1];&quot;&quot;)">
            <text:p/>
          </table:table-cell>
          <table:table-cell table:style-name="ce18" table:formula="of:=IF(AND([.AP$1]&gt;=[.$M45];[.AP$1]&lt;=[.$L45]);[.AP$1];&quot;&quot;)">
            <text:p/>
          </table:table-cell>
          <table:table-cell table:style-name="ce18" table:formula="of:=IF(AND([.AQ$1]&gt;=[.$M45];[.AQ$1]&lt;=[.$L45]);[.AQ$1];&quot;&quot;)">
            <text:p/>
          </table:table-cell>
          <table:table-cell table:style-name="ce18" table:formula="of:=IF(AND([.AR$1]&gt;=[.$M45];[.AR$1]&lt;=[.$L45]);[.AR$1];&quot;&quot;)">
            <text:p/>
          </table:table-cell>
          <table:table-cell table:style-name="ce20" table:formula="of:=IF(AND([.AS$1]&gt;=[.$M45];[.AS$1]&lt;=[.$L45]);[.AS$1];&quot;&quot;)">
            <text:p/>
          </table:table-cell>
          <table:table-cell table:style-name="ce22" table:formula="of:=IF(AND([.AT$1]&gt;=[.$M45];[.AT$1]&lt;=[.$L45]);[.AT$1];&quot;&quot;)">
            <text:p/>
          </table:table-cell>
          <table:table-cell table:style-name="ce22" table:formula="of:=IF(AND([.AU$1]&gt;=[.$M45];[.AU$1]&lt;=[.$L45]);[.AU$1];&quot;&quot;)">
            <text:p/>
          </table:table-cell>
          <table:table-cell table:style-name="ce22" table:formula="of:=IF(AND([.AV$1]&gt;=[.$M45];[.AV$1]&lt;=[.$L45]);[.AV$1];&quot;&quot;)">
            <text:p/>
          </table:table-cell>
          <table:table-cell table:style-name="ce22" table:formula="of:=IF(AND([.AW$1]&gt;=[.$M45];[.AW$1]&lt;=[.$L45]);[.AW$1];&quot;&quot;)">
            <text:p/>
          </table:table-cell>
          <table:table-cell table:style-name="ce22" table:formula="of:=IF(AND([.AX$1]&gt;=[.$M45];[.AX$1]&lt;=[.$L45]);[.AX$1];&quot;&quot;)">
            <text:p/>
          </table:table-cell>
          <table:table-cell table:style-name="ce22" table:formula="of:=IF(AND([.AY$1]&gt;=[.$M45];[.AY$1]&lt;=[.$L45]);[.AY$1];&quot;&quot;)">
            <text:p/>
          </table:table-cell>
          <table:table-cell table:style-name="ce22" table:formula="of:=IF(AND([.AZ$1]&gt;=[.$M45];[.AZ$1]&lt;=[.$L45]);[.AZ$1];&quot;&quot;)">
            <text:p/>
          </table:table-cell>
          <table:table-cell table:style-name="ce22" table:formula="of:=IF(AND([.BA$1]&gt;=[.$M45];[.BA$1]&lt;=[.$L45]);[.BA$1];&quot;&quot;)">
            <text:p/>
          </table:table-cell>
          <table:table-cell table:style-name="ce22" table:formula="of:=IF(AND([.BB$1]&gt;=[.$M45];[.BB$1]&lt;=[.$L45]);[.BB$1];&quot;&quot;)">
            <text:p/>
          </table:table-cell>
          <table:table-cell table:style-name="ce22" table:formula="of:=IF(AND([.BC$1]&gt;=[.$M45];[.BC$1]&lt;=[.$L45]);[.BC$1];&quot;&quot;)">
            <text:p/>
          </table:table-cell>
          <table:table-cell table:style-name="ce22" table:formula="of:=IF(AND([.BD$1]&gt;=[.$M45];[.BD$1]&lt;=[.$L45]);[.BD$1];&quot;&quot;)">
            <text:p/>
          </table:table-cell>
          <table:table-cell table:style-name="ce22" table:formula="of:=IF(AND([.BE$1]&gt;=[.$M45];[.BE$1]&lt;=[.$L45]);[.BE$1];&quot;&quot;)">
            <text:p/>
          </table:table-cell>
          <table:table-cell table:style-name="ce22" table:formula="of:=IF(AND([.BF$1]&gt;=[.$M45];[.BF$1]&lt;=[.$L45]);[.BF$1];&quot;&quot;)">
            <text:p/>
          </table:table-cell>
          <table:table-cell table:style-name="ce22" table:formula="of:=IF(AND([.BG$1]&gt;=[.$M45];[.BG$1]&lt;=[.$L45]);[.BG$1];&quot;&quot;)">
            <text:p/>
          </table:table-cell>
          <table:table-cell table:style-name="ce22" table:formula="of:=IF(AND([.BH$1]&gt;=[.$M45];[.BH$1]&lt;=[.$L45]);[.BH$1];&quot;&quot;)">
            <text:p/>
          </table:table-cell>
          <table:table-cell table:style-name="ce22" table:formula="of:=IF(AND([.BI$1]&gt;=[.$M45];[.BI$1]&lt;=[.$L45]);[.BI$1];&quot;&quot;)">
            <text:p/>
          </table:table-cell>
          <table:table-cell table:style-name="ce22" table:formula="of:=IF(AND([.BJ$1]&gt;=[.$M45];[.BJ$1]&lt;=[.$L45]);[.BJ$1];&quot;&quot;)">
            <text:p/>
          </table:table-cell>
          <table:table-cell table:style-name="ce22" table:formula="of:=IF(AND([.BK$1]&gt;=[.$M45];[.BK$1]&lt;=[.$L45]);[.BK$1];&quot;&quot;)">
            <text:p/>
          </table:table-cell>
          <table:table-cell table:style-name="ce22" table:formula="of:=IF(AND([.BL$1]&gt;=[.$M45];[.BL$1]&lt;=[.$L45]);[.BL$1];&quot;&quot;)">
            <text:p/>
          </table:table-cell>
          <table:table-cell table:style-name="ce22" table:formula="of:=IF(AND([.BM$1]&gt;=[.$M45];[.BM$1]&lt;=[.$L45]);[.BM$1];&quot;&quot;)">
            <text:p/>
          </table:table-cell>
          <table:table-cell table:style-name="ce22" table:formula="of:=IF(AND([.BN$1]&gt;=[.$M45];[.BN$1]&lt;=[.$L45]);[.BN$1];&quot;&quot;)">
            <text:p/>
          </table:table-cell>
          <table:table-cell table:style-name="ce22" table:formula="of:=IF(AND([.BO$1]&gt;=[.$M45];[.BO$1]&lt;=[.$L45]);[.BO$1];&quot;&quot;)">
            <text:p/>
          </table:table-cell>
          <table:table-cell table:style-name="ce22" table:formula="of:=IF(AND([.BP$1]&gt;=[.$M45];[.BP$1]&lt;=[.$L45]);[.BP$1];&quot;&quot;)">
            <text:p/>
          </table:table-cell>
          <table:table-cell table:style-name="ce22" table:formula="of:=IF(AND([.BQ$1]&gt;=[.$M45];[.BQ$1]&lt;=[.$L45]);[.BQ$1];&quot;&quot;)">
            <text:p/>
          </table:table-cell>
          <table:table-cell table:style-name="ce22" table:formula="of:=IF(AND([.BR$1]&gt;=[.$M45];[.BR$1]&lt;=[.$L45]);[.BR$1];&quot;&quot;)">
            <text:p/>
          </table:table-cell>
          <table:table-cell table:style-name="ce22" table:formula="of:=IF(AND([.BS$1]&gt;=[.$M45];[.BS$1]&lt;=[.$L45]);[.BS$1];&quot;&quot;)">
            <text:p/>
          </table:table-cell>
          <table:table-cell table:style-name="ce22" table:formula="of:=IF(AND([.BT$1]&gt;=[.$M45];[.BT$1]&lt;=[.$L45]);[.BT$1];&quot;&quot;)">
            <text:p/>
          </table:table-cell>
          <table:table-cell table:style-name="ce21" table:formula="of:=IF(AND([.BU$1]&gt;=[.$M45];[.BU$1]&lt;=[.$L45]);[.BU$1];&quot;&quot;)">
            <text:p/>
          </table:table-cell>
          <table:table-cell table:style-name="ce21" table:formula="of:=IF(AND([.BV$1]&gt;=[.$M45];[.BV$1]&lt;=[.$L45]);[.BV$1];&quot;&quot;)">
            <text:p/>
          </table:table-cell>
          <table:table-cell table:style-name="ce21" table:formula="of:=IF(AND([.BW$1]&gt;=[.$M45];[.BW$1]&lt;=[.$L45]);[.BW$1];&quot;&quot;)">
            <text:p/>
          </table:table-cell>
          <table:table-cell table:style-name="ce21" table:formula="of:=IF(AND([.BX$1]&gt;=[.$M45];[.BX$1]&lt;=[.$L45]);[.BX$1];&quot;&quot;)">
            <text:p/>
          </table:table-cell>
          <table:table-cell table:style-name="ce21" table:formula="of:=IF(AND([.BY$1]&gt;=[.$M45];[.BY$1]&lt;=[.$L45]);[.BY$1];&quot;&quot;)">
            <text:p/>
          </table:table-cell>
          <table:table-cell table:style-name="ce21" table:formula="of:=IF(AND([.BZ$1]&gt;=[.$M45];[.BZ$1]&lt;=[.$L45]);[.BZ$1];&quot;&quot;)">
            <text:p/>
          </table:table-cell>
          <table:table-cell table:style-name="ce21" table:formula="of:=IF(AND([.CA$1]&gt;=[.$M45];[.CA$1]&lt;=[.$L45]);[.CA$1];&quot;&quot;)">
            <text:p/>
          </table:table-cell>
          <table:table-cell table:style-name="ce22" table:formula="of:=IF(AND([.CB$1]&gt;=[.$M45];[.CB$1]&lt;=[.$L45]);[.CB$1];&quot;&quot;)" office:value-type="float" office:value="66" calcext:value-type="float">
            <text:p>66</text:p>
          </table:table-cell>
          <table:table-cell table:style-name="ce22" table:formula="of:=IF(AND([.CC$1]&gt;=[.$M45];[.CC$1]&lt;=[.$L45]);[.CC$1];&quot;&quot;)" office:value-type="float" office:value="67" calcext:value-type="float">
            <text:p>67</text:p>
          </table:table-cell>
          <table:table-cell table:style-name="ce22" table:formula="of:=IF(AND([.CD$1]&gt;=[.$M45];[.CD$1]&lt;=[.$L45]);[.CD$1];&quot;&quot;)" office:value-type="float" office:value="68" calcext:value-type="float">
            <text:p>68</text:p>
          </table:table-cell>
          <table:table-cell table:style-name="ce22" table:formula="of:=IF(AND([.CE$1]&gt;=[.$M45];[.CE$1]&lt;=[.$L45]);[.CE$1];&quot;&quot;)" office:value-type="float" office:value="69" calcext:value-type="float">
            <text:p>69</text:p>
          </table:table-cell>
          <table:table-cell table:style-name="ce22" table:formula="of:=IF(AND([.CF$1]&gt;=[.$M45];[.CF$1]&lt;=[.$L45]);[.CF$1];&quot;&quot;)" office:value-type="float" office:value="70" calcext:value-type="float">
            <text:p>70</text:p>
          </table:table-cell>
          <table:table-cell table:style-name="ce22" table:formula="of:=IF(AND([.CG$1]&gt;=[.$M45];[.CG$1]&lt;=[.$L45]);[.CG$1];&quot;&quot;)" office:value-type="float" office:value="71" calcext:value-type="float">
            <text:p>71</text:p>
          </table:table-cell>
          <table:table-cell table:style-name="ce70" table:formula="of:=IF(AND([.CH$1]&gt;=[.$M45];[.CH$1]&lt;=[.$L45]);[.CH$1];&quot;&quot;)">
            <text:p/>
          </table:table-cell>
          <table:table-cell table:style-name="ce70" table:formula="of:=IF(AND([.CI$1]&gt;=[.$M45];[.CI$1]&lt;=[.$L45]);[.CI$1];&quot;&quot;)">
            <text:p/>
          </table:table-cell>
          <table:table-cell table:style-name="ce70" table:formula="of:=IF(AND([.CJ$1]&gt;=[.$M45];[.CJ$1]&lt;=[.$L45]);[.CJ$1];&quot;&quot;)">
            <text:p/>
          </table:table-cell>
          <table:table-cell table:style-name="ce72" table:formula="of:=IF(AND([.CK$1]&gt;=[.$M45];[.CK$1]&lt;=[.$L45]);[.CK$1];&quot;&quot;)">
            <text:p/>
          </table:table-cell>
          <table:table-cell table:style-name="ce74" table:formula="of:=IF(AND([.CL$1]&gt;=[.$M45];[.CL$1]&lt;=[.$L45]);[.CL$1];&quot;&quot;)">
            <text:p/>
          </table:table-cell>
          <table:table-cell table:style-name="ce74" table:formula="of:=IF(AND([.CM$1]&gt;=[.$M45];[.CM$1]&lt;=[.$L45]);[.CM$1];&quot;&quot;)">
            <text:p/>
          </table:table-cell>
          <table:table-cell table:style-name="ce76" table:formula="of:=IF(AND([.CN$1]&gt;=[.$M45];[.CN$1]&lt;=[.$L45]);[.CN$1];&quot;&quot;)">
            <text:p/>
          </table:table-cell>
          <table:table-cell table:style-name="ce76" table:formula="of:=IF(AND([.CO$1]&gt;=[.$M45];[.CO$1]&lt;=[.$L45]);[.CO$1];&quot;&quot;)">
            <text:p/>
          </table:table-cell>
          <table:table-cell table:style-name="ce79" table:formula="of:=IF(AND([.CP$1]&gt;=[.$M45];[.CP$1]&lt;=[.$L45]);[.CP$1];&quot;&quot;)">
            <text:p/>
          </table:table-cell>
          <table:table-cell table:style-name="ce82" table:formula="of:=IF(AND([.CQ$1]&gt;=[.$M45];[.CQ$1]&lt;=[.$L45]);[.CQ$1];&quot;&quot;)">
            <text:p/>
          </table:table-cell>
          <table:table-cell table:style-name="ce82" table:formula="of:=IF(AND([.CR$1]&gt;=[.$M45];[.CR$1]&lt;=[.$L45]);[.CR$1];&quot;&quot;)">
            <text:p/>
          </table:table-cell>
          <table:table-cell table:style-name="ce82" table:formula="of:=IF(AND([.CS$1]&gt;=[.$M45];[.CS$1]&lt;=[.$L45]);[.CS$1];&quot;&quot;)">
            <text:p/>
          </table:table-cell>
          <table:table-cell table:style-name="ce82" table:formula="of:=IF(AND([.CT$1]&gt;=[.$M45];[.CT$1]&lt;=[.$L45]);[.CT$1];&quot;&quot;)">
            <text:p/>
          </table:table-cell>
          <table:table-cell table:style-name="ce82" table:formula="of:=IF(AND([.CU$1]&gt;=[.$M45];[.CU$1]&lt;=[.$L45]);[.CU$1];&quot;&quot;)">
            <text:p/>
          </table:table-cell>
          <table:table-cell table:style-name="ce82" table:formula="of:=IF(AND([.CV$1]&gt;=[.$M45];[.CV$1]&lt;=[.$L45]);[.CV$1];&quot;&quot;)">
            <text:p/>
          </table:table-cell>
          <table:table-cell table:style-name="ce82" table:formula="of:=IF(AND([.CW$1]&gt;=[.$M45];[.CW$1]&lt;=[.$L45]);[.CW$1];&quot;&quot;)">
            <text:p/>
          </table:table-cell>
          <table:table-cell table:style-name="ce82" table:formula="of:=IF(AND([.CX$1]&gt;=[.$M45];[.CX$1]&lt;=[.$L45]);[.CX$1];&quot;&quot;)">
            <text:p/>
          </table:table-cell>
          <table:table-cell table:style-name="ce82" table:formula="of:=IF(AND([.CY$1]&gt;=[.$M45];[.CY$1]&lt;=[.$L45]);[.CY$1];&quot;&quot;)">
            <text:p/>
          </table:table-cell>
          <table:table-cell table:style-name="ce82" table:formula="of:=IF(AND([.CZ$1]&gt;=[.$M45];[.CZ$1]&lt;=[.$L45]);[.CZ$1];&quot;&quot;)">
            <text:p/>
          </table:table-cell>
          <table:table-cell table:style-name="ce82" table:formula="of:=IF(AND([.DA$1]&gt;=[.$M45];[.DA$1]&lt;=[.$L45]);[.DA$1];&quot;&quot;)">
            <text:p/>
          </table:table-cell>
          <table:table-cell table:style-name="ce82" table:formula="of:=IF(AND([.DB$1]&gt;=[.$M45];[.DB$1]&lt;=[.$L45]);[.DB$1];&quot;&quot;)">
            <text:p/>
          </table:table-cell>
          <table:table-cell table:style-name="ce82" table:formula="of:=IF(AND([.DC$1]&gt;=[.$M45];[.DC$1]&lt;=[.$L45]);[.DC$1];&quot;&quot;)">
            <text:p/>
          </table:table-cell>
          <table:table-cell table:style-name="ce82" table:formula="of:=IF(AND([.DD$1]&gt;=[.$M45];[.DD$1]&lt;=[.$L45]);[.DD$1];&quot;&quot;)">
            <text:p/>
          </table:table-cell>
          <table:table-cell table:style-name="ce82" table:formula="of:=IF(AND([.DE$1]&gt;=[.$M45];[.DE$1]&lt;=[.$L45]);[.DE$1];&quot;&quot;)">
            <text:p/>
          </table:table-cell>
          <table:table-cell table:style-name="ce82" table:formula="of:=IF(AND([.DF$1]&gt;=[.$M45];[.DF$1]&lt;=[.$L45]);[.DF$1];&quot;&quot;)">
            <text:p/>
          </table:table-cell>
          <table:table-cell table:style-name="ce82" table:formula="of:=IF(AND([.DG$1]&gt;=[.$M45];[.DG$1]&lt;=[.$L45]);[.DG$1];&quot;&quot;)">
            <text:p/>
          </table:table-cell>
          <table:table-cell table:style-name="ce82" table:formula="of:=IF(AND([.DH$1]&gt;=[.$M45];[.DH$1]&lt;=[.$L45]);[.DH$1];&quot;&quot;)">
            <text:p/>
          </table:table-cell>
          <table:table-cell table:style-name="ce82" table:formula="of:=IF(AND([.DI$1]&gt;=[.$M45];[.DI$1]&lt;=[.$L45]);[.DI$1];&quot;&quot;)">
            <text:p/>
          </table:table-cell>
          <table:table-cell table:style-name="ce82" table:formula="of:=IF(AND([.DJ$1]&gt;=[.$M45];[.DJ$1]&lt;=[.$L45]);[.DJ$1];&quot;&quot;)">
            <text:p/>
          </table:table-cell>
          <table:table-cell table:style-name="ce82" table:formula="of:=IF(AND([.DK$1]&gt;=[.$M45];[.DK$1]&lt;=[.$L45]);[.DK$1];&quot;&quot;)">
            <text:p/>
          </table:table-cell>
          <table:table-cell table:style-name="ce82" table:formula="of:=IF(AND([.DL$1]&gt;=[.$M45];[.DL$1]&lt;=[.$L45]);[.DL$1];&quot;&quot;)">
            <text:p/>
          </table:table-cell>
          <table:table-cell table:style-name="ce82" table:formula="of:=IF(AND([.DM$1]&gt;=[.$M45];[.DM$1]&lt;=[.$L45]);[.DM$1];&quot;&quot;)">
            <text:p/>
          </table:table-cell>
          <table:table-cell table:style-name="ce82" table:formula="of:=IF(AND([.DN$1]&gt;=[.$M45];[.DN$1]&lt;=[.$L45]);[.DN$1];&quot;&quot;)">
            <text:p/>
          </table:table-cell>
          <table:table-cell table:style-name="ce82" table:formula="of:=IF(AND([.DO$1]&gt;=[.$M45];[.DO$1]&lt;=[.$L45]);[.DO$1];&quot;&quot;)">
            <text:p/>
          </table:table-cell>
          <table:table-cell table:style-name="ce82" table:formula="of:=IF(AND([.DP$1]&gt;=[.$M45];[.DP$1]&lt;=[.$L45]);[.DP$1];&quot;&quot;)">
            <text:p/>
          </table:table-cell>
          <table:table-cell table:style-name="ce82" table:formula="of:=IF(AND([.DQ$1]&gt;=[.$M45];[.DQ$1]&lt;=[.$L45]);[.DQ$1];&quot;&quot;)">
            <text:p/>
          </table:table-cell>
          <table:table-cell table:style-name="ce82" table:formula="of:=IF(AND([.DR$1]&gt;=[.$M45];[.DR$1]&lt;=[.$L45]);[.DR$1];&quot;&quot;)">
            <text:p/>
          </table:table-cell>
          <table:table-cell table:style-name="ce82" table:formula="of:=IF(AND([.DS$1]&gt;=[.$M45];[.DS$1]&lt;=[.$L45]);[.DS$1];&quot;&quot;)">
            <text:p/>
          </table:table-cell>
          <table:table-cell table:style-name="ce82" table:formula="of:=IF(AND([.DT$1]&gt;=[.$M45];[.DT$1]&lt;=[.$L45]);[.DT$1];&quot;&quot;)">
            <text:p/>
          </table:table-cell>
          <table:table-cell table:style-name="ce82" table:formula="of:=IF(AND([.DU$1]&gt;=[.$M45];[.DU$1]&lt;=[.$L45]);[.DU$1];&quot;&quot;)">
            <text:p/>
          </table:table-cell>
          <table:table-cell table:style-name="ce84" table:formula="of:=IF(AND([.DV$1]&gt;=[.$M45];[.DV$1]&lt;=[.$L45]);[.DV$1];&quot;&quot;)">
            <text:p/>
          </table:table-cell>
          <table:table-cell table:style-name="ce84" table:formula="of:=IF(AND([.DW$1]&gt;=[.$M45];[.DW$1]&lt;=[.$L45]);[.DW$1];&quot;&quot;)">
            <text:p/>
          </table:table-cell>
          <table:table-cell table:style-name="ce84" table:formula="of:=IF(AND([.DX$1]&gt;=[.$M45];[.DX$1]&lt;=[.$L45]);[.DX$1];&quot;&quot;)">
            <text:p/>
          </table:table-cell>
          <table:table-cell table:style-name="ce84" table:formula="of:=IF(AND([.DY$1]&gt;=[.$M45];[.DY$1]&lt;=[.$L45]);[.DY$1];&quot;&quot;)">
            <text:p/>
          </table:table-cell>
          <table:table-cell table:style-name="ce84" table:formula="of:=IF(AND([.DZ$1]&gt;=[.$M45];[.DZ$1]&lt;=[.$L45]);[.DZ$1];&quot;&quot;)">
            <text:p/>
          </table:table-cell>
          <table:table-cell table:style-name="ce84" table:formula="of:=IF(AND([.EA$1]&gt;=[.$M45];[.EA$1]&lt;=[.$L45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46];[.$A:.$L];12;0)" office:value-type="float" office:value="71" calcext:value-type="float">
            <text:p>71</text:p>
          </table:table-cell>
          <table:table-cell table:style-name="ce6" table:formula="of:=VLOOKUP([.D46];[.$A:.$L];12;0)" office:value-type="float" office:value="0" calcext:value-type="float">
            <text:p>0</text:p>
          </table:table-cell>
          <table:table-cell table:style-name="ce6" table:formula="of:=VLOOKUP([.E46];[.$A:.$L];12;0)" office:value-type="float" office:value="0" calcext:value-type="float">
            <text:p>0</text:p>
          </table:table-cell>
          <table:table-cell table:style-name="ce6" table:formula="of:=VLOOKUP([.F46];[.$A:.$L];12;0)" office:value-type="float" office:value="0" calcext:value-type="float">
            <text:p>0</text:p>
          </table:table-cell>
          <table:table-cell table:style-name="ce7" table:formula="of:=MAX([.H46:.K46])+[.B46]+[.N46]" office:value-type="float" office:value="77" calcext:value-type="float">
            <text:p>77</text:p>
          </table:table-cell>
          <table:table-cell table:style-name="ce8" table:formula="of:=[.L46]-[.B46]+1" office:value-type="float" office:value="72" calcext:value-type="float">
            <text:p>72</text:p>
          </table:table-cell>
          <table:table-cell table:style-name="ce9"/>
          <table:table-cell table:style-name="ce11" table:formula="of:=IF(AND([.O$1]&gt;=[.$M46];[.O$1]&lt;=[.$L46]);[.O$1];&quot;&quot;)">
            <text:p/>
          </table:table-cell>
          <table:table-cell table:style-name="ce11" table:formula="of:=IF(AND([.P$1]&gt;=[.$M46];[.P$1]&lt;=[.$L46]);[.P$1];&quot;&quot;)">
            <text:p/>
          </table:table-cell>
          <table:table-cell table:style-name="ce11" table:formula="of:=IF(AND([.Q$1]&gt;=[.$M46];[.Q$1]&lt;=[.$L46]);[.Q$1];&quot;&quot;)">
            <text:p/>
          </table:table-cell>
          <table:table-cell table:style-name="ce11" table:formula="of:=IF(AND([.R$1]&gt;=[.$M46];[.R$1]&lt;=[.$L46]);[.R$1];&quot;&quot;)">
            <text:p/>
          </table:table-cell>
          <table:table-cell table:style-name="ce13" table:formula="of:=IF(AND([.S$1]&gt;=[.$M46];[.S$1]&lt;=[.$L46]);[.S$1];&quot;&quot;)">
            <text:p/>
          </table:table-cell>
          <table:table-cell table:style-name="ce13" table:formula="of:=IF(AND([.T$1]&gt;=[.$M46];[.T$1]&lt;=[.$L46]);[.T$1];&quot;&quot;)">
            <text:p/>
          </table:table-cell>
          <table:table-cell table:style-name="ce13" table:formula="of:=IF(AND([.U$1]&gt;=[.$M46];[.U$1]&lt;=[.$L46]);[.U$1];&quot;&quot;)">
            <text:p/>
          </table:table-cell>
          <table:table-cell table:style-name="ce13" table:formula="of:=IF(AND([.V$1]&gt;=[.$M46];[.V$1]&lt;=[.$L46]);[.V$1];&quot;&quot;)">
            <text:p/>
          </table:table-cell>
          <table:table-cell table:style-name="ce13" table:formula="of:=IF(AND([.W$1]&gt;=[.$M46];[.W$1]&lt;=[.$L46]);[.W$1];&quot;&quot;)">
            <text:p/>
          </table:table-cell>
          <table:table-cell table:style-name="ce13" table:formula="of:=IF(AND([.X$1]&gt;=[.$M46];[.X$1]&lt;=[.$L46]);[.X$1];&quot;&quot;)">
            <text:p/>
          </table:table-cell>
          <table:table-cell table:style-name="ce13" table:formula="of:=IF(AND([.Y$1]&gt;=[.$M46];[.Y$1]&lt;=[.$L46]);[.Y$1];&quot;&quot;)">
            <text:p/>
          </table:table-cell>
          <table:table-cell table:style-name="ce13" table:formula="of:=IF(AND([.Z$1]&gt;=[.$M46];[.Z$1]&lt;=[.$L46]);[.Z$1];&quot;&quot;)">
            <text:p/>
          </table:table-cell>
          <table:table-cell table:style-name="ce13" table:formula="of:=IF(AND([.AA$1]&gt;=[.$M46];[.AA$1]&lt;=[.$L46]);[.AA$1];&quot;&quot;)">
            <text:p/>
          </table:table-cell>
          <table:table-cell table:style-name="ce13" table:formula="of:=IF(AND([.AB$1]&gt;=[.$M46];[.AB$1]&lt;=[.$L46]);[.AB$1];&quot;&quot;)">
            <text:p/>
          </table:table-cell>
          <table:table-cell table:style-name="ce13" table:formula="of:=IF(AND([.AC$1]&gt;=[.$M46];[.AC$1]&lt;=[.$L46]);[.AC$1];&quot;&quot;)">
            <text:p/>
          </table:table-cell>
          <table:table-cell table:style-name="ce13" table:formula="of:=IF(AND([.AD$1]&gt;=[.$M46];[.AD$1]&lt;=[.$L46]);[.AD$1];&quot;&quot;)">
            <text:p/>
          </table:table-cell>
          <table:table-cell table:style-name="ce16" table:formula="of:=IF(AND([.AE$1]&gt;=[.$M46];[.AE$1]&lt;=[.$L46]);[.AE$1];&quot;&quot;)">
            <text:p/>
          </table:table-cell>
          <table:table-cell table:style-name="ce18" table:formula="of:=IF(AND([.AF$1]&gt;=[.$M46];[.AF$1]&lt;=[.$L46]);[.AF$1];&quot;&quot;)">
            <text:p/>
          </table:table-cell>
          <table:table-cell table:style-name="ce18" table:formula="of:=IF(AND([.AG$1]&gt;=[.$M46];[.AG$1]&lt;=[.$L46]);[.AG$1];&quot;&quot;)">
            <text:p/>
          </table:table-cell>
          <table:table-cell table:style-name="ce18" table:formula="of:=IF(AND([.AH$1]&gt;=[.$M46];[.AH$1]&lt;=[.$L46]);[.AH$1];&quot;&quot;)">
            <text:p/>
          </table:table-cell>
          <table:table-cell table:style-name="ce18" table:formula="of:=IF(AND([.AI$1]&gt;=[.$M46];[.AI$1]&lt;=[.$L46]);[.AI$1];&quot;&quot;)">
            <text:p/>
          </table:table-cell>
          <table:table-cell table:style-name="ce18" table:formula="of:=IF(AND([.AJ$1]&gt;=[.$M46];[.AJ$1]&lt;=[.$L46]);[.AJ$1];&quot;&quot;)">
            <text:p/>
          </table:table-cell>
          <table:table-cell table:style-name="ce18" table:formula="of:=IF(AND([.AK$1]&gt;=[.$M46];[.AK$1]&lt;=[.$L46]);[.AK$1];&quot;&quot;)">
            <text:p/>
          </table:table-cell>
          <table:table-cell table:style-name="ce18" table:formula="of:=IF(AND([.AL$1]&gt;=[.$M46];[.AL$1]&lt;=[.$L46]);[.AL$1];&quot;&quot;)">
            <text:p/>
          </table:table-cell>
          <table:table-cell table:style-name="ce18" table:formula="of:=IF(AND([.AM$1]&gt;=[.$M46];[.AM$1]&lt;=[.$L46]);[.AM$1];&quot;&quot;)">
            <text:p/>
          </table:table-cell>
          <table:table-cell table:style-name="ce18" table:formula="of:=IF(AND([.AN$1]&gt;=[.$M46];[.AN$1]&lt;=[.$L46]);[.AN$1];&quot;&quot;)">
            <text:p/>
          </table:table-cell>
          <table:table-cell table:style-name="ce18" table:formula="of:=IF(AND([.AO$1]&gt;=[.$M46];[.AO$1]&lt;=[.$L46]);[.AO$1];&quot;&quot;)">
            <text:p/>
          </table:table-cell>
          <table:table-cell table:style-name="ce18" table:formula="of:=IF(AND([.AP$1]&gt;=[.$M46];[.AP$1]&lt;=[.$L46]);[.AP$1];&quot;&quot;)">
            <text:p/>
          </table:table-cell>
          <table:table-cell table:style-name="ce18" table:formula="of:=IF(AND([.AQ$1]&gt;=[.$M46];[.AQ$1]&lt;=[.$L46]);[.AQ$1];&quot;&quot;)">
            <text:p/>
          </table:table-cell>
          <table:table-cell table:style-name="ce18" table:formula="of:=IF(AND([.AR$1]&gt;=[.$M46];[.AR$1]&lt;=[.$L46]);[.AR$1];&quot;&quot;)">
            <text:p/>
          </table:table-cell>
          <table:table-cell table:style-name="ce20" table:formula="of:=IF(AND([.AS$1]&gt;=[.$M46];[.AS$1]&lt;=[.$L46]);[.AS$1];&quot;&quot;)">
            <text:p/>
          </table:table-cell>
          <table:table-cell table:style-name="ce24" table:formula="of:=IF(AND([.AT$1]&gt;=[.$M46];[.AT$1]&lt;=[.$L46]);[.AT$1];&quot;&quot;)">
            <text:p/>
          </table:table-cell>
          <table:table-cell table:style-name="ce26" table:formula="of:=IF(AND([.AU$1]&gt;=[.$M46];[.AU$1]&lt;=[.$L46]);[.AU$1];&quot;&quot;)">
            <text:p/>
          </table:table-cell>
          <table:table-cell table:style-name="ce26" table:formula="of:=IF(AND([.AV$1]&gt;=[.$M46];[.AV$1]&lt;=[.$L46]);[.AV$1];&quot;&quot;)">
            <text:p/>
          </table:table-cell>
          <table:table-cell table:style-name="ce28" table:formula="of:=IF(AND([.AW$1]&gt;=[.$M46];[.AW$1]&lt;=[.$L46]);[.AW$1];&quot;&quot;)">
            <text:p/>
          </table:table-cell>
          <table:table-cell table:style-name="ce30" table:formula="of:=IF(AND([.AX$1]&gt;=[.$M46];[.AX$1]&lt;=[.$L46]);[.AX$1];&quot;&quot;)">
            <text:p/>
          </table:table-cell>
          <table:table-cell table:style-name="ce32" table:formula="of:=IF(AND([.AY$1]&gt;=[.$M46];[.AY$1]&lt;=[.$L46]);[.AY$1];&quot;&quot;)">
            <text:p/>
          </table:table-cell>
          <table:table-cell table:style-name="ce34" table:formula="of:=IF(AND([.AZ$1]&gt;=[.$M46];[.AZ$1]&lt;=[.$L46]);[.AZ$1];&quot;&quot;)">
            <text:p/>
          </table:table-cell>
          <table:table-cell table:style-name="ce36" table:formula="of:=IF(AND([.BA$1]&gt;=[.$M46];[.BA$1]&lt;=[.$L46]);[.BA$1];&quot;&quot;)">
            <text:p/>
          </table:table-cell>
          <table:table-cell table:style-name="ce36" table:formula="of:=IF(AND([.BB$1]&gt;=[.$M46];[.BB$1]&lt;=[.$L46]);[.BB$1];&quot;&quot;)">
            <text:p/>
          </table:table-cell>
          <table:table-cell table:style-name="ce38" table:formula="of:=IF(AND([.BC$1]&gt;=[.$M46];[.BC$1]&lt;=[.$L46]);[.BC$1];&quot;&quot;)">
            <text:p/>
          </table:table-cell>
          <table:table-cell table:style-name="ce38" table:formula="of:=IF(AND([.BD$1]&gt;=[.$M46];[.BD$1]&lt;=[.$L46]);[.BD$1];&quot;&quot;)">
            <text:p/>
          </table:table-cell>
          <table:table-cell table:style-name="ce40" table:formula="of:=IF(AND([.BE$1]&gt;=[.$M46];[.BE$1]&lt;=[.$L46]);[.BE$1];&quot;&quot;)">
            <text:p/>
          </table:table-cell>
          <table:table-cell table:style-name="ce42" table:formula="of:=IF(AND([.BF$1]&gt;=[.$M46];[.BF$1]&lt;=[.$L46]);[.BF$1];&quot;&quot;)">
            <text:p/>
          </table:table-cell>
          <table:table-cell table:style-name="ce44" table:formula="of:=IF(AND([.BG$1]&gt;=[.$M46];[.BG$1]&lt;=[.$L46]);[.BG$1];&quot;&quot;)">
            <text:p/>
          </table:table-cell>
          <table:table-cell table:style-name="ce44" table:formula="of:=IF(AND([.BH$1]&gt;=[.$M46];[.BH$1]&lt;=[.$L46]);[.BH$1];&quot;&quot;)">
            <text:p/>
          </table:table-cell>
          <table:table-cell table:style-name="ce44" table:formula="of:=IF(AND([.BI$1]&gt;=[.$M46];[.BI$1]&lt;=[.$L46]);[.BI$1];&quot;&quot;)">
            <text:p/>
          </table:table-cell>
          <table:table-cell table:style-name="ce46" table:formula="of:=IF(AND([.BJ$1]&gt;=[.$M46];[.BJ$1]&lt;=[.$L46]);[.BJ$1];&quot;&quot;)">
            <text:p/>
          </table:table-cell>
          <table:table-cell table:style-name="ce48" table:formula="of:=IF(AND([.BK$1]&gt;=[.$M46];[.BK$1]&lt;=[.$L46]);[.BK$1];&quot;&quot;)">
            <text:p/>
          </table:table-cell>
          <table:table-cell table:style-name="ce48" table:formula="of:=IF(AND([.BL$1]&gt;=[.$M46];[.BL$1]&lt;=[.$L46]);[.BL$1];&quot;&quot;)">
            <text:p/>
          </table:table-cell>
          <table:table-cell table:style-name="ce50" table:formula="of:=IF(AND([.BM$1]&gt;=[.$M46];[.BM$1]&lt;=[.$L46]);[.BM$1];&quot;&quot;)">
            <text:p/>
          </table:table-cell>
          <table:table-cell table:style-name="ce50" table:formula="of:=IF(AND([.BN$1]&gt;=[.$M46];[.BN$1]&lt;=[.$L46]);[.BN$1];&quot;&quot;)">
            <text:p/>
          </table:table-cell>
          <table:table-cell table:style-name="ce50" table:formula="of:=IF(AND([.BO$1]&gt;=[.$M46];[.BO$1]&lt;=[.$L46]);[.BO$1];&quot;&quot;)">
            <text:p/>
          </table:table-cell>
          <table:table-cell table:style-name="ce52" table:formula="of:=IF(AND([.BP$1]&gt;=[.$M46];[.BP$1]&lt;=[.$L46]);[.BP$1];&quot;&quot;)">
            <text:p/>
          </table:table-cell>
          <table:table-cell table:style-name="ce54" table:formula="of:=IF(AND([.BQ$1]&gt;=[.$M46];[.BQ$1]&lt;=[.$L46]);[.BQ$1];&quot;&quot;)">
            <text:p/>
          </table:table-cell>
          <table:table-cell table:style-name="ce54" table:formula="of:=IF(AND([.BR$1]&gt;=[.$M46];[.BR$1]&lt;=[.$L46]);[.BR$1];&quot;&quot;)">
            <text:p/>
          </table:table-cell>
          <table:table-cell table:style-name="ce54" table:formula="of:=IF(AND([.BS$1]&gt;=[.$M46];[.BS$1]&lt;=[.$L46]);[.BS$1];&quot;&quot;)">
            <text:p/>
          </table:table-cell>
          <table:table-cell table:style-name="ce56" table:formula="of:=IF(AND([.BT$1]&gt;=[.$M46];[.BT$1]&lt;=[.$L46]);[.BT$1];&quot;&quot;)">
            <text:p/>
          </table:table-cell>
          <table:table-cell table:style-name="ce58" table:formula="of:=IF(AND([.BU$1]&gt;=[.$M46];[.BU$1]&lt;=[.$L46]);[.BU$1];&quot;&quot;)">
            <text:p/>
          </table:table-cell>
          <table:table-cell table:style-name="ce60" table:formula="of:=IF(AND([.BV$1]&gt;=[.$M46];[.BV$1]&lt;=[.$L46]);[.BV$1];&quot;&quot;)">
            <text:p/>
          </table:table-cell>
          <table:table-cell table:style-name="ce60" table:formula="of:=IF(AND([.BW$1]&gt;=[.$M46];[.BW$1]&lt;=[.$L46]);[.BW$1];&quot;&quot;)">
            <text:p/>
          </table:table-cell>
          <table:table-cell table:style-name="ce62" table:formula="of:=IF(AND([.BX$1]&gt;=[.$M46];[.BX$1]&lt;=[.$L46]);[.BX$1];&quot;&quot;)">
            <text:p/>
          </table:table-cell>
          <table:table-cell table:style-name="ce62" table:formula="of:=IF(AND([.BY$1]&gt;=[.$M46];[.BY$1]&lt;=[.$L46]);[.BY$1];&quot;&quot;)">
            <text:p/>
          </table:table-cell>
          <table:table-cell table:style-name="ce64" table:formula="of:=IF(AND([.BZ$1]&gt;=[.$M46];[.BZ$1]&lt;=[.$L46]);[.BZ$1];&quot;&quot;)">
            <text:p/>
          </table:table-cell>
          <table:table-cell table:style-name="ce66" table:formula="of:=IF(AND([.CA$1]&gt;=[.$M46];[.CA$1]&lt;=[.$L46]);[.CA$1];&quot;&quot;)">
            <text:p/>
          </table:table-cell>
          <table:table-cell table:style-name="ce68" table:formula="of:=IF(AND([.CB$1]&gt;=[.$M46];[.CB$1]&lt;=[.$L46]);[.CB$1];&quot;&quot;)">
            <text:p/>
          </table:table-cell>
          <table:table-cell table:style-name="ce68" table:formula="of:=IF(AND([.CC$1]&gt;=[.$M46];[.CC$1]&lt;=[.$L46]);[.CC$1];&quot;&quot;)">
            <text:p/>
          </table:table-cell>
          <table:table-cell table:style-name="ce68" table:formula="of:=IF(AND([.CD$1]&gt;=[.$M46];[.CD$1]&lt;=[.$L46]);[.CD$1];&quot;&quot;)">
            <text:p/>
          </table:table-cell>
          <table:table-cell table:style-name="ce68" table:formula="of:=IF(AND([.CE$1]&gt;=[.$M46];[.CE$1]&lt;=[.$L46]);[.CE$1];&quot;&quot;)">
            <text:p/>
          </table:table-cell>
          <table:table-cell table:style-name="ce68" table:formula="of:=IF(AND([.CF$1]&gt;=[.$M46];[.CF$1]&lt;=[.$L46]);[.CF$1];&quot;&quot;)">
            <text:p/>
          </table:table-cell>
          <table:table-cell table:style-name="ce68" table:formula="of:=IF(AND([.CG$1]&gt;=[.$M46];[.CG$1]&lt;=[.$L46]);[.CG$1];&quot;&quot;)">
            <text:p/>
          </table:table-cell>
          <table:table-cell table:style-name="ce21" table:formula="of:=IF(AND([.CH$1]&gt;=[.$M46];[.CH$1]&lt;=[.$L46]);[.CH$1];&quot;&quot;)" office:value-type="float" office:value="72" calcext:value-type="float">
            <text:p>72</text:p>
          </table:table-cell>
          <table:table-cell table:style-name="ce21" table:formula="of:=IF(AND([.CI$1]&gt;=[.$M46];[.CI$1]&lt;=[.$L46]);[.CI$1];&quot;&quot;)" office:value-type="float" office:value="73" calcext:value-type="float">
            <text:p>73</text:p>
          </table:table-cell>
          <table:table-cell table:style-name="ce21" table:formula="of:=IF(AND([.CJ$1]&gt;=[.$M46];[.CJ$1]&lt;=[.$L46]);[.CJ$1];&quot;&quot;)" office:value-type="float" office:value="74" calcext:value-type="float">
            <text:p>74</text:p>
          </table:table-cell>
          <table:table-cell table:style-name="ce21" table:formula="of:=IF(AND([.CK$1]&gt;=[.$M46];[.CK$1]&lt;=[.$L46]);[.CK$1];&quot;&quot;)" office:value-type="float" office:value="75" calcext:value-type="float">
            <text:p>75</text:p>
          </table:table-cell>
          <table:table-cell table:style-name="ce21" table:formula="of:=IF(AND([.CL$1]&gt;=[.$M46];[.CL$1]&lt;=[.$L46]);[.CL$1];&quot;&quot;)" office:value-type="float" office:value="76" calcext:value-type="float">
            <text:p>76</text:p>
          </table:table-cell>
          <table:table-cell table:style-name="ce21" table:formula="of:=IF(AND([.CM$1]&gt;=[.$M46];[.CM$1]&lt;=[.$L46]);[.CM$1];&quot;&quot;)" office:value-type="float" office:value="77" calcext:value-type="float">
            <text:p>77</text:p>
          </table:table-cell>
          <table:table-cell table:style-name="ce76" table:formula="of:=IF(AND([.CN$1]&gt;=[.$M46];[.CN$1]&lt;=[.$L46]);[.CN$1];&quot;&quot;)">
            <text:p/>
          </table:table-cell>
          <table:table-cell table:style-name="ce76" table:formula="of:=IF(AND([.CO$1]&gt;=[.$M46];[.CO$1]&lt;=[.$L46]);[.CO$1];&quot;&quot;)">
            <text:p/>
          </table:table-cell>
          <table:table-cell table:style-name="ce79" table:formula="of:=IF(AND([.CP$1]&gt;=[.$M46];[.CP$1]&lt;=[.$L46]);[.CP$1];&quot;&quot;)">
            <text:p/>
          </table:table-cell>
          <table:table-cell table:style-name="ce82" table:formula="of:=IF(AND([.CQ$1]&gt;=[.$M46];[.CQ$1]&lt;=[.$L46]);[.CQ$1];&quot;&quot;)">
            <text:p/>
          </table:table-cell>
          <table:table-cell table:style-name="ce82" table:formula="of:=IF(AND([.CR$1]&gt;=[.$M46];[.CR$1]&lt;=[.$L46]);[.CR$1];&quot;&quot;)">
            <text:p/>
          </table:table-cell>
          <table:table-cell table:style-name="ce82" table:formula="of:=IF(AND([.CS$1]&gt;=[.$M46];[.CS$1]&lt;=[.$L46]);[.CS$1];&quot;&quot;)">
            <text:p/>
          </table:table-cell>
          <table:table-cell table:style-name="ce82" table:formula="of:=IF(AND([.CT$1]&gt;=[.$M46];[.CT$1]&lt;=[.$L46]);[.CT$1];&quot;&quot;)">
            <text:p/>
          </table:table-cell>
          <table:table-cell table:style-name="ce82" table:formula="of:=IF(AND([.CU$1]&gt;=[.$M46];[.CU$1]&lt;=[.$L46]);[.CU$1];&quot;&quot;)">
            <text:p/>
          </table:table-cell>
          <table:table-cell table:style-name="ce82" table:formula="of:=IF(AND([.CV$1]&gt;=[.$M46];[.CV$1]&lt;=[.$L46]);[.CV$1];&quot;&quot;)">
            <text:p/>
          </table:table-cell>
          <table:table-cell table:style-name="ce82" table:formula="of:=IF(AND([.CW$1]&gt;=[.$M46];[.CW$1]&lt;=[.$L46]);[.CW$1];&quot;&quot;)">
            <text:p/>
          </table:table-cell>
          <table:table-cell table:style-name="ce82" table:formula="of:=IF(AND([.CX$1]&gt;=[.$M46];[.CX$1]&lt;=[.$L46]);[.CX$1];&quot;&quot;)">
            <text:p/>
          </table:table-cell>
          <table:table-cell table:style-name="ce82" table:formula="of:=IF(AND([.CY$1]&gt;=[.$M46];[.CY$1]&lt;=[.$L46]);[.CY$1];&quot;&quot;)">
            <text:p/>
          </table:table-cell>
          <table:table-cell table:style-name="ce82" table:formula="of:=IF(AND([.CZ$1]&gt;=[.$M46];[.CZ$1]&lt;=[.$L46]);[.CZ$1];&quot;&quot;)">
            <text:p/>
          </table:table-cell>
          <table:table-cell table:style-name="ce82" table:formula="of:=IF(AND([.DA$1]&gt;=[.$M46];[.DA$1]&lt;=[.$L46]);[.DA$1];&quot;&quot;)">
            <text:p/>
          </table:table-cell>
          <table:table-cell table:style-name="ce82" table:formula="of:=IF(AND([.DB$1]&gt;=[.$M46];[.DB$1]&lt;=[.$L46]);[.DB$1];&quot;&quot;)">
            <text:p/>
          </table:table-cell>
          <table:table-cell table:style-name="ce82" table:formula="of:=IF(AND([.DC$1]&gt;=[.$M46];[.DC$1]&lt;=[.$L46]);[.DC$1];&quot;&quot;)">
            <text:p/>
          </table:table-cell>
          <table:table-cell table:style-name="ce82" table:formula="of:=IF(AND([.DD$1]&gt;=[.$M46];[.DD$1]&lt;=[.$L46]);[.DD$1];&quot;&quot;)">
            <text:p/>
          </table:table-cell>
          <table:table-cell table:style-name="ce82" table:formula="of:=IF(AND([.DE$1]&gt;=[.$M46];[.DE$1]&lt;=[.$L46]);[.DE$1];&quot;&quot;)">
            <text:p/>
          </table:table-cell>
          <table:table-cell table:style-name="ce82" table:formula="of:=IF(AND([.DF$1]&gt;=[.$M46];[.DF$1]&lt;=[.$L46]);[.DF$1];&quot;&quot;)">
            <text:p/>
          </table:table-cell>
          <table:table-cell table:style-name="ce82" table:formula="of:=IF(AND([.DG$1]&gt;=[.$M46];[.DG$1]&lt;=[.$L46]);[.DG$1];&quot;&quot;)">
            <text:p/>
          </table:table-cell>
          <table:table-cell table:style-name="ce82" table:formula="of:=IF(AND([.DH$1]&gt;=[.$M46];[.DH$1]&lt;=[.$L46]);[.DH$1];&quot;&quot;)">
            <text:p/>
          </table:table-cell>
          <table:table-cell table:style-name="ce82" table:formula="of:=IF(AND([.DI$1]&gt;=[.$M46];[.DI$1]&lt;=[.$L46]);[.DI$1];&quot;&quot;)">
            <text:p/>
          </table:table-cell>
          <table:table-cell table:style-name="ce82" table:formula="of:=IF(AND([.DJ$1]&gt;=[.$M46];[.DJ$1]&lt;=[.$L46]);[.DJ$1];&quot;&quot;)">
            <text:p/>
          </table:table-cell>
          <table:table-cell table:style-name="ce82" table:formula="of:=IF(AND([.DK$1]&gt;=[.$M46];[.DK$1]&lt;=[.$L46]);[.DK$1];&quot;&quot;)">
            <text:p/>
          </table:table-cell>
          <table:table-cell table:style-name="ce82" table:formula="of:=IF(AND([.DL$1]&gt;=[.$M46];[.DL$1]&lt;=[.$L46]);[.DL$1];&quot;&quot;)">
            <text:p/>
          </table:table-cell>
          <table:table-cell table:style-name="ce82" table:formula="of:=IF(AND([.DM$1]&gt;=[.$M46];[.DM$1]&lt;=[.$L46]);[.DM$1];&quot;&quot;)">
            <text:p/>
          </table:table-cell>
          <table:table-cell table:style-name="ce82" table:formula="of:=IF(AND([.DN$1]&gt;=[.$M46];[.DN$1]&lt;=[.$L46]);[.DN$1];&quot;&quot;)">
            <text:p/>
          </table:table-cell>
          <table:table-cell table:style-name="ce82" table:formula="of:=IF(AND([.DO$1]&gt;=[.$M46];[.DO$1]&lt;=[.$L46]);[.DO$1];&quot;&quot;)">
            <text:p/>
          </table:table-cell>
          <table:table-cell table:style-name="ce82" table:formula="of:=IF(AND([.DP$1]&gt;=[.$M46];[.DP$1]&lt;=[.$L46]);[.DP$1];&quot;&quot;)">
            <text:p/>
          </table:table-cell>
          <table:table-cell table:style-name="ce82" table:formula="of:=IF(AND([.DQ$1]&gt;=[.$M46];[.DQ$1]&lt;=[.$L46]);[.DQ$1];&quot;&quot;)">
            <text:p/>
          </table:table-cell>
          <table:table-cell table:style-name="ce82" table:formula="of:=IF(AND([.DR$1]&gt;=[.$M46];[.DR$1]&lt;=[.$L46]);[.DR$1];&quot;&quot;)">
            <text:p/>
          </table:table-cell>
          <table:table-cell table:style-name="ce82" table:formula="of:=IF(AND([.DS$1]&gt;=[.$M46];[.DS$1]&lt;=[.$L46]);[.DS$1];&quot;&quot;)">
            <text:p/>
          </table:table-cell>
          <table:table-cell table:style-name="ce82" table:formula="of:=IF(AND([.DT$1]&gt;=[.$M46];[.DT$1]&lt;=[.$L46]);[.DT$1];&quot;&quot;)">
            <text:p/>
          </table:table-cell>
          <table:table-cell table:style-name="ce82" table:formula="of:=IF(AND([.DU$1]&gt;=[.$M46];[.DU$1]&lt;=[.$L46]);[.DU$1];&quot;&quot;)">
            <text:p/>
          </table:table-cell>
          <table:table-cell table:style-name="ce84" table:formula="of:=IF(AND([.DV$1]&gt;=[.$M46];[.DV$1]&lt;=[.$L46]);[.DV$1];&quot;&quot;)">
            <text:p/>
          </table:table-cell>
          <table:table-cell table:style-name="ce84" table:formula="of:=IF(AND([.DW$1]&gt;=[.$M46];[.DW$1]&lt;=[.$L46]);[.DW$1];&quot;&quot;)">
            <text:p/>
          </table:table-cell>
          <table:table-cell table:style-name="ce84" table:formula="of:=IF(AND([.DX$1]&gt;=[.$M46];[.DX$1]&lt;=[.$L46]);[.DX$1];&quot;&quot;)">
            <text:p/>
          </table:table-cell>
          <table:table-cell table:style-name="ce84" table:formula="of:=IF(AND([.DY$1]&gt;=[.$M46];[.DY$1]&lt;=[.$L46]);[.DY$1];&quot;&quot;)">
            <text:p/>
          </table:table-cell>
          <table:table-cell table:style-name="ce84" table:formula="of:=IF(AND([.DZ$1]&gt;=[.$M46];[.DZ$1]&lt;=[.$L46]);[.DZ$1];&quot;&quot;)">
            <text:p/>
          </table:table-cell>
          <table:table-cell table:style-name="ce84" table:formula="of:=IF(AND([.EA$1]&gt;=[.$M46];[.EA$1]&lt;=[.$L46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47];[.$A:.$L];12;0)" office:value-type="float" office:value="43" calcext:value-type="float">
            <text:p>43</text:p>
          </table:table-cell>
          <table:table-cell table:style-name="ce6" table:formula="of:=VLOOKUP([.D47];[.$A:.$L];12;0)" office:value-type="float" office:value="0" calcext:value-type="float">
            <text:p>0</text:p>
          </table:table-cell>
          <table:table-cell table:style-name="ce6" table:formula="of:=VLOOKUP([.E47];[.$A:.$L];12;0)" office:value-type="float" office:value="0" calcext:value-type="float">
            <text:p>0</text:p>
          </table:table-cell>
          <table:table-cell table:style-name="ce6" table:formula="of:=VLOOKUP([.F47];[.$A:.$L];12;0)" office:value-type="float" office:value="0" calcext:value-type="float">
            <text:p>0</text:p>
          </table:table-cell>
          <table:table-cell table:style-name="ce7" table:formula="of:=MAX([.H47:.K47])+[.B47]+[.N47]" office:value-type="float" office:value="61" calcext:value-type="float">
            <text:p>61</text:p>
          </table:table-cell>
          <table:table-cell table:style-name="ce8" table:formula="of:=[.L47]-[.B47]+1" office:value-type="float" office:value="44" calcext:value-type="float">
            <text:p>44</text:p>
          </table:table-cell>
          <table:table-cell table:style-name="ce9"/>
          <table:table-cell table:style-name="ce11" table:formula="of:=IF(AND([.O$1]&gt;=[.$M47];[.O$1]&lt;=[.$L47]);[.O$1];&quot;&quot;)">
            <text:p/>
          </table:table-cell>
          <table:table-cell table:style-name="ce11" table:formula="of:=IF(AND([.P$1]&gt;=[.$M47];[.P$1]&lt;=[.$L47]);[.P$1];&quot;&quot;)">
            <text:p/>
          </table:table-cell>
          <table:table-cell table:style-name="ce11" table:formula="of:=IF(AND([.Q$1]&gt;=[.$M47];[.Q$1]&lt;=[.$L47]);[.Q$1];&quot;&quot;)">
            <text:p/>
          </table:table-cell>
          <table:table-cell table:style-name="ce11" table:formula="of:=IF(AND([.R$1]&gt;=[.$M47];[.R$1]&lt;=[.$L47]);[.R$1];&quot;&quot;)">
            <text:p/>
          </table:table-cell>
          <table:table-cell table:style-name="ce13" table:formula="of:=IF(AND([.S$1]&gt;=[.$M47];[.S$1]&lt;=[.$L47]);[.S$1];&quot;&quot;)">
            <text:p/>
          </table:table-cell>
          <table:table-cell table:style-name="ce13" table:formula="of:=IF(AND([.T$1]&gt;=[.$M47];[.T$1]&lt;=[.$L47]);[.T$1];&quot;&quot;)">
            <text:p/>
          </table:table-cell>
          <table:table-cell table:style-name="ce13" table:formula="of:=IF(AND([.U$1]&gt;=[.$M47];[.U$1]&lt;=[.$L47]);[.U$1];&quot;&quot;)">
            <text:p/>
          </table:table-cell>
          <table:table-cell table:style-name="ce13" table:formula="of:=IF(AND([.V$1]&gt;=[.$M47];[.V$1]&lt;=[.$L47]);[.V$1];&quot;&quot;)">
            <text:p/>
          </table:table-cell>
          <table:table-cell table:style-name="ce13" table:formula="of:=IF(AND([.W$1]&gt;=[.$M47];[.W$1]&lt;=[.$L47]);[.W$1];&quot;&quot;)">
            <text:p/>
          </table:table-cell>
          <table:table-cell table:style-name="ce13" table:formula="of:=IF(AND([.X$1]&gt;=[.$M47];[.X$1]&lt;=[.$L47]);[.X$1];&quot;&quot;)">
            <text:p/>
          </table:table-cell>
          <table:table-cell table:style-name="ce13" table:formula="of:=IF(AND([.Y$1]&gt;=[.$M47];[.Y$1]&lt;=[.$L47]);[.Y$1];&quot;&quot;)">
            <text:p/>
          </table:table-cell>
          <table:table-cell table:style-name="ce13" table:formula="of:=IF(AND([.Z$1]&gt;=[.$M47];[.Z$1]&lt;=[.$L47]);[.Z$1];&quot;&quot;)">
            <text:p/>
          </table:table-cell>
          <table:table-cell table:style-name="ce13" table:formula="of:=IF(AND([.AA$1]&gt;=[.$M47];[.AA$1]&lt;=[.$L47]);[.AA$1];&quot;&quot;)">
            <text:p/>
          </table:table-cell>
          <table:table-cell table:style-name="ce13" table:formula="of:=IF(AND([.AB$1]&gt;=[.$M47];[.AB$1]&lt;=[.$L47]);[.AB$1];&quot;&quot;)">
            <text:p/>
          </table:table-cell>
          <table:table-cell table:style-name="ce13" table:formula="of:=IF(AND([.AC$1]&gt;=[.$M47];[.AC$1]&lt;=[.$L47]);[.AC$1];&quot;&quot;)">
            <text:p/>
          </table:table-cell>
          <table:table-cell table:style-name="ce13" table:formula="of:=IF(AND([.AD$1]&gt;=[.$M47];[.AD$1]&lt;=[.$L47]);[.AD$1];&quot;&quot;)">
            <text:p/>
          </table:table-cell>
          <table:table-cell table:style-name="ce16" table:formula="of:=IF(AND([.AE$1]&gt;=[.$M47];[.AE$1]&lt;=[.$L47]);[.AE$1];&quot;&quot;)">
            <text:p/>
          </table:table-cell>
          <table:table-cell table:style-name="ce18" table:formula="of:=IF(AND([.AF$1]&gt;=[.$M47];[.AF$1]&lt;=[.$L47]);[.AF$1];&quot;&quot;)">
            <text:p/>
          </table:table-cell>
          <table:table-cell table:style-name="ce18" table:formula="of:=IF(AND([.AG$1]&gt;=[.$M47];[.AG$1]&lt;=[.$L47]);[.AG$1];&quot;&quot;)">
            <text:p/>
          </table:table-cell>
          <table:table-cell table:style-name="ce18" table:formula="of:=IF(AND([.AH$1]&gt;=[.$M47];[.AH$1]&lt;=[.$L47]);[.AH$1];&quot;&quot;)">
            <text:p/>
          </table:table-cell>
          <table:table-cell table:style-name="ce18" table:formula="of:=IF(AND([.AI$1]&gt;=[.$M47];[.AI$1]&lt;=[.$L47]);[.AI$1];&quot;&quot;)">
            <text:p/>
          </table:table-cell>
          <table:table-cell table:style-name="ce18" table:formula="of:=IF(AND([.AJ$1]&gt;=[.$M47];[.AJ$1]&lt;=[.$L47]);[.AJ$1];&quot;&quot;)">
            <text:p/>
          </table:table-cell>
          <table:table-cell table:style-name="ce18" table:formula="of:=IF(AND([.AK$1]&gt;=[.$M47];[.AK$1]&lt;=[.$L47]);[.AK$1];&quot;&quot;)">
            <text:p/>
          </table:table-cell>
          <table:table-cell table:style-name="ce18" table:formula="of:=IF(AND([.AL$1]&gt;=[.$M47];[.AL$1]&lt;=[.$L47]);[.AL$1];&quot;&quot;)">
            <text:p/>
          </table:table-cell>
          <table:table-cell table:style-name="ce18" table:formula="of:=IF(AND([.AM$1]&gt;=[.$M47];[.AM$1]&lt;=[.$L47]);[.AM$1];&quot;&quot;)">
            <text:p/>
          </table:table-cell>
          <table:table-cell table:style-name="ce18" table:formula="of:=IF(AND([.AN$1]&gt;=[.$M47];[.AN$1]&lt;=[.$L47]);[.AN$1];&quot;&quot;)">
            <text:p/>
          </table:table-cell>
          <table:table-cell table:style-name="ce18" table:formula="of:=IF(AND([.AO$1]&gt;=[.$M47];[.AO$1]&lt;=[.$L47]);[.AO$1];&quot;&quot;)">
            <text:p/>
          </table:table-cell>
          <table:table-cell table:style-name="ce18" table:formula="of:=IF(AND([.AP$1]&gt;=[.$M47];[.AP$1]&lt;=[.$L47]);[.AP$1];&quot;&quot;)">
            <text:p/>
          </table:table-cell>
          <table:table-cell table:style-name="ce18" table:formula="of:=IF(AND([.AQ$1]&gt;=[.$M47];[.AQ$1]&lt;=[.$L47]);[.AQ$1];&quot;&quot;)">
            <text:p/>
          </table:table-cell>
          <table:table-cell table:style-name="ce18" table:formula="of:=IF(AND([.AR$1]&gt;=[.$M47];[.AR$1]&lt;=[.$L47]);[.AR$1];&quot;&quot;)">
            <text:p/>
          </table:table-cell>
          <table:table-cell table:style-name="ce20" table:formula="of:=IF(AND([.AS$1]&gt;=[.$M47];[.AS$1]&lt;=[.$L47]);[.AS$1];&quot;&quot;)">
            <text:p/>
          </table:table-cell>
          <table:table-cell table:style-name="ce24" table:formula="of:=IF(AND([.AT$1]&gt;=[.$M47];[.AT$1]&lt;=[.$L47]);[.AT$1];&quot;&quot;)">
            <text:p/>
          </table:table-cell>
          <table:table-cell table:style-name="ce26" table:formula="of:=IF(AND([.AU$1]&gt;=[.$M47];[.AU$1]&lt;=[.$L47]);[.AU$1];&quot;&quot;)">
            <text:p/>
          </table:table-cell>
          <table:table-cell table:style-name="ce26" table:formula="of:=IF(AND([.AV$1]&gt;=[.$M47];[.AV$1]&lt;=[.$L47]);[.AV$1];&quot;&quot;)">
            <text:p/>
          </table:table-cell>
          <table:table-cell table:style-name="ce28" table:formula="of:=IF(AND([.AW$1]&gt;=[.$M47];[.AW$1]&lt;=[.$L47]);[.AW$1];&quot;&quot;)">
            <text:p/>
          </table:table-cell>
          <table:table-cell table:style-name="ce30" table:formula="of:=IF(AND([.AX$1]&gt;=[.$M47];[.AX$1]&lt;=[.$L47]);[.AX$1];&quot;&quot;)">
            <text:p/>
          </table:table-cell>
          <table:table-cell table:style-name="ce32" table:formula="of:=IF(AND([.AY$1]&gt;=[.$M47];[.AY$1]&lt;=[.$L47]);[.AY$1];&quot;&quot;)">
            <text:p/>
          </table:table-cell>
          <table:table-cell table:style-name="ce34" table:formula="of:=IF(AND([.AZ$1]&gt;=[.$M47];[.AZ$1]&lt;=[.$L47]);[.AZ$1];&quot;&quot;)">
            <text:p/>
          </table:table-cell>
          <table:table-cell table:style-name="ce36" table:formula="of:=IF(AND([.BA$1]&gt;=[.$M47];[.BA$1]&lt;=[.$L47]);[.BA$1];&quot;&quot;)">
            <text:p/>
          </table:table-cell>
          <table:table-cell table:style-name="ce36" table:formula="of:=IF(AND([.BB$1]&gt;=[.$M47];[.BB$1]&lt;=[.$L47]);[.BB$1];&quot;&quot;)">
            <text:p/>
          </table:table-cell>
          <table:table-cell table:style-name="ce38" table:formula="of:=IF(AND([.BC$1]&gt;=[.$M47];[.BC$1]&lt;=[.$L47]);[.BC$1];&quot;&quot;)">
            <text:p/>
          </table:table-cell>
          <table:table-cell table:style-name="ce38" table:formula="of:=IF(AND([.BD$1]&gt;=[.$M47];[.BD$1]&lt;=[.$L47]);[.BD$1];&quot;&quot;)">
            <text:p/>
          </table:table-cell>
          <table:table-cell table:style-name="ce40" table:formula="of:=IF(AND([.BE$1]&gt;=[.$M47];[.BE$1]&lt;=[.$L47]);[.BE$1];&quot;&quot;)">
            <text:p/>
          </table:table-cell>
          <table:table-cell table:style-name="ce21" table:formula="of:=IF(AND([.BF$1]&gt;=[.$M47];[.BF$1]&lt;=[.$L47]);[.BF$1];&quot;&quot;)" office:value-type="float" office:value="44" calcext:value-type="float">
            <text:p>44</text:p>
          </table:table-cell>
          <table:table-cell table:style-name="ce21" table:formula="of:=IF(AND([.BG$1]&gt;=[.$M47];[.BG$1]&lt;=[.$L47]);[.BG$1];&quot;&quot;)" office:value-type="float" office:value="45" calcext:value-type="float">
            <text:p>45</text:p>
          </table:table-cell>
          <table:table-cell table:style-name="ce21" table:formula="of:=IF(AND([.BH$1]&gt;=[.$M47];[.BH$1]&lt;=[.$L47]);[.BH$1];&quot;&quot;)" office:value-type="float" office:value="46" calcext:value-type="float">
            <text:p>46</text:p>
          </table:table-cell>
          <table:table-cell table:style-name="ce21" table:formula="of:=IF(AND([.BI$1]&gt;=[.$M47];[.BI$1]&lt;=[.$L47]);[.BI$1];&quot;&quot;)" office:value-type="float" office:value="47" calcext:value-type="float">
            <text:p>47</text:p>
          </table:table-cell>
          <table:table-cell table:style-name="ce21" table:formula="of:=IF(AND([.BJ$1]&gt;=[.$M47];[.BJ$1]&lt;=[.$L47]);[.BJ$1];&quot;&quot;)" office:value-type="float" office:value="48" calcext:value-type="float">
            <text:p>48</text:p>
          </table:table-cell>
          <table:table-cell table:style-name="ce21" table:formula="of:=IF(AND([.BK$1]&gt;=[.$M47];[.BK$1]&lt;=[.$L47]);[.BK$1];&quot;&quot;)" office:value-type="float" office:value="49" calcext:value-type="float">
            <text:p>49</text:p>
          </table:table-cell>
          <table:table-cell table:style-name="ce21" table:formula="of:=IF(AND([.BL$1]&gt;=[.$M47];[.BL$1]&lt;=[.$L47]);[.BL$1];&quot;&quot;)" office:value-type="float" office:value="50" calcext:value-type="float">
            <text:p>50</text:p>
          </table:table-cell>
          <table:table-cell table:style-name="ce21" table:formula="of:=IF(AND([.BM$1]&gt;=[.$M47];[.BM$1]&lt;=[.$L47]);[.BM$1];&quot;&quot;)" office:value-type="float" office:value="51" calcext:value-type="float">
            <text:p>51</text:p>
          </table:table-cell>
          <table:table-cell table:style-name="ce21" table:formula="of:=IF(AND([.BN$1]&gt;=[.$M47];[.BN$1]&lt;=[.$L47]);[.BN$1];&quot;&quot;)" office:value-type="float" office:value="52" calcext:value-type="float">
            <text:p>52</text:p>
          </table:table-cell>
          <table:table-cell table:style-name="ce21" table:formula="of:=IF(AND([.BO$1]&gt;=[.$M47];[.BO$1]&lt;=[.$L47]);[.BO$1];&quot;&quot;)" office:value-type="float" office:value="53" calcext:value-type="float">
            <text:p>53</text:p>
          </table:table-cell>
          <table:table-cell table:style-name="ce21" table:formula="of:=IF(AND([.BP$1]&gt;=[.$M47];[.BP$1]&lt;=[.$L47]);[.BP$1];&quot;&quot;)" office:value-type="float" office:value="54" calcext:value-type="float">
            <text:p>54</text:p>
          </table:table-cell>
          <table:table-cell table:style-name="ce21" table:formula="of:=IF(AND([.BQ$1]&gt;=[.$M47];[.BQ$1]&lt;=[.$L47]);[.BQ$1];&quot;&quot;)" office:value-type="float" office:value="55" calcext:value-type="float">
            <text:p>55</text:p>
          </table:table-cell>
          <table:table-cell table:style-name="ce21" table:formula="of:=IF(AND([.BR$1]&gt;=[.$M47];[.BR$1]&lt;=[.$L47]);[.BR$1];&quot;&quot;)" office:value-type="float" office:value="56" calcext:value-type="float">
            <text:p>56</text:p>
          </table:table-cell>
          <table:table-cell table:style-name="ce21" table:formula="of:=IF(AND([.BS$1]&gt;=[.$M47];[.BS$1]&lt;=[.$L47]);[.BS$1];&quot;&quot;)" office:value-type="float" office:value="57" calcext:value-type="float">
            <text:p>57</text:p>
          </table:table-cell>
          <table:table-cell table:style-name="ce21" table:formula="of:=IF(AND([.BT$1]&gt;=[.$M47];[.BT$1]&lt;=[.$L47]);[.BT$1];&quot;&quot;)" office:value-type="float" office:value="58" calcext:value-type="float">
            <text:p>58</text:p>
          </table:table-cell>
          <table:table-cell table:style-name="ce21" table:formula="of:=IF(AND([.BU$1]&gt;=[.$M47];[.BU$1]&lt;=[.$L47]);[.BU$1];&quot;&quot;)" office:value-type="float" office:value="59" calcext:value-type="float">
            <text:p>59</text:p>
          </table:table-cell>
          <table:table-cell table:style-name="ce21" table:formula="of:=IF(AND([.BV$1]&gt;=[.$M47];[.BV$1]&lt;=[.$L47]);[.BV$1];&quot;&quot;)" office:value-type="float" office:value="60" calcext:value-type="float">
            <text:p>60</text:p>
          </table:table-cell>
          <table:table-cell table:style-name="ce21" table:formula="of:=IF(AND([.BW$1]&gt;=[.$M47];[.BW$1]&lt;=[.$L47]);[.BW$1];&quot;&quot;)" office:value-type="float" office:value="61" calcext:value-type="float">
            <text:p>61</text:p>
          </table:table-cell>
          <table:table-cell table:style-name="ce62" table:formula="of:=IF(AND([.BX$1]&gt;=[.$M47];[.BX$1]&lt;=[.$L47]);[.BX$1];&quot;&quot;)">
            <text:p/>
          </table:table-cell>
          <table:table-cell table:style-name="ce62" table:formula="of:=IF(AND([.BY$1]&gt;=[.$M47];[.BY$1]&lt;=[.$L47]);[.BY$1];&quot;&quot;)">
            <text:p/>
          </table:table-cell>
          <table:table-cell table:style-name="ce64" table:formula="of:=IF(AND([.BZ$1]&gt;=[.$M47];[.BZ$1]&lt;=[.$L47]);[.BZ$1];&quot;&quot;)">
            <text:p/>
          </table:table-cell>
          <table:table-cell table:style-name="ce66" table:formula="of:=IF(AND([.CA$1]&gt;=[.$M47];[.CA$1]&lt;=[.$L47]);[.CA$1];&quot;&quot;)">
            <text:p/>
          </table:table-cell>
          <table:table-cell table:style-name="ce68" table:formula="of:=IF(AND([.CB$1]&gt;=[.$M47];[.CB$1]&lt;=[.$L47]);[.CB$1];&quot;&quot;)">
            <text:p/>
          </table:table-cell>
          <table:table-cell table:style-name="ce68" table:formula="of:=IF(AND([.CC$1]&gt;=[.$M47];[.CC$1]&lt;=[.$L47]);[.CC$1];&quot;&quot;)">
            <text:p/>
          </table:table-cell>
          <table:table-cell table:style-name="ce68" table:formula="of:=IF(AND([.CD$1]&gt;=[.$M47];[.CD$1]&lt;=[.$L47]);[.CD$1];&quot;&quot;)">
            <text:p/>
          </table:table-cell>
          <table:table-cell table:style-name="ce68" table:formula="of:=IF(AND([.CE$1]&gt;=[.$M47];[.CE$1]&lt;=[.$L47]);[.CE$1];&quot;&quot;)">
            <text:p/>
          </table:table-cell>
          <table:table-cell table:style-name="ce68" table:formula="of:=IF(AND([.CF$1]&gt;=[.$M47];[.CF$1]&lt;=[.$L47]);[.CF$1];&quot;&quot;)">
            <text:p/>
          </table:table-cell>
          <table:table-cell table:style-name="ce68" table:formula="of:=IF(AND([.CG$1]&gt;=[.$M47];[.CG$1]&lt;=[.$L47]);[.CG$1];&quot;&quot;)">
            <text:p/>
          </table:table-cell>
          <table:table-cell table:style-name="ce70" table:formula="of:=IF(AND([.CH$1]&gt;=[.$M47];[.CH$1]&lt;=[.$L47]);[.CH$1];&quot;&quot;)">
            <text:p/>
          </table:table-cell>
          <table:table-cell table:style-name="ce70" table:formula="of:=IF(AND([.CI$1]&gt;=[.$M47];[.CI$1]&lt;=[.$L47]);[.CI$1];&quot;&quot;)">
            <text:p/>
          </table:table-cell>
          <table:table-cell table:style-name="ce70" table:formula="of:=IF(AND([.CJ$1]&gt;=[.$M47];[.CJ$1]&lt;=[.$L47]);[.CJ$1];&quot;&quot;)">
            <text:p/>
          </table:table-cell>
          <table:table-cell table:style-name="ce72" table:formula="of:=IF(AND([.CK$1]&gt;=[.$M47];[.CK$1]&lt;=[.$L47]);[.CK$1];&quot;&quot;)">
            <text:p/>
          </table:table-cell>
          <table:table-cell table:style-name="ce74" table:formula="of:=IF(AND([.CL$1]&gt;=[.$M47];[.CL$1]&lt;=[.$L47]);[.CL$1];&quot;&quot;)">
            <text:p/>
          </table:table-cell>
          <table:table-cell table:style-name="ce74" table:formula="of:=IF(AND([.CM$1]&gt;=[.$M47];[.CM$1]&lt;=[.$L47]);[.CM$1];&quot;&quot;)">
            <text:p/>
          </table:table-cell>
          <table:table-cell table:style-name="ce76" table:formula="of:=IF(AND([.CN$1]&gt;=[.$M47];[.CN$1]&lt;=[.$L47]);[.CN$1];&quot;&quot;)">
            <text:p/>
          </table:table-cell>
          <table:table-cell table:style-name="ce76" table:formula="of:=IF(AND([.CO$1]&gt;=[.$M47];[.CO$1]&lt;=[.$L47]);[.CO$1];&quot;&quot;)">
            <text:p/>
          </table:table-cell>
          <table:table-cell table:style-name="ce79" table:formula="of:=IF(AND([.CP$1]&gt;=[.$M47];[.CP$1]&lt;=[.$L47]);[.CP$1];&quot;&quot;)">
            <text:p/>
          </table:table-cell>
          <table:table-cell table:style-name="ce82" table:formula="of:=IF(AND([.CQ$1]&gt;=[.$M47];[.CQ$1]&lt;=[.$L47]);[.CQ$1];&quot;&quot;)">
            <text:p/>
          </table:table-cell>
          <table:table-cell table:style-name="ce82" table:formula="of:=IF(AND([.CR$1]&gt;=[.$M47];[.CR$1]&lt;=[.$L47]);[.CR$1];&quot;&quot;)">
            <text:p/>
          </table:table-cell>
          <table:table-cell table:style-name="ce82" table:formula="of:=IF(AND([.CS$1]&gt;=[.$M47];[.CS$1]&lt;=[.$L47]);[.CS$1];&quot;&quot;)">
            <text:p/>
          </table:table-cell>
          <table:table-cell table:style-name="ce82" table:formula="of:=IF(AND([.CT$1]&gt;=[.$M47];[.CT$1]&lt;=[.$L47]);[.CT$1];&quot;&quot;)">
            <text:p/>
          </table:table-cell>
          <table:table-cell table:style-name="ce82" table:formula="of:=IF(AND([.CU$1]&gt;=[.$M47];[.CU$1]&lt;=[.$L47]);[.CU$1];&quot;&quot;)">
            <text:p/>
          </table:table-cell>
          <table:table-cell table:style-name="ce82" table:formula="of:=IF(AND([.CV$1]&gt;=[.$M47];[.CV$1]&lt;=[.$L47]);[.CV$1];&quot;&quot;)">
            <text:p/>
          </table:table-cell>
          <table:table-cell table:style-name="ce82" table:formula="of:=IF(AND([.CW$1]&gt;=[.$M47];[.CW$1]&lt;=[.$L47]);[.CW$1];&quot;&quot;)">
            <text:p/>
          </table:table-cell>
          <table:table-cell table:style-name="ce82" table:formula="of:=IF(AND([.CX$1]&gt;=[.$M47];[.CX$1]&lt;=[.$L47]);[.CX$1];&quot;&quot;)">
            <text:p/>
          </table:table-cell>
          <table:table-cell table:style-name="ce82" table:formula="of:=IF(AND([.CY$1]&gt;=[.$M47];[.CY$1]&lt;=[.$L47]);[.CY$1];&quot;&quot;)">
            <text:p/>
          </table:table-cell>
          <table:table-cell table:style-name="ce82" table:formula="of:=IF(AND([.CZ$1]&gt;=[.$M47];[.CZ$1]&lt;=[.$L47]);[.CZ$1];&quot;&quot;)">
            <text:p/>
          </table:table-cell>
          <table:table-cell table:style-name="ce82" table:formula="of:=IF(AND([.DA$1]&gt;=[.$M47];[.DA$1]&lt;=[.$L47]);[.DA$1];&quot;&quot;)">
            <text:p/>
          </table:table-cell>
          <table:table-cell table:style-name="ce82" table:formula="of:=IF(AND([.DB$1]&gt;=[.$M47];[.DB$1]&lt;=[.$L47]);[.DB$1];&quot;&quot;)">
            <text:p/>
          </table:table-cell>
          <table:table-cell table:style-name="ce82" table:formula="of:=IF(AND([.DC$1]&gt;=[.$M47];[.DC$1]&lt;=[.$L47]);[.DC$1];&quot;&quot;)">
            <text:p/>
          </table:table-cell>
          <table:table-cell table:style-name="ce82" table:formula="of:=IF(AND([.DD$1]&gt;=[.$M47];[.DD$1]&lt;=[.$L47]);[.DD$1];&quot;&quot;)">
            <text:p/>
          </table:table-cell>
          <table:table-cell table:style-name="ce82" table:formula="of:=IF(AND([.DE$1]&gt;=[.$M47];[.DE$1]&lt;=[.$L47]);[.DE$1];&quot;&quot;)">
            <text:p/>
          </table:table-cell>
          <table:table-cell table:style-name="ce82" table:formula="of:=IF(AND([.DF$1]&gt;=[.$M47];[.DF$1]&lt;=[.$L47]);[.DF$1];&quot;&quot;)">
            <text:p/>
          </table:table-cell>
          <table:table-cell table:style-name="ce82" table:formula="of:=IF(AND([.DG$1]&gt;=[.$M47];[.DG$1]&lt;=[.$L47]);[.DG$1];&quot;&quot;)">
            <text:p/>
          </table:table-cell>
          <table:table-cell table:style-name="ce82" table:formula="of:=IF(AND([.DH$1]&gt;=[.$M47];[.DH$1]&lt;=[.$L47]);[.DH$1];&quot;&quot;)">
            <text:p/>
          </table:table-cell>
          <table:table-cell table:style-name="ce82" table:formula="of:=IF(AND([.DI$1]&gt;=[.$M47];[.DI$1]&lt;=[.$L47]);[.DI$1];&quot;&quot;)">
            <text:p/>
          </table:table-cell>
          <table:table-cell table:style-name="ce82" table:formula="of:=IF(AND([.DJ$1]&gt;=[.$M47];[.DJ$1]&lt;=[.$L47]);[.DJ$1];&quot;&quot;)">
            <text:p/>
          </table:table-cell>
          <table:table-cell table:style-name="ce82" table:formula="of:=IF(AND([.DK$1]&gt;=[.$M47];[.DK$1]&lt;=[.$L47]);[.DK$1];&quot;&quot;)">
            <text:p/>
          </table:table-cell>
          <table:table-cell table:style-name="ce82" table:formula="of:=IF(AND([.DL$1]&gt;=[.$M47];[.DL$1]&lt;=[.$L47]);[.DL$1];&quot;&quot;)">
            <text:p/>
          </table:table-cell>
          <table:table-cell table:style-name="ce82" table:formula="of:=IF(AND([.DM$1]&gt;=[.$M47];[.DM$1]&lt;=[.$L47]);[.DM$1];&quot;&quot;)">
            <text:p/>
          </table:table-cell>
          <table:table-cell table:style-name="ce82" table:formula="of:=IF(AND([.DN$1]&gt;=[.$M47];[.DN$1]&lt;=[.$L47]);[.DN$1];&quot;&quot;)">
            <text:p/>
          </table:table-cell>
          <table:table-cell table:style-name="ce82" table:formula="of:=IF(AND([.DO$1]&gt;=[.$M47];[.DO$1]&lt;=[.$L47]);[.DO$1];&quot;&quot;)">
            <text:p/>
          </table:table-cell>
          <table:table-cell table:style-name="ce82" table:formula="of:=IF(AND([.DP$1]&gt;=[.$M47];[.DP$1]&lt;=[.$L47]);[.DP$1];&quot;&quot;)">
            <text:p/>
          </table:table-cell>
          <table:table-cell table:style-name="ce82" table:formula="of:=IF(AND([.DQ$1]&gt;=[.$M47];[.DQ$1]&lt;=[.$L47]);[.DQ$1];&quot;&quot;)">
            <text:p/>
          </table:table-cell>
          <table:table-cell table:style-name="ce82" table:formula="of:=IF(AND([.DR$1]&gt;=[.$M47];[.DR$1]&lt;=[.$L47]);[.DR$1];&quot;&quot;)">
            <text:p/>
          </table:table-cell>
          <table:table-cell table:style-name="ce82" table:formula="of:=IF(AND([.DS$1]&gt;=[.$M47];[.DS$1]&lt;=[.$L47]);[.DS$1];&quot;&quot;)">
            <text:p/>
          </table:table-cell>
          <table:table-cell table:style-name="ce82" table:formula="of:=IF(AND([.DT$1]&gt;=[.$M47];[.DT$1]&lt;=[.$L47]);[.DT$1];&quot;&quot;)">
            <text:p/>
          </table:table-cell>
          <table:table-cell table:style-name="ce82" table:formula="of:=IF(AND([.DU$1]&gt;=[.$M47];[.DU$1]&lt;=[.$L47]);[.DU$1];&quot;&quot;)">
            <text:p/>
          </table:table-cell>
          <table:table-cell table:style-name="ce84" table:formula="of:=IF(AND([.DV$1]&gt;=[.$M47];[.DV$1]&lt;=[.$L47]);[.DV$1];&quot;&quot;)">
            <text:p/>
          </table:table-cell>
          <table:table-cell table:style-name="ce84" table:formula="of:=IF(AND([.DW$1]&gt;=[.$M47];[.DW$1]&lt;=[.$L47]);[.DW$1];&quot;&quot;)">
            <text:p/>
          </table:table-cell>
          <table:table-cell table:style-name="ce84" table:formula="of:=IF(AND([.DX$1]&gt;=[.$M47];[.DX$1]&lt;=[.$L47]);[.DX$1];&quot;&quot;)">
            <text:p/>
          </table:table-cell>
          <table:table-cell table:style-name="ce84" table:formula="of:=IF(AND([.DY$1]&gt;=[.$M47];[.DY$1]&lt;=[.$L47]);[.DY$1];&quot;&quot;)">
            <text:p/>
          </table:table-cell>
          <table:table-cell table:style-name="ce84" table:formula="of:=IF(AND([.DZ$1]&gt;=[.$M47];[.DZ$1]&lt;=[.$L47]);[.DZ$1];&quot;&quot;)">
            <text:p/>
          </table:table-cell>
          <table:table-cell table:style-name="ce84" table:formula="of:=IF(AND([.EA$1]&gt;=[.$M47];[.EA$1]&lt;=[.$L47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48];[.$A:.$L];12;0)" office:value-type="float" office:value="50" calcext:value-type="float">
            <text:p>50</text:p>
          </table:table-cell>
          <table:table-cell table:style-name="ce6" table:formula="of:=VLOOKUP([.D48];[.$A:.$L];12;0)" office:value-type="float" office:value="0" calcext:value-type="float">
            <text:p>0</text:p>
          </table:table-cell>
          <table:table-cell table:style-name="ce6" table:formula="of:=VLOOKUP([.E48];[.$A:.$L];12;0)" office:value-type="float" office:value="0" calcext:value-type="float">
            <text:p>0</text:p>
          </table:table-cell>
          <table:table-cell table:style-name="ce6" table:formula="of:=VLOOKUP([.F48];[.$A:.$L];12;0)" office:value-type="float" office:value="0" calcext:value-type="float">
            <text:p>0</text:p>
          </table:table-cell>
          <table:table-cell table:style-name="ce7" table:formula="of:=MAX([.H48:.K48])+[.B48]+[.N48]" office:value-type="float" office:value="63" calcext:value-type="float">
            <text:p>63</text:p>
          </table:table-cell>
          <table:table-cell table:style-name="ce8" table:formula="of:=[.L48]-[.B48]+1" office:value-type="float" office:value="51" calcext:value-type="float">
            <text:p>51</text:p>
          </table:table-cell>
          <table:table-cell table:style-name="ce9"/>
          <table:table-cell table:style-name="ce11" table:formula="of:=IF(AND([.O$1]&gt;=[.$M48];[.O$1]&lt;=[.$L48]);[.O$1];&quot;&quot;)">
            <text:p/>
          </table:table-cell>
          <table:table-cell table:style-name="ce11" table:formula="of:=IF(AND([.P$1]&gt;=[.$M48];[.P$1]&lt;=[.$L48]);[.P$1];&quot;&quot;)">
            <text:p/>
          </table:table-cell>
          <table:table-cell table:style-name="ce11" table:formula="of:=IF(AND([.Q$1]&gt;=[.$M48];[.Q$1]&lt;=[.$L48]);[.Q$1];&quot;&quot;)">
            <text:p/>
          </table:table-cell>
          <table:table-cell table:style-name="ce11" table:formula="of:=IF(AND([.R$1]&gt;=[.$M48];[.R$1]&lt;=[.$L48]);[.R$1];&quot;&quot;)">
            <text:p/>
          </table:table-cell>
          <table:table-cell table:style-name="ce13" table:formula="of:=IF(AND([.S$1]&gt;=[.$M48];[.S$1]&lt;=[.$L48]);[.S$1];&quot;&quot;)">
            <text:p/>
          </table:table-cell>
          <table:table-cell table:style-name="ce13" table:formula="of:=IF(AND([.T$1]&gt;=[.$M48];[.T$1]&lt;=[.$L48]);[.T$1];&quot;&quot;)">
            <text:p/>
          </table:table-cell>
          <table:table-cell table:style-name="ce13" table:formula="of:=IF(AND([.U$1]&gt;=[.$M48];[.U$1]&lt;=[.$L48]);[.U$1];&quot;&quot;)">
            <text:p/>
          </table:table-cell>
          <table:table-cell table:style-name="ce13" table:formula="of:=IF(AND([.V$1]&gt;=[.$M48];[.V$1]&lt;=[.$L48]);[.V$1];&quot;&quot;)">
            <text:p/>
          </table:table-cell>
          <table:table-cell table:style-name="ce13" table:formula="of:=IF(AND([.W$1]&gt;=[.$M48];[.W$1]&lt;=[.$L48]);[.W$1];&quot;&quot;)">
            <text:p/>
          </table:table-cell>
          <table:table-cell table:style-name="ce13" table:formula="of:=IF(AND([.X$1]&gt;=[.$M48];[.X$1]&lt;=[.$L48]);[.X$1];&quot;&quot;)">
            <text:p/>
          </table:table-cell>
          <table:table-cell table:style-name="ce13" table:formula="of:=IF(AND([.Y$1]&gt;=[.$M48];[.Y$1]&lt;=[.$L48]);[.Y$1];&quot;&quot;)">
            <text:p/>
          </table:table-cell>
          <table:table-cell table:style-name="ce13" table:formula="of:=IF(AND([.Z$1]&gt;=[.$M48];[.Z$1]&lt;=[.$L48]);[.Z$1];&quot;&quot;)">
            <text:p/>
          </table:table-cell>
          <table:table-cell table:style-name="ce13" table:formula="of:=IF(AND([.AA$1]&gt;=[.$M48];[.AA$1]&lt;=[.$L48]);[.AA$1];&quot;&quot;)">
            <text:p/>
          </table:table-cell>
          <table:table-cell table:style-name="ce13" table:formula="of:=IF(AND([.AB$1]&gt;=[.$M48];[.AB$1]&lt;=[.$L48]);[.AB$1];&quot;&quot;)">
            <text:p/>
          </table:table-cell>
          <table:table-cell table:style-name="ce13" table:formula="of:=IF(AND([.AC$1]&gt;=[.$M48];[.AC$1]&lt;=[.$L48]);[.AC$1];&quot;&quot;)">
            <text:p/>
          </table:table-cell>
          <table:table-cell table:style-name="ce13" table:formula="of:=IF(AND([.AD$1]&gt;=[.$M48];[.AD$1]&lt;=[.$L48]);[.AD$1];&quot;&quot;)">
            <text:p/>
          </table:table-cell>
          <table:table-cell table:style-name="ce16" table:formula="of:=IF(AND([.AE$1]&gt;=[.$M48];[.AE$1]&lt;=[.$L48]);[.AE$1];&quot;&quot;)">
            <text:p/>
          </table:table-cell>
          <table:table-cell table:style-name="ce18" table:formula="of:=IF(AND([.AF$1]&gt;=[.$M48];[.AF$1]&lt;=[.$L48]);[.AF$1];&quot;&quot;)">
            <text:p/>
          </table:table-cell>
          <table:table-cell table:style-name="ce18" table:formula="of:=IF(AND([.AG$1]&gt;=[.$M48];[.AG$1]&lt;=[.$L48]);[.AG$1];&quot;&quot;)">
            <text:p/>
          </table:table-cell>
          <table:table-cell table:style-name="ce18" table:formula="of:=IF(AND([.AH$1]&gt;=[.$M48];[.AH$1]&lt;=[.$L48]);[.AH$1];&quot;&quot;)">
            <text:p/>
          </table:table-cell>
          <table:table-cell table:style-name="ce18" table:formula="of:=IF(AND([.AI$1]&gt;=[.$M48];[.AI$1]&lt;=[.$L48]);[.AI$1];&quot;&quot;)">
            <text:p/>
          </table:table-cell>
          <table:table-cell table:style-name="ce18" table:formula="of:=IF(AND([.AJ$1]&gt;=[.$M48];[.AJ$1]&lt;=[.$L48]);[.AJ$1];&quot;&quot;)">
            <text:p/>
          </table:table-cell>
          <table:table-cell table:style-name="ce18" table:formula="of:=IF(AND([.AK$1]&gt;=[.$M48];[.AK$1]&lt;=[.$L48]);[.AK$1];&quot;&quot;)">
            <text:p/>
          </table:table-cell>
          <table:table-cell table:style-name="ce18" table:formula="of:=IF(AND([.AL$1]&gt;=[.$M48];[.AL$1]&lt;=[.$L48]);[.AL$1];&quot;&quot;)">
            <text:p/>
          </table:table-cell>
          <table:table-cell table:style-name="ce18" table:formula="of:=IF(AND([.AM$1]&gt;=[.$M48];[.AM$1]&lt;=[.$L48]);[.AM$1];&quot;&quot;)">
            <text:p/>
          </table:table-cell>
          <table:table-cell table:style-name="ce18" table:formula="of:=IF(AND([.AN$1]&gt;=[.$M48];[.AN$1]&lt;=[.$L48]);[.AN$1];&quot;&quot;)">
            <text:p/>
          </table:table-cell>
          <table:table-cell table:style-name="ce18" table:formula="of:=IF(AND([.AO$1]&gt;=[.$M48];[.AO$1]&lt;=[.$L48]);[.AO$1];&quot;&quot;)">
            <text:p/>
          </table:table-cell>
          <table:table-cell table:style-name="ce18" table:formula="of:=IF(AND([.AP$1]&gt;=[.$M48];[.AP$1]&lt;=[.$L48]);[.AP$1];&quot;&quot;)">
            <text:p/>
          </table:table-cell>
          <table:table-cell table:style-name="ce18" table:formula="of:=IF(AND([.AQ$1]&gt;=[.$M48];[.AQ$1]&lt;=[.$L48]);[.AQ$1];&quot;&quot;)">
            <text:p/>
          </table:table-cell>
          <table:table-cell table:style-name="ce18" table:formula="of:=IF(AND([.AR$1]&gt;=[.$M48];[.AR$1]&lt;=[.$L48]);[.AR$1];&quot;&quot;)">
            <text:p/>
          </table:table-cell>
          <table:table-cell table:style-name="ce20" table:formula="of:=IF(AND([.AS$1]&gt;=[.$M48];[.AS$1]&lt;=[.$L48]);[.AS$1];&quot;&quot;)">
            <text:p/>
          </table:table-cell>
          <table:table-cell table:style-name="ce24" table:formula="of:=IF(AND([.AT$1]&gt;=[.$M48];[.AT$1]&lt;=[.$L48]);[.AT$1];&quot;&quot;)">
            <text:p/>
          </table:table-cell>
          <table:table-cell table:style-name="ce26" table:formula="of:=IF(AND([.AU$1]&gt;=[.$M48];[.AU$1]&lt;=[.$L48]);[.AU$1];&quot;&quot;)">
            <text:p/>
          </table:table-cell>
          <table:table-cell table:style-name="ce26" table:formula="of:=IF(AND([.AV$1]&gt;=[.$M48];[.AV$1]&lt;=[.$L48]);[.AV$1];&quot;&quot;)">
            <text:p/>
          </table:table-cell>
          <table:table-cell table:style-name="ce28" table:formula="of:=IF(AND([.AW$1]&gt;=[.$M48];[.AW$1]&lt;=[.$L48]);[.AW$1];&quot;&quot;)">
            <text:p/>
          </table:table-cell>
          <table:table-cell table:style-name="ce30" table:formula="of:=IF(AND([.AX$1]&gt;=[.$M48];[.AX$1]&lt;=[.$L48]);[.AX$1];&quot;&quot;)">
            <text:p/>
          </table:table-cell>
          <table:table-cell table:style-name="ce32" table:formula="of:=IF(AND([.AY$1]&gt;=[.$M48];[.AY$1]&lt;=[.$L48]);[.AY$1];&quot;&quot;)">
            <text:p/>
          </table:table-cell>
          <table:table-cell table:style-name="ce34" table:formula="of:=IF(AND([.AZ$1]&gt;=[.$M48];[.AZ$1]&lt;=[.$L48]);[.AZ$1];&quot;&quot;)">
            <text:p/>
          </table:table-cell>
          <table:table-cell table:style-name="ce36" table:formula="of:=IF(AND([.BA$1]&gt;=[.$M48];[.BA$1]&lt;=[.$L48]);[.BA$1];&quot;&quot;)">
            <text:p/>
          </table:table-cell>
          <table:table-cell table:style-name="ce36" table:formula="of:=IF(AND([.BB$1]&gt;=[.$M48];[.BB$1]&lt;=[.$L48]);[.BB$1];&quot;&quot;)">
            <text:p/>
          </table:table-cell>
          <table:table-cell table:style-name="ce38" table:formula="of:=IF(AND([.BC$1]&gt;=[.$M48];[.BC$1]&lt;=[.$L48]);[.BC$1];&quot;&quot;)">
            <text:p/>
          </table:table-cell>
          <table:table-cell table:style-name="ce38" table:formula="of:=IF(AND([.BD$1]&gt;=[.$M48];[.BD$1]&lt;=[.$L48]);[.BD$1];&quot;&quot;)">
            <text:p/>
          </table:table-cell>
          <table:table-cell table:style-name="ce40" table:formula="of:=IF(AND([.BE$1]&gt;=[.$M48];[.BE$1]&lt;=[.$L48]);[.BE$1];&quot;&quot;)">
            <text:p/>
          </table:table-cell>
          <table:table-cell table:style-name="ce42" table:formula="of:=IF(AND([.BF$1]&gt;=[.$M48];[.BF$1]&lt;=[.$L48]);[.BF$1];&quot;&quot;)">
            <text:p/>
          </table:table-cell>
          <table:table-cell table:style-name="ce44" table:formula="of:=IF(AND([.BG$1]&gt;=[.$M48];[.BG$1]&lt;=[.$L48]);[.BG$1];&quot;&quot;)">
            <text:p/>
          </table:table-cell>
          <table:table-cell table:style-name="ce44" table:formula="of:=IF(AND([.BH$1]&gt;=[.$M48];[.BH$1]&lt;=[.$L48]);[.BH$1];&quot;&quot;)">
            <text:p/>
          </table:table-cell>
          <table:table-cell table:style-name="ce44" table:formula="of:=IF(AND([.BI$1]&gt;=[.$M48];[.BI$1]&lt;=[.$L48]);[.BI$1];&quot;&quot;)">
            <text:p/>
          </table:table-cell>
          <table:table-cell table:style-name="ce46" table:formula="of:=IF(AND([.BJ$1]&gt;=[.$M48];[.BJ$1]&lt;=[.$L48]);[.BJ$1];&quot;&quot;)">
            <text:p/>
          </table:table-cell>
          <table:table-cell table:style-name="ce48" table:formula="of:=IF(AND([.BK$1]&gt;=[.$M48];[.BK$1]&lt;=[.$L48]);[.BK$1];&quot;&quot;)">
            <text:p/>
          </table:table-cell>
          <table:table-cell table:style-name="ce48" table:formula="of:=IF(AND([.BL$1]&gt;=[.$M48];[.BL$1]&lt;=[.$L48]);[.BL$1];&quot;&quot;)">
            <text:p/>
          </table:table-cell>
          <table:table-cell table:style-name="ce21" table:formula="of:=IF(AND([.BM$1]&gt;=[.$M48];[.BM$1]&lt;=[.$L48]);[.BM$1];&quot;&quot;)" office:value-type="float" office:value="51" calcext:value-type="float">
            <text:p>51</text:p>
          </table:table-cell>
          <table:table-cell table:style-name="ce21" table:formula="of:=IF(AND([.BN$1]&gt;=[.$M48];[.BN$1]&lt;=[.$L48]);[.BN$1];&quot;&quot;)" office:value-type="float" office:value="52" calcext:value-type="float">
            <text:p>52</text:p>
          </table:table-cell>
          <table:table-cell table:style-name="ce21" table:formula="of:=IF(AND([.BO$1]&gt;=[.$M48];[.BO$1]&lt;=[.$L48]);[.BO$1];&quot;&quot;)" office:value-type="float" office:value="53" calcext:value-type="float">
            <text:p>53</text:p>
          </table:table-cell>
          <table:table-cell table:style-name="ce21" table:formula="of:=IF(AND([.BP$1]&gt;=[.$M48];[.BP$1]&lt;=[.$L48]);[.BP$1];&quot;&quot;)" office:value-type="float" office:value="54" calcext:value-type="float">
            <text:p>54</text:p>
          </table:table-cell>
          <table:table-cell table:style-name="ce21" table:formula="of:=IF(AND([.BQ$1]&gt;=[.$M48];[.BQ$1]&lt;=[.$L48]);[.BQ$1];&quot;&quot;)" office:value-type="float" office:value="55" calcext:value-type="float">
            <text:p>55</text:p>
          </table:table-cell>
          <table:table-cell table:style-name="ce21" table:formula="of:=IF(AND([.BR$1]&gt;=[.$M48];[.BR$1]&lt;=[.$L48]);[.BR$1];&quot;&quot;)" office:value-type="float" office:value="56" calcext:value-type="float">
            <text:p>56</text:p>
          </table:table-cell>
          <table:table-cell table:style-name="ce21" table:formula="of:=IF(AND([.BS$1]&gt;=[.$M48];[.BS$1]&lt;=[.$L48]);[.BS$1];&quot;&quot;)" office:value-type="float" office:value="57" calcext:value-type="float">
            <text:p>57</text:p>
          </table:table-cell>
          <table:table-cell table:style-name="ce21" table:formula="of:=IF(AND([.BT$1]&gt;=[.$M48];[.BT$1]&lt;=[.$L48]);[.BT$1];&quot;&quot;)" office:value-type="float" office:value="58" calcext:value-type="float">
            <text:p>58</text:p>
          </table:table-cell>
          <table:table-cell table:style-name="ce21" table:formula="of:=IF(AND([.BU$1]&gt;=[.$M48];[.BU$1]&lt;=[.$L48]);[.BU$1];&quot;&quot;)" office:value-type="float" office:value="59" calcext:value-type="float">
            <text:p>59</text:p>
          </table:table-cell>
          <table:table-cell table:style-name="ce21" table:formula="of:=IF(AND([.BV$1]&gt;=[.$M48];[.BV$1]&lt;=[.$L48]);[.BV$1];&quot;&quot;)" office:value-type="float" office:value="60" calcext:value-type="float">
            <text:p>60</text:p>
          </table:table-cell>
          <table:table-cell table:style-name="ce21" table:formula="of:=IF(AND([.BW$1]&gt;=[.$M48];[.BW$1]&lt;=[.$L48]);[.BW$1];&quot;&quot;)" office:value-type="float" office:value="61" calcext:value-type="float">
            <text:p>61</text:p>
          </table:table-cell>
          <table:table-cell table:style-name="ce21" table:formula="of:=IF(AND([.BX$1]&gt;=[.$M48];[.BX$1]&lt;=[.$L48]);[.BX$1];&quot;&quot;)" office:value-type="float" office:value="62" calcext:value-type="float">
            <text:p>62</text:p>
          </table:table-cell>
          <table:table-cell table:style-name="ce21" table:formula="of:=IF(AND([.BY$1]&gt;=[.$M48];[.BY$1]&lt;=[.$L48]);[.BY$1];&quot;&quot;)" office:value-type="float" office:value="63" calcext:value-type="float">
            <text:p>63</text:p>
          </table:table-cell>
          <table:table-cell table:style-name="ce64" table:formula="of:=IF(AND([.BZ$1]&gt;=[.$M48];[.BZ$1]&lt;=[.$L48]);[.BZ$1];&quot;&quot;)">
            <text:p/>
          </table:table-cell>
          <table:table-cell table:style-name="ce66" table:formula="of:=IF(AND([.CA$1]&gt;=[.$M48];[.CA$1]&lt;=[.$L48]);[.CA$1];&quot;&quot;)">
            <text:p/>
          </table:table-cell>
          <table:table-cell table:style-name="ce68" table:formula="of:=IF(AND([.CB$1]&gt;=[.$M48];[.CB$1]&lt;=[.$L48]);[.CB$1];&quot;&quot;)">
            <text:p/>
          </table:table-cell>
          <table:table-cell table:style-name="ce68" table:formula="of:=IF(AND([.CC$1]&gt;=[.$M48];[.CC$1]&lt;=[.$L48]);[.CC$1];&quot;&quot;)">
            <text:p/>
          </table:table-cell>
          <table:table-cell table:style-name="ce68" table:formula="of:=IF(AND([.CD$1]&gt;=[.$M48];[.CD$1]&lt;=[.$L48]);[.CD$1];&quot;&quot;)">
            <text:p/>
          </table:table-cell>
          <table:table-cell table:style-name="ce68" table:formula="of:=IF(AND([.CE$1]&gt;=[.$M48];[.CE$1]&lt;=[.$L48]);[.CE$1];&quot;&quot;)">
            <text:p/>
          </table:table-cell>
          <table:table-cell table:style-name="ce68" table:formula="of:=IF(AND([.CF$1]&gt;=[.$M48];[.CF$1]&lt;=[.$L48]);[.CF$1];&quot;&quot;)">
            <text:p/>
          </table:table-cell>
          <table:table-cell table:style-name="ce68" table:formula="of:=IF(AND([.CG$1]&gt;=[.$M48];[.CG$1]&lt;=[.$L48]);[.CG$1];&quot;&quot;)">
            <text:p/>
          </table:table-cell>
          <table:table-cell table:style-name="ce70" table:formula="of:=IF(AND([.CH$1]&gt;=[.$M48];[.CH$1]&lt;=[.$L48]);[.CH$1];&quot;&quot;)">
            <text:p/>
          </table:table-cell>
          <table:table-cell table:style-name="ce70" table:formula="of:=IF(AND([.CI$1]&gt;=[.$M48];[.CI$1]&lt;=[.$L48]);[.CI$1];&quot;&quot;)">
            <text:p/>
          </table:table-cell>
          <table:table-cell table:style-name="ce70" table:formula="of:=IF(AND([.CJ$1]&gt;=[.$M48];[.CJ$1]&lt;=[.$L48]);[.CJ$1];&quot;&quot;)">
            <text:p/>
          </table:table-cell>
          <table:table-cell table:style-name="ce72" table:formula="of:=IF(AND([.CK$1]&gt;=[.$M48];[.CK$1]&lt;=[.$L48]);[.CK$1];&quot;&quot;)">
            <text:p/>
          </table:table-cell>
          <table:table-cell table:style-name="ce74" table:formula="of:=IF(AND([.CL$1]&gt;=[.$M48];[.CL$1]&lt;=[.$L48]);[.CL$1];&quot;&quot;)">
            <text:p/>
          </table:table-cell>
          <table:table-cell table:style-name="ce74" table:formula="of:=IF(AND([.CM$1]&gt;=[.$M48];[.CM$1]&lt;=[.$L48]);[.CM$1];&quot;&quot;)">
            <text:p/>
          </table:table-cell>
          <table:table-cell table:style-name="ce76" table:formula="of:=IF(AND([.CN$1]&gt;=[.$M48];[.CN$1]&lt;=[.$L48]);[.CN$1];&quot;&quot;)">
            <text:p/>
          </table:table-cell>
          <table:table-cell table:style-name="ce76" table:formula="of:=IF(AND([.CO$1]&gt;=[.$M48];[.CO$1]&lt;=[.$L48]);[.CO$1];&quot;&quot;)">
            <text:p/>
          </table:table-cell>
          <table:table-cell table:style-name="ce79" table:formula="of:=IF(AND([.CP$1]&gt;=[.$M48];[.CP$1]&lt;=[.$L48]);[.CP$1];&quot;&quot;)">
            <text:p/>
          </table:table-cell>
          <table:table-cell table:style-name="ce82" table:formula="of:=IF(AND([.CQ$1]&gt;=[.$M48];[.CQ$1]&lt;=[.$L48]);[.CQ$1];&quot;&quot;)">
            <text:p/>
          </table:table-cell>
          <table:table-cell table:style-name="ce82" table:formula="of:=IF(AND([.CR$1]&gt;=[.$M48];[.CR$1]&lt;=[.$L48]);[.CR$1];&quot;&quot;)">
            <text:p/>
          </table:table-cell>
          <table:table-cell table:style-name="ce82" table:formula="of:=IF(AND([.CS$1]&gt;=[.$M48];[.CS$1]&lt;=[.$L48]);[.CS$1];&quot;&quot;)">
            <text:p/>
          </table:table-cell>
          <table:table-cell table:style-name="ce82" table:formula="of:=IF(AND([.CT$1]&gt;=[.$M48];[.CT$1]&lt;=[.$L48]);[.CT$1];&quot;&quot;)">
            <text:p/>
          </table:table-cell>
          <table:table-cell table:style-name="ce82" table:formula="of:=IF(AND([.CU$1]&gt;=[.$M48];[.CU$1]&lt;=[.$L48]);[.CU$1];&quot;&quot;)">
            <text:p/>
          </table:table-cell>
          <table:table-cell table:style-name="ce82" table:formula="of:=IF(AND([.CV$1]&gt;=[.$M48];[.CV$1]&lt;=[.$L48]);[.CV$1];&quot;&quot;)">
            <text:p/>
          </table:table-cell>
          <table:table-cell table:style-name="ce82" table:formula="of:=IF(AND([.CW$1]&gt;=[.$M48];[.CW$1]&lt;=[.$L48]);[.CW$1];&quot;&quot;)">
            <text:p/>
          </table:table-cell>
          <table:table-cell table:style-name="ce82" table:formula="of:=IF(AND([.CX$1]&gt;=[.$M48];[.CX$1]&lt;=[.$L48]);[.CX$1];&quot;&quot;)">
            <text:p/>
          </table:table-cell>
          <table:table-cell table:style-name="ce82" table:formula="of:=IF(AND([.CY$1]&gt;=[.$M48];[.CY$1]&lt;=[.$L48]);[.CY$1];&quot;&quot;)">
            <text:p/>
          </table:table-cell>
          <table:table-cell table:style-name="ce82" table:formula="of:=IF(AND([.CZ$1]&gt;=[.$M48];[.CZ$1]&lt;=[.$L48]);[.CZ$1];&quot;&quot;)">
            <text:p/>
          </table:table-cell>
          <table:table-cell table:style-name="ce82" table:formula="of:=IF(AND([.DA$1]&gt;=[.$M48];[.DA$1]&lt;=[.$L48]);[.DA$1];&quot;&quot;)">
            <text:p/>
          </table:table-cell>
          <table:table-cell table:style-name="ce82" table:formula="of:=IF(AND([.DB$1]&gt;=[.$M48];[.DB$1]&lt;=[.$L48]);[.DB$1];&quot;&quot;)">
            <text:p/>
          </table:table-cell>
          <table:table-cell table:style-name="ce82" table:formula="of:=IF(AND([.DC$1]&gt;=[.$M48];[.DC$1]&lt;=[.$L48]);[.DC$1];&quot;&quot;)">
            <text:p/>
          </table:table-cell>
          <table:table-cell table:style-name="ce82" table:formula="of:=IF(AND([.DD$1]&gt;=[.$M48];[.DD$1]&lt;=[.$L48]);[.DD$1];&quot;&quot;)">
            <text:p/>
          </table:table-cell>
          <table:table-cell table:style-name="ce82" table:formula="of:=IF(AND([.DE$1]&gt;=[.$M48];[.DE$1]&lt;=[.$L48]);[.DE$1];&quot;&quot;)">
            <text:p/>
          </table:table-cell>
          <table:table-cell table:style-name="ce82" table:formula="of:=IF(AND([.DF$1]&gt;=[.$M48];[.DF$1]&lt;=[.$L48]);[.DF$1];&quot;&quot;)">
            <text:p/>
          </table:table-cell>
          <table:table-cell table:style-name="ce82" table:formula="of:=IF(AND([.DG$1]&gt;=[.$M48];[.DG$1]&lt;=[.$L48]);[.DG$1];&quot;&quot;)">
            <text:p/>
          </table:table-cell>
          <table:table-cell table:style-name="ce82" table:formula="of:=IF(AND([.DH$1]&gt;=[.$M48];[.DH$1]&lt;=[.$L48]);[.DH$1];&quot;&quot;)">
            <text:p/>
          </table:table-cell>
          <table:table-cell table:style-name="ce82" table:formula="of:=IF(AND([.DI$1]&gt;=[.$M48];[.DI$1]&lt;=[.$L48]);[.DI$1];&quot;&quot;)">
            <text:p/>
          </table:table-cell>
          <table:table-cell table:style-name="ce82" table:formula="of:=IF(AND([.DJ$1]&gt;=[.$M48];[.DJ$1]&lt;=[.$L48]);[.DJ$1];&quot;&quot;)">
            <text:p/>
          </table:table-cell>
          <table:table-cell table:style-name="ce82" table:formula="of:=IF(AND([.DK$1]&gt;=[.$M48];[.DK$1]&lt;=[.$L48]);[.DK$1];&quot;&quot;)">
            <text:p/>
          </table:table-cell>
          <table:table-cell table:style-name="ce82" table:formula="of:=IF(AND([.DL$1]&gt;=[.$M48];[.DL$1]&lt;=[.$L48]);[.DL$1];&quot;&quot;)">
            <text:p/>
          </table:table-cell>
          <table:table-cell table:style-name="ce82" table:formula="of:=IF(AND([.DM$1]&gt;=[.$M48];[.DM$1]&lt;=[.$L48]);[.DM$1];&quot;&quot;)">
            <text:p/>
          </table:table-cell>
          <table:table-cell table:style-name="ce82" table:formula="of:=IF(AND([.DN$1]&gt;=[.$M48];[.DN$1]&lt;=[.$L48]);[.DN$1];&quot;&quot;)">
            <text:p/>
          </table:table-cell>
          <table:table-cell table:style-name="ce82" table:formula="of:=IF(AND([.DO$1]&gt;=[.$M48];[.DO$1]&lt;=[.$L48]);[.DO$1];&quot;&quot;)">
            <text:p/>
          </table:table-cell>
          <table:table-cell table:style-name="ce82" table:formula="of:=IF(AND([.DP$1]&gt;=[.$M48];[.DP$1]&lt;=[.$L48]);[.DP$1];&quot;&quot;)">
            <text:p/>
          </table:table-cell>
          <table:table-cell table:style-name="ce82" table:formula="of:=IF(AND([.DQ$1]&gt;=[.$M48];[.DQ$1]&lt;=[.$L48]);[.DQ$1];&quot;&quot;)">
            <text:p/>
          </table:table-cell>
          <table:table-cell table:style-name="ce82" table:formula="of:=IF(AND([.DR$1]&gt;=[.$M48];[.DR$1]&lt;=[.$L48]);[.DR$1];&quot;&quot;)">
            <text:p/>
          </table:table-cell>
          <table:table-cell table:style-name="ce82" table:formula="of:=IF(AND([.DS$1]&gt;=[.$M48];[.DS$1]&lt;=[.$L48]);[.DS$1];&quot;&quot;)">
            <text:p/>
          </table:table-cell>
          <table:table-cell table:style-name="ce82" table:formula="of:=IF(AND([.DT$1]&gt;=[.$M48];[.DT$1]&lt;=[.$L48]);[.DT$1];&quot;&quot;)">
            <text:p/>
          </table:table-cell>
          <table:table-cell table:style-name="ce82" table:formula="of:=IF(AND([.DU$1]&gt;=[.$M48];[.DU$1]&lt;=[.$L48]);[.DU$1];&quot;&quot;)">
            <text:p/>
          </table:table-cell>
          <table:table-cell table:style-name="ce84" table:formula="of:=IF(AND([.DV$1]&gt;=[.$M48];[.DV$1]&lt;=[.$L48]);[.DV$1];&quot;&quot;)">
            <text:p/>
          </table:table-cell>
          <table:table-cell table:style-name="ce84" table:formula="of:=IF(AND([.DW$1]&gt;=[.$M48];[.DW$1]&lt;=[.$L48]);[.DW$1];&quot;&quot;)">
            <text:p/>
          </table:table-cell>
          <table:table-cell table:style-name="ce84" table:formula="of:=IF(AND([.DX$1]&gt;=[.$M48];[.DX$1]&lt;=[.$L48]);[.DX$1];&quot;&quot;)">
            <text:p/>
          </table:table-cell>
          <table:table-cell table:style-name="ce84" table:formula="of:=IF(AND([.DY$1]&gt;=[.$M48];[.DY$1]&lt;=[.$L48]);[.DY$1];&quot;&quot;)">
            <text:p/>
          </table:table-cell>
          <table:table-cell table:style-name="ce84" table:formula="of:=IF(AND([.DZ$1]&gt;=[.$M48];[.DZ$1]&lt;=[.$L48]);[.DZ$1];&quot;&quot;)">
            <text:p/>
          </table:table-cell>
          <table:table-cell table:style-name="ce84" table:formula="of:=IF(AND([.EA$1]&gt;=[.$M48];[.EA$1]&lt;=[.$L48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49];[.$A:.$L];12;0)" office:value-type="float" office:value="65" calcext:value-type="float">
            <text:p>65</text:p>
          </table:table-cell>
          <table:table-cell table:style-name="ce6" table:formula="of:=VLOOKUP([.D49];[.$A:.$L];12;0)" office:value-type="float" office:value="0" calcext:value-type="float">
            <text:p>0</text:p>
          </table:table-cell>
          <table:table-cell table:style-name="ce6" table:formula="of:=VLOOKUP([.E49];[.$A:.$L];12;0)" office:value-type="float" office:value="0" calcext:value-type="float">
            <text:p>0</text:p>
          </table:table-cell>
          <table:table-cell table:style-name="ce6" table:formula="of:=VLOOKUP([.F49];[.$A:.$L];12;0)" office:value-type="float" office:value="0" calcext:value-type="float">
            <text:p>0</text:p>
          </table:table-cell>
          <table:table-cell table:style-name="ce7" table:formula="of:=MAX([.H49:.K49])+[.B49]+[.N49]" office:value-type="float" office:value="80" calcext:value-type="float">
            <text:p>80</text:p>
          </table:table-cell>
          <table:table-cell table:style-name="ce8" table:formula="of:=[.L49]-[.B49]+1" office:value-type="float" office:value="66" calcext:value-type="float">
            <text:p>66</text:p>
          </table:table-cell>
          <table:table-cell table:style-name="ce9"/>
          <table:table-cell table:style-name="ce11" table:formula="of:=IF(AND([.O$1]&gt;=[.$M49];[.O$1]&lt;=[.$L49]);[.O$1];&quot;&quot;)">
            <text:p/>
          </table:table-cell>
          <table:table-cell table:style-name="ce11" table:formula="of:=IF(AND([.P$1]&gt;=[.$M49];[.P$1]&lt;=[.$L49]);[.P$1];&quot;&quot;)">
            <text:p/>
          </table:table-cell>
          <table:table-cell table:style-name="ce11" table:formula="of:=IF(AND([.Q$1]&gt;=[.$M49];[.Q$1]&lt;=[.$L49]);[.Q$1];&quot;&quot;)">
            <text:p/>
          </table:table-cell>
          <table:table-cell table:style-name="ce11" table:formula="of:=IF(AND([.R$1]&gt;=[.$M49];[.R$1]&lt;=[.$L49]);[.R$1];&quot;&quot;)">
            <text:p/>
          </table:table-cell>
          <table:table-cell table:style-name="ce13" table:formula="of:=IF(AND([.S$1]&gt;=[.$M49];[.S$1]&lt;=[.$L49]);[.S$1];&quot;&quot;)">
            <text:p/>
          </table:table-cell>
          <table:table-cell table:style-name="ce13" table:formula="of:=IF(AND([.T$1]&gt;=[.$M49];[.T$1]&lt;=[.$L49]);[.T$1];&quot;&quot;)">
            <text:p/>
          </table:table-cell>
          <table:table-cell table:style-name="ce13" table:formula="of:=IF(AND([.U$1]&gt;=[.$M49];[.U$1]&lt;=[.$L49]);[.U$1];&quot;&quot;)">
            <text:p/>
          </table:table-cell>
          <table:table-cell table:style-name="ce13" table:formula="of:=IF(AND([.V$1]&gt;=[.$M49];[.V$1]&lt;=[.$L49]);[.V$1];&quot;&quot;)">
            <text:p/>
          </table:table-cell>
          <table:table-cell table:style-name="ce13" table:formula="of:=IF(AND([.W$1]&gt;=[.$M49];[.W$1]&lt;=[.$L49]);[.W$1];&quot;&quot;)">
            <text:p/>
          </table:table-cell>
          <table:table-cell table:style-name="ce13" table:formula="of:=IF(AND([.X$1]&gt;=[.$M49];[.X$1]&lt;=[.$L49]);[.X$1];&quot;&quot;)">
            <text:p/>
          </table:table-cell>
          <table:table-cell table:style-name="ce13" table:formula="of:=IF(AND([.Y$1]&gt;=[.$M49];[.Y$1]&lt;=[.$L49]);[.Y$1];&quot;&quot;)">
            <text:p/>
          </table:table-cell>
          <table:table-cell table:style-name="ce13" table:formula="of:=IF(AND([.Z$1]&gt;=[.$M49];[.Z$1]&lt;=[.$L49]);[.Z$1];&quot;&quot;)">
            <text:p/>
          </table:table-cell>
          <table:table-cell table:style-name="ce13" table:formula="of:=IF(AND([.AA$1]&gt;=[.$M49];[.AA$1]&lt;=[.$L49]);[.AA$1];&quot;&quot;)">
            <text:p/>
          </table:table-cell>
          <table:table-cell table:style-name="ce13" table:formula="of:=IF(AND([.AB$1]&gt;=[.$M49];[.AB$1]&lt;=[.$L49]);[.AB$1];&quot;&quot;)">
            <text:p/>
          </table:table-cell>
          <table:table-cell table:style-name="ce13" table:formula="of:=IF(AND([.AC$1]&gt;=[.$M49];[.AC$1]&lt;=[.$L49]);[.AC$1];&quot;&quot;)">
            <text:p/>
          </table:table-cell>
          <table:table-cell table:style-name="ce13" table:formula="of:=IF(AND([.AD$1]&gt;=[.$M49];[.AD$1]&lt;=[.$L49]);[.AD$1];&quot;&quot;)">
            <text:p/>
          </table:table-cell>
          <table:table-cell table:style-name="ce16" table:formula="of:=IF(AND([.AE$1]&gt;=[.$M49];[.AE$1]&lt;=[.$L49]);[.AE$1];&quot;&quot;)">
            <text:p/>
          </table:table-cell>
          <table:table-cell table:style-name="ce18" table:formula="of:=IF(AND([.AF$1]&gt;=[.$M49];[.AF$1]&lt;=[.$L49]);[.AF$1];&quot;&quot;)">
            <text:p/>
          </table:table-cell>
          <table:table-cell table:style-name="ce18" table:formula="of:=IF(AND([.AG$1]&gt;=[.$M49];[.AG$1]&lt;=[.$L49]);[.AG$1];&quot;&quot;)">
            <text:p/>
          </table:table-cell>
          <table:table-cell table:style-name="ce18" table:formula="of:=IF(AND([.AH$1]&gt;=[.$M49];[.AH$1]&lt;=[.$L49]);[.AH$1];&quot;&quot;)">
            <text:p/>
          </table:table-cell>
          <table:table-cell table:style-name="ce18" table:formula="of:=IF(AND([.AI$1]&gt;=[.$M49];[.AI$1]&lt;=[.$L49]);[.AI$1];&quot;&quot;)">
            <text:p/>
          </table:table-cell>
          <table:table-cell table:style-name="ce18" table:formula="of:=IF(AND([.AJ$1]&gt;=[.$M49];[.AJ$1]&lt;=[.$L49]);[.AJ$1];&quot;&quot;)">
            <text:p/>
          </table:table-cell>
          <table:table-cell table:style-name="ce18" table:formula="of:=IF(AND([.AK$1]&gt;=[.$M49];[.AK$1]&lt;=[.$L49]);[.AK$1];&quot;&quot;)">
            <text:p/>
          </table:table-cell>
          <table:table-cell table:style-name="ce18" table:formula="of:=IF(AND([.AL$1]&gt;=[.$M49];[.AL$1]&lt;=[.$L49]);[.AL$1];&quot;&quot;)">
            <text:p/>
          </table:table-cell>
          <table:table-cell table:style-name="ce18" table:formula="of:=IF(AND([.AM$1]&gt;=[.$M49];[.AM$1]&lt;=[.$L49]);[.AM$1];&quot;&quot;)">
            <text:p/>
          </table:table-cell>
          <table:table-cell table:style-name="ce18" table:formula="of:=IF(AND([.AN$1]&gt;=[.$M49];[.AN$1]&lt;=[.$L49]);[.AN$1];&quot;&quot;)">
            <text:p/>
          </table:table-cell>
          <table:table-cell table:style-name="ce18" table:formula="of:=IF(AND([.AO$1]&gt;=[.$M49];[.AO$1]&lt;=[.$L49]);[.AO$1];&quot;&quot;)">
            <text:p/>
          </table:table-cell>
          <table:table-cell table:style-name="ce18" table:formula="of:=IF(AND([.AP$1]&gt;=[.$M49];[.AP$1]&lt;=[.$L49]);[.AP$1];&quot;&quot;)">
            <text:p/>
          </table:table-cell>
          <table:table-cell table:style-name="ce18" table:formula="of:=IF(AND([.AQ$1]&gt;=[.$M49];[.AQ$1]&lt;=[.$L49]);[.AQ$1];&quot;&quot;)">
            <text:p/>
          </table:table-cell>
          <table:table-cell table:style-name="ce18" table:formula="of:=IF(AND([.AR$1]&gt;=[.$M49];[.AR$1]&lt;=[.$L49]);[.AR$1];&quot;&quot;)">
            <text:p/>
          </table:table-cell>
          <table:table-cell table:style-name="ce20" table:formula="of:=IF(AND([.AS$1]&gt;=[.$M49];[.AS$1]&lt;=[.$L49]);[.AS$1];&quot;&quot;)">
            <text:p/>
          </table:table-cell>
          <table:table-cell table:style-name="ce24" table:formula="of:=IF(AND([.AT$1]&gt;=[.$M49];[.AT$1]&lt;=[.$L49]);[.AT$1];&quot;&quot;)">
            <text:p/>
          </table:table-cell>
          <table:table-cell table:style-name="ce26" table:formula="of:=IF(AND([.AU$1]&gt;=[.$M49];[.AU$1]&lt;=[.$L49]);[.AU$1];&quot;&quot;)">
            <text:p/>
          </table:table-cell>
          <table:table-cell table:style-name="ce26" table:formula="of:=IF(AND([.AV$1]&gt;=[.$M49];[.AV$1]&lt;=[.$L49]);[.AV$1];&quot;&quot;)">
            <text:p/>
          </table:table-cell>
          <table:table-cell table:style-name="ce28" table:formula="of:=IF(AND([.AW$1]&gt;=[.$M49];[.AW$1]&lt;=[.$L49]);[.AW$1];&quot;&quot;)">
            <text:p/>
          </table:table-cell>
          <table:table-cell table:style-name="ce30" table:formula="of:=IF(AND([.AX$1]&gt;=[.$M49];[.AX$1]&lt;=[.$L49]);[.AX$1];&quot;&quot;)">
            <text:p/>
          </table:table-cell>
          <table:table-cell table:style-name="ce32" table:formula="of:=IF(AND([.AY$1]&gt;=[.$M49];[.AY$1]&lt;=[.$L49]);[.AY$1];&quot;&quot;)">
            <text:p/>
          </table:table-cell>
          <table:table-cell table:style-name="ce34" table:formula="of:=IF(AND([.AZ$1]&gt;=[.$M49];[.AZ$1]&lt;=[.$L49]);[.AZ$1];&quot;&quot;)">
            <text:p/>
          </table:table-cell>
          <table:table-cell table:style-name="ce36" table:formula="of:=IF(AND([.BA$1]&gt;=[.$M49];[.BA$1]&lt;=[.$L49]);[.BA$1];&quot;&quot;)">
            <text:p/>
          </table:table-cell>
          <table:table-cell table:style-name="ce36" table:formula="of:=IF(AND([.BB$1]&gt;=[.$M49];[.BB$1]&lt;=[.$L49]);[.BB$1];&quot;&quot;)">
            <text:p/>
          </table:table-cell>
          <table:table-cell table:style-name="ce38" table:formula="of:=IF(AND([.BC$1]&gt;=[.$M49];[.BC$1]&lt;=[.$L49]);[.BC$1];&quot;&quot;)">
            <text:p/>
          </table:table-cell>
          <table:table-cell table:style-name="ce38" table:formula="of:=IF(AND([.BD$1]&gt;=[.$M49];[.BD$1]&lt;=[.$L49]);[.BD$1];&quot;&quot;)">
            <text:p/>
          </table:table-cell>
          <table:table-cell table:style-name="ce40" table:formula="of:=IF(AND([.BE$1]&gt;=[.$M49];[.BE$1]&lt;=[.$L49]);[.BE$1];&quot;&quot;)">
            <text:p/>
          </table:table-cell>
          <table:table-cell table:style-name="ce42" table:formula="of:=IF(AND([.BF$1]&gt;=[.$M49];[.BF$1]&lt;=[.$L49]);[.BF$1];&quot;&quot;)">
            <text:p/>
          </table:table-cell>
          <table:table-cell table:style-name="ce44" table:formula="of:=IF(AND([.BG$1]&gt;=[.$M49];[.BG$1]&lt;=[.$L49]);[.BG$1];&quot;&quot;)">
            <text:p/>
          </table:table-cell>
          <table:table-cell table:style-name="ce44" table:formula="of:=IF(AND([.BH$1]&gt;=[.$M49];[.BH$1]&lt;=[.$L49]);[.BH$1];&quot;&quot;)">
            <text:p/>
          </table:table-cell>
          <table:table-cell table:style-name="ce44" table:formula="of:=IF(AND([.BI$1]&gt;=[.$M49];[.BI$1]&lt;=[.$L49]);[.BI$1];&quot;&quot;)">
            <text:p/>
          </table:table-cell>
          <table:table-cell table:style-name="ce46" table:formula="of:=IF(AND([.BJ$1]&gt;=[.$M49];[.BJ$1]&lt;=[.$L49]);[.BJ$1];&quot;&quot;)">
            <text:p/>
          </table:table-cell>
          <table:table-cell table:style-name="ce48" table:formula="of:=IF(AND([.BK$1]&gt;=[.$M49];[.BK$1]&lt;=[.$L49]);[.BK$1];&quot;&quot;)">
            <text:p/>
          </table:table-cell>
          <table:table-cell table:style-name="ce48" table:formula="of:=IF(AND([.BL$1]&gt;=[.$M49];[.BL$1]&lt;=[.$L49]);[.BL$1];&quot;&quot;)">
            <text:p/>
          </table:table-cell>
          <table:table-cell table:style-name="ce50" table:formula="of:=IF(AND([.BM$1]&gt;=[.$M49];[.BM$1]&lt;=[.$L49]);[.BM$1];&quot;&quot;)">
            <text:p/>
          </table:table-cell>
          <table:table-cell table:style-name="ce50" table:formula="of:=IF(AND([.BN$1]&gt;=[.$M49];[.BN$1]&lt;=[.$L49]);[.BN$1];&quot;&quot;)">
            <text:p/>
          </table:table-cell>
          <table:table-cell table:style-name="ce50" table:formula="of:=IF(AND([.BO$1]&gt;=[.$M49];[.BO$1]&lt;=[.$L49]);[.BO$1];&quot;&quot;)">
            <text:p/>
          </table:table-cell>
          <table:table-cell table:style-name="ce52" table:formula="of:=IF(AND([.BP$1]&gt;=[.$M49];[.BP$1]&lt;=[.$L49]);[.BP$1];&quot;&quot;)">
            <text:p/>
          </table:table-cell>
          <table:table-cell table:style-name="ce54" table:formula="of:=IF(AND([.BQ$1]&gt;=[.$M49];[.BQ$1]&lt;=[.$L49]);[.BQ$1];&quot;&quot;)">
            <text:p/>
          </table:table-cell>
          <table:table-cell table:style-name="ce54" table:formula="of:=IF(AND([.BR$1]&gt;=[.$M49];[.BR$1]&lt;=[.$L49]);[.BR$1];&quot;&quot;)">
            <text:p/>
          </table:table-cell>
          <table:table-cell table:style-name="ce54" table:formula="of:=IF(AND([.BS$1]&gt;=[.$M49];[.BS$1]&lt;=[.$L49]);[.BS$1];&quot;&quot;)">
            <text:p/>
          </table:table-cell>
          <table:table-cell table:style-name="ce56" table:formula="of:=IF(AND([.BT$1]&gt;=[.$M49];[.BT$1]&lt;=[.$L49]);[.BT$1];&quot;&quot;)">
            <text:p/>
          </table:table-cell>
          <table:table-cell table:style-name="ce58" table:formula="of:=IF(AND([.BU$1]&gt;=[.$M49];[.BU$1]&lt;=[.$L49]);[.BU$1];&quot;&quot;)">
            <text:p/>
          </table:table-cell>
          <table:table-cell table:style-name="ce60" table:formula="of:=IF(AND([.BV$1]&gt;=[.$M49];[.BV$1]&lt;=[.$L49]);[.BV$1];&quot;&quot;)">
            <text:p/>
          </table:table-cell>
          <table:table-cell table:style-name="ce60" table:formula="of:=IF(AND([.BW$1]&gt;=[.$M49];[.BW$1]&lt;=[.$L49]);[.BW$1];&quot;&quot;)">
            <text:p/>
          </table:table-cell>
          <table:table-cell table:style-name="ce62" table:formula="of:=IF(AND([.BX$1]&gt;=[.$M49];[.BX$1]&lt;=[.$L49]);[.BX$1];&quot;&quot;)">
            <text:p/>
          </table:table-cell>
          <table:table-cell table:style-name="ce62" table:formula="of:=IF(AND([.BY$1]&gt;=[.$M49];[.BY$1]&lt;=[.$L49]);[.BY$1];&quot;&quot;)">
            <text:p/>
          </table:table-cell>
          <table:table-cell table:style-name="ce64" table:formula="of:=IF(AND([.BZ$1]&gt;=[.$M49];[.BZ$1]&lt;=[.$L49]);[.BZ$1];&quot;&quot;)">
            <text:p/>
          </table:table-cell>
          <table:table-cell table:style-name="ce66" table:formula="of:=IF(AND([.CA$1]&gt;=[.$M49];[.CA$1]&lt;=[.$L49]);[.CA$1];&quot;&quot;)">
            <text:p/>
          </table:table-cell>
          <table:table-cell table:style-name="ce21" table:formula="of:=IF(AND([.CB$1]&gt;=[.$M49];[.CB$1]&lt;=[.$L49]);[.CB$1];&quot;&quot;)" office:value-type="float" office:value="66" calcext:value-type="float">
            <text:p>66</text:p>
          </table:table-cell>
          <table:table-cell table:style-name="ce21" table:formula="of:=IF(AND([.CC$1]&gt;=[.$M49];[.CC$1]&lt;=[.$L49]);[.CC$1];&quot;&quot;)" office:value-type="float" office:value="67" calcext:value-type="float">
            <text:p>67</text:p>
          </table:table-cell>
          <table:table-cell table:style-name="ce21" table:formula="of:=IF(AND([.CD$1]&gt;=[.$M49];[.CD$1]&lt;=[.$L49]);[.CD$1];&quot;&quot;)" office:value-type="float" office:value="68" calcext:value-type="float">
            <text:p>68</text:p>
          </table:table-cell>
          <table:table-cell table:style-name="ce21" table:formula="of:=IF(AND([.CE$1]&gt;=[.$M49];[.CE$1]&lt;=[.$L49]);[.CE$1];&quot;&quot;)" office:value-type="float" office:value="69" calcext:value-type="float">
            <text:p>69</text:p>
          </table:table-cell>
          <table:table-cell table:style-name="ce21" table:formula="of:=IF(AND([.CF$1]&gt;=[.$M49];[.CF$1]&lt;=[.$L49]);[.CF$1];&quot;&quot;)" office:value-type="float" office:value="70" calcext:value-type="float">
            <text:p>70</text:p>
          </table:table-cell>
          <table:table-cell table:style-name="ce21" table:formula="of:=IF(AND([.CG$1]&gt;=[.$M49];[.CG$1]&lt;=[.$L49]);[.CG$1];&quot;&quot;)" office:value-type="float" office:value="71" calcext:value-type="float">
            <text:p>71</text:p>
          </table:table-cell>
          <table:table-cell table:style-name="ce21" table:formula="of:=IF(AND([.CH$1]&gt;=[.$M49];[.CH$1]&lt;=[.$L49]);[.CH$1];&quot;&quot;)" office:value-type="float" office:value="72" calcext:value-type="float">
            <text:p>72</text:p>
          </table:table-cell>
          <table:table-cell table:style-name="ce21" table:formula="of:=IF(AND([.CI$1]&gt;=[.$M49];[.CI$1]&lt;=[.$L49]);[.CI$1];&quot;&quot;)" office:value-type="float" office:value="73" calcext:value-type="float">
            <text:p>73</text:p>
          </table:table-cell>
          <table:table-cell table:style-name="ce21" table:formula="of:=IF(AND([.CJ$1]&gt;=[.$M49];[.CJ$1]&lt;=[.$L49]);[.CJ$1];&quot;&quot;)" office:value-type="float" office:value="74" calcext:value-type="float">
            <text:p>74</text:p>
          </table:table-cell>
          <table:table-cell table:style-name="ce21" table:formula="of:=IF(AND([.CK$1]&gt;=[.$M49];[.CK$1]&lt;=[.$L49]);[.CK$1];&quot;&quot;)" office:value-type="float" office:value="75" calcext:value-type="float">
            <text:p>75</text:p>
          </table:table-cell>
          <table:table-cell table:style-name="ce21" table:formula="of:=IF(AND([.CL$1]&gt;=[.$M49];[.CL$1]&lt;=[.$L49]);[.CL$1];&quot;&quot;)" office:value-type="float" office:value="76" calcext:value-type="float">
            <text:p>76</text:p>
          </table:table-cell>
          <table:table-cell table:style-name="ce21" table:formula="of:=IF(AND([.CM$1]&gt;=[.$M49];[.CM$1]&lt;=[.$L49]);[.CM$1];&quot;&quot;)" office:value-type="float" office:value="77" calcext:value-type="float">
            <text:p>77</text:p>
          </table:table-cell>
          <table:table-cell table:style-name="ce21" table:formula="of:=IF(AND([.CN$1]&gt;=[.$M49];[.CN$1]&lt;=[.$L49]);[.CN$1];&quot;&quot;)" office:value-type="float" office:value="78" calcext:value-type="float">
            <text:p>78</text:p>
          </table:table-cell>
          <table:table-cell table:style-name="ce21" table:formula="of:=IF(AND([.CO$1]&gt;=[.$M49];[.CO$1]&lt;=[.$L49]);[.CO$1];&quot;&quot;)" office:value-type="float" office:value="79" calcext:value-type="float">
            <text:p>79</text:p>
          </table:table-cell>
          <table:table-cell table:style-name="ce80" table:formula="of:=IF(AND([.CP$1]&gt;=[.$M49];[.CP$1]&lt;=[.$L49]);[.CP$1];&quot;&quot;)" office:value-type="float" office:value="80" calcext:value-type="float">
            <text:p>80</text:p>
          </table:table-cell>
          <table:table-cell table:style-name="ce82" table:formula="of:=IF(AND([.CQ$1]&gt;=[.$M49];[.CQ$1]&lt;=[.$L49]);[.CQ$1];&quot;&quot;)">
            <text:p/>
          </table:table-cell>
          <table:table-cell table:style-name="ce82" table:formula="of:=IF(AND([.CR$1]&gt;=[.$M49];[.CR$1]&lt;=[.$L49]);[.CR$1];&quot;&quot;)">
            <text:p/>
          </table:table-cell>
          <table:table-cell table:style-name="ce82" table:formula="of:=IF(AND([.CS$1]&gt;=[.$M49];[.CS$1]&lt;=[.$L49]);[.CS$1];&quot;&quot;)">
            <text:p/>
          </table:table-cell>
          <table:table-cell table:style-name="ce82" table:formula="of:=IF(AND([.CT$1]&gt;=[.$M49];[.CT$1]&lt;=[.$L49]);[.CT$1];&quot;&quot;)">
            <text:p/>
          </table:table-cell>
          <table:table-cell table:style-name="ce82" table:formula="of:=IF(AND([.CU$1]&gt;=[.$M49];[.CU$1]&lt;=[.$L49]);[.CU$1];&quot;&quot;)">
            <text:p/>
          </table:table-cell>
          <table:table-cell table:style-name="ce82" table:formula="of:=IF(AND([.CV$1]&gt;=[.$M49];[.CV$1]&lt;=[.$L49]);[.CV$1];&quot;&quot;)">
            <text:p/>
          </table:table-cell>
          <table:table-cell table:style-name="ce82" table:formula="of:=IF(AND([.CW$1]&gt;=[.$M49];[.CW$1]&lt;=[.$L49]);[.CW$1];&quot;&quot;)">
            <text:p/>
          </table:table-cell>
          <table:table-cell table:style-name="ce82" table:formula="of:=IF(AND([.CX$1]&gt;=[.$M49];[.CX$1]&lt;=[.$L49]);[.CX$1];&quot;&quot;)">
            <text:p/>
          </table:table-cell>
          <table:table-cell table:style-name="ce82" table:formula="of:=IF(AND([.CY$1]&gt;=[.$M49];[.CY$1]&lt;=[.$L49]);[.CY$1];&quot;&quot;)">
            <text:p/>
          </table:table-cell>
          <table:table-cell table:style-name="ce82" table:formula="of:=IF(AND([.CZ$1]&gt;=[.$M49];[.CZ$1]&lt;=[.$L49]);[.CZ$1];&quot;&quot;)">
            <text:p/>
          </table:table-cell>
          <table:table-cell table:style-name="ce82" table:formula="of:=IF(AND([.DA$1]&gt;=[.$M49];[.DA$1]&lt;=[.$L49]);[.DA$1];&quot;&quot;)">
            <text:p/>
          </table:table-cell>
          <table:table-cell table:style-name="ce82" table:formula="of:=IF(AND([.DB$1]&gt;=[.$M49];[.DB$1]&lt;=[.$L49]);[.DB$1];&quot;&quot;)">
            <text:p/>
          </table:table-cell>
          <table:table-cell table:style-name="ce82" table:formula="of:=IF(AND([.DC$1]&gt;=[.$M49];[.DC$1]&lt;=[.$L49]);[.DC$1];&quot;&quot;)">
            <text:p/>
          </table:table-cell>
          <table:table-cell table:style-name="ce82" table:formula="of:=IF(AND([.DD$1]&gt;=[.$M49];[.DD$1]&lt;=[.$L49]);[.DD$1];&quot;&quot;)">
            <text:p/>
          </table:table-cell>
          <table:table-cell table:style-name="ce82" table:formula="of:=IF(AND([.DE$1]&gt;=[.$M49];[.DE$1]&lt;=[.$L49]);[.DE$1];&quot;&quot;)">
            <text:p/>
          </table:table-cell>
          <table:table-cell table:style-name="ce82" table:formula="of:=IF(AND([.DF$1]&gt;=[.$M49];[.DF$1]&lt;=[.$L49]);[.DF$1];&quot;&quot;)">
            <text:p/>
          </table:table-cell>
          <table:table-cell table:style-name="ce82" table:formula="of:=IF(AND([.DG$1]&gt;=[.$M49];[.DG$1]&lt;=[.$L49]);[.DG$1];&quot;&quot;)">
            <text:p/>
          </table:table-cell>
          <table:table-cell table:style-name="ce82" table:formula="of:=IF(AND([.DH$1]&gt;=[.$M49];[.DH$1]&lt;=[.$L49]);[.DH$1];&quot;&quot;)">
            <text:p/>
          </table:table-cell>
          <table:table-cell table:style-name="ce82" table:formula="of:=IF(AND([.DI$1]&gt;=[.$M49];[.DI$1]&lt;=[.$L49]);[.DI$1];&quot;&quot;)">
            <text:p/>
          </table:table-cell>
          <table:table-cell table:style-name="ce82" table:formula="of:=IF(AND([.DJ$1]&gt;=[.$M49];[.DJ$1]&lt;=[.$L49]);[.DJ$1];&quot;&quot;)">
            <text:p/>
          </table:table-cell>
          <table:table-cell table:style-name="ce82" table:formula="of:=IF(AND([.DK$1]&gt;=[.$M49];[.DK$1]&lt;=[.$L49]);[.DK$1];&quot;&quot;)">
            <text:p/>
          </table:table-cell>
          <table:table-cell table:style-name="ce82" table:formula="of:=IF(AND([.DL$1]&gt;=[.$M49];[.DL$1]&lt;=[.$L49]);[.DL$1];&quot;&quot;)">
            <text:p/>
          </table:table-cell>
          <table:table-cell table:style-name="ce82" table:formula="of:=IF(AND([.DM$1]&gt;=[.$M49];[.DM$1]&lt;=[.$L49]);[.DM$1];&quot;&quot;)">
            <text:p/>
          </table:table-cell>
          <table:table-cell table:style-name="ce82" table:formula="of:=IF(AND([.DN$1]&gt;=[.$M49];[.DN$1]&lt;=[.$L49]);[.DN$1];&quot;&quot;)">
            <text:p/>
          </table:table-cell>
          <table:table-cell table:style-name="ce82" table:formula="of:=IF(AND([.DO$1]&gt;=[.$M49];[.DO$1]&lt;=[.$L49]);[.DO$1];&quot;&quot;)">
            <text:p/>
          </table:table-cell>
          <table:table-cell table:style-name="ce82" table:formula="of:=IF(AND([.DP$1]&gt;=[.$M49];[.DP$1]&lt;=[.$L49]);[.DP$1];&quot;&quot;)">
            <text:p/>
          </table:table-cell>
          <table:table-cell table:style-name="ce82" table:formula="of:=IF(AND([.DQ$1]&gt;=[.$M49];[.DQ$1]&lt;=[.$L49]);[.DQ$1];&quot;&quot;)">
            <text:p/>
          </table:table-cell>
          <table:table-cell table:style-name="ce82" table:formula="of:=IF(AND([.DR$1]&gt;=[.$M49];[.DR$1]&lt;=[.$L49]);[.DR$1];&quot;&quot;)">
            <text:p/>
          </table:table-cell>
          <table:table-cell table:style-name="ce82" table:formula="of:=IF(AND([.DS$1]&gt;=[.$M49];[.DS$1]&lt;=[.$L49]);[.DS$1];&quot;&quot;)">
            <text:p/>
          </table:table-cell>
          <table:table-cell table:style-name="ce82" table:formula="of:=IF(AND([.DT$1]&gt;=[.$M49];[.DT$1]&lt;=[.$L49]);[.DT$1];&quot;&quot;)">
            <text:p/>
          </table:table-cell>
          <table:table-cell table:style-name="ce82" table:formula="of:=IF(AND([.DU$1]&gt;=[.$M49];[.DU$1]&lt;=[.$L49]);[.DU$1];&quot;&quot;)">
            <text:p/>
          </table:table-cell>
          <table:table-cell table:style-name="ce84" table:formula="of:=IF(AND([.DV$1]&gt;=[.$M49];[.DV$1]&lt;=[.$L49]);[.DV$1];&quot;&quot;)">
            <text:p/>
          </table:table-cell>
          <table:table-cell table:style-name="ce84" table:formula="of:=IF(AND([.DW$1]&gt;=[.$M49];[.DW$1]&lt;=[.$L49]);[.DW$1];&quot;&quot;)">
            <text:p/>
          </table:table-cell>
          <table:table-cell table:style-name="ce84" table:formula="of:=IF(AND([.DX$1]&gt;=[.$M49];[.DX$1]&lt;=[.$L49]);[.DX$1];&quot;&quot;)">
            <text:p/>
          </table:table-cell>
          <table:table-cell table:style-name="ce84" table:formula="of:=IF(AND([.DY$1]&gt;=[.$M49];[.DY$1]&lt;=[.$L49]);[.DY$1];&quot;&quot;)">
            <text:p/>
          </table:table-cell>
          <table:table-cell table:style-name="ce84" table:formula="of:=IF(AND([.DZ$1]&gt;=[.$M49];[.DZ$1]&lt;=[.$L49]);[.DZ$1];&quot;&quot;)">
            <text:p/>
          </table:table-cell>
          <table:table-cell table:style-name="ce84" table:formula="of:=IF(AND([.EA$1]&gt;=[.$M49];[.EA$1]&lt;=[.$L49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50];[.$A:.$L];12;0)" office:value-type="float" office:value="65" calcext:value-type="float">
            <text:p>65</text:p>
          </table:table-cell>
          <table:table-cell table:style-name="ce6" table:formula="of:=VLOOKUP([.D50];[.$A:.$L];12;0)" office:value-type="float" office:value="0" calcext:value-type="float">
            <text:p>0</text:p>
          </table:table-cell>
          <table:table-cell table:style-name="ce6" table:formula="of:=VLOOKUP([.E50];[.$A:.$L];12;0)" office:value-type="float" office:value="0" calcext:value-type="float">
            <text:p>0</text:p>
          </table:table-cell>
          <table:table-cell table:style-name="ce6" table:formula="of:=VLOOKUP([.F50];[.$A:.$L];12;0)" office:value-type="float" office:value="0" calcext:value-type="float">
            <text:p>0</text:p>
          </table:table-cell>
          <table:table-cell table:style-name="ce7" table:formula="of:=MAX([.H50:.K50])+[.B50]+[.N50]" office:value-type="float" office:value="75" calcext:value-type="float">
            <text:p>75</text:p>
          </table:table-cell>
          <table:table-cell table:style-name="ce8" table:formula="of:=[.L50]-[.B50]+1" office:value-type="float" office:value="66" calcext:value-type="float">
            <text:p>66</text:p>
          </table:table-cell>
          <table:table-cell table:style-name="ce9"/>
          <table:table-cell table:style-name="ce11" table:formula="of:=IF(AND([.O$1]&gt;=[.$M50];[.O$1]&lt;=[.$L50]);[.O$1];&quot;&quot;)">
            <text:p/>
          </table:table-cell>
          <table:table-cell table:style-name="ce11" table:formula="of:=IF(AND([.P$1]&gt;=[.$M50];[.P$1]&lt;=[.$L50]);[.P$1];&quot;&quot;)">
            <text:p/>
          </table:table-cell>
          <table:table-cell table:style-name="ce11" table:formula="of:=IF(AND([.Q$1]&gt;=[.$M50];[.Q$1]&lt;=[.$L50]);[.Q$1];&quot;&quot;)">
            <text:p/>
          </table:table-cell>
          <table:table-cell table:style-name="ce11" table:formula="of:=IF(AND([.R$1]&gt;=[.$M50];[.R$1]&lt;=[.$L50]);[.R$1];&quot;&quot;)">
            <text:p/>
          </table:table-cell>
          <table:table-cell table:style-name="ce13" table:formula="of:=IF(AND([.S$1]&gt;=[.$M50];[.S$1]&lt;=[.$L50]);[.S$1];&quot;&quot;)">
            <text:p/>
          </table:table-cell>
          <table:table-cell table:style-name="ce13" table:formula="of:=IF(AND([.T$1]&gt;=[.$M50];[.T$1]&lt;=[.$L50]);[.T$1];&quot;&quot;)">
            <text:p/>
          </table:table-cell>
          <table:table-cell table:style-name="ce13" table:formula="of:=IF(AND([.U$1]&gt;=[.$M50];[.U$1]&lt;=[.$L50]);[.U$1];&quot;&quot;)">
            <text:p/>
          </table:table-cell>
          <table:table-cell table:style-name="ce13" table:formula="of:=IF(AND([.V$1]&gt;=[.$M50];[.V$1]&lt;=[.$L50]);[.V$1];&quot;&quot;)">
            <text:p/>
          </table:table-cell>
          <table:table-cell table:style-name="ce13" table:formula="of:=IF(AND([.W$1]&gt;=[.$M50];[.W$1]&lt;=[.$L50]);[.W$1];&quot;&quot;)">
            <text:p/>
          </table:table-cell>
          <table:table-cell table:style-name="ce13" table:formula="of:=IF(AND([.X$1]&gt;=[.$M50];[.X$1]&lt;=[.$L50]);[.X$1];&quot;&quot;)">
            <text:p/>
          </table:table-cell>
          <table:table-cell table:style-name="ce13" table:formula="of:=IF(AND([.Y$1]&gt;=[.$M50];[.Y$1]&lt;=[.$L50]);[.Y$1];&quot;&quot;)">
            <text:p/>
          </table:table-cell>
          <table:table-cell table:style-name="ce13" table:formula="of:=IF(AND([.Z$1]&gt;=[.$M50];[.Z$1]&lt;=[.$L50]);[.Z$1];&quot;&quot;)">
            <text:p/>
          </table:table-cell>
          <table:table-cell table:style-name="ce13" table:formula="of:=IF(AND([.AA$1]&gt;=[.$M50];[.AA$1]&lt;=[.$L50]);[.AA$1];&quot;&quot;)">
            <text:p/>
          </table:table-cell>
          <table:table-cell table:style-name="ce13" table:formula="of:=IF(AND([.AB$1]&gt;=[.$M50];[.AB$1]&lt;=[.$L50]);[.AB$1];&quot;&quot;)">
            <text:p/>
          </table:table-cell>
          <table:table-cell table:style-name="ce13" table:formula="of:=IF(AND([.AC$1]&gt;=[.$M50];[.AC$1]&lt;=[.$L50]);[.AC$1];&quot;&quot;)">
            <text:p/>
          </table:table-cell>
          <table:table-cell table:style-name="ce13" table:formula="of:=IF(AND([.AD$1]&gt;=[.$M50];[.AD$1]&lt;=[.$L50]);[.AD$1];&quot;&quot;)">
            <text:p/>
          </table:table-cell>
          <table:table-cell table:style-name="ce16" table:formula="of:=IF(AND([.AE$1]&gt;=[.$M50];[.AE$1]&lt;=[.$L50]);[.AE$1];&quot;&quot;)">
            <text:p/>
          </table:table-cell>
          <table:table-cell table:style-name="ce18" table:formula="of:=IF(AND([.AF$1]&gt;=[.$M50];[.AF$1]&lt;=[.$L50]);[.AF$1];&quot;&quot;)">
            <text:p/>
          </table:table-cell>
          <table:table-cell table:style-name="ce18" table:formula="of:=IF(AND([.AG$1]&gt;=[.$M50];[.AG$1]&lt;=[.$L50]);[.AG$1];&quot;&quot;)">
            <text:p/>
          </table:table-cell>
          <table:table-cell table:style-name="ce18" table:formula="of:=IF(AND([.AH$1]&gt;=[.$M50];[.AH$1]&lt;=[.$L50]);[.AH$1];&quot;&quot;)">
            <text:p/>
          </table:table-cell>
          <table:table-cell table:style-name="ce18" table:formula="of:=IF(AND([.AI$1]&gt;=[.$M50];[.AI$1]&lt;=[.$L50]);[.AI$1];&quot;&quot;)">
            <text:p/>
          </table:table-cell>
          <table:table-cell table:style-name="ce18" table:formula="of:=IF(AND([.AJ$1]&gt;=[.$M50];[.AJ$1]&lt;=[.$L50]);[.AJ$1];&quot;&quot;)">
            <text:p/>
          </table:table-cell>
          <table:table-cell table:style-name="ce18" table:formula="of:=IF(AND([.AK$1]&gt;=[.$M50];[.AK$1]&lt;=[.$L50]);[.AK$1];&quot;&quot;)">
            <text:p/>
          </table:table-cell>
          <table:table-cell table:style-name="ce18" table:formula="of:=IF(AND([.AL$1]&gt;=[.$M50];[.AL$1]&lt;=[.$L50]);[.AL$1];&quot;&quot;)">
            <text:p/>
          </table:table-cell>
          <table:table-cell table:style-name="ce18" table:formula="of:=IF(AND([.AM$1]&gt;=[.$M50];[.AM$1]&lt;=[.$L50]);[.AM$1];&quot;&quot;)">
            <text:p/>
          </table:table-cell>
          <table:table-cell table:style-name="ce18" table:formula="of:=IF(AND([.AN$1]&gt;=[.$M50];[.AN$1]&lt;=[.$L50]);[.AN$1];&quot;&quot;)">
            <text:p/>
          </table:table-cell>
          <table:table-cell table:style-name="ce18" table:formula="of:=IF(AND([.AO$1]&gt;=[.$M50];[.AO$1]&lt;=[.$L50]);[.AO$1];&quot;&quot;)">
            <text:p/>
          </table:table-cell>
          <table:table-cell table:style-name="ce18" table:formula="of:=IF(AND([.AP$1]&gt;=[.$M50];[.AP$1]&lt;=[.$L50]);[.AP$1];&quot;&quot;)">
            <text:p/>
          </table:table-cell>
          <table:table-cell table:style-name="ce18" table:formula="of:=IF(AND([.AQ$1]&gt;=[.$M50];[.AQ$1]&lt;=[.$L50]);[.AQ$1];&quot;&quot;)">
            <text:p/>
          </table:table-cell>
          <table:table-cell table:style-name="ce18" table:formula="of:=IF(AND([.AR$1]&gt;=[.$M50];[.AR$1]&lt;=[.$L50]);[.AR$1];&quot;&quot;)">
            <text:p/>
          </table:table-cell>
          <table:table-cell table:style-name="ce20" table:formula="of:=IF(AND([.AS$1]&gt;=[.$M50];[.AS$1]&lt;=[.$L50]);[.AS$1];&quot;&quot;)">
            <text:p/>
          </table:table-cell>
          <table:table-cell table:style-name="ce24" table:formula="of:=IF(AND([.AT$1]&gt;=[.$M50];[.AT$1]&lt;=[.$L50]);[.AT$1];&quot;&quot;)">
            <text:p/>
          </table:table-cell>
          <table:table-cell table:style-name="ce26" table:formula="of:=IF(AND([.AU$1]&gt;=[.$M50];[.AU$1]&lt;=[.$L50]);[.AU$1];&quot;&quot;)">
            <text:p/>
          </table:table-cell>
          <table:table-cell table:style-name="ce26" table:formula="of:=IF(AND([.AV$1]&gt;=[.$M50];[.AV$1]&lt;=[.$L50]);[.AV$1];&quot;&quot;)">
            <text:p/>
          </table:table-cell>
          <table:table-cell table:style-name="ce28" table:formula="of:=IF(AND([.AW$1]&gt;=[.$M50];[.AW$1]&lt;=[.$L50]);[.AW$1];&quot;&quot;)">
            <text:p/>
          </table:table-cell>
          <table:table-cell table:style-name="ce30" table:formula="of:=IF(AND([.AX$1]&gt;=[.$M50];[.AX$1]&lt;=[.$L50]);[.AX$1];&quot;&quot;)">
            <text:p/>
          </table:table-cell>
          <table:table-cell table:style-name="ce32" table:formula="of:=IF(AND([.AY$1]&gt;=[.$M50];[.AY$1]&lt;=[.$L50]);[.AY$1];&quot;&quot;)">
            <text:p/>
          </table:table-cell>
          <table:table-cell table:style-name="ce34" table:formula="of:=IF(AND([.AZ$1]&gt;=[.$M50];[.AZ$1]&lt;=[.$L50]);[.AZ$1];&quot;&quot;)">
            <text:p/>
          </table:table-cell>
          <table:table-cell table:style-name="ce36" table:formula="of:=IF(AND([.BA$1]&gt;=[.$M50];[.BA$1]&lt;=[.$L50]);[.BA$1];&quot;&quot;)">
            <text:p/>
          </table:table-cell>
          <table:table-cell table:style-name="ce36" table:formula="of:=IF(AND([.BB$1]&gt;=[.$M50];[.BB$1]&lt;=[.$L50]);[.BB$1];&quot;&quot;)">
            <text:p/>
          </table:table-cell>
          <table:table-cell table:style-name="ce38" table:formula="of:=IF(AND([.BC$1]&gt;=[.$M50];[.BC$1]&lt;=[.$L50]);[.BC$1];&quot;&quot;)">
            <text:p/>
          </table:table-cell>
          <table:table-cell table:style-name="ce38" table:formula="of:=IF(AND([.BD$1]&gt;=[.$M50];[.BD$1]&lt;=[.$L50]);[.BD$1];&quot;&quot;)">
            <text:p/>
          </table:table-cell>
          <table:table-cell table:style-name="ce40" table:formula="of:=IF(AND([.BE$1]&gt;=[.$M50];[.BE$1]&lt;=[.$L50]);[.BE$1];&quot;&quot;)">
            <text:p/>
          </table:table-cell>
          <table:table-cell table:style-name="ce42" table:formula="of:=IF(AND([.BF$1]&gt;=[.$M50];[.BF$1]&lt;=[.$L50]);[.BF$1];&quot;&quot;)">
            <text:p/>
          </table:table-cell>
          <table:table-cell table:style-name="ce44" table:formula="of:=IF(AND([.BG$1]&gt;=[.$M50];[.BG$1]&lt;=[.$L50]);[.BG$1];&quot;&quot;)">
            <text:p/>
          </table:table-cell>
          <table:table-cell table:style-name="ce44" table:formula="of:=IF(AND([.BH$1]&gt;=[.$M50];[.BH$1]&lt;=[.$L50]);[.BH$1];&quot;&quot;)">
            <text:p/>
          </table:table-cell>
          <table:table-cell table:style-name="ce44" table:formula="of:=IF(AND([.BI$1]&gt;=[.$M50];[.BI$1]&lt;=[.$L50]);[.BI$1];&quot;&quot;)">
            <text:p/>
          </table:table-cell>
          <table:table-cell table:style-name="ce46" table:formula="of:=IF(AND([.BJ$1]&gt;=[.$M50];[.BJ$1]&lt;=[.$L50]);[.BJ$1];&quot;&quot;)">
            <text:p/>
          </table:table-cell>
          <table:table-cell table:style-name="ce48" table:formula="of:=IF(AND([.BK$1]&gt;=[.$M50];[.BK$1]&lt;=[.$L50]);[.BK$1];&quot;&quot;)">
            <text:p/>
          </table:table-cell>
          <table:table-cell table:style-name="ce48" table:formula="of:=IF(AND([.BL$1]&gt;=[.$M50];[.BL$1]&lt;=[.$L50]);[.BL$1];&quot;&quot;)">
            <text:p/>
          </table:table-cell>
          <table:table-cell table:style-name="ce50" table:formula="of:=IF(AND([.BM$1]&gt;=[.$M50];[.BM$1]&lt;=[.$L50]);[.BM$1];&quot;&quot;)">
            <text:p/>
          </table:table-cell>
          <table:table-cell table:style-name="ce50" table:formula="of:=IF(AND([.BN$1]&gt;=[.$M50];[.BN$1]&lt;=[.$L50]);[.BN$1];&quot;&quot;)">
            <text:p/>
          </table:table-cell>
          <table:table-cell table:style-name="ce50" table:formula="of:=IF(AND([.BO$1]&gt;=[.$M50];[.BO$1]&lt;=[.$L50]);[.BO$1];&quot;&quot;)">
            <text:p/>
          </table:table-cell>
          <table:table-cell table:style-name="ce52" table:formula="of:=IF(AND([.BP$1]&gt;=[.$M50];[.BP$1]&lt;=[.$L50]);[.BP$1];&quot;&quot;)">
            <text:p/>
          </table:table-cell>
          <table:table-cell table:style-name="ce54" table:formula="of:=IF(AND([.BQ$1]&gt;=[.$M50];[.BQ$1]&lt;=[.$L50]);[.BQ$1];&quot;&quot;)">
            <text:p/>
          </table:table-cell>
          <table:table-cell table:style-name="ce54" table:formula="of:=IF(AND([.BR$1]&gt;=[.$M50];[.BR$1]&lt;=[.$L50]);[.BR$1];&quot;&quot;)">
            <text:p/>
          </table:table-cell>
          <table:table-cell table:style-name="ce54" table:formula="of:=IF(AND([.BS$1]&gt;=[.$M50];[.BS$1]&lt;=[.$L50]);[.BS$1];&quot;&quot;)">
            <text:p/>
          </table:table-cell>
          <table:table-cell table:style-name="ce56" table:formula="of:=IF(AND([.BT$1]&gt;=[.$M50];[.BT$1]&lt;=[.$L50]);[.BT$1];&quot;&quot;)">
            <text:p/>
          </table:table-cell>
          <table:table-cell table:style-name="ce58" table:formula="of:=IF(AND([.BU$1]&gt;=[.$M50];[.BU$1]&lt;=[.$L50]);[.BU$1];&quot;&quot;)">
            <text:p/>
          </table:table-cell>
          <table:table-cell table:style-name="ce60" table:formula="of:=IF(AND([.BV$1]&gt;=[.$M50];[.BV$1]&lt;=[.$L50]);[.BV$1];&quot;&quot;)">
            <text:p/>
          </table:table-cell>
          <table:table-cell table:style-name="ce60" table:formula="of:=IF(AND([.BW$1]&gt;=[.$M50];[.BW$1]&lt;=[.$L50]);[.BW$1];&quot;&quot;)">
            <text:p/>
          </table:table-cell>
          <table:table-cell table:style-name="ce62" table:formula="of:=IF(AND([.BX$1]&gt;=[.$M50];[.BX$1]&lt;=[.$L50]);[.BX$1];&quot;&quot;)">
            <text:p/>
          </table:table-cell>
          <table:table-cell table:style-name="ce62" table:formula="of:=IF(AND([.BY$1]&gt;=[.$M50];[.BY$1]&lt;=[.$L50]);[.BY$1];&quot;&quot;)">
            <text:p/>
          </table:table-cell>
          <table:table-cell table:style-name="ce64" table:formula="of:=IF(AND([.BZ$1]&gt;=[.$M50];[.BZ$1]&lt;=[.$L50]);[.BZ$1];&quot;&quot;)">
            <text:p/>
          </table:table-cell>
          <table:table-cell table:style-name="ce66" table:formula="of:=IF(AND([.CA$1]&gt;=[.$M50];[.CA$1]&lt;=[.$L50]);[.CA$1];&quot;&quot;)">
            <text:p/>
          </table:table-cell>
          <table:table-cell table:style-name="ce21" table:formula="of:=IF(AND([.CB$1]&gt;=[.$M50];[.CB$1]&lt;=[.$L50]);[.CB$1];&quot;&quot;)" office:value-type="float" office:value="66" calcext:value-type="float">
            <text:p>66</text:p>
          </table:table-cell>
          <table:table-cell table:style-name="ce21" table:formula="of:=IF(AND([.CC$1]&gt;=[.$M50];[.CC$1]&lt;=[.$L50]);[.CC$1];&quot;&quot;)" office:value-type="float" office:value="67" calcext:value-type="float">
            <text:p>67</text:p>
          </table:table-cell>
          <table:table-cell table:style-name="ce21" table:formula="of:=IF(AND([.CD$1]&gt;=[.$M50];[.CD$1]&lt;=[.$L50]);[.CD$1];&quot;&quot;)" office:value-type="float" office:value="68" calcext:value-type="float">
            <text:p>68</text:p>
          </table:table-cell>
          <table:table-cell table:style-name="ce21" table:formula="of:=IF(AND([.CE$1]&gt;=[.$M50];[.CE$1]&lt;=[.$L50]);[.CE$1];&quot;&quot;)" office:value-type="float" office:value="69" calcext:value-type="float">
            <text:p>69</text:p>
          </table:table-cell>
          <table:table-cell table:style-name="ce21" table:formula="of:=IF(AND([.CF$1]&gt;=[.$M50];[.CF$1]&lt;=[.$L50]);[.CF$1];&quot;&quot;)" office:value-type="float" office:value="70" calcext:value-type="float">
            <text:p>70</text:p>
          </table:table-cell>
          <table:table-cell table:style-name="ce21" table:formula="of:=IF(AND([.CG$1]&gt;=[.$M50];[.CG$1]&lt;=[.$L50]);[.CG$1];&quot;&quot;)" office:value-type="float" office:value="71" calcext:value-type="float">
            <text:p>71</text:p>
          </table:table-cell>
          <table:table-cell table:style-name="ce21" table:formula="of:=IF(AND([.CH$1]&gt;=[.$M50];[.CH$1]&lt;=[.$L50]);[.CH$1];&quot;&quot;)" office:value-type="float" office:value="72" calcext:value-type="float">
            <text:p>72</text:p>
          </table:table-cell>
          <table:table-cell table:style-name="ce21" table:formula="of:=IF(AND([.CI$1]&gt;=[.$M50];[.CI$1]&lt;=[.$L50]);[.CI$1];&quot;&quot;)" office:value-type="float" office:value="73" calcext:value-type="float">
            <text:p>73</text:p>
          </table:table-cell>
          <table:table-cell table:style-name="ce21" table:formula="of:=IF(AND([.CJ$1]&gt;=[.$M50];[.CJ$1]&lt;=[.$L50]);[.CJ$1];&quot;&quot;)" office:value-type="float" office:value="74" calcext:value-type="float">
            <text:p>74</text:p>
          </table:table-cell>
          <table:table-cell table:style-name="ce21" table:formula="of:=IF(AND([.CK$1]&gt;=[.$M50];[.CK$1]&lt;=[.$L50]);[.CK$1];&quot;&quot;)" office:value-type="float" office:value="75" calcext:value-type="float">
            <text:p>75</text:p>
          </table:table-cell>
          <table:table-cell table:style-name="ce74" table:formula="of:=IF(AND([.CL$1]&gt;=[.$M50];[.CL$1]&lt;=[.$L50]);[.CL$1];&quot;&quot;)">
            <text:p/>
          </table:table-cell>
          <table:table-cell table:style-name="ce74" table:formula="of:=IF(AND([.CM$1]&gt;=[.$M50];[.CM$1]&lt;=[.$L50]);[.CM$1];&quot;&quot;)">
            <text:p/>
          </table:table-cell>
          <table:table-cell table:style-name="ce76" table:formula="of:=IF(AND([.CN$1]&gt;=[.$M50];[.CN$1]&lt;=[.$L50]);[.CN$1];&quot;&quot;)">
            <text:p/>
          </table:table-cell>
          <table:table-cell table:style-name="ce76" table:formula="of:=IF(AND([.CO$1]&gt;=[.$M50];[.CO$1]&lt;=[.$L50]);[.CO$1];&quot;&quot;)">
            <text:p/>
          </table:table-cell>
          <table:table-cell table:style-name="ce79" table:formula="of:=IF(AND([.CP$1]&gt;=[.$M50];[.CP$1]&lt;=[.$L50]);[.CP$1];&quot;&quot;)">
            <text:p/>
          </table:table-cell>
          <table:table-cell table:style-name="ce82" table:formula="of:=IF(AND([.CQ$1]&gt;=[.$M50];[.CQ$1]&lt;=[.$L50]);[.CQ$1];&quot;&quot;)">
            <text:p/>
          </table:table-cell>
          <table:table-cell table:style-name="ce82" table:formula="of:=IF(AND([.CR$1]&gt;=[.$M50];[.CR$1]&lt;=[.$L50]);[.CR$1];&quot;&quot;)">
            <text:p/>
          </table:table-cell>
          <table:table-cell table:style-name="ce82" table:formula="of:=IF(AND([.CS$1]&gt;=[.$M50];[.CS$1]&lt;=[.$L50]);[.CS$1];&quot;&quot;)">
            <text:p/>
          </table:table-cell>
          <table:table-cell table:style-name="ce82" table:formula="of:=IF(AND([.CT$1]&gt;=[.$M50];[.CT$1]&lt;=[.$L50]);[.CT$1];&quot;&quot;)">
            <text:p/>
          </table:table-cell>
          <table:table-cell table:style-name="ce82" table:formula="of:=IF(AND([.CU$1]&gt;=[.$M50];[.CU$1]&lt;=[.$L50]);[.CU$1];&quot;&quot;)">
            <text:p/>
          </table:table-cell>
          <table:table-cell table:style-name="ce82" table:formula="of:=IF(AND([.CV$1]&gt;=[.$M50];[.CV$1]&lt;=[.$L50]);[.CV$1];&quot;&quot;)">
            <text:p/>
          </table:table-cell>
          <table:table-cell table:style-name="ce82" table:formula="of:=IF(AND([.CW$1]&gt;=[.$M50];[.CW$1]&lt;=[.$L50]);[.CW$1];&quot;&quot;)">
            <text:p/>
          </table:table-cell>
          <table:table-cell table:style-name="ce82" table:formula="of:=IF(AND([.CX$1]&gt;=[.$M50];[.CX$1]&lt;=[.$L50]);[.CX$1];&quot;&quot;)">
            <text:p/>
          </table:table-cell>
          <table:table-cell table:style-name="ce82" table:formula="of:=IF(AND([.CY$1]&gt;=[.$M50];[.CY$1]&lt;=[.$L50]);[.CY$1];&quot;&quot;)">
            <text:p/>
          </table:table-cell>
          <table:table-cell table:style-name="ce82" table:formula="of:=IF(AND([.CZ$1]&gt;=[.$M50];[.CZ$1]&lt;=[.$L50]);[.CZ$1];&quot;&quot;)">
            <text:p/>
          </table:table-cell>
          <table:table-cell table:style-name="ce82" table:formula="of:=IF(AND([.DA$1]&gt;=[.$M50];[.DA$1]&lt;=[.$L50]);[.DA$1];&quot;&quot;)">
            <text:p/>
          </table:table-cell>
          <table:table-cell table:style-name="ce82" table:formula="of:=IF(AND([.DB$1]&gt;=[.$M50];[.DB$1]&lt;=[.$L50]);[.DB$1];&quot;&quot;)">
            <text:p/>
          </table:table-cell>
          <table:table-cell table:style-name="ce82" table:formula="of:=IF(AND([.DC$1]&gt;=[.$M50];[.DC$1]&lt;=[.$L50]);[.DC$1];&quot;&quot;)">
            <text:p/>
          </table:table-cell>
          <table:table-cell table:style-name="ce82" table:formula="of:=IF(AND([.DD$1]&gt;=[.$M50];[.DD$1]&lt;=[.$L50]);[.DD$1];&quot;&quot;)">
            <text:p/>
          </table:table-cell>
          <table:table-cell table:style-name="ce82" table:formula="of:=IF(AND([.DE$1]&gt;=[.$M50];[.DE$1]&lt;=[.$L50]);[.DE$1];&quot;&quot;)">
            <text:p/>
          </table:table-cell>
          <table:table-cell table:style-name="ce82" table:formula="of:=IF(AND([.DF$1]&gt;=[.$M50];[.DF$1]&lt;=[.$L50]);[.DF$1];&quot;&quot;)">
            <text:p/>
          </table:table-cell>
          <table:table-cell table:style-name="ce82" table:formula="of:=IF(AND([.DG$1]&gt;=[.$M50];[.DG$1]&lt;=[.$L50]);[.DG$1];&quot;&quot;)">
            <text:p/>
          </table:table-cell>
          <table:table-cell table:style-name="ce82" table:formula="of:=IF(AND([.DH$1]&gt;=[.$M50];[.DH$1]&lt;=[.$L50]);[.DH$1];&quot;&quot;)">
            <text:p/>
          </table:table-cell>
          <table:table-cell table:style-name="ce82" table:formula="of:=IF(AND([.DI$1]&gt;=[.$M50];[.DI$1]&lt;=[.$L50]);[.DI$1];&quot;&quot;)">
            <text:p/>
          </table:table-cell>
          <table:table-cell table:style-name="ce82" table:formula="of:=IF(AND([.DJ$1]&gt;=[.$M50];[.DJ$1]&lt;=[.$L50]);[.DJ$1];&quot;&quot;)">
            <text:p/>
          </table:table-cell>
          <table:table-cell table:style-name="ce82" table:formula="of:=IF(AND([.DK$1]&gt;=[.$M50];[.DK$1]&lt;=[.$L50]);[.DK$1];&quot;&quot;)">
            <text:p/>
          </table:table-cell>
          <table:table-cell table:style-name="ce82" table:formula="of:=IF(AND([.DL$1]&gt;=[.$M50];[.DL$1]&lt;=[.$L50]);[.DL$1];&quot;&quot;)">
            <text:p/>
          </table:table-cell>
          <table:table-cell table:style-name="ce82" table:formula="of:=IF(AND([.DM$1]&gt;=[.$M50];[.DM$1]&lt;=[.$L50]);[.DM$1];&quot;&quot;)">
            <text:p/>
          </table:table-cell>
          <table:table-cell table:style-name="ce82" table:formula="of:=IF(AND([.DN$1]&gt;=[.$M50];[.DN$1]&lt;=[.$L50]);[.DN$1];&quot;&quot;)">
            <text:p/>
          </table:table-cell>
          <table:table-cell table:style-name="ce82" table:formula="of:=IF(AND([.DO$1]&gt;=[.$M50];[.DO$1]&lt;=[.$L50]);[.DO$1];&quot;&quot;)">
            <text:p/>
          </table:table-cell>
          <table:table-cell table:style-name="ce82" table:formula="of:=IF(AND([.DP$1]&gt;=[.$M50];[.DP$1]&lt;=[.$L50]);[.DP$1];&quot;&quot;)">
            <text:p/>
          </table:table-cell>
          <table:table-cell table:style-name="ce82" table:formula="of:=IF(AND([.DQ$1]&gt;=[.$M50];[.DQ$1]&lt;=[.$L50]);[.DQ$1];&quot;&quot;)">
            <text:p/>
          </table:table-cell>
          <table:table-cell table:style-name="ce82" table:formula="of:=IF(AND([.DR$1]&gt;=[.$M50];[.DR$1]&lt;=[.$L50]);[.DR$1];&quot;&quot;)">
            <text:p/>
          </table:table-cell>
          <table:table-cell table:style-name="ce82" table:formula="of:=IF(AND([.DS$1]&gt;=[.$M50];[.DS$1]&lt;=[.$L50]);[.DS$1];&quot;&quot;)">
            <text:p/>
          </table:table-cell>
          <table:table-cell table:style-name="ce82" table:formula="of:=IF(AND([.DT$1]&gt;=[.$M50];[.DT$1]&lt;=[.$L50]);[.DT$1];&quot;&quot;)">
            <text:p/>
          </table:table-cell>
          <table:table-cell table:style-name="ce82" table:formula="of:=IF(AND([.DU$1]&gt;=[.$M50];[.DU$1]&lt;=[.$L50]);[.DU$1];&quot;&quot;)">
            <text:p/>
          </table:table-cell>
          <table:table-cell table:style-name="ce84" table:formula="of:=IF(AND([.DV$1]&gt;=[.$M50];[.DV$1]&lt;=[.$L50]);[.DV$1];&quot;&quot;)">
            <text:p/>
          </table:table-cell>
          <table:table-cell table:style-name="ce84" table:formula="of:=IF(AND([.DW$1]&gt;=[.$M50];[.DW$1]&lt;=[.$L50]);[.DW$1];&quot;&quot;)">
            <text:p/>
          </table:table-cell>
          <table:table-cell table:style-name="ce84" table:formula="of:=IF(AND([.DX$1]&gt;=[.$M50];[.DX$1]&lt;=[.$L50]);[.DX$1];&quot;&quot;)">
            <text:p/>
          </table:table-cell>
          <table:table-cell table:style-name="ce84" table:formula="of:=IF(AND([.DY$1]&gt;=[.$M50];[.DY$1]&lt;=[.$L50]);[.DY$1];&quot;&quot;)">
            <text:p/>
          </table:table-cell>
          <table:table-cell table:style-name="ce84" table:formula="of:=IF(AND([.DZ$1]&gt;=[.$M50];[.DZ$1]&lt;=[.$L50]);[.DZ$1];&quot;&quot;)">
            <text:p/>
          </table:table-cell>
          <table:table-cell table:style-name="ce84" table:formula="of:=IF(AND([.EA$1]&gt;=[.$M50];[.EA$1]&lt;=[.$L50]);[.EA$1];&quot;&quot;)">
            <text:p/>
          </table:table-cell>
          <table:table-cell table:style-name="Default" table:number-columns-repeated="1625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6" table:formula="of:=VLOOKUP([.C51];[.$A:.$L];12;0)" office:value-type="float" office:value="63" calcext:value-type="float">
            <text:p>63</text:p>
          </table:table-cell>
          <table:table-cell table:style-name="ce6" table:formula="of:=VLOOKUP([.D51];[.$A:.$L];12;0)" office:value-type="float" office:value="0" calcext:value-type="float">
            <text:p>0</text:p>
          </table:table-cell>
          <table:table-cell table:style-name="ce6" table:formula="of:=VLOOKUP([.E51];[.$A:.$L];12;0)" office:value-type="float" office:value="0" calcext:value-type="float">
            <text:p>0</text:p>
          </table:table-cell>
          <table:table-cell table:style-name="ce6" table:formula="of:=VLOOKUP([.F51];[.$A:.$L];12;0)" office:value-type="float" office:value="0" calcext:value-type="float">
            <text:p>0</text:p>
          </table:table-cell>
          <table:table-cell table:style-name="ce7" table:formula="of:=MAX([.H51:.K51])+[.B51]+[.N51]" office:value-type="float" office:value="74" calcext:value-type="float">
            <text:p>74</text:p>
          </table:table-cell>
          <table:table-cell table:style-name="ce8" table:formula="of:=[.L51]-[.B51]+1" office:value-type="float" office:value="64" calcext:value-type="float">
            <text:p>64</text:p>
          </table:table-cell>
          <table:table-cell table:style-name="ce9"/>
          <table:table-cell table:style-name="ce11" table:formula="of:=IF(AND([.O$1]&gt;=[.$M51];[.O$1]&lt;=[.$L51]);[.O$1];&quot;&quot;)">
            <text:p/>
          </table:table-cell>
          <table:table-cell table:style-name="ce11" table:formula="of:=IF(AND([.P$1]&gt;=[.$M51];[.P$1]&lt;=[.$L51]);[.P$1];&quot;&quot;)">
            <text:p/>
          </table:table-cell>
          <table:table-cell table:style-name="ce11" table:formula="of:=IF(AND([.Q$1]&gt;=[.$M51];[.Q$1]&lt;=[.$L51]);[.Q$1];&quot;&quot;)">
            <text:p/>
          </table:table-cell>
          <table:table-cell table:style-name="ce11" table:formula="of:=IF(AND([.R$1]&gt;=[.$M51];[.R$1]&lt;=[.$L51]);[.R$1];&quot;&quot;)">
            <text:p/>
          </table:table-cell>
          <table:table-cell table:style-name="ce13" table:formula="of:=IF(AND([.S$1]&gt;=[.$M51];[.S$1]&lt;=[.$L51]);[.S$1];&quot;&quot;)">
            <text:p/>
          </table:table-cell>
          <table:table-cell table:style-name="ce13" table:formula="of:=IF(AND([.T$1]&gt;=[.$M51];[.T$1]&lt;=[.$L51]);[.T$1];&quot;&quot;)">
            <text:p/>
          </table:table-cell>
          <table:table-cell table:style-name="ce13" table:formula="of:=IF(AND([.U$1]&gt;=[.$M51];[.U$1]&lt;=[.$L51]);[.U$1];&quot;&quot;)">
            <text:p/>
          </table:table-cell>
          <table:table-cell table:style-name="ce13" table:formula="of:=IF(AND([.V$1]&gt;=[.$M51];[.V$1]&lt;=[.$L51]);[.V$1];&quot;&quot;)">
            <text:p/>
          </table:table-cell>
          <table:table-cell table:style-name="ce13" table:formula="of:=IF(AND([.W$1]&gt;=[.$M51];[.W$1]&lt;=[.$L51]);[.W$1];&quot;&quot;)">
            <text:p/>
          </table:table-cell>
          <table:table-cell table:style-name="ce13" table:formula="of:=IF(AND([.X$1]&gt;=[.$M51];[.X$1]&lt;=[.$L51]);[.X$1];&quot;&quot;)">
            <text:p/>
          </table:table-cell>
          <table:table-cell table:style-name="ce13" table:formula="of:=IF(AND([.Y$1]&gt;=[.$M51];[.Y$1]&lt;=[.$L51]);[.Y$1];&quot;&quot;)">
            <text:p/>
          </table:table-cell>
          <table:table-cell table:style-name="ce13" table:formula="of:=IF(AND([.Z$1]&gt;=[.$M51];[.Z$1]&lt;=[.$L51]);[.Z$1];&quot;&quot;)">
            <text:p/>
          </table:table-cell>
          <table:table-cell table:style-name="ce13" table:formula="of:=IF(AND([.AA$1]&gt;=[.$M51];[.AA$1]&lt;=[.$L51]);[.AA$1];&quot;&quot;)">
            <text:p/>
          </table:table-cell>
          <table:table-cell table:style-name="ce13" table:formula="of:=IF(AND([.AB$1]&gt;=[.$M51];[.AB$1]&lt;=[.$L51]);[.AB$1];&quot;&quot;)">
            <text:p/>
          </table:table-cell>
          <table:table-cell table:style-name="ce13" table:formula="of:=IF(AND([.AC$1]&gt;=[.$M51];[.AC$1]&lt;=[.$L51]);[.AC$1];&quot;&quot;)">
            <text:p/>
          </table:table-cell>
          <table:table-cell table:style-name="ce13" table:formula="of:=IF(AND([.AD$1]&gt;=[.$M51];[.AD$1]&lt;=[.$L51]);[.AD$1];&quot;&quot;)">
            <text:p/>
          </table:table-cell>
          <table:table-cell table:style-name="ce16" table:formula="of:=IF(AND([.AE$1]&gt;=[.$M51];[.AE$1]&lt;=[.$L51]);[.AE$1];&quot;&quot;)">
            <text:p/>
          </table:table-cell>
          <table:table-cell table:style-name="ce18" table:formula="of:=IF(AND([.AF$1]&gt;=[.$M51];[.AF$1]&lt;=[.$L51]);[.AF$1];&quot;&quot;)">
            <text:p/>
          </table:table-cell>
          <table:table-cell table:style-name="ce18" table:formula="of:=IF(AND([.AG$1]&gt;=[.$M51];[.AG$1]&lt;=[.$L51]);[.AG$1];&quot;&quot;)">
            <text:p/>
          </table:table-cell>
          <table:table-cell table:style-name="ce18" table:formula="of:=IF(AND([.AH$1]&gt;=[.$M51];[.AH$1]&lt;=[.$L51]);[.AH$1];&quot;&quot;)">
            <text:p/>
          </table:table-cell>
          <table:table-cell table:style-name="ce18" table:formula="of:=IF(AND([.AI$1]&gt;=[.$M51];[.AI$1]&lt;=[.$L51]);[.AI$1];&quot;&quot;)">
            <text:p/>
          </table:table-cell>
          <table:table-cell table:style-name="ce18" table:formula="of:=IF(AND([.AJ$1]&gt;=[.$M51];[.AJ$1]&lt;=[.$L51]);[.AJ$1];&quot;&quot;)">
            <text:p/>
          </table:table-cell>
          <table:table-cell table:style-name="ce18" table:formula="of:=IF(AND([.AK$1]&gt;=[.$M51];[.AK$1]&lt;=[.$L51]);[.AK$1];&quot;&quot;)">
            <text:p/>
          </table:table-cell>
          <table:table-cell table:style-name="ce18" table:formula="of:=IF(AND([.AL$1]&gt;=[.$M51];[.AL$1]&lt;=[.$L51]);[.AL$1];&quot;&quot;)">
            <text:p/>
          </table:table-cell>
          <table:table-cell table:style-name="ce18" table:formula="of:=IF(AND([.AM$1]&gt;=[.$M51];[.AM$1]&lt;=[.$L51]);[.AM$1];&quot;&quot;)">
            <text:p/>
          </table:table-cell>
          <table:table-cell table:style-name="ce18" table:formula="of:=IF(AND([.AN$1]&gt;=[.$M51];[.AN$1]&lt;=[.$L51]);[.AN$1];&quot;&quot;)">
            <text:p/>
          </table:table-cell>
          <table:table-cell table:style-name="ce18" table:formula="of:=IF(AND([.AO$1]&gt;=[.$M51];[.AO$1]&lt;=[.$L51]);[.AO$1];&quot;&quot;)">
            <text:p/>
          </table:table-cell>
          <table:table-cell table:style-name="ce18" table:formula="of:=IF(AND([.AP$1]&gt;=[.$M51];[.AP$1]&lt;=[.$L51]);[.AP$1];&quot;&quot;)">
            <text:p/>
          </table:table-cell>
          <table:table-cell table:style-name="ce18" table:formula="of:=IF(AND([.AQ$1]&gt;=[.$M51];[.AQ$1]&lt;=[.$L51]);[.AQ$1];&quot;&quot;)">
            <text:p/>
          </table:table-cell>
          <table:table-cell table:style-name="ce18" table:formula="of:=IF(AND([.AR$1]&gt;=[.$M51];[.AR$1]&lt;=[.$L51]);[.AR$1];&quot;&quot;)">
            <text:p/>
          </table:table-cell>
          <table:table-cell table:style-name="ce20" table:formula="of:=IF(AND([.AS$1]&gt;=[.$M51];[.AS$1]&lt;=[.$L51]);[.AS$1];&quot;&quot;)">
            <text:p/>
          </table:table-cell>
          <table:table-cell table:style-name="ce24" table:formula="of:=IF(AND([.AT$1]&gt;=[.$M51];[.AT$1]&lt;=[.$L51]);[.AT$1];&quot;&quot;)">
            <text:p/>
          </table:table-cell>
          <table:table-cell table:style-name="ce26" table:formula="of:=IF(AND([.AU$1]&gt;=[.$M51];[.AU$1]&lt;=[.$L51]);[.AU$1];&quot;&quot;)">
            <text:p/>
          </table:table-cell>
          <table:table-cell table:style-name="ce26" table:formula="of:=IF(AND([.AV$1]&gt;=[.$M51];[.AV$1]&lt;=[.$L51]);[.AV$1];&quot;&quot;)">
            <text:p/>
          </table:table-cell>
          <table:table-cell table:style-name="ce28" table:formula="of:=IF(AND([.AW$1]&gt;=[.$M51];[.AW$1]&lt;=[.$L51]);[.AW$1];&quot;&quot;)">
            <text:p/>
          </table:table-cell>
          <table:table-cell table:style-name="ce30" table:formula="of:=IF(AND([.AX$1]&gt;=[.$M51];[.AX$1]&lt;=[.$L51]);[.AX$1];&quot;&quot;)">
            <text:p/>
          </table:table-cell>
          <table:table-cell table:style-name="ce32" table:formula="of:=IF(AND([.AY$1]&gt;=[.$M51];[.AY$1]&lt;=[.$L51]);[.AY$1];&quot;&quot;)">
            <text:p/>
          </table:table-cell>
          <table:table-cell table:style-name="ce34" table:formula="of:=IF(AND([.AZ$1]&gt;=[.$M51];[.AZ$1]&lt;=[.$L51]);[.AZ$1];&quot;&quot;)">
            <text:p/>
          </table:table-cell>
          <table:table-cell table:style-name="ce36" table:formula="of:=IF(AND([.BA$1]&gt;=[.$M51];[.BA$1]&lt;=[.$L51]);[.BA$1];&quot;&quot;)">
            <text:p/>
          </table:table-cell>
          <table:table-cell table:style-name="ce36" table:formula="of:=IF(AND([.BB$1]&gt;=[.$M51];[.BB$1]&lt;=[.$L51]);[.BB$1];&quot;&quot;)">
            <text:p/>
          </table:table-cell>
          <table:table-cell table:style-name="ce38" table:formula="of:=IF(AND([.BC$1]&gt;=[.$M51];[.BC$1]&lt;=[.$L51]);[.BC$1];&quot;&quot;)">
            <text:p/>
          </table:table-cell>
          <table:table-cell table:style-name="ce38" table:formula="of:=IF(AND([.BD$1]&gt;=[.$M51];[.BD$1]&lt;=[.$L51]);[.BD$1];&quot;&quot;)">
            <text:p/>
          </table:table-cell>
          <table:table-cell table:style-name="ce40" table:formula="of:=IF(AND([.BE$1]&gt;=[.$M51];[.BE$1]&lt;=[.$L51]);[.BE$1];&quot;&quot;)">
            <text:p/>
          </table:table-cell>
          <table:table-cell table:style-name="ce42" table:formula="of:=IF(AND([.BF$1]&gt;=[.$M51];[.BF$1]&lt;=[.$L51]);[.BF$1];&quot;&quot;)">
            <text:p/>
          </table:table-cell>
          <table:table-cell table:style-name="ce44" table:formula="of:=IF(AND([.BG$1]&gt;=[.$M51];[.BG$1]&lt;=[.$L51]);[.BG$1];&quot;&quot;)">
            <text:p/>
          </table:table-cell>
          <table:table-cell table:style-name="ce44" table:formula="of:=IF(AND([.BH$1]&gt;=[.$M51];[.BH$1]&lt;=[.$L51]);[.BH$1];&quot;&quot;)">
            <text:p/>
          </table:table-cell>
          <table:table-cell table:style-name="ce44" table:formula="of:=IF(AND([.BI$1]&gt;=[.$M51];[.BI$1]&lt;=[.$L51]);[.BI$1];&quot;&quot;)">
            <text:p/>
          </table:table-cell>
          <table:table-cell table:style-name="ce46" table:formula="of:=IF(AND([.BJ$1]&gt;=[.$M51];[.BJ$1]&lt;=[.$L51]);[.BJ$1];&quot;&quot;)">
            <text:p/>
          </table:table-cell>
          <table:table-cell table:style-name="ce48" table:formula="of:=IF(AND([.BK$1]&gt;=[.$M51];[.BK$1]&lt;=[.$L51]);[.BK$1];&quot;&quot;)">
            <text:p/>
          </table:table-cell>
          <table:table-cell table:style-name="ce48" table:formula="of:=IF(AND([.BL$1]&gt;=[.$M51];[.BL$1]&lt;=[.$L51]);[.BL$1];&quot;&quot;)">
            <text:p/>
          </table:table-cell>
          <table:table-cell table:style-name="ce50" table:formula="of:=IF(AND([.BM$1]&gt;=[.$M51];[.BM$1]&lt;=[.$L51]);[.BM$1];&quot;&quot;)">
            <text:p/>
          </table:table-cell>
          <table:table-cell table:style-name="ce50" table:formula="of:=IF(AND([.BN$1]&gt;=[.$M51];[.BN$1]&lt;=[.$L51]);[.BN$1];&quot;&quot;)">
            <text:p/>
          </table:table-cell>
          <table:table-cell table:style-name="ce50" table:formula="of:=IF(AND([.BO$1]&gt;=[.$M51];[.BO$1]&lt;=[.$L51]);[.BO$1];&quot;&quot;)">
            <text:p/>
          </table:table-cell>
          <table:table-cell table:style-name="ce52" table:formula="of:=IF(AND([.BP$1]&gt;=[.$M51];[.BP$1]&lt;=[.$L51]);[.BP$1];&quot;&quot;)">
            <text:p/>
          </table:table-cell>
          <table:table-cell table:style-name="ce54" table:formula="of:=IF(AND([.BQ$1]&gt;=[.$M51];[.BQ$1]&lt;=[.$L51]);[.BQ$1];&quot;&quot;)">
            <text:p/>
          </table:table-cell>
          <table:table-cell table:style-name="ce54" table:formula="of:=IF(AND([.BR$1]&gt;=[.$M51];[.BR$1]&lt;=[.$L51]);[.BR$1];&quot;&quot;)">
            <text:p/>
          </table:table-cell>
          <table:table-cell table:style-name="ce54" table:formula="of:=IF(AND([.BS$1]&gt;=[.$M51];[.BS$1]&lt;=[.$L51]);[.BS$1];&quot;&quot;)">
            <text:p/>
          </table:table-cell>
          <table:table-cell table:style-name="ce56" table:formula="of:=IF(AND([.BT$1]&gt;=[.$M51];[.BT$1]&lt;=[.$L51]);[.BT$1];&quot;&quot;)">
            <text:p/>
          </table:table-cell>
          <table:table-cell table:style-name="ce58" table:formula="of:=IF(AND([.BU$1]&gt;=[.$M51];[.BU$1]&lt;=[.$L51]);[.BU$1];&quot;&quot;)">
            <text:p/>
          </table:table-cell>
          <table:table-cell table:style-name="ce60" table:formula="of:=IF(AND([.BV$1]&gt;=[.$M51];[.BV$1]&lt;=[.$L51]);[.BV$1];&quot;&quot;)">
            <text:p/>
          </table:table-cell>
          <table:table-cell table:style-name="ce60" table:formula="of:=IF(AND([.BW$1]&gt;=[.$M51];[.BW$1]&lt;=[.$L51]);[.BW$1];&quot;&quot;)">
            <text:p/>
          </table:table-cell>
          <table:table-cell table:style-name="ce62" table:formula="of:=IF(AND([.BX$1]&gt;=[.$M51];[.BX$1]&lt;=[.$L51]);[.BX$1];&quot;&quot;)">
            <text:p/>
          </table:table-cell>
          <table:table-cell table:style-name="ce62" table:formula="of:=IF(AND([.BY$1]&gt;=[.$M51];[.BY$1]&lt;=[.$L51]);[.BY$1];&quot;&quot;)">
            <text:p/>
          </table:table-cell>
          <table:table-cell table:style-name="ce21" table:formula="of:=IF(AND([.BZ$1]&gt;=[.$M51];[.BZ$1]&lt;=[.$L51]);[.BZ$1];&quot;&quot;)" office:value-type="float" office:value="64" calcext:value-type="float">
            <text:p>64</text:p>
          </table:table-cell>
          <table:table-cell table:style-name="ce21" table:formula="of:=IF(AND([.CA$1]&gt;=[.$M51];[.CA$1]&lt;=[.$L51]);[.CA$1];&quot;&quot;)" office:value-type="float" office:value="65" calcext:value-type="float">
            <text:p>65</text:p>
          </table:table-cell>
          <table:table-cell table:style-name="ce21" table:formula="of:=IF(AND([.CB$1]&gt;=[.$M51];[.CB$1]&lt;=[.$L51]);[.CB$1];&quot;&quot;)" office:value-type="float" office:value="66" calcext:value-type="float">
            <text:p>66</text:p>
          </table:table-cell>
          <table:table-cell table:style-name="ce21" table:formula="of:=IF(AND([.CC$1]&gt;=[.$M51];[.CC$1]&lt;=[.$L51]);[.CC$1];&quot;&quot;)" office:value-type="float" office:value="67" calcext:value-type="float">
            <text:p>67</text:p>
          </table:table-cell>
          <table:table-cell table:style-name="ce21" table:formula="of:=IF(AND([.CD$1]&gt;=[.$M51];[.CD$1]&lt;=[.$L51]);[.CD$1];&quot;&quot;)" office:value-type="float" office:value="68" calcext:value-type="float">
            <text:p>68</text:p>
          </table:table-cell>
          <table:table-cell table:style-name="ce21" table:formula="of:=IF(AND([.CE$1]&gt;=[.$M51];[.CE$1]&lt;=[.$L51]);[.CE$1];&quot;&quot;)" office:value-type="float" office:value="69" calcext:value-type="float">
            <text:p>69</text:p>
          </table:table-cell>
          <table:table-cell table:style-name="ce21" table:formula="of:=IF(AND([.CF$1]&gt;=[.$M51];[.CF$1]&lt;=[.$L51]);[.CF$1];&quot;&quot;)" office:value-type="float" office:value="70" calcext:value-type="float">
            <text:p>70</text:p>
          </table:table-cell>
          <table:table-cell table:style-name="ce21" table:formula="of:=IF(AND([.CG$1]&gt;=[.$M51];[.CG$1]&lt;=[.$L51]);[.CG$1];&quot;&quot;)" office:value-type="float" office:value="71" calcext:value-type="float">
            <text:p>71</text:p>
          </table:table-cell>
          <table:table-cell table:style-name="ce21" table:formula="of:=IF(AND([.CH$1]&gt;=[.$M51];[.CH$1]&lt;=[.$L51]);[.CH$1];&quot;&quot;)" office:value-type="float" office:value="72" calcext:value-type="float">
            <text:p>72</text:p>
          </table:table-cell>
          <table:table-cell table:style-name="ce21" table:formula="of:=IF(AND([.CI$1]&gt;=[.$M51];[.CI$1]&lt;=[.$L51]);[.CI$1];&quot;&quot;)" office:value-type="float" office:value="73" calcext:value-type="float">
            <text:p>73</text:p>
          </table:table-cell>
          <table:table-cell table:style-name="ce21" table:formula="of:=IF(AND([.CJ$1]&gt;=[.$M51];[.CJ$1]&lt;=[.$L51]);[.CJ$1];&quot;&quot;)" office:value-type="float" office:value="74" calcext:value-type="float">
            <text:p>74</text:p>
          </table:table-cell>
          <table:table-cell table:style-name="ce72" table:formula="of:=IF(AND([.CK$1]&gt;=[.$M51];[.CK$1]&lt;=[.$L51]);[.CK$1];&quot;&quot;)">
            <text:p/>
          </table:table-cell>
          <table:table-cell table:style-name="ce74" table:formula="of:=IF(AND([.CL$1]&gt;=[.$M51];[.CL$1]&lt;=[.$L51]);[.CL$1];&quot;&quot;)">
            <text:p/>
          </table:table-cell>
          <table:table-cell table:style-name="ce74" table:formula="of:=IF(AND([.CM$1]&gt;=[.$M51];[.CM$1]&lt;=[.$L51]);[.CM$1];&quot;&quot;)">
            <text:p/>
          </table:table-cell>
          <table:table-cell table:style-name="ce76" table:formula="of:=IF(AND([.CN$1]&gt;=[.$M51];[.CN$1]&lt;=[.$L51]);[.CN$1];&quot;&quot;)">
            <text:p/>
          </table:table-cell>
          <table:table-cell table:style-name="ce76" table:formula="of:=IF(AND([.CO$1]&gt;=[.$M51];[.CO$1]&lt;=[.$L51]);[.CO$1];&quot;&quot;)">
            <text:p/>
          </table:table-cell>
          <table:table-cell table:style-name="ce79" table:formula="of:=IF(AND([.CP$1]&gt;=[.$M51];[.CP$1]&lt;=[.$L51]);[.CP$1];&quot;&quot;)">
            <text:p/>
          </table:table-cell>
          <table:table-cell table:style-name="ce82" table:formula="of:=IF(AND([.CQ$1]&gt;=[.$M51];[.CQ$1]&lt;=[.$L51]);[.CQ$1];&quot;&quot;)">
            <text:p/>
          </table:table-cell>
          <table:table-cell table:style-name="ce82" table:formula="of:=IF(AND([.CR$1]&gt;=[.$M51];[.CR$1]&lt;=[.$L51]);[.CR$1];&quot;&quot;)">
            <text:p/>
          </table:table-cell>
          <table:table-cell table:style-name="ce82" table:formula="of:=IF(AND([.CS$1]&gt;=[.$M51];[.CS$1]&lt;=[.$L51]);[.CS$1];&quot;&quot;)">
            <text:p/>
          </table:table-cell>
          <table:table-cell table:style-name="ce82" table:formula="of:=IF(AND([.CT$1]&gt;=[.$M51];[.CT$1]&lt;=[.$L51]);[.CT$1];&quot;&quot;)">
            <text:p/>
          </table:table-cell>
          <table:table-cell table:style-name="ce82" table:formula="of:=IF(AND([.CU$1]&gt;=[.$M51];[.CU$1]&lt;=[.$L51]);[.CU$1];&quot;&quot;)">
            <text:p/>
          </table:table-cell>
          <table:table-cell table:style-name="ce82" table:formula="of:=IF(AND([.CV$1]&gt;=[.$M51];[.CV$1]&lt;=[.$L51]);[.CV$1];&quot;&quot;)">
            <text:p/>
          </table:table-cell>
          <table:table-cell table:style-name="ce82" table:formula="of:=IF(AND([.CW$1]&gt;=[.$M51];[.CW$1]&lt;=[.$L51]);[.CW$1];&quot;&quot;)">
            <text:p/>
          </table:table-cell>
          <table:table-cell table:style-name="ce82" table:formula="of:=IF(AND([.CX$1]&gt;=[.$M51];[.CX$1]&lt;=[.$L51]);[.CX$1];&quot;&quot;)">
            <text:p/>
          </table:table-cell>
          <table:table-cell table:style-name="ce82" table:formula="of:=IF(AND([.CY$1]&gt;=[.$M51];[.CY$1]&lt;=[.$L51]);[.CY$1];&quot;&quot;)">
            <text:p/>
          </table:table-cell>
          <table:table-cell table:style-name="ce82" table:formula="of:=IF(AND([.CZ$1]&gt;=[.$M51];[.CZ$1]&lt;=[.$L51]);[.CZ$1];&quot;&quot;)">
            <text:p/>
          </table:table-cell>
          <table:table-cell table:style-name="ce82" table:formula="of:=IF(AND([.DA$1]&gt;=[.$M51];[.DA$1]&lt;=[.$L51]);[.DA$1];&quot;&quot;)">
            <text:p/>
          </table:table-cell>
          <table:table-cell table:style-name="ce82" table:formula="of:=IF(AND([.DB$1]&gt;=[.$M51];[.DB$1]&lt;=[.$L51]);[.DB$1];&quot;&quot;)">
            <text:p/>
          </table:table-cell>
          <table:table-cell table:style-name="ce82" table:formula="of:=IF(AND([.DC$1]&gt;=[.$M51];[.DC$1]&lt;=[.$L51]);[.DC$1];&quot;&quot;)">
            <text:p/>
          </table:table-cell>
          <table:table-cell table:style-name="ce82" table:formula="of:=IF(AND([.DD$1]&gt;=[.$M51];[.DD$1]&lt;=[.$L51]);[.DD$1];&quot;&quot;)">
            <text:p/>
          </table:table-cell>
          <table:table-cell table:style-name="ce82" table:formula="of:=IF(AND([.DE$1]&gt;=[.$M51];[.DE$1]&lt;=[.$L51]);[.DE$1];&quot;&quot;)">
            <text:p/>
          </table:table-cell>
          <table:table-cell table:style-name="ce82" table:formula="of:=IF(AND([.DF$1]&gt;=[.$M51];[.DF$1]&lt;=[.$L51]);[.DF$1];&quot;&quot;)">
            <text:p/>
          </table:table-cell>
          <table:table-cell table:style-name="ce82" table:formula="of:=IF(AND([.DG$1]&gt;=[.$M51];[.DG$1]&lt;=[.$L51]);[.DG$1];&quot;&quot;)">
            <text:p/>
          </table:table-cell>
          <table:table-cell table:style-name="ce82" table:formula="of:=IF(AND([.DH$1]&gt;=[.$M51];[.DH$1]&lt;=[.$L51]);[.DH$1];&quot;&quot;)">
            <text:p/>
          </table:table-cell>
          <table:table-cell table:style-name="ce82" table:formula="of:=IF(AND([.DI$1]&gt;=[.$M51];[.DI$1]&lt;=[.$L51]);[.DI$1];&quot;&quot;)">
            <text:p/>
          </table:table-cell>
          <table:table-cell table:style-name="ce82" table:formula="of:=IF(AND([.DJ$1]&gt;=[.$M51];[.DJ$1]&lt;=[.$L51]);[.DJ$1];&quot;&quot;)">
            <text:p/>
          </table:table-cell>
          <table:table-cell table:style-name="ce82" table:formula="of:=IF(AND([.DK$1]&gt;=[.$M51];[.DK$1]&lt;=[.$L51]);[.DK$1];&quot;&quot;)">
            <text:p/>
          </table:table-cell>
          <table:table-cell table:style-name="ce82" table:formula="of:=IF(AND([.DL$1]&gt;=[.$M51];[.DL$1]&lt;=[.$L51]);[.DL$1];&quot;&quot;)">
            <text:p/>
          </table:table-cell>
          <table:table-cell table:style-name="ce82" table:formula="of:=IF(AND([.DM$1]&gt;=[.$M51];[.DM$1]&lt;=[.$L51]);[.DM$1];&quot;&quot;)">
            <text:p/>
          </table:table-cell>
          <table:table-cell table:style-name="ce82" table:formula="of:=IF(AND([.DN$1]&gt;=[.$M51];[.DN$1]&lt;=[.$L51]);[.DN$1];&quot;&quot;)">
            <text:p/>
          </table:table-cell>
          <table:table-cell table:style-name="ce82" table:formula="of:=IF(AND([.DO$1]&gt;=[.$M51];[.DO$1]&lt;=[.$L51]);[.DO$1];&quot;&quot;)">
            <text:p/>
          </table:table-cell>
          <table:table-cell table:style-name="ce82" table:formula="of:=IF(AND([.DP$1]&gt;=[.$M51];[.DP$1]&lt;=[.$L51]);[.DP$1];&quot;&quot;)">
            <text:p/>
          </table:table-cell>
          <table:table-cell table:style-name="ce82" table:formula="of:=IF(AND([.DQ$1]&gt;=[.$M51];[.DQ$1]&lt;=[.$L51]);[.DQ$1];&quot;&quot;)">
            <text:p/>
          </table:table-cell>
          <table:table-cell table:style-name="ce82" table:formula="of:=IF(AND([.DR$1]&gt;=[.$M51];[.DR$1]&lt;=[.$L51]);[.DR$1];&quot;&quot;)">
            <text:p/>
          </table:table-cell>
          <table:table-cell table:style-name="ce82" table:formula="of:=IF(AND([.DS$1]&gt;=[.$M51];[.DS$1]&lt;=[.$L51]);[.DS$1];&quot;&quot;)">
            <text:p/>
          </table:table-cell>
          <table:table-cell table:style-name="ce82" table:formula="of:=IF(AND([.DT$1]&gt;=[.$M51];[.DT$1]&lt;=[.$L51]);[.DT$1];&quot;&quot;)">
            <text:p/>
          </table:table-cell>
          <table:table-cell table:style-name="ce82" table:formula="of:=IF(AND([.DU$1]&gt;=[.$M51];[.DU$1]&lt;=[.$L51]);[.DU$1];&quot;&quot;)">
            <text:p/>
          </table:table-cell>
          <table:table-cell table:style-name="ce84" table:formula="of:=IF(AND([.DV$1]&gt;=[.$M51];[.DV$1]&lt;=[.$L51]);[.DV$1];&quot;&quot;)">
            <text:p/>
          </table:table-cell>
          <table:table-cell table:style-name="ce84" table:formula="of:=IF(AND([.DW$1]&gt;=[.$M51];[.DW$1]&lt;=[.$L51]);[.DW$1];&quot;&quot;)">
            <text:p/>
          </table:table-cell>
          <table:table-cell table:style-name="ce84" table:formula="of:=IF(AND([.DX$1]&gt;=[.$M51];[.DX$1]&lt;=[.$L51]);[.DX$1];&quot;&quot;)">
            <text:p/>
          </table:table-cell>
          <table:table-cell table:style-name="ce84" table:formula="of:=IF(AND([.DY$1]&gt;=[.$M51];[.DY$1]&lt;=[.$L51]);[.DY$1];&quot;&quot;)">
            <text:p/>
          </table:table-cell>
          <table:table-cell table:style-name="ce84" table:formula="of:=IF(AND([.DZ$1]&gt;=[.$M51];[.DZ$1]&lt;=[.$L51]);[.DZ$1];&quot;&quot;)">
            <text:p/>
          </table:table-cell>
          <table:table-cell table:style-name="ce84" table:formula="of:=IF(AND([.EA$1]&gt;=[.$M51];[.EA$1]&lt;=[.$L51]);[.EA$1];&quot;&quot;)">
            <text:p/>
          </table:table-cell>
          <table:table-cell table:style-name="Default" table:number-columns-repeated="16253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formula="of:=COUNT([.O2:.O13])" office:value-type="float" office:value="4" calcext:value-type="float">
            <text:p>4</text:p>
          </table:table-cell>
          <table:table-cell table:formula="of:=COUNT([.P2:.P13])" office:value-type="float" office:value="4" calcext:value-type="float">
            <text:p>4</text:p>
          </table:table-cell>
          <table:table-cell table:formula="of:=COUNT([.Q2:.Q13])" office:value-type="float" office:value="4" calcext:value-type="float">
            <text:p>4</text:p>
          </table:table-cell>
          <table:table-cell table:formula="of:=COUNT([.R2:.R13])" office:value-type="float" office:value="3" calcext:value-type="float">
            <text:p>3</text:p>
          </table:table-cell>
          <table:table-cell table:formula="of:=COUNT([.S2:.S13])" office:value-type="float" office:value="3" calcext:value-type="float">
            <text:p>3</text:p>
          </table:table-cell>
          <table:table-cell table:formula="of:=COUNT([.T2:.T13])" office:value-type="float" office:value="4" calcext:value-type="float">
            <text:p>4</text:p>
          </table:table-cell>
          <table:table-cell table:formula="of:=COUNT([.U2:.U13])" office:value-type="float" office:value="4" calcext:value-type="float">
            <text:p>4</text:p>
          </table:table-cell>
          <table:table-cell table:formula="of:=COUNT([.V2:.V13])" office:value-type="float" office:value="4" calcext:value-type="float">
            <text:p>4</text:p>
          </table:table-cell>
          <table:table-cell table:formula="of:=COUNT([.W2:.W13])" office:value-type="float" office:value="4" calcext:value-type="float">
            <text:p>4</text:p>
          </table:table-cell>
          <table:table-cell table:formula="of:=COUNT([.X2:.X13])" office:value-type="float" office:value="4" calcext:value-type="float">
            <text:p>4</text:p>
          </table:table-cell>
          <table:table-cell table:formula="of:=COUNT([.Y2:.Y13])" office:value-type="float" office:value="4" calcext:value-type="float">
            <text:p>4</text:p>
          </table:table-cell>
          <table:table-cell table:formula="of:=COUNT([.Z2:.Z13])" office:value-type="float" office:value="4" calcext:value-type="float">
            <text:p>4</text:p>
          </table:table-cell>
          <table:table-cell table:formula="of:=COUNT([.AA2:.AA13])" office:value-type="float" office:value="3" calcext:value-type="float">
            <text:p>3</text:p>
          </table:table-cell>
          <table:table-cell table:formula="of:=COUNT([.AB2:.AB13])" office:value-type="float" office:value="2" calcext:value-type="float">
            <text:p>2</text:p>
          </table:table-cell>
          <table:table-cell table:formula="of:=COUNT([.AC2:.AC13])" office:value-type="float" office:value="1" calcext:value-type="float">
            <text:p>1</text:p>
          </table:table-cell>
          <table:table-cell table:formula="of:=COUNT([.AD2:.AD13])" office:value-type="float" office:value="1" calcext:value-type="float">
            <text:p>1</text:p>
          </table:table-cell>
          <table:table-cell table:formula="of:=COUNT([.AE2:.AE13])" office:value-type="float" office:value="1" calcext:value-type="float">
            <text:p>1</text:p>
          </table:table-cell>
          <table:table-cell table:formula="of:=COUNT([.AF2:.AF13])" office:value-type="float" office:value="0" calcext:value-type="float">
            <text:p>0</text:p>
          </table:table-cell>
          <table:table-cell table:formula="of:=COUNT([.AG2:.AG13])" office:value-type="float" office:value="0" calcext:value-type="float">
            <text:p>0</text:p>
          </table:table-cell>
          <table:table-cell table:formula="of:=COUNT([.AH2:.AH13])" office:value-type="float" office:value="0" calcext:value-type="float">
            <text:p>0</text:p>
          </table:table-cell>
          <table:table-cell table:formula="of:=COUNT([.AI2:.AI13])" office:value-type="float" office:value="0" calcext:value-type="float">
            <text:p>0</text:p>
          </table:table-cell>
          <table:table-cell table:formula="of:=COUNT([.AJ2:.AJ13])" office:value-type="float" office:value="0" calcext:value-type="float">
            <text:p>0</text:p>
          </table:table-cell>
          <table:table-cell table:formula="of:=COUNT([.AK2:.AK13])" office:value-type="float" office:value="0" calcext:value-type="float">
            <text:p>0</text:p>
          </table:table-cell>
          <table:table-cell table:formula="of:=COUNT([.AL2:.AL13])" office:value-type="float" office:value="0" calcext:value-type="float">
            <text:p>0</text:p>
          </table:table-cell>
          <table:table-cell table:formula="of:=COUNT([.AM2:.AM13])" office:value-type="float" office:value="0" calcext:value-type="float">
            <text:p>0</text:p>
          </table:table-cell>
          <table:table-cell table:formula="of:=COUNT([.AN2:.AN13])" office:value-type="float" office:value="0" calcext:value-type="float">
            <text:p>0</text:p>
          </table:table-cell>
          <table:table-cell table:formula="of:=COUNT([.AO2:.AO13])" office:value-type="float" office:value="0" calcext:value-type="float">
            <text:p>0</text:p>
          </table:table-cell>
          <table:table-cell table:formula="of:=COUNT([.AP2:.AP13])" office:value-type="float" office:value="0" calcext:value-type="float">
            <text:p>0</text:p>
          </table:table-cell>
          <table:table-cell table:formula="of:=COUNT([.AQ2:.AQ13])" office:value-type="float" office:value="0" calcext:value-type="float">
            <text:p>0</text:p>
          </table:table-cell>
          <table:table-cell table:formula="of:=COUNT([.AR2:.AR13])" office:value-type="float" office:value="0" calcext:value-type="float">
            <text:p>0</text:p>
          </table:table-cell>
          <table:table-cell table:formula="of:=COUNT([.AS2:.AS13])" office:value-type="float" office:value="0" calcext:value-type="float">
            <text:p>0</text:p>
          </table:table-cell>
          <table:table-cell table:formula="of:=COUNT([.AT2:.AT13])" office:value-type="float" office:value="0" calcext:value-type="float">
            <text:p>0</text:p>
          </table:table-cell>
          <table:table-cell table:formula="of:=COUNT([.AU2:.AU13])" office:value-type="float" office:value="0" calcext:value-type="float">
            <text:p>0</text:p>
          </table:table-cell>
          <table:table-cell table:formula="of:=COUNT([.AV2:.AV13])" office:value-type="float" office:value="0" calcext:value-type="float">
            <text:p>0</text:p>
          </table:table-cell>
          <table:table-cell table:formula="of:=COUNT([.AW2:.AW13])" office:value-type="float" office:value="0" calcext:value-type="float">
            <text:p>0</text:p>
          </table:table-cell>
          <table:table-cell table:formula="of:=COUNT([.AX2:.AX13])" office:value-type="float" office:value="0" calcext:value-type="float">
            <text:p>0</text:p>
          </table:table-cell>
          <table:table-cell table:formula="of:=COUNT([.AY2:.AY13])" office:value-type="float" office:value="0" calcext:value-type="float">
            <text:p>0</text:p>
          </table:table-cell>
          <table:table-cell table:formula="of:=COUNT([.AZ2:.AZ13])" office:value-type="float" office:value="0" calcext:value-type="float">
            <text:p>0</text:p>
          </table:table-cell>
          <table:table-cell table:formula="of:=COUNT([.BA2:.BA13])" office:value-type="float" office:value="0" calcext:value-type="float">
            <text:p>0</text:p>
          </table:table-cell>
          <table:table-cell table:formula="of:=COUNT([.BB2:.BB13])" office:value-type="float" office:value="0" calcext:value-type="float">
            <text:p>0</text:p>
          </table:table-cell>
          <table:table-cell table:formula="of:=COUNT([.BC2:.BC13])" office:value-type="float" office:value="0" calcext:value-type="float">
            <text:p>0</text:p>
          </table:table-cell>
          <table:table-cell table:formula="of:=COUNT([.BD2:.BD13])" office:value-type="float" office:value="0" calcext:value-type="float">
            <text:p>0</text:p>
          </table:table-cell>
          <table:table-cell table:formula="of:=COUNT([.BE2:.BE13])" office:value-type="float" office:value="0" calcext:value-type="float">
            <text:p>0</text:p>
          </table:table-cell>
          <table:table-cell table:formula="of:=COUNT([.BF2:.BF13])" office:value-type="float" office:value="0" calcext:value-type="float">
            <text:p>0</text:p>
          </table:table-cell>
          <table:table-cell table:formula="of:=COUNT([.BG2:.BG13])" office:value-type="float" office:value="0" calcext:value-type="float">
            <text:p>0</text:p>
          </table:table-cell>
          <table:table-cell table:formula="of:=COUNT([.BH2:.BH13])" office:value-type="float" office:value="0" calcext:value-type="float">
            <text:p>0</text:p>
          </table:table-cell>
          <table:table-cell table:formula="of:=COUNT([.BI2:.BI13])" office:value-type="float" office:value="0" calcext:value-type="float">
            <text:p>0</text:p>
          </table:table-cell>
          <table:table-cell table:formula="of:=COUNT([.BJ2:.BJ13])" office:value-type="float" office:value="0" calcext:value-type="float">
            <text:p>0</text:p>
          </table:table-cell>
          <table:table-cell table:formula="of:=COUNT([.BK2:.BK13])" office:value-type="float" office:value="0" calcext:value-type="float">
            <text:p>0</text:p>
          </table:table-cell>
          <table:table-cell table:formula="of:=COUNT([.BL2:.BL13])" office:value-type="float" office:value="0" calcext:value-type="float">
            <text:p>0</text:p>
          </table:table-cell>
          <table:table-cell table:formula="of:=COUNT([.BM2:.BM13])" office:value-type="float" office:value="0" calcext:value-type="float">
            <text:p>0</text:p>
          </table:table-cell>
          <table:table-cell table:formula="of:=COUNT([.BN2:.BN13])" office:value-type="float" office:value="0" calcext:value-type="float">
            <text:p>0</text:p>
          </table:table-cell>
          <table:table-cell table:formula="of:=COUNT([.BO2:.BO13])" office:value-type="float" office:value="0" calcext:value-type="float">
            <text:p>0</text:p>
          </table:table-cell>
          <table:table-cell table:formula="of:=COUNT([.BP2:.BP13])" office:value-type="float" office:value="0" calcext:value-type="float">
            <text:p>0</text:p>
          </table:table-cell>
          <table:table-cell table:formula="of:=COUNT([.BQ2:.BQ13])" office:value-type="float" office:value="0" calcext:value-type="float">
            <text:p>0</text:p>
          </table:table-cell>
          <table:table-cell table:formula="of:=COUNT([.BR2:.BR13])" office:value-type="float" office:value="0" calcext:value-type="float">
            <text:p>0</text:p>
          </table:table-cell>
          <table:table-cell table:formula="of:=COUNT([.BS2:.BS13])" office:value-type="float" office:value="0" calcext:value-type="float">
            <text:p>0</text:p>
          </table:table-cell>
          <table:table-cell table:formula="of:=COUNT([.BT2:.BT13])" office:value-type="float" office:value="0" calcext:value-type="float">
            <text:p>0</text:p>
          </table:table-cell>
          <table:table-cell table:formula="of:=COUNT([.BU2:.BU13])" office:value-type="float" office:value="0" calcext:value-type="float">
            <text:p>0</text:p>
          </table:table-cell>
          <table:table-cell table:formula="of:=COUNT([.BV2:.BV13])" office:value-type="float" office:value="0" calcext:value-type="float">
            <text:p>0</text:p>
          </table:table-cell>
          <table:table-cell table:formula="of:=COUNT([.BW2:.BW13])" office:value-type="float" office:value="0" calcext:value-type="float">
            <text:p>0</text:p>
          </table:table-cell>
          <table:table-cell table:formula="of:=COUNT([.BX2:.BX13])" office:value-type="float" office:value="0" calcext:value-type="float">
            <text:p>0</text:p>
          </table:table-cell>
          <table:table-cell table:formula="of:=COUNT([.BY2:.BY13])" office:value-type="float" office:value="0" calcext:value-type="float">
            <text:p>0</text:p>
          </table:table-cell>
          <table:table-cell table:formula="of:=COUNT([.BZ2:.BZ13])" office:value-type="float" office:value="0" calcext:value-type="float">
            <text:p>0</text:p>
          </table:table-cell>
          <table:table-cell table:formula="of:=COUNT([.CA2:.CA13])" office:value-type="float" office:value="0" calcext:value-type="float">
            <text:p>0</text:p>
          </table:table-cell>
          <table:table-cell table:formula="of:=COUNT([.CB2:.CB13])" office:value-type="float" office:value="0" calcext:value-type="float">
            <text:p>0</text:p>
          </table:table-cell>
          <table:table-cell table:formula="of:=COUNT([.CC2:.CC13])" office:value-type="float" office:value="0" calcext:value-type="float">
            <text:p>0</text:p>
          </table:table-cell>
          <table:table-cell table:formula="of:=COUNT([.CD2:.CD13])" office:value-type="float" office:value="0" calcext:value-type="float">
            <text:p>0</text:p>
          </table:table-cell>
          <table:table-cell table:formula="of:=COUNT([.CE2:.CE13])" office:value-type="float" office:value="0" calcext:value-type="float">
            <text:p>0</text:p>
          </table:table-cell>
          <table:table-cell table:formula="of:=COUNT([.CF2:.CF13])" office:value-type="float" office:value="0" calcext:value-type="float">
            <text:p>0</text:p>
          </table:table-cell>
          <table:table-cell table:formula="of:=COUNT([.CG2:.CG13])" office:value-type="float" office:value="0" calcext:value-type="float">
            <text:p>0</text:p>
          </table:table-cell>
          <table:table-cell table:formula="of:=COUNT([.CH2:.CH13])" office:value-type="float" office:value="0" calcext:value-type="float">
            <text:p>0</text:p>
          </table:table-cell>
          <table:table-cell table:formula="of:=COUNT([.CI2:.CI13])" office:value-type="float" office:value="0" calcext:value-type="float">
            <text:p>0</text:p>
          </table:table-cell>
          <table:table-cell table:formula="of:=COUNT([.CJ2:.CJ13])" office:value-type="float" office:value="0" calcext:value-type="float">
            <text:p>0</text:p>
          </table:table-cell>
          <table:table-cell table:formula="of:=COUNT([.CK2:.CK13])" office:value-type="float" office:value="0" calcext:value-type="float">
            <text:p>0</text:p>
          </table:table-cell>
          <table:table-cell table:formula="of:=COUNT([.CL2:.CL13])" office:value-type="float" office:value="0" calcext:value-type="float">
            <text:p>0</text:p>
          </table:table-cell>
          <table:table-cell table:formula="of:=COUNT([.CM2:.CM13])" office:value-type="float" office:value="0" calcext:value-type="float">
            <text:p>0</text:p>
          </table:table-cell>
          <table:table-cell table:formula="of:=COUNT([.CN2:.CN13])" office:value-type="float" office:value="0" calcext:value-type="float">
            <text:p>0</text:p>
          </table:table-cell>
          <table:table-cell table:formula="of:=COUNT([.CO2:.CO13])" office:value-type="float" office:value="0" calcext:value-type="float">
            <text:p>0</text:p>
          </table:table-cell>
          <table:table-cell table:style-name="ce77" table:formula="of:=COUNT([.CP2:.CP13])" office:value-type="float" office:value="0" calcext:value-type="float">
            <text:p>0</text:p>
          </table:table-cell>
          <table:table-cell table:formula="of:=COUNT([.CQ2:.CQ13])" office:value-type="float" office:value="0" calcext:value-type="float">
            <text:p>0</text:p>
          </table:table-cell>
          <table:table-cell table:formula="of:=COUNT([.CR2:.CR13])" office:value-type="float" office:value="0" calcext:value-type="float">
            <text:p>0</text:p>
          </table:table-cell>
          <table:table-cell table:formula="of:=COUNT([.CS2:.CS13])" office:value-type="float" office:value="0" calcext:value-type="float">
            <text:p>0</text:p>
          </table:table-cell>
          <table:table-cell table:formula="of:=COUNT([.CT2:.CT13])" office:value-type="float" office:value="0" calcext:value-type="float">
            <text:p>0</text:p>
          </table:table-cell>
          <table:table-cell table:formula="of:=COUNT([.CU2:.CU13])" office:value-type="float" office:value="0" calcext:value-type="float">
            <text:p>0</text:p>
          </table:table-cell>
          <table:table-cell table:formula="of:=COUNT([.CV2:.CV13])" office:value-type="float" office:value="0" calcext:value-type="float">
            <text:p>0</text:p>
          </table:table-cell>
          <table:table-cell table:formula="of:=COUNT([.CW2:.CW13])" office:value-type="float" office:value="0" calcext:value-type="float">
            <text:p>0</text:p>
          </table:table-cell>
          <table:table-cell table:formula="of:=COUNT([.CX2:.CX13])" office:value-type="float" office:value="0" calcext:value-type="float">
            <text:p>0</text:p>
          </table:table-cell>
          <table:table-cell table:formula="of:=COUNT([.CY2:.CY13])" office:value-type="float" office:value="0" calcext:value-type="float">
            <text:p>0</text:p>
          </table:table-cell>
          <table:table-cell table:formula="of:=COUNT([.CZ2:.CZ13])" office:value-type="float" office:value="0" calcext:value-type="float">
            <text:p>0</text:p>
          </table:table-cell>
          <table:table-cell table:formula="of:=COUNT([.DA2:.DA13])" office:value-type="float" office:value="0" calcext:value-type="float">
            <text:p>0</text:p>
          </table:table-cell>
          <table:table-cell table:formula="of:=COUNT([.DB2:.DB13])" office:value-type="float" office:value="0" calcext:value-type="float">
            <text:p>0</text:p>
          </table:table-cell>
          <table:table-cell table:formula="of:=COUNT([.DC2:.DC13])" office:value-type="float" office:value="0" calcext:value-type="float">
            <text:p>0</text:p>
          </table:table-cell>
          <table:table-cell table:formula="of:=COUNT([.DD2:.DD13])" office:value-type="float" office:value="0" calcext:value-type="float">
            <text:p>0</text:p>
          </table:table-cell>
          <table:table-cell table:formula="of:=COUNT([.DE2:.DE13])" office:value-type="float" office:value="0" calcext:value-type="float">
            <text:p>0</text:p>
          </table:table-cell>
          <table:table-cell table:formula="of:=COUNT([.DF2:.DF13])" office:value-type="float" office:value="0" calcext:value-type="float">
            <text:p>0</text:p>
          </table:table-cell>
          <table:table-cell table:formula="of:=COUNT([.DG2:.DG13])" office:value-type="float" office:value="0" calcext:value-type="float">
            <text:p>0</text:p>
          </table:table-cell>
          <table:table-cell table:formula="of:=COUNT([.DH2:.DH13])" office:value-type="float" office:value="0" calcext:value-type="float">
            <text:p>0</text:p>
          </table:table-cell>
          <table:table-cell table:formula="of:=COUNT([.DI2:.DI13])" office:value-type="float" office:value="0" calcext:value-type="float">
            <text:p>0</text:p>
          </table:table-cell>
          <table:table-cell table:number-columns-repeated="18"/>
          <table:table-cell table:style-name="Default" table:number-columns-repeated="16253"/>
        </table:table-row>
        <table:table-row table:style-name="ro3" table:number-rows-repeated="5">
          <table:table-cell table:number-columns-repeated="131"/>
          <table:table-cell table:style-name="Default" table:number-columns-repeated="16253"/>
        </table:table-row>
        <table:table-row table:style-name="ro3">
          <table:table-cell table:number-columns-repeated="92"/>
          <table:table-cell office:value-type="float" office:value="80" calcext:value-type="float">
            <text:p>80</text:p>
          </table:table-cell>
          <table:table-cell table:number-columns-repeated="38"/>
          <table:table-cell table:style-name="Default" table:number-columns-repeated="16253"/>
        </table:table-row>
        <table:table-row table:style-name="ro3" table:number-rows-repeated="1048517">
          <table:table-cell table:number-columns-repeated="131"/>
          <table:table-cell table:style-name="Default" table:number-columns-repeated="16253"/>
        </table:table-row>
        <table:table-row table:style-name="ro3">
          <table:table-cell table:number-columns-repeated="131"/>
          <table:table-cell table:style-name="Default" table:number-columns-repeated="16253"/>
        </table:table-row>
        <calcext:conditional-formats>
          <calcext:conditional-format calcext:target-range-address="Лист1.O2:Лист1.EA51">
            <calcext:condition calcext:apply-style-name="Good" calcext:value="!=&quot;&quot;" calcext:base-cell-address="Лист1.O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number number:decimal-places="0" number:min-decimal-places="0" number:min-integer-digits="1" number:grouping="true"/>
      <number:text> р.</number:text>
    </number:number-style>
    <number:number-style style:name="N137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р.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р.</number:text>
    </number:number-style>
    <number:number-style style:name="N139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р.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45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46P2" style:volatile="true">
      <number:text loext:blank-width-char="-"> </number:text>
      <number:fill-character> </number:fill-character>
      <number:text loext:blank-width-char="-4">- р.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0" number:min-decimal-places="0" number:min-integer-digits="1" number:grouping="true"/>
      <number:text> ₽</number:text>
    </number:number-style>
    <number:number-style style:name="N14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₽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₽</number:text>
    </number:number-style>
    <number:number-style style:name="N151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₽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52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2" style:volatile="true">
      <number:text loext:blank-width-char="-"> </number:text>
      <number:fill-character> </number:fill-character>
      <number:text>- _-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4P2" style:volatile="true">
      <number:text loext:blank-width-char="-"> </number:text>
      <number:fill-character> </number:fill-character>
      <number:text loext:blank-width-char="-3">- ₽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7P2" style:volatile="true">
      <number:text loext:blank-width-char="-"> </number:text>
      <number:fill-character> </number:fill-character>
      <number:text loext:blank-width-char="-3">-р.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8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decimal-places="0" number:min-integer-digits="1" number:grouping="true"/>
      <number:text> р.</number:text>
    </number:number-style>
    <number:number-style style:name="N161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р.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р.</number:text>
    </number:number-style>
    <number:number-style style:name="N163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р.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64P0"/>
    </number:number-style>
    <number:number-style style:name="N16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65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66P2" style:volatile="true">
      <number:text loext:blank-width-char="-"> </number:text>
      <number:fill-character> </number:fill-character>
      <number:text loext:blank-width-char="-4">- р.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6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67">
      <number:text loext:blank-width-char="-"> </number:text>
      <number:text-content/>
      <number:text loext:blank-width-char="-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6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5-10-26T15:24:35.767562130</dc:date>
    <meta:generator>LibreOffice/25.8.1.1$Linux_X86_64 LibreOffice_project/6493efb0486b5ef4a09f10f25df428a1c89b13aa</meta:generator>
    <meta:editing-duration>PT12M7S</meta:editing-duration>
    <meta:editing-cycles>1</meta:editing-cycles>
    <meta:document-statistic meta:table-count="1" meta:cell-count="6720" meta:object-count="0"/>
    <meta:user-defined meta:name="AppVersion">16.0300</meta:user-defined>
  </office:meta>
</office:document-meta>
</file>